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4.94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90.24pt"/>
    </style:style>
    <style:style style:name="co5" style:family="table-column">
      <style:table-column-properties fo:break-before="auto" style:column-width="57.34pt"/>
    </style:style>
    <style:style style:name="co6" style:family="table-column">
      <style:table-column-properties fo:break-before="auto" style:column-width="63.5pt"/>
    </style:style>
    <style:style style:name="co7" style:family="table-column">
      <style:table-column-properties fo:break-before="auto" style:column-width="240.86pt"/>
    </style:style>
    <style:style style:name="co8" style:family="table-column">
      <style:table-column-properties fo:break-before="auto" style:column-width="160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style:font-name-asian="DejaVu Sans" style:font-name-complex="FreeSans"/>
    </style:style>
  </office:automatic-styles>
  <office:body>
    <office:spreadsheet>
      <table:calculation-settings table:automatic-find-labels="false"/>
      <table:table table:name="ra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arket Name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CPM</text:p>
          </table:table-cell>
        </table:table-row>
        <table:table-row table:style-name="ro1">
          <table:table-cell office:value-type="string" calcext:value-type="string">
            <text:p>Aberdeen SD (CBSA)</text:p>
          </table:table-cell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string" calcext:value-type="string">
            <text:p>Abilene TX (CBSA)</text:p>
          </table:table-cell>
          <table:table-cell office:value-type="float" office:value="5.25" calcext:value-type="float">
            <text:p>5.25</text:p>
          </table:table-cell>
          <table:table-cell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Adrian MI (CBSA)</text:p>
          </table:table-cell>
          <table:table-cell table:number-columns-repeated="2"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Alamogordo NM (CBSA)</text:p>
          </table:table-cell>
          <table:table-cell office:value-type="float" office:value="5.66666666666667" calcext:value-type="float">
            <text:p>5.6666666667</text:p>
          </table:table-cell>
          <table:table-cell office:value-type="float" office:value="9.33333333333333" calcext:value-type="float">
            <text:p>9.3333333333</text:p>
          </table:table-cell>
        </table:table-row>
        <table:table-row table:style-name="ro1">
          <table:table-cell office:value-type="string" calcext:value-type="string">
            <text:p>Albany-Schenectady-Troy (DMA)</text:p>
          </table:table-cell>
          <table:table-cell office:value-type="float" office:value="73.625" calcext:value-type="float">
            <text:p>73.6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lbany-Schenectady-Troy NY (CBSA)</text:p>
          </table:table-cell>
          <table:table-cell office:value-type="float" office:value="41.8888888888889" calcext:value-type="float">
            <text:p>41.8888888889</text:p>
          </table:table-cell>
          <table:table-cell office:value-type="float" office:value="5.44444444444444" calcext:value-type="float">
            <text:p>5.4444444444</text:p>
          </table:table-cell>
        </table:table-row>
        <table:table-row table:style-name="ro1">
          <table:table-cell office:value-type="string" calcext:value-type="string">
            <text:p>Albertville AL (CBSA)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buquerque</text:p>
          </table:table-cell>
          <table:table-cell office:value-type="float" office:value="44.0625" calcext:value-type="float">
            <text:p>44.0625</text:p>
          </table:table-cell>
          <table:table-cell office:value-type="float" office:value="2.986875" calcext:value-type="float">
            <text:p>2.986875</text:p>
          </table:table-cell>
        </table:table-row>
        <table:table-row table:style-name="ro1">
          <table:table-cell office:value-type="string" calcext:value-type="string">
            <text:p>Albuquerque-Santa Fe (DMA)</text:p>
          </table:table-cell>
          <table:table-cell office:value-type="float" office:value="70" calcext:value-type="float">
            <text:p>70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Alexandria LA (CBSA)</text:p>
          </table:table-cell>
          <table:table-cell office:value-type="float" office:value="7.27777777777778" calcext:value-type="float">
            <text:p>7.2777777778</text:p>
          </table:table-cell>
          <table:table-cell office:value-type="float" office:value="5.72222222222222" calcext:value-type="float">
            <text:p>5.7222222222</text:p>
          </table:table-cell>
        </table:table-row>
        <table:table-row table:style-name="ro1">
          <table:table-cell office:value-type="string" calcext:value-type="string">
            <text:p>Alexandria LA (DMA)</text:p>
          </table:table-cell>
          <table:table-cell office:value-type="float" office:value="10.2352941176471" calcext:value-type="float">
            <text:p>10.2352941176</text:p>
          </table:table-cell>
          <table:table-cell office:value-type="float" office:value="5.11764705882353" calcext:value-type="float">
            <text:p>5.1176470588</text:p>
          </table:table-cell>
        </table:table-row>
        <table:table-row table:style-name="ro1">
          <table:table-cell office:value-type="string" calcext:value-type="string">
            <text:p>Alexandria MN (CBSA)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lice TX <text:s/>(CBSA)</text:p>
          </table:table-cell>
          <table:table-cell office:value-type="float" office:value="2.3" calcext:value-type="float">
            <text:p>2.3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Allentown-Bethlehem-Easton PA-NJ (CBSA)</text:p>
          </table:table-cell>
          <table:table-cell office:value-type="float" office:value="41.375" calcext:value-type="float">
            <text:p>41.375</text:p>
          </table:table-cell>
          <table:table-cell office:value-type="float" office:value="5.75" calcext:value-type="float">
            <text:p>5.75</text:p>
          </table:table-cell>
        </table:table-row>
        <table:table-row table:style-name="ro1">
          <table:table-cell office:value-type="string" calcext:value-type="string">
            <text:p>Alma MI (CBSA)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ltoona PA (CBSA)</text:p>
          </table:table-cell>
          <table:table-cell office:value-type="float" office:value="11.6875" calcext:value-type="float">
            <text:p>11.6875</text:p>
          </table:table-cell>
          <table:table-cell office:value-type="float" office:value="10.4375" calcext:value-type="float">
            <text:p>10.4375</text:p>
          </table:table-cell>
        </table:table-row>
        <table:table-row table:style-name="ro1">
          <table:table-cell office:value-type="string" calcext:value-type="string">
            <text:p>Amarillo TX <text:s/>(CBSA)</text:p>
          </table:table-cell>
          <table:table-cell office:value-type="float" office:value="13.6666666666667" calcext:value-type="float">
            <text:p>13.6666666667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 office:value-type="string" calcext:value-type="string">
            <text:p>Ames IA <text:s/>(CBSA)</text:p>
          </table:table-cell>
          <table:table-cell office:value-type="float" office:value="3.33333333333333" calcext:value-type="float">
            <text:p>3.3333333333</text:p>
          </table:table-cell>
          <table:table-cell office:value-type="float" office:value="3.66666666666667" calcext:value-type="float">
            <text:p>3.6666666667</text:p>
          </table:table-cell>
        </table:table-row>
        <table:table-row table:style-name="ro1">
          <table:table-cell office:value-type="string" calcext:value-type="string">
            <text:p>Angola IN (CBSA)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nn Arbor MI (CBSA)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nniston-Oxford AL (CBSA)</text:p>
          </table:table-cell>
          <table:table-cell table:number-columns-repeated="2"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Appleton WI (CBSA)</text:p>
          </table:table-cell>
          <table:table-cell office:value-type="float" office:value="11" calcext:value-type="float">
            <text:p>11</text:p>
          </table:table-cell>
          <table:table-cell office:value-type="float" office:value="4.91666666666667" calcext:value-type="float">
            <text:p>4.9166666667</text:p>
          </table:table-cell>
        </table:table-row>
        <table:table-row table:style-name="ro1">
          <table:table-cell office:value-type="string" calcext:value-type="string">
            <text:p>Arcadia FL (CBSA)</text:p>
          </table:table-cell>
          <table:table-cell office:value-type="float" office:value="5.33333333333333" calcext:value-type="float">
            <text:p>5.3333333333</text:p>
          </table:table-cell>
          <table:table-cell office:value-type="float" office:value="15.6666666666667" calcext:value-type="float">
            <text:p>15.6666666667</text:p>
          </table:table-cell>
        </table:table-row>
        <table:table-row table:style-name="ro1">
          <table:table-cell office:value-type="string" calcext:value-type="string">
            <text:p>Asheville NC (CBSA)</text:p>
          </table:table-cell>
          <table:table-cell office:value-type="float" office:value="15.1428571428571" calcext:value-type="float">
            <text:p>15.14285714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shtabula OH (CBSA)</text:p>
          </table:table-cell>
          <table:table-cell table:number-columns-repeated="2" office:value-type="float" office:value="11.25" calcext:value-type="float">
            <text:p>11.25</text:p>
          </table:table-cell>
        </table:table-row>
        <table:table-row table:style-name="ro1">
          <table:table-cell office:value-type="string" calcext:value-type="string">
            <text:p>Atchison KS (CBSA)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thens OH (CBSA)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thens TN (CBSA)</text:p>
          </table:table-cell>
          <table:table-cell office:value-type="float" office:value="3.25" calcext:value-type="float">
            <text:p>3.25</text:p>
          </table:table-cell>
          <table:table-cell office:value-type="float" office:value="5.375" calcext:value-type="float">
            <text:p>5.375</text:p>
          </table:table-cell>
        </table:table-row>
        <table:table-row table:style-name="ro1">
          <table:table-cell office:value-type="string" calcext:value-type="string">
            <text:p>Athens TX (CBSA)</text:p>
          </table:table-cell>
          <table:table-cell office:value-type="float" office:value="5" calcext:value-type="float">
            <text:p>5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string" calcext:value-type="string">
            <text:p>Athens-Clarke County GA <text:s/>(CBSA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tlanta</text:p>
          </table:table-cell>
          <table:table-cell office:value-type="float" office:value="106.3125" calcext:value-type="float">
            <text:p>106.3125</text:p>
          </table:table-cell>
          <table:table-cell office:value-type="float" office:value="2.140625" calcext:value-type="float">
            <text:p>2.140625</text:p>
          </table:table-cell>
        </table:table-row>
        <table:table-row table:style-name="ro1">
          <table:table-cell office:value-type="string" calcext:value-type="string">
            <text:p>Atlanta-Sandy Springs-Marietta GA (CBSA)</text:p>
          </table:table-cell>
          <table:table-cell office:value-type="float" office:value="132.25" calcext:value-type="float">
            <text:p>132.25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Auburn IN (CBSA)</text:p>
          </table:table-cell>
          <table:table-cell office:value-type="float" office:value="2.8" calcext:value-type="float">
            <text:p>2.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uburn-Opelika AL (CBSA)</text:p>
          </table:table-cell>
          <table:table-cell office:value-type="float" office:value="7.35294117647059" calcext:value-type="float">
            <text:p>7.3529411765</text:p>
          </table:table-cell>
          <table:table-cell office:value-type="float" office:value="5.17647058823529" calcext:value-type="float">
            <text:p>5.1764705882</text:p>
          </table:table-cell>
        </table:table-row>
        <table:table-row table:style-name="ro1">
          <table:table-cell office:value-type="string" calcext:value-type="string">
            <text:p>Austin (DMA)</text:p>
          </table:table-cell>
          <table:table-cell office:value-type="float" office:value="78.1666666666667" calcext:value-type="float">
            <text:p>78.1666666667</text:p>
          </table:table-cell>
          <table:table-cell office:value-type="float" office:value="4.83333333333333" calcext:value-type="float">
            <text:p>4.8333333333</text:p>
          </table:table-cell>
        </table:table-row>
        <table:table-row table:style-name="ro1">
          <table:table-cell office:value-type="string" calcext:value-type="string">
            <text:p>Austin-Round Rock TX (CBSA)</text:p>
          </table:table-cell>
          <table:table-cell office:value-type="float" office:value="70.3636363636364" calcext:value-type="float">
            <text:p>70.3636363636</text:p>
          </table:table-cell>
          <table:table-cell office:value-type="float" office:value="4.81818181818182" calcext:value-type="float">
            <text:p>4.8181818182</text:p>
          </table:table-cell>
        </table:table-row>
        <table:table-row table:style-name="ro1">
          <table:table-cell office:value-type="string" calcext:value-type="string">
            <text:p>Bainbridge GA <text:s/>(CBSA)</text:p>
          </table:table-cell>
          <table:table-cell office:value-type="float" office:value="2.75" calcext:value-type="float">
            <text:p>2.75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Bakersfield (DMA)</text:p>
          </table:table-cell>
          <table:table-cell office:value-type="float" office:value="47.8181818181818" calcext:value-type="float">
            <text:p>47.818181818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akersfield CA (CBSA)</text:p>
          </table:table-cell>
          <table:table-cell office:value-type="float" office:value="47.8181818181818" calcext:value-type="float">
            <text:p>47.818181818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altimore</text:p>
          </table:table-cell>
          <table:table-cell office:value-type="float" office:value="205.6875" calcext:value-type="float">
            <text:p>205.6875</text:p>
          </table:table-cell>
          <table:table-cell office:value-type="float" office:value="8.914375" calcext:value-type="float">
            <text:p>8.914375</text:p>
          </table:table-cell>
        </table:table-row>
        <table:table-row table:style-name="ro1">
          <table:table-cell office:value-type="string" calcext:value-type="string">
            <text:p>Baraboo WI (CBSA)</text:p>
          </table:table-cell>
          <table:table-cell office:value-type="float" office:value="4.16666666666667" calcext:value-type="float">
            <text:p>4.1666666667</text:p>
          </table:table-cell>
          <table:table-cell office:value-type="float" office:value="6.16666666666667" calcext:value-type="float">
            <text:p>6.1666666667</text:p>
          </table:table-cell>
        </table:table-row>
        <table:table-row table:style-name="ro1">
          <table:table-cell office:value-type="string" calcext:value-type="string">
            <text:p>Bartlesville OK <text:s/>(CBSA)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Batavia NY (CBSA)</text:p>
          </table:table-cell>
          <table:table-cell office:value-type="float" office:value="7.66666666666667" calcext:value-type="float">
            <text:p>7.6666666667</text:p>
          </table:table-cell>
          <table:table-cell office:value-type="float" office:value="15.3333333333333" calcext:value-type="float">
            <text:p>15.3333333333</text:p>
          </table:table-cell>
        </table:table-row>
        <table:table-row table:style-name="ro1">
          <table:table-cell office:value-type="string" calcext:value-type="string">
            <text:p>Batesville AR <text:s/>(CBSA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ton Rouge (DMA)</text:p>
          </table:table-cell>
          <table:table-cell office:value-type="float" office:value="31.75" calcext:value-type="float">
            <text:p>31.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ton Rouge LA <text:s/>(CBSA)</text:p>
          </table:table-cell>
          <table:table-cell office:value-type="float" office:value="20.7916666666667" calcext:value-type="float">
            <text:p>20.7916666667</text:p>
          </table:table-cell>
          <table:table-cell office:value-type="float" office:value="3.16666666666667" calcext:value-type="float">
            <text:p>3.1666666667</text:p>
          </table:table-cell>
        </table:table-row>
        <table:table-row table:style-name="ro1">
          <table:table-cell office:value-type="string" calcext:value-type="string">
            <text:p>Battle Creek MI (CBSA)</text:p>
          </table:table-cell>
          <table:table-cell office:value-type="float" office:value="7" calcext:value-type="float">
            <text:p>7</text:p>
          </table:table-cell>
          <table:table-cell office:value-type="float" office:value="4.33333333333333" calcext:value-type="float">
            <text:p>4.3333333333</text:p>
          </table:table-cell>
        </table:table-row>
        <table:table-row table:style-name="ro1">
          <table:table-cell office:value-type="string" calcext:value-type="string">
            <text:p>Bay City MI (CBSA)</text:p>
          </table:table-cell>
          <table:table-cell table:number-columns-repeated="2" office:value-type="float" office:value="9.33333333333333" calcext:value-type="float">
            <text:p>9.3333333333</text:p>
          </table:table-cell>
        </table:table-row>
        <table:table-row table:style-name="ro1">
          <table:table-cell office:value-type="string" calcext:value-type="string">
            <text:p>Beatrice NE <text:s/>(CBSA)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Beaumont-Port Arthur (DMA)</text:p>
          </table:table-cell>
          <table:table-cell office:value-type="float" office:value="11" calcext:value-type="float">
            <text:p>11</text:p>
          </table:table-cell>
          <table:table-cell office:value-type="float" office:value="2.85714285714286" calcext:value-type="float">
            <text:p>2.8571428571</text:p>
          </table:table-cell>
        </table:table-row>
        <table:table-row table:style-name="ro1">
          <table:table-cell office:value-type="string" calcext:value-type="string">
            <text:p>Beaumont-Port Arthur TX (CBSA)</text:p>
          </table:table-cell>
          <table:table-cell office:value-type="float" office:value="8.57142857142857" calcext:value-type="float">
            <text:p>8.5714285714</text:p>
          </table:table-cell>
          <table:table-cell office:value-type="float" office:value="2.85714285714286" calcext:value-type="float">
            <text:p>2.8571428571</text:p>
          </table:table-cell>
        </table:table-row>
        <table:table-row table:style-name="ro1">
          <table:table-cell office:value-type="string" calcext:value-type="string">
            <text:p>Beckley WV (CBSA)</text:p>
          </table:table-cell>
          <table:table-cell office:value-type="float" office:value="4.66666666666667" calcext:value-type="float">
            <text:p>4.6666666667</text:p>
          </table:table-cell>
          <table:table-cell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Bedford IN (CBSA)</text:p>
          </table:table-cell>
          <table:table-cell office:value-type="float" office:value="3.33333333333333" calcext:value-type="float">
            <text:p>3.3333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eville TX <text:s/>(CBSA)</text:p>
          </table:table-cell>
          <table:table-cell office:value-type="float" office:value="3.33333333333333" calcext:value-type="float">
            <text:p>3.33333333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ellefontaine OH (CBSA)</text:p>
          </table:table-cell>
          <table:table-cell office:value-type="float" office:value="4.8" calcext:value-type="float">
            <text:p>4.8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string" calcext:value-type="string">
            <text:p>Bemidji MN (CBSA)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ig Spring TX (CBSA)</text:p>
          </table:table-cell>
          <table:table-cell office:value-type="float" office:value="4.85714285714286" calcext:value-type="float">
            <text:p>4.8571428571</text:p>
          </table:table-cell>
          <table:table-cell office:value-type="float" office:value="11.1428571428571" calcext:value-type="float">
            <text:p>11.1428571429</text:p>
          </table:table-cell>
        </table:table-row>
        <table:table-row table:style-name="ro1">
          <table:table-cell office:value-type="string" calcext:value-type="string">
            <text:p>Billings (DMA)</text:p>
          </table:table-cell>
          <table:table-cell office:value-type="float" office:value="12.8" calcext:value-type="float">
            <text:p>12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illings MT (CBSA)</text:p>
          </table:table-cell>
          <table:table-cell office:value-type="float" office:value="18.4" calcext:value-type="float">
            <text:p>18.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string" calcext:value-type="string">
            <text:p>Birmingham (Anniston and Tuscaloosa) (DMA)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irmingham-Hoover AL (CBSA)</text:p>
          </table:table-cell>
          <table:table-cell office:value-type="float" office:value="40.7777777777778" calcext:value-type="float">
            <text:p>40.7777777778</text:p>
          </table:table-cell>
          <table:table-cell office:value-type="float" office:value="4.66666666666667" calcext:value-type="float">
            <text:p>4.6666666667</text:p>
          </table:table-cell>
        </table:table-row>
        <table:table-row table:style-name="ro1">
          <table:table-cell office:value-type="string" calcext:value-type="string">
            <text:p>Blackfoot ID (CBSA)</text:p>
          </table:table-cell>
          <table:table-cell office:value-type="float" office:value="3.5" calcext:value-type="float">
            <text:p>3.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lacksburg-Christiansburg-Radford VA (CBSA)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loomington IL (CBSA)</text:p>
          </table:table-cell>
          <table:table-cell office:value-type="float" office:value="12.6666666666667" calcext:value-type="float">
            <text:p>12.6666666667</text:p>
          </table:table-cell>
          <table:table-cell office:value-type="float" office:value="7.33333333333333" calcext:value-type="float">
            <text:p>7.3333333333</text:p>
          </table:table-cell>
        </table:table-row>
        <table:table-row table:style-name="ro1">
          <table:table-cell office:value-type="string" calcext:value-type="string">
            <text:p>Bloomington IN (CBSA)</text:p>
          </table:table-cell>
          <table:table-cell office:value-type="float" office:value="17" calcext:value-type="float">
            <text:p>17</text:p>
          </table:table-cell>
          <table:table-cell office:value-type="float" office:value="8.85714285714286" calcext:value-type="float">
            <text:p>8.8571428571</text:p>
          </table:table-cell>
        </table:table-row>
        <table:table-row table:style-name="ro1">
          <table:table-cell office:value-type="string" calcext:value-type="string">
            <text:p>Bloomsburg-Berwick PA (CBSA)</text:p>
          </table:table-cell>
          <table:table-cell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luefield WV-VA (CBSA)</text:p>
          </table:table-cell>
          <table:table-cell office:value-type="float" office:value="3.84615384615385" calcext:value-type="float">
            <text:p>3.8461538462</text:p>
          </table:table-cell>
          <table:table-cell office:value-type="float" office:value="3.76923076923077" calcext:value-type="float">
            <text:p>3.7692307692</text:p>
          </table:table-cell>
        </table:table-row>
        <table:table-row table:style-name="ro1">
          <table:table-cell office:value-type="string" calcext:value-type="string">
            <text:p>Bluefield-Beckley-Oak Hill (DMA)</text:p>
          </table:table-cell>
          <table:table-cell office:value-type="float" office:value="13.25" calcext:value-type="float">
            <text:p>13.25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Blytheville AR (CBSA)</text:p>
          </table:table-cell>
          <table:table-cell office:value-type="float" office:value="2.28571428571429" calcext:value-type="float">
            <text:p>2.2857142857</text:p>
          </table:table-cell>
          <table:table-cell office:value-type="float" office:value="5.42857142857143" calcext:value-type="float">
            <text:p>5.4285714286</text:p>
          </table:table-cell>
        </table:table-row>
        <table:table-row table:style-name="ro1">
          <table:table-cell office:value-type="string" calcext:value-type="string">
            <text:p>Bogalusa LA (CBSA)</text:p>
          </table:table-cell>
          <table:table-cell office:value-type="float" office:value="4.5" calcext:value-type="float">
            <text:p>4.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oise City-Nampa ID (CBSA)</text:p>
          </table:table-cell>
          <table:table-cell office:value-type="float" office:value="30" calcext:value-type="float">
            <text:p>30</text:p>
          </table:table-cell>
          <table:table-cell office:value-type="float" office:value="6.14285714285714" calcext:value-type="float">
            <text:p>6.1428571429</text:p>
          </table:table-cell>
        </table:table-row>
        <table:table-row table:style-name="ro1">
          <table:table-cell office:value-type="string" calcext:value-type="string">
            <text:p>Boone IA (CBSA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rger TX <text:s/>(CBSA)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oston</text:p>
          </table:table-cell>
          <table:table-cell office:value-type="float" office:value="441.0625" calcext:value-type="float">
            <text:p>441.0625</text:p>
          </table:table-cell>
          <table:table-cell office:value-type="float" office:value="8.63125" calcext:value-type="float">
            <text:p>8.63125</text:p>
          </table:table-cell>
        </table:table-row>
        <table:table-row table:style-name="ro1">
          <table:table-cell office:value-type="string" calcext:value-type="string">
            <text:p>Boulder CO <text:s/>(CBSA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ozeman MT (CBSA)</text:p>
          </table:table-cell>
          <table:table-cell table:number-columns-repeated="2" office:value-type="float" office:value="6.75" calcext:value-type="float">
            <text:p>6.75</text:p>
          </table:table-cell>
        </table:table-row>
        <table:table-row table:style-name="ro1">
          <table:table-cell office:value-type="string" calcext:value-type="string">
            <text:p>Bradford PA (CBSA)</text:p>
          </table:table-cell>
          <table:table-cell office:value-type="float" office:value="7.6" calcext:value-type="float">
            <text:p>7.6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string" calcext:value-type="string">
            <text:p>Brainerd MN (CBSA)</text:p>
          </table:table-cell>
          <table:table-cell office:value-type="float" office:value="6.66666666666667" calcext:value-type="float">
            <text:p>6.6666666667</text:p>
          </table:table-cell>
          <table:table-cell office:value-type="float" office:value="8.16666666666667" calcext:value-type="float">
            <text:p>8.1666666667</text:p>
          </table:table-cell>
        </table:table-row>
        <table:table-row table:style-name="ro1">
          <table:table-cell office:value-type="string" calcext:value-type="string">
            <text:p>Branson MO (CBSA)</text:p>
          </table:table-cell>
          <table:table-cell office:value-type="float" office:value="5.25" calcext:value-type="float">
            <text:p>5.25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string" calcext:value-type="string">
            <text:p>Brenham TX (CBSA)</text:p>
          </table:table-cell>
          <table:table-cell office:value-type="float" office:value="3.85714285714286" calcext:value-type="float">
            <text:p>3.8571428571</text:p>
          </table:table-cell>
          <table:table-cell office:value-type="float" office:value="10.7142857142857" calcext:value-type="float">
            <text:p>10.7142857143</text:p>
          </table:table-cell>
        </table:table-row>
        <table:table-row table:style-name="ro1">
          <table:table-cell office:value-type="string" calcext:value-type="string">
            <text:p>Brevard NC (CBSA)</text:p>
          </table:table-cell>
          <table:table-cell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ridgeport-Stamford-Norwalk CT <text:s/>(CBSA)</text:p>
          </table:table-cell>
          <table:table-cell office:value-type="float" office:value="57.375" calcext:value-type="float">
            <text:p>57.375</text:p>
          </table:table-cell>
          <table:table-cell office:value-type="float" office:value="7.125" calcext:value-type="float">
            <text:p>7.125</text:p>
          </table:table-cell>
        </table:table-row>
        <table:table-row table:style-name="ro1">
          <table:table-cell office:value-type="string" calcext:value-type="string">
            <text:p>Brookhaven MS (CBSA)</text:p>
          </table:table-cell>
          <table:table-cell office:value-type="float" office:value="3.33333333333333" calcext:value-type="float">
            <text:p>3.3333333333</text:p>
          </table:table-cell>
          <table:table-cell office:value-type="float" office:value="9.33333333333333" calcext:value-type="float">
            <text:p>9.3333333333</text:p>
          </table:table-cell>
        </table:table-row>
        <table:table-row table:style-name="ro1">
          <table:table-cell office:value-type="string" calcext:value-type="string">
            <text:p>Brookings SD (CBSA)</text:p>
          </table:table-cell>
          <table:table-cell office:value-type="float" office:value="3.25" calcext:value-type="float">
            <text:p>3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runswick GA (CBSA)</text:p>
          </table:table-cell>
          <table:table-cell office:value-type="float" office:value="11.6666666666667" calcext:value-type="float">
            <text:p>11.6666666667</text:p>
          </table:table-cell>
          <table:table-cell office:value-type="float" office:value="10.3333333333333" calcext:value-type="float">
            <text:p>10.3333333333</text:p>
          </table:table-cell>
        </table:table-row>
        <table:table-row table:style-name="ro1">
          <table:table-cell office:value-type="string" calcext:value-type="string">
            <text:p>Buffalo - Niagara Region (DMA)</text:p>
          </table:table-cell>
          <table:table-cell office:value-type="float" office:value="89.75" calcext:value-type="float">
            <text:p>89.75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 office:value-type="string" calcext:value-type="string">
            <text:p>Buffalo-Niagara Falls NY (CBSA)</text:p>
          </table:table-cell>
          <table:table-cell office:value-type="float" office:value="49.9444444444444" calcext:value-type="float">
            <text:p>49.9444444444</text:p>
          </table:table-cell>
          <table:table-cell office:value-type="float" office:value="5.27777777777778" calcext:value-type="float">
            <text:p>5.2777777778</text:p>
          </table:table-cell>
        </table:table-row>
        <table:table-row table:style-name="ro1">
          <table:table-cell office:value-type="string" calcext:value-type="string">
            <text:p>Burley ID (CBSA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urlington IA-IL <text:s/>(CBSA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utte-Bozeman (DMA)</text:p>
          </table:table-cell>
          <table:table-cell office:value-type="float" office:value="12.6666666666667" calcext:value-type="float">
            <text:p>12.6666666667</text:p>
          </table:table-cell>
          <table:table-cell office:value-type="float" office:value="7.33333333333333" calcext:value-type="float">
            <text:p>7.3333333333</text:p>
          </table:table-cell>
        </table:table-row>
        <table:table-row table:style-name="ro1">
          <table:table-cell office:value-type="string" calcext:value-type="string">
            <text:p>Butte-Silver Bow MT (CBSA)</text:p>
          </table:table-cell>
          <table:table-cell office:value-type="float" office:value="3" calcext:value-type="float">
            <text:p>3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string" calcext:value-type="string">
            <text:p>Calhoun GA (CBSA)</text:p>
          </table:table-cell>
          <table:table-cell office:value-type="float" office:value="3.14285714285714" calcext:value-type="float">
            <text:p>3.1428571429</text:p>
          </table:table-cell>
          <table:table-cell office:value-type="float" office:value="6.28571428571429" calcext:value-type="float">
            <text:p>6.2857142857</text:p>
          </table:table-cell>
        </table:table-row>
        <table:table-row table:style-name="ro1">
          <table:table-cell office:value-type="string" calcext:value-type="string">
            <text:p>Canon City CO (CBSA)</text:p>
          </table:table-cell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Canton IL (CBSA)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ape Coral-Fort Myers FL (CBSA)</text:p>
          </table:table-cell>
          <table:table-cell office:value-type="float" office:value="32.625" calcext:value-type="float">
            <text:p>32.625</text:p>
          </table:table-cell>
          <table:table-cell office:value-type="float" office:value="5.625" calcext:value-type="float">
            <text:p>5.625</text:p>
          </table:table-cell>
        </table:table-row>
        <table:table-row table:style-name="ro1">
          <table:table-cell office:value-type="string" calcext:value-type="string">
            <text:p>Cape Girardeau-Jackson MO-IL (CBSA)</text:p>
          </table:table-cell>
          <table:table-cell office:value-type="float" office:value="7.3" calcext:value-type="float">
            <text:p>7.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arbondale IL (CBSA)</text:p>
          </table:table-cell>
          <table:table-cell office:value-type="float" office:value="8.57142857142857" calcext:value-type="float">
            <text:p>8.5714285714</text:p>
          </table:table-cell>
          <table:table-cell office:value-type="float" office:value="5.28571428571429" calcext:value-type="float">
            <text:p>5.2857142857</text:p>
          </table:table-cell>
        </table:table-row>
        <table:table-row table:style-name="ro1">
          <table:table-cell office:value-type="string" calcext:value-type="string">
            <text:p>Carlsbad-Artesia NM (CBSA)</text:p>
          </table:table-cell>
          <table:table-cell office:value-type="float" office:value="7.66666666666667" calcext:value-type="float">
            <text:p>7.66666666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asper-Riverton (DMA)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dar Rapids IA (CBSA)</text:p>
          </table:table-cell>
          <table:table-cell office:value-type="float" office:value="12.2307692307692" calcext:value-type="float">
            <text:p>12.2307692308</text:p>
          </table:table-cell>
          <table:table-cell office:value-type="float" office:value="5.46153846153846" calcext:value-type="float">
            <text:p>5.4615384615</text:p>
          </table:table-cell>
        </table:table-row>
        <table:table-row table:style-name="ro1">
          <table:table-cell office:value-type="string" calcext:value-type="string">
            <text:p>Cedar Rapids-Waterloo-Iowa City &amp; Dubuque (DMA)</text:p>
          </table:table-cell>
          <table:table-cell office:value-type="float" office:value="40.8181818181818" calcext:value-type="float">
            <text:p>40.8181818182</text:p>
          </table:table-cell>
          <table:table-cell office:value-type="float" office:value="5.81818181818182" calcext:value-type="float">
            <text:p>5.8181818182</text:p>
          </table:table-cell>
        </table:table-row>
        <table:table-row table:style-name="ro1">
          <table:table-cell office:value-type="string" calcext:value-type="string">
            <text:p>Cedartown GA (CBSA)</text:p>
          </table:table-cell>
          <table:table-cell office:value-type="float" office:value="2.83333333333333" calcext:value-type="float">
            <text:p>2.8333333333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>
          <table:table-cell office:value-type="string" calcext:value-type="string">
            <text:p>Celina OH (CBSA)</text:p>
          </table:table-cell>
          <table:table-cell office:value-type="float" office:value="4.6" calcext:value-type="float">
            <text:p>4.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entralia IL (CBSA)</text:p>
          </table:table-cell>
          <table:table-cell office:value-type="float" office:value="2.66666666666667" calcext:value-type="float">
            <text:p>2.6666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hampaign &amp; Springfield-Decatur (DMA)</text:p>
          </table:table-cell>
          <table:table-cell office:value-type="float" office:value="67.4" calcext:value-type="float">
            <text:p>67.4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string" calcext:value-type="string">
            <text:p>Champaign-Urbana IL (CBSA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arleston WV (CBSA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arleston-Huntington (DMA)</text:p>
          </table:table-cell>
          <table:table-cell office:value-type="float" office:value="57" calcext:value-type="float">
            <text:p>57</text:p>
          </table:table-cell>
          <table:table-cell office:value-type="float" office:value="5.75" calcext:value-type="float">
            <text:p>5.75</text:p>
          </table:table-cell>
        </table:table-row>
        <table:table-row table:style-name="ro1">
          <table:table-cell office:value-type="string" calcext:value-type="string">
            <text:p>Charleston-Mattoon IL (CBSA)</text:p>
          </table:table-cell>
          <table:table-cell office:value-type="float" office:value="7.2" calcext:value-type="float">
            <text:p>7.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harlotte-Gastonia-Concord NC-SC (CBSA)</text:p>
          </table:table-cell>
          <table:table-cell office:value-type="float" office:value="93.8" calcext:value-type="float">
            <text:p>93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arlottesville (DMA)</text:p>
          </table:table-cell>
          <table:table-cell office:value-type="float" office:value="24.6" calcext:value-type="float">
            <text:p>24.6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string" calcext:value-type="string">
            <text:p>Charlottesville VA (CBSA)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hattanooga TN-GA (CBSA)</text:p>
          </table:table-cell>
          <table:table-cell office:value-type="float" office:value="14" calcext:value-type="float">
            <text:p>14</text:p>
          </table:table-cell>
          <table:table-cell office:value-type="float" office:value="2.88888888888889" calcext:value-type="float">
            <text:p>2.8888888889</text:p>
          </table:table-cell>
        </table:table-row>
        <table:table-row table:style-name="ro1">
          <table:table-cell office:value-type="string" calcext:value-type="string">
            <text:p>Cheyenne WY <text:s/>(CBSA)</text:p>
          </table:table-cell>
          <table:table-cell office:value-type="float" office:value="10.3333333333333" calcext:value-type="float">
            <text:p>10.33333333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eyenne-Scottsbluff (DMA)</text:p>
          </table:table-cell>
          <table:table-cell office:value-type="float" office:value="14.5" calcext:value-type="float">
            <text:p>14.5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Chicago</text:p>
          </table:table-cell>
          <table:table-cell office:value-type="float" office:value="233.666666666667" calcext:value-type="float">
            <text:p>233.6666666667</text:p>
          </table:table-cell>
          <table:table-cell office:value-type="float" office:value="3.18166666666667" calcext:value-type="float">
            <text:p>3.1816666667</text:p>
          </table:table-cell>
        </table:table-row>
        <table:table-row table:style-name="ro1">
          <table:table-cell office:value-type="string" calcext:value-type="string">
            <text:p>Chicago (DMA)</text:p>
          </table:table-cell>
          <table:table-cell office:value-type="float" office:value="326" calcext:value-type="float">
            <text:p>326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Chicago-Naperville-Joliet IL-IN-WI (CBSA)</text:p>
          </table:table-cell>
          <table:table-cell office:value-type="float" office:value="315.375" calcext:value-type="float">
            <text:p>315.375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Chico CA <text:s/>(CBSA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ico-Redding CA (DMA)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illicothe OH (CBSA)</text:p>
          </table:table-cell>
          <table:table-cell office:value-type="float" office:value="7.33333333333333" calcext:value-type="float">
            <text:p>7.3333333333</text:p>
          </table:table-cell>
          <table:table-cell office:value-type="float" office:value="9.66666666666667" calcext:value-type="float">
            <text:p>9.6666666667</text:p>
          </table:table-cell>
        </table:table-row>
        <table:table-row table:style-name="ro1">
          <table:table-cell office:value-type="string" calcext:value-type="string">
            <text:p>Cincinnati (DMA)</text:p>
          </table:table-cell>
          <table:table-cell office:value-type="float" office:value="72" calcext:value-type="float">
            <text:p>72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Cincinnati-Middletown OH-KY-IN (CBSA)</text:p>
          </table:table-cell>
          <table:table-cell office:value-type="float" office:value="57.625" calcext:value-type="float">
            <text:p>57.625</text:p>
          </table:table-cell>
          <table:table-cell office:value-type="float" office:value="3.375" calcext:value-type="float">
            <text:p>3.375</text:p>
          </table:table-cell>
        </table:table-row>
        <table:table-row table:style-name="ro1">
          <table:table-cell office:value-type="string" calcext:value-type="string">
            <text:p>Clarksburg WV (CBSA)</text:p>
          </table:table-cell>
          <table:table-cell office:value-type="float" office:value="6.66666666666667" calcext:value-type="float">
            <text:p>6.6666666667</text:p>
          </table:table-cell>
          <table:table-cell office:value-type="float" office:value="7.11111111111111" calcext:value-type="float">
            <text:p>7.1111111111</text:p>
          </table:table-cell>
        </table:table-row>
        <table:table-row table:style-name="ro1">
          <table:table-cell office:value-type="string" calcext:value-type="string">
            <text:p>Clarksburg-Weston (DMA)</text:p>
          </table:table-cell>
          <table:table-cell office:value-type="float" office:value="15.6" calcext:value-type="float">
            <text:p>15.6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Clarksdale MS (CBSA)</text:p>
          </table:table-cell>
          <table:table-cell office:value-type="float" office:value="2.83333333333333" calcext:value-type="float">
            <text:p>2.8333333333</text:p>
          </table:table-cell>
          <table:table-cell office:value-type="float" office:value="12.1666666666667" calcext:value-type="float">
            <text:p>12.1666666667</text:p>
          </table:table-cell>
        </table:table-row>
        <table:table-row table:style-name="ro1">
          <table:table-cell office:value-type="string" calcext:value-type="string">
            <text:p>Clarksville TN-KY (CBSA)</text:p>
          </table:table-cell>
          <table:table-cell office:value-type="float" office:value="16.4285714285714" calcext:value-type="float">
            <text:p>16.4285714286</text:p>
          </table:table-cell>
          <table:table-cell office:value-type="float" office:value="6.07142857142857" calcext:value-type="float">
            <text:p>6.0714285714</text:p>
          </table:table-cell>
        </table:table-row>
        <table:table-row table:style-name="ro1">
          <table:table-cell office:value-type="string" calcext:value-type="string">
            <text:p>Clearlake CA (CBSA)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182.25" calcext:value-type="float">
            <text:p>182.25</text:p>
          </table:table-cell>
          <table:table-cell office:value-type="float" office:value="6.158125" calcext:value-type="float">
            <text:p>6.158125</text:p>
          </table:table-cell>
        </table:table-row>
        <table:table-row table:style-name="ro1">
          <table:table-cell office:value-type="string" calcext:value-type="string">
            <text:p>Cleveland MS (CBSA)</text:p>
          </table:table-cell>
          <table:table-cell office:value-type="float" office:value="5" calcext:value-type="float">
            <text:p>5</text:p>
          </table:table-cell>
          <table:table-cell office:value-type="float" office:value="11.6666666666667" calcext:value-type="float">
            <text:p>11.6666666667</text:p>
          </table:table-cell>
        </table:table-row>
        <table:table-row table:style-name="ro1">
          <table:table-cell office:value-type="string" calcext:value-type="string">
            <text:p>Cleveland TN (CBSA)</text:p>
          </table:table-cell>
          <table:table-cell office:value-type="float" office:value="5" calcext:value-type="float">
            <text:p>5</text:p>
          </table:table-cell>
          <table:table-cell office:value-type="float" office:value="4.33333333333333" calcext:value-type="float">
            <text:p>4.3333333333</text:p>
          </table:table-cell>
        </table:table-row>
        <table:table-row table:style-name="ro1">
          <table:table-cell office:value-type="string" calcext:value-type="string">
            <text:p>Cleveland-Elyria-Mentor OH (CBSA)</text:p>
          </table:table-cell>
          <table:table-cell office:value-type="float" office:value="110" calcext:value-type="float">
            <text:p>110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Clinton IA (CBSA)</text:p>
          </table:table-cell>
          <table:table-cell office:value-type="float" office:value="3.5" calcext:value-type="float">
            <text:p>3.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Coeur d'Alene ID <text:s/>(CBSA)</text:p>
          </table:table-cell>
          <table:table-cell office:value-type="float" office:value="9.66666666666667" calcext:value-type="float">
            <text:p>9.6666666667</text:p>
          </table:table-cell>
          <table:table-cell office:value-type="float" office:value="6.33333333333333" calcext:value-type="float">
            <text:p>6.3333333333</text:p>
          </table:table-cell>
        </table:table-row>
        <table:table-row table:style-name="ro1">
          <table:table-cell office:value-type="string" calcext:value-type="string">
            <text:p>Coldwater MI (CBSA)</text:p>
          </table:table-cell>
          <table:table-cell office:value-type="float" office:value="4" calcext:value-type="float">
            <text:p>4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>
          <table:table-cell office:value-type="string" calcext:value-type="string">
            <text:p>College Station-Bryan TX (CBSA)</text:p>
          </table:table-cell>
          <table:table-cell office:value-type="float" office:value="18.5714285714286" calcext:value-type="float">
            <text:p>18.5714285714</text:p>
          </table:table-cell>
          <table:table-cell office:value-type="float" office:value="7.57142857142857" calcext:value-type="float">
            <text:p>7.5714285714</text:p>
          </table:table-cell>
        </table:table-row>
        <table:table-row table:style-name="ro1">
          <table:table-cell office:value-type="string" calcext:value-type="string">
            <text:p>Colorado Springs CO (CBSA)</text:p>
          </table:table-cell>
          <table:table-cell office:value-type="float" office:value="25.7857142857143" calcext:value-type="float">
            <text:p>25.7857142857</text:p>
          </table:table-cell>
          <table:table-cell office:value-type="float" office:value="4.78571428571429" calcext:value-type="float">
            <text:p>4.7857142857</text:p>
          </table:table-cell>
        </table:table-row>
        <table:table-row table:style-name="ro1">
          <table:table-cell office:value-type="string" calcext:value-type="string">
            <text:p>Colorado Springs-Pueblo (DMA)</text:p>
          </table:table-cell>
          <table:table-cell office:value-type="float" office:value="37.3333333333333" calcext:value-type="float">
            <text:p>37.3333333333</text:p>
          </table:table-cell>
          <table:table-cell office:value-type="float" office:value="4.91666666666667" calcext:value-type="float">
            <text:p>4.9166666667</text:p>
          </table:table-cell>
        </table:table-row>
        <table:table-row table:style-name="ro1">
          <table:table-cell office:value-type="string" calcext:value-type="string">
            <text:p>Columbia SC (CBSA)</text:p>
          </table:table-cell>
          <table:table-cell office:value-type="float" office:value="23.5" calcext:value-type="float">
            <text:p>23.5</text:p>
          </table:table-cell>
          <table:table-cell office:value-type="float" office:value="3.64285714285714" calcext:value-type="float">
            <text:p>3.6428571429</text:p>
          </table:table-cell>
        </table:table-row>
        <table:table-row table:style-name="ro1">
          <table:table-cell office:value-type="string" calcext:value-type="string">
            <text:p>Columbus</text:p>
          </table:table-cell>
          <table:table-cell office:value-type="float" office:value="70.1875" calcext:value-type="float">
            <text:p>70.1875</text:p>
          </table:table-cell>
          <table:table-cell office:value-type="float" office:value="3.75125" calcext:value-type="float">
            <text:p>3.75125</text:p>
          </table:table-cell>
        </table:table-row>
        <table:table-row table:style-name="ro1">
          <table:table-cell office:value-type="string" calcext:value-type="string">
            <text:p>Columbus GA (DMA)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lumbus IN (CBSA)</text:p>
          </table:table-cell>
          <table:table-cell table:number-columns-repeated="2" office:value-type="float" office:value="11.3333333333333" calcext:value-type="float">
            <text:p>11.3333333333</text:p>
          </table:table-cell>
        </table:table-row>
        <table:table-row table:style-name="ro1">
          <table:table-cell office:value-type="string" calcext:value-type="string">
            <text:p>Columbus MS (CBSA)</text:p>
          </table:table-cell>
          <table:table-cell office:value-type="float" office:value="5.625" calcext:value-type="float">
            <text:p>5.625</text:p>
          </table:table-cell>
          <table:table-cell office:value-type="float" office:value="9.375" calcext:value-type="float">
            <text:p>9.375</text:p>
          </table:table-cell>
        </table:table-row>
        <table:table-row table:style-name="ro1">
          <table:table-cell office:value-type="string" calcext:value-type="string">
            <text:p>Columbus NE (CBSA)</text:p>
          </table:table-cell>
          <table:table-cell office:value-type="float" office:value="1.75" calcext:value-type="float">
            <text:p>1.75</text:p>
          </table:table-cell>
          <table:table-cell office:value-type="float" office:value="5.25" calcext:value-type="float">
            <text:p>5.25</text:p>
          </table:table-cell>
        </table:table-row>
        <table:table-row table:style-name="ro1">
          <table:table-cell office:value-type="string" calcext:value-type="string">
            <text:p>Columbus OH <text:s/>(CBSA)</text:p>
          </table:table-cell>
          <table:table-cell office:value-type="float" office:value="135.625" calcext:value-type="float">
            <text:p>135.625</text:p>
          </table:table-cell>
          <table:table-cell office:value-type="float" office:value="8.75" calcext:value-type="float">
            <text:p>8.75</text:p>
          </table:table-cell>
        </table:table-row>
        <table:table-row table:style-name="ro1">
          <table:table-cell office:value-type="string" calcext:value-type="string">
            <text:p>Cookeville TN (CBSA)</text:p>
          </table:table-cell>
          <table:table-cell office:value-type="float" office:value="4.42857142857143" calcext:value-type="float">
            <text:p>4.42857142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rinth MS (CBSA)</text:p>
          </table:table-cell>
          <table:table-cell office:value-type="float" office:value="3.77777777777778" calcext:value-type="float">
            <text:p>3.7777777778</text:p>
          </table:table-cell>
          <table:table-cell office:value-type="float" office:value="9.88888888888889" calcext:value-type="float">
            <text:p>9.8888888889</text:p>
          </table:table-cell>
        </table:table-row>
        <table:table-row table:style-name="ro1">
          <table:table-cell office:value-type="string" calcext:value-type="string">
            <text:p>Corpus Christi (DMA)</text:p>
          </table:table-cell>
          <table:table-cell office:value-type="float" office:value="17.5" calcext:value-type="float">
            <text:p>17.5</text:p>
          </table:table-cell>
          <table:table-cell office:value-type="float" office:value="3.58333333333333" calcext:value-type="float">
            <text:p>3.5833333333</text:p>
          </table:table-cell>
        </table:table-row>
        <table:table-row table:style-name="ro1">
          <table:table-cell office:value-type="string" calcext:value-type="string">
            <text:p>Corpus Christi TX (CBSA)</text:p>
          </table:table-cell>
          <table:table-cell office:value-type="float" office:value="13.3846153846154" calcext:value-type="float">
            <text:p>13.3846153846</text:p>
          </table:table-cell>
          <table:table-cell office:value-type="float" office:value="3.84615384615385" calcext:value-type="float">
            <text:p>3.8461538462</text:p>
          </table:table-cell>
        </table:table-row>
        <table:table-row table:style-name="ro1">
          <table:table-cell office:value-type="string" calcext:value-type="string">
            <text:p>Coshocton OH (CBSA)</text:p>
          </table:table-cell>
          <table:table-cell office:value-type="float" office:value="3.5" calcext:value-type="float">
            <text:p>3.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rawfordsville IN (CBSA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estview-Fort Walton Beach-Destin FL (CBSA)</text:p>
          </table:table-cell>
          <table:table-cell office:value-type="float" office:value="9.66666666666667" calcext:value-type="float">
            <text:p>9.6666666667</text:p>
          </table:table-cell>
          <table:table-cell office:value-type="float" office:value="4.55555555555556" calcext:value-type="float">
            <text:p>4.5555555556</text:p>
          </table:table-cell>
        </table:table-row>
        <table:table-row table:style-name="ro1">
          <table:table-cell office:value-type="string" calcext:value-type="string">
            <text:p>Crossville TN (CBSA)</text:p>
          </table:table-cell>
          <table:table-cell office:value-type="float" office:value="2.6" calcext:value-type="float">
            <text:p>2.6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Cullman AL (CBSA)</text:p>
          </table:table-cell>
          <table:table-cell office:value-type="float" office:value="4.6" calcext:value-type="float">
            <text:p>4.6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Cumberland MD-WV (CBSA)</text:p>
          </table:table-cell>
          <table:table-cell office:value-type="float" office:value="6.6" calcext:value-type="float">
            <text:p>6.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llas</text:p>
          </table:table-cell>
          <table:table-cell office:value-type="float" office:value="136.944444444444" calcext:value-type="float">
            <text:p>136.9444444444</text:p>
          </table:table-cell>
          <table:table-cell office:value-type="float" office:value="2.50055555555556" calcext:value-type="float">
            <text:p>2.5005555556</text:p>
          </table:table-cell>
        </table:table-row>
        <table:table-row table:style-name="ro1">
          <table:table-cell office:value-type="string" calcext:value-type="string">
            <text:p>Dallas-Fort Worth-Arlington TX (CBSA)</text:p>
          </table:table-cell>
          <table:table-cell office:value-type="float" office:value="155.5" calcext:value-type="float">
            <text:p>155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lton GA (CBSA)</text:p>
          </table:table-cell>
          <table:table-cell office:value-type="float" office:value="5.30769230769231" calcext:value-type="float">
            <text:p>5.3076923077</text:p>
          </table:table-cell>
          <table:table-cell office:value-type="float" office:value="3.53846153846154" calcext:value-type="float">
            <text:p>3.5384615385</text:p>
          </table:table-cell>
        </table:table-row>
        <table:table-row table:style-name="ro1">
          <table:table-cell office:value-type="string" calcext:value-type="string">
            <text:p>Danville IL (CBSA)</text:p>
          </table:table-cell>
          <table:table-cell office:value-type="float" office:value="3" calcext:value-type="float">
            <text:p>3</text:p>
          </table:table-cell>
          <table:table-cell office:value-type="float" office:value="3.44444444444444" calcext:value-type="float">
            <text:p>3.4444444444</text:p>
          </table:table-cell>
        </table:table-row>
        <table:table-row table:style-name="ro1">
          <table:table-cell office:value-type="string" calcext:value-type="string">
            <text:p>Danville KY (CBSA)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anville VA (CBSA)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phne-Fairhope AL (CBSA)</text:p>
          </table:table-cell>
          <table:table-cell office:value-type="float" office:value="9" calcext:value-type="float">
            <text:p>9</text:p>
          </table:table-cell>
          <table:table-cell office:value-type="float" office:value="5.55555555555556" calcext:value-type="float">
            <text:p>5.5555555556</text:p>
          </table:table-cell>
        </table:table-row>
        <table:table-row table:style-name="ro1">
          <table:table-cell office:value-type="string" calcext:value-type="string">
            <text:p>Davenport-Moline-Rock Island IA-IL (CBSA)</text:p>
          </table:table-cell>
          <table:table-cell office:value-type="float" office:value="23.0625" calcext:value-type="float">
            <text:p>23.06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Davenport-Rock Island-Moline (DMA)</text:p>
          </table:table-cell>
          <table:table-cell office:value-type="float" office:value="50.375" calcext:value-type="float">
            <text:p>50.375</text:p>
          </table:table-cell>
          <table:table-cell office:value-type="float" office:value="8.125" calcext:value-type="float">
            <text:p>8.125</text:p>
          </table:table-cell>
        </table:table-row>
        <table:table-row table:style-name="ro1">
          <table:table-cell office:value-type="string" calcext:value-type="string">
            <text:p>Dayton (DMA)</text:p>
          </table:table-cell>
          <table:table-cell office:value-type="float" office:value="42.2222222222222" calcext:value-type="float">
            <text:p>42.2222222222</text:p>
          </table:table-cell>
          <table:table-cell office:value-type="float" office:value="4.33333333333333" calcext:value-type="float">
            <text:p>4.3333333333</text:p>
          </table:table-cell>
        </table:table-row>
        <table:table-row table:style-name="ro1">
          <table:table-cell office:value-type="string" calcext:value-type="string">
            <text:p>Dayton OH (CBSA)</text:p>
          </table:table-cell>
          <table:table-cell office:value-type="float" office:value="29" calcext:value-type="float">
            <text:p>29</text:p>
          </table:table-cell>
          <table:table-cell office:value-type="float" office:value="4.14285714285714" calcext:value-type="float">
            <text:p>4.1428571429</text:p>
          </table:table-cell>
        </table:table-row>
        <table:table-row table:style-name="ro1">
          <table:table-cell office:value-type="string" calcext:value-type="string">
            <text:p>De Ridder LA (CBSA)</text:p>
          </table:table-cell>
          <table:table-cell office:value-type="float" office:value="1.625" calcext:value-type="float">
            <text:p>1.625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Decatur AL (CBSA)</text:p>
          </table:table-cell>
          <table:table-cell office:value-type="float" office:value="7.45454545454545" calcext:value-type="float">
            <text:p>7.4545454545</text:p>
          </table:table-cell>
          <table:table-cell office:value-type="float" office:value="5.45454545454545" calcext:value-type="float">
            <text:p>5.4545454545</text:p>
          </table:table-cell>
        </table:table-row>
        <table:table-row table:style-name="ro1">
          <table:table-cell office:value-type="string" calcext:value-type="string">
            <text:p>Decatur IL (CBSA)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eltona-Daytona Beach-Ormond Beach FL (CBSA)</text:p>
          </table:table-cell>
          <table:table-cell office:value-type="float" office:value="25.8" calcext:value-type="float">
            <text:p>25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ming NM (CBSA)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es Moines</text:p>
          </table:table-cell>
          <table:table-cell office:value-type="float" office:value="59.5625" calcext:value-type="float">
            <text:p>59.5625</text:p>
          </table:table-cell>
          <table:table-cell office:value-type="float" office:value="6.965" calcext:value-type="float">
            <text:p>6.965</text:p>
          </table:table-cell>
        </table:table-row>
        <table:table-row table:style-name="ro1">
          <table:table-cell office:value-type="string" calcext:value-type="string">
            <text:p>Detroit (DMA)</text:p>
          </table:table-cell>
          <table:table-cell office:value-type="float" office:value="126" calcext:value-type="float">
            <text:p>126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Detroit-Warren-Livonia MI (CBSA)</text:p>
          </table:table-cell>
          <table:table-cell office:value-type="float" office:value="109.5" calcext:value-type="float">
            <text:p>109.5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Dothan (DMA)</text:p>
          </table:table-cell>
          <table:table-cell office:value-type="float" office:value="36.125" calcext:value-type="float">
            <text:p>36.1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othan AL (CBSA)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uBois PA (CBSA)</text:p>
          </table:table-cell>
          <table:table-cell office:value-type="float" office:value="10.8333333333333" calcext:value-type="float">
            <text:p>10.83333333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ubuque IA (CBSA)</text:p>
          </table:table-cell>
          <table:table-cell office:value-type="float" office:value="6.23529411764706" calcext:value-type="float">
            <text:p>6.2352941176</text:p>
          </table:table-cell>
          <table:table-cell office:value-type="float" office:value="6.76470588235294" calcext:value-type="float">
            <text:p>6.7647058824</text:p>
          </table:table-cell>
        </table:table-row>
        <table:table-row table:style-name="ro1">
          <table:table-cell office:value-type="string" calcext:value-type="string">
            <text:p>Duluth MN-WI (CBSA)</text:p>
          </table:table-cell>
          <table:table-cell office:value-type="float" office:value="13.4285714285714" calcext:value-type="float">
            <text:p>13.4285714286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Duluth-Superior (DMA)</text:p>
          </table:table-cell>
          <table:table-cell office:value-type="float" office:value="21.1333333333333" calcext:value-type="float">
            <text:p>21.1333333333</text:p>
          </table:table-cell>
          <table:table-cell office:value-type="float" office:value="5.86666666666667" calcext:value-type="float">
            <text:p>5.8666666667</text:p>
          </table:table-cell>
        </table:table-row>
        <table:table-row table:style-name="ro1">
          <table:table-cell office:value-type="string" calcext:value-type="string">
            <text:p>Dumas TX <text:s/>(CBSA)</text:p>
          </table:table-cell>
          <table:table-cell office:value-type="float" office:value="2.5" calcext:value-type="float">
            <text:p>2.5</text:p>
          </table:table-cell>
          <table:table-cell office:value-type="float" office:value="11.75" calcext:value-type="float">
            <text:p>11.75</text:p>
          </table:table-cell>
        </table:table-row>
        <table:table-row table:style-name="ro1">
          <table:table-cell office:value-type="string" calcext:value-type="string">
            <text:p>Durham NC (CBSA)</text:p>
          </table:table-cell>
          <table:table-cell office:value-type="float" office:value="45.6666666666667" calcext:value-type="float">
            <text:p>45.6666666667</text:p>
          </table:table-cell>
          <table:table-cell office:value-type="float" office:value="10.3333333333333" calcext:value-type="float">
            <text:p>10.3333333333</text:p>
          </table:table-cell>
        </table:table-row>
        <table:table-row table:style-name="ro1">
          <table:table-cell office:value-type="string" calcext:value-type="string">
            <text:p>Effingham IL (CBSA)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l Campo TX (CBSA)</text:p>
          </table:table-cell>
          <table:table-cell office:value-type="float" office:value="4.11111111111111" calcext:value-type="float">
            <text:p>4.1111111111</text:p>
          </table:table-cell>
          <table:table-cell office:value-type="float" office:value="10.2222222222222" calcext:value-type="float">
            <text:p>10.2222222222</text:p>
          </table:table-cell>
        </table:table-row>
        <table:table-row table:style-name="ro1">
          <table:table-cell office:value-type="string" calcext:value-type="string">
            <text:p>El Centro CA (CBSA)</text:p>
          </table:table-cell>
          <table:table-cell office:value-type="float" office:value="14.9090909090909" calcext:value-type="float">
            <text:p>14.9090909091</text:p>
          </table:table-cell>
          <table:table-cell office:value-type="float" office:value="9.36363636363636" calcext:value-type="float">
            <text:p>9.3636363636</text:p>
          </table:table-cell>
        </table:table-row>
        <table:table-row table:style-name="ro1">
          <table:table-cell office:value-type="string" calcext:value-type="string">
            <text:p>El Dorado AR (CBSA)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l Paso</text:p>
          </table:table-cell>
          <table:table-cell office:value-type="float" office:value="17.2916666666667" calcext:value-type="float">
            <text:p>17.2916666667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string" calcext:value-type="string">
            <text:p>El Paso (Las Cruces) (DMA)</text:p>
          </table:table-cell>
          <table:table-cell office:value-type="float" office:value="21.6666666666667" calcext:value-type="float">
            <text:p>21.6666666667</text:p>
          </table:table-cell>
          <table:table-cell office:value-type="float" office:value="2.66666666666667" calcext:value-type="float">
            <text:p>2.6666666667</text:p>
          </table:table-cell>
        </table:table-row>
        <table:table-row table:style-name="ro1">
          <table:table-cell office:value-type="string" calcext:value-type="string">
            <text:p>El Paso TX (CBSA)</text:p>
          </table:table-cell>
          <table:table-cell office:value-type="float" office:value="22.6" calcext:value-type="float">
            <text:p>22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izabeth City NC (CBSA)</text:p>
          </table:table-cell>
          <table:table-cell office:value-type="float" office:value="3.875" calcext:value-type="float">
            <text:p>3.875</text:p>
          </table:table-cell>
          <table:table-cell office:value-type="float" office:value="6.625" calcext:value-type="float">
            <text:p>6.625</text:p>
          </table:table-cell>
        </table:table-row>
        <table:table-row table:style-name="ro1">
          <table:table-cell office:value-type="string" calcext:value-type="string">
            <text:p>Elk City OK (CBSA)</text:p>
          </table:table-cell>
          <table:table-cell office:value-type="float" office:value="3" calcext:value-type="float">
            <text:p>3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Elkhart-Goshen IN (CBSA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lkins WV (CBSA)</text:p>
          </table:table-cell>
          <table:table-cell office:value-type="float" office:value="3.83333333333333" calcext:value-type="float">
            <text:p>3.8333333333</text:p>
          </table:table-cell>
          <table:table-cell office:value-type="float" office:value="11.25" calcext:value-type="float">
            <text:p>11.25</text:p>
          </table:table-cell>
        </table:table-row>
        <table:table-row table:style-name="ro1">
          <table:table-cell office:value-type="string" calcext:value-type="string">
            <text:p>Elko NV (CBSA)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mporia KS (CBSA)</text:p>
          </table:table-cell>
          <table:table-cell office:value-type="float" office:value="2.66666666666667" calcext:value-type="float">
            <text:p>2.6666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rie (DMA)</text:p>
          </table:table-cell>
          <table:table-cell office:value-type="float" office:value="38.8" calcext:value-type="float">
            <text:p>38.8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string" calcext:value-type="string">
            <text:p>Erie PA (CBSA)</text:p>
          </table:table-cell>
          <table:table-cell office:value-type="float" office:value="34" calcext:value-type="float">
            <text:p>34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Escanaba MI (CBSA)</text:p>
          </table:table-cell>
          <table:table-cell office:value-type="float" office:value="2.6" calcext:value-type="float">
            <text:p>2.6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string" calcext:value-type="string">
            <text:p>Evanston WY (CBSA)</text:p>
          </table:table-cell>
          <table:table-cell office:value-type="float" office:value="3.33333333333333" calcext:value-type="float">
            <text:p>3.3333333333</text:p>
          </table:table-cell>
          <table:table-cell office:value-type="float" office:value="17.6666666666667" calcext:value-type="float">
            <text:p>17.6666666667</text:p>
          </table:table-cell>
        </table:table-row>
        <table:table-row table:style-name="ro1">
          <table:table-cell office:value-type="string" calcext:value-type="string">
            <text:p>Evansville (DMA)</text:p>
          </table:table-cell>
          <table:table-cell office:value-type="float" office:value="30.3684210526316" calcext:value-type="float">
            <text:p>30.3684210526</text:p>
          </table:table-cell>
          <table:table-cell office:value-type="float" office:value="5.10526315789474" calcext:value-type="float">
            <text:p>5.1052631579</text:p>
          </table:table-cell>
        </table:table-row>
        <table:table-row table:style-name="ro1">
          <table:table-cell office:value-type="string" calcext:value-type="string">
            <text:p>Evansville IN-KY (CBSA)</text:p>
          </table:table-cell>
          <table:table-cell office:value-type="float" office:value="16.1428571428571" calcext:value-type="float">
            <text:p>16.1428571429</text:p>
          </table:table-cell>
          <table:table-cell office:value-type="float" office:value="5.19047619047619" calcext:value-type="float">
            <text:p>5.1904761905</text:p>
          </table:table-cell>
        </table:table-row>
        <table:table-row table:style-name="ro1">
          <table:table-cell office:value-type="string" calcext:value-type="string">
            <text:p>Fairmont WV (CBSA)</text:p>
          </table:table-cell>
          <table:table-cell office:value-type="float" office:value="5.77777777777778" calcext:value-type="float">
            <text:p>5.7777777778</text:p>
          </table:table-cell>
          <table:table-cell office:value-type="float" office:value="8.55555555555556" calcext:value-type="float">
            <text:p>8.5555555556</text:p>
          </table:table-cell>
        </table:table-row>
        <table:table-row table:style-name="ro1">
          <table:table-cell office:value-type="string" calcext:value-type="string">
            <text:p>Fargo ND-MN (CBSA)</text:p>
          </table:table-cell>
          <table:table-cell office:value-type="float" office:value="12.6666666666667" calcext:value-type="float">
            <text:p>12.6666666667</text:p>
          </table:table-cell>
          <table:table-cell office:value-type="float" office:value="6.33333333333333" calcext:value-type="float">
            <text:p>6.3333333333</text:p>
          </table:table-cell>
        </table:table-row>
        <table:table-row table:style-name="ro1">
          <table:table-cell office:value-type="string" calcext:value-type="string">
            <text:p>Fargo-Valley City (DMA)</text:p>
          </table:table-cell>
          <table:table-cell office:value-type="float" office:value="34.6666666666667" calcext:value-type="float">
            <text:p>34.6666666667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>
          <table:table-cell office:value-type="string" calcext:value-type="string">
            <text:p>Farmington MO (CBSA)</text:p>
          </table:table-cell>
          <table:table-cell office:value-type="float" office:value="4.73333333333333" calcext:value-type="float">
            <text:p>4.7333333333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string" calcext:value-type="string">
            <text:p>Farmington NM (CBSA)</text:p>
          </table:table-cell>
          <table:table-cell office:value-type="float" office:value="3.625" calcext:value-type="float">
            <text:p>3.625</text:p>
          </table:table-cell>
          <table:table-cell office:value-type="float" office:value="3.375" calcext:value-type="float">
            <text:p>3.375</text:p>
          </table:table-cell>
        </table:table-row>
        <table:table-row table:style-name="ro1">
          <table:table-cell office:value-type="string" calcext:value-type="string">
            <text:p>Fayetteville NC (CBSA)</text:p>
          </table:table-cell>
          <table:table-cell office:value-type="float" office:value="11.2222222222222" calcext:value-type="float">
            <text:p>11.2222222222</text:p>
          </table:table-cell>
          <table:table-cell office:value-type="float" office:value="3.44444444444444" calcext:value-type="float">
            <text:p>3.4444444444</text:p>
          </table:table-cell>
        </table:table-row>
        <table:table-row table:style-name="ro1">
          <table:table-cell office:value-type="string" calcext:value-type="string">
            <text:p>Fayetteville-Springdale-Rogers AR-MO (CBSA)</text:p>
          </table:table-cell>
          <table:table-cell office:value-type="float" office:value="41.5" calcext:value-type="float">
            <text:p>41.5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Findlay OH (CBSA)</text:p>
          </table:table-cell>
          <table:table-cell office:value-type="float" office:value="4" calcext:value-type="float">
            <text:p>4</text:p>
          </table:table-cell>
          <table:table-cell office:value-type="float" office:value="4.14285714285714" calcext:value-type="float">
            <text:p>4.1428571429</text:p>
          </table:table-cell>
        </table:table-row>
        <table:table-row table:style-name="ro1">
          <table:table-cell office:value-type="string" calcext:value-type="string">
            <text:p>Flint MI (CBSA)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lint-Saginaw-Bay City (DMA)</text:p>
          </table:table-cell>
          <table:table-cell office:value-type="float" office:value="53.5" calcext:value-type="float">
            <text:p>53.5</text:p>
          </table:table-cell>
          <table:table-cell office:value-type="float" office:value="5.83333333333333" calcext:value-type="float">
            <text:p>5.8333333333</text:p>
          </table:table-cell>
        </table:table-row>
        <table:table-row table:style-name="ro1">
          <table:table-cell office:value-type="string" calcext:value-type="string">
            <text:p>Florence SC (CBSA)</text:p>
          </table:table-cell>
          <table:table-cell office:value-type="float" office:value="3.66666666666667" calcext:value-type="float">
            <text:p>3.6666666667</text:p>
          </table:table-cell>
          <table:table-cell office:value-type="float" office:value="1.33333333333333" calcext:value-type="float">
            <text:p>1.3333333333</text:p>
          </table:table-cell>
        </table:table-row>
        <table:table-row table:style-name="ro1">
          <table:table-cell office:value-type="string" calcext:value-type="string">
            <text:p>Florence-Muscle Shoals AL (CBSA)</text:p>
          </table:table-cell>
          <table:table-cell office:value-type="float" office:value="9.88888888888889" calcext:value-type="float">
            <text:p>9.8888888889</text:p>
          </table:table-cell>
          <table:table-cell office:value-type="float" office:value="6.88888888888889" calcext:value-type="float">
            <text:p>6.8888888889</text:p>
          </table:table-cell>
        </table:table-row>
        <table:table-row table:style-name="ro1">
          <table:table-cell office:value-type="string" calcext:value-type="string">
            <text:p>Fond du Lac WI <text:s/>(CBSA)</text:p>
          </table:table-cell>
          <table:table-cell office:value-type="float" office:value="4.66666666666667" calcext:value-type="float">
            <text:p>4.6666666667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Forest City NC (CBSA)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rt Collins-Loveland CO <text:s/>(CBSA)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rt Dodge IA <text:s/>(CBSA)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rt Leonard Wood MO (CBSA)</text:p>
          </table:table-cell>
          <table:table-cell office:value-type="float" office:value="1.42857142857143" calcext:value-type="float">
            <text:p>1.4285714286</text:p>
          </table:table-cell>
          <table:table-cell office:value-type="float" office:value="3.14285714285714" calcext:value-type="float">
            <text:p>3.1428571429</text:p>
          </table:table-cell>
        </table:table-row>
        <table:table-row table:style-name="ro1">
          <table:table-cell office:value-type="string" calcext:value-type="string">
            <text:p>Fort Madison-Keokuk IA-MO (CBSA)</text:p>
          </table:table-cell>
          <table:table-cell office:value-type="float" office:value="9.5" calcext:value-type="float">
            <text:p>9.5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string" calcext:value-type="string">
            <text:p>Fort Myers-Naples (DMA)</text:p>
          </table:table-cell>
          <table:table-cell office:value-type="float" office:value="47" calcext:value-type="float">
            <text:p>47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Fort Polk South LA (CBSA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rt Smith AR-OK <text:s/>(CBSA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rt Wayne (DMA)</text:p>
          </table:table-cell>
          <table:table-cell office:value-type="float" office:value="44" calcext:value-type="float">
            <text:p>44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Fort Wayne IN (CBSA)</text:p>
          </table:table-cell>
          <table:table-cell office:value-type="float" office:value="24.5" calcext:value-type="float">
            <text:p>24.5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Frankfort KY (CBSA)</text:p>
          </table:table-cell>
          <table:table-cell office:value-type="float" office:value="6.25" calcext:value-type="float">
            <text:p>6.25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string" calcext:value-type="string">
            <text:p>Fredericksburg TX (CBSA)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Fremont NE (CBSA)</text:p>
          </table:table-cell>
          <table:table-cell office:value-type="float" office:value="2.5" calcext:value-type="float">
            <text:p>2.5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 office:value-type="string" calcext:value-type="string">
            <text:p>Fremont OH (CBSA)</text:p>
          </table:table-cell>
          <table:table-cell office:value-type="float" office:value="3.6" calcext:value-type="float">
            <text:p>3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resno CA (CBSA)</text:p>
          </table:table-cell>
          <table:table-cell office:value-type="float" office:value="54" calcext:value-type="float">
            <text:p>54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Fresno-Visalia (DMA)</text:p>
          </table:table-cell>
          <table:table-cell office:value-type="float" office:value="83.25" calcext:value-type="float">
            <text:p>83.25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Ft. Smith</text:p>
          </table:table-cell>
          <table:table-cell office:value-type="float" office:value="33.375" calcext:value-type="float">
            <text:p>33.375</text:p>
          </table:table-cell>
          <table:table-cell office:value-type="float" office:value="5.405625" calcext:value-type="float">
            <text:p>5.405625</text:p>
          </table:table-cell>
        </table:table-row>
        <table:table-row table:style-name="ro1">
          <table:table-cell office:value-type="string" calcext:value-type="string">
            <text:p>Gadsden AL (CBSA)</text:p>
          </table:table-cell>
          <table:table-cell office:value-type="float" office:value="6.90909090909091" calcext:value-type="float">
            <text:p>6.9090909091</text:p>
          </table:table-cell>
          <table:table-cell office:value-type="float" office:value="6.27272727272727" calcext:value-type="float">
            <text:p>6.2727272727</text:p>
          </table:table-cell>
        </table:table-row>
        <table:table-row table:style-name="ro1">
          <table:table-cell office:value-type="string" calcext:value-type="string">
            <text:p>Gainesville</text:p>
          </table:table-cell>
          <table:table-cell office:value-type="float" office:value="18.5" calcext:value-type="float">
            <text:p>18.5</text:p>
          </table:table-cell>
          <table:table-cell office:value-type="float" office:value="6.889375" calcext:value-type="float">
            <text:p>6.889375</text:p>
          </table:table-cell>
        </table:table-row>
        <table:table-row table:style-name="ro1">
          <table:table-cell office:value-type="string" calcext:value-type="string">
            <text:p>Gainesville (DMA)</text:p>
          </table:table-cell>
          <table:table-cell office:value-type="float" office:value="27" calcext:value-type="float">
            <text:p>27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Gainesville FL (CBSA)</text:p>
          </table:table-cell>
          <table:table-cell office:value-type="float" office:value="9.5" calcext:value-type="float">
            <text:p>9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inesville GA (CBSA)</text:p>
          </table:table-cell>
          <table:table-cell office:value-type="float" office:value="8.25" calcext:value-type="float">
            <text:p>8.25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Galesburg IL (CBS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llup NM (CBSA)</text:p>
          </table:table-cell>
          <table:table-cell office:value-type="float" office:value="3.4" calcext:value-type="float">
            <text:p>3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ettysburg PA (CBSA)</text:p>
          </table:table-cell>
          <table:table-cell office:value-type="float" office:value="9.2" calcext:value-type="float">
            <text:p>9.2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string" calcext:value-type="string">
            <text:p>Gillette WY (CBSA)</text:p>
          </table:table-cell>
          <table:table-cell office:value-type="float" office:value="5.66666666666667" calcext:value-type="float">
            <text:p>5.6666666667</text:p>
          </table:table-cell>
          <table:table-cell office:value-type="float" office:value="10.3333333333333" calcext:value-type="float">
            <text:p>10.3333333333</text:p>
          </table:table-cell>
        </table:table-row>
        <table:table-row table:style-name="ro1">
          <table:table-cell office:value-type="string" calcext:value-type="string">
            <text:p>Glasgow KY (CBSA)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lendive MT (DMA)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Glens Falls NY (CBSA)</text:p>
          </table:table-cell>
          <table:table-cell office:value-type="float" office:value="12.5" calcext:value-type="float">
            <text:p>12.5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Goldsboro NC (CBSA)</text:p>
          </table:table-cell>
          <table:table-cell office:value-type="float" office:value="5" calcext:value-type="float">
            <text:p>5</text:p>
          </table:table-cell>
          <table:table-cell office:value-type="float" office:value="4.125" calcext:value-type="float">
            <text:p>4.125</text:p>
          </table:table-cell>
        </table:table-row>
        <table:table-row table:style-name="ro1">
          <table:table-cell office:value-type="string" calcext:value-type="string">
            <text:p>Grand Island NE (CBSA)</text:p>
          </table:table-cell>
          <table:table-cell office:value-type="float" office:value="3.25" calcext:value-type="float">
            <text:p>3.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and Rapids-Kalmazoo-Battle Creek (DMA)</text:p>
          </table:table-cell>
          <table:table-cell office:value-type="float" office:value="76.4285714285714" calcext:value-type="float">
            <text:p>76.4285714286</text:p>
          </table:table-cell>
          <table:table-cell office:value-type="float" office:value="4.85714285714286" calcext:value-type="float">
            <text:p>4.8571428571</text:p>
          </table:table-cell>
        </table:table-row>
        <table:table-row table:style-name="ro1">
          <table:table-cell office:value-type="string" calcext:value-type="string">
            <text:p>Grand Rapids-Wyoming MI (CBSA)</text:p>
          </table:table-cell>
          <table:table-cell office:value-type="float" office:value="45" calcext:value-type="float">
            <text:p>45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Grants NM (CBSA)</text:p>
          </table:table-cell>
          <table:table-cell office:value-type="float" office:value="3" calcext:value-type="float">
            <text:p>3</text:p>
          </table:table-cell>
          <table:table-cell office:value-type="float" office:value="11.75" calcext:value-type="float">
            <text:p>11.75</text:p>
          </table:table-cell>
        </table:table-row>
        <table:table-row table:style-name="ro1">
          <table:table-cell office:value-type="string" calcext:value-type="string">
            <text:p>Great Falls MT (CBSA)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reeley CO (CBSA)</text:p>
          </table:table-cell>
          <table:table-cell office:value-type="float" office:value="23" calcext:value-type="float">
            <text:p>23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string" calcext:value-type="string">
            <text:p>Green Bay WI (CBSA)</text:p>
          </table:table-cell>
          <table:table-cell office:value-type="float" office:value="12.8333333333333" calcext:value-type="float">
            <text:p>12.8333333333</text:p>
          </table:table-cell>
          <table:table-cell office:value-type="float" office:value="4.33333333333333" calcext:value-type="float">
            <text:p>4.3333333333</text:p>
          </table:table-cell>
        </table:table-row>
        <table:table-row table:style-name="ro1">
          <table:table-cell office:value-type="string" calcext:value-type="string">
            <text:p>Greeneville TN (CBSA)</text:p>
          </table:table-cell>
          <table:table-cell office:value-type="float" office:value="4" calcext:value-type="float">
            <text:p>4</text:p>
          </table:table-cell>
          <table:table-cell office:value-type="float" office:value="5.42857142857143" calcext:value-type="float">
            <text:p>5.4285714286</text:p>
          </table:table-cell>
        </table:table-row>
        <table:table-row table:style-name="ro1">
          <table:table-cell office:value-type="string" calcext:value-type="string">
            <text:p>Greensboro-High Point NC (CBSA)</text:p>
          </table:table-cell>
          <table:table-cell office:value-type="float" office:value="19.8" calcext:value-type="float">
            <text:p>19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eensboro-High Point-Winston-Salem (DMA)</text:p>
          </table:table-cell>
          <table:table-cell office:value-type="float" office:value="54.3333333333333" calcext:value-type="float">
            <text:p>54.3333333333</text:p>
          </table:table-cell>
          <table:table-cell office:value-type="float" office:value="3.83333333333333" calcext:value-type="float">
            <text:p>3.8333333333</text:p>
          </table:table-cell>
        </table:table-row>
        <table:table-row table:style-name="ro1">
          <table:table-cell office:value-type="string" calcext:value-type="string">
            <text:p>Greensburg IN (CBSA)</text:p>
          </table:table-cell>
          <table:table-cell office:value-type="float" office:value="3.42857142857143" calcext:value-type="float">
            <text:p>3.4285714286</text:p>
          </table:table-cell>
          <table:table-cell office:value-type="float" office:value="11.7142857142857" calcext:value-type="float">
            <text:p>11.7142857143</text:p>
          </table:table-cell>
        </table:table-row>
        <table:table-row table:style-name="ro1">
          <table:table-cell office:value-type="string" calcext:value-type="string">
            <text:p>Greenville MS (CBSA)</text:p>
          </table:table-cell>
          <table:table-cell office:value-type="float" office:value="5.55555555555556" calcext:value-type="float">
            <text:p>5.5555555556</text:p>
          </table:table-cell>
          <table:table-cell office:value-type="float" office:value="9.88888888888889" calcext:value-type="float">
            <text:p>9.8888888889</text:p>
          </table:table-cell>
        </table:table-row>
        <table:table-row table:style-name="ro1">
          <table:table-cell office:value-type="string" calcext:value-type="string">
            <text:p>Greenville NC (CBSA)</text:p>
          </table:table-cell>
          <table:table-cell office:value-type="float" office:value="16.5" calcext:value-type="float">
            <text:p>16.5</text:p>
          </table:table-cell>
          <table:table-cell office:value-type="float" office:value="9.33333333333333" calcext:value-type="float">
            <text:p>9.3333333333</text:p>
          </table:table-cell>
        </table:table-row>
        <table:table-row table:style-name="ro1">
          <table:table-cell office:value-type="string" calcext:value-type="string">
            <text:p>Greenville OH (CBSA)</text:p>
          </table:table-cell>
          <table:table-cell office:value-type="float" office:value="5.66666666666667" calcext:value-type="float">
            <text:p>5.6666666667</text:p>
          </table:table-cell>
          <table:table-cell office:value-type="float" office:value="12.3333333333333" calcext:value-type="float">
            <text:p>12.3333333333</text:p>
          </table:table-cell>
        </table:table-row>
        <table:table-row table:style-name="ro1">
          <table:table-cell office:value-type="string" calcext:value-type="string">
            <text:p>Greenville-New Bern-Washington (DMA)</text:p>
          </table:table-cell>
          <table:table-cell office:value-type="float" office:value="36.4" calcext:value-type="float">
            <text:p>36.4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Greenwood MS (CBSA)</text:p>
          </table:table-cell>
          <table:table-cell office:value-type="float" office:value="5.125" calcext:value-type="float">
            <text:p>5.125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string" calcext:value-type="string">
            <text:p>Grenada MS (CBSA)</text:p>
          </table:table-cell>
          <table:table-cell office:value-type="float" office:value="4.25" calcext:value-type="float">
            <text:p>4.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uymon OK <text:s/>(CBSA)</text:p>
          </table:table-cell>
          <table:table-cell office:value-type="float" office:value="4.4" calcext:value-type="float">
            <text:p>4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agerstown-Martinsburg MD-WV (CBSA)</text:p>
          </table:table-cell>
          <table:table-cell office:value-type="float" office:value="14.7142857142857" calcext:value-type="float">
            <text:p>14.7142857143</text:p>
          </table:table-cell>
          <table:table-cell office:value-type="float" office:value="6.28571428571429" calcext:value-type="float">
            <text:p>6.2857142857</text:p>
          </table:table-cell>
        </table:table-row>
        <table:table-row table:style-name="ro1">
          <table:table-cell office:value-type="string" calcext:value-type="string">
            <text:p>Hammond LA (CBSA)</text:p>
          </table:table-cell>
          <table:table-cell office:value-type="float" office:value="4.71428571428571" calcext:value-type="float">
            <text:p>4.7142857143</text:p>
          </table:table-cell>
          <table:table-cell office:value-type="float" office:value="3.78571428571429" calcext:value-type="float">
            <text:p>3.7857142857</text:p>
          </table:table-cell>
        </table:table-row>
        <table:table-row table:style-name="ro1">
          <table:table-cell office:value-type="string" calcext:value-type="string">
            <text:p>Hanford-Corcoran CA (CBSA)</text:p>
          </table:table-cell>
          <table:table-cell office:value-type="float" office:value="10" calcext:value-type="float">
            <text:p>10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string" calcext:value-type="string">
            <text:p>Hannibal MO (CBSA)</text:p>
          </table:table-cell>
          <table:table-cell office:value-type="float" office:value="3.25" calcext:value-type="float">
            <text:p>3.25</text:p>
          </table:table-cell>
          <table:table-cell office:value-type="float" office:value="9.08333333333333" calcext:value-type="float">
            <text:p>9.0833333333</text:p>
          </table:table-cell>
        </table:table-row>
        <table:table-row table:style-name="ro1">
          <table:table-cell office:value-type="string" calcext:value-type="string">
            <text:p>Harrisburg-Carlisle PA (CBSA)</text:p>
          </table:table-cell>
          <table:table-cell office:value-type="float" office:value="18.5454545454545" calcext:value-type="float">
            <text:p>18.5454545455</text:p>
          </table:table-cell>
          <table:table-cell office:value-type="float" office:value="3.81818181818182" calcext:value-type="float">
            <text:p>3.8181818182</text:p>
          </table:table-cell>
        </table:table-row>
        <table:table-row table:style-name="ro1">
          <table:table-cell office:value-type="string" calcext:value-type="string">
            <text:p>Harrisonburg VA (CBSA)</text:p>
          </table:table-cell>
          <table:table-cell office:value-type="float" office:value="10.25" calcext:value-type="float">
            <text:p>10.25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Hartford-New Haven (DMA)</text:p>
          </table:table-cell>
          <table:table-cell office:value-type="float" office:value="127.714285714286" calcext:value-type="float">
            <text:p>127.7142857143</text:p>
          </table:table-cell>
          <table:table-cell office:value-type="float" office:value="5.71428571428571" calcext:value-type="float">
            <text:p>5.7142857143</text:p>
          </table:table-cell>
        </table:table-row>
        <table:table-row table:style-name="ro1">
          <table:table-cell office:value-type="string" calcext:value-type="string">
            <text:p>Hartford-West Hartford-East Hartford CT (CBSA)</text:p>
          </table:table-cell>
          <table:table-cell office:value-type="float" office:value="65.8666666666667" calcext:value-type="float">
            <text:p>65.8666666667</text:p>
          </table:table-cell>
          <table:table-cell office:value-type="float" office:value="6.26666666666667" calcext:value-type="float">
            <text:p>6.2666666667</text:p>
          </table:table-cell>
        </table:table-row>
        <table:table-row table:style-name="ro1">
          <table:table-cell office:value-type="string" calcext:value-type="string">
            <text:p>Hastings NE (CBSA)</text:p>
          </table:table-cell>
          <table:table-cell office:value-type="float" office:value="2.25" calcext:value-type="float">
            <text:p>2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attiesburg MS (CBSA)</text:p>
          </table:table-cell>
          <table:table-cell office:value-type="float" office:value="7.61538461538462" calcext:value-type="float">
            <text:p>7.6153846154</text:p>
          </table:table-cell>
          <table:table-cell office:value-type="float" office:value="5.61538461538462" calcext:value-type="float">
            <text:p>5.6153846154</text:p>
          </table:table-cell>
        </table:table-row>
        <table:table-row table:style-name="ro1">
          <table:table-cell office:value-type="string" calcext:value-type="string">
            <text:p>Hays KS <text:s/>(CBSA)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elena (DMA)</text:p>
          </table:table-cell>
          <table:table-cell office:value-type="float" office:value="3.6" calcext:value-type="float">
            <text:p>3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elena MT (CBSA)</text:p>
          </table:table-cell>
          <table:table-cell office:value-type="float" office:value="4.4" calcext:value-type="float">
            <text:p>4.4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string" calcext:value-type="string">
            <text:p>Helena-West Helena AR (CBSA)</text:p>
          </table:table-cell>
          <table:table-cell office:value-type="float" office:value="4" calcext:value-type="float">
            <text:p>4</text:p>
          </table:table-cell>
          <table:table-cell office:value-type="float" office:value="16.25" calcext:value-type="float">
            <text:p>16.25</text:p>
          </table:table-cell>
        </table:table-row>
        <table:table-row table:style-name="ro1">
          <table:table-cell office:value-type="string" calcext:value-type="string">
            <text:p>Henderson NC (CBSA)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ereford TX <text:s/>(CBSA)</text:p>
          </table:table-cell>
          <table:table-cell office:value-type="float" office:value="2" calcext:value-type="float">
            <text:p>2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string" calcext:value-type="string">
            <text:p>Hickory-Lenoir-Morganton NC (CBSA)</text:p>
          </table:table-cell>
          <table:table-cell office:value-type="float" office:value="11.3333333333333" calcext:value-type="float">
            <text:p>11.333333333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Hilton Head Island-Beaufort SC (CBSA)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inesville-Fort Stewart GA (CBSA)</text:p>
          </table:table-cell>
          <table:table-cell office:value-type="float" office:value="5" calcext:value-type="float">
            <text:p>5</text:p>
          </table:table-cell>
          <table:table-cell office:value-type="float" office:value="5.75" calcext:value-type="float">
            <text:p>5.75</text:p>
          </table:table-cell>
        </table:table-row>
        <table:table-row table:style-name="ro1">
          <table:table-cell office:value-type="string" calcext:value-type="string">
            <text:p>Hobbs NM (CBSA)</text:p>
          </table:table-cell>
          <table:table-cell office:value-type="float" office:value="5" calcext:value-type="float">
            <text:p>5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Holland MI (CBSA)</text:p>
          </table:table-cell>
          <table:table-cell office:value-type="float" office:value="11.8" calcext:value-type="float">
            <text:p>11.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omosassa Springs FL (CBSA)</text:p>
          </table:table-cell>
          <table:table-cell office:value-type="float" office:value="8.83333333333333" calcext:value-type="float">
            <text:p>8.8333333333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Hot Springs AR (CBSA)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oughton MI (CBSA)</text:p>
          </table:table-cell>
          <table:table-cell office:value-type="float" office:value="4.5" calcext:value-type="float">
            <text:p>4.5</text:p>
          </table:table-cell>
          <table:table-cell office:value-type="float" office:value="12.625" calcext:value-type="float">
            <text:p>12.625</text:p>
          </table:table-cell>
        </table:table-row>
        <table:table-row table:style-name="ro1">
          <table:table-cell office:value-type="string" calcext:value-type="string">
            <text:p>Houma-Bayou Cane-Thibodaux LA (CBSA)</text:p>
          </table:table-cell>
          <table:table-cell office:value-type="float" office:value="3.975" calcext:value-type="float">
            <text:p>3.975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Houston</text:p>
          </table:table-cell>
          <table:table-cell office:value-type="float" office:value="125.944444444444" calcext:value-type="float">
            <text:p>125.9444444444</text:p>
          </table:table-cell>
          <table:table-cell office:value-type="float" office:value="2.57722222222222" calcext:value-type="float">
            <text:p>2.5772222222</text:p>
          </table:table-cell>
        </table:table-row>
        <table:table-row table:style-name="ro1">
          <table:table-cell office:value-type="string" calcext:value-type="string">
            <text:p>Huntingdon PA (CBSA)</text:p>
          </table:table-cell>
          <table:table-cell office:value-type="float" office:value="3.375" calcext:value-type="float">
            <text:p>3.3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untington IN (CBSA)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untington-Ashland WV-KY-OH (CBSA)</text:p>
          </table:table-cell>
          <table:table-cell office:value-type="float" office:value="19.8" calcext:value-type="float">
            <text:p>19.8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Huntsville AL (CBSA)</text:p>
          </table:table-cell>
          <table:table-cell office:value-type="float" office:value="19.2857142857143" calcext:value-type="float">
            <text:p>19.2857142857</text:p>
          </table:table-cell>
          <table:table-cell office:value-type="float" office:value="4.71428571428571" calcext:value-type="float">
            <text:p>4.7142857143</text:p>
          </table:table-cell>
        </table:table-row>
        <table:table-row table:style-name="ro1">
          <table:table-cell office:value-type="string" calcext:value-type="string">
            <text:p>Huntsville TX (CBSA)</text:p>
          </table:table-cell>
          <table:table-cell office:value-type="float" office:value="8.25" calcext:value-type="float">
            <text:p>8.25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string" calcext:value-type="string">
            <text:p>Huron SD (CBSA)</text:p>
          </table:table-cell>
          <table:table-cell office:value-type="float" office:value="4.5" calcext:value-type="float">
            <text:p>4.5</text:p>
          </table:table-cell>
          <table:table-cell office:value-type="float" office:value="22.25" calcext:value-type="float">
            <text:p>22.25</text:p>
          </table:table-cell>
        </table:table-row>
        <table:table-row table:style-name="ro1">
          <table:table-cell office:value-type="string" calcext:value-type="string">
            <text:p>Hutchinson MN (CBSA)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daho Falls ID (CBSA)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Indiana PA (CBSA)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ndianapolis</text:p>
          </table:table-cell>
          <table:table-cell office:value-type="float" office:value="79.2631578947368" calcext:value-type="float">
            <text:p>79.2631578947</text:p>
          </table:table-cell>
          <table:table-cell office:value-type="float" office:value="3.54263157894737" calcext:value-type="float">
            <text:p>3.5426315789</text:p>
          </table:table-cell>
        </table:table-row>
        <table:table-row table:style-name="ro1">
          <table:table-cell office:value-type="string" calcext:value-type="string">
            <text:p>Indianapolis (DMA)</text:p>
          </table:table-cell>
          <table:table-cell office:value-type="float" office:value="133.4" calcext:value-type="float">
            <text:p>133.4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Indianapolis-Carmel IN (CBSA)</text:p>
          </table:table-cell>
          <table:table-cell office:value-type="float" office:value="63.75" calcext:value-type="float">
            <text:p>63.75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Indianola MS (CBSA)</text:p>
          </table:table-cell>
          <table:table-cell office:value-type="float" office:value="4.25" calcext:value-type="float">
            <text:p>4.25</text:p>
          </table:table-cell>
          <table:table-cell office:value-type="float" office:value="11.25" calcext:value-type="float">
            <text:p>11.25</text:p>
          </table:table-cell>
        </table:table-row>
        <table:table-row table:style-name="ro1">
          <table:table-cell office:value-type="string" calcext:value-type="string">
            <text:p>Ionia MI (CBSA)</text:p>
          </table:table-cell>
          <table:table-cell office:value-type="float" office:value="6.71428571428571" calcext:value-type="float">
            <text:p>6.7142857143</text:p>
          </table:table-cell>
          <table:table-cell office:value-type="float" office:value="9.14285714285714" calcext:value-type="float">
            <text:p>9.1428571429</text:p>
          </table:table-cell>
        </table:table-row>
        <table:table-row table:style-name="ro1">
          <table:table-cell office:value-type="string" calcext:value-type="string">
            <text:p>Iowa City IA (CBSA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ron Mountain MI-WI (CBSA)</text:p>
          </table:table-cell>
          <table:table-cell office:value-type="float" office:value="2.57142857142857" calcext:value-type="float">
            <text:p>2.57142857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ackson MI (CBSA)</text:p>
          </table:table-cell>
          <table:table-cell office:value-type="float" office:value="7" calcext:value-type="float">
            <text:p>7</text:p>
          </table:table-cell>
          <table:table-cell office:value-type="float" office:value="3.66666666666667" calcext:value-type="float">
            <text:p>3.6666666667</text:p>
          </table:table-cell>
        </table:table-row>
        <table:table-row table:style-name="ro1">
          <table:table-cell office:value-type="string" calcext:value-type="string">
            <text:p>Jackson MS (CBSA)</text:p>
          </table:table-cell>
          <table:table-cell office:value-type="float" office:value="17.8888888888889" calcext:value-type="float">
            <text:p>17.88888888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ckson OH (CBSA)</text:p>
          </table:table-cell>
          <table:table-cell office:value-type="float" office:value="3.33333333333333" calcext:value-type="float">
            <text:p>3.3333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ackson TN (DMA)</text:p>
          </table:table-cell>
          <table:table-cell office:value-type="float" office:value="10.5" calcext:value-type="float">
            <text:p>10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cksonville</text:p>
          </table:table-cell>
          <table:table-cell office:value-type="float" office:value="42.125" calcext:value-type="float">
            <text:p>42.125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string" calcext:value-type="string">
            <text:p>Jacksonville (DMA)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acksonville FL (CBSA)</text:p>
          </table:table-cell>
          <table:table-cell office:value-type="float" office:value="70.5" calcext:value-type="float">
            <text:p>70.5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Jacksonville IL (CBSA)</text:p>
          </table:table-cell>
          <table:table-cell office:value-type="float" office:value="6.75" calcext:value-type="float">
            <text:p>6.75</text:p>
          </table:table-cell>
          <table:table-cell office:value-type="float" office:value="13.75" calcext:value-type="float">
            <text:p>13.75</text:p>
          </table:table-cell>
        </table:table-row>
        <table:table-row table:style-name="ro1">
          <table:table-cell office:value-type="string" calcext:value-type="string">
            <text:p>Jacksonville NC <text:s/>(CBSA)</text:p>
          </table:table-cell>
          <table:table-cell office:value-type="float" office:value="10.5" calcext:value-type="float">
            <text:p>10.5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Jacksonville TX (CBSA)</text:p>
          </table:table-cell>
          <table:table-cell office:value-type="float" office:value="2.28571428571429" calcext:value-type="float">
            <text:p>2.2857142857</text:p>
          </table:table-cell>
          <table:table-cell office:value-type="float" office:value="3.85714285714286" calcext:value-type="float">
            <text:p>3.8571428571</text:p>
          </table:table-cell>
        </table:table-row>
        <table:table-row table:style-name="ro1">
          <table:table-cell office:value-type="string" calcext:value-type="string">
            <text:p>Janesville WI (CBSA)</text:p>
          </table:table-cell>
          <table:table-cell office:value-type="float" office:value="4.5" calcext:value-type="float">
            <text:p>4.5</text:p>
          </table:table-cell>
          <table:table-cell office:value-type="float" office:value="2.91666666666667" calcext:value-type="float">
            <text:p>2.9166666667</text:p>
          </table:table-cell>
        </table:table-row>
        <table:table-row table:style-name="ro1">
          <table:table-cell office:value-type="string" calcext:value-type="string">
            <text:p>Jasper IN (CBSA)</text:p>
          </table:table-cell>
          <table:table-cell office:value-type="float" office:value="5.875" calcext:value-type="float">
            <text:p>5.875</text:p>
          </table:table-cell>
          <table:table-cell office:value-type="float" office:value="10.375" calcext:value-type="float">
            <text:p>10.375</text:p>
          </table:table-cell>
        </table:table-row>
        <table:table-row table:style-name="ro1">
          <table:table-cell office:value-type="string" calcext:value-type="string">
            <text:p>Jefferson City MO (CBSA)</text:p>
          </table:table-cell>
          <table:table-cell office:value-type="float" office:value="11" calcext:value-type="float">
            <text:p>11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string" calcext:value-type="string">
            <text:p>Jefferson GA (CBSA)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hnson City TN (CBSA)</text:p>
          </table:table-cell>
          <table:table-cell office:value-type="float" office:value="7.76923076923077" calcext:value-type="float">
            <text:p>7.76923076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hnstown PA (CBSA)</text:p>
          </table:table-cell>
          <table:table-cell office:value-type="float" office:value="17.1538461538462" calcext:value-type="float">
            <text:p>17.1538461538</text:p>
          </table:table-cell>
          <table:table-cell office:value-type="float" office:value="13.0769230769231" calcext:value-type="float">
            <text:p>13.0769230769</text:p>
          </table:table-cell>
        </table:table-row>
        <table:table-row table:style-name="ro1">
          <table:table-cell office:value-type="string" calcext:value-type="string">
            <text:p>Johnstown-Altoona (DMA)</text:p>
          </table:table-cell>
          <table:table-cell office:value-type="float" office:value="62" calcext:value-type="float">
            <text:p>62</text:p>
          </table:table-cell>
          <table:table-cell office:value-type="float" office:value="10.0909090909091" calcext:value-type="float">
            <text:p>10.0909090909</text:p>
          </table:table-cell>
        </table:table-row>
        <table:table-row table:style-name="ro1">
          <table:table-cell office:value-type="string" calcext:value-type="string">
            <text:p>Jonesboro (DMA)</text:p>
          </table:table-cell>
          <table:table-cell office:value-type="float" office:value="6.11111111111111" calcext:value-type="float">
            <text:p>6.1111111111</text:p>
          </table:table-cell>
          <table:table-cell office:value-type="float" office:value="3.44444444444444" calcext:value-type="float">
            <text:p>3.4444444444</text:p>
          </table:table-cell>
        </table:table-row>
        <table:table-row table:style-name="ro1">
          <table:table-cell office:value-type="string" calcext:value-type="string">
            <text:p>Jonesboro AR (CBSA)</text:p>
          </table:table-cell>
          <table:table-cell office:value-type="float" office:value="3.66666666666667" calcext:value-type="float">
            <text:p>3.6666666667</text:p>
          </table:table-cell>
          <table:table-cell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Joplin MO (CBSA)</text:p>
          </table:table-cell>
          <table:table-cell office:value-type="float" office:value="7.30434782608696" calcext:value-type="float">
            <text:p>7.3043478261</text:p>
          </table:table-cell>
          <table:table-cell office:value-type="float" office:value="5.04347826086957" calcext:value-type="float">
            <text:p>5.0434782609</text:p>
          </table:table-cell>
        </table:table-row>
        <table:table-row table:style-name="ro1">
          <table:table-cell office:value-type="string" calcext:value-type="string">
            <text:p>Joplin-Pittsburg (DMA)</text:p>
          </table:table-cell>
          <table:table-cell office:value-type="float" office:value="16.5833333333333" calcext:value-type="float">
            <text:p>16.5833333333</text:p>
          </table:table-cell>
          <table:table-cell office:value-type="float" office:value="5.66666666666667" calcext:value-type="float">
            <text:p>5.6666666667</text:p>
          </table:table-cell>
        </table:table-row>
        <table:table-row table:style-name="ro1">
          <table:table-cell office:value-type="string" calcext:value-type="string">
            <text:p>Kalispell MT (CBSA)</text:p>
          </table:table-cell>
          <table:table-cell office:value-type="float" office:value="3.66666666666667" calcext:value-type="float">
            <text:p>3.6666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ansas City (DMA)</text:p>
          </table:table-cell>
          <table:table-cell office:value-type="float" office:value="137.333333333333" calcext:value-type="float">
            <text:p>137.3333333333</text:p>
          </table:table-cell>
          <table:table-cell office:value-type="float" office:value="7.33333333333333" calcext:value-type="float">
            <text:p>7.3333333333</text:p>
          </table:table-cell>
        </table:table-row>
        <table:table-row table:style-name="ro1">
          <table:table-cell office:value-type="string" calcext:value-type="string">
            <text:p>Kansas City MO-KS (CBSA)</text:p>
          </table:table-cell>
          <table:table-cell office:value-type="float" office:value="85" calcext:value-type="float">
            <text:p>85</text:p>
          </table:table-cell>
          <table:table-cell office:value-type="float" office:value="5.16666666666667" calcext:value-type="float">
            <text:p>5.1666666667</text:p>
          </table:table-cell>
        </table:table-row>
        <table:table-row table:style-name="ro1">
          <table:table-cell office:value-type="string" calcext:value-type="string">
            <text:p>Kearney NE (CBSA)</text:p>
          </table:table-cell>
          <table:table-cell office:value-type="float" office:value="2.75" calcext:value-type="float">
            <text:p>2.75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Kennett MO <text:s/>(CBSA)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Kerrville TX <text:s/>(CBSA)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ill Devil Hills NC (CBSA)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illeen-Temple-Fort Hood TX (CBSA)</text:p>
          </table:table-cell>
          <table:table-cell office:value-type="float" office:value="9.78571428571429" calcext:value-type="float">
            <text:p>9.7857142857</text:p>
          </table:table-cell>
          <table:table-cell office:value-type="float" office:value="2.35714285714286" calcext:value-type="float">
            <text:p>2.3571428571</text:p>
          </table:table-cell>
        </table:table-row>
        <table:table-row table:style-name="ro1">
          <table:table-cell office:value-type="string" calcext:value-type="string">
            <text:p>Kingsport-Bristol-Bristol TN-VA (CBSA)</text:p>
          </table:table-cell>
          <table:table-cell office:value-type="float" office:value="12.4" calcext:value-type="float">
            <text:p>12.4</text:p>
          </table:table-cell>
          <table:table-cell office:value-type="float" office:value="3.93333333333333" calcext:value-type="float">
            <text:p>3.9333333333</text:p>
          </table:table-cell>
        </table:table-row>
        <table:table-row table:style-name="ro1">
          <table:table-cell office:value-type="string" calcext:value-type="string">
            <text:p>Kinston NC (CBSA)</text:p>
          </table:table-cell>
          <table:table-cell office:value-type="float" office:value="4.44444444444444" calcext:value-type="float">
            <text:p>4.44444444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irksville MO (CBSA)</text:p>
          </table:table-cell>
          <table:table-cell office:value-type="float" office:value="3.63636363636364" calcext:value-type="float">
            <text:p>3.6363636364</text:p>
          </table:table-cell>
          <table:table-cell office:value-type="float" office:value="13.0909090909091" calcext:value-type="float">
            <text:p>13.0909090909</text:p>
          </table:table-cell>
        </table:table-row>
        <table:table-row table:style-name="ro1">
          <table:table-cell office:value-type="string" calcext:value-type="string">
            <text:p>Knoxville (DMA)</text:p>
          </table:table-cell>
          <table:table-cell office:value-type="float" office:value="28.6666666666667" calcext:value-type="float">
            <text:p>28.6666666667</text:p>
          </table:table-cell>
          <table:table-cell office:value-type="float" office:value="2.3333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Knoxville TN (CBSA)</text:p>
          </table:table-cell>
          <table:table-cell office:value-type="float" office:value="21.5" calcext:value-type="float">
            <text:p>21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okomo IN (CBSA)</text:p>
          </table:table-cell>
          <table:table-cell office:value-type="float" office:value="11.6666666666667" calcext:value-type="float">
            <text:p>11.66666666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a Crosse-Eau Claire (DMA)</text:p>
          </table:table-cell>
          <table:table-cell office:value-type="float" office:value="34.3076923076923" calcext:value-type="float">
            <text:p>34.3076923077</text:p>
          </table:table-cell>
          <table:table-cell office:value-type="float" office:value="7.53846153846154" calcext:value-type="float">
            <text:p>7.5384615385</text:p>
          </table:table-cell>
        </table:table-row>
        <table:table-row table:style-name="ro1">
          <table:table-cell office:value-type="string" calcext:value-type="string">
            <text:p>Lafayette IN (DMA)</text:p>
          </table:table-cell>
          <table:table-cell office:value-type="float" office:value="8.5" calcext:value-type="float">
            <text:p>8.5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Lafayette LA (CBSA)</text:p>
          </table:table-cell>
          <table:table-cell office:value-type="float" office:value="20.1176470588235" calcext:value-type="float">
            <text:p>20.1176470588</text:p>
          </table:table-cell>
          <table:table-cell office:value-type="float" office:value="5.11764705882353" calcext:value-type="float">
            <text:p>5.1176470588</text:p>
          </table:table-cell>
        </table:table-row>
        <table:table-row table:style-name="ro1">
          <table:table-cell office:value-type="string" calcext:value-type="string">
            <text:p>Lafayette LA (DMA)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fayette-West Lafayette IN (CBSA)</text:p>
          </table:table-cell>
          <table:table-cell office:value-type="float" office:value="8.5" calcext:value-type="float">
            <text:p>8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Grange GA (CBSA)</text:p>
          </table:table-cell>
          <table:table-cell office:value-type="float" office:value="6.25" calcext:value-type="float">
            <text:p>6.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Lake Charles (DMA)</text:p>
          </table:table-cell>
          <table:table-cell office:value-type="float" office:value="8.91666666666667" calcext:value-type="float">
            <text:p>8.9166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ke Charles LA (CBSA)</text:p>
          </table:table-cell>
          <table:table-cell office:value-type="float" office:value="7.25" calcext:value-type="float">
            <text:p>7.25</text:p>
          </table:table-cell>
          <table:table-cell office:value-type="float" office:value="4.33333333333333" calcext:value-type="float">
            <text:p>4.3333333333</text:p>
          </table:table-cell>
        </table:table-row>
        <table:table-row table:style-name="ro1">
          <table:table-cell office:value-type="string" calcext:value-type="string">
            <text:p>Lake City FL (CBSA)</text:p>
          </table:table-cell>
          <table:table-cell office:value-type="float" office:value="4.6" calcext:value-type="float">
            <text:p>4.6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Lake Havasu City-Kingman AZ (CBSA)</text:p>
          </table:table-cell>
          <table:table-cell office:value-type="float" office:value="13.5454545454545" calcext:value-type="float">
            <text:p>13.5454545455</text:p>
          </table:table-cell>
          <table:table-cell office:value-type="float" office:value="6.72727272727273" calcext:value-type="float">
            <text:p>6.7272727273</text:p>
          </table:table-cell>
        </table:table-row>
        <table:table-row table:style-name="ro1">
          <table:table-cell office:value-type="string" calcext:value-type="string">
            <text:p>Lamesa TX (CBSA)</text:p>
          </table:table-cell>
          <table:table-cell office:value-type="float" office:value="2.33333333333333" calcext:value-type="float">
            <text:p>2.33333333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ancaster PA (CBSA)</text:p>
          </table:table-cell>
          <table:table-cell office:value-type="float" office:value="42.8333333333333" calcext:value-type="float">
            <text:p>42.8333333333</text:p>
          </table:table-cell>
          <table:table-cell office:value-type="float" office:value="9.91666666666667" calcext:value-type="float">
            <text:p>9.9166666667</text:p>
          </table:table-cell>
        </table:table-row>
        <table:table-row table:style-name="ro1">
          <table:table-cell office:value-type="string" calcext:value-type="string">
            <text:p>Lansing-East Lansing MI (CBSA)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aramie WY (CBSA)</text:p>
          </table:table-cell>
          <table:table-cell office:value-type="float" office:value="4.66666666666667" calcext:value-type="float">
            <text:p>4.66666666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redo (DMA)</text:p>
          </table:table-cell>
          <table:table-cell office:value-type="float" office:value="9" calcext:value-type="float">
            <text:p>9</text:p>
          </table:table-cell>
          <table:table-cell office:value-type="float" office:value="4.125" calcext:value-type="float">
            <text:p>4.125</text:p>
          </table:table-cell>
        </table:table-row>
        <table:table-row table:style-name="ro1">
          <table:table-cell office:value-type="string" calcext:value-type="string">
            <text:p>Laredo TX (CBSA)</text:p>
          </table:table-cell>
          <table:table-cell office:value-type="float" office:value="6.91666666666667" calcext:value-type="float">
            <text:p>6.9166666667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Las Cruces NM (CBSA)</text:p>
          </table:table-cell>
          <table:table-cell office:value-type="float" office:value="7.44444444444444" calcext:value-type="float">
            <text:p>7.4444444444</text:p>
          </table:table-cell>
          <table:table-cell office:value-type="float" office:value="4.33333333333333" calcext:value-type="float">
            <text:p>4.3333333333</text:p>
          </table:table-cell>
        </table:table-row>
        <table:table-row table:style-name="ro1">
          <table:table-cell office:value-type="string" calcext:value-type="string">
            <text:p>Las Vegas</text:p>
          </table:table-cell>
          <table:table-cell office:value-type="float" office:value="33.5" calcext:value-type="float">
            <text:p>33.5</text:p>
          </table:table-cell>
          <table:table-cell office:value-type="float" office:value="2.11125" calcext:value-type="float">
            <text:p>2.11125</text:p>
          </table:table-cell>
        </table:table-row>
        <table:table-row table:style-name="ro1">
          <table:table-cell office:value-type="string" calcext:value-type="string">
            <text:p>Las Vegas (DMA)</text:p>
          </table:table-cell>
          <table:table-cell office:value-type="float" office:value="48.2727272727273" calcext:value-type="float">
            <text:p>48.2727272727</text:p>
          </table:table-cell>
          <table:table-cell office:value-type="float" office:value="2.54545454545455" calcext:value-type="float">
            <text:p>2.5454545455</text:p>
          </table:table-cell>
        </table:table-row>
        <table:table-row table:style-name="ro1">
          <table:table-cell office:value-type="string" calcext:value-type="string">
            <text:p>Las Vegas NM <text:s/>(CBSA)</text:p>
          </table:table-cell>
          <table:table-cell office:value-type="float" office:value="5.5" calcext:value-type="float">
            <text:p>5.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as Vegas-Paradise NV (CBSA)</text:p>
          </table:table-cell>
          <table:table-cell office:value-type="float" office:value="44.9285714285714" calcext:value-type="float">
            <text:p>44.9285714286</text:p>
          </table:table-cell>
          <table:table-cell office:value-type="float" office:value="2.71428571428571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Laurel MS (CBSA)</text:p>
          </table:table-cell>
          <table:table-cell office:value-type="float" office:value="3.35714285714286" calcext:value-type="float">
            <text:p>3.3571428571</text:p>
          </table:table-cell>
          <table:table-cell office:value-type="float" office:value="4.35714285714286" calcext:value-type="float">
            <text:p>4.3571428571</text:p>
          </table:table-cell>
        </table:table-row>
        <table:table-row table:style-name="ro1">
          <table:table-cell office:value-type="string" calcext:value-type="string">
            <text:p>Laurinburg NC (CBSA)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Lawrence KS (CBSA)</text:p>
          </table:table-cell>
          <table:table-cell office:value-type="float" office:value="7.33333333333333" calcext:value-type="float">
            <text:p>7.33333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banon MO (CBSA)</text:p>
          </table:table-cell>
          <table:table-cell office:value-type="float" office:value="1.25" calcext:value-type="float">
            <text:p>1.25</text:p>
          </table:table-cell>
          <table:table-cell office:value-type="float" office:value="3.625" calcext:value-type="float">
            <text:p>3.625</text:p>
          </table:table-cell>
        </table:table-row>
        <table:table-row table:style-name="ro1">
          <table:table-cell office:value-type="string" calcext:value-type="string">
            <text:p>Lebanon PA (CBSA)</text:p>
          </table:table-cell>
          <table:table-cell office:value-type="float" office:value="9.66666666666667" calcext:value-type="float">
            <text:p>9.6666666667</text:p>
          </table:table-cell>
          <table:table-cell office:value-type="float" office:value="7.33333333333333" calcext:value-type="float">
            <text:p>7.3333333333</text:p>
          </table:table-cell>
        </table:table-row>
        <table:table-row table:style-name="ro1">
          <table:table-cell office:value-type="string" calcext:value-type="string">
            <text:p>Levelland TX (CBSA)</text:p>
          </table:table-cell>
          <table:table-cell office:value-type="float" office:value="2.33333333333333" calcext:value-type="float">
            <text:p>2.3333333333</text:p>
          </table:table-cell>
          <table:table-cell office:value-type="float" office:value="11.6666666666667" calcext:value-type="float">
            <text:p>11.6666666667</text:p>
          </table:table-cell>
        </table:table-row>
        <table:table-row table:style-name="ro1">
          <table:table-cell office:value-type="string" calcext:value-type="string">
            <text:p>Lewisburg PA (CBSA)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wisburg TN (CBSA)</text:p>
          </table:table-cell>
          <table:table-cell office:value-type="float" office:value="4.5" calcext:value-type="float">
            <text:p>4.5</text:p>
          </table:table-cell>
          <table:table-cell office:value-type="float" office:value="14.75" calcext:value-type="float">
            <text:p>14.75</text:p>
          </table:table-cell>
        </table:table-row>
        <table:table-row table:style-name="ro1">
          <table:table-cell office:value-type="string" calcext:value-type="string">
            <text:p>Lewiston ID-WA (CBSA)</text:p>
          </table:table-cell>
          <table:table-cell office:value-type="float" office:value="5.5" calcext:value-type="float">
            <text:p>5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ewistown PA (CBSA)</text:p>
          </table:table-cell>
          <table:table-cell office:value-type="float" office:value="3.5" calcext:value-type="float">
            <text:p>3.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exington NE (CBSA)</text:p>
          </table:table-cell>
          <table:table-cell office:value-type="float" office:value="2.66666666666667" calcext:value-type="float">
            <text:p>2.66666666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exington-Fayette KY (CBSA)</text:p>
          </table:table-cell>
          <table:table-cell office:value-type="float" office:value="18.5" calcext:value-type="float">
            <text:p>18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ncoln IL <text:s/>(CBSA)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ittle Rock-North Little Rock AR (CBSA)</text:p>
          </table:table-cell>
          <table:table-cell office:value-type="float" office:value="20.7" calcext:value-type="float">
            <text:p>20.7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Little Rock-Pine Bluff (DMA)</text:p>
          </table:table-cell>
          <table:table-cell office:value-type="float" office:value="44" calcext:value-type="float">
            <text:p>44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Lock Haven PA (CBSA)</text:p>
          </table:table-cell>
          <table:table-cell office:value-type="float" office:value="3.66666666666667" calcext:value-type="float">
            <text:p>3.66666666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ongview TX (CBSA)</text:p>
          </table:table-cell>
          <table:table-cell office:value-type="float" office:value="6.625" calcext:value-type="float">
            <text:p>6.625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Los Angeles</text:p>
          </table:table-cell>
          <table:table-cell office:value-type="float" office:value="417.208333333333" calcext:value-type="float">
            <text:p>417.2083333333</text:p>
          </table:table-cell>
          <table:table-cell office:value-type="float" office:value="3.00041666666667" calcext:value-type="float">
            <text:p>3.0004166667</text:p>
          </table:table-cell>
        </table:table-row>
        <table:table-row table:style-name="ro1">
          <table:table-cell office:value-type="string" calcext:value-type="string">
            <text:p>Los Angeles (DMA)</text:p>
          </table:table-cell>
          <table:table-cell office:value-type="float" office:value="301.681818181818" calcext:value-type="float">
            <text:p>301.6818181818</text:p>
          </table:table-cell>
          <table:table-cell office:value-type="float" office:value="2.18181818181818" calcext:value-type="float">
            <text:p>2.1818181818</text:p>
          </table:table-cell>
        </table:table-row>
        <table:table-row table:style-name="ro1">
          <table:table-cell office:value-type="string" calcext:value-type="string">
            <text:p>Lubbock (DMA)</text:p>
          </table:table-cell>
          <table:table-cell office:value-type="float" office:value="26.6" calcext:value-type="float">
            <text:p>26.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ubbock TX (CBSA)</text:p>
          </table:table-cell>
          <table:table-cell office:value-type="float" office:value="16.0833333333333" calcext:value-type="float">
            <text:p>16.0833333333</text:p>
          </table:table-cell>
          <table:table-cell office:value-type="float" office:value="6.16666666666667" calcext:value-type="float">
            <text:p>6.1666666667</text:p>
          </table:table-cell>
        </table:table-row>
        <table:table-row table:style-name="ro1">
          <table:table-cell office:value-type="string" calcext:value-type="string">
            <text:p>Ludington MI (CBSA)</text:p>
          </table:table-cell>
          <table:table-cell office:value-type="float" office:value="5.375" calcext:value-type="float">
            <text:p>5.375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Lumberton NC (CBSA)</text:p>
          </table:table-cell>
          <table:table-cell office:value-type="float" office:value="5.5" calcext:value-type="float">
            <text:p>5.5</text:p>
          </table:table-cell>
          <table:table-cell office:value-type="float" office:value="3.83333333333333" calcext:value-type="float">
            <text:p>3.8333333333</text:p>
          </table:table-cell>
        </table:table-row>
        <table:table-row table:style-name="ro1">
          <table:table-cell office:value-type="string" calcext:value-type="string">
            <text:p>Macomb IL (CBSA)</text:p>
          </table:table-cell>
          <table:table-cell office:value-type="float" office:value="7.25" calcext:value-type="float">
            <text:p>7.25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string" calcext:value-type="string">
            <text:p>Madera CA (CBSA)</text:p>
          </table:table-cell>
          <table:table-cell office:value-type="float" office:value="10.8333333333333" calcext:value-type="float">
            <text:p>10.83333333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dison IN (CBSA)</text:p>
          </table:table-cell>
          <table:table-cell office:value-type="float" office:value="2.71428571428571" calcext:value-type="float">
            <text:p>2.71428571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dison WI (CBSA)</text:p>
          </table:table-cell>
          <table:table-cell office:value-type="float" office:value="29.4" calcext:value-type="float">
            <text:p>29.4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Madisonville KY (CBSA)</text:p>
          </table:table-cell>
          <table:table-cell office:value-type="float" office:value="4.3" calcext:value-type="float">
            <text:p>4.3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string" calcext:value-type="string">
            <text:p>Manitowoc WI (CBSA)</text:p>
          </table:table-cell>
          <table:table-cell office:value-type="float" office:value="6.33333333333333" calcext:value-type="float">
            <text:p>6.3333333333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>
          <table:table-cell office:value-type="string" calcext:value-type="string">
            <text:p>Mankato-North Mankato MN <text:s/>(CBSA)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rinette WI-MI (CBSA)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rion IN (CBSA)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Marion NC (CBSA)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rion OH (CBSA)</text:p>
          </table:table-cell>
          <table:table-cell office:value-type="float" office:value="4.66666666666667" calcext:value-type="float">
            <text:p>4.6666666667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>
          <table:table-cell office:value-type="string" calcext:value-type="string">
            <text:p>Marquette (DMA)</text:p>
          </table:table-cell>
          <table:table-cell office:value-type="float" office:value="10.2" calcext:value-type="float">
            <text:p>10.2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Marquette MI (CBSA)</text:p>
          </table:table-cell>
          <table:table-cell office:value-type="float" office:value="3" calcext:value-type="float">
            <text:p>3</text:p>
          </table:table-cell>
          <table:table-cell office:value-type="float" office:value="4.41666666666667" calcext:value-type="float">
            <text:p>4.4166666667</text:p>
          </table:table-cell>
        </table:table-row>
        <table:table-row table:style-name="ro1">
          <table:table-cell office:value-type="string" calcext:value-type="string">
            <text:p>Marshall MN (CBSA)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arshall MO (CBSA)</text:p>
          </table:table-cell>
          <table:table-cell office:value-type="float" office:value="3.125" calcext:value-type="float">
            <text:p>3.1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rshall TX (CBSA)</text:p>
          </table:table-cell>
          <table:table-cell office:value-type="float" office:value="1.83333333333333" calcext:value-type="float">
            <text:p>1.8333333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shalltown IA <text:s/>(CBSA)</text:p>
          </table:table-cell>
          <table:table-cell office:value-type="float" office:value="2" calcext:value-type="float">
            <text:p>2</text:p>
          </table:table-cell>
          <table:table-cell office:value-type="float" office:value="6.33333333333333" calcext:value-type="float">
            <text:p>6.3333333333</text:p>
          </table:table-cell>
        </table:table-row>
        <table:table-row table:style-name="ro1">
          <table:table-cell office:value-type="string" calcext:value-type="string">
            <text:p>Martinsville VA (CBSA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ryville MO (CBSA)</text:p>
          </table:table-cell>
          <table:table-cell office:value-type="float" office:value="7.25" calcext:value-type="float">
            <text:p>7.25</text:p>
          </table:table-cell>
          <table:table-cell office:value-type="float" office:value="32.25" calcext:value-type="float">
            <text:p>32.25</text:p>
          </table:table-cell>
        </table:table-row>
        <table:table-row table:style-name="ro1">
          <table:table-cell office:value-type="string" calcext:value-type="string">
            <text:p>Mason City IA <text:s/>(CBSA)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Mayfield KY (CBSA)</text:p>
          </table:table-cell>
          <table:table-cell office:value-type="float" office:value="4.25" calcext:value-type="float">
            <text:p>4.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cAlester OK <text:s/>(CBSA)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cComb MS (CBSA)</text:p>
          </table:table-cell>
          <table:table-cell office:value-type="float" office:value="2.8" calcext:value-type="float">
            <text:p>2.8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McMinnville TN (CBSA)</text:p>
          </table:table-cell>
          <table:table-cell office:value-type="float" office:value="1.91666666666667" calcext:value-type="float">
            <text:p>1.9166666667</text:p>
          </table:table-cell>
          <table:table-cell office:value-type="float" office:value="4.41666666666667" calcext:value-type="float">
            <text:p>4.4166666667</text:p>
          </table:table-cell>
        </table:table-row>
        <table:table-row table:style-name="ro1">
          <table:table-cell office:value-type="string" calcext:value-type="string">
            <text:p>Meadville PA (CBSA)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emphis</text:p>
          </table:table-cell>
          <table:table-cell office:value-type="float" office:value="40.25" calcext:value-type="float">
            <text:p>40.25</text:p>
          </table:table-cell>
          <table:table-cell office:value-type="float" office:value="2.95375" calcext:value-type="float">
            <text:p>2.95375</text:p>
          </table:table-cell>
        </table:table-row>
        <table:table-row table:style-name="ro1">
          <table:table-cell office:value-type="string" calcext:value-type="string">
            <text:p>Menomonie WI (CBSA)</text:p>
          </table:table-cell>
          <table:table-cell office:value-type="float" office:value="3.14285714285714" calcext:value-type="float">
            <text:p>3.1428571429</text:p>
          </table:table-cell>
          <table:table-cell office:value-type="float" office:value="7.42857142857143" calcext:value-type="float">
            <text:p>7.4285714286</text:p>
          </table:table-cell>
        </table:table-row>
        <table:table-row table:style-name="ro1">
          <table:table-cell office:value-type="string" calcext:value-type="string">
            <text:p>Merced CA (CBSA)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errill WI (CBSA)</text:p>
          </table:table-cell>
          <table:table-cell office:value-type="float" office:value="2.42857142857143" calcext:value-type="float">
            <text:p>2.4285714286</text:p>
          </table:table-cell>
          <table:table-cell office:value-type="float" office:value="8.42857142857143" calcext:value-type="float">
            <text:p>8.4285714286</text:p>
          </table:table-cell>
        </table:table-row>
        <table:table-row table:style-name="ro1">
          <table:table-cell office:value-type="string" calcext:value-type="string">
            <text:p>Mexico MO (CBSA)</text:p>
          </table:table-cell>
          <table:table-cell office:value-type="float" office:value="3.72727272727273" calcext:value-type="float">
            <text:p>3.7272727273</text:p>
          </table:table-cell>
          <table:table-cell office:value-type="float" office:value="14.4545454545455" calcext:value-type="float">
            <text:p>14.4545454545</text:p>
          </table:table-cell>
        </table:table-row>
        <table:table-row table:style-name="ro1">
          <table:table-cell office:value-type="string" calcext:value-type="string">
            <text:p>Miami</text:p>
          </table:table-cell>
          <table:table-cell office:value-type="float" office:value="126.875" calcext:value-type="float">
            <text:p>126.875</text:p>
          </table:table-cell>
          <table:table-cell office:value-type="float" office:value="3.52625" calcext:value-type="float">
            <text:p>3.52625</text:p>
          </table:table-cell>
        </table:table-row>
        <table:table-row table:style-name="ro1">
          <table:table-cell office:value-type="string" calcext:value-type="string">
            <text:p>Miami OK <text:s/>(CBSA)</text:p>
          </table:table-cell>
          <table:table-cell office:value-type="float" office:value="3.66666666666667" calcext:value-type="float">
            <text:p>3.66666666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ami-Ft Lauderdale</text:p>
          </table:table-cell>
          <table:table-cell office:value-type="float" office:value="38.3333333333333" calcext:value-type="float">
            <text:p>38.3333333333</text:p>
          </table:table-cell>
          <table:table-cell office:value-type="float" office:value="1.07333333333333" calcext:value-type="float">
            <text:p>1.0733333333</text:p>
          </table:table-cell>
        </table:table-row>
        <table:table-row table:style-name="ro1">
          <table:table-cell office:value-type="string" calcext:value-type="string">
            <text:p>Midland MI (CBSA)</text:p>
          </table:table-cell>
          <table:table-cell office:value-type="float" office:value="9.25" calcext:value-type="float">
            <text:p>9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lledgeville GA (CBSA)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ilwaukee</text:p>
          </table:table-cell>
          <table:table-cell office:value-type="float" office:value="60.8125" calcext:value-type="float">
            <text:p>60.8125</text:p>
          </table:table-cell>
          <table:table-cell office:value-type="float" office:value="3.4378125" calcext:value-type="float">
            <text:p>3.4378125</text:p>
          </table:table-cell>
        </table:table-row>
        <table:table-row table:style-name="ro1">
          <table:table-cell office:value-type="string" calcext:value-type="string">
            <text:p>Milwaukee (DMA)</text:p>
          </table:table-cell>
          <table:table-cell office:value-type="float" office:value="75.75" calcext:value-type="float">
            <text:p>75.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lwaukee-Waukesha-West Allis WI (CBSA)</text:p>
          </table:table-cell>
          <table:table-cell office:value-type="float" office:value="53.375" calcext:value-type="float">
            <text:p>53.375</text:p>
          </table:table-cell>
          <table:table-cell office:value-type="float" office:value="4.125" calcext:value-type="float">
            <text:p>4.125</text:p>
          </table:table-cell>
        </table:table-row>
        <table:table-row table:style-name="ro1">
          <table:table-cell office:value-type="string" calcext:value-type="string">
            <text:p>Minneapolis-St. Paul-Bloomington MN-WI (CBSA)</text:p>
          </table:table-cell>
          <table:table-cell office:value-type="float" office:value="114.666666666667" calcext:value-type="float">
            <text:p>114.6666666667</text:p>
          </table:table-cell>
          <table:table-cell office:value-type="float" office:value="4.66666666666667" calcext:value-type="float">
            <text:p>4.6666666667</text:p>
          </table:table-cell>
        </table:table-row>
        <table:table-row table:style-name="ro1">
          <table:table-cell office:value-type="string" calcext:value-type="string">
            <text:p>Minneapolis/St. Paul</text:p>
          </table:table-cell>
          <table:table-cell office:value-type="float" office:value="158.125" calcext:value-type="float">
            <text:p>158.125</text:p>
          </table:table-cell>
          <table:table-cell office:value-type="float" office:value="4.489375" calcext:value-type="float">
            <text:p>4.489375</text:p>
          </table:table-cell>
        </table:table-row>
        <table:table-row table:style-name="ro1">
          <table:table-cell office:value-type="string" calcext:value-type="string">
            <text:p>Missoula (DMA)</text:p>
          </table:table-cell>
          <table:table-cell office:value-type="float" office:value="11.3333333333333" calcext:value-type="float">
            <text:p>11.3333333333</text:p>
          </table:table-cell>
          <table:table-cell office:value-type="float" office:value="4.66666666666667" calcext:value-type="float">
            <text:p>4.6666666667</text:p>
          </table:table-cell>
        </table:table-row>
        <table:table-row table:style-name="ro1">
          <table:table-cell office:value-type="string" calcext:value-type="string">
            <text:p>Missoula MT (CBSA)</text:p>
          </table:table-cell>
          <table:table-cell office:value-type="float" office:value="4.8" calcext:value-type="float">
            <text:p>4.8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Mitchell SD (CBSA)</text:p>
          </table:table-cell>
          <table:table-cell office:value-type="float" office:value="2.85714285714286" calcext:value-type="float">
            <text:p>2.8571428571</text:p>
          </table:table-cell>
          <table:table-cell office:value-type="float" office:value="13.1428571428571" calcext:value-type="float">
            <text:p>13.1428571429</text:p>
          </table:table-cell>
        </table:table-row>
        <table:table-row table:style-name="ro1">
          <table:table-cell office:value-type="string" calcext:value-type="string">
            <text:p>Moberly MO (CBSA)</text:p>
          </table:table-cell>
          <table:table-cell office:value-type="float" office:value="3.08333333333333" calcext:value-type="float">
            <text:p>3.0833333333</text:p>
          </table:table-cell>
          <table:table-cell office:value-type="float" office:value="12.6666666666667" calcext:value-type="float">
            <text:p>12.6666666667</text:p>
          </table:table-cell>
        </table:table-row>
        <table:table-row table:style-name="ro1">
          <table:table-cell office:value-type="string" calcext:value-type="string">
            <text:p>Mobile AL (CBSA)</text:p>
          </table:table-cell>
          <table:table-cell office:value-type="float" office:value="17.8888888888889" calcext:value-type="float">
            <text:p>17.8888888889</text:p>
          </table:table-cell>
          <table:table-cell office:value-type="float" office:value="5.22222222222222" calcext:value-type="float">
            <text:p>5.2222222222</text:p>
          </table:table-cell>
        </table:table-row>
        <table:table-row table:style-name="ro1">
          <table:table-cell office:value-type="string" calcext:value-type="string">
            <text:p>Mobile-Pensacola (Fort Walton Beach) (DMA)</text:p>
          </table:table-cell>
          <table:table-cell office:value-type="float" office:value="60.7777777777778" calcext:value-type="float">
            <text:p>60.7777777778</text:p>
          </table:table-cell>
          <table:table-cell office:value-type="float" office:value="5.44444444444444" calcext:value-type="float">
            <text:p>5.4444444444</text:p>
          </table:table-cell>
        </table:table-row>
        <table:table-row table:style-name="ro1">
          <table:table-cell office:value-type="string" calcext:value-type="string">
            <text:p>Modesto CA (CBSA)</text:p>
          </table:table-cell>
          <table:table-cell office:value-type="float" office:value="23.5" calcext:value-type="float">
            <text:p>23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nroe LA (CBSA)</text:p>
          </table:table-cell>
          <table:table-cell office:value-type="float" office:value="5.27272727272727" calcext:value-type="float">
            <text:p>5.2727272727</text:p>
          </table:table-cell>
          <table:table-cell office:value-type="float" office:value="3.72727272727273" calcext:value-type="float">
            <text:p>3.7272727273</text:p>
          </table:table-cell>
        </table:table-row>
        <table:table-row table:style-name="ro1">
          <table:table-cell office:value-type="string" calcext:value-type="string">
            <text:p>Monroe MI (CBSA)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ntgomery AL (CBSA)</text:p>
          </table:table-cell>
          <table:table-cell office:value-type="float" office:value="13.4285714285714" calcext:value-type="float">
            <text:p>13.4285714286</text:p>
          </table:table-cell>
          <table:table-cell office:value-type="float" office:value="4.42857142857143" calcext:value-type="float">
            <text:p>4.4285714286</text:p>
          </table:table-cell>
        </table:table-row>
        <table:table-row table:style-name="ro1">
          <table:table-cell office:value-type="string" calcext:value-type="string">
            <text:p>Montgomery-Selma (DMA)</text:p>
          </table:table-cell>
          <table:table-cell office:value-type="float" office:value="28.2941176470588" calcext:value-type="float">
            <text:p>28.2941176471</text:p>
          </table:table-cell>
          <table:table-cell office:value-type="float" office:value="5.35294117647059" calcext:value-type="float">
            <text:p>5.3529411765</text:p>
          </table:table-cell>
        </table:table-row>
        <table:table-row table:style-name="ro1">
          <table:table-cell office:value-type="string" calcext:value-type="string">
            <text:p>Morehead City NC (CBSA)</text:p>
          </table:table-cell>
          <table:table-cell office:value-type="float" office:value="5.57142857142857" calcext:value-type="float">
            <text:p>5.5714285714</text:p>
          </table:table-cell>
          <table:table-cell office:value-type="float" office:value="7.42857142857143" calcext:value-type="float">
            <text:p>7.4285714286</text:p>
          </table:table-cell>
        </table:table-row>
        <table:table-row table:style-name="ro1">
          <table:table-cell office:value-type="string" calcext:value-type="string">
            <text:p>Morgan City LA (CBSA)</text:p>
          </table:table-cell>
          <table:table-cell office:value-type="float" office:value="1.75609756097561" calcext:value-type="float">
            <text:p>1.756097561</text:p>
          </table:table-cell>
          <table:table-cell office:value-type="float" office:value="3.90243902439024" calcext:value-type="float">
            <text:p>3.9024390244</text:p>
          </table:table-cell>
        </table:table-row>
        <table:table-row table:style-name="ro1">
          <table:table-cell office:value-type="string" calcext:value-type="string">
            <text:p>Morgantown WV (CBSA)</text:p>
          </table:table-cell>
          <table:table-cell office:value-type="float" office:value="12.25" calcext:value-type="float">
            <text:p>12.25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string" calcext:value-type="string">
            <text:p>Morristown TN (CBSA)</text:p>
          </table:table-cell>
          <table:table-cell office:value-type="float" office:value="4.5" calcext:value-type="float">
            <text:p>4.5</text:p>
          </table:table-cell>
          <table:table-cell office:value-type="float" office:value="4.125" calcext:value-type="float">
            <text:p>4.125</text:p>
          </table:table-cell>
        </table:table-row>
        <table:table-row table:style-name="ro1">
          <table:table-cell office:value-type="string" calcext:value-type="string">
            <text:p>Moscow ID (CBSA)</text:p>
          </table:table-cell>
          <table:table-cell office:value-type="float" office:value="2.75" calcext:value-type="float">
            <text:p>2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ount Pleasant MI (CBSA)</text:p>
          </table:table-cell>
          <table:table-cell office:value-type="float" office:value="11" calcext:value-type="float">
            <text:p>11</text:p>
          </table:table-cell>
          <table:table-cell office:value-type="float" office:value="14.6666666666667" calcext:value-type="float">
            <text:p>14.6666666667</text:p>
          </table:table-cell>
        </table:table-row>
        <table:table-row table:style-name="ro1">
          <table:table-cell office:value-type="string" calcext:value-type="string">
            <text:p>Mount Vernon IL (CBSA)</text:p>
          </table:table-cell>
          <table:table-cell office:value-type="float" office:value="5.8" calcext:value-type="float">
            <text:p>5.8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string" calcext:value-type="string">
            <text:p>Mountain Home AR <text:s/>(CBSA)</text:p>
          </table:table-cell>
          <table:table-cell office:value-type="float" office:value="1.33333333333333" calcext:value-type="float">
            <text:p>1.3333333333</text:p>
          </table:table-cell>
          <table:table-cell office:value-type="float" office:value="2.66666666666667" calcext:value-type="float">
            <text:p>2.6666666667</text:p>
          </table:table-cell>
        </table:table-row>
        <table:table-row table:style-name="ro1">
          <table:table-cell office:value-type="string" calcext:value-type="string">
            <text:p>Mountain Home ID (CBSA)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rray KY (CBSA)</text:p>
          </table:table-cell>
          <table:table-cell office:value-type="float" office:value="5.5" calcext:value-type="float">
            <text:p>5.5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string" calcext:value-type="string">
            <text:p>Muscatine IA <text:s/>(CBSA)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skegon-Norton Shores MI (CBSA)</text:p>
          </table:table-cell>
          <table:table-cell office:value-type="float" office:value="6.71428571428571" calcext:value-type="float">
            <text:p>6.7142857143</text:p>
          </table:table-cell>
          <table:table-cell office:value-type="float" office:value="4.14285714285714" calcext:value-type="float">
            <text:p>4.1428571429</text:p>
          </table:table-cell>
        </table:table-row>
        <table:table-row table:style-name="ro1">
          <table:table-cell office:value-type="string" calcext:value-type="string">
            <text:p>Muskogee OK (CBSA)</text:p>
          </table:table-cell>
          <table:table-cell office:value-type="float" office:value="6.5" calcext:value-type="float">
            <text:p>6.5</text:p>
          </table:table-cell>
          <table:table-cell office:value-type="float" office:value="8.75" calcext:value-type="float">
            <text:p>8.75</text:p>
          </table:table-cell>
        </table:table-row>
        <table:table-row table:style-name="ro1">
          <table:table-cell office:value-type="string" calcext:value-type="string">
            <text:p>Nacogdoches TX (CBSA)</text:p>
          </table:table-cell>
          <table:table-cell office:value-type="float" office:value="2.45454545454545" calcext:value-type="float">
            <text:p>2.45454545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ples-Marco Island FL (CBSA)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ashville (DMA)</text:p>
          </table:table-cell>
          <table:table-cell office:value-type="float" office:value="83.3846153846154" calcext:value-type="float">
            <text:p>83.3846153846</text:p>
          </table:table-cell>
          <table:table-cell office:value-type="float" office:value="3.76923076923077" calcext:value-type="float">
            <text:p>3.7692307692</text:p>
          </table:table-cell>
        </table:table-row>
        <table:table-row table:style-name="ro1">
          <table:table-cell office:value-type="string" calcext:value-type="string">
            <text:p>Nashville-Davidson--Murfreesboro TN (CBSA)</text:p>
          </table:table-cell>
          <table:table-cell office:value-type="float" office:value="43.9375" calcext:value-type="float">
            <text:p>43.9375</text:p>
          </table:table-cell>
          <table:table-cell office:value-type="float" office:value="2.8125" calcext:value-type="float">
            <text:p>2.8125</text:p>
          </table:table-cell>
        </table:table-row>
        <table:table-row table:style-name="ro1">
          <table:table-cell office:value-type="string" calcext:value-type="string">
            <text:p>Natchez MS-LA (CBSA)</text:p>
          </table:table-cell>
          <table:table-cell office:value-type="float" office:value="2.75" calcext:value-type="float">
            <text:p>2.75</text:p>
          </table:table-cell>
          <table:table-cell office:value-type="float" office:value="5.75" calcext:value-type="float">
            <text:p>5.75</text:p>
          </table:table-cell>
        </table:table-row>
        <table:table-row table:style-name="ro1">
          <table:table-cell office:value-type="string" calcext:value-type="string">
            <text:p>Natchitoches LA (CBSA)</text:p>
          </table:table-cell>
          <table:table-cell office:value-type="float" office:value="3.6" calcext:value-type="float">
            <text:p>3.6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string" calcext:value-type="string">
            <text:p>New Bern NC (CBSA)</text:p>
          </table:table-cell>
          <table:table-cell office:value-type="float" office:value="6.09090909090909" calcext:value-type="float">
            <text:p>6.0909090909</text:p>
          </table:table-cell>
          <table:table-cell office:value-type="float" office:value="5.36363636363636" calcext:value-type="float">
            <text:p>5.3636363636</text:p>
          </table:table-cell>
        </table:table-row>
        <table:table-row table:style-name="ro1">
          <table:table-cell office:value-type="string" calcext:value-type="string">
            <text:p>New Castle IN (CBSA)</text:p>
          </table:table-cell>
          <table:table-cell office:value-type="float" office:value="2.16666666666667" calcext:value-type="float">
            <text:p>2.1666666667</text:p>
          </table:table-cell>
          <table:table-cell office:value-type="float" office:value="3.66666666666667" calcext:value-type="float">
            <text:p>3.6666666667</text:p>
          </table:table-cell>
        </table:table-row>
        <table:table-row table:style-name="ro1">
          <table:table-cell office:value-type="string" calcext:value-type="string">
            <text:p>New Haven-Milford CT (CBSA)</text:p>
          </table:table-cell>
          <table:table-cell office:value-type="float" office:value="59" calcext:value-type="float">
            <text:p>59</text:p>
          </table:table-cell>
          <table:table-cell office:value-type="float" office:value="8.25" calcext:value-type="float">
            <text:p>8.25</text:p>
          </table:table-cell>
        </table:table-row>
        <table:table-row table:style-name="ro1">
          <table:table-cell office:value-type="string" calcext:value-type="string">
            <text:p>New Orleans (DMA)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ew Orleans-Metairie-Kenner LA (CBSA)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ew Ulm MN (CBSA)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ew York (Northern New Jersey)</text:p>
          </table:table-cell>
          <table:table-cell office:value-type="float" office:value="494.375" calcext:value-type="float">
            <text:p>494.375</text:p>
          </table:table-cell>
          <table:table-cell office:value-type="float" office:value="9.6025" calcext:value-type="float">
            <text:p>9.6025</text:p>
          </table:table-cell>
        </table:table-row>
        <table:table-row table:style-name="ro1">
          <table:table-cell office:value-type="string" calcext:value-type="string">
            <text:p>New York (Westchester County)</text:p>
          </table:table-cell>
          <table:table-cell office:value-type="float" office:value="76.9" calcext:value-type="float">
            <text:p>76.9</text:p>
          </table:table-cell>
          <table:table-cell office:value-type="float" office:value="10.375" calcext:value-type="float">
            <text:p>10.375</text:p>
          </table:table-cell>
        </table:table-row>
        <table:table-row table:style-name="ro1">
          <table:table-cell office:value-type="string" calcext:value-type="string">
            <text:p>Newport TN (CBSA)</text:p>
          </table:table-cell>
          <table:table-cell office:value-type="float" office:value="4.83333333333333" calcext:value-type="float">
            <text:p>4.83333333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iles-Benton Harbor MI (CBSA)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string" calcext:value-type="string">
            <text:p>Norfolk NE (CBSA)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rth Port-Sarasota-Bradenton FL (CBSA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rth Vernon IN (CBSA)</text:p>
          </table:table-cell>
          <table:table-cell office:value-type="float" office:value="2.5" calcext:value-type="float">
            <text:p>2.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orwich-New London CT (CBSA)</text:p>
          </table:table-cell>
          <table:table-cell office:value-type="float" office:value="8.33333333333333" calcext:value-type="float">
            <text:p>8.333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cala FL (CBSA)</text:p>
          </table:table-cell>
          <table:table-cell office:value-type="float" office:value="10.6666666666667" calcext:value-type="float">
            <text:p>10.6666666667</text:p>
          </table:table-cell>
          <table:table-cell office:value-type="float" office:value="3.66666666666667" calcext:value-type="float">
            <text:p>3.6666666667</text:p>
          </table:table-cell>
        </table:table-row>
        <table:table-row table:style-name="ro1">
          <table:table-cell office:value-type="string" calcext:value-type="string">
            <text:p>Oil City PA (CBSA)</text:p>
          </table:table-cell>
          <table:table-cell office:value-type="float" office:value="4" calcext:value-type="float">
            <text:p>4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string" calcext:value-type="string">
            <text:p>Okeechobee FL <text:s/>(CBSA)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klahoma City (DMA)</text:p>
          </table:table-cell>
          <table:table-cell office:value-type="float" office:value="79.3333333333333" calcext:value-type="float">
            <text:p>79.3333333333</text:p>
          </table:table-cell>
          <table:table-cell office:value-type="float" office:value="5.25" calcext:value-type="float">
            <text:p>5.25</text:p>
          </table:table-cell>
        </table:table-row>
        <table:table-row table:style-name="ro1">
          <table:table-cell office:value-type="string" calcext:value-type="string">
            <text:p>Oklahoma City OK (CBSA)</text:p>
          </table:table-cell>
          <table:table-cell office:value-type="float" office:value="42.3" calcext:value-type="float">
            <text:p>42.3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Olean NY <text:s/>(CBSA)</text:p>
          </table:table-cell>
          <table:table-cell office:value-type="float" office:value="14.3333333333333" calcext:value-type="float">
            <text:p>14.3333333333</text:p>
          </table:table-cell>
          <table:table-cell office:value-type="float" office:value="19.3333333333333" calcext:value-type="float">
            <text:p>19.3333333333</text:p>
          </table:table-cell>
        </table:table-row>
        <table:table-row table:style-name="ro1">
          <table:table-cell office:value-type="string" calcext:value-type="string">
            <text:p>Omaha-Council Bluffs NE-IA (CBSA)</text:p>
          </table:table-cell>
          <table:table-cell office:value-type="float" office:value="21.5" calcext:value-type="float">
            <text:p>21.5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Ontario OR-ID <text:s/>(CBSA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pelousas-Eunice LA (CBSA)</text:p>
          </table:table-cell>
          <table:table-cell office:value-type="float" office:value="3.09090909090909" calcext:value-type="float">
            <text:p>3.0909090909</text:p>
          </table:table-cell>
          <table:table-cell office:value-type="float" office:value="4.72727272727273" calcext:value-type="float">
            <text:p>4.7272727273</text:p>
          </table:table-cell>
        </table:table-row>
        <table:table-row table:style-name="ro1">
          <table:table-cell office:value-type="string" calcext:value-type="string">
            <text:p>Orlando</text:p>
          </table:table-cell>
          <table:table-cell office:value-type="float" office:value="152.6875" calcext:value-type="float">
            <text:p>152.6875</text:p>
          </table:table-cell>
          <table:table-cell office:value-type="float" office:value="4.960625" calcext:value-type="float">
            <text:p>4.960625</text:p>
          </table:table-cell>
        </table:table-row>
        <table:table-row table:style-name="ro1">
          <table:table-cell office:value-type="string" calcext:value-type="string">
            <text:p>Orlando-Daytona Beach-Melbourne (DMA)</text:p>
          </table:table-cell>
          <table:table-cell office:value-type="float" office:value="90.25" calcext:value-type="float">
            <text:p>90.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lando-Kissimmee FL (CBSA)</text:p>
          </table:table-cell>
          <table:table-cell office:value-type="float" office:value="30" calcext:value-type="float">
            <text:p>3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Oshkosh-Neenah WI (CBSA)</text:p>
          </table:table-cell>
          <table:table-cell office:value-type="float" office:value="4.14285714285714" calcext:value-type="float">
            <text:p>4.1428571429</text:p>
          </table:table-cell>
          <table:table-cell office:value-type="float" office:value="2.28571428571429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Oskaloosa IA <text:s/>(CBSA)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xford MS (CBSA)</text:p>
          </table:table-cell>
          <table:table-cell office:value-type="float" office:value="5.8" calcext:value-type="float">
            <text:p>5.8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string" calcext:value-type="string">
            <text:p>Oxford NC (CBSA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xnard-Thousand Oaks-Ventura CA <text:s/>(CBSA)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zark AL (CBSA)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aducah KY-IL (CBSA)</text:p>
          </table:table-cell>
          <table:table-cell office:value-type="float" office:value="6.22222222222222" calcext:value-type="float">
            <text:p>6.2222222222</text:p>
          </table:table-cell>
          <table:table-cell office:value-type="float" office:value="6.88888888888889" calcext:value-type="float">
            <text:p>6.8888888889</text:p>
          </table:table-cell>
        </table:table-row>
        <table:table-row table:style-name="ro1">
          <table:table-cell office:value-type="string" calcext:value-type="string">
            <text:p>Paducah-Cape Girardeau-Harrisburg (DMA)</text:p>
          </table:table-cell>
          <table:table-cell office:value-type="float" office:value="52.1428571428571" calcext:value-type="float">
            <text:p>52.1428571429</text:p>
          </table:table-cell>
          <table:table-cell office:value-type="float" office:value="6.57142857142857" calcext:value-type="float">
            <text:p>6.5714285714</text:p>
          </table:table-cell>
        </table:table-row>
        <table:table-row table:style-name="ro1">
          <table:table-cell office:value-type="string" calcext:value-type="string">
            <text:p>Palatka FL (CBSA)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alestine TX (CBSA)</text:p>
          </table:table-cell>
          <table:table-cell office:value-type="float" office:value="2.8" calcext:value-type="float">
            <text:p>2.8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Palm Bay-Melbourne-Titusville FL (CBSA)</text:p>
          </table:table-cell>
          <table:table-cell office:value-type="float" office:value="28.6" calcext:value-type="float">
            <text:p>28.6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Pampa TX <text:s/>(CBSA)</text:p>
          </table:table-cell>
          <table:table-cell office:value-type="float" office:value="2" calcext:value-type="float">
            <text:p>2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Panama City (DMA)</text:p>
          </table:table-cell>
          <table:table-cell office:value-type="float" office:value="20" calcext:value-type="float">
            <text:p>20</text:p>
          </table:table-cell>
          <table:table-cell office:value-type="float" office:value="6.21739130434783" calcext:value-type="float">
            <text:p>6.2173913043</text:p>
          </table:table-cell>
        </table:table-row>
        <table:table-row table:style-name="ro1">
          <table:table-cell office:value-type="string" calcext:value-type="string">
            <text:p>Panama City-Lynn Haven FL (CBSA)</text:p>
          </table:table-cell>
          <table:table-cell office:value-type="float" office:value="9.925" calcext:value-type="float">
            <text:p>9.9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ragould AR (CBSA)</text:p>
          </table:table-cell>
          <table:table-cell office:value-type="float" office:value="2" calcext:value-type="float">
            <text:p>2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Parkersburg-Marietta-Vienna WV-OH (CBSA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nsacola-Ferry Pass-Brent FL (CBSA)</text:p>
          </table:table-cell>
          <table:table-cell office:value-type="float" office:value="22.0714285714286" calcext:value-type="float">
            <text:p>22.0714285714</text:p>
          </table:table-cell>
          <table:table-cell office:value-type="float" office:value="5.85714285714286" calcext:value-type="float">
            <text:p>5.8571428571</text:p>
          </table:table-cell>
        </table:table-row>
        <table:table-row table:style-name="ro1">
          <table:table-cell office:value-type="string" calcext:value-type="string">
            <text:p>Philadelphia</text:p>
          </table:table-cell>
          <table:table-cell office:value-type="float" office:value="224.166666666667" calcext:value-type="float">
            <text:p>224.1666666667</text:p>
          </table:table-cell>
          <table:table-cell office:value-type="float" office:value="3.58416666666667" calcext:value-type="float">
            <text:p>3.5841666667</text:p>
          </table:table-cell>
        </table:table-row>
        <table:table-row table:style-name="ro1">
          <table:table-cell office:value-type="string" calcext:value-type="string">
            <text:p>Philadelphia (DMA)</text:p>
          </table:table-cell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hoenix</text:p>
          </table:table-cell>
          <table:table-cell office:value-type="float" office:value="206.25" calcext:value-type="float">
            <text:p>206.25</text:p>
          </table:table-cell>
          <table:table-cell office:value-type="float" office:value="5.26375" calcext:value-type="float">
            <text:p>5.26375</text:p>
          </table:table-cell>
        </table:table-row>
        <table:table-row table:style-name="ro1">
          <table:table-cell office:value-type="string" calcext:value-type="string">
            <text:p>Phoenix AZ (CBSA)</text:p>
          </table:table-cell>
          <table:table-cell office:value-type="float" office:value="193.666666666667" calcext:value-type="float">
            <text:p>193.6666666667</text:p>
          </table:table-cell>
          <table:table-cell office:value-type="float" office:value="5.83333333333333" calcext:value-type="float">
            <text:p>5.8333333333</text:p>
          </table:table-cell>
        </table:table-row>
        <table:table-row table:style-name="ro1">
          <table:table-cell office:value-type="string" calcext:value-type="string">
            <text:p>Phoenix AZ (DMA)</text:p>
          </table:table-cell>
          <table:table-cell office:value-type="float" office:value="332.5" calcext:value-type="float">
            <text:p>332.5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string" calcext:value-type="string">
            <text:p>Picayune MS (CBSA)</text:p>
          </table:table-cell>
          <table:table-cell office:value-type="float" office:value="4.33333333333333" calcext:value-type="float">
            <text:p>4.3333333333</text:p>
          </table:table-cell>
          <table:table-cell office:value-type="float" office:value="8.25" calcext:value-type="float">
            <text:p>8.25</text:p>
          </table:table-cell>
        </table:table-row>
        <table:table-row table:style-name="ro1">
          <table:table-cell office:value-type="string" calcext:value-type="string">
            <text:p>Pierre SD (CBSA)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ine Bluff AR (CBSA)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ittsburg KS (CBSA)</text:p>
          </table:table-cell>
          <table:table-cell office:value-type="float" office:value="3.2" calcext:value-type="float">
            <text:p>3.2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Pittsburgh (DMA)</text:p>
          </table:table-cell>
          <table:table-cell office:value-type="float" office:value="106" calcext:value-type="float">
            <text:p>106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Pittsburgh PA (CBSA)</text:p>
          </table:table-cell>
          <table:table-cell office:value-type="float" office:value="135.470588235294" calcext:value-type="float">
            <text:p>135.4705882353</text:p>
          </table:table-cell>
          <table:table-cell office:value-type="float" office:value="7.11764705882353" calcext:value-type="float">
            <text:p>7.1176470588</text:p>
          </table:table-cell>
        </table:table-row>
        <table:table-row table:style-name="ro1">
          <table:table-cell office:value-type="string" calcext:value-type="string">
            <text:p>Pittsfield MA (CBSA)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inview TX (CBSA)</text:p>
          </table:table-cell>
          <table:table-cell office:value-type="float" office:value="3.25" calcext:value-type="float">
            <text:p>3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tteville WI (CBSA)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ttsburgh NY (CBSA)</text:p>
          </table:table-cell>
          <table:table-cell office:value-type="float" office:value="5.85714285714286" calcext:value-type="float">
            <text:p>5.8571428571</text:p>
          </table:table-cell>
          <table:table-cell office:value-type="float" office:value="7.71428571428571" calcext:value-type="float">
            <text:p>7.7142857143</text:p>
          </table:table-cell>
        </table:table-row>
        <table:table-row table:style-name="ro1">
          <table:table-cell office:value-type="string" calcext:value-type="string">
            <text:p>Plymouth IN (CBSA)</text:p>
          </table:table-cell>
          <table:table-cell office:value-type="float" office:value="3.66666666666667" calcext:value-type="float">
            <text:p>3.6666666667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>
          <table:table-cell office:value-type="string" calcext:value-type="string">
            <text:p>Point Pleasant WV-OH (CBSA)</text:p>
          </table:table-cell>
          <table:table-cell office:value-type="float" office:value="6" calcext:value-type="float">
            <text:p>6</text:p>
          </table:table-cell>
          <table:table-cell office:value-type="float" office:value="9.33333333333333" calcext:value-type="float">
            <text:p>9.3333333333</text:p>
          </table:table-cell>
        </table:table-row>
        <table:table-row table:style-name="ro1">
          <table:table-cell office:value-type="string" calcext:value-type="string">
            <text:p>Ponca City OK <text:s/>(CBSA)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oplar Bluff MO (CBSA)</text:p>
          </table:table-cell>
          <table:table-cell office:value-type="float" office:value="7" calcext:value-type="float">
            <text:p>7</text:p>
          </table:table-cell>
          <table:table-cell office:value-type="float" office:value="15.2727272727273" calcext:value-type="float">
            <text:p>15.2727272727</text:p>
          </table:table-cell>
        </table:table-row>
        <table:table-row table:style-name="ro1">
          <table:table-cell office:value-type="string" calcext:value-type="string">
            <text:p>Port Clinton OH (CBSA)</text:p>
          </table:table-cell>
          <table:table-cell office:value-type="float" office:value="3.75" calcext:value-type="float">
            <text:p>3.7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Port St. Lucie-Fort Pierce FL (CBSA)</text:p>
          </table:table-cell>
          <table:table-cell office:value-type="float" office:value="20" calcext:value-type="float">
            <text:p>20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Portland</text:p>
          </table:table-cell>
          <table:table-cell office:value-type="float" office:value="103.125" calcext:value-type="float">
            <text:p>103.125</text:p>
          </table:table-cell>
          <table:table-cell office:value-type="float" office:value="4.13" calcext:value-type="float">
            <text:p>4.13</text:p>
          </table:table-cell>
        </table:table-row>
        <table:table-row table:style-name="ro1">
          <table:table-cell office:value-type="string" calcext:value-type="string">
            <text:p>Portland OR (DMA)</text:p>
          </table:table-cell>
          <table:table-cell office:value-type="float" office:value="46.7" calcext:value-type="float">
            <text:p>46.7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Portsmouth OH (CBSA)</text:p>
          </table:table-cell>
          <table:table-cell office:value-type="float" office:value="4.25" calcext:value-type="float">
            <text:p>4.25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Pottsville PA <text:s/>(CBSA)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vidence-New Bedford (DMA)</text:p>
          </table:table-cell>
          <table:table-cell office:value-type="float" office:value="42.25" calcext:value-type="float">
            <text:p>42.25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Pueblo CO (CBSA)</text:p>
          </table:table-cell>
          <table:table-cell office:value-type="float" office:value="8.58333333333333" calcext:value-type="float">
            <text:p>8.5833333333</text:p>
          </table:table-cell>
          <table:table-cell office:value-type="float" office:value="5.25" calcext:value-type="float">
            <text:p>5.25</text:p>
          </table:table-cell>
        </table:table-row>
        <table:table-row table:style-name="ro1">
          <table:table-cell office:value-type="string" calcext:value-type="string">
            <text:p>Pullman WA <text:s/>(CBSA)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nta Gorda FL (CBSA)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Quincy IL-MO (CBSA)</text:p>
          </table:table-cell>
          <table:table-cell office:value-type="float" office:value="14.8333333333333" calcext:value-type="float">
            <text:p>14.8333333333</text:p>
          </table:table-cell>
          <table:table-cell office:value-type="float" office:value="18.1666666666667" calcext:value-type="float">
            <text:p>18.1666666667</text:p>
          </table:table-cell>
        </table:table-row>
        <table:table-row table:style-name="ro1">
          <table:table-cell office:value-type="string" calcext:value-type="string">
            <text:p>Racine WI <text:s/>(CBSA)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aleigh-Cary NC (CBSA)</text:p>
          </table:table-cell>
          <table:table-cell office:value-type="float" office:value="115.5" calcext:value-type="float">
            <text:p>115.5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string" calcext:value-type="string">
            <text:p>Rapid City (DMA)</text:p>
          </table:table-cell>
          <table:table-cell office:value-type="float" office:value="19.75" calcext:value-type="float">
            <text:p>19.75</text:p>
          </table:table-cell>
          <table:table-cell office:value-type="float" office:value="9.125" calcext:value-type="float">
            <text:p>9.125</text:p>
          </table:table-cell>
        </table:table-row>
        <table:table-row table:style-name="ro1">
          <table:table-cell office:value-type="string" calcext:value-type="string">
            <text:p>Rapid City SD <text:s/>(CBSA)</text:p>
          </table:table-cell>
          <table:table-cell office:value-type="float" office:value="9" calcext:value-type="float">
            <text:p>9</text:p>
          </table:table-cell>
          <table:table-cell office:value-type="float" office:value="8.42857142857143" calcext:value-type="float">
            <text:p>8.4285714286</text:p>
          </table:table-cell>
        </table:table-row>
        <table:table-row table:style-name="ro1">
          <table:table-cell office:value-type="string" calcext:value-type="string">
            <text:p>Reading PA (CBSA)</text:p>
          </table:table-cell>
          <table:table-cell office:value-type="float" office:value="23.9" calcext:value-type="float">
            <text:p>23.9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string" calcext:value-type="string">
            <text:p>Redding CA (CBSA)</text:p>
          </table:table-cell>
          <table:table-cell office:value-type="float" office:value="10.5" calcext:value-type="float">
            <text:p>10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no</text:p>
          </table:table-cell>
          <table:table-cell office:value-type="float" office:value="33.5" calcext:value-type="float">
            <text:p>33.5</text:p>
          </table:table-cell>
          <table:table-cell office:value-type="float" office:value="6.166875" calcext:value-type="float">
            <text:p>6.166875</text:p>
          </table:table-cell>
        </table:table-row>
        <table:table-row table:style-name="ro1">
          <table:table-cell office:value-type="string" calcext:value-type="string">
            <text:p>Reno NV (DMA)</text:p>
          </table:table-cell>
          <table:table-cell office:value-type="float" office:value="131" calcext:value-type="float">
            <text:p>1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exburg ID (CBSA)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ichmond IN (CBSA)</text:p>
          </table:table-cell>
          <table:table-cell office:value-type="float" office:value="3.33333333333333" calcext:value-type="float">
            <text:p>3.3333333333</text:p>
          </table:table-cell>
          <table:table-cell office:value-type="float" office:value="3.83333333333333" calcext:value-type="float">
            <text:p>3.8333333333</text:p>
          </table:table-cell>
        </table:table-row>
        <table:table-row table:style-name="ro1">
          <table:table-cell office:value-type="string" calcext:value-type="string">
            <text:p>Richmond VA (CBSA)</text:p>
          </table:table-cell>
          <table:table-cell office:value-type="float" office:value="41.25" calcext:value-type="float">
            <text:p>41.25</text:p>
          </table:table-cell>
          <table:table-cell office:value-type="float" office:value="4.08333333333333" calcext:value-type="float">
            <text:p>4.0833333333</text:p>
          </table:table-cell>
        </table:table-row>
        <table:table-row table:style-name="ro1">
          <table:table-cell office:value-type="string" calcext:value-type="string">
            <text:p>Riverside-San Bernardino-Ontario CA (CBSA)</text:p>
          </table:table-cell>
          <table:table-cell office:value-type="float" office:value="79.2" calcext:value-type="float">
            <text:p>79.2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Riverton WY (CBSA)</text:p>
          </table:table-cell>
          <table:table-cell office:value-type="float" office:value="5.33333333333333" calcext:value-type="float">
            <text:p>5.3333333333</text:p>
          </table:table-cell>
          <table:table-cell office:value-type="float" office:value="12.3333333333333" calcext:value-type="float">
            <text:p>12.3333333333</text:p>
          </table:table-cell>
        </table:table-row>
        <table:table-row table:style-name="ro1">
          <table:table-cell office:value-type="string" calcext:value-type="string">
            <text:p>Roanoke Rapids NC (CBSA)</text:p>
          </table:table-cell>
          <table:table-cell office:value-type="float" office:value="4.42857142857143" calcext:value-type="float">
            <text:p>4.4285714286</text:p>
          </table:table-cell>
          <table:table-cell office:value-type="float" office:value="6.42857142857143" calcext:value-type="float">
            <text:p>6.4285714286</text:p>
          </table:table-cell>
        </table:table-row>
        <table:table-row table:style-name="ro1">
          <table:table-cell office:value-type="string" calcext:value-type="string">
            <text:p>Roanoke VA (CBSA)</text:p>
          </table:table-cell>
          <table:table-cell office:value-type="float" office:value="12.6111111111111" calcext:value-type="float">
            <text:p>12.6111111111</text:p>
          </table:table-cell>
          <table:table-cell office:value-type="float" office:value="4.55555555555556" calcext:value-type="float">
            <text:p>4.5555555556</text:p>
          </table:table-cell>
        </table:table-row>
        <table:table-row table:style-name="ro1">
          <table:table-cell office:value-type="string" calcext:value-type="string">
            <text:p>Roanoke-Lynchburg (DMA)</text:p>
          </table:table-cell>
          <table:table-cell office:value-type="float" office:value="34.75" calcext:value-type="float">
            <text:p>34.75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Rochester NY (CBSA)</text:p>
          </table:table-cell>
          <table:table-cell office:value-type="float" office:value="52.75" calcext:value-type="float">
            <text:p>52.75</text:p>
          </table:table-cell>
          <table:table-cell office:value-type="float" office:value="5.91666666666667" calcext:value-type="float">
            <text:p>5.9166666667</text:p>
          </table:table-cell>
        </table:table-row>
        <table:table-row table:style-name="ro1">
          <table:table-cell office:value-type="string" calcext:value-type="string">
            <text:p>Rochester NY (DMA)</text:p>
          </table:table-cell>
          <table:table-cell office:value-type="float" office:value="51" calcext:value-type="float">
            <text:p>51</text:p>
          </table:table-cell>
          <table:table-cell office:value-type="float" office:value="5.83333333333333" calcext:value-type="float">
            <text:p>5.8333333333</text:p>
          </table:table-cell>
        </table:table-row>
        <table:table-row table:style-name="ro1">
          <table:table-cell office:value-type="string" calcext:value-type="string">
            <text:p>Rock Springs WY (CBSA)</text:p>
          </table:table-cell>
          <table:table-cell office:value-type="float" office:value="4.5" calcext:value-type="float">
            <text:p>4.5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Rockford IL (CBSA)</text:p>
          </table:table-cell>
          <table:table-cell office:value-type="float" office:value="17.125" calcext:value-type="float">
            <text:p>17.125</text:p>
          </table:table-cell>
          <table:table-cell office:value-type="float" office:value="6.125" calcext:value-type="float">
            <text:p>6.125</text:p>
          </table:table-cell>
        </table:table-row>
        <table:table-row table:style-name="ro1">
          <table:table-cell office:value-type="string" calcext:value-type="string">
            <text:p>Rockingham NC (CBSA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ocky Mount NC (CBSA)</text:p>
          </table:table-cell>
          <table:table-cell office:value-type="float" office:value="7.375" calcext:value-type="float">
            <text:p>7.375</text:p>
          </table:table-cell>
          <table:table-cell office:value-type="float" office:value="5.625" calcext:value-type="float">
            <text:p>5.625</text:p>
          </table:table-cell>
        </table:table-row>
        <table:table-row table:style-name="ro1">
          <table:table-cell office:value-type="string" calcext:value-type="string">
            <text:p>Rolla MO (CBSA)</text:p>
          </table:table-cell>
          <table:table-cell office:value-type="float" office:value="4.38461538461539" calcext:value-type="float">
            <text:p>4.3846153846</text:p>
          </table:table-cell>
          <table:table-cell office:value-type="float" office:value="8.84615384615385" calcext:value-type="float">
            <text:p>8.8461538462</text:p>
          </table:table-cell>
        </table:table-row>
        <table:table-row table:style-name="ro1">
          <table:table-cell office:value-type="string" calcext:value-type="string">
            <text:p>Rome GA (CBSA)</text:p>
          </table:table-cell>
          <table:table-cell office:value-type="float" office:value="3.73684210526316" calcext:value-type="float">
            <text:p>3.7368421053</text:p>
          </table:table-cell>
          <table:table-cell office:value-type="float" office:value="3.94736842105263" calcext:value-type="float">
            <text:p>3.9473684211</text:p>
          </table:table-cell>
        </table:table-row>
        <table:table-row table:style-name="ro1">
          <table:table-cell office:value-type="string" calcext:value-type="string">
            <text:p>Roswell NM (CBSA)</text:p>
          </table:table-cell>
          <table:table-cell office:value-type="float" office:value="3.5" calcext:value-type="float">
            <text:p>3.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Russellville AR (CBSA)</text:p>
          </table:table-cell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cramento</text:p>
          </table:table-cell>
          <table:table-cell office:value-type="float" office:value="119.5" calcext:value-type="float">
            <text:p>119.5</text:p>
          </table:table-cell>
          <table:table-cell office:value-type="float" office:value="3.67333333333333" calcext:value-type="float">
            <text:p>3.6733333333</text:p>
          </table:table-cell>
        </table:table-row>
        <table:table-row table:style-name="ro1">
          <table:table-cell office:value-type="string" calcext:value-type="string">
            <text:p>Saginaw-Saginaw Township North MI (CBSA)</text:p>
          </table:table-cell>
          <table:table-cell office:value-type="float" office:value="10.5" calcext:value-type="float">
            <text:p>10.5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Saint Joseph (DMA)</text:p>
          </table:table-cell>
          <table:table-cell office:value-type="float" office:value="12.1428571428571" calcext:value-type="float">
            <text:p>12.1428571429</text:p>
          </table:table-cell>
          <table:table-cell office:value-type="float" office:value="10.5714285714286" calcext:value-type="float">
            <text:p>10.5714285714</text:p>
          </table:table-cell>
        </table:table-row>
        <table:table-row table:style-name="ro1">
          <table:table-cell office:value-type="string" calcext:value-type="string">
            <text:p>Salina KS <text:s/>(CBS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lisbury</text:p>
          </table:table-cell>
          <table:table-cell office:value-type="float" office:value="18.8333333333333" calcext:value-type="float">
            <text:p>18.8333333333</text:p>
          </table:table-cell>
          <table:table-cell office:value-type="float" office:value="5.6225" calcext:value-type="float">
            <text:p>5.6225</text:p>
          </table:table-cell>
        </table:table-row>
        <table:table-row table:style-name="ro1">
          <table:table-cell office:value-type="string" calcext:value-type="string">
            <text:p>San Angelo TX (CBSA)</text:p>
          </table:table-cell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n Antonio</text:p>
          </table:table-cell>
          <table:table-cell office:value-type="float" office:value="47.78125" calcext:value-type="float">
            <text:p>47.78125</text:p>
          </table:table-cell>
          <table:table-cell office:value-type="float" office:value="2.4753125" calcext:value-type="float">
            <text:p>2.4753125</text:p>
          </table:table-cell>
        </table:table-row>
        <table:table-row table:style-name="ro1">
          <table:table-cell office:value-type="string" calcext:value-type="string">
            <text:p>San Antonio (DMA)</text:p>
          </table:table-cell>
          <table:table-cell office:value-type="float" office:value="90" calcext:value-type="float">
            <text:p>90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San Antonio TX (CBSA)</text:p>
          </table:table-cell>
          <table:table-cell office:value-type="float" office:value="85.6" calcext:value-type="float">
            <text:p>85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n Diego</text:p>
          </table:table-cell>
          <table:table-cell office:value-type="float" office:value="104.5" calcext:value-type="float">
            <text:p>104.5</text:p>
          </table:table-cell>
          <table:table-cell office:value-type="float" office:value="4.18666666666667" calcext:value-type="float">
            <text:p>4.1866666667</text:p>
          </table:table-cell>
        </table:table-row>
        <table:table-row table:style-name="ro1">
          <table:table-cell office:value-type="string" calcext:value-type="string">
            <text:p>San Diego (DMA)</text:p>
          </table:table-cell>
          <table:table-cell office:value-type="float" office:value="212" calcext:value-type="float">
            <text:p>212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San Diego-Carlsbad-San Marcos CA (CBSA)</text:p>
          </table:table-cell>
          <table:table-cell office:value-type="float" office:value="212" calcext:value-type="float">
            <text:p>212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San Francisco</text:p>
          </table:table-cell>
          <table:table-cell office:value-type="float" office:value="193.884615384615" calcext:value-type="float">
            <text:p>193.8846153846</text:p>
          </table:table-cell>
          <table:table-cell office:value-type="float" office:value="3.43346153846154" calcext:value-type="float">
            <text:p>3.4334615385</text:p>
          </table:table-cell>
        </table:table-row>
        <table:table-row table:style-name="ro1">
          <table:table-cell office:value-type="string" calcext:value-type="string">
            <text:p>San Luis Obispo-Paso Robles CA <text:s/>(CBSA)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nford NC (CBSA)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vannah (DMA)</text:p>
          </table:table-cell>
          <table:table-cell office:value-type="float" office:value="41.5" calcext:value-type="float">
            <text:p>41.5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Savannah GA (CBSA)</text:p>
          </table:table-cell>
          <table:table-cell office:value-type="float" office:value="18.5384615384615" calcext:value-type="float">
            <text:p>18.5384615385</text:p>
          </table:table-cell>
          <table:table-cell office:value-type="float" office:value="5.07692307692308" calcext:value-type="float">
            <text:p>5.0769230769</text:p>
          </table:table-cell>
        </table:table-row>
        <table:table-row table:style-name="ro1">
          <table:table-cell office:value-type="string" calcext:value-type="string">
            <text:p>Sayre PA (CBSA)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cottsbluff NE (CBSA)</text:p>
          </table:table-cell>
          <table:table-cell office:value-type="float" office:value="5.66666666666667" calcext:value-type="float">
            <text:p>5.6666666667</text:p>
          </table:table-cell>
          <table:table-cell office:value-type="float" office:value="13.6666666666667" calcext:value-type="float">
            <text:p>13.6666666667</text:p>
          </table:table-cell>
        </table:table-row>
        <table:table-row table:style-name="ro1">
          <table:table-cell office:value-type="string" calcext:value-type="string">
            <text:p>Scranton--Wilkes-Barre PA (CBSA)</text:p>
          </table:table-cell>
          <table:table-cell office:value-type="float" office:value="20.7857142857143" calcext:value-type="float">
            <text:p>20.7857142857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Searcy AR (CBSA)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Seattle/Tacoma</text:p>
          </table:table-cell>
          <table:table-cell office:value-type="float" office:value="261" calcext:value-type="float">
            <text:p>261</text:p>
          </table:table-cell>
          <table:table-cell office:value-type="float" office:value="6.6745" calcext:value-type="float">
            <text:p>6.6745</text:p>
          </table:table-cell>
        </table:table-row>
        <table:table-row table:style-name="ro1">
          <table:table-cell office:value-type="string" calcext:value-type="string">
            <text:p>Sebastian-Vero Beach FL (CBSA)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ebring FL (CBSA)</text:p>
          </table:table-cell>
          <table:table-cell office:value-type="float" office:value="6.16666666666667" calcext:value-type="float">
            <text:p>6.1666666667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Selinsgrove PA (CBSA)</text:p>
          </table:table-cell>
          <table:table-cell office:value-type="float" office:value="3.5" calcext:value-type="float">
            <text:p>3.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elma AL (CBSA)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evierville TN (CBSA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eymour IN (CBSA)</text:p>
          </table:table-cell>
          <table:table-cell office:value-type="float" office:value="3.57142857142857" calcext:value-type="float">
            <text:p>3.5714285714</text:p>
          </table:table-cell>
          <table:table-cell office:value-type="float" office:value="7.57142857142857" calcext:value-type="float">
            <text:p>7.5714285714</text:p>
          </table:table-cell>
        </table:table-row>
        <table:table-row table:style-name="ro1">
          <table:table-cell office:value-type="string" calcext:value-type="string">
            <text:p>Shawano WI Micro (CBSA)</text:p>
          </table:table-cell>
          <table:table-cell office:value-type="float" office:value="4" calcext:value-type="float">
            <text:p>4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string" calcext:value-type="string">
            <text:p>Shawnee OK (CBSA)</text:p>
          </table:table-cell>
          <table:table-cell office:value-type="float" office:value="6.66666666666667" calcext:value-type="float">
            <text:p>6.6666666667</text:p>
          </table:table-cell>
          <table:table-cell office:value-type="float" office:value="6.33333333333333" calcext:value-type="float">
            <text:p>6.3333333333</text:p>
          </table:table-cell>
        </table:table-row>
        <table:table-row table:style-name="ro1">
          <table:table-cell office:value-type="string" calcext:value-type="string">
            <text:p>Sheboygan WI (CBSA)</text:p>
          </table:table-cell>
          <table:table-cell office:value-type="float" office:value="6" calcext:value-type="float">
            <text:p>6</text:p>
          </table:table-cell>
          <table:table-cell office:value-type="float" office:value="5.22222222222222" calcext:value-type="float">
            <text:p>5.2222222222</text:p>
          </table:table-cell>
        </table:table-row>
        <table:table-row table:style-name="ro1">
          <table:table-cell office:value-type="string" calcext:value-type="string">
            <text:p>Shelby NC (CBSA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elbyville TN <text:s/>(CBSA)</text:p>
          </table:table-cell>
          <table:table-cell office:value-type="float" office:value="2.53846153846154" calcext:value-type="float">
            <text:p>2.5384615385</text:p>
          </table:table-cell>
          <table:table-cell office:value-type="float" office:value="4.61538461538462" calcext:value-type="float">
            <text:p>4.6153846154</text:p>
          </table:table-cell>
        </table:table-row>
        <table:table-row table:style-name="ro1">
          <table:table-cell office:value-type="string" calcext:value-type="string">
            <text:p>Sheridan WY (CBSA)</text:p>
          </table:table-cell>
          <table:table-cell office:value-type="float" office:value="4" calcext:value-type="float">
            <text:p>4</text:p>
          </table:table-cell>
          <table:table-cell office:value-type="float" office:value="11.3333333333333" calcext:value-type="float">
            <text:p>11.3333333333</text:p>
          </table:table-cell>
        </table:table-row>
        <table:table-row table:style-name="ro1">
          <table:table-cell office:value-type="string" calcext:value-type="string">
            <text:p>Shreveport (DMA)</text:p>
          </table:table-cell>
          <table:table-cell office:value-type="float" office:value="20.4375" calcext:value-type="float">
            <text:p>20.4375</text:p>
          </table:table-cell>
          <table:table-cell office:value-type="float" office:value="2.625" calcext:value-type="float">
            <text:p>2.625</text:p>
          </table:table-cell>
        </table:table-row>
        <table:table-row table:style-name="ro1">
          <table:table-cell office:value-type="string" calcext:value-type="string">
            <text:p>Shreveport-Bossier City LA (CBSA)</text:p>
          </table:table-cell>
          <table:table-cell office:value-type="float" office:value="12.4375" calcext:value-type="float">
            <text:p>12.4375</text:p>
          </table:table-cell>
          <table:table-cell office:value-type="float" office:value="3.1875" calcext:value-type="float">
            <text:p>3.1875</text:p>
          </table:table-cell>
        </table:table-row>
        <table:table-row table:style-name="ro1">
          <table:table-cell office:value-type="string" calcext:value-type="string">
            <text:p>Sidney OH (CBSA)</text:p>
          </table:table-cell>
          <table:table-cell office:value-type="float" office:value="4.4" calcext:value-type="float">
            <text:p>4.4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Sikeston MO (CBSA)</text:p>
          </table:table-cell>
          <table:table-cell office:value-type="float" office:value="5.6" calcext:value-type="float">
            <text:p>5.6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string" calcext:value-type="string">
            <text:p>Silver City NM (CBSA)</text:p>
          </table:table-cell>
          <table:table-cell office:value-type="float" office:value="3.28571428571429" calcext:value-type="float">
            <text:p>3.2857142857</text:p>
          </table:table-cell>
          <table:table-cell office:value-type="float" office:value="10.7142857142857" calcext:value-type="float">
            <text:p>10.7142857143</text:p>
          </table:table-cell>
        </table:table-row>
        <table:table-row table:style-name="ro1">
          <table:table-cell office:value-type="string" calcext:value-type="string">
            <text:p>Sioux Falls (Mitchell) (DMA)</text:p>
          </table:table-cell>
          <table:table-cell office:value-type="float" office:value="50.8" calcext:value-type="float">
            <text:p>50.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ioux Falls SD <text:s/>(CBSA)</text:p>
          </table:table-cell>
          <table:table-cell office:value-type="float" office:value="14.5555555555556" calcext:value-type="float">
            <text:p>14.5555555556</text:p>
          </table:table-cell>
          <table:table-cell office:value-type="float" office:value="6.22222222222222" calcext:value-type="float">
            <text:p>6.2222222222</text:p>
          </table:table-cell>
        </table:table-row>
        <table:table-row table:style-name="ro1">
          <table:table-cell office:value-type="string" calcext:value-type="string">
            <text:p>Snyder TX (CBSA)</text:p>
          </table:table-cell>
          <table:table-cell office:value-type="float" office:value="3" calcext:value-type="float">
            <text:p>3</text:p>
          </table:table-cell>
          <table:table-cell office:value-type="float" office:value="14.3333333333333" calcext:value-type="float">
            <text:p>14.3333333333</text:p>
          </table:table-cell>
        </table:table-row>
        <table:table-row table:style-name="ro1">
          <table:table-cell office:value-type="string" calcext:value-type="string">
            <text:p>Somerset KY (CBS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merset PA (CBSA)</text:p>
          </table:table-cell>
          <table:table-cell office:value-type="float" office:value="11.3333333333333" calcext:value-type="float">
            <text:p>11.33333333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pearfish SD (CBSA)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pokane (DMA)</text:p>
          </table:table-cell>
          <table:table-cell office:value-type="float" office:value="60.5555555555556" calcext:value-type="float">
            <text:p>60.5555555556</text:p>
          </table:table-cell>
          <table:table-cell office:value-type="float" office:value="6.33333333333333" calcext:value-type="float">
            <text:p>6.3333333333</text:p>
          </table:table-cell>
        </table:table-row>
        <table:table-row table:style-name="ro1">
          <table:table-cell office:value-type="string" calcext:value-type="string">
            <text:p>Spokane WA (CBSA)</text:p>
          </table:table-cell>
          <table:table-cell office:value-type="float" office:value="22.2727272727273" calcext:value-type="float">
            <text:p>22.2727272727</text:p>
          </table:table-cell>
          <table:table-cell office:value-type="float" office:value="5.09090909090909" calcext:value-type="float">
            <text:p>5.0909090909</text:p>
          </table:table-cell>
        </table:table-row>
        <table:table-row table:style-name="ro1">
          <table:table-cell office:value-type="string" calcext:value-type="string">
            <text:p>Springfield MA (CBSA)</text:p>
          </table:table-cell>
          <table:table-cell office:value-type="float" office:value="49.4375" calcext:value-type="float">
            <text:p>49.4375</text:p>
          </table:table-cell>
          <table:table-cell office:value-type="float" office:value="9.1875" calcext:value-type="float">
            <text:p>9.1875</text:p>
          </table:table-cell>
        </table:table-row>
        <table:table-row table:style-name="ro1">
          <table:table-cell office:value-type="string" calcext:value-type="string">
            <text:p>Springfield MO (CBSA)</text:p>
          </table:table-cell>
          <table:table-cell office:value-type="float" office:value="11.8181818181818" calcext:value-type="float">
            <text:p>11.8181818182</text:p>
          </table:table-cell>
          <table:table-cell office:value-type="float" office:value="3.09090909090909" calcext:value-type="float">
            <text:p>3.0909090909</text:p>
          </table:table-cell>
        </table:table-row>
        <table:table-row table:style-name="ro1">
          <table:table-cell office:value-type="string" calcext:value-type="string">
            <text:p>Springfield MO (DMA)</text:p>
          </table:table-cell>
          <table:table-cell office:value-type="float" office:value="28.0769230769231" calcext:value-type="float">
            <text:p>28.0769230769</text:p>
          </table:table-cell>
          <table:table-cell office:value-type="float" office:value="3.07692307692308" calcext:value-type="float">
            <text:p>3.0769230769</text:p>
          </table:table-cell>
        </table:table-row>
        <table:table-row table:style-name="ro1">
          <table:table-cell office:value-type="string" calcext:value-type="string">
            <text:p>Springfield OH (CBSA)</text:p>
          </table:table-cell>
          <table:table-cell office:value-type="float" office:value="7.25" calcext:value-type="float">
            <text:p>7.25</text:p>
          </table:table-cell>
          <table:table-cell office:value-type="float" office:value="5.91666666666667" calcext:value-type="float">
            <text:p>5.9166666667</text:p>
          </table:table-cell>
        </table:table-row>
        <table:table-row table:style-name="ro1">
          <table:table-cell office:value-type="string" calcext:value-type="string">
            <text:p>Springfield-Holyoke (DMA)</text:p>
          </table:table-cell>
          <table:table-cell office:value-type="float" office:value="53.4" calcext:value-type="float">
            <text:p>53.4</text:p>
          </table:table-cell>
          <table:table-cell office:value-type="float" office:value="9.06666666666667" calcext:value-type="float">
            <text:p>9.0666666667</text:p>
          </table:table-cell>
        </table:table-row>
        <table:table-row table:style-name="ro1">
          <table:table-cell office:value-type="string" calcext:value-type="string">
            <text:p>St. Cloud MN (CBSA)</text:p>
          </table:table-cell>
          <table:table-cell office:value-type="float" office:value="12.2222222222222" calcext:value-type="float">
            <text:p>12.2222222222</text:p>
          </table:table-cell>
          <table:table-cell office:value-type="float" office:value="6.11111111111111" calcext:value-type="float">
            <text:p>6.1111111111</text:p>
          </table:table-cell>
        </table:table-row>
        <table:table-row table:style-name="ro1">
          <table:table-cell office:value-type="string" calcext:value-type="string">
            <text:p>St. Joseph MO-KS (CBSA)</text:p>
          </table:table-cell>
          <table:table-cell office:value-type="float" office:value="10.5" calcext:value-type="float">
            <text:p>10.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t. Louis MO-IL (CBSA)</text:p>
          </table:table-cell>
          <table:table-cell office:value-type="float" office:value="110.6" calcext:value-type="float">
            <text:p>110.6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Starkville MS (CBSA)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ate College PA (CBSA)</text:p>
          </table:table-cell>
          <table:table-cell office:value-type="float" office:value="17" calcext:value-type="float">
            <text:p>17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Staunton-Waynesboro VA (CBSA)</text:p>
          </table:table-cell>
          <table:table-cell office:value-type="float" office:value="9.5" calcext:value-type="float">
            <text:p>9.5</text:p>
          </table:table-cell>
          <table:table-cell office:value-type="float" office:value="7.83333333333333" calcext:value-type="float">
            <text:p>7.8333333333</text:p>
          </table:table-cell>
        </table:table-row>
        <table:table-row table:style-name="ro1">
          <table:table-cell office:value-type="string" calcext:value-type="string">
            <text:p>Sterling IL <text:s/>(CBSA)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tevens Point WI (CBSA)</text:p>
          </table:table-cell>
          <table:table-cell office:value-type="float" office:value="4.06666666666667" calcext:value-type="float">
            <text:p>4.0666666667</text:p>
          </table:table-cell>
          <table:table-cell office:value-type="float" office:value="6.33333333333333" calcext:value-type="float">
            <text:p>6.3333333333</text:p>
          </table:table-cell>
        </table:table-row>
        <table:table-row table:style-name="ro1">
          <table:table-cell office:value-type="string" calcext:value-type="string">
            <text:p>Stillwater OK (CBSA)</text:p>
          </table:table-cell>
          <table:table-cell office:value-type="float" office:value="10.5" calcext:value-type="float">
            <text:p>10.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ulphur Springs TX (CBSA)</text:p>
          </table:table-cell>
          <table:table-cell office:value-type="float" office:value="2.6" calcext:value-type="float">
            <text:p>2.6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string" calcext:value-type="string">
            <text:p>Summerville GA (CBSA)</text:p>
          </table:table-cell>
          <table:table-cell office:value-type="float" office:value="1.2" calcext:value-type="float">
            <text:p>1.2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string" calcext:value-type="string">
            <text:p>Sweetwater TX (CBSA)</text:p>
          </table:table-cell>
          <table:table-cell office:value-type="float" office:value="2.33333333333333" calcext:value-type="float">
            <text:p>2.333333333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yracuse (DMA)</text:p>
          </table:table-cell>
          <table:table-cell office:value-type="float" office:value="43.5" calcext:value-type="float">
            <text:p>43.5</text:p>
          </table:table-cell>
          <table:table-cell office:value-type="float" office:value="5.75" calcext:value-type="float">
            <text:p>5.75</text:p>
          </table:table-cell>
        </table:table-row>
        <table:table-row table:style-name="ro1">
          <table:table-cell office:value-type="string" calcext:value-type="string">
            <text:p>Syracuse NY (CBSA)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hlequah OK <text:s/>(CBSA)</text:p>
          </table:table-cell>
          <table:table-cell office:value-type="float" office:value="5.5" calcext:value-type="float">
            <text:p>5.5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Talladega-Sylacauga AL (CBSA)</text:p>
          </table:table-cell>
          <table:table-cell office:value-type="float" office:value="9.33333333333333" calcext:value-type="float">
            <text:p>9.33333333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allahassee FL (CBSA)</text:p>
          </table:table-cell>
          <table:table-cell office:value-type="float" office:value="16.6" calcext:value-type="float">
            <text:p>16.6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Tampa</text:p>
          </table:table-cell>
          <table:table-cell office:value-type="float" office:value="120.125" calcext:value-type="float">
            <text:p>120.125</text:p>
          </table:table-cell>
          <table:table-cell office:value-type="float" office:value="3.354375" calcext:value-type="float">
            <text:p>3.354375</text:p>
          </table:table-cell>
        </table:table-row>
        <table:table-row table:style-name="ro1">
          <table:table-cell office:value-type="string" calcext:value-type="string">
            <text:p>Tampa-Saint Petersburg (Sarasota) (DMA)</text:p>
          </table:table-cell>
          <table:table-cell office:value-type="float" office:value="129.444444444444" calcext:value-type="float">
            <text:p>129.4444444444</text:p>
          </table:table-cell>
          <table:table-cell office:value-type="float" office:value="3.22222222222222" calcext:value-type="float">
            <text:p>3.2222222222</text:p>
          </table:table-cell>
        </table:table-row>
        <table:table-row table:style-name="ro1">
          <table:table-cell office:value-type="string" calcext:value-type="string">
            <text:p>Tampa-St. Petersburg-Clearwater FL (CBSA)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ylorville IL (CBSA)</text:p>
          </table:table-cell>
          <table:table-cell office:value-type="float" office:value="7.5" calcext:value-type="float">
            <text:p>7.5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office:value-type="string" calcext:value-type="string">
            <text:p>Terre Haute (DMA)</text:p>
          </table:table-cell>
          <table:table-cell office:value-type="float" office:value="11.3" calcext:value-type="float">
            <text:p>11.3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Terre Haute IN (CBSA)</text:p>
          </table:table-cell>
          <table:table-cell office:value-type="float" office:value="5.33333333333333" calcext:value-type="float">
            <text:p>5.3333333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Villages FL (CBSA)</text:p>
          </table:table-cell>
          <table:table-cell office:value-type="float" office:value="10.6" calcext:value-type="float">
            <text:p>10.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string" calcext:value-type="string">
            <text:p>Thomasville GA <text:s/>(CBSA)</text:p>
          </table:table-cell>
          <table:table-cell office:value-type="float" office:value="5.75" calcext:value-type="float">
            <text:p>5.75</text:p>
          </table:table-cell>
          <table:table-cell office:value-type="float" office:value="10.25" calcext:value-type="float">
            <text:p>10.25</text:p>
          </table:table-cell>
        </table:table-row>
        <table:table-row table:style-name="ro1">
          <table:table-cell office:value-type="string" calcext:value-type="string">
            <text:p>Tiffin OH (CBSA)</text:p>
          </table:table-cell>
          <table:table-cell office:value-type="float" office:value="3.75" calcext:value-type="float">
            <text:p>3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oledo (DMA)</text:p>
          </table:table-cell>
          <table:table-cell office:value-type="float" office:value="48" calcext:value-type="float">
            <text:p>48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Toledo OH (CBSA)</text:p>
          </table:table-cell>
          <table:table-cell office:value-type="float" office:value="20" calcext:value-type="float">
            <text:p>20</text:p>
          </table:table-cell>
          <table:table-cell office:value-type="float" office:value="3.92307692307692" calcext:value-type="float">
            <text:p>3.9230769231</text:p>
          </table:table-cell>
        </table:table-row>
        <table:table-row table:style-name="ro1">
          <table:table-cell office:value-type="string" calcext:value-type="string">
            <text:p>Topeka (DMA)</text:p>
          </table:table-cell>
          <table:table-cell office:value-type="float" office:value="22" calcext:value-type="float">
            <text:p>22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Topeka KS (CBSA)</text:p>
          </table:table-cell>
          <table:table-cell office:value-type="float" office:value="10.7" calcext:value-type="float">
            <text:p>10.7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Tri-Cities TN-VA (DMA)</text:p>
          </table:table-cell>
          <table:table-cell office:value-type="float" office:value="23.4" calcext:value-type="float">
            <text:p>23.4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Troy AL (CBSA)</text:p>
          </table:table-cell>
          <table:table-cell office:value-type="float" office:value="3.14285714285714" calcext:value-type="float">
            <text:p>3.1428571429</text:p>
          </table:table-cell>
          <table:table-cell office:value-type="float" office:value="8.14285714285714" calcext:value-type="float">
            <text:p>8.1428571429</text:p>
          </table:table-cell>
        </table:table-row>
        <table:table-row table:style-name="ro1">
          <table:table-cell office:value-type="string" calcext:value-type="string">
            <text:p>Tucson</text:p>
          </table:table-cell>
          <table:table-cell office:value-type="float" office:value="40.5714285714286" calcext:value-type="float">
            <text:p>40.5714285714</text:p>
          </table:table-cell>
          <table:table-cell office:value-type="float" office:value="4.45047619047619" calcext:value-type="float">
            <text:p>4.4504761905</text:p>
          </table:table-cell>
        </table:table-row>
        <table:table-row table:style-name="ro1">
          <table:table-cell office:value-type="string" calcext:value-type="string">
            <text:p>Tulsa OK (CBSA)</text:p>
          </table:table-cell>
          <table:table-cell office:value-type="float" office:value="29.4705882352941" calcext:value-type="float">
            <text:p>29.4705882353</text:p>
          </table:table-cell>
          <table:table-cell office:value-type="float" office:value="3.64705882352941" calcext:value-type="float">
            <text:p>3.6470588235</text:p>
          </table:table-cell>
        </table:table-row>
        <table:table-row table:style-name="ro1">
          <table:table-cell office:value-type="string" calcext:value-type="string">
            <text:p>Tupelo MS (CBSA)</text:p>
          </table:table-cell>
          <table:table-cell office:value-type="float" office:value="9.28571428571429" calcext:value-type="float">
            <text:p>9.2857142857</text:p>
          </table:table-cell>
          <table:table-cell office:value-type="float" office:value="7.28571428571429" calcext:value-type="float">
            <text:p>7.2857142857</text:p>
          </table:table-cell>
        </table:table-row>
        <table:table-row table:style-name="ro1">
          <table:table-cell office:value-type="string" calcext:value-type="string">
            <text:p>Tuscaloosa AL (CBSA)</text:p>
          </table:table-cell>
          <table:table-cell office:value-type="float" office:value="9.35" calcext:value-type="float">
            <text:p>9.35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string" calcext:value-type="string">
            <text:p>Twin Falls ID (CBSA)</text:p>
          </table:table-cell>
          <table:table-cell office:value-type="float" office:value="6.5" calcext:value-type="float">
            <text:p>6.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rbana OH (CBSA)</text:p>
          </table:table-cell>
          <table:table-cell office:value-type="float" office:value="3.5" calcext:value-type="float">
            <text:p>3.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an Wert OH (CBSA)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ermillion SD <text:s/>(CBSA)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Vernal UT <text:s/>(CBSA)</text:p>
          </table:table-cell>
          <table:table-cell office:value-type="float" office:value="3.5" calcext:value-type="float">
            <text:p>3.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Vicksburg MS (CBSA)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ictoria TX (CBSA)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Vincennes IN (CBSA)</text:p>
          </table:table-cell>
          <table:table-cell office:value-type="float" office:value="2.55555555555556" calcext:value-type="float">
            <text:p>2.5555555556</text:p>
          </table:table-cell>
          <table:table-cell office:value-type="float" office:value="6.55555555555556" calcext:value-type="float">
            <text:p>6.5555555556</text:p>
          </table:table-cell>
        </table:table-row>
        <table:table-row table:style-name="ro1">
          <table:table-cell office:value-type="string" calcext:value-type="string">
            <text:p>Virginia Beach-Norfolk-Newport News VA-NC (CBSA)</text:p>
          </table:table-cell>
          <table:table-cell office:value-type="float" office:value="100.5" calcext:value-type="float">
            <text:p>100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isalia-Porterville CA (CBSA)</text:p>
          </table:table-cell>
          <table:table-cell office:value-type="float" office:value="14.625" calcext:value-type="float">
            <text:p>14.625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Wabash IN (CBSA)</text:p>
          </table:table-cell>
          <table:table-cell office:value-type="float" office:value="4.66666666666667" calcext:value-type="float">
            <text:p>4.6666666667</text:p>
          </table:table-cell>
          <table:table-cell office:value-type="float" office:value="14.3333333333333" calcext:value-type="float">
            <text:p>14.3333333333</text:p>
          </table:table-cell>
        </table:table-row>
        <table:table-row table:style-name="ro1">
          <table:table-cell office:value-type="string" calcext:value-type="string">
            <text:p>Waco TX (CBSA)</text:p>
          </table:table-cell>
          <table:table-cell office:value-type="float" office:value="6" calcext:value-type="float">
            <text:p>6</text:p>
          </table:table-cell>
          <table:table-cell office:value-type="float" office:value="2.46666666666667" calcext:value-type="float">
            <text:p>2.4666666667</text:p>
          </table:table-cell>
        </table:table-row>
        <table:table-row table:style-name="ro1">
          <table:table-cell office:value-type="string" calcext:value-type="string">
            <text:p>Waco-Temple-Bryan (DMA)</text:p>
          </table:table-cell>
          <table:table-cell office:value-type="float" office:value="17.5384615384615" calcext:value-type="float">
            <text:p>17.5384615385</text:p>
          </table:table-cell>
          <table:table-cell office:value-type="float" office:value="2.15384615384615" calcext:value-type="float">
            <text:p>2.1538461538</text:p>
          </table:table-cell>
        </table:table-row>
        <table:table-row table:style-name="ro1">
          <table:table-cell office:value-type="string" calcext:value-type="string">
            <text:p>Walla Walla WA <text:s/>(CBSA)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Wapakoneta OH (CBSA)</text:p>
          </table:table-cell>
          <table:table-cell office:value-type="float" office:value="3.33333333333333" calcext:value-type="float">
            <text:p>3.3333333333</text:p>
          </table:table-cell>
          <table:table-cell office:value-type="float" office:value="7.16666666666667" calcext:value-type="float">
            <text:p>7.1666666667</text:p>
          </table:table-cell>
        </table:table-row>
        <table:table-row table:style-name="ro1">
          <table:table-cell office:value-type="string" calcext:value-type="string">
            <text:p>Warner Robins GA (CBSA)</text:p>
          </table:table-cell>
          <table:table-cell office:value-type="float" office:value="9.88888888888889" calcext:value-type="float">
            <text:p>9.8888888889</text:p>
          </table:table-cell>
          <table:table-cell office:value-type="float" office:value="5.77777777777778" calcext:value-type="float">
            <text:p>5.7777777778</text:p>
          </table:table-cell>
        </table:table-row>
        <table:table-row table:style-name="ro1">
          <table:table-cell office:value-type="string" calcext:value-type="string">
            <text:p>Warren PA (CBSA)</text:p>
          </table:table-cell>
          <table:table-cell office:value-type="float" office:value="6" calcext:value-type="float">
            <text:p>6</text:p>
          </table:table-cell>
          <table:table-cell office:value-type="float" office:value="17.3333333333333" calcext:value-type="float">
            <text:p>17.3333333333</text:p>
          </table:table-cell>
        </table:table-row>
        <table:table-row table:style-name="ro1">
          <table:table-cell office:value-type="string" calcext:value-type="string">
            <text:p>Warrensburg MO (CBSA)</text:p>
          </table:table-cell>
          <table:table-cell office:value-type="float" office:value="4.125" calcext:value-type="float">
            <text:p>4.125</text:p>
          </table:table-cell>
          <table:table-cell office:value-type="float" office:value="7.375" calcext:value-type="float">
            <text:p>7.375</text:p>
          </table:table-cell>
        </table:table-row>
        <table:table-row table:style-name="ro1">
          <table:table-cell office:value-type="string" calcext:value-type="string">
            <text:p>Warsaw IN (CBSA)</text:p>
          </table:table-cell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Washington Court House OH Micro (CBSA)</text:p>
          </table:table-cell>
          <table:table-cell office:value-type="float" office:value="2.72727272727273" calcext:value-type="float">
            <text:p>2.7272727273</text:p>
          </table:table-cell>
          <table:table-cell office:value-type="float" office:value="10.0909090909091" calcext:value-type="float">
            <text:p>10.0909090909</text:p>
          </table:table-cell>
        </table:table-row>
        <table:table-row table:style-name="ro1">
          <table:table-cell office:value-type="string" calcext:value-type="string">
            <text:p>Washington D.C.</text:p>
          </table:table-cell>
          <table:table-cell office:value-type="float" office:value="556.565217391304" calcext:value-type="float">
            <text:p>556.5652173913</text:p>
          </table:table-cell>
          <table:table-cell office:value-type="float" office:value="11.0141666666667" calcext:value-type="float">
            <text:p>11.0141666667</text:p>
          </table:table-cell>
        </table:table-row>
        <table:table-row table:style-name="ro1">
          <table:table-cell office:value-type="string" calcext:value-type="string">
            <text:p>Washington IN (CBSA)</text:p>
          </table:table-cell>
          <table:table-cell office:value-type="float" office:value="2.83333333333333" calcext:value-type="float">
            <text:p>2.8333333333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string" calcext:value-type="string">
            <text:p>Washington NC (CBSA)</text:p>
          </table:table-cell>
          <table:table-cell office:value-type="float" office:value="3.625" calcext:value-type="float">
            <text:p>3.625</text:p>
          </table:table-cell>
          <table:table-cell office:value-type="float" office:value="8.625" calcext:value-type="float">
            <text:p>8.625</text:p>
          </table:table-cell>
        </table:table-row>
        <table:table-row table:style-name="ro1">
          <table:table-cell office:value-type="string" calcext:value-type="string">
            <text:p>Waterloo-Cedar Falls IA <text:s/>(CBSA)</text:p>
          </table:table-cell>
          <table:table-cell office:value-type="float" office:value="10.0833333333333" calcext:value-type="float">
            <text:p>10.0833333333</text:p>
          </table:table-cell>
          <table:table-cell office:value-type="float" office:value="6.41666666666667" calcext:value-type="float">
            <text:p>6.4166666667</text:p>
          </table:table-cell>
        </table:table-row>
        <table:table-row table:style-name="ro1">
          <table:table-cell office:value-type="string" calcext:value-type="string">
            <text:p>Watertown (DMA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tertown SD (CBSA)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atertown-Fort Atkinson WI (CBSA)</text:p>
          </table:table-cell>
          <table:table-cell office:value-type="float" office:value="6" calcext:value-type="float">
            <text:p>6</text:p>
          </table:table-cell>
          <table:table-cell office:value-type="float" office:value="6.83333333333333" calcext:value-type="float">
            <text:p>6.8333333333</text:p>
          </table:table-cell>
        </table:table-row>
        <table:table-row table:style-name="ro1">
          <table:table-cell office:value-type="string" calcext:value-type="string">
            <text:p>Watertown-Fort Drum NY (CBSA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uchula FL (CBSA)</text:p>
          </table:table-cell>
          <table:table-cell office:value-type="float" office:value="3" calcext:value-type="float">
            <text:p>3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string" calcext:value-type="string">
            <text:p>Wausau WI (CBSA)</text:p>
          </table:table-cell>
          <table:table-cell office:value-type="float" office:value="5.38461538461539" calcext:value-type="float">
            <text:p>5.3846153846</text:p>
          </table:table-cell>
          <table:table-cell office:value-type="float" office:value="4.92307692307692" calcext:value-type="float">
            <text:p>4.9230769231</text:p>
          </table:table-cell>
        </table:table-row>
        <table:table-row table:style-name="ro1">
          <table:table-cell office:value-type="string" calcext:value-type="string">
            <text:p>Wausau-Rhinelander (DMA)</text:p>
          </table:table-cell>
          <table:table-cell office:value-type="float" office:value="23.5625" calcext:value-type="float">
            <text:p>23.5625</text:p>
          </table:table-cell>
          <table:table-cell office:value-type="float" office:value="6.4375" calcext:value-type="float">
            <text:p>6.4375</text:p>
          </table:table-cell>
        </table:table-row>
        <table:table-row table:style-name="ro1">
          <table:table-cell office:value-type="string" calcext:value-type="string">
            <text:p>Weirton-Steubenville WV-OH (CBSA)</text:p>
          </table:table-cell>
          <table:table-cell office:value-type="float" office:value="6.8" calcext:value-type="float">
            <text:p>6.8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Wenatchee WA (CBSA)</text:p>
          </table:table-cell>
          <table:table-cell office:value-type="float" office:value="3" calcext:value-type="float">
            <text:p>3</text:p>
          </table:table-cell>
          <table:table-cell office:value-type="float" office:value="3.375" calcext:value-type="float">
            <text:p>3.375</text:p>
          </table:table-cell>
        </table:table-row>
        <table:table-row table:style-name="ro1">
          <table:table-cell office:value-type="string" calcext:value-type="string">
            <text:p>West Palm Beach</text:p>
          </table:table-cell>
          <table:table-cell office:value-type="float" office:value="140.375" calcext:value-type="float">
            <text:p>140.375</text:p>
          </table:table-cell>
          <table:table-cell office:value-type="float" office:value="8.7425" calcext:value-type="float">
            <text:p>8.7425</text:p>
          </table:table-cell>
        </table:table-row>
        <table:table-row table:style-name="ro1">
          <table:table-cell office:value-type="string" calcext:value-type="string">
            <text:p>West Palm Beach-Fort Pierce (DMA)</text:p>
          </table:table-cell>
          <table:table-cell office:value-type="float" office:value="82" calcext:value-type="float">
            <text:p>82</text:p>
          </table:table-cell>
          <table:table-cell office:value-type="float" office:value="5.33333333333333" calcext:value-type="float">
            <text:p>5.3333333333</text:p>
          </table:table-cell>
        </table:table-row>
        <table:table-row table:style-name="ro1">
          <table:table-cell office:value-type="string" calcext:value-type="string">
            <text:p>West Plains MO (CBSA)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Wheeling WV-OH (CBSA)</text:p>
          </table:table-cell>
          <table:table-cell office:value-type="float" office:value="6.5" calcext:value-type="float">
            <text:p>6.5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Wheeling-Steubenville (DMA)</text:p>
          </table:table-cell>
          <table:table-cell office:value-type="float" office:value="11.75" calcext:value-type="float">
            <text:p>11.75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Whitewater WI (CBSA)</text:p>
          </table:table-cell>
          <table:table-cell table:number-columns-repeated="2" office:value-type="float" office:value="8.4" calcext:value-type="float">
            <text:p>8.4</text:p>
          </table:table-cell>
        </table:table-row>
        <table:table-row table:style-name="ro1">
          <table:table-cell office:value-type="string" calcext:value-type="string">
            <text:p>Wichita</text:p>
          </table:table-cell>
          <table:table-cell office:value-type="float" office:value="33.5" calcext:value-type="float">
            <text:p>33.5</text:p>
          </table:table-cell>
          <table:table-cell office:value-type="float" office:value="3.68875" calcext:value-type="float">
            <text:p>3.68875</text:p>
          </table:table-cell>
        </table:table-row>
        <table:table-row table:style-name="ro1">
          <table:table-cell office:value-type="string" calcext:value-type="string">
            <text:p>Wichita KS (CBSA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ilkes Barre-Scranton (DMA)</text:p>
          </table:table-cell>
          <table:table-cell office:value-type="float" office:value="62.8333333333333" calcext:value-type="float">
            <text:p>62.8333333333</text:p>
          </table:table-cell>
          <table:table-cell office:value-type="float" office:value="4.83333333333333" calcext:value-type="float">
            <text:p>4.8333333333</text:p>
          </table:table-cell>
        </table:table-row>
        <table:table-row table:style-name="ro1">
          <table:table-cell office:value-type="string" calcext:value-type="string">
            <text:p>Williamsport PA (CBSA)</text:p>
          </table:table-cell>
          <table:table-cell office:value-type="float" office:value="8.83333333333333" calcext:value-type="float">
            <text:p>8.83333333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illmar MN (CBSA)</text:p>
          </table:table-cell>
          <table:table-cell office:value-type="float" office:value="4.4" calcext:value-type="float">
            <text:p>4.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ilmington (DMA)</text:p>
          </table:table-cell>
          <table:table-cell office:value-type="float" office:value="22.8" calcext:value-type="float">
            <text:p>22.8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Wilmington NC (CBSA)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ilson NC (CBSA)</text:p>
          </table:table-cell>
          <table:table-cell office:value-type="float" office:value="5.375" calcext:value-type="float">
            <text:p>5.375</text:p>
          </table:table-cell>
          <table:table-cell office:value-type="float" office:value="7.625" calcext:value-type="float">
            <text:p>7.625</text:p>
          </table:table-cell>
        </table:table-row>
        <table:table-row table:style-name="ro1">
          <table:table-cell office:value-type="string" calcext:value-type="string">
            <text:p>Winchester VA-WV (CBSA)</text:p>
          </table:table-cell>
          <table:table-cell office:value-type="float" office:value="12.5" calcext:value-type="float">
            <text:p>12.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isconsin Rapids-Marshfield WI Micro (CBSA)</text:p>
          </table:table-cell>
          <table:table-cell office:value-type="float" office:value="5.125" calcext:value-type="float">
            <text:p>5.125</text:p>
          </table:table-cell>
          <table:table-cell office:value-type="float" office:value="8.125" calcext:value-type="float">
            <text:p>8.125</text:p>
          </table:table-cell>
        </table:table-row>
        <table:table-row table:style-name="ro1">
          <table:table-cell office:value-type="string" calcext:value-type="string">
            <text:p>Worthington MN (CBSA)</text:p>
          </table:table-cell>
          <table:table-cell office:value-type="float" office:value="4.5" calcext:value-type="float">
            <text:p>4.5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office:value-type="string" calcext:value-type="string">
            <text:p>Yakima WA (CBSA)</text:p>
          </table:table-cell>
          <table:table-cell office:value-type="float" office:value="14.6666666666667" calcext:value-type="float">
            <text:p>14.6666666667</text:p>
          </table:table-cell>
          <table:table-cell office:value-type="float" office:value="7.83333333333333" calcext:value-type="float">
            <text:p>7.8333333333</text:p>
          </table:table-cell>
        </table:table-row>
        <table:table-row table:style-name="ro1">
          <table:table-cell office:value-type="string" calcext:value-type="string">
            <text:p>Yakima-Pasco-Richland-Kennewick (DMA)</text:p>
          </table:table-cell>
          <table:table-cell office:value-type="float" office:value="38.5" calcext:value-type="float">
            <text:p>38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Yankton SD (CBSA)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York-Hanover PA (CBSA)</text:p>
          </table:table-cell>
          <table:table-cell office:value-type="float" office:value="35.1538461538462" calcext:value-type="float">
            <text:p>35.1538461538</text:p>
          </table:table-cell>
          <table:table-cell office:value-type="float" office:value="9.07692307692308" calcext:value-type="float">
            <text:p>9.0769230769</text:p>
          </table:table-cell>
        </table:table-row>
        <table:table-row table:style-name="ro1">
          <table:table-cell office:value-type="string" calcext:value-type="string">
            <text:p>Youngstown-Warren-Boardman OH-PA (CBSA)</text:p>
          </table:table-cell>
          <table:table-cell office:value-type="float" office:value="24.1538461538462" calcext:value-type="float">
            <text:p>24.1538461538</text:p>
          </table:table-cell>
          <table:table-cell office:value-type="float" office:value="5.23076923076923" calcext:value-type="float">
            <text:p>5.2307692308</text:p>
          </table:table-cell>
        </table:table-row>
        <table:table-row table:style-name="ro1">
          <table:table-cell office:value-type="string" calcext:value-type="string">
            <text:p>Yuma AZ (CBSA)</text:p>
          </table:table-cell>
          <table:table-cell office:value-type="float" office:value="13.3333333333333" calcext:value-type="float">
            <text:p>13.3333333333</text:p>
          </table:table-cell>
          <table:table-cell office:value-type="float" office:value="7.33333333333333" calcext:value-type="float">
            <text:p>7.3333333333</text:p>
          </table:table-cell>
        </table:table-row>
        <table:table-row table:style-name="ro1">
          <table:table-cell office:value-type="string" calcext:value-type="string">
            <text:p>Yuma-El Centro (DMA)</text:p>
          </table:table-cell>
          <table:table-cell office:value-type="float" office:value="22.8461538461538" calcext:value-type="float">
            <text:p>22.8461538462</text:p>
          </table:table-cell>
          <table:table-cell office:value-type="float" office:value="7.76923076923077" calcext:value-type="float">
            <text:p>7.7692307692</text:p>
          </table:table-cell>
        </table:table-row>
        <table:table-row table:style-name="ro1">
          <table:table-cell office:value-type="string" calcext:value-type="string">
            <text:p>Zanesville (DMA)</text:p>
          </table:table-cell>
          <table:table-cell office:value-type="float" office:value="15.5" calcext:value-type="float">
            <text:p>15.5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Zanesville OH (CBSA)</text:p>
          </table:table-cell>
          <table:table-cell office:value-type="float" office:value="13.3333333333333" calcext:value-type="float">
            <text:p>13.3333333333</text:p>
          </table:table-cell>
          <table:table-cell office:value-type="float" office:value="10.3333333333333" calcext:value-type="float">
            <text:p>10.3333333333</text:p>
          </table:table-cell>
        </table:table-row>
      </table:table>
      <table:table table:name="loc" table:style-name="ta1">
        <table:table-column table:style-name="co4" table:default-cell-style-name="ce1"/>
        <table:table-column table:style-name="co5" table:default-cell-style-name="ce2"/>
        <table:table-column table:style-name="co6" table:default-cell-style-name="Default"/>
        <table:table-row table:style-name="ro1">
          <table:table-cell office:value-type="string" calcext:value-type="string">
            <text:p>MasterLOC</text:p>
          </table:table-cell>
          <table:table-cell table:style-name="Default"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</table:table-row>
        <table:table-row table:style-name="ro1">
          <table:table-cell office:value-type="string" calcext:value-type="string">
            <text:p>Aberdeen SD (CBSA)</text:p>
          </table:table-cell>
          <table:table-cell office:value-type="float" office:value="45.464699" calcext:value-type="float">
            <text:p>45.464699</text:p>
          </table:table-cell>
          <table:table-cell office:value-type="float" office:value="-98.486483" calcext:value-type="float">
            <text:p>-98.486483</text:p>
          </table:table-cell>
        </table:table-row>
        <table:table-row table:style-name="ro1">
          <table:table-cell office:value-type="string" calcext:value-type="string">
            <text:p>Abilene TX (CBSA)</text:p>
          </table:table-cell>
          <table:table-cell office:value-type="float" office:value="32.448736" calcext:value-type="float">
            <text:p>32.448736</text:p>
          </table:table-cell>
          <table:table-cell office:value-type="float" office:value="-99.733144" calcext:value-type="float">
            <text:p>-99.733144</text:p>
          </table:table-cell>
        </table:table-row>
        <table:table-row table:style-name="ro1">
          <table:table-cell office:value-type="string" calcext:value-type="string">
            <text:p>Abilene-Sweetwater (DMA)</text:p>
          </table:table-cell>
          <table:table-cell table:style-name="Default" office:value-type="float" office:value="32.604284" calcext:value-type="float">
            <text:p>32.604284</text:p>
          </table:table-cell>
          <table:table-cell office:value-type="float" office:value="-100.139174" calcext:value-type="float">
            <text:p>-100.139174</text:p>
          </table:table-cell>
        </table:table-row>
        <table:table-row table:style-name="ro1">
          <table:table-cell office:value-type="string" calcext:value-type="string">
            <text:p>Adrian MI (CBSA)</text:p>
          </table:table-cell>
          <table:table-cell office:value-type="float" office:value="41.897547" calcext:value-type="float">
            <text:p>41.897547</text:p>
          </table:table-cell>
          <table:table-cell office:value-type="float" office:value="-84.037166" calcext:value-type="float">
            <text:p>-84.037166</text:p>
          </table:table-cell>
        </table:table-row>
        <table:table-row table:style-name="ro1">
          <table:table-cell office:value-type="string" calcext:value-type="string">
            <text:p>Aguadilla-Isabela PR (CBSA)</text:p>
          </table:table-cell>
          <table:table-cell office:value-type="float" office:value="18.500776" calcext:value-type="float">
            <text:p>18.500776</text:p>
          </table:table-cell>
          <table:table-cell office:value-type="float" office:value="-67.024346" calcext:value-type="float">
            <text:p>-67.024346</text:p>
          </table:table-cell>
        </table:table-row>
        <table:table-row table:style-name="ro1">
          <table:table-cell office:value-type="string" calcext:value-type="string">
            <text:p>Alamogordo NM (CBSA)</text:p>
          </table:table-cell>
          <table:table-cell office:value-type="float" office:value="32.899533" calcext:value-type="float">
            <text:p>32.899533</text:p>
          </table:table-cell>
          <table:table-cell office:value-type="float" office:value="-105.960265" calcext:value-type="float">
            <text:p>-105.960265</text:p>
          </table:table-cell>
        </table:table-row>
        <table:table-row table:style-name="ro1">
          <table:table-cell office:value-type="string" calcext:value-type="string">
            <text:p>Albany-Schenectady-Troy (DMA)</text:p>
          </table:table-cell>
          <table:table-cell office:value-type="float" office:value="42.791803" calcext:value-type="float">
            <text:p>42.791803</text:p>
          </table:table-cell>
          <table:table-cell table:style-name="ce2" office:value-type="float" office:value="-73.873271" calcext:value-type="float">
            <text:p>-73.873271</text:p>
          </table:table-cell>
        </table:table-row>
        <table:table-row table:style-name="ro1">
          <table:table-cell office:value-type="string" calcext:value-type="string">
            <text:p>Albany-Schenectady-Troy NY (CBSA)</text:p>
          </table:table-cell>
          <table:table-cell office:value-type="float" office:value="42.791803" calcext:value-type="float">
            <text:p>42.791803</text:p>
          </table:table-cell>
          <table:table-cell office:value-type="float" office:value="-73.873271" calcext:value-type="float">
            <text:p>-73.873271</text:p>
          </table:table-cell>
        </table:table-row>
        <table:table-row table:style-name="ro1">
          <table:table-cell office:value-type="string" calcext:value-type="string">
            <text:p>Albertville AL (CBSA)</text:p>
          </table:table-cell>
          <table:table-cell office:value-type="float" office:value="34.267594" calcext:value-type="float">
            <text:p>34.267594</text:p>
          </table:table-cell>
          <table:table-cell office:value-type="float" office:value="-86.208867" calcext:value-type="float">
            <text:p>-86.208867</text:p>
          </table:table-cell>
        </table:table-row>
        <table:table-row table:style-name="ro1">
          <table:table-cell office:value-type="string" calcext:value-type="string">
            <text:p>Albuquerque</text:p>
          </table:table-cell>
          <table:table-cell office:value-type="float" office:value="35.085334" calcext:value-type="float">
            <text:p>35.085334</text:p>
          </table:table-cell>
          <table:table-cell table:style-name="ce2" office:value-type="float" office:value="-106.605553" calcext:value-type="float">
            <text:p>-106.605553</text:p>
          </table:table-cell>
        </table:table-row>
        <table:table-row table:style-name="ro1">
          <table:table-cell office:value-type="string" calcext:value-type="string">
            <text:p>Albuquerque-Santa Fe (DMA)</text:p>
          </table:table-cell>
          <table:table-cell table:style-name="Default" office:value-type="float" office:value="35.075694" calcext:value-type="float">
            <text:p>35.075694</text:p>
          </table:table-cell>
          <table:table-cell office:value-type="float" office:value="-106.65618" calcext:value-type="float">
            <text:p>-106.65618</text:p>
          </table:table-cell>
        </table:table-row>
        <table:table-row table:style-name="ro1">
          <table:table-cell office:value-type="string" calcext:value-type="string">
            <text:p>Alexandria LA (CBSA)</text:p>
          </table:table-cell>
          <table:table-cell office:value-type="float" office:value="31.311294" calcext:value-type="float">
            <text:p>31.311294</text:p>
          </table:table-cell>
          <table:table-cell office:value-type="float" office:value="-92.445137" calcext:value-type="float">
            <text:p>-92.445137</text:p>
          </table:table-cell>
        </table:table-row>
        <table:table-row table:style-name="ro1">
          <table:table-cell office:value-type="string" calcext:value-type="string">
            <text:p>Alexandria LA (DMA)</text:p>
          </table:table-cell>
          <table:table-cell office:value-type="float" office:value="31.311294" calcext:value-type="float">
            <text:p>31.311294</text:p>
          </table:table-cell>
          <table:table-cell office:value-type="float" office:value="-92.445137" calcext:value-type="float">
            <text:p>-92.445137</text:p>
          </table:table-cell>
        </table:table-row>
        <table:table-row table:style-name="ro1">
          <table:table-cell office:value-type="string" calcext:value-type="string">
            <text:p>Alexandria MN (CBSA)</text:p>
          </table:table-cell>
          <table:table-cell office:value-type="float" office:value="45.884816" calcext:value-type="float">
            <text:p>45.884816</text:p>
          </table:table-cell>
          <table:table-cell office:value-type="float" office:value="-95.377666" calcext:value-type="float">
            <text:p>-95.377666</text:p>
          </table:table-cell>
        </table:table-row>
        <table:table-row table:style-name="ro1">
          <table:table-cell office:value-type="string" calcext:value-type="string">
            <text:p>Alice TX (CBSA)</text:p>
          </table:table-cell>
          <table:table-cell office:value-type="float" office:value="27.752249" calcext:value-type="float">
            <text:p>27.752249</text:p>
          </table:table-cell>
          <table:table-cell office:value-type="float" office:value="-98.069725" calcext:value-type="float">
            <text:p>-98.069725</text:p>
          </table:table-cell>
        </table:table-row>
        <table:table-row table:style-name="ro1">
          <table:table-cell office:value-type="string" calcext:value-type="string">
            <text:p>Allentown-Bethlehem-Easton PA-NJ (CBSA)</text:p>
          </table:table-cell>
          <table:table-cell table:style-name="ce1" office:value-type="float" office:value="40.058324" calcext:value-type="float">
            <text:p>40.058324</text:p>
          </table:table-cell>
          <table:table-cell table:style-name="ce1" office:value-type="float" office:value="-74.405661" calcext:value-type="float">
            <text:p>-74.405661</text:p>
          </table:table-cell>
        </table:table-row>
        <table:table-row table:style-name="ro1">
          <table:table-cell office:value-type="string" calcext:value-type="string">
            <text:p>Alma MI (CBSA)</text:p>
          </table:table-cell>
          <table:table-cell office:value-type="float" office:value="43.37892" calcext:value-type="float">
            <text:p>43.37892</text:p>
          </table:table-cell>
          <table:table-cell office:value-type="float" office:value="-84.659727" calcext:value-type="float">
            <text:p>-84.659727</text:p>
          </table:table-cell>
        </table:table-row>
        <table:table-row table:style-name="ro1">
          <table:table-cell office:value-type="string" calcext:value-type="string">
            <text:p>Altoona PA (CBSA)</text:p>
          </table:table-cell>
          <table:table-cell office:value-type="float" office:value="40.518681" calcext:value-type="float">
            <text:p>40.518681</text:p>
          </table:table-cell>
          <table:table-cell office:value-type="float" office:value="-78.394736" calcext:value-type="float">
            <text:p>-78.394736</text:p>
          </table:table-cell>
        </table:table-row>
        <table:table-row table:style-name="ro1">
          <table:table-cell office:value-type="string" calcext:value-type="string">
            <text:p>Amarillo TX (CBSA)</text:p>
          </table:table-cell>
          <table:table-cell office:value-type="float" office:value="35.221997" calcext:value-type="float">
            <text:p>35.221997</text:p>
          </table:table-cell>
          <table:table-cell office:value-type="float" office:value="-101.831297" calcext:value-type="float">
            <text:p>-101.831297</text:p>
          </table:table-cell>
        </table:table-row>
        <table:table-row table:style-name="ro1">
          <table:table-cell office:value-type="string" calcext:value-type="string">
            <text:p>Ames IA (CBSA)</text:p>
          </table:table-cell>
          <table:table-cell office:value-type="float" office:value="42.034722" calcext:value-type="float">
            <text:p>42.034722</text:p>
          </table:table-cell>
          <table:table-cell office:value-type="float" office:value="-93.62" calcext:value-type="float">
            <text:p>-93.62</text:p>
          </table:table-cell>
        </table:table-row>
        <table:table-row table:style-name="ro1">
          <table:table-cell office:value-type="string" calcext:value-type="string">
            <text:p>Angola IN (CBSA)</text:p>
          </table:table-cell>
          <table:table-cell office:value-type="float" office:value="41.634773" calcext:value-type="float">
            <text:p>41.634773</text:p>
          </table:table-cell>
          <table:table-cell office:value-type="float" office:value="-84.999409" calcext:value-type="float">
            <text:p>-84.999409</text:p>
          </table:table-cell>
        </table:table-row>
        <table:table-row table:style-name="ro1">
          <table:table-cell office:value-type="string" calcext:value-type="string">
            <text:p>Ann Arbor MI (CBSA)</text:p>
          </table:table-cell>
          <table:table-cell office:value-type="float" office:value="42.280826" calcext:value-type="float">
            <text:p>42.280826</text:p>
          </table:table-cell>
          <table:table-cell office:value-type="float" office:value="-83.743038" calcext:value-type="float">
            <text:p>-83.743038</text:p>
          </table:table-cell>
        </table:table-row>
        <table:table-row table:style-name="ro1">
          <table:table-cell office:value-type="string" calcext:value-type="string">
            <text:p>Anniston-Oxford AL (CBSA)</text:p>
          </table:table-cell>
          <table:table-cell office:value-type="float" office:value="33.589824" calcext:value-type="float">
            <text:p>33.589824</text:p>
          </table:table-cell>
          <table:table-cell office:value-type="float" office:value="-85.851965" calcext:value-type="float">
            <text:p>-85.851965</text:p>
          </table:table-cell>
        </table:table-row>
        <table:table-row table:style-name="ro1">
          <table:table-cell office:value-type="string" calcext:value-type="string">
            <text:p>Appleton WI (CBSA)</text:p>
          </table:table-cell>
          <table:table-cell office:value-type="float" office:value="44.261931" calcext:value-type="float">
            <text:p>44.261931</text:p>
          </table:table-cell>
          <table:table-cell office:value-type="float" office:value="-88.415385" calcext:value-type="float">
            <text:p>-88.415385</text:p>
          </table:table-cell>
        </table:table-row>
        <table:table-row table:style-name="ro1">
          <table:table-cell office:value-type="string" calcext:value-type="string">
            <text:p>Arcadia FL (CBSA)</text:p>
          </table:table-cell>
          <table:table-cell office:value-type="float" office:value="27.215883" calcext:value-type="float">
            <text:p>27.215883</text:p>
          </table:table-cell>
          <table:table-cell office:value-type="float" office:value="-81.858416" calcext:value-type="float">
            <text:p>-81.858416</text:p>
          </table:table-cell>
        </table:table-row>
        <table:table-row table:style-name="ro1">
          <table:table-cell office:value-type="string" calcext:value-type="string">
            <text:p>Arecibo (Region) (DMA)</text:p>
          </table:table-cell>
          <table:table-cell table:style-name="Default" office:value-type="float" office:value="18.459605" calcext:value-type="float">
            <text:p>18.459605</text:p>
          </table:table-cell>
          <table:table-cell office:value-type="float" office:value="-66.744172" calcext:value-type="float">
            <text:p>-66.744172</text:p>
          </table:table-cell>
        </table:table-row>
        <table:table-row table:style-name="ro1">
          <table:table-cell office:value-type="string" calcext:value-type="string">
            <text:p>Arecibo PR (CBSA)</text:p>
          </table:table-cell>
          <table:table-cell office:value-type="float" office:value="18.459605" calcext:value-type="float">
            <text:p>18.459605</text:p>
          </table:table-cell>
          <table:table-cell office:value-type="float" office:value="-66.744172" calcext:value-type="float">
            <text:p>-66.744172</text:p>
          </table:table-cell>
        </table:table-row>
        <table:table-row table:style-name="ro1">
          <table:table-cell office:value-type="string" calcext:value-type="string">
            <text:p>Asheville NC (CBSA)</text:p>
          </table:table-cell>
          <table:table-cell office:value-type="float" office:value="35.595058" calcext:value-type="float">
            <text:p>35.595058</text:p>
          </table:table-cell>
          <table:table-cell office:value-type="float" office:value="-82.551487" calcext:value-type="float">
            <text:p>-82.551487</text:p>
          </table:table-cell>
        </table:table-row>
        <table:table-row table:style-name="ro1">
          <table:table-cell office:value-type="string" calcext:value-type="string">
            <text:p>Ashtabula OH (CBSA)</text:p>
          </table:table-cell>
          <table:table-cell office:value-type="float" office:value="41.865053" calcext:value-type="float">
            <text:p>41.865053</text:p>
          </table:table-cell>
          <table:table-cell office:value-type="float" office:value="-80.789809" calcext:value-type="float">
            <text:p>-80.789809</text:p>
          </table:table-cell>
        </table:table-row>
        <table:table-row table:style-name="ro1">
          <table:table-cell office:value-type="string" calcext:value-type="string">
            <text:p>Atchison KS (CBSA)</text:p>
          </table:table-cell>
          <table:table-cell office:value-type="float" office:value="39.563052" calcext:value-type="float">
            <text:p>39.563052</text:p>
          </table:table-cell>
          <table:table-cell office:value-type="float" office:value="-95.121636" calcext:value-type="float">
            <text:p>-95.121636</text:p>
          </table:table-cell>
        </table:table-row>
        <table:table-row table:style-name="ro1">
          <table:table-cell office:value-type="string" calcext:value-type="string">
            <text:p>Athens OH (CBSA)</text:p>
          </table:table-cell>
          <table:table-cell office:value-type="float" office:value="39.32924" calcext:value-type="float">
            <text:p>39.32924</text:p>
          </table:table-cell>
          <table:table-cell office:value-type="float" office:value="-82.101255" calcext:value-type="float">
            <text:p>-82.101255</text:p>
          </table:table-cell>
        </table:table-row>
        <table:table-row table:style-name="ro1">
          <table:table-cell office:value-type="string" calcext:value-type="string">
            <text:p>Athens TN (CBSA)</text:p>
          </table:table-cell>
          <table:table-cell office:value-type="float" office:value="35.442851" calcext:value-type="float">
            <text:p>35.442851</text:p>
          </table:table-cell>
          <table:table-cell office:value-type="float" office:value="-84.59299" calcext:value-type="float">
            <text:p>-84.59299</text:p>
          </table:table-cell>
        </table:table-row>
        <table:table-row table:style-name="ro1">
          <table:table-cell office:value-type="string" calcext:value-type="string">
            <text:p>Athens TX (CBSA)</text:p>
          </table:table-cell>
          <table:table-cell office:value-type="float" office:value="32.204873" calcext:value-type="float">
            <text:p>32.204873</text:p>
          </table:table-cell>
          <table:table-cell office:value-type="float" office:value="-95.855521" calcext:value-type="float">
            <text:p>-95.855521</text:p>
          </table:table-cell>
        </table:table-row>
        <table:table-row table:style-name="ro1">
          <table:table-cell office:value-type="string" calcext:value-type="string">
            <text:p>Athens-Clarke County GA (CBSA)</text:p>
          </table:table-cell>
          <table:table-cell table:style-name="Default" office:value-type="float" office:value="33.951935" calcext:value-type="float">
            <text:p>33.951935</text:p>
          </table:table-cell>
          <table:table-cell office:value-type="float" office:value="-83.357567" calcext:value-type="float">
            <text:p>-83.357567</text:p>
          </table:table-cell>
        </table:table-row>
        <table:table-row table:style-name="ro1">
          <table:table-cell office:value-type="string" calcext:value-type="string">
            <text:p>Atlanta</text:p>
          </table:table-cell>
          <table:table-cell office:value-type="float" office:value="33.748995" calcext:value-type="float">
            <text:p>33.748995</text:p>
          </table:table-cell>
          <table:table-cell table:style-name="ce2" office:value-type="float" office:value="-84.387982" calcext:value-type="float">
            <text:p>-84.387982</text:p>
          </table:table-cell>
        </table:table-row>
        <table:table-row table:style-name="ro1">
          <table:table-cell office:value-type="string" calcext:value-type="string">
            <text:p>Atlanta (DMA)</text:p>
          </table:table-cell>
          <table:table-cell office:value-type="float" office:value="33.748995" calcext:value-type="float">
            <text:p>33.748995</text:p>
          </table:table-cell>
          <table:table-cell table:style-name="ce2" office:value-type="float" office:value="-84.387982" calcext:value-type="float">
            <text:p>-84.387982</text:p>
          </table:table-cell>
        </table:table-row>
        <table:table-row table:style-name="ro1">
          <table:table-cell office:value-type="string" calcext:value-type="string">
            <text:p>Atlanta-Sandy Springs-Marietta GA (CBSA)</text:p>
          </table:table-cell>
          <table:table-cell office:value-type="float" office:value="33.888116" calcext:value-type="float">
            <text:p>33.888116</text:p>
          </table:table-cell>
          <table:table-cell office:value-type="float" office:value="-84.46427" calcext:value-type="float">
            <text:p>-84.46427</text:p>
          </table:table-cell>
        </table:table-row>
        <table:table-row table:style-name="ro1">
          <table:table-cell office:value-type="string" calcext:value-type="string">
            <text:p>Auburn IN (CBSA)</text:p>
          </table:table-cell>
          <table:table-cell office:value-type="float" office:value="41.366994" calcext:value-type="float">
            <text:p>41.366994</text:p>
          </table:table-cell>
          <table:table-cell office:value-type="float" office:value="-85.058857" calcext:value-type="float">
            <text:p>-85.058857</text:p>
          </table:table-cell>
        </table:table-row>
        <table:table-row table:style-name="ro1">
          <table:table-cell office:value-type="string" calcext:value-type="string">
            <text:p>Auburn-Opelika AL (CBSA)</text:p>
          </table:table-cell>
          <table:table-cell office:value-type="float" office:value="32.613769" calcext:value-type="float">
            <text:p>32.613769</text:p>
          </table:table-cell>
          <table:table-cell office:value-type="float" office:value="-85.435266" calcext:value-type="float">
            <text:p>-85.435266</text:p>
          </table:table-cell>
        </table:table-row>
        <table:table-row table:style-name="ro1">
          <table:table-cell office:value-type="string" calcext:value-type="string">
            <text:p>Augusta (DMA)</text:p>
          </table:table-cell>
          <table:table-cell table:style-name="Default" office:value-type="float" office:value="33.473498" calcext:value-type="float">
            <text:p>33.473498</text:p>
          </table:table-cell>
          <table:table-cell office:value-type="float" office:value="-82.010515" calcext:value-type="float">
            <text:p>-82.010515</text:p>
          </table:table-cell>
        </table:table-row>
        <table:table-row table:style-name="ro1">
          <table:table-cell office:value-type="string" calcext:value-type="string">
            <text:p>Augusta-Richmond County GA-SC (CBSA)</text:p>
          </table:table-cell>
          <table:table-cell office:value-type="float" office:value="33.473498" calcext:value-type="float">
            <text:p>33.473498</text:p>
          </table:table-cell>
          <table:table-cell table:style-name="ce1" office:value-type="float" office:value="-82.010515" calcext:value-type="float">
            <text:p>-82.010515</text:p>
          </table:table-cell>
        </table:table-row>
        <table:table-row table:style-name="ro1">
          <table:table-cell office:value-type="string" calcext:value-type="string">
            <text:p>Austin (DMA)</text:p>
          </table:table-cell>
          <table:table-cell table:style-name="Default" office:value-type="float" office:value="30.267153" calcext:value-type="float">
            <text:p>30.267153</text:p>
          </table:table-cell>
          <table:table-cell office:value-type="float" office:value="-97.743061" calcext:value-type="float">
            <text:p>-97.743061</text:p>
          </table:table-cell>
        </table:table-row>
        <table:table-row table:style-name="ro1">
          <table:table-cell office:value-type="string" calcext:value-type="string">
            <text:p>Austin-Round Rock TX (CBSA)</text:p>
          </table:table-cell>
          <table:table-cell office:value-type="float" office:value="30.483571" calcext:value-type="float">
            <text:p>30.483571</text:p>
          </table:table-cell>
          <table:table-cell office:value-type="float" office:value="-97.736778" calcext:value-type="float">
            <text:p>-97.736778</text:p>
          </table:table-cell>
        </table:table-row>
        <table:table-row table:style-name="ro1">
          <table:table-cell office:value-type="string" calcext:value-type="string">
            <text:p>Bainbridge GA (CBSA)</text:p>
          </table:table-cell>
          <table:table-cell office:value-type="float" office:value="30.9038" calcext:value-type="float">
            <text:p>30.9038</text:p>
          </table:table-cell>
          <table:table-cell office:value-type="float" office:value="-84.57547" calcext:value-type="float">
            <text:p>-84.57547</text:p>
          </table:table-cell>
        </table:table-row>
        <table:table-row table:style-name="ro1">
          <table:table-cell office:value-type="string" calcext:value-type="string">
            <text:p>Bakersfield (DMA)</text:p>
          </table:table-cell>
          <table:table-cell office:value-type="float" office:value="35.373292" calcext:value-type="float">
            <text:p>35.373292</text:p>
          </table:table-cell>
          <table:table-cell table:style-name="ce2" office:value-type="float" office:value="-119.018712" calcext:value-type="float">
            <text:p>-119.018712</text:p>
          </table:table-cell>
        </table:table-row>
        <table:table-row table:style-name="ro1">
          <table:table-cell office:value-type="string" calcext:value-type="string">
            <text:p>Bakersfield CA (CBSA)</text:p>
          </table:table-cell>
          <table:table-cell office:value-type="float" office:value="35.373292" calcext:value-type="float">
            <text:p>35.373292</text:p>
          </table:table-cell>
          <table:table-cell office:value-type="float" office:value="-119.018712" calcext:value-type="float">
            <text:p>-119.018712</text:p>
          </table:table-cell>
        </table:table-row>
        <table:table-row table:style-name="ro1">
          <table:table-cell office:value-type="string" calcext:value-type="string">
            <text:p>Baltimore</text:p>
          </table:table-cell>
          <table:table-cell office:value-type="float" office:value="39.290385" calcext:value-type="float">
            <text:p>39.290385</text:p>
          </table:table-cell>
          <table:table-cell table:style-name="ce2" office:value-type="float" office:value="-76.612189" calcext:value-type="float">
            <text:p>-76.612189</text:p>
          </table:table-cell>
        </table:table-row>
        <table:table-row table:style-name="ro1">
          <table:table-cell office:value-type="string" calcext:value-type="string">
            <text:p>Baraboo WI (CBSA)</text:p>
          </table:table-cell>
          <table:table-cell office:value-type="float" office:value="43.471094" calcext:value-type="float">
            <text:p>43.471094</text:p>
          </table:table-cell>
          <table:table-cell office:value-type="float" office:value="-89.744291" calcext:value-type="float">
            <text:p>-89.744291</text:p>
          </table:table-cell>
        </table:table-row>
        <table:table-row table:style-name="ro1">
          <table:table-cell office:value-type="string" calcext:value-type="string">
            <text:p>Bartlesville OK (CBSA)</text:p>
          </table:table-cell>
          <table:table-cell office:value-type="float" office:value="36.747311" calcext:value-type="float">
            <text:p>36.747311</text:p>
          </table:table-cell>
          <table:table-cell office:value-type="float" office:value="-95.980818" calcext:value-type="float">
            <text:p>-95.980818</text:p>
          </table:table-cell>
        </table:table-row>
        <table:table-row table:style-name="ro1">
          <table:table-cell office:value-type="string" calcext:value-type="string">
            <text:p>Batavia NY (CBSA)</text:p>
          </table:table-cell>
          <table:table-cell office:value-type="float" office:value="42.998116" calcext:value-type="float">
            <text:p>42.998116</text:p>
          </table:table-cell>
          <table:table-cell office:value-type="float" office:value="-78.187517" calcext:value-type="float">
            <text:p>-78.187517</text:p>
          </table:table-cell>
        </table:table-row>
        <table:table-row table:style-name="ro1">
          <table:table-cell office:value-type="string" calcext:value-type="string">
            <text:p>Batesville AR (CBSA)</text:p>
          </table:table-cell>
          <table:table-cell table:style-name="Default" office:value-type="float" office:value="35.769799" calcext:value-type="float">
            <text:p>35.769799</text:p>
          </table:table-cell>
          <table:table-cell office:value-type="float" office:value="-91.640972" calcext:value-type="float">
            <text:p>-91.640972</text:p>
          </table:table-cell>
        </table:table-row>
        <table:table-row table:style-name="ro1">
          <table:table-cell office:value-type="string" calcext:value-type="string">
            <text:p>Baton Rouge (DMA)</text:p>
          </table:table-cell>
          <table:table-cell office:value-type="float" office:value="30.458283" calcext:value-type="float">
            <text:p>30.458283</text:p>
          </table:table-cell>
          <table:table-cell office:value-type="float" office:value="-91.14032" calcext:value-type="float">
            <text:p>-91.14032</text:p>
          </table:table-cell>
        </table:table-row>
        <table:table-row table:style-name="ro1">
          <table:table-cell office:value-type="string" calcext:value-type="string">
            <text:p>Baton Rouge LA (CBSA)</text:p>
          </table:table-cell>
          <table:table-cell office:value-type="float" office:value="30.458283" calcext:value-type="float">
            <text:p>30.458283</text:p>
          </table:table-cell>
          <table:table-cell office:value-type="float" office:value="-91.14032" calcext:value-type="float">
            <text:p>-91.14032</text:p>
          </table:table-cell>
        </table:table-row>
        <table:table-row table:style-name="ro1">
          <table:table-cell office:value-type="string" calcext:value-type="string">
            <text:p>Battle Creek MI (CBSA)</text:p>
          </table:table-cell>
          <table:table-cell office:value-type="float" office:value="42.321152" calcext:value-type="float">
            <text:p>42.321152</text:p>
          </table:table-cell>
          <table:table-cell office:value-type="float" office:value="-85.179714" calcext:value-type="float">
            <text:p>-85.179714</text:p>
          </table:table-cell>
        </table:table-row>
        <table:table-row table:style-name="ro1">
          <table:table-cell office:value-type="string" calcext:value-type="string">
            <text:p>Bay City MI (CBSA)</text:p>
          </table:table-cell>
          <table:table-cell office:value-type="float" office:value="43.594468" calcext:value-type="float">
            <text:p>43.594468</text:p>
          </table:table-cell>
          <table:table-cell office:value-type="float" office:value="-83.888865" calcext:value-type="float">
            <text:p>-83.888865</text:p>
          </table:table-cell>
        </table:table-row>
        <table:table-row table:style-name="ro1">
          <table:table-cell office:value-type="string" calcext:value-type="string">
            <text:p>Beatrice NE (CBSA)</text:p>
          </table:table-cell>
          <table:table-cell office:value-type="float" office:value="40.265927" calcext:value-type="float">
            <text:p>40.265927</text:p>
          </table:table-cell>
          <table:table-cell office:value-type="float" office:value="-96.746691" calcext:value-type="float">
            <text:p>-96.746691</text:p>
          </table:table-cell>
        </table:table-row>
        <table:table-row table:style-name="ro1">
          <table:table-cell office:value-type="string" calcext:value-type="string">
            <text:p>Beaumont-Port Arthur (DMA)</text:p>
          </table:table-cell>
          <table:table-cell office:value-type="float" office:value="29.950833" calcext:value-type="float">
            <text:p>29.950833</text:p>
          </table:table-cell>
          <table:table-cell office:value-type="float" office:value="-94.020694" calcext:value-type="float">
            <text:p>-94.020694</text:p>
          </table:table-cell>
        </table:table-row>
        <table:table-row table:style-name="ro1">
          <table:table-cell office:value-type="string" calcext:value-type="string">
            <text:p>Beaumont-Port Arthur TX (CBSA)</text:p>
          </table:table-cell>
          <table:table-cell office:value-type="float" office:value="29.950833" calcext:value-type="float">
            <text:p>29.950833</text:p>
          </table:table-cell>
          <table:table-cell office:value-type="float" office:value="-94.020694" calcext:value-type="float">
            <text:p>-94.020694</text:p>
          </table:table-cell>
        </table:table-row>
        <table:table-row table:style-name="ro1">
          <table:table-cell office:value-type="string" calcext:value-type="string">
            <text:p>Beckley WV (CBSA)</text:p>
          </table:table-cell>
          <table:table-cell office:value-type="float" office:value="37.77817" calcext:value-type="float">
            <text:p>37.77817</text:p>
          </table:table-cell>
          <table:table-cell office:value-type="float" office:value="-81.188156" calcext:value-type="float">
            <text:p>-81.188156</text:p>
          </table:table-cell>
        </table:table-row>
        <table:table-row table:style-name="ro1">
          <table:table-cell office:value-type="string" calcext:value-type="string">
            <text:p>Bedford IN (CBSA)</text:p>
          </table:table-cell>
          <table:table-cell office:value-type="float" office:value="38.861162" calcext:value-type="float">
            <text:p>38.861162</text:p>
          </table:table-cell>
          <table:table-cell office:value-type="float" office:value="-86.487215" calcext:value-type="float">
            <text:p>-86.487215</text:p>
          </table:table-cell>
        </table:table-row>
        <table:table-row table:style-name="ro1">
          <table:table-cell office:value-type="string" calcext:value-type="string">
            <text:p>Beeville TX (CBSA)</text:p>
          </table:table-cell>
          <table:table-cell office:value-type="float" office:value="28.400832" calcext:value-type="float">
            <text:p>28.400832</text:p>
          </table:table-cell>
          <table:table-cell office:value-type="float" office:value="-97.748331" calcext:value-type="float">
            <text:p>-97.748331</text:p>
          </table:table-cell>
        </table:table-row>
        <table:table-row table:style-name="ro1">
          <table:table-cell office:value-type="string" calcext:value-type="string">
            <text:p>Bellefontaine OH (CBSA)</text:p>
          </table:table-cell>
          <table:table-cell table:style-name="Default" office:value-type="float" office:value="40.361164" calcext:value-type="float">
            <text:p>40.361164</text:p>
          </table:table-cell>
          <table:table-cell office:value-type="float" office:value="-83.759656" calcext:value-type="float">
            <text:p>-83.759656</text:p>
          </table:table-cell>
        </table:table-row>
        <table:table-row table:style-name="ro1">
          <table:table-cell office:value-type="string" calcext:value-type="string">
            <text:p>Bemidji MN (CBSA)</text:p>
          </table:table-cell>
          <table:table-cell office:value-type="float" office:value="47.487536" calcext:value-type="float">
            <text:p>47.487536</text:p>
          </table:table-cell>
          <table:table-cell office:value-type="float" office:value="-94.885849" calcext:value-type="float">
            <text:p>-94.885849</text:p>
          </table:table-cell>
        </table:table-row>
        <table:table-row table:style-name="ro1">
          <table:table-cell office:value-type="string" calcext:value-type="string">
            <text:p>Big Spring TX (CBSA)</text:p>
          </table:table-cell>
          <table:table-cell office:value-type="float" office:value="32.250398" calcext:value-type="float">
            <text:p>32.250398</text:p>
          </table:table-cell>
          <table:table-cell office:value-type="float" office:value="-101.478735" calcext:value-type="float">
            <text:p>-101.478735</text:p>
          </table:table-cell>
        </table:table-row>
        <table:table-row table:style-name="ro1">
          <table:table-cell office:value-type="string" calcext:value-type="string">
            <text:p>Billings (DMA)</text:p>
          </table:table-cell>
          <table:table-cell office:value-type="float" office:value="45.783286" calcext:value-type="float">
            <text:p>45.783286</text:p>
          </table:table-cell>
          <table:table-cell office:value-type="float" office:value="-108.50069" calcext:value-type="float">
            <text:p>-108.50069</text:p>
          </table:table-cell>
        </table:table-row>
        <table:table-row table:style-name="ro1">
          <table:table-cell office:value-type="string" calcext:value-type="string">
            <text:p>Billings MT (CBSA)</text:p>
          </table:table-cell>
          <table:table-cell table:style-name="Default" office:value-type="float" office:value="45.783286" calcext:value-type="float">
            <text:p>45.783286</text:p>
          </table:table-cell>
          <table:table-cell office:value-type="float" office:value="-108.50069" calcext:value-type="float">
            <text:p>-108.50069</text:p>
          </table:table-cell>
        </table:table-row>
        <table:table-row table:style-name="ro1">
          <table:table-cell office:value-type="string" calcext:value-type="string">
            <text:p>Biloxi-Gulfport (DMA)</text:p>
          </table:table-cell>
          <table:table-cell office:value-type="float" office:value="30.41338" calcext:value-type="float">
            <text:p>30.41338</text:p>
          </table:table-cell>
          <table:table-cell office:value-type="float" office:value="-89.072958" calcext:value-type="float">
            <text:p>-89.072958</text:p>
          </table:table-cell>
        </table:table-row>
        <table:table-row table:style-name="ro1">
          <table:table-cell office:value-type="string" calcext:value-type="string">
            <text:p>Birmingham (Anniston and Tuscaloosa) (DMA)</text:p>
          </table:table-cell>
          <table:table-cell office:value-type="float" office:value="33.520661" calcext:value-type="float">
            <text:p>33.520661</text:p>
          </table:table-cell>
          <table:table-cell office:value-type="float" office:value="-86.80249" calcext:value-type="float">
            <text:p>-86.80249</text:p>
          </table:table-cell>
        </table:table-row>
        <table:table-row table:style-name="ro1">
          <table:table-cell office:value-type="string" calcext:value-type="string">
            <text:p>Birmingham-Hoover AL (CBSA)</text:p>
          </table:table-cell>
          <table:table-cell office:value-type="float" office:value="33.33896" calcext:value-type="float">
            <text:p>33.33896</text:p>
          </table:table-cell>
          <table:table-cell office:value-type="float" office:value="-86.851694" calcext:value-type="float">
            <text:p>-86.851694</text:p>
          </table:table-cell>
        </table:table-row>
        <table:table-row table:style-name="ro1">
          <table:table-cell office:value-type="string" calcext:value-type="string">
            <text:p>Blackfoot ID (CBSA)</text:p>
          </table:table-cell>
          <table:table-cell table:style-name="Default" office:value-type="float" office:value="43.190471" calcext:value-type="float">
            <text:p>43.190471</text:p>
          </table:table-cell>
          <table:table-cell office:value-type="float" office:value="-112.344977" calcext:value-type="float">
            <text:p>-112.344977</text:p>
          </table:table-cell>
        </table:table-row>
        <table:table-row table:style-name="ro1">
          <table:table-cell office:value-type="string" calcext:value-type="string">
            <text:p>Blacksburg-Christiansburg-Radford VA (CBSA)</text:p>
          </table:table-cell>
          <table:table-cell table:style-name="Default" office:value-type="float" office:value="37.1705" calcext:value-type="float">
            <text:p>37.1705</text:p>
          </table:table-cell>
          <table:table-cell office:value-type="float" office:value="-80.5189" calcext:value-type="float">
            <text:p>-80.5189</text:p>
          </table:table-cell>
        </table:table-row>
        <table:table-row table:style-name="ro1">
          <table:table-cell office:value-type="string" calcext:value-type="string">
            <text:p>Bloomington IL (CBSA)</text:p>
          </table:table-cell>
          <table:table-cell office:value-type="float" office:value="40.484203" calcext:value-type="float">
            <text:p>40.484203</text:p>
          </table:table-cell>
          <table:table-cell office:value-type="float" office:value="-88.993687" calcext:value-type="float">
            <text:p>-88.993687</text:p>
          </table:table-cell>
        </table:table-row>
        <table:table-row table:style-name="ro1">
          <table:table-cell office:value-type="string" calcext:value-type="string">
            <text:p>Bloomington IN (CBSA)</text:p>
          </table:table-cell>
          <table:table-cell office:value-type="float" office:value="39.165325" calcext:value-type="float">
            <text:p>39.165325</text:p>
          </table:table-cell>
          <table:table-cell office:value-type="float" office:value="-86.526386" calcext:value-type="float">
            <text:p>-86.526386</text:p>
          </table:table-cell>
        </table:table-row>
        <table:table-row table:style-name="ro1">
          <table:table-cell office:value-type="string" calcext:value-type="string">
            <text:p>Bloomsburg-Berwick PA (CBSA)</text:p>
          </table:table-cell>
          <table:table-cell office:value-type="float" office:value="41.026742" calcext:value-type="float">
            <text:p>41.026742</text:p>
          </table:table-cell>
          <table:table-cell office:value-type="float" office:value="-76.358569" calcext:value-type="float">
            <text:p>-76.358569</text:p>
          </table:table-cell>
        </table:table-row>
        <table:table-row table:style-name="ro1">
          <table:table-cell office:value-type="string" calcext:value-type="string">
            <text:p>Bluefield WV-VA (CBSA)</text:p>
          </table:table-cell>
          <table:table-cell office:value-type="float" office:value="37.26984" calcext:value-type="float">
            <text:p>37.26984</text:p>
          </table:table-cell>
          <table:table-cell table:style-name="ce2" office:value-type="float" office:value="-81.22232" calcext:value-type="float">
            <text:p>-81.22232</text:p>
          </table:table-cell>
        </table:table-row>
        <table:table-row table:style-name="ro1">
          <table:table-cell office:value-type="string" calcext:value-type="string">
            <text:p>Bluefield-Beckley-Oak Hill (DMA)</text:p>
          </table:table-cell>
          <table:table-cell table:style-name="Default" office:value-type="float" office:value="37.736791" calcext:value-type="float">
            <text:p>37.736791</text:p>
          </table:table-cell>
          <table:table-cell office:value-type="float" office:value="-81.133031" calcext:value-type="float">
            <text:p>-81.133031</text:p>
          </table:table-cell>
        </table:table-row>
        <table:table-row table:style-name="ro1">
          <table:table-cell office:value-type="string" calcext:value-type="string">
            <text:p>Blytheville AR (CBSA)</text:p>
          </table:table-cell>
          <table:table-cell table:style-name="Default" office:value-type="float" office:value="35.927295" calcext:value-type="float">
            <text:p>35.927295</text:p>
          </table:table-cell>
          <table:table-cell office:value-type="float" office:value="-89.918975" calcext:value-type="float">
            <text:p>-89.918975</text:p>
          </table:table-cell>
        </table:table-row>
        <table:table-row table:style-name="ro1">
          <table:table-cell office:value-type="string" calcext:value-type="string">
            <text:p>Bogalusa LA (CBSA)</text:p>
          </table:table-cell>
          <table:table-cell office:value-type="float" office:value="30.79102" calcext:value-type="float">
            <text:p>30.79102</text:p>
          </table:table-cell>
          <table:table-cell office:value-type="float" office:value="-89.848686" calcext:value-type="float">
            <text:p>-89.848686</text:p>
          </table:table-cell>
        </table:table-row>
        <table:table-row table:style-name="ro1">
          <table:table-cell office:value-type="string" calcext:value-type="string">
            <text:p>Boise (DMA)</text:p>
          </table:table-cell>
          <table:table-cell office:value-type="float" office:value="43.61871" calcext:value-type="float">
            <text:p>43.61871</text:p>
          </table:table-cell>
          <table:table-cell office:value-type="float" office:value="-116.214607" calcext:value-type="float">
            <text:p>-116.214607</text:p>
          </table:table-cell>
        </table:table-row>
        <table:table-row table:style-name="ro1">
          <table:table-cell office:value-type="string" calcext:value-type="string">
            <text:p>Boise City-Nampa ID (CBSA)</text:p>
          </table:table-cell>
          <table:table-cell office:value-type="float" office:value="43.590999" calcext:value-type="float">
            <text:p>43.590999</text:p>
          </table:table-cell>
          <table:table-cell office:value-type="float" office:value="-116.276786" calcext:value-type="float">
            <text:p>-116.276786</text:p>
          </table:table-cell>
        </table:table-row>
        <table:table-row table:style-name="ro1">
          <table:table-cell office:value-type="string" calcext:value-type="string">
            <text:p>Boone IA (CBSA)</text:p>
          </table:table-cell>
          <table:table-cell table:style-name="Default" office:value-type="float" office:value="42.059705" calcext:value-type="float">
            <text:p>42.059705</text:p>
          </table:table-cell>
          <table:table-cell office:value-type="float" office:value="-93.880227" calcext:value-type="float">
            <text:p>-93.880227</text:p>
          </table:table-cell>
        </table:table-row>
        <table:table-row table:style-name="ro1">
          <table:table-cell office:value-type="string" calcext:value-type="string">
            <text:p>Boone NC (CBSA)</text:p>
          </table:table-cell>
          <table:table-cell table:style-name="Default" office:value-type="float" office:value="36.216795" calcext:value-type="float">
            <text:p>36.216795</text:p>
          </table:table-cell>
          <table:table-cell office:value-type="float" office:value="-81.674552" calcext:value-type="float">
            <text:p>-81.674552</text:p>
          </table:table-cell>
        </table:table-row>
        <table:table-row table:style-name="ro1">
          <table:table-cell office:value-type="string" calcext:value-type="string">
            <text:p>Borger TX (CBSA)</text:p>
          </table:table-cell>
          <table:table-cell office:value-type="float" office:value="35.66782" calcext:value-type="float">
            <text:p>35.66782</text:p>
          </table:table-cell>
          <table:table-cell office:value-type="float" office:value="-101.397388" calcext:value-type="float">
            <text:p>-101.397388</text:p>
          </table:table-cell>
        </table:table-row>
        <table:table-row table:style-name="ro1">
          <table:table-cell office:value-type="string" calcext:value-type="string">
            <text:p>Boston</text:p>
          </table:table-cell>
          <table:table-cell office:value-type="float" office:value="42.360083" calcext:value-type="float">
            <text:p>42.360083</text:p>
          </table:table-cell>
          <table:table-cell office:value-type="float" office:value="-71.05888" calcext:value-type="float">
            <text:p>-71.05888</text:p>
          </table:table-cell>
        </table:table-row>
        <table:table-row table:style-name="ro1">
          <table:table-cell office:value-type="string" calcext:value-type="string">
            <text:p>Boston-Cambridge-Quincy MA-NH (CBSA)</text:p>
          </table:table-cell>
          <table:table-cell office:value-type="float" office:value="43.193852" calcext:value-type="float">
            <text:p>43.193852</text:p>
          </table:table-cell>
          <table:table-cell office:value-type="float" office:value="-71.572395" calcext:value-type="float">
            <text:p>-71.572395</text:p>
          </table:table-cell>
        </table:table-row>
        <table:table-row table:style-name="ro1">
          <table:table-cell office:value-type="string" calcext:value-type="string">
            <text:p>Boulder CO (CBSA)</text:p>
          </table:table-cell>
          <table:table-cell office:value-type="float" office:value="40.014986" calcext:value-type="float">
            <text:p>40.014986</text:p>
          </table:table-cell>
          <table:table-cell office:value-type="float" office:value="-105.270546" calcext:value-type="float">
            <text:p>-105.270546</text:p>
          </table:table-cell>
        </table:table-row>
        <table:table-row table:style-name="ro1">
          <table:table-cell office:value-type="string" calcext:value-type="string">
            <text:p>Bozeman MT (CBSA)</text:p>
          </table:table-cell>
          <table:table-cell table:style-name="Default" office:value-type="float" office:value="45.676998" calcext:value-type="float">
            <text:p>45.676998</text:p>
          </table:table-cell>
          <table:table-cell office:value-type="float" office:value="-111.042934" calcext:value-type="float">
            <text:p>-111.042934</text:p>
          </table:table-cell>
        </table:table-row>
        <table:table-row table:style-name="ro1">
          <table:table-cell office:value-type="string" calcext:value-type="string">
            <text:p>Bradford PA (CBSA)</text:p>
          </table:table-cell>
          <table:table-cell office:value-type="float" office:value="41.956495" calcext:value-type="float">
            <text:p>41.956495</text:p>
          </table:table-cell>
          <table:table-cell office:value-type="float" office:value="-78.649163" calcext:value-type="float">
            <text:p>-78.649163</text:p>
          </table:table-cell>
        </table:table-row>
        <table:table-row table:style-name="ro1">
          <table:table-cell office:value-type="string" calcext:value-type="string">
            <text:p>Brainerd MN (CBSA)</text:p>
          </table:table-cell>
          <table:table-cell office:value-type="float" office:value="46.352673" calcext:value-type="float">
            <text:p>46.352673</text:p>
          </table:table-cell>
          <table:table-cell office:value-type="float" office:value="-94.202008" calcext:value-type="float">
            <text:p>-94.202008</text:p>
          </table:table-cell>
        </table:table-row>
        <table:table-row table:style-name="ro1">
          <table:table-cell office:value-type="string" calcext:value-type="string">
            <text:p>Branson MO (CBSA)</text:p>
          </table:table-cell>
          <table:table-cell office:value-type="float" office:value="36.643673" calcext:value-type="float">
            <text:p>36.643673</text:p>
          </table:table-cell>
          <table:table-cell office:value-type="float" office:value="-93.218514" calcext:value-type="float">
            <text:p>-93.218514</text:p>
          </table:table-cell>
        </table:table-row>
        <table:table-row table:style-name="ro1">
          <table:table-cell office:value-type="string" calcext:value-type="string">
            <text:p>Brenham TX (CBSA)</text:p>
          </table:table-cell>
          <table:table-cell office:value-type="float" office:value="30.166883" calcext:value-type="float">
            <text:p>30.166883</text:p>
          </table:table-cell>
          <table:table-cell office:value-type="float" office:value="-96.397744" calcext:value-type="float">
            <text:p>-96.397744</text:p>
          </table:table-cell>
        </table:table-row>
        <table:table-row table:style-name="ro1">
          <table:table-cell office:value-type="string" calcext:value-type="string">
            <text:p>Brevard NC (CBSA)</text:p>
          </table:table-cell>
          <table:table-cell table:style-name="Default" office:value-type="float" office:value="35.233447" calcext:value-type="float">
            <text:p>35.233447</text:p>
          </table:table-cell>
          <table:table-cell office:value-type="float" office:value="-82.734292" calcext:value-type="float">
            <text:p>-82.734292</text:p>
          </table:table-cell>
        </table:table-row>
        <table:table-row table:style-name="ro1">
          <table:table-cell office:value-type="string" calcext:value-type="string">
            <text:p>Bridgeport-Stamford-Norwalk CT (CBSA)</text:p>
          </table:table-cell>
          <table:table-cell office:value-type="float" office:value="41.141368" calcext:value-type="float">
            <text:p>41.141368</text:p>
          </table:table-cell>
          <table:table-cell office:value-type="float" office:value="-73.28415" calcext:value-type="float">
            <text:p>-73.28415</text:p>
          </table:table-cell>
        </table:table-row>
        <table:table-row table:style-name="ro1">
          <table:table-cell office:value-type="string" calcext:value-type="string">
            <text:p>Brookhaven MS (CBSA)</text:p>
          </table:table-cell>
          <table:table-cell office:value-type="float" office:value="31.579059" calcext:value-type="float">
            <text:p>31.579059</text:p>
          </table:table-cell>
          <table:table-cell office:value-type="float" office:value="-90.440651" calcext:value-type="float">
            <text:p>-90.440651</text:p>
          </table:table-cell>
        </table:table-row>
        <table:table-row table:style-name="ro1">
          <table:table-cell office:value-type="string" calcext:value-type="string">
            <text:p>Brookings SD (CBSA)</text:p>
          </table:table-cell>
          <table:table-cell office:value-type="float" office:value="44.311357" calcext:value-type="float">
            <text:p>44.311357</text:p>
          </table:table-cell>
          <table:table-cell office:value-type="float" office:value="-96.798388" calcext:value-type="float">
            <text:p>-96.798388</text:p>
          </table:table-cell>
        </table:table-row>
        <table:table-row table:style-name="ro1">
          <table:table-cell office:value-type="string" calcext:value-type="string">
            <text:p>Brownsville-Harlingen TX (CBSA)</text:p>
          </table:table-cell>
          <table:table-cell office:value-type="float" office:value="25.972846" calcext:value-type="float">
            <text:p>25.972846</text:p>
          </table:table-cell>
          <table:table-cell office:value-type="float" office:value="-97.512307" calcext:value-type="float">
            <text:p>-97.512307</text:p>
          </table:table-cell>
        </table:table-row>
        <table:table-row table:style-name="ro1">
          <table:table-cell office:value-type="string" calcext:value-type="string">
            <text:p>Brunswick GA (CBSA)</text:p>
          </table:table-cell>
          <table:table-cell office:value-type="float" office:value="31.149953" calcext:value-type="float">
            <text:p>31.149953</text:p>
          </table:table-cell>
          <table:table-cell office:value-type="float" office:value="-81.491489" calcext:value-type="float">
            <text:p>-81.491489</text:p>
          </table:table-cell>
        </table:table-row>
        <table:table-row table:style-name="ro1">
          <table:table-cell office:value-type="string" calcext:value-type="string">
            <text:p>Buffalo - Niagara Region (DMA)</text:p>
          </table:table-cell>
          <table:table-cell office:value-type="float" office:value="42.886447" calcext:value-type="float">
            <text:p>42.886447</text:p>
          </table:table-cell>
          <table:table-cell office:value-type="float" office:value="-78.878369" calcext:value-type="float">
            <text:p>-78.878369</text:p>
          </table:table-cell>
        </table:table-row>
        <table:table-row table:style-name="ro1">
          <table:table-cell office:value-type="string" calcext:value-type="string">
            <text:p>Buffalo-Niagara Falls NY (CBSA)</text:p>
          </table:table-cell>
          <table:table-cell office:value-type="float" office:value="42.92748" calcext:value-type="float">
            <text:p>42.92748</text:p>
          </table:table-cell>
          <table:table-cell office:value-type="float" office:value="-78.86771" calcext:value-type="float">
            <text:p>-78.86771</text:p>
          </table:table-cell>
        </table:table-row>
        <table:table-row table:style-name="ro1">
          <table:table-cell office:value-type="string" calcext:value-type="string">
            <text:p>Burley ID (CBSA)</text:p>
          </table:table-cell>
          <table:table-cell table:style-name="Default" office:value-type="float" office:value="42.535743" calcext:value-type="float">
            <text:p>42.535743</text:p>
          </table:table-cell>
          <table:table-cell office:value-type="float" office:value="-113.792795" calcext:value-type="float">
            <text:p>-113.792795</text:p>
          </table:table-cell>
        </table:table-row>
        <table:table-row table:style-name="ro1">
          <table:table-cell office:value-type="string" calcext:value-type="string">
            <text:p>Burlington IA-IL (CBSA)</text:p>
          </table:table-cell>
          <table:table-cell office:value-type="float" office:value="40.807653" calcext:value-type="float">
            <text:p>40.807653</text:p>
          </table:table-cell>
          <table:table-cell office:value-type="float" office:value="-91.11289" calcext:value-type="float">
            <text:p>-91.11289</text:p>
          </table:table-cell>
        </table:table-row>
        <table:table-row table:style-name="ro1">
          <table:table-cell office:value-type="string" calcext:value-type="string">
            <text:p>Butte-Bozeman (DMA)</text:p>
          </table:table-cell>
          <table:table-cell table:style-name="Default" office:value-type="float" office:value="45.667692" calcext:value-type="float">
            <text:p>45.667692</text:p>
          </table:table-cell>
          <table:table-cell office:value-type="float" office:value="-111.248301" calcext:value-type="float">
            <text:p>-111.248301</text:p>
          </table:table-cell>
        </table:table-row>
        <table:table-row table:style-name="ro1">
          <table:table-cell office:value-type="string" calcext:value-type="string">
            <text:p>Butte-Silver Bow MT (CBSA)</text:p>
          </table:table-cell>
          <table:table-cell table:style-name="Default" office:value-type="float" office:value="46.003823" calcext:value-type="float">
            <text:p>46.003823</text:p>
          </table:table-cell>
          <table:table-cell office:value-type="float" office:value="-112.534778" calcext:value-type="float">
            <text:p>-112.534778</text:p>
          </table:table-cell>
        </table:table-row>
        <table:table-row table:style-name="ro1">
          <table:table-cell office:value-type="string" calcext:value-type="string">
            <text:p>Caguas (Region) (DMA)</text:p>
          </table:table-cell>
          <table:table-cell office:value-type="float" office:value="18.2388" calcext:value-type="float">
            <text:p>18.2388</text:p>
          </table:table-cell>
          <table:table-cell office:value-type="float" office:value="-66.035249" calcext:value-type="float">
            <text:p>-66.035249</text:p>
          </table:table-cell>
        </table:table-row>
        <table:table-row table:style-name="ro1">
          <table:table-cell office:value-type="string" calcext:value-type="string">
            <text:p>Calhoun GA (CBSA)</text:p>
          </table:table-cell>
          <table:table-cell office:value-type="float" office:value="34.502587" calcext:value-type="float">
            <text:p>34.502587</text:p>
          </table:table-cell>
          <table:table-cell office:value-type="float" office:value="-84.951054" calcext:value-type="float">
            <text:p>-84.951054</text:p>
          </table:table-cell>
        </table:table-row>
        <table:table-row table:style-name="ro1">
          <table:table-cell office:value-type="string" calcext:value-type="string">
            <text:p>Canon City CO (CBSA)</text:p>
          </table:table-cell>
          <table:table-cell office:value-type="float" office:value="38.449406" calcext:value-type="float">
            <text:p>38.449406</text:p>
          </table:table-cell>
          <table:table-cell office:value-type="float" office:value="-105.225332" calcext:value-type="float">
            <text:p>-105.225332</text:p>
          </table:table-cell>
        </table:table-row>
        <table:table-row table:style-name="ro1">
          <table:table-cell office:value-type="string" calcext:value-type="string">
            <text:p>Canton IL (CBSA)</text:p>
          </table:table-cell>
          <table:table-cell office:value-type="float" office:value="40.558095" calcext:value-type="float">
            <text:p>40.558095</text:p>
          </table:table-cell>
          <table:table-cell office:value-type="float" office:value="-90.035117" calcext:value-type="float">
            <text:p>-90.035117</text:p>
          </table:table-cell>
        </table:table-row>
        <table:table-row table:style-name="ro1">
          <table:table-cell office:value-type="string" calcext:value-type="string">
            <text:p>Cape Coral-Fort Myers FL (CBSA)</text:p>
          </table:table-cell>
          <table:table-cell office:value-type="float" office:value="26.558783" calcext:value-type="float">
            <text:p>26.558783</text:p>
          </table:table-cell>
          <table:table-cell office:value-type="float" office:value="-81.922892" calcext:value-type="float">
            <text:p>-81.922892</text:p>
          </table:table-cell>
        </table:table-row>
        <table:table-row table:style-name="ro1">
          <table:table-cell office:value-type="string" calcext:value-type="string">
            <text:p>Cape Girardeau-Jackson MO-IL (CBSA)</text:p>
          </table:table-cell>
          <table:table-cell office:value-type="float" office:value="37.382273" calcext:value-type="float">
            <text:p>37.382273</text:p>
          </table:table-cell>
          <table:table-cell office:value-type="float" office:value="-89.666206" calcext:value-type="float">
            <text:p>-89.666206</text:p>
          </table:table-cell>
        </table:table-row>
        <table:table-row table:style-name="ro1">
          <table:table-cell office:value-type="string" calcext:value-type="string">
            <text:p>Carbondale IL (CBSA)</text:p>
          </table:table-cell>
          <table:table-cell table:style-name="Default" office:value-type="float" office:value="37.727273" calcext:value-type="float">
            <text:p>37.727273</text:p>
          </table:table-cell>
          <table:table-cell office:value-type="float" office:value="-89.21675" calcext:value-type="float">
            <text:p>-89.21675</text:p>
          </table:table-cell>
        </table:table-row>
        <table:table-row table:style-name="ro1">
          <table:table-cell office:value-type="string" calcext:value-type="string">
            <text:p>Carlsbad-Artesia NM (CBSA)</text:p>
          </table:table-cell>
          <table:table-cell table:style-name="Default" office:value-type="float" office:value="32.471881" calcext:value-type="float">
            <text:p>32.471881</text:p>
          </table:table-cell>
          <table:table-cell office:value-type="float" office:value="-104.283697" calcext:value-type="float">
            <text:p>-104.283697</text:p>
          </table:table-cell>
        </table:table-row>
        <table:table-row table:style-name="ro1">
          <table:table-cell office:value-type="string" calcext:value-type="string">
            <text:p>Casper-Riverton (DMA)</text:p>
          </table:table-cell>
          <table:table-cell office:value-type="float" office:value="42.833548" calcext:value-type="float">
            <text:p>42.833548</text:p>
          </table:table-cell>
          <table:table-cell office:value-type="float" office:value="-107.769516" calcext:value-type="float">
            <text:p>-107.769516</text:p>
          </table:table-cell>
        </table:table-row>
        <table:table-row table:style-name="ro1">
          <table:table-cell office:value-type="string" calcext:value-type="string">
            <text:p>Cedar Rapids IA (CBSA)</text:p>
          </table:table-cell>
          <table:table-cell office:value-type="float" office:value="41.97788" calcext:value-type="float">
            <text:p>41.97788</text:p>
          </table:table-cell>
          <table:table-cell office:value-type="float" office:value="-91.665623" calcext:value-type="float">
            <text:p>-91.665623</text:p>
          </table:table-cell>
        </table:table-row>
        <table:table-row table:style-name="ro1">
          <table:table-cell office:value-type="string" calcext:value-type="string">
            <text:p>Cedar Rapids-Waterloo-Iowa City &amp; Dubuque (DMA)</text:p>
          </table:table-cell>
          <table:table-cell office:value-type="float" office:value="42.500558" calcext:value-type="float">
            <text:p>42.500558</text:p>
          </table:table-cell>
          <table:table-cell office:value-type="float" office:value="-90.664572" calcext:value-type="float">
            <text:p>-90.664572</text:p>
          </table:table-cell>
        </table:table-row>
        <table:table-row table:style-name="ro1">
          <table:table-cell office:value-type="string" calcext:value-type="string">
            <text:p>Cedartown GA (CBSA)</text:p>
          </table:table-cell>
          <table:table-cell table:style-name="Default" office:value-type="float" office:value="34.011272" calcext:value-type="float">
            <text:p>34.011272</text:p>
          </table:table-cell>
          <table:table-cell office:value-type="float" office:value="-85.256582" calcext:value-type="float">
            <text:p>-85.256582</text:p>
          </table:table-cell>
        </table:table-row>
        <table:table-row table:style-name="ro1">
          <table:table-cell office:value-type="string" calcext:value-type="string">
            <text:p>Celina OH (CBSA)</text:p>
          </table:table-cell>
          <table:table-cell office:value-type="float" office:value="40.548936" calcext:value-type="float">
            <text:p>40.548936</text:p>
          </table:table-cell>
          <table:table-cell office:value-type="float" office:value="-84.570234" calcext:value-type="float">
            <text:p>-84.570234</text:p>
          </table:table-cell>
        </table:table-row>
        <table:table-row table:style-name="ro1">
          <table:table-cell office:value-type="string" calcext:value-type="string">
            <text:p>Centralia IL (CBSA)</text:p>
          </table:table-cell>
          <table:table-cell office:value-type="float" office:value="38.528517" calcext:value-type="float">
            <text:p>38.528517</text:p>
          </table:table-cell>
          <table:table-cell office:value-type="float" office:value="-89.131694" calcext:value-type="float">
            <text:p>-89.131694</text:p>
          </table:table-cell>
        </table:table-row>
        <table:table-row table:style-name="ro1">
          <table:table-cell office:value-type="string" calcext:value-type="string">
            <text:p>Champaign &amp; Springfield-Decatur (DMA)</text:p>
          </table:table-cell>
          <table:table-cell office:value-type="float" office:value="33.774828" calcext:value-type="float">
            <text:p>33.774828</text:p>
          </table:table-cell>
          <table:table-cell office:value-type="float" office:value="-84.296312" calcext:value-type="float">
            <text:p>-84.296312</text:p>
          </table:table-cell>
        </table:table-row>
        <table:table-row table:style-name="ro1">
          <table:table-cell office:value-type="string" calcext:value-type="string">
            <text:p>Champaign-Urbana IL (CBSA)</text:p>
          </table:table-cell>
          <table:table-cell table:style-name="Default" office:value-type="float" office:value="40.110588" calcext:value-type="float">
            <text:p>40.110588</text:p>
          </table:table-cell>
          <table:table-cell office:value-type="float" office:value="-88.20727" calcext:value-type="float">
            <text:p>-88.20727</text:p>
          </table:table-cell>
        </table:table-row>
        <table:table-row table:style-name="ro1">
          <table:table-cell office:value-type="string" calcext:value-type="string">
            <text:p>Charleston WV (CBSA)</text:p>
          </table:table-cell>
          <table:table-cell office:value-type="float" office:value="38.34982" calcext:value-type="float">
            <text:p>38.34982</text:p>
          </table:table-cell>
          <table:table-cell office:value-type="float" office:value="-81.632623" calcext:value-type="float">
            <text:p>-81.632623</text:p>
          </table:table-cell>
        </table:table-row>
        <table:table-row table:style-name="ro1">
          <table:table-cell office:value-type="string" calcext:value-type="string">
            <text:p>Charleston-Huntington (DMA)</text:p>
          </table:table-cell>
          <table:table-cell table:style-name="Default" office:value-type="float" office:value="38.412378" calcext:value-type="float">
            <text:p>38.412378</text:p>
          </table:table-cell>
          <table:table-cell office:value-type="float" office:value="-82.427026" calcext:value-type="float">
            <text:p>-82.427026</text:p>
          </table:table-cell>
        </table:table-row>
        <table:table-row table:style-name="ro1">
          <table:table-cell office:value-type="string" calcext:value-type="string">
            <text:p>Charleston-Mattoon IL (CBSA)</text:p>
          </table:table-cell>
          <table:table-cell office:value-type="float" office:value="39.481523" calcext:value-type="float">
            <text:p>39.481523</text:p>
          </table:table-cell>
          <table:table-cell office:value-type="float" office:value="-88.368364" calcext:value-type="float">
            <text:p>-88.368364</text:p>
          </table:table-cell>
        </table:table-row>
        <table:table-row table:style-name="ro1">
          <table:table-cell office:value-type="string" calcext:value-type="string">
            <text:p>Charlotte (DMA)</text:p>
          </table:table-cell>
          <table:table-cell office:value-type="float" office:value="35.227087" calcext:value-type="float">
            <text:p>35.227087</text:p>
          </table:table-cell>
          <table:table-cell office:value-type="float" office:value="-80.843127" calcext:value-type="float">
            <text:p>-80.843127</text:p>
          </table:table-cell>
        </table:table-row>
        <table:table-row table:style-name="ro1">
          <table:table-cell office:value-type="string" calcext:value-type="string">
            <text:p>Charlotte-Gastonia-Concord NC-SC (CBSA)</text:p>
          </table:table-cell>
          <table:table-cell office:value-type="float" office:value="33.836081" calcext:value-type="float">
            <text:p>33.836081</text:p>
          </table:table-cell>
          <table:table-cell office:value-type="float" office:value="-81.163724" calcext:value-type="float">
            <text:p>-81.163724</text:p>
          </table:table-cell>
        </table:table-row>
        <table:table-row table:style-name="ro1">
          <table:table-cell office:value-type="string" calcext:value-type="string">
            <text:p>Charlottesville (DMA)</text:p>
          </table:table-cell>
          <table:table-cell office:value-type="float" office:value="38.029306" calcext:value-type="float">
            <text:p>38.029306</text:p>
          </table:table-cell>
          <table:table-cell office:value-type="float" office:value="-78.476678" calcext:value-type="float">
            <text:p>-78.476678</text:p>
          </table:table-cell>
        </table:table-row>
        <table:table-row table:style-name="ro1">
          <table:table-cell office:value-type="string" calcext:value-type="string">
            <text:p>Charlottesville VA (CBSA)</text:p>
          </table:table-cell>
          <table:table-cell office:value-type="float" office:value="38.029306" calcext:value-type="float">
            <text:p>38.029306</text:p>
          </table:table-cell>
          <table:table-cell office:value-type="float" office:value="-78.476678" calcext:value-type="float">
            <text:p>-78.476678</text:p>
          </table:table-cell>
        </table:table-row>
        <table:table-row table:style-name="ro1">
          <table:table-cell office:value-type="string" calcext:value-type="string">
            <text:p>Chattanooga (DMA)</text:p>
          </table:table-cell>
          <table:table-cell office:value-type="float" office:value="35.04563" calcext:value-type="float">
            <text:p>35.04563</text:p>
          </table:table-cell>
          <table:table-cell office:value-type="float" office:value="-85.30968" calcext:value-type="float">
            <text:p>-85.30968</text:p>
          </table:table-cell>
        </table:table-row>
        <table:table-row table:style-name="ro1">
          <table:table-cell office:value-type="string" calcext:value-type="string">
            <text:p>Chattanooga TN-GA (CBSA)</text:p>
          </table:table-cell>
          <table:table-cell office:value-type="float" office:value="35.04563" calcext:value-type="float">
            <text:p>35.04563</text:p>
          </table:table-cell>
          <table:table-cell office:value-type="float" office:value="-85.30968" calcext:value-type="float">
            <text:p>-85.30968</text:p>
          </table:table-cell>
        </table:table-row>
        <table:table-row table:style-name="ro1">
          <table:table-cell office:value-type="string" calcext:value-type="string">
            <text:p>Cheyenne WY (CBSA)</text:p>
          </table:table-cell>
          <table:table-cell office:value-type="float" office:value="41.139981" calcext:value-type="float">
            <text:p>41.139981</text:p>
          </table:table-cell>
          <table:table-cell office:value-type="float" office:value="-104.820246" calcext:value-type="float">
            <text:p>-104.820246</text:p>
          </table:table-cell>
        </table:table-row>
        <table:table-row table:style-name="ro1">
          <table:table-cell office:value-type="string" calcext:value-type="string">
            <text:p>Cheyenne-Scottsbluff (DMA)</text:p>
          </table:table-cell>
          <table:table-cell office:value-type="float" office:value="41.876312" calcext:value-type="float">
            <text:p>41.876312</text:p>
          </table:table-cell>
          <table:table-cell office:value-type="float" office:value="-103.637984" calcext:value-type="float">
            <text:p>-103.637984</text:p>
          </table:table-cell>
        </table:table-row>
        <table:table-row table:style-name="ro1">
          <table:table-cell office:value-type="string" calcext:value-type="string">
            <text:p>Chicago</text:p>
          </table:table-cell>
          <table:table-cell office:value-type="float" office:value="41.878114" calcext:value-type="float">
            <text:p>41.878114</text:p>
          </table:table-cell>
          <table:table-cell office:value-type="float" office:value="-87.629798" calcext:value-type="float">
            <text:p>-87.629798</text:p>
          </table:table-cell>
        </table:table-row>
        <table:table-row table:style-name="ro1">
          <table:table-cell office:value-type="string" calcext:value-type="string">
            <text:p>Chicago (DMA)</text:p>
          </table:table-cell>
          <table:table-cell office:value-type="float" office:value="41.878114" calcext:value-type="float">
            <text:p>41.878114</text:p>
          </table:table-cell>
          <table:table-cell office:value-type="float" office:value="-87.629798" calcext:value-type="float">
            <text:p>-87.629798</text:p>
          </table:table-cell>
        </table:table-row>
        <table:table-row table:style-name="ro1">
          <table:table-cell office:value-type="string" calcext:value-type="string">
            <text:p>Chicago-Naperville-Joliet IL-IN-WI (CBSA)</text:p>
          </table:table-cell>
          <table:table-cell office:value-type="float" office:value="43.78444" calcext:value-type="float">
            <text:p>43.78444</text:p>
          </table:table-cell>
          <table:table-cell office:value-type="float" office:value="-88.787868" calcext:value-type="float">
            <text:p>-88.787868</text:p>
          </table:table-cell>
        </table:table-row>
        <table:table-row table:style-name="ro1">
          <table:table-cell office:value-type="string" calcext:value-type="string">
            <text:p>Chico CA (CBSA)</text:p>
          </table:table-cell>
          <table:table-cell table:style-name="Default" office:value-type="float" office:value="39.728494" calcext:value-type="float">
            <text:p>39.728494</text:p>
          </table:table-cell>
          <table:table-cell office:value-type="float" office:value="-121.837478" calcext:value-type="float">
            <text:p>-121.837478</text:p>
          </table:table-cell>
        </table:table-row>
        <table:table-row table:style-name="ro1">
          <table:table-cell office:value-type="string" calcext:value-type="string">
            <text:p>Chico-Redding CA (DMA)</text:p>
          </table:table-cell>
          <table:table-cell office:value-type="float" office:value="39.75718" calcext:value-type="float">
            <text:p>39.75718</text:p>
          </table:table-cell>
          <table:table-cell office:value-type="float" office:value="-121.830196" calcext:value-type="float">
            <text:p>-121.830196</text:p>
          </table:table-cell>
        </table:table-row>
        <table:table-row table:style-name="ro1">
          <table:table-cell office:value-type="string" calcext:value-type="string">
            <text:p>Chillicothe OH (CBSA)</text:p>
          </table:table-cell>
          <table:table-cell table:style-name="Default" office:value-type="float" office:value="39.33312" calcext:value-type="float">
            <text:p>39.33312</text:p>
          </table:table-cell>
          <table:table-cell office:value-type="float" office:value="-82.982402" calcext:value-type="float">
            <text:p>-82.982402</text:p>
          </table:table-cell>
        </table:table-row>
        <table:table-row table:style-name="ro1">
          <table:table-cell office:value-type="string" calcext:value-type="string">
            <text:p>Cincinnati (DMA)</text:p>
          </table:table-cell>
          <table:table-cell table:style-name="Default" office:value-type="float" office:value="39.103118" calcext:value-type="float">
            <text:p>39.103118</text:p>
          </table:table-cell>
          <table:table-cell office:value-type="float" office:value="-84.51202" calcext:value-type="float">
            <text:p>-84.51202</text:p>
          </table:table-cell>
        </table:table-row>
        <table:table-row table:style-name="ro1">
          <table:table-cell office:value-type="string" calcext:value-type="string">
            <text:p>Cincinnati-Middletown OH-KY-IN (CBSA)</text:p>
          </table:table-cell>
          <table:table-cell office:value-type="float" office:value="39.103118" calcext:value-type="float">
            <text:p>39.103118</text:p>
          </table:table-cell>
          <table:table-cell office:value-type="float" office:value="-84.51202" calcext:value-type="float">
            <text:p>-84.51202</text:p>
          </table:table-cell>
        </table:table-row>
        <table:table-row table:style-name="ro1">
          <table:table-cell office:value-type="string" calcext:value-type="string">
            <text:p>Clarksburg WV (CBSA)</text:p>
          </table:table-cell>
          <table:table-cell office:value-type="float" office:value="39.280645" calcext:value-type="float">
            <text:p>39.280645</text:p>
          </table:table-cell>
          <table:table-cell office:value-type="float" office:value="-80.344534" calcext:value-type="float">
            <text:p>-80.344534</text:p>
          </table:table-cell>
        </table:table-row>
        <table:table-row table:style-name="ro1">
          <table:table-cell office:value-type="string" calcext:value-type="string">
            <text:p>Clarksburg-Weston (DMA)</text:p>
          </table:table-cell>
          <table:table-cell table:style-name="Default" office:value-type="float" office:value="42.706945" calcext:value-type="float">
            <text:p>42.706945</text:p>
          </table:table-cell>
          <table:table-cell office:value-type="float" office:value="-73.204908" calcext:value-type="float">
            <text:p>-73.204908</text:p>
          </table:table-cell>
        </table:table-row>
        <table:table-row table:style-name="ro1">
          <table:table-cell office:value-type="string" calcext:value-type="string">
            <text:p>Clarksdale MS (CBSA)</text:p>
          </table:table-cell>
          <table:table-cell office:value-type="float" office:value="34.200109" calcext:value-type="float">
            <text:p>34.200109</text:p>
          </table:table-cell>
          <table:table-cell office:value-type="float" office:value="-90.570932" calcext:value-type="float">
            <text:p>-90.570932</text:p>
          </table:table-cell>
        </table:table-row>
        <table:table-row table:style-name="ro1">
          <table:table-cell office:value-type="string" calcext:value-type="string">
            <text:p>Clarksville TN-KY (CBSA)</text:p>
          </table:table-cell>
          <table:table-cell office:value-type="float" office:value="36.529771" calcext:value-type="float">
            <text:p>36.529771</text:p>
          </table:table-cell>
          <table:table-cell office:value-type="float" office:value="-87.359453" calcext:value-type="float">
            <text:p>-87.359453</text:p>
          </table:table-cell>
        </table:table-row>
        <table:table-row table:style-name="ro1">
          <table:table-cell office:value-type="string" calcext:value-type="string">
            <text:p>Clearlake CA (CBSA)</text:p>
          </table:table-cell>
          <table:table-cell office:value-type="float" office:value="38.958231" calcext:value-type="float">
            <text:p>38.958231</text:p>
          </table:table-cell>
          <table:table-cell office:value-type="float" office:value="-122.626373" calcext:value-type="float">
            <text:p>-122.626373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table:style-name="Default" office:value-type="float" office:value="41.49932" calcext:value-type="float">
            <text:p>41.49932</text:p>
          </table:table-cell>
          <table:table-cell office:value-type="float" office:value="-81.694361" calcext:value-type="float">
            <text:p>-81.694361</text:p>
          </table:table-cell>
        </table:table-row>
        <table:table-row table:style-name="ro1">
          <table:table-cell office:value-type="string" calcext:value-type="string">
            <text:p>Cleveland MS (CBSA)</text:p>
          </table:table-cell>
          <table:table-cell table:style-name="Default" office:value-type="float" office:value="33.744002" calcext:value-type="float">
            <text:p>33.744002</text:p>
          </table:table-cell>
          <table:table-cell office:value-type="float" office:value="-90.724819" calcext:value-type="float">
            <text:p>-90.724819</text:p>
          </table:table-cell>
        </table:table-row>
        <table:table-row table:style-name="ro1">
          <table:table-cell office:value-type="string" calcext:value-type="string">
            <text:p>Cleveland TN (CBSA)</text:p>
          </table:table-cell>
          <table:table-cell office:value-type="float" office:value="35.159518" calcext:value-type="float">
            <text:p>35.159518</text:p>
          </table:table-cell>
          <table:table-cell office:value-type="float" office:value="-84.876611" calcext:value-type="float">
            <text:p>-84.876611</text:p>
          </table:table-cell>
        </table:table-row>
        <table:table-row table:style-name="ro1">
          <table:table-cell office:value-type="string" calcext:value-type="string">
            <text:p>Cleveland-Akron (Canton) (DMA)</text:p>
          </table:table-cell>
          <table:table-cell office:value-type="float" office:value="41.070049" calcext:value-type="float">
            <text:p>41.070049</text:p>
          </table:table-cell>
          <table:table-cell office:value-type="float" office:value="-81.495162" calcext:value-type="float">
            <text:p>-81.495162</text:p>
          </table:table-cell>
        </table:table-row>
        <table:table-row table:style-name="ro1">
          <table:table-cell office:value-type="string" calcext:value-type="string">
            <text:p>Cleveland-Elyria-Mentor OH (CBSA)</text:p>
          </table:table-cell>
          <table:table-cell office:value-type="float" office:value="41.666157" calcext:value-type="float">
            <text:p>41.666157</text:p>
          </table:table-cell>
          <table:table-cell office:value-type="float" office:value="-81.339552" calcext:value-type="float">
            <text:p>-81.339552</text:p>
          </table:table-cell>
        </table:table-row>
        <table:table-row table:style-name="ro1">
          <table:table-cell office:value-type="string" calcext:value-type="string">
            <text:p>Clinton IA (CBSA)</text:p>
          </table:table-cell>
          <table:table-cell office:value-type="float" office:value="41.844474" calcext:value-type="float">
            <text:p>41.844474</text:p>
          </table:table-cell>
          <table:table-cell office:value-type="float" office:value="-90.188738" calcext:value-type="float">
            <text:p>-90.188738</text:p>
          </table:table-cell>
        </table:table-row>
        <table:table-row table:style-name="ro1">
          <table:table-cell office:value-type="string" calcext:value-type="string">
            <text:p>Coeur d'Alene ID (CBSA)</text:p>
          </table:table-cell>
          <table:table-cell office:value-type="float" office:value="47.677683" calcext:value-type="float">
            <text:p>47.677683</text:p>
          </table:table-cell>
          <table:table-cell office:value-type="float" office:value="-116.780466" calcext:value-type="float">
            <text:p>-116.780466</text:p>
          </table:table-cell>
        </table:table-row>
        <table:table-row table:style-name="ro1">
          <table:table-cell office:value-type="string" calcext:value-type="string">
            <text:p>Coldwater MI (CBSA)</text:p>
          </table:table-cell>
          <table:table-cell office:value-type="float" office:value="41.940326" calcext:value-type="float">
            <text:p>41.940326</text:p>
          </table:table-cell>
          <table:table-cell office:value-type="float" office:value="-85.000521" calcext:value-type="float">
            <text:p>-85.000521</text:p>
          </table:table-cell>
        </table:table-row>
        <table:table-row table:style-name="ro1">
          <table:table-cell office:value-type="string" calcext:value-type="string">
            <text:p>College Station-Bryan TX (CBSA)</text:p>
          </table:table-cell>
          <table:table-cell office:value-type="float" office:value="30.596189" calcext:value-type="float">
            <text:p>30.596189</text:p>
          </table:table-cell>
          <table:table-cell office:value-type="float" office:value="-96.295852" calcext:value-type="float">
            <text:p>-96.295852</text:p>
          </table:table-cell>
        </table:table-row>
        <table:table-row table:style-name="ro1">
          <table:table-cell office:value-type="string" calcext:value-type="string">
            <text:p>Colorado Springs CO (CBSA)</text:p>
          </table:table-cell>
          <table:table-cell table:style-name="Default" office:value-type="float" office:value="38.833882" calcext:value-type="float">
            <text:p>38.833882</text:p>
          </table:table-cell>
          <table:table-cell office:value-type="float" office:value="-104.821363" calcext:value-type="float">
            <text:p>-104.821363</text:p>
          </table:table-cell>
        </table:table-row>
        <table:table-row table:style-name="ro1">
          <table:table-cell office:value-type="string" calcext:value-type="string">
            <text:p>Colorado Springs-Pueblo (DMA)</text:p>
          </table:table-cell>
          <table:table-cell office:value-type="float" office:value="38.242836" calcext:value-type="float">
            <text:p>38.242836</text:p>
          </table:table-cell>
          <table:table-cell office:value-type="float" office:value="-104.698743" calcext:value-type="float">
            <text:p>-104.698743</text:p>
          </table:table-cell>
        </table:table-row>
        <table:table-row table:style-name="ro1">
          <table:table-cell office:value-type="string" calcext:value-type="string">
            <text:p>Columbia SC (CBSA)</text:p>
          </table:table-cell>
          <table:table-cell table:style-name="Default" office:value-type="float" office:value="34.00071" calcext:value-type="float">
            <text:p>34.00071</text:p>
          </table:table-cell>
          <table:table-cell office:value-type="float" office:value="-81.034814" calcext:value-type="float">
            <text:p>-81.034814</text:p>
          </table:table-cell>
        </table:table-row>
        <table:table-row table:style-name="ro1">
          <table:table-cell office:value-type="string" calcext:value-type="string">
            <text:p>Columbia SC (DMA)</text:p>
          </table:table-cell>
          <table:table-cell office:value-type="float" office:value="34.00071" calcext:value-type="float">
            <text:p>34.00071</text:p>
          </table:table-cell>
          <table:table-cell office:value-type="float" office:value="-81.034814" calcext:value-type="float">
            <text:p>-81.034814</text:p>
          </table:table-cell>
        </table:table-row>
        <table:table-row table:style-name="ro1">
          <table:table-cell office:value-type="string" calcext:value-type="string">
            <text:p>Columbus</text:p>
          </table:table-cell>
          <table:table-cell office:value-type="float" office:value="39.961176" calcext:value-type="float">
            <text:p>39.961176</text:p>
          </table:table-cell>
          <table:table-cell office:value-type="float" office:value="-82.998794" calcext:value-type="float">
            <text:p>-82.998794</text:p>
          </table:table-cell>
        </table:table-row>
        <table:table-row table:style-name="ro1">
          <table:table-cell office:value-type="string" calcext:value-type="string">
            <text:p>Columbus GA (DMA)</text:p>
          </table:table-cell>
          <table:table-cell table:style-name="Default" office:value-type="float" office:value="32.460976" calcext:value-type="float">
            <text:p>32.460976</text:p>
          </table:table-cell>
          <table:table-cell office:value-type="float" office:value="-84.987709" calcext:value-type="float">
            <text:p>-84.987709</text:p>
          </table:table-cell>
        </table:table-row>
        <table:table-row table:style-name="ro1">
          <table:table-cell office:value-type="string" calcext:value-type="string">
            <text:p>Columbus IN (CBSA)</text:p>
          </table:table-cell>
          <table:table-cell table:style-name="Default" office:value-type="float" office:value="39.20144" calcext:value-type="float">
            <text:p>39.20144</text:p>
          </table:table-cell>
          <table:table-cell office:value-type="float" office:value="-85.92138" calcext:value-type="float">
            <text:p>-85.92138</text:p>
          </table:table-cell>
        </table:table-row>
        <table:table-row table:style-name="ro1">
          <table:table-cell office:value-type="string" calcext:value-type="string">
            <text:p>Columbus MS (CBSA)</text:p>
          </table:table-cell>
          <table:table-cell table:style-name="Default" office:value-type="float" office:value="33.495674" calcext:value-type="float">
            <text:p>33.495674</text:p>
          </table:table-cell>
          <table:table-cell office:value-type="float" office:value="-88.427263" calcext:value-type="float">
            <text:p>-88.427263</text:p>
          </table:table-cell>
        </table:table-row>
        <table:table-row table:style-name="ro1">
          <table:table-cell office:value-type="string" calcext:value-type="string">
            <text:p>Columbus NE (CBSA)</text:p>
          </table:table-cell>
          <table:table-cell office:value-type="float" office:value="41.430297" calcext:value-type="float">
            <text:p>41.430297</text:p>
          </table:table-cell>
          <table:table-cell office:value-type="float" office:value="-97.35939" calcext:value-type="float">
            <text:p>-97.35939</text:p>
          </table:table-cell>
        </table:table-row>
        <table:table-row table:style-name="ro1">
          <table:table-cell office:value-type="string" calcext:value-type="string">
            <text:p>Columbus OH (CBSA)</text:p>
          </table:table-cell>
          <table:table-cell table:style-name="Default" office:value-type="float" office:value="39.961176" calcext:value-type="float">
            <text:p>39.961176</text:p>
          </table:table-cell>
          <table:table-cell office:value-type="float" office:value="-82.998794" calcext:value-type="float">
            <text:p>-82.998794</text:p>
          </table:table-cell>
        </table:table-row>
        <table:table-row table:style-name="ro1">
          <table:table-cell office:value-type="string" calcext:value-type="string">
            <text:p>Columbus OH (DMA)</text:p>
          </table:table-cell>
          <table:table-cell table:style-name="Default" office:value-type="float" office:value="39.961176" calcext:value-type="float">
            <text:p>39.961176</text:p>
          </table:table-cell>
          <table:table-cell office:value-type="float" office:value="-82.998794" calcext:value-type="float">
            <text:p>-82.998794</text:p>
          </table:table-cell>
        </table:table-row>
        <table:table-row table:style-name="ro1">
          <table:table-cell office:value-type="string" calcext:value-type="string">
            <text:p>Columbus-Tupelo-West Point (DMA)</text:p>
          </table:table-cell>
          <table:table-cell table:style-name="Default" office:value-type="float" office:value="39.961176" calcext:value-type="float">
            <text:p>39.961176</text:p>
          </table:table-cell>
          <table:table-cell office:value-type="float" office:value="-82.998794" calcext:value-type="float">
            <text:p>-82.998794</text:p>
          </table:table-cell>
        </table:table-row>
        <table:table-row table:style-name="ro1">
          <table:table-cell office:value-type="string" calcext:value-type="string">
            <text:p>Cookeville TN (CBSA)</text:p>
          </table:table-cell>
          <table:table-cell office:value-type="float" office:value="36.162839" calcext:value-type="float">
            <text:p>36.162839</text:p>
          </table:table-cell>
          <table:table-cell office:value-type="float" office:value="-85.501642" calcext:value-type="float">
            <text:p>-85.501642</text:p>
          </table:table-cell>
        </table:table-row>
        <table:table-row table:style-name="ro1">
          <table:table-cell office:value-type="string" calcext:value-type="string">
            <text:p>Corinth MS (CBSA)</text:p>
          </table:table-cell>
          <table:table-cell table:style-name="Default" office:value-type="float" office:value="34.934255" calcext:value-type="float">
            <text:p>34.934255</text:p>
          </table:table-cell>
          <table:table-cell office:value-type="float" office:value="-88.52227" calcext:value-type="float">
            <text:p>-88.52227</text:p>
          </table:table-cell>
        </table:table-row>
        <table:table-row table:style-name="ro1">
          <table:table-cell office:value-type="string" calcext:value-type="string">
            <text:p>Corpus Christi (DMA)</text:p>
          </table:table-cell>
          <table:table-cell office:value-type="float" office:value="27.800583" calcext:value-type="float">
            <text:p>27.800583</text:p>
          </table:table-cell>
          <table:table-cell table:style-name="ce2" office:value-type="float" office:value="-97.396381" calcext:value-type="float">
            <text:p>-97.396381</text:p>
          </table:table-cell>
        </table:table-row>
        <table:table-row table:style-name="ro1">
          <table:table-cell office:value-type="string" calcext:value-type="string">
            <text:p>Corpus Christi TX (CBSA)</text:p>
          </table:table-cell>
          <table:table-cell office:value-type="float" office:value="27.800583" calcext:value-type="float">
            <text:p>27.800583</text:p>
          </table:table-cell>
          <table:table-cell office:value-type="float" office:value="-97.396381" calcext:value-type="float">
            <text:p>-97.396381</text:p>
          </table:table-cell>
        </table:table-row>
        <table:table-row table:style-name="ro1">
          <table:table-cell office:value-type="string" calcext:value-type="string">
            <text:p>Coshocton OH (CBSA)</text:p>
          </table:table-cell>
          <table:table-cell office:value-type="float" office:value="40.272015" calcext:value-type="float">
            <text:p>40.272015</text:p>
          </table:table-cell>
          <table:table-cell office:value-type="float" office:value="-81.859576" calcext:value-type="float">
            <text:p>-81.859576</text:p>
          </table:table-cell>
        </table:table-row>
        <table:table-row table:style-name="ro1">
          <table:table-cell office:value-type="string" calcext:value-type="string">
            <text:p>Crawfordsville IN (CBSA)</text:p>
          </table:table-cell>
          <table:table-cell office:value-type="float" office:value="40.041154" calcext:value-type="float">
            <text:p>40.041154</text:p>
          </table:table-cell>
          <table:table-cell office:value-type="float" office:value="-86.874452" calcext:value-type="float">
            <text:p>-86.874452</text:p>
          </table:table-cell>
        </table:table-row>
        <table:table-row table:style-name="ro1">
          <table:table-cell office:value-type="string" calcext:value-type="string">
            <text:p>Crestview-Fort Walton Beach-Destin FL (CBSA)</text:p>
          </table:table-cell>
          <table:table-cell office:value-type="float" office:value="30.393534" calcext:value-type="float">
            <text:p>30.393534</text:p>
          </table:table-cell>
          <table:table-cell office:value-type="float" office:value="-86.495783" calcext:value-type="float">
            <text:p>-86.495783</text:p>
          </table:table-cell>
        </table:table-row>
        <table:table-row table:style-name="ro1">
          <table:table-cell office:value-type="string" calcext:value-type="string">
            <text:p>Crossville TN (CBSA)</text:p>
          </table:table-cell>
          <table:table-cell table:style-name="Default" office:value-type="float" office:value="35.948957" calcext:value-type="float">
            <text:p>35.948957</text:p>
          </table:table-cell>
          <table:table-cell office:value-type="float" office:value="-85.026901" calcext:value-type="float">
            <text:p>-85.026901</text:p>
          </table:table-cell>
        </table:table-row>
        <table:table-row table:style-name="ro1">
          <table:table-cell office:value-type="string" calcext:value-type="string">
            <text:p>Cullman AL (CBSA)</text:p>
          </table:table-cell>
          <table:table-cell office:value-type="float" office:value="34.174821" calcext:value-type="float">
            <text:p>34.174821</text:p>
          </table:table-cell>
          <table:table-cell office:value-type="float" office:value="-86.843612" calcext:value-type="float">
            <text:p>-86.843612</text:p>
          </table:table-cell>
        </table:table-row>
        <table:table-row table:style-name="ro1">
          <table:table-cell office:value-type="string" calcext:value-type="string">
            <text:p>Cumberland MD-WV (CBSA)</text:p>
          </table:table-cell>
          <table:table-cell office:value-type="float" office:value="39.652865" calcext:value-type="float">
            <text:p>39.652865</text:p>
          </table:table-cell>
          <table:table-cell table:style-name="ce2" office:value-type="float" office:value="-78.762518" calcext:value-type="float">
            <text:p>-78.762518</text:p>
          </table:table-cell>
        </table:table-row>
        <table:table-row table:style-name="ro1">
          <table:table-cell office:value-type="string" calcext:value-type="string">
            <text:p>Dallas</text:p>
          </table:table-cell>
          <table:table-cell office:value-type="float" office:value="32.776664" calcext:value-type="float">
            <text:p>32.776664</text:p>
          </table:table-cell>
          <table:table-cell office:value-type="float" office:value="-96.796988" calcext:value-type="float">
            <text:p>-96.796988</text:p>
          </table:table-cell>
        </table:table-row>
        <table:table-row table:style-name="ro1">
          <table:table-cell office:value-type="string" calcext:value-type="string">
            <text:p>Dallas-Fort Worth (DMA)</text:p>
          </table:table-cell>
          <table:table-cell office:value-type="float" office:value="32.755488" calcext:value-type="float">
            <text:p>32.755488</text:p>
          </table:table-cell>
          <table:table-cell table:style-name="ce2" office:value-type="float" office:value="-97.330766" calcext:value-type="float">
            <text:p>-97.330766</text:p>
          </table:table-cell>
        </table:table-row>
        <table:table-row table:style-name="ro1">
          <table:table-cell office:value-type="string" calcext:value-type="string">
            <text:p>Dallas-Fort Worth-Arlington TX (CBSA)</text:p>
          </table:table-cell>
          <table:table-cell office:value-type="float" office:value="32.743344" calcext:value-type="float">
            <text:p>32.743344</text:p>
          </table:table-cell>
          <table:table-cell office:value-type="float" office:value="-97.026241" calcext:value-type="float">
            <text:p>-97.026241</text:p>
          </table:table-cell>
        </table:table-row>
        <table:table-row table:style-name="ro1">
          <table:table-cell office:value-type="string" calcext:value-type="string">
            <text:p>Dalton GA (CBSA)</text:p>
          </table:table-cell>
          <table:table-cell office:value-type="float" office:value="34.769802" calcext:value-type="float">
            <text:p>34.769802</text:p>
          </table:table-cell>
          <table:table-cell office:value-type="float" office:value="-84.970223" calcext:value-type="float">
            <text:p>-84.970223</text:p>
          </table:table-cell>
        </table:table-row>
        <table:table-row table:style-name="ro1">
          <table:table-cell office:value-type="string" calcext:value-type="string">
            <text:p>Danville IL (CBSA)</text:p>
          </table:table-cell>
          <table:table-cell table:style-name="Default" office:value-type="float" office:value="40.124481" calcext:value-type="float">
            <text:p>40.124481</text:p>
          </table:table-cell>
          <table:table-cell office:value-type="float" office:value="-87.630021" calcext:value-type="float">
            <text:p>-87.630021</text:p>
          </table:table-cell>
        </table:table-row>
        <table:table-row table:style-name="ro1">
          <table:table-cell office:value-type="string" calcext:value-type="string">
            <text:p>Danville KY (CBSA)</text:p>
          </table:table-cell>
          <table:table-cell table:style-name="Default" office:value-type="float" office:value="37.645633" calcext:value-type="float">
            <text:p>37.645633</text:p>
          </table:table-cell>
          <table:table-cell office:value-type="float" office:value="-84.77217" calcext:value-type="float">
            <text:p>-84.77217</text:p>
          </table:table-cell>
        </table:table-row>
        <table:table-row table:style-name="ro1">
          <table:table-cell office:value-type="string" calcext:value-type="string">
            <text:p>Danville VA (CBSA)</text:p>
          </table:table-cell>
          <table:table-cell office:value-type="float" office:value="36.585972" calcext:value-type="float">
            <text:p>36.585972</text:p>
          </table:table-cell>
          <table:table-cell office:value-type="float" office:value="-79.395023" calcext:value-type="float">
            <text:p>-79.395023</text:p>
          </table:table-cell>
        </table:table-row>
        <table:table-row table:style-name="ro1">
          <table:table-cell office:value-type="string" calcext:value-type="string">
            <text:p>Daphne-Fairhope AL (CBSA)</text:p>
          </table:table-cell>
          <table:table-cell office:value-type="float" office:value="30.603833" calcext:value-type="float">
            <text:p>30.603833</text:p>
          </table:table-cell>
          <table:table-cell office:value-type="float" office:value="-87.866136" calcext:value-type="float">
            <text:p>-87.866136</text:p>
          </table:table-cell>
        </table:table-row>
        <table:table-row table:style-name="ro1">
          <table:table-cell office:value-type="string" calcext:value-type="string">
            <text:p>Davenport-Moline-Rock Island IA-IL (CBSA)</text:p>
          </table:table-cell>
          <table:table-cell office:value-type="float" office:value="41.519018" calcext:value-type="float">
            <text:p>41.519018</text:p>
          </table:table-cell>
          <table:table-cell office:value-type="float" office:value="-90.542196" calcext:value-type="float">
            <text:p>-90.542196</text:p>
          </table:table-cell>
        </table:table-row>
        <table:table-row table:style-name="ro1">
          <table:table-cell office:value-type="string" calcext:value-type="string">
            <text:p>Davenport-Rock Island-Moline (DMA)</text:p>
          </table:table-cell>
          <table:table-cell office:value-type="float" office:value="41.519018" calcext:value-type="float">
            <text:p>41.519018</text:p>
          </table:table-cell>
          <table:table-cell office:value-type="float" office:value="-90.542196" calcext:value-type="float">
            <text:p>-90.542196</text:p>
          </table:table-cell>
        </table:table-row>
        <table:table-row table:style-name="ro1">
          <table:table-cell office:value-type="string" calcext:value-type="string">
            <text:p>Dayton (DMA)</text:p>
          </table:table-cell>
          <table:table-cell table:style-name="Default" office:value-type="float" office:value="39.758948" calcext:value-type="float">
            <text:p>39.758948</text:p>
          </table:table-cell>
          <table:table-cell office:value-type="float" office:value="-84.191607" calcext:value-type="float">
            <text:p>-84.191607</text:p>
          </table:table-cell>
        </table:table-row>
        <table:table-row table:style-name="ro1">
          <table:table-cell office:value-type="string" calcext:value-type="string">
            <text:p>Dayton OH (CBSA)</text:p>
          </table:table-cell>
          <table:table-cell office:value-type="float" office:value="39.758948" calcext:value-type="float">
            <text:p>39.758948</text:p>
          </table:table-cell>
          <table:table-cell office:value-type="float" office:value="-84.191607" calcext:value-type="float">
            <text:p>-84.191607</text:p>
          </table:table-cell>
        </table:table-row>
        <table:table-row table:style-name="ro1">
          <table:table-cell office:value-type="string" calcext:value-type="string">
            <text:p>De Ridder LA (CBSA)</text:p>
          </table:table-cell>
          <table:table-cell table:style-name="Default" office:value-type="float" office:value="30.846306" calcext:value-type="float">
            <text:p>30.846306</text:p>
          </table:table-cell>
          <table:table-cell office:value-type="float" office:value="-93.289053" calcext:value-type="float">
            <text:p>-93.289053</text:p>
          </table:table-cell>
        </table:table-row>
        <table:table-row table:style-name="ro1">
          <table:table-cell office:value-type="string" calcext:value-type="string">
            <text:p>Decatur AL (CBSA)</text:p>
          </table:table-cell>
          <table:table-cell office:value-type="float" office:value="34.605925" calcext:value-type="float">
            <text:p>34.605925</text:p>
          </table:table-cell>
          <table:table-cell office:value-type="float" office:value="-86.983342" calcext:value-type="float">
            <text:p>-86.983342</text:p>
          </table:table-cell>
        </table:table-row>
        <table:table-row table:style-name="ro1">
          <table:table-cell office:value-type="string" calcext:value-type="string">
            <text:p>Decatur IL (CBSA)</text:p>
          </table:table-cell>
          <table:table-cell office:value-type="float" office:value="39.840315" calcext:value-type="float">
            <text:p>39.840315</text:p>
          </table:table-cell>
          <table:table-cell office:value-type="float" office:value="-88.9548" calcext:value-type="float">
            <text:p>-88.9548</text:p>
          </table:table-cell>
        </table:table-row>
        <table:table-row table:style-name="ro1">
          <table:table-cell office:value-type="string" calcext:value-type="string">
            <text:p>Deltona-Daytona Beach-Ormond Beach FL (CBSA)</text:p>
          </table:table-cell>
          <table:table-cell table:style-name="Default" office:value-type="float" office:value="29.285813" calcext:value-type="float">
            <text:p>29.285813</text:p>
          </table:table-cell>
          <table:table-cell office:value-type="float" office:value="-81.055889" calcext:value-type="float">
            <text:p>-81.055889</text:p>
          </table:table-cell>
        </table:table-row>
        <table:table-row table:style-name="ro1">
          <table:table-cell office:value-type="string" calcext:value-type="string">
            <text:p>Deming NM (CBSA)</text:p>
          </table:table-cell>
          <table:table-cell office:value-type="float" office:value="32.268698" calcext:value-type="float">
            <text:p>32.268698</text:p>
          </table:table-cell>
          <table:table-cell office:value-type="float" office:value="-107.75864" calcext:value-type="float">
            <text:p>-107.75864</text:p>
          </table:table-cell>
        </table:table-row>
        <table:table-row table:style-name="ro1">
          <table:table-cell office:value-type="string" calcext:value-type="string">
            <text:p>Denver-Aurora CO (CBSA)</text:p>
          </table:table-cell>
          <table:table-cell office:value-type="float" office:value="39.729432" calcext:value-type="float">
            <text:p>39.729432</text:p>
          </table:table-cell>
          <table:table-cell office:value-type="float" office:value="-104.83192" calcext:value-type="float">
            <text:p>-104.83192</text:p>
          </table:table-cell>
        </table:table-row>
        <table:table-row table:style-name="ro1">
          <table:table-cell office:value-type="string" calcext:value-type="string">
            <text:p>Des Moines</text:p>
          </table:table-cell>
          <table:table-cell office:value-type="float" office:value="41.600545" calcext:value-type="float">
            <text:p>41.600545</text:p>
          </table:table-cell>
          <table:table-cell office:value-type="float" office:value="-93.609106" calcext:value-type="float">
            <text:p>-93.609106</text:p>
          </table:table-cell>
        </table:table-row>
        <table:table-row table:style-name="ro1">
          <table:table-cell office:value-type="string" calcext:value-type="string">
            <text:p>Detroit (DMA)</text:p>
          </table:table-cell>
          <table:table-cell office:value-type="float" office:value="42.331427" calcext:value-type="float">
            <text:p>42.331427</text:p>
          </table:table-cell>
          <table:table-cell office:value-type="float" office:value="-83.045754" calcext:value-type="float">
            <text:p>-83.045754</text:p>
          </table:table-cell>
        </table:table-row>
        <table:table-row table:style-name="ro1">
          <table:table-cell office:value-type="string" calcext:value-type="string">
            <text:p>Detroit-Warren-Livonia MI (CBSA)</text:p>
          </table:table-cell>
          <table:table-cell office:value-type="float" office:value="42.341216" calcext:value-type="float">
            <text:p>42.341216</text:p>
          </table:table-cell>
          <table:table-cell office:value-type="float" office:value="-83.282919" calcext:value-type="float">
            <text:p>-83.282919</text:p>
          </table:table-cell>
        </table:table-row>
        <table:table-row table:style-name="ro1">
          <table:table-cell office:value-type="string" calcext:value-type="string">
            <text:p>Dothan (DMA)</text:p>
          </table:table-cell>
          <table:table-cell office:value-type="float" office:value="31.223231" calcext:value-type="float">
            <text:p>31.223231</text:p>
          </table:table-cell>
          <table:table-cell office:value-type="float" office:value="-85.390489" calcext:value-type="float">
            <text:p>-85.390489</text:p>
          </table:table-cell>
        </table:table-row>
        <table:table-row table:style-name="ro1">
          <table:table-cell office:value-type="string" calcext:value-type="string">
            <text:p>Dothan AL (CBSA)</text:p>
          </table:table-cell>
          <table:table-cell office:value-type="float" office:value="31.223231" calcext:value-type="float">
            <text:p>31.223231</text:p>
          </table:table-cell>
          <table:table-cell office:value-type="float" office:value="-85.390489" calcext:value-type="float">
            <text:p>-85.390489</text:p>
          </table:table-cell>
        </table:table-row>
        <table:table-row table:style-name="ro1">
          <table:table-cell office:value-type="string" calcext:value-type="string">
            <text:p>DuBois PA (CBSA)</text:p>
          </table:table-cell>
          <table:table-cell office:value-type="float" office:value="41.121012" calcext:value-type="float">
            <text:p>41.121012</text:p>
          </table:table-cell>
          <table:table-cell office:value-type="float" office:value="-78.758326" calcext:value-type="float">
            <text:p>-78.758326</text:p>
          </table:table-cell>
        </table:table-row>
        <table:table-row table:style-name="ro1">
          <table:table-cell office:value-type="string" calcext:value-type="string">
            <text:p>Dubuque IA (CBSA)</text:p>
          </table:table-cell>
          <table:table-cell table:style-name="Default" office:value-type="float" office:value="42.500558" calcext:value-type="float">
            <text:p>42.500558</text:p>
          </table:table-cell>
          <table:table-cell office:value-type="float" office:value="-90.664572" calcext:value-type="float">
            <text:p>-90.664572</text:p>
          </table:table-cell>
        </table:table-row>
        <table:table-row table:style-name="ro1">
          <table:table-cell office:value-type="string" calcext:value-type="string">
            <text:p>Duluth MN-WI (CBSA)</text:p>
          </table:table-cell>
          <table:table-cell office:value-type="float" office:value="46.786672" calcext:value-type="float">
            <text:p>46.786672</text:p>
          </table:table-cell>
          <table:table-cell office:value-type="float" office:value="-92.100485" calcext:value-type="float">
            <text:p>-92.100485</text:p>
          </table:table-cell>
        </table:table-row>
        <table:table-row table:style-name="ro1">
          <table:table-cell office:value-type="string" calcext:value-type="string">
            <text:p>Duluth-Superior (DMA)</text:p>
          </table:table-cell>
          <table:table-cell office:value-type="float" office:value="47.723087" calcext:value-type="float">
            <text:p>47.723087</text:p>
          </table:table-cell>
          <table:table-cell office:value-type="float" office:value="-86.940716" calcext:value-type="float">
            <text:p>-86.940716</text:p>
          </table:table-cell>
        </table:table-row>
        <table:table-row table:style-name="ro1">
          <table:table-cell office:value-type="string" calcext:value-type="string">
            <text:p>Dumas TX (CBSA)</text:p>
          </table:table-cell>
          <table:table-cell table:style-name="Default" office:value-type="float" office:value="35.865379" calcext:value-type="float">
            <text:p>35.865379</text:p>
          </table:table-cell>
          <table:table-cell office:value-type="float" office:value="-101.973224" calcext:value-type="float">
            <text:p>-101.973224</text:p>
          </table:table-cell>
        </table:table-row>
        <table:table-row table:style-name="ro1">
          <table:table-cell office:value-type="string" calcext:value-type="string">
            <text:p>Durham NC (CBSA)</text:p>
          </table:table-cell>
          <table:table-cell office:value-type="float" office:value="35.994033" calcext:value-type="float">
            <text:p>35.994033</text:p>
          </table:table-cell>
          <table:table-cell office:value-type="float" office:value="-78.898619" calcext:value-type="float">
            <text:p>-78.898619</text:p>
          </table:table-cell>
        </table:table-row>
        <table:table-row table:style-name="ro1">
          <table:table-cell office:value-type="string" calcext:value-type="string">
            <text:p>East Stroudsburg PA (CBSA)</text:p>
          </table:table-cell>
          <table:table-cell office:value-type="float" office:value="40.999539" calcext:value-type="float">
            <text:p>40.999539</text:p>
          </table:table-cell>
          <table:table-cell office:value-type="float" office:value="-75.181291" calcext:value-type="float">
            <text:p>-75.181291</text:p>
          </table:table-cell>
        </table:table-row>
        <table:table-row table:style-name="ro1">
          <table:table-cell office:value-type="string" calcext:value-type="string">
            <text:p>Effingham IL (CBSA)</text:p>
          </table:table-cell>
          <table:table-cell office:value-type="float" office:value="39.120042" calcext:value-type="float">
            <text:p>39.120042</text:p>
          </table:table-cell>
          <table:table-cell office:value-type="float" office:value="-88.543383" calcext:value-type="float">
            <text:p>-88.543383</text:p>
          </table:table-cell>
        </table:table-row>
        <table:table-row table:style-name="ro1">
          <table:table-cell office:value-type="string" calcext:value-type="string">
            <text:p>El Campo TX (CBSA)</text:p>
          </table:table-cell>
          <table:table-cell office:value-type="float" office:value="29.19664" calcext:value-type="float">
            <text:p>29.19664</text:p>
          </table:table-cell>
          <table:table-cell office:value-type="float" office:value="-96.269687" calcext:value-type="float">
            <text:p>-96.269687</text:p>
          </table:table-cell>
        </table:table-row>
        <table:table-row table:style-name="ro1">
          <table:table-cell office:value-type="string" calcext:value-type="string">
            <text:p>El Centro CA (CBSA)</text:p>
          </table:table-cell>
          <table:table-cell office:value-type="float" office:value="32.792" calcext:value-type="float">
            <text:p>32.792</text:p>
          </table:table-cell>
          <table:table-cell office:value-type="float" office:value="-115.563051" calcext:value-type="float">
            <text:p>-115.563051</text:p>
          </table:table-cell>
        </table:table-row>
        <table:table-row table:style-name="ro1">
          <table:table-cell office:value-type="string" calcext:value-type="string">
            <text:p>El Dorado AR (CBSA)</text:p>
          </table:table-cell>
          <table:table-cell office:value-type="float" office:value="33.20763" calcext:value-type="float">
            <text:p>33.20763</text:p>
          </table:table-cell>
          <table:table-cell office:value-type="float" office:value="-92.666267" calcext:value-type="float">
            <text:p>-92.666267</text:p>
          </table:table-cell>
        </table:table-row>
        <table:table-row table:style-name="ro1">
          <table:table-cell office:value-type="string" calcext:value-type="string">
            <text:p>El Paso</text:p>
          </table:table-cell>
          <table:table-cell office:value-type="float" office:value="31.777576" calcext:value-type="float">
            <text:p>31.777576</text:p>
          </table:table-cell>
          <table:table-cell office:value-type="float" office:value="-106.442456" calcext:value-type="float">
            <text:p>-106.442456</text:p>
          </table:table-cell>
        </table:table-row>
        <table:table-row table:style-name="ro1">
          <table:table-cell office:value-type="string" calcext:value-type="string">
            <text:p>El Paso (Las Cruces) (DMA)</text:p>
          </table:table-cell>
          <table:table-cell office:value-type="float" office:value="31.777576" calcext:value-type="float">
            <text:p>31.777576</text:p>
          </table:table-cell>
          <table:table-cell office:value-type="float" office:value="-106.442456" calcext:value-type="float">
            <text:p>-106.442456</text:p>
          </table:table-cell>
        </table:table-row>
        <table:table-row table:style-name="ro1">
          <table:table-cell office:value-type="string" calcext:value-type="string">
            <text:p>El Paso TX (CBSA)</text:p>
          </table:table-cell>
          <table:table-cell office:value-type="float" office:value="31.777576" calcext:value-type="float">
            <text:p>31.777576</text:p>
          </table:table-cell>
          <table:table-cell office:value-type="float" office:value="-106.442456" calcext:value-type="float">
            <text:p>-106.442456</text:p>
          </table:table-cell>
        </table:table-row>
        <table:table-row table:style-name="ro1">
          <table:table-cell office:value-type="string" calcext:value-type="string">
            <text:p>Elizabeth City NC (CBSA)</text:p>
          </table:table-cell>
          <table:table-cell table:style-name="Default" office:value-type="float" office:value="36.294601" calcext:value-type="float">
            <text:p>36.294601</text:p>
          </table:table-cell>
          <table:table-cell office:value-type="float" office:value="-76.251046" calcext:value-type="float">
            <text:p>-76.251046</text:p>
          </table:table-cell>
        </table:table-row>
        <table:table-row table:style-name="ro1">
          <table:table-cell office:value-type="string" calcext:value-type="string">
            <text:p>Elk City OK (CBSA)</text:p>
          </table:table-cell>
          <table:table-cell table:style-name="Default" office:value-type="float" office:value="35.411994" calcext:value-type="float">
            <text:p>35.411994</text:p>
          </table:table-cell>
          <table:table-cell office:value-type="float" office:value="-99.404259" calcext:value-type="float">
            <text:p>-99.404259</text:p>
          </table:table-cell>
        </table:table-row>
        <table:table-row table:style-name="ro1">
          <table:table-cell office:value-type="string" calcext:value-type="string">
            <text:p>Elkhart-Goshen IN (CBSA)</text:p>
          </table:table-cell>
          <table:table-cell office:value-type="float" office:value="41.582272" calcext:value-type="float">
            <text:p>41.582272</text:p>
          </table:table-cell>
          <table:table-cell office:value-type="float" office:value="-85.834438" calcext:value-type="float">
            <text:p>-85.834438</text:p>
          </table:table-cell>
        </table:table-row>
        <table:table-row table:style-name="ro1">
          <table:table-cell office:value-type="string" calcext:value-type="string">
            <text:p>Elkins WV (CBSA)</text:p>
          </table:table-cell>
          <table:table-cell table:style-name="Default" office:value-type="float" office:value="38.92594" calcext:value-type="float">
            <text:p>38.92594</text:p>
          </table:table-cell>
          <table:table-cell office:value-type="float" office:value="-79.846735" calcext:value-type="float">
            <text:p>-79.846735</text:p>
          </table:table-cell>
        </table:table-row>
        <table:table-row table:style-name="ro1">
          <table:table-cell office:value-type="string" calcext:value-type="string">
            <text:p>Elko NV (CBSA)</text:p>
          </table:table-cell>
          <table:table-cell office:value-type="float" office:value="40.832421" calcext:value-type="float">
            <text:p>40.832421</text:p>
          </table:table-cell>
          <table:table-cell office:value-type="float" office:value="-115.763123" calcext:value-type="float">
            <text:p>-115.763123</text:p>
          </table:table-cell>
        </table:table-row>
        <table:table-row table:style-name="ro1">
          <table:table-cell office:value-type="string" calcext:value-type="string">
            <text:p>Emporia KS (CBSA)</text:p>
          </table:table-cell>
          <table:table-cell office:value-type="float" office:value="38.403903" calcext:value-type="float">
            <text:p>38.403903</text:p>
          </table:table-cell>
          <table:table-cell office:value-type="float" office:value="-96.181663" calcext:value-type="float">
            <text:p>-96.181663</text:p>
          </table:table-cell>
        </table:table-row>
        <table:table-row table:style-name="ro1">
          <table:table-cell office:value-type="string" calcext:value-type="string">
            <text:p>Erie (DMA)</text:p>
          </table:table-cell>
          <table:table-cell table:style-name="Default" office:value-type="float" office:value="42.129224" calcext:value-type="float">
            <text:p>42.129224</text:p>
          </table:table-cell>
          <table:table-cell office:value-type="float" office:value="-80.085059" calcext:value-type="float">
            <text:p>-80.085059</text:p>
          </table:table-cell>
        </table:table-row>
        <table:table-row table:style-name="ro1">
          <table:table-cell office:value-type="string" calcext:value-type="string">
            <text:p>Erie PA (CBSA)</text:p>
          </table:table-cell>
          <table:table-cell table:style-name="Default" office:value-type="float" office:value="42.129224" calcext:value-type="float">
            <text:p>42.129224</text:p>
          </table:table-cell>
          <table:table-cell office:value-type="float" office:value="-80.085059" calcext:value-type="float">
            <text:p>-80.085059</text:p>
          </table:table-cell>
        </table:table-row>
        <table:table-row table:style-name="ro1">
          <table:table-cell office:value-type="string" calcext:value-type="string">
            <text:p>Escanaba MI (CBSA)</text:p>
          </table:table-cell>
          <table:table-cell table:style-name="Default" office:value-type="float" office:value="45.745247" calcext:value-type="float">
            <text:p>45.745247</text:p>
          </table:table-cell>
          <table:table-cell office:value-type="float" office:value="-87.06458" calcext:value-type="float">
            <text:p>-87.06458</text:p>
          </table:table-cell>
        </table:table-row>
        <table:table-row table:style-name="ro1">
          <table:table-cell office:value-type="string" calcext:value-type="string">
            <text:p>Eugene OR (DMA)</text:p>
          </table:table-cell>
          <table:table-cell office:value-type="float" office:value="44.052069" calcext:value-type="float">
            <text:p>44.052069</text:p>
          </table:table-cell>
          <table:table-cell office:value-type="float" office:value="-123.086754" calcext:value-type="float">
            <text:p>-123.086754</text:p>
          </table:table-cell>
        </table:table-row>
        <table:table-row table:style-name="ro1">
          <table:table-cell office:value-type="string" calcext:value-type="string">
            <text:p>Eugene-Springfield OR (CBSA)</text:p>
          </table:table-cell>
          <table:table-cell office:value-type="float" office:value="44.082283" calcext:value-type="float">
            <text:p>44.082283</text:p>
          </table:table-cell>
          <table:table-cell office:value-type="float" office:value="-123.045008" calcext:value-type="float">
            <text:p>-123.045008</text:p>
          </table:table-cell>
        </table:table-row>
        <table:table-row table:style-name="ro1">
          <table:table-cell office:value-type="string" calcext:value-type="string">
            <text:p>Evanston WY (CBSA)</text:p>
          </table:table-cell>
          <table:table-cell office:value-type="float" office:value="41.268279" calcext:value-type="float">
            <text:p>41.268279</text:p>
          </table:table-cell>
          <table:table-cell office:value-type="float" office:value="-110.963237" calcext:value-type="float">
            <text:p>-110.963237</text:p>
          </table:table-cell>
        </table:table-row>
        <table:table-row table:style-name="ro1">
          <table:table-cell office:value-type="string" calcext:value-type="string">
            <text:p>Evansville (DMA)</text:p>
          </table:table-cell>
          <table:table-cell office:value-type="float" office:value="37.971559" calcext:value-type="float">
            <text:p>37.971559</text:p>
          </table:table-cell>
          <table:table-cell office:value-type="float" office:value="-87.57109" calcext:value-type="float">
            <text:p>-87.57109</text:p>
          </table:table-cell>
        </table:table-row>
        <table:table-row table:style-name="ro1">
          <table:table-cell office:value-type="string" calcext:value-type="string">
            <text:p>Evansville IN-KY (CBSA)</text:p>
          </table:table-cell>
          <table:table-cell office:value-type="float" office:value="37.971559" calcext:value-type="float">
            <text:p>37.971559</text:p>
          </table:table-cell>
          <table:table-cell office:value-type="float" office:value="-87.57109" calcext:value-type="float">
            <text:p>-87.57109</text:p>
          </table:table-cell>
        </table:table-row>
        <table:table-row table:style-name="ro1">
          <table:table-cell office:value-type="string" calcext:value-type="string">
            <text:p>Fairmont WV (CBSA)</text:p>
          </table:table-cell>
          <table:table-cell office:value-type="float" office:value="39.485085" calcext:value-type="float">
            <text:p>39.485085</text:p>
          </table:table-cell>
          <table:table-cell office:value-type="float" office:value="-80.142578" calcext:value-type="float">
            <text:p>-80.142578</text:p>
          </table:table-cell>
        </table:table-row>
        <table:table-row table:style-name="ro1">
          <table:table-cell office:value-type="string" calcext:value-type="string">
            <text:p>Fargo ND-MN (CBSA)</text:p>
          </table:table-cell>
          <table:table-cell table:style-name="ce1" office:value-type="float" office:value="46.877186" calcext:value-type="float">
            <text:p>46.877186</text:p>
          </table:table-cell>
          <table:table-cell table:style-name="ce2" office:value-type="float" office:value="-96.789803" calcext:value-type="float">
            <text:p>-96.789803</text:p>
          </table:table-cell>
        </table:table-row>
        <table:table-row table:style-name="ro1">
          <table:table-cell office:value-type="string" calcext:value-type="string">
            <text:p>Fargo-Valley City (DMA)</text:p>
          </table:table-cell>
          <table:table-cell table:style-name="Default" office:value-type="float" office:value="40.717624" calcext:value-type="float">
            <text:p>40.717624</text:p>
          </table:table-cell>
          <table:table-cell office:value-type="float" office:value="-111.930055" calcext:value-type="float">
            <text:p>-111.930055</text:p>
          </table:table-cell>
        </table:table-row>
        <table:table-row table:style-name="ro1">
          <table:table-cell office:value-type="string" calcext:value-type="string">
            <text:p>Farmington MO (CBSA)</text:p>
          </table:table-cell>
          <table:table-cell table:style-name="Default" office:value-type="float" office:value="37.780885" calcext:value-type="float">
            <text:p>37.780885</text:p>
          </table:table-cell>
          <table:table-cell office:value-type="float" office:value="-90.421789" calcext:value-type="float">
            <text:p>-90.421789</text:p>
          </table:table-cell>
        </table:table-row>
        <table:table-row table:style-name="ro1">
          <table:table-cell office:value-type="string" calcext:value-type="string">
            <text:p>Farmington NM (CBSA)</text:p>
          </table:table-cell>
          <table:table-cell office:value-type="float" office:value="36.728058" calcext:value-type="float">
            <text:p>36.728058</text:p>
          </table:table-cell>
          <table:table-cell office:value-type="float" office:value="-108.218686" calcext:value-type="float">
            <text:p>-108.218686</text:p>
          </table:table-cell>
        </table:table-row>
        <table:table-row table:style-name="ro1">
          <table:table-cell office:value-type="string" calcext:value-type="string">
            <text:p>Fayetteville NC (CBSA)</text:p>
          </table:table-cell>
          <table:table-cell office:value-type="float" office:value="35.052664" calcext:value-type="float">
            <text:p>35.052664</text:p>
          </table:table-cell>
          <table:table-cell office:value-type="float" office:value="-78.878358" calcext:value-type="float">
            <text:p>-78.878358</text:p>
          </table:table-cell>
        </table:table-row>
        <table:table-row table:style-name="ro1">
          <table:table-cell office:value-type="string" calcext:value-type="string">
            <text:p>Fayetteville-Springdale-Rogers AR-MO (CBSA)</text:p>
          </table:table-cell>
          <table:table-cell table:style-name="ce1" office:value-type="float" office:value="37.964253" calcext:value-type="float">
            <text:p>37.964253</text:p>
          </table:table-cell>
          <table:table-cell table:style-name="ce1" office:value-type="float" office:value="-91.831833" calcext:value-type="float">
            <text:p>-91.831833</text:p>
          </table:table-cell>
        </table:table-row>
        <table:table-row table:style-name="ro1">
          <table:table-cell office:value-type="string" calcext:value-type="string">
            <text:p>Findlay OH (CBSA)</text:p>
          </table:table-cell>
          <table:table-cell table:style-name="Default" office:value-type="float" office:value="41.04422" calcext:value-type="float">
            <text:p>41.04422</text:p>
          </table:table-cell>
          <table:table-cell office:value-type="float" office:value="-83.649932" calcext:value-type="float">
            <text:p>-83.649932</text:p>
          </table:table-cell>
        </table:table-row>
        <table:table-row table:style-name="ro1">
          <table:table-cell office:value-type="string" calcext:value-type="string">
            <text:p>Flint MI (CBSA)</text:p>
          </table:table-cell>
          <table:table-cell office:value-type="float" office:value="43.012527" calcext:value-type="float">
            <text:p>43.012527</text:p>
          </table:table-cell>
          <table:table-cell office:value-type="float" office:value="-83.687456" calcext:value-type="float">
            <text:p>-83.687456</text:p>
          </table:table-cell>
        </table:table-row>
        <table:table-row table:style-name="ro1">
          <table:table-cell office:value-type="string" calcext:value-type="string">
            <text:p>Flint-Saginaw-Bay City (DMA)</text:p>
          </table:table-cell>
          <table:table-cell table:style-name="Default" office:value-type="float" office:value="43.594468" calcext:value-type="float">
            <text:p>43.594468</text:p>
          </table:table-cell>
          <table:table-cell office:value-type="float" office:value="-83.888865" calcext:value-type="float">
            <text:p>-83.888865</text:p>
          </table:table-cell>
        </table:table-row>
        <table:table-row table:style-name="ro1">
          <table:table-cell office:value-type="string" calcext:value-type="string">
            <text:p>Florence SC (CBSA)</text:p>
          </table:table-cell>
          <table:table-cell office:value-type="float" office:value="34.195433" calcext:value-type="float">
            <text:p>34.195433</text:p>
          </table:table-cell>
          <table:table-cell office:value-type="float" office:value="-79.762562" calcext:value-type="float">
            <text:p>-79.762562</text:p>
          </table:table-cell>
        </table:table-row>
        <table:table-row table:style-name="ro1">
          <table:table-cell office:value-type="string" calcext:value-type="string">
            <text:p>Florence-Muscle Shoals AL (CBSA)</text:p>
          </table:table-cell>
          <table:table-cell table:style-name="Default" office:value-type="float" office:value="34.814856" calcext:value-type="float">
            <text:p>34.814856</text:p>
          </table:table-cell>
          <table:table-cell office:value-type="float" office:value="-87.642664" calcext:value-type="float">
            <text:p>-87.642664</text:p>
          </table:table-cell>
        </table:table-row>
        <table:table-row table:style-name="ro1">
          <table:table-cell office:value-type="string" calcext:value-type="string">
            <text:p>Fond du Lac WI (CBSA)</text:p>
          </table:table-cell>
          <table:table-cell office:value-type="float" office:value="43.773045" calcext:value-type="float">
            <text:p>43.773045</text:p>
          </table:table-cell>
          <table:table-cell office:value-type="float" office:value="-88.447051" calcext:value-type="float">
            <text:p>-88.447051</text:p>
          </table:table-cell>
        </table:table-row>
        <table:table-row table:style-name="ro1">
          <table:table-cell office:value-type="string" calcext:value-type="string">
            <text:p>Forest City NC (CBSA)</text:p>
          </table:table-cell>
          <table:table-cell office:value-type="float" office:value="35.334011" calcext:value-type="float">
            <text:p>35.334011</text:p>
          </table:table-cell>
          <table:table-cell office:value-type="float" office:value="-81.865103" calcext:value-type="float">
            <text:p>-81.865103</text:p>
          </table:table-cell>
        </table:table-row>
        <table:table-row table:style-name="ro1">
          <table:table-cell office:value-type="string" calcext:value-type="string">
            <text:p>Fort Collins-Loveland CO (CBSA)</text:p>
          </table:table-cell>
          <table:table-cell office:value-type="float" office:value="40.447631" calcext:value-type="float">
            <text:p>40.447631</text:p>
          </table:table-cell>
          <table:table-cell office:value-type="float" office:value="-105.010887" calcext:value-type="float">
            <text:p>-105.010887</text:p>
          </table:table-cell>
        </table:table-row>
        <table:table-row table:style-name="ro1">
          <table:table-cell office:value-type="string" calcext:value-type="string">
            <text:p>Fort Dodge IA (CBSA)</text:p>
          </table:table-cell>
          <table:table-cell office:value-type="float" office:value="42.497469" calcext:value-type="float">
            <text:p>42.497469</text:p>
          </table:table-cell>
          <table:table-cell office:value-type="float" office:value="-94.168016" calcext:value-type="float">
            <text:p>-94.168016</text:p>
          </table:table-cell>
        </table:table-row>
        <table:table-row table:style-name="ro1">
          <table:table-cell office:value-type="string" calcext:value-type="string">
            <text:p>Fort Leonard Wood MO (CBSA)</text:p>
          </table:table-cell>
          <table:table-cell office:value-type="float" office:value="37.725232" calcext:value-type="float">
            <text:p>37.725232</text:p>
          </table:table-cell>
          <table:table-cell office:value-type="float" office:value="-92.164672" calcext:value-type="float">
            <text:p>-92.164672</text:p>
          </table:table-cell>
        </table:table-row>
        <table:table-row table:style-name="ro1">
          <table:table-cell office:value-type="string" calcext:value-type="string">
            <text:p>Fort Madison-Keokuk IA-MO (CBSA)</text:p>
          </table:table-cell>
          <table:table-cell office:value-type="float" office:value="37.964253" calcext:value-type="float">
            <text:p>37.964253</text:p>
          </table:table-cell>
          <table:table-cell office:value-type="float" office:value="-91.831833" calcext:value-type="float">
            <text:p>-91.831833</text:p>
          </table:table-cell>
        </table:table-row>
        <table:table-row table:style-name="ro1">
          <table:table-cell office:value-type="string" calcext:value-type="string">
            <text:p>Fort Myers-Naples (DMA)</text:p>
          </table:table-cell>
          <table:table-cell office:value-type="float" office:value="26.516733" calcext:value-type="float">
            <text:p>26.516733</text:p>
          </table:table-cell>
          <table:table-cell office:value-type="float" office:value="-81.564805" calcext:value-type="float">
            <text:p>-81.564805</text:p>
          </table:table-cell>
        </table:table-row>
        <table:table-row table:style-name="ro1">
          <table:table-cell office:value-type="string" calcext:value-type="string">
            <text:p>Fort Polk South LA (CBSA)</text:p>
          </table:table-cell>
          <table:table-cell office:value-type="float" office:value="31.056712" calcext:value-type="float">
            <text:p>31.056712</text:p>
          </table:table-cell>
          <table:table-cell office:value-type="float" office:value="-93.213123" calcext:value-type="float">
            <text:p>-93.213123</text:p>
          </table:table-cell>
        </table:table-row>
        <table:table-row table:style-name="ro1">
          <table:table-cell office:value-type="string" calcext:value-type="string">
            <text:p>Fort Smith AR-OK (CBSA)</text:p>
          </table:table-cell>
          <table:table-cell office:value-type="float" office:value="35.385924" calcext:value-type="float">
            <text:p>35.385924</text:p>
          </table:table-cell>
          <table:table-cell office:value-type="float" office:value="-94.398547" calcext:value-type="float">
            <text:p>-94.398547</text:p>
          </table:table-cell>
        </table:table-row>
        <table:table-row table:style-name="ro1">
          <table:table-cell office:value-type="string" calcext:value-type="string">
            <text:p>Fort Wayne (DMA)</text:p>
          </table:table-cell>
          <table:table-cell office:value-type="float" office:value="41.079273" calcext:value-type="float">
            <text:p>41.079273</text:p>
          </table:table-cell>
          <table:table-cell office:value-type="float" office:value="-85.139351" calcext:value-type="float">
            <text:p>-85.139351</text:p>
          </table:table-cell>
        </table:table-row>
        <table:table-row table:style-name="ro1">
          <table:table-cell office:value-type="string" calcext:value-type="string">
            <text:p>Fort Wayne IN (CBSA)</text:p>
          </table:table-cell>
          <table:table-cell office:value-type="float" office:value="41.079273" calcext:value-type="float">
            <text:p>41.079273</text:p>
          </table:table-cell>
          <table:table-cell office:value-type="float" office:value="-85.139351" calcext:value-type="float">
            <text:p>-85.139351</text:p>
          </table:table-cell>
        </table:table-row>
        <table:table-row table:style-name="ro1">
          <table:table-cell office:value-type="string" calcext:value-type="string">
            <text:p>Frankfort KY (CBSA)</text:p>
          </table:table-cell>
          <table:table-cell table:style-name="Default" office:value-type="float" office:value="38.200906" calcext:value-type="float">
            <text:p>38.200906</text:p>
          </table:table-cell>
          <table:table-cell office:value-type="float" office:value="-84.873284" calcext:value-type="float">
            <text:p>-84.873284</text:p>
          </table:table-cell>
        </table:table-row>
        <table:table-row table:style-name="ro1">
          <table:table-cell office:value-type="string" calcext:value-type="string">
            <text:p>Fredericksburg TX (CBSA)</text:p>
          </table:table-cell>
          <table:table-cell table:style-name="Default" office:value-type="float" office:value="30.275201" calcext:value-type="float">
            <text:p>30.275201</text:p>
          </table:table-cell>
          <table:table-cell office:value-type="float" office:value="-98.871984" calcext:value-type="float">
            <text:p>-98.871984</text:p>
          </table:table-cell>
        </table:table-row>
        <table:table-row table:style-name="ro1">
          <table:table-cell office:value-type="string" calcext:value-type="string">
            <text:p>Fremont NE (CBSA)</text:p>
          </table:table-cell>
          <table:table-cell office:value-type="float" office:value="41.433391" calcext:value-type="float">
            <text:p>41.433391</text:p>
          </table:table-cell>
          <table:table-cell office:value-type="float" office:value="-96.498147" calcext:value-type="float">
            <text:p>-96.498147</text:p>
          </table:table-cell>
        </table:table-row>
        <table:table-row table:style-name="ro1">
          <table:table-cell office:value-type="string" calcext:value-type="string">
            <text:p>Fremont OH (CBSA)</text:p>
          </table:table-cell>
          <table:table-cell office:value-type="float" office:value="41.35033" calcext:value-type="float">
            <text:p>41.35033</text:p>
          </table:table-cell>
          <table:table-cell office:value-type="float" office:value="-83.121863" calcext:value-type="float">
            <text:p>-83.121863</text:p>
          </table:table-cell>
        </table:table-row>
        <table:table-row table:style-name="ro1">
          <table:table-cell office:value-type="string" calcext:value-type="string">
            <text:p>Fresno CA (CBSA)</text:p>
          </table:table-cell>
          <table:table-cell table:style-name="Default" office:value-type="float" office:value="36.746842" calcext:value-type="float">
            <text:p>36.746842</text:p>
          </table:table-cell>
          <table:table-cell office:value-type="float" office:value="-119.772587" calcext:value-type="float">
            <text:p>-119.772587</text:p>
          </table:table-cell>
        </table:table-row>
        <table:table-row table:style-name="ro1">
          <table:table-cell office:value-type="string" calcext:value-type="string">
            <text:p>Fresno-Visalia (DMA)</text:p>
          </table:table-cell>
          <table:table-cell office:value-type="float" office:value="36.292365" calcext:value-type="float">
            <text:p>36.292365</text:p>
          </table:table-cell>
          <table:table-cell office:value-type="float" office:value="-119.210492" calcext:value-type="float">
            <text:p>-119.210492</text:p>
          </table:table-cell>
        </table:table-row>
        <table:table-row table:style-name="ro1">
          <table:table-cell office:value-type="string" calcext:value-type="string">
            <text:p>Ft. Smith</text:p>
          </table:table-cell>
          <table:table-cell office:value-type="float" office:value="35.385924" calcext:value-type="float">
            <text:p>35.385924</text:p>
          </table:table-cell>
          <table:table-cell office:value-type="float" office:value="-94.398547" calcext:value-type="float">
            <text:p>-94.398547</text:p>
          </table:table-cell>
        </table:table-row>
        <table:table-row table:style-name="ro1">
          <table:table-cell office:value-type="string" calcext:value-type="string">
            <text:p>Gadsden AL (CBSA)</text:p>
          </table:table-cell>
          <table:table-cell office:value-type="float" office:value="34.014264" calcext:value-type="float">
            <text:p>34.014264</text:p>
          </table:table-cell>
          <table:table-cell office:value-type="float" office:value="-86.006639" calcext:value-type="float">
            <text:p>-86.006639</text:p>
          </table:table-cell>
        </table:table-row>
        <table:table-row table:style-name="ro1">
          <table:table-cell office:value-type="string" calcext:value-type="string">
            <text:p>Gainesville</text:p>
          </table:table-cell>
          <table:table-cell office:value-type="float" office:value="29.651634" calcext:value-type="float">
            <text:p>29.651634</text:p>
          </table:table-cell>
          <table:table-cell office:value-type="float" office:value="-82.324826" calcext:value-type="float">
            <text:p>-82.324826</text:p>
          </table:table-cell>
        </table:table-row>
        <table:table-row table:style-name="ro1">
          <table:table-cell office:value-type="string" calcext:value-type="string">
            <text:p>Gainesville (DMA)</text:p>
          </table:table-cell>
          <table:table-cell office:value-type="float" office:value="29.651634" calcext:value-type="float">
            <text:p>29.651634</text:p>
          </table:table-cell>
          <table:table-cell office:value-type="float" office:value="-82.324826" calcext:value-type="float">
            <text:p>-82.324826</text:p>
          </table:table-cell>
        </table:table-row>
        <table:table-row table:style-name="ro1">
          <table:table-cell office:value-type="string" calcext:value-type="string">
            <text:p>Gainesville FL (CBSA)</text:p>
          </table:table-cell>
          <table:table-cell table:style-name="Default" office:value-type="float" office:value="29.651634" calcext:value-type="float">
            <text:p>29.651634</text:p>
          </table:table-cell>
          <table:table-cell office:value-type="float" office:value="-82.324826" calcext:value-type="float">
            <text:p>-82.324826</text:p>
          </table:table-cell>
        </table:table-row>
        <table:table-row table:style-name="ro1">
          <table:table-cell office:value-type="string" calcext:value-type="string">
            <text:p>Gainesville GA (CBSA)</text:p>
          </table:table-cell>
          <table:table-cell office:value-type="float" office:value="34.297879" calcext:value-type="float">
            <text:p>34.297879</text:p>
          </table:table-cell>
          <table:table-cell office:value-type="float" office:value="-83.824066" calcext:value-type="float">
            <text:p>-83.824066</text:p>
          </table:table-cell>
        </table:table-row>
        <table:table-row table:style-name="ro1">
          <table:table-cell office:value-type="string" calcext:value-type="string">
            <text:p>Galesburg IL (CBSA)</text:p>
          </table:table-cell>
          <table:table-cell office:value-type="float" office:value="40.947816" calcext:value-type="float">
            <text:p>40.947816</text:p>
          </table:table-cell>
          <table:table-cell office:value-type="float" office:value="-90.371239" calcext:value-type="float">
            <text:p>-90.371239</text:p>
          </table:table-cell>
        </table:table-row>
        <table:table-row table:style-name="ro1">
          <table:table-cell office:value-type="string" calcext:value-type="string">
            <text:p>Gallup NM (CBSA)</text:p>
          </table:table-cell>
          <table:table-cell table:style-name="Default" office:value-type="float" office:value="35.528078" calcext:value-type="float">
            <text:p>35.528078</text:p>
          </table:table-cell>
          <table:table-cell office:value-type="float" office:value="-108.742584" calcext:value-type="float">
            <text:p>-108.742584</text:p>
          </table:table-cell>
        </table:table-row>
        <table:table-row table:style-name="ro1">
          <table:table-cell office:value-type="string" calcext:value-type="string">
            <text:p>Gettysburg PA (CBSA)</text:p>
          </table:table-cell>
          <table:table-cell table:style-name="Default" office:value-type="float" office:value="39.830929" calcext:value-type="float">
            <text:p>39.830929</text:p>
          </table:table-cell>
          <table:table-cell office:value-type="float" office:value="-77.231095" calcext:value-type="float">
            <text:p>-77.231095</text:p>
          </table:table-cell>
        </table:table-row>
        <table:table-row table:style-name="ro1">
          <table:table-cell office:value-type="string" calcext:value-type="string">
            <text:p>Gillette WY (CBSA)</text:p>
          </table:table-cell>
          <table:table-cell office:value-type="float" office:value="44.291092" calcext:value-type="float">
            <text:p>44.291092</text:p>
          </table:table-cell>
          <table:table-cell office:value-type="float" office:value="-105.502221" calcext:value-type="float">
            <text:p>-105.502221</text:p>
          </table:table-cell>
        </table:table-row>
        <table:table-row table:style-name="ro1">
          <table:table-cell office:value-type="string" calcext:value-type="string">
            <text:p>Glasgow KY (CBSA)</text:p>
          </table:table-cell>
          <table:table-cell office:value-type="float" office:value="36.995884" calcext:value-type="float">
            <text:p>36.995884</text:p>
          </table:table-cell>
          <table:table-cell office:value-type="float" office:value="-85.911921" calcext:value-type="float">
            <text:p>-85.911921</text:p>
          </table:table-cell>
        </table:table-row>
        <table:table-row table:style-name="ro1">
          <table:table-cell office:value-type="string" calcext:value-type="string">
            <text:p>Glendive MT (DMA)</text:p>
          </table:table-cell>
          <table:table-cell office:value-type="float" office:value="47.106401" calcext:value-type="float">
            <text:p>47.106401</text:p>
          </table:table-cell>
          <table:table-cell office:value-type="float" office:value="-104.710793" calcext:value-type="float">
            <text:p>-104.710793</text:p>
          </table:table-cell>
        </table:table-row>
        <table:table-row table:style-name="ro1">
          <table:table-cell office:value-type="string" calcext:value-type="string">
            <text:p>Glens Falls NY (CBSA)</text:p>
          </table:table-cell>
          <table:table-cell table:style-name="Default" office:value-type="float" office:value="43.309516" calcext:value-type="float">
            <text:p>43.309516</text:p>
          </table:table-cell>
          <table:table-cell office:value-type="float" office:value="-73.644006" calcext:value-type="float">
            <text:p>-73.644006</text:p>
          </table:table-cell>
        </table:table-row>
        <table:table-row table:style-name="ro1">
          <table:table-cell office:value-type="string" calcext:value-type="string">
            <text:p>Goldsboro NC (CBSA)</text:p>
          </table:table-cell>
          <table:table-cell office:value-type="float" office:value="35.384884" calcext:value-type="float">
            <text:p>35.384884</text:p>
          </table:table-cell>
          <table:table-cell office:value-type="float" office:value="-77.992765" calcext:value-type="float">
            <text:p>-77.992765</text:p>
          </table:table-cell>
        </table:table-row>
        <table:table-row table:style-name="ro1">
          <table:table-cell office:value-type="string" calcext:value-type="string">
            <text:p>Grand Island NE (CBSA)</text:p>
          </table:table-cell>
          <table:table-cell office:value-type="float" office:value="40.926396" calcext:value-type="float">
            <text:p>40.926396</text:p>
          </table:table-cell>
          <table:table-cell office:value-type="float" office:value="-98.342012" calcext:value-type="float">
            <text:p>-98.342012</text:p>
          </table:table-cell>
        </table:table-row>
        <table:table-row table:style-name="ro1">
          <table:table-cell office:value-type="string" calcext:value-type="string">
            <text:p>Grand Rapids-Kalmazoo-Battle Creek (DMA)</text:p>
          </table:table-cell>
          <table:table-cell table:style-name="Default" office:value-type="float" office:value="42.321152" calcext:value-type="float">
            <text:p>42.321152</text:p>
          </table:table-cell>
          <table:table-cell office:value-type="float" office:value="-85.179714" calcext:value-type="float">
            <text:p>-85.179714</text:p>
          </table:table-cell>
        </table:table-row>
        <table:table-row table:style-name="ro1">
          <table:table-cell office:value-type="string" calcext:value-type="string">
            <text:p>Grand Rapids-Wyoming MI (CBSA)</text:p>
          </table:table-cell>
          <table:table-cell office:value-type="float" office:value="42.883043" calcext:value-type="float">
            <text:p>42.883043</text:p>
          </table:table-cell>
          <table:table-cell office:value-type="float" office:value="-85.72166" calcext:value-type="float">
            <text:p>-85.72166</text:p>
          </table:table-cell>
        </table:table-row>
        <table:table-row table:style-name="ro1">
          <table:table-cell office:value-type="string" calcext:value-type="string">
            <text:p>Grants NM (CBSA)</text:p>
          </table:table-cell>
          <table:table-cell office:value-type="float" office:value="35.14726" calcext:value-type="float">
            <text:p>35.14726</text:p>
          </table:table-cell>
          <table:table-cell office:value-type="float" office:value="-107.851447" calcext:value-type="float">
            <text:p>-107.851447</text:p>
          </table:table-cell>
        </table:table-row>
        <table:table-row table:style-name="ro1">
          <table:table-cell office:value-type="string" calcext:value-type="string">
            <text:p>Great Falls (DMA)</text:p>
          </table:table-cell>
          <table:table-cell office:value-type="float" office:value="47.494184" calcext:value-type="float">
            <text:p>47.494184</text:p>
          </table:table-cell>
          <table:table-cell office:value-type="float" office:value="-111.283345" calcext:value-type="float">
            <text:p>-111.283345</text:p>
          </table:table-cell>
        </table:table-row>
        <table:table-row table:style-name="ro1">
          <table:table-cell office:value-type="string" calcext:value-type="string">
            <text:p>Great Falls MT (CBSA)</text:p>
          </table:table-cell>
          <table:table-cell office:value-type="float" office:value="47.494184" calcext:value-type="float">
            <text:p>47.494184</text:p>
          </table:table-cell>
          <table:table-cell office:value-type="float" office:value="-111.283345" calcext:value-type="float">
            <text:p>-111.283345</text:p>
          </table:table-cell>
        </table:table-row>
        <table:table-row table:style-name="ro1">
          <table:table-cell office:value-type="string" calcext:value-type="string">
            <text:p>Greeley CO (CBSA)</text:p>
          </table:table-cell>
          <table:table-cell office:value-type="float" office:value="40.423314" calcext:value-type="float">
            <text:p>40.423314</text:p>
          </table:table-cell>
          <table:table-cell office:value-type="float" office:value="-104.709132" calcext:value-type="float">
            <text:p>-104.709132</text:p>
          </table:table-cell>
        </table:table-row>
        <table:table-row table:style-name="ro1">
          <table:table-cell office:value-type="string" calcext:value-type="string">
            <text:p>Green Bay WI (CBSA)</text:p>
          </table:table-cell>
          <table:table-cell office:value-type="float" office:value="44.519159" calcext:value-type="float">
            <text:p>44.519159</text:p>
          </table:table-cell>
          <table:table-cell office:value-type="float" office:value="-88.019826" calcext:value-type="float">
            <text:p>-88.019826</text:p>
          </table:table-cell>
        </table:table-row>
        <table:table-row table:style-name="ro1">
          <table:table-cell office:value-type="string" calcext:value-type="string">
            <text:p>Greeneville TN (CBSA)</text:p>
          </table:table-cell>
          <table:table-cell office:value-type="float" office:value="36.163157" calcext:value-type="float">
            <text:p>36.163157</text:p>
          </table:table-cell>
          <table:table-cell office:value-type="float" office:value="-82.830986" calcext:value-type="float">
            <text:p>-82.830986</text:p>
          </table:table-cell>
        </table:table-row>
        <table:table-row table:style-name="ro1">
          <table:table-cell office:value-type="string" calcext:value-type="string">
            <text:p>Greensboro-High Point NC (CBSA)</text:p>
          </table:table-cell>
          <table:table-cell table:style-name="Default" office:value-type="float" office:value="36.006141" calcext:value-type="float">
            <text:p>36.006141</text:p>
          </table:table-cell>
          <table:table-cell office:value-type="float" office:value="-79.943753" calcext:value-type="float">
            <text:p>-79.943753</text:p>
          </table:table-cell>
        </table:table-row>
        <table:table-row table:style-name="ro1">
          <table:table-cell office:value-type="string" calcext:value-type="string">
            <text:p>Greensboro-High Point-Winston-Salem (DMA)</text:p>
          </table:table-cell>
          <table:table-cell table:style-name="Default" office:value-type="float" office:value="36.09986" calcext:value-type="float">
            <text:p>36.09986</text:p>
          </table:table-cell>
          <table:table-cell office:value-type="float" office:value="-80.244216" calcext:value-type="float">
            <text:p>-80.244216</text:p>
          </table:table-cell>
        </table:table-row>
        <table:table-row table:style-name="ro1">
          <table:table-cell office:value-type="string" calcext:value-type="string">
            <text:p>Greensburg IN (CBSA)</text:p>
          </table:table-cell>
          <table:table-cell table:style-name="Default" office:value-type="float" office:value="39.337272" calcext:value-type="float">
            <text:p>39.337272</text:p>
          </table:table-cell>
          <table:table-cell office:value-type="float" office:value="-85.483581" calcext:value-type="float">
            <text:p>-85.483581</text:p>
          </table:table-cell>
        </table:table-row>
        <table:table-row table:style-name="ro1">
          <table:table-cell office:value-type="string" calcext:value-type="string">
            <text:p>Greenville et al SC-NC (DMA)</text:p>
          </table:table-cell>
          <table:table-cell office:value-type="float" office:value="35.759573" calcext:value-type="float">
            <text:p>35.759573</text:p>
          </table:table-cell>
          <table:table-cell table:style-name="ce2" office:value-type="float" office:value="-79.0193" calcext:value-type="float">
            <text:p>-79.0193</text:p>
          </table:table-cell>
        </table:table-row>
        <table:table-row table:style-name="ro1">
          <table:table-cell office:value-type="string" calcext:value-type="string">
            <text:p>Greenville MS (CBSA)</text:p>
          </table:table-cell>
          <table:table-cell table:style-name="Default" office:value-type="float" office:value="33.399661" calcext:value-type="float">
            <text:p>33.399661</text:p>
          </table:table-cell>
          <table:table-cell office:value-type="float" office:value="-91.037703" calcext:value-type="float">
            <text:p>-91.037703</text:p>
          </table:table-cell>
        </table:table-row>
        <table:table-row table:style-name="ro1">
          <table:table-cell office:value-type="string" calcext:value-type="string">
            <text:p>Greenville NC (CBSA)</text:p>
          </table:table-cell>
          <table:table-cell office:value-type="float" office:value="35.612661" calcext:value-type="float">
            <text:p>35.612661</text:p>
          </table:table-cell>
          <table:table-cell office:value-type="float" office:value="-77.366354" calcext:value-type="float">
            <text:p>-77.366354</text:p>
          </table:table-cell>
        </table:table-row>
        <table:table-row table:style-name="ro1">
          <table:table-cell office:value-type="string" calcext:value-type="string">
            <text:p>Greenville OH (CBSA)</text:p>
          </table:table-cell>
          <table:table-cell office:value-type="float" office:value="40.102826" calcext:value-type="float">
            <text:p>40.102826</text:p>
          </table:table-cell>
          <table:table-cell office:value-type="float" office:value="-84.633012" calcext:value-type="float">
            <text:p>-84.633012</text:p>
          </table:table-cell>
        </table:table-row>
        <table:table-row table:style-name="ro1">
          <table:table-cell office:value-type="string" calcext:value-type="string">
            <text:p>Greenville-New Bern-Washington (DMA)</text:p>
          </table:table-cell>
          <table:table-cell office:value-type="float" office:value="35.552304" calcext:value-type="float">
            <text:p>35.552304</text:p>
          </table:table-cell>
          <table:table-cell office:value-type="float" office:value="-77.066181" calcext:value-type="float">
            <text:p>-77.066181</text:p>
          </table:table-cell>
        </table:table-row>
        <table:table-row table:style-name="ro1">
          <table:table-cell office:value-type="string" calcext:value-type="string">
            <text:p>Greenwood MS (CBSA)</text:p>
          </table:table-cell>
          <table:table-cell office:value-type="float" office:value="33.516232" calcext:value-type="float">
            <text:p>33.516232</text:p>
          </table:table-cell>
          <table:table-cell office:value-type="float" office:value="-90.179528" calcext:value-type="float">
            <text:p>-90.179528</text:p>
          </table:table-cell>
        </table:table-row>
        <table:table-row table:style-name="ro1">
          <table:table-cell office:value-type="string" calcext:value-type="string">
            <text:p>Greenwood-Greenville (DMA)</text:p>
          </table:table-cell>
          <table:table-cell office:value-type="float" office:value="44.298276" calcext:value-type="float">
            <text:p>44.298276</text:p>
          </table:table-cell>
          <table:table-cell office:value-type="float" office:value="-88.516357" calcext:value-type="float">
            <text:p>-88.516357</text:p>
          </table:table-cell>
        </table:table-row>
        <table:table-row table:style-name="ro1">
          <table:table-cell office:value-type="string" calcext:value-type="string">
            <text:p>Grenada MS (CBSA)</text:p>
          </table:table-cell>
          <table:table-cell office:value-type="float" office:value="33.769005" calcext:value-type="float">
            <text:p>33.769005</text:p>
          </table:table-cell>
          <table:table-cell office:value-type="float" office:value="-89.808419" calcext:value-type="float">
            <text:p>-89.808419</text:p>
          </table:table-cell>
        </table:table-row>
        <table:table-row table:style-name="ro1">
          <table:table-cell office:value-type="string" calcext:value-type="string">
            <text:p>Gulfport-Biloxi MS (CBSA)</text:p>
          </table:table-cell>
          <table:table-cell table:style-name="Default" office:value-type="float" office:value="30.41338" calcext:value-type="float">
            <text:p>30.41338</text:p>
          </table:table-cell>
          <table:table-cell office:value-type="float" office:value="-89.072958" calcext:value-type="float">
            <text:p>-89.072958</text:p>
          </table:table-cell>
        </table:table-row>
        <table:table-row table:style-name="ro1">
          <table:table-cell office:value-type="string" calcext:value-type="string">
            <text:p>Guymon OK (CBSA)</text:p>
          </table:table-cell>
          <table:table-cell table:style-name="Default" office:value-type="float" office:value="36.682804" calcext:value-type="float">
            <text:p>36.682804</text:p>
          </table:table-cell>
          <table:table-cell office:value-type="float" office:value="-101.481549" calcext:value-type="float">
            <text:p>-101.481549</text:p>
          </table:table-cell>
        </table:table-row>
        <table:table-row table:style-name="ro1">
          <table:table-cell office:value-type="string" calcext:value-type="string">
            <text:p>Hagerstown-Martinsburg MD-WV (CBSA)</text:p>
          </table:table-cell>
          <table:table-cell office:value-type="float" office:value="38.597626" calcext:value-type="float">
            <text:p>38.597626</text:p>
          </table:table-cell>
          <table:table-cell office:value-type="float" office:value="-80.454903" calcext:value-type="float">
            <text:p>-80.454903</text:p>
          </table:table-cell>
        </table:table-row>
        <table:table-row table:style-name="ro1">
          <table:table-cell office:value-type="string" calcext:value-type="string">
            <text:p>Hammond LA (CBSA)</text:p>
          </table:table-cell>
          <table:table-cell table:style-name="Default" office:value-type="float" office:value="30.504358" calcext:value-type="float">
            <text:p>30.504358</text:p>
          </table:table-cell>
          <table:table-cell office:value-type="float" office:value="-90.4612" calcext:value-type="float">
            <text:p>-90.4612</text:p>
          </table:table-cell>
        </table:table-row>
        <table:table-row table:style-name="ro1">
          <table:table-cell office:value-type="string" calcext:value-type="string">
            <text:p>Hanford-Corcoran CA (CBSA)</text:p>
          </table:table-cell>
          <table:table-cell table:style-name="Default" office:value-type="float" office:value="36.098007" calcext:value-type="float">
            <text:p>36.098007</text:p>
          </table:table-cell>
          <table:table-cell office:value-type="float" office:value="-119.560402" calcext:value-type="float">
            <text:p>-119.560402</text:p>
          </table:table-cell>
        </table:table-row>
        <table:table-row table:style-name="ro1">
          <table:table-cell office:value-type="string" calcext:value-type="string">
            <text:p>Hannibal MO (CBSA)</text:p>
          </table:table-cell>
          <table:table-cell office:value-type="float" office:value="39.708379" calcext:value-type="float">
            <text:p>39.708379</text:p>
          </table:table-cell>
          <table:table-cell office:value-type="float" office:value="-91.358482" calcext:value-type="float">
            <text:p>-91.358482</text:p>
          </table:table-cell>
        </table:table-row>
        <table:table-row table:style-name="ro1">
          <table:table-cell office:value-type="string" calcext:value-type="string">
            <text:p>Harlingen-Weslaco-Brownsville-McAllen (DMA)</text:p>
          </table:table-cell>
          <table:table-cell office:value-type="float" office:value="26.203407" calcext:value-type="float">
            <text:p>26.203407</text:p>
          </table:table-cell>
          <table:table-cell office:value-type="float" office:value="-98.230012" calcext:value-type="float">
            <text:p>-98.230012</text:p>
          </table:table-cell>
        </table:table-row>
        <table:table-row table:style-name="ro1">
          <table:table-cell office:value-type="string" calcext:value-type="string">
            <text:p>Harrisburg-Carlisle PA (CBSA)</text:p>
          </table:table-cell>
          <table:table-cell office:value-type="float" office:value="40.242763" calcext:value-type="float">
            <text:p>40.242763</text:p>
          </table:table-cell>
          <table:table-cell office:value-type="float" office:value="-76.837283" calcext:value-type="float">
            <text:p>-76.837283</text:p>
          </table:table-cell>
        </table:table-row>
        <table:table-row table:style-name="ro1">
          <table:table-cell office:value-type="string" calcext:value-type="string">
            <text:p>Harrisburg-Lancaster-Lebanon-York (DMA)</text:p>
          </table:table-cell>
          <table:table-cell office:value-type="float" office:value="53.959965" calcext:value-type="float">
            <text:p>53.959965</text:p>
          </table:table-cell>
          <table:table-cell office:value-type="float" office:value="-1.087298" calcext:value-type="float">
            <text:p>-1.087298</text:p>
          </table:table-cell>
        </table:table-row>
        <table:table-row table:style-name="ro1">
          <table:table-cell office:value-type="string" calcext:value-type="string">
            <text:p>Harrisonburg VA (CBSA)</text:p>
          </table:table-cell>
          <table:table-cell office:value-type="float" office:value="38.449569" calcext:value-type="float">
            <text:p>38.449569</text:p>
          </table:table-cell>
          <table:table-cell office:value-type="float" office:value="-78.868916" calcext:value-type="float">
            <text:p>-78.868916</text:p>
          </table:table-cell>
        </table:table-row>
        <table:table-row table:style-name="ro1">
          <table:table-cell office:value-type="string" calcext:value-type="string">
            <text:p>Hartford-New Haven (DMA)</text:p>
          </table:table-cell>
          <table:table-cell office:value-type="float" office:value="38.971262" calcext:value-type="float">
            <text:p>38.971262</text:p>
          </table:table-cell>
          <table:table-cell office:value-type="float" office:value="-81.982031" calcext:value-type="float">
            <text:p>-81.982031</text:p>
          </table:table-cell>
        </table:table-row>
        <table:table-row table:style-name="ro1">
          <table:table-cell office:value-type="string" calcext:value-type="string">
            <text:p>Hartford-West Hartford-East Hartford CT (CBSA)</text:p>
          </table:table-cell>
          <table:table-cell office:value-type="float" office:value="41.795512" calcext:value-type="float">
            <text:p>41.795512</text:p>
          </table:table-cell>
          <table:table-cell office:value-type="float" office:value="-72.713134" calcext:value-type="float">
            <text:p>-72.713134</text:p>
          </table:table-cell>
        </table:table-row>
        <table:table-row table:style-name="ro1">
          <table:table-cell office:value-type="string" calcext:value-type="string">
            <text:p>Hastings NE (CBSA)</text:p>
          </table:table-cell>
          <table:table-cell office:value-type="float" office:value="40.586258" calcext:value-type="float">
            <text:p>40.586258</text:p>
          </table:table-cell>
          <table:table-cell office:value-type="float" office:value="-98.389873" calcext:value-type="float">
            <text:p>-98.389873</text:p>
          </table:table-cell>
        </table:table-row>
        <table:table-row table:style-name="ro1">
          <table:table-cell office:value-type="string" calcext:value-type="string">
            <text:p>Hattiesburg MS (CBSA)</text:p>
          </table:table-cell>
          <table:table-cell office:value-type="float" office:value="31.327119" calcext:value-type="float">
            <text:p>31.327119</text:p>
          </table:table-cell>
          <table:table-cell office:value-type="float" office:value="-89.290339" calcext:value-type="float">
            <text:p>-89.290339</text:p>
          </table:table-cell>
        </table:table-row>
        <table:table-row table:style-name="ro1">
          <table:table-cell office:value-type="string" calcext:value-type="string">
            <text:p>Hattiesburg-Laurel (DMA)</text:p>
          </table:table-cell>
          <table:table-cell office:value-type="float" office:value="31.468239" calcext:value-type="float">
            <text:p>31.468239</text:p>
          </table:table-cell>
          <table:table-cell office:value-type="float" office:value="-89.335421" calcext:value-type="float">
            <text:p>-89.335421</text:p>
          </table:table-cell>
        </table:table-row>
        <table:table-row table:style-name="ro1">
          <table:table-cell office:value-type="string" calcext:value-type="string">
            <text:p>Hays KS (CBSA)</text:p>
          </table:table-cell>
          <table:table-cell office:value-type="float" office:value="38.879178" calcext:value-type="float">
            <text:p>38.879178</text:p>
          </table:table-cell>
          <table:table-cell office:value-type="float" office:value="-99.32677" calcext:value-type="float">
            <text:p>-99.32677</text:p>
          </table:table-cell>
        </table:table-row>
        <table:table-row table:style-name="ro1">
          <table:table-cell office:value-type="string" calcext:value-type="string">
            <text:p>Helena (DMA)</text:p>
          </table:table-cell>
          <table:table-cell table:style-name="Default" office:value-type="float" office:value="46.588371" calcext:value-type="float">
            <text:p>46.588371</text:p>
          </table:table-cell>
          <table:table-cell office:value-type="float" office:value="-112.024505" calcext:value-type="float">
            <text:p>-112.024505</text:p>
          </table:table-cell>
        </table:table-row>
        <table:table-row table:style-name="ro1">
          <table:table-cell office:value-type="string" calcext:value-type="string">
            <text:p>Helena MT (CBSA)</text:p>
          </table:table-cell>
          <table:table-cell office:value-type="float" office:value="46.588371" calcext:value-type="float">
            <text:p>46.588371</text:p>
          </table:table-cell>
          <table:table-cell office:value-type="float" office:value="-112.024505" calcext:value-type="float">
            <text:p>-112.024505</text:p>
          </table:table-cell>
        </table:table-row>
        <table:table-row table:style-name="ro1">
          <table:table-cell office:value-type="string" calcext:value-type="string">
            <text:p>Helena-West Helena AR (CBSA)</text:p>
          </table:table-cell>
          <table:table-cell office:value-type="float" office:value="34.5291" calcext:value-type="float">
            <text:p>34.5291</text:p>
          </table:table-cell>
          <table:table-cell office:value-type="float" office:value="-90.59" calcext:value-type="float">
            <text:p>-90.59</text:p>
          </table:table-cell>
        </table:table-row>
        <table:table-row table:style-name="ro1">
          <table:table-cell office:value-type="string" calcext:value-type="string">
            <text:p>Henderson NC (CBSA)</text:p>
          </table:table-cell>
          <table:table-cell table:style-name="Default" office:value-type="float" office:value="36.329591" calcext:value-type="float">
            <text:p>36.329591</text:p>
          </table:table-cell>
          <table:table-cell office:value-type="float" office:value="-78.399164" calcext:value-type="float">
            <text:p>-78.399164</text:p>
          </table:table-cell>
        </table:table-row>
        <table:table-row table:style-name="ro1">
          <table:table-cell office:value-type="string" calcext:value-type="string">
            <text:p>Hereford TX (CBSA)</text:p>
          </table:table-cell>
          <table:table-cell office:value-type="float" office:value="34.815062" calcext:value-type="float">
            <text:p>34.815062</text:p>
          </table:table-cell>
          <table:table-cell office:value-type="float" office:value="-102.397704" calcext:value-type="float">
            <text:p>-102.397704</text:p>
          </table:table-cell>
        </table:table-row>
        <table:table-row table:style-name="ro1">
          <table:table-cell office:value-type="string" calcext:value-type="string">
            <text:p>Hickory-Lenoir-Morganton NC (CBSA)</text:p>
          </table:table-cell>
          <table:table-cell office:value-type="float" office:value="35.745407" calcext:value-type="float">
            <text:p>35.745407</text:p>
          </table:table-cell>
          <table:table-cell office:value-type="float" office:value="-81.684819" calcext:value-type="float">
            <text:p>-81.684819</text:p>
          </table:table-cell>
        </table:table-row>
        <table:table-row table:style-name="ro1">
          <table:table-cell office:value-type="string" calcext:value-type="string">
            <text:p>Hilton Head Island-Beaufort SC (CBSA)</text:p>
          </table:table-cell>
          <table:table-cell office:value-type="float" office:value="32.216316" calcext:value-type="float">
            <text:p>32.216316</text:p>
          </table:table-cell>
          <table:table-cell office:value-type="float" office:value="-80.752608" calcext:value-type="float">
            <text:p>-80.752608</text:p>
          </table:table-cell>
        </table:table-row>
        <table:table-row table:style-name="ro1">
          <table:table-cell office:value-type="string" calcext:value-type="string">
            <text:p>Hinesville-Fort Stewart GA (CBSA)</text:p>
          </table:table-cell>
          <table:table-cell office:value-type="float" office:value="31.845702" calcext:value-type="float">
            <text:p>31.845702</text:p>
          </table:table-cell>
          <table:table-cell office:value-type="float" office:value="-81.573434" calcext:value-type="float">
            <text:p>-81.573434</text:p>
          </table:table-cell>
        </table:table-row>
        <table:table-row table:style-name="ro1">
          <table:table-cell office:value-type="string" calcext:value-type="string">
            <text:p>Hobbs NM (CBSA)</text:p>
          </table:table-cell>
          <table:table-cell office:value-type="float" office:value="32.702612" calcext:value-type="float">
            <text:p>32.702612</text:p>
          </table:table-cell>
          <table:table-cell office:value-type="float" office:value="-103.13604" calcext:value-type="float">
            <text:p>-103.13604</text:p>
          </table:table-cell>
        </table:table-row>
        <table:table-row table:style-name="ro1">
          <table:table-cell office:value-type="string" calcext:value-type="string">
            <text:p>Holland MI (CBSA)</text:p>
          </table:table-cell>
          <table:table-cell table:style-name="Default" office:value-type="float" office:value="42.787524" calcext:value-type="float">
            <text:p>42.787524</text:p>
          </table:table-cell>
          <table:table-cell office:value-type="float" office:value="-86.10893" calcext:value-type="float">
            <text:p>-86.10893</text:p>
          </table:table-cell>
        </table:table-row>
        <table:table-row table:style-name="ro1">
          <table:table-cell office:value-type="string" calcext:value-type="string">
            <text:p>Homosassa Springs FL (CBSA)</text:p>
          </table:table-cell>
          <table:table-cell office:value-type="float" office:value="28.803706" calcext:value-type="float">
            <text:p>28.803706</text:p>
          </table:table-cell>
          <table:table-cell office:value-type="float" office:value="-82.576137" calcext:value-type="float">
            <text:p>-82.576137</text:p>
          </table:table-cell>
        </table:table-row>
        <table:table-row table:style-name="ro1">
          <table:table-cell office:value-type="string" calcext:value-type="string">
            <text:p>Hot Springs AR (CBSA)</text:p>
          </table:table-cell>
          <table:table-cell table:style-name="Default" office:value-type="float" office:value="34.5037" calcext:value-type="float">
            <text:p>34.5037</text:p>
          </table:table-cell>
          <table:table-cell office:value-type="float" office:value="-93.05518" calcext:value-type="float">
            <text:p>-93.05518</text:p>
          </table:table-cell>
        </table:table-row>
        <table:table-row table:style-name="ro1">
          <table:table-cell office:value-type="string" calcext:value-type="string">
            <text:p>Houghton MI (CBSA)</text:p>
          </table:table-cell>
          <table:table-cell office:value-type="float" office:value="47.121133" calcext:value-type="float">
            <text:p>47.121133</text:p>
          </table:table-cell>
          <table:table-cell office:value-type="float" office:value="-88.569418" calcext:value-type="float">
            <text:p>-88.569418</text:p>
          </table:table-cell>
        </table:table-row>
        <table:table-row table:style-name="ro1">
          <table:table-cell office:value-type="string" calcext:value-type="string">
            <text:p>Houma-Bayou Cane-Thibodaux LA (CBSA)</text:p>
          </table:table-cell>
          <table:table-cell office:value-type="float" office:value="29.795763" calcext:value-type="float">
            <text:p>29.795763</text:p>
          </table:table-cell>
          <table:table-cell office:value-type="float" office:value="-90.822871" calcext:value-type="float">
            <text:p>-90.822871</text:p>
          </table:table-cell>
        </table:table-row>
        <table:table-row table:style-name="ro1">
          <table:table-cell office:value-type="string" calcext:value-type="string">
            <text:p>Houston</text:p>
          </table:table-cell>
          <table:table-cell table:style-name="Default" office:value-type="float" office:value="29.760427" calcext:value-type="float">
            <text:p>29.760427</text:p>
          </table:table-cell>
          <table:table-cell office:value-type="float" office:value="-95.369803" calcext:value-type="float">
            <text:p>-95.369803</text:p>
          </table:table-cell>
        </table:table-row>
        <table:table-row table:style-name="ro1">
          <table:table-cell office:value-type="string" calcext:value-type="string">
            <text:p>Huntingdon PA (CBSA)</text:p>
          </table:table-cell>
          <table:table-cell office:value-type="float" office:value="40.484796" calcext:value-type="float">
            <text:p>40.484796</text:p>
          </table:table-cell>
          <table:table-cell office:value-type="float" office:value="-78.010281" calcext:value-type="float">
            <text:p>-78.010281</text:p>
          </table:table-cell>
        </table:table-row>
        <table:table-row table:style-name="ro1">
          <table:table-cell office:value-type="string" calcext:value-type="string">
            <text:p>Huntington IN (CBSA)</text:p>
          </table:table-cell>
          <table:table-cell office:value-type="float" office:value="40.883101" calcext:value-type="float">
            <text:p>40.883101</text:p>
          </table:table-cell>
          <table:table-cell office:value-type="float" office:value="-85.497476" calcext:value-type="float">
            <text:p>-85.497476</text:p>
          </table:table-cell>
        </table:table-row>
        <table:table-row table:style-name="ro1">
          <table:table-cell office:value-type="string" calcext:value-type="string">
            <text:p>Huntington-Ashland WV-KY-OH (CBSA)</text:p>
          </table:table-cell>
          <table:table-cell table:style-name="Default" office:value-type="float" office:value="40.417287" calcext:value-type="float">
            <text:p>40.417287</text:p>
          </table:table-cell>
          <table:table-cell office:value-type="float" office:value="-82.907123" calcext:value-type="float">
            <text:p>-82.907123</text:p>
          </table:table-cell>
        </table:table-row>
        <table:table-row table:style-name="ro1">
          <table:table-cell office:value-type="string" calcext:value-type="string">
            <text:p>Huntsville AL (CBSA)</text:p>
          </table:table-cell>
          <table:table-cell office:value-type="float" office:value="34.730369" calcext:value-type="float">
            <text:p>34.730369</text:p>
          </table:table-cell>
          <table:table-cell office:value-type="float" office:value="-86.586104" calcext:value-type="float">
            <text:p>-86.586104</text:p>
          </table:table-cell>
        </table:table-row>
        <table:table-row table:style-name="ro1">
          <table:table-cell office:value-type="string" calcext:value-type="string">
            <text:p>Huntsville TX (CBSA)</text:p>
          </table:table-cell>
          <table:table-cell office:value-type="float" office:value="30.723526" calcext:value-type="float">
            <text:p>30.723526</text:p>
          </table:table-cell>
          <table:table-cell office:value-type="float" office:value="-95.550777" calcext:value-type="float">
            <text:p>-95.550777</text:p>
          </table:table-cell>
        </table:table-row>
        <table:table-row table:style-name="ro1">
          <table:table-cell office:value-type="string" calcext:value-type="string">
            <text:p>Huntsville-Decatur (Florence) (DMA)</text:p>
          </table:table-cell>
          <table:table-cell office:value-type="float" office:value="34.628418" calcext:value-type="float">
            <text:p>34.628418</text:p>
          </table:table-cell>
          <table:table-cell office:value-type="float" office:value="-86.926653" calcext:value-type="float">
            <text:p>-86.926653</text:p>
          </table:table-cell>
        </table:table-row>
        <table:table-row table:style-name="ro1">
          <table:table-cell office:value-type="string" calcext:value-type="string">
            <text:p>Huron SD (CBSA)</text:p>
          </table:table-cell>
          <table:table-cell table:style-name="Default" office:value-type="float" office:value="44.363317" calcext:value-type="float">
            <text:p>44.363317</text:p>
          </table:table-cell>
          <table:table-cell office:value-type="float" office:value="-98.214257" calcext:value-type="float">
            <text:p>-98.214257</text:p>
          </table:table-cell>
        </table:table-row>
        <table:table-row table:style-name="ro1">
          <table:table-cell office:value-type="string" calcext:value-type="string">
            <text:p>Hutchinson MN (CBSA)</text:p>
          </table:table-cell>
          <table:table-cell office:value-type="float" office:value="44.892548" calcext:value-type="float">
            <text:p>44.892548</text:p>
          </table:table-cell>
          <table:table-cell office:value-type="float" office:value="-94.369293" calcext:value-type="float">
            <text:p>-94.369293</text:p>
          </table:table-cell>
        </table:table-row>
        <table:table-row table:style-name="ro1">
          <table:table-cell office:value-type="string" calcext:value-type="string">
            <text:p>Idaho Falls ID (CBSA)</text:p>
          </table:table-cell>
          <table:table-cell office:value-type="float" office:value="43.491651" calcext:value-type="float">
            <text:p>43.491651</text:p>
          </table:table-cell>
          <table:table-cell office:value-type="float" office:value="-112.033965" calcext:value-type="float">
            <text:p>-112.033965</text:p>
          </table:table-cell>
        </table:table-row>
        <table:table-row table:style-name="ro1">
          <table:table-cell office:value-type="string" calcext:value-type="string">
            <text:p>Idaho Falls-Pocatello (DMA)</text:p>
          </table:table-cell>
          <table:table-cell office:value-type="float" office:value="42.776531" calcext:value-type="float">
            <text:p>42.776531</text:p>
          </table:table-cell>
          <table:table-cell office:value-type="float" office:value="-112.862126" calcext:value-type="float">
            <text:p>-112.862126</text:p>
          </table:table-cell>
        </table:table-row>
        <table:table-row table:style-name="ro1">
          <table:table-cell office:value-type="string" calcext:value-type="string">
            <text:p>Indiana PA (CBSA)</text:p>
          </table:table-cell>
          <table:table-cell table:style-name="Default" office:value-type="float" office:value="40.621455" calcext:value-type="float">
            <text:p>40.621455</text:p>
          </table:table-cell>
          <table:table-cell office:value-type="float" office:value="-79.152535" calcext:value-type="float">
            <text:p>-79.152535</text:p>
          </table:table-cell>
        </table:table-row>
        <table:table-row table:style-name="ro1">
          <table:table-cell office:value-type="string" calcext:value-type="string">
            <text:p>Indianapolis</text:p>
          </table:table-cell>
          <table:table-cell office:value-type="float" office:value="39.768403" calcext:value-type="float">
            <text:p>39.768403</text:p>
          </table:table-cell>
          <table:table-cell office:value-type="float" office:value="-86.158068" calcext:value-type="float">
            <text:p>-86.158068</text:p>
          </table:table-cell>
        </table:table-row>
        <table:table-row table:style-name="ro1">
          <table:table-cell office:value-type="string" calcext:value-type="string">
            <text:p>Indianapolis (DMA)</text:p>
          </table:table-cell>
          <table:table-cell office:value-type="float" office:value="39.768403" calcext:value-type="float">
            <text:p>39.768403</text:p>
          </table:table-cell>
          <table:table-cell office:value-type="float" office:value="-86.158068" calcext:value-type="float">
            <text:p>-86.158068</text:p>
          </table:table-cell>
        </table:table-row>
        <table:table-row table:style-name="ro1">
          <table:table-cell office:value-type="string" calcext:value-type="string">
            <text:p>Indianapolis-Carmel IN (CBSA)</text:p>
          </table:table-cell>
          <table:table-cell table:style-name="Default" office:value-type="float" office:value="39.962126" calcext:value-type="float">
            <text:p>39.962126</text:p>
          </table:table-cell>
          <table:table-cell office:value-type="float" office:value="-86.119424" calcext:value-type="float">
            <text:p>-86.119424</text:p>
          </table:table-cell>
        </table:table-row>
        <table:table-row table:style-name="ro1">
          <table:table-cell office:value-type="string" calcext:value-type="string">
            <text:p>Indianola MS (CBSA)</text:p>
          </table:table-cell>
          <table:table-cell table:style-name="Default" office:value-type="float" office:value="33.450951" calcext:value-type="float">
            <text:p>33.450951</text:p>
          </table:table-cell>
          <table:table-cell office:value-type="float" office:value="-90.655092" calcext:value-type="float">
            <text:p>-90.655092</text:p>
          </table:table-cell>
        </table:table-row>
        <table:table-row table:style-name="ro1">
          <table:table-cell office:value-type="string" calcext:value-type="string">
            <text:p>Ionia MI (CBSA)</text:p>
          </table:table-cell>
          <table:table-cell office:value-type="float" office:value="42.987255" calcext:value-type="float">
            <text:p>42.987255</text:p>
          </table:table-cell>
          <table:table-cell office:value-type="float" office:value="-85.071117" calcext:value-type="float">
            <text:p>-85.071117</text:p>
          </table:table-cell>
        </table:table-row>
        <table:table-row table:style-name="ro1">
          <table:table-cell office:value-type="string" calcext:value-type="string">
            <text:p>Iowa City IA (CBSA)</text:p>
          </table:table-cell>
          <table:table-cell office:value-type="float" office:value="41.661128" calcext:value-type="float">
            <text:p>41.661128</text:p>
          </table:table-cell>
          <table:table-cell office:value-type="float" office:value="-91.530168" calcext:value-type="float">
            <text:p>-91.530168</text:p>
          </table:table-cell>
        </table:table-row>
        <table:table-row table:style-name="ro1">
          <table:table-cell office:value-type="string" calcext:value-type="string">
            <text:p>Iron Mountain MI-WI (CBSA)</text:p>
          </table:table-cell>
          <table:table-cell office:value-type="float" office:value="45.820233" calcext:value-type="float">
            <text:p>45.820233</text:p>
          </table:table-cell>
          <table:table-cell table:style-name="ce2" office:value-type="float" office:value="-88.06596" calcext:value-type="float">
            <text:p>-88.06596</text:p>
          </table:table-cell>
        </table:table-row>
        <table:table-row table:style-name="ro1">
          <table:table-cell office:value-type="string" calcext:value-type="string">
            <text:p>Jackson MI (CBSA)</text:p>
          </table:table-cell>
          <table:table-cell office:value-type="float" office:value="42.245869" calcext:value-type="float">
            <text:p>42.245869</text:p>
          </table:table-cell>
          <table:table-cell office:value-type="float" office:value="-84.401346" calcext:value-type="float">
            <text:p>-84.401346</text:p>
          </table:table-cell>
        </table:table-row>
        <table:table-row table:style-name="ro1">
          <table:table-cell office:value-type="string" calcext:value-type="string">
            <text:p>Jackson MS (CBSA)</text:p>
          </table:table-cell>
          <table:table-cell office:value-type="float" office:value="32.298757" calcext:value-type="float">
            <text:p>32.298757</text:p>
          </table:table-cell>
          <table:table-cell office:value-type="float" office:value="-90.18481" calcext:value-type="float">
            <text:p>-90.18481</text:p>
          </table:table-cell>
        </table:table-row>
        <table:table-row table:style-name="ro1">
          <table:table-cell office:value-type="string" calcext:value-type="string">
            <text:p>Jackson MS (DMA)</text:p>
          </table:table-cell>
          <table:table-cell table:style-name="Default" office:value-type="float" office:value="32.298757" calcext:value-type="float">
            <text:p>32.298757</text:p>
          </table:table-cell>
          <table:table-cell office:value-type="float" office:value="-90.18481" calcext:value-type="float">
            <text:p>-90.18481</text:p>
          </table:table-cell>
        </table:table-row>
        <table:table-row table:style-name="ro1">
          <table:table-cell office:value-type="string" calcext:value-type="string">
            <text:p>Jackson OH (CBSA)</text:p>
          </table:table-cell>
          <table:table-cell office:value-type="float" office:value="39.052017" calcext:value-type="float">
            <text:p>39.052017</text:p>
          </table:table-cell>
          <table:table-cell office:value-type="float" office:value="-82.636554" calcext:value-type="float">
            <text:p>-82.636554</text:p>
          </table:table-cell>
        </table:table-row>
        <table:table-row table:style-name="ro1">
          <table:table-cell office:value-type="string" calcext:value-type="string">
            <text:p>Jackson TN (CBSA)</text:p>
          </table:table-cell>
          <table:table-cell office:value-type="float" office:value="35.614517" calcext:value-type="float">
            <text:p>35.614517</text:p>
          </table:table-cell>
          <table:table-cell office:value-type="float" office:value="-88.813947" calcext:value-type="float">
            <text:p>-88.813947</text:p>
          </table:table-cell>
        </table:table-row>
        <table:table-row table:style-name="ro1">
          <table:table-cell office:value-type="string" calcext:value-type="string">
            <text:p>Jackson TN (DMA)</text:p>
          </table:table-cell>
          <table:table-cell office:value-type="float" office:value="35.614517" calcext:value-type="float">
            <text:p>35.614517</text:p>
          </table:table-cell>
          <table:table-cell office:value-type="float" office:value="-88.813947" calcext:value-type="float">
            <text:p>-88.813947</text:p>
          </table:table-cell>
        </table:table-row>
        <table:table-row table:style-name="ro1">
          <table:table-cell office:value-type="string" calcext:value-type="string">
            <text:p>Jacksonville</text:p>
          </table:table-cell>
          <table:table-cell office:value-type="float" office:value="30.332184" calcext:value-type="float">
            <text:p>30.332184</text:p>
          </table:table-cell>
          <table:table-cell office:value-type="float" office:value="-81.655651" calcext:value-type="float">
            <text:p>-81.655651</text:p>
          </table:table-cell>
        </table:table-row>
        <table:table-row table:style-name="ro1">
          <table:table-cell office:value-type="string" calcext:value-type="string">
            <text:p>Jacksonville (DMA)</text:p>
          </table:table-cell>
          <table:table-cell office:value-type="float" office:value="30.332184" calcext:value-type="float">
            <text:p>30.332184</text:p>
          </table:table-cell>
          <table:table-cell office:value-type="float" office:value="-81.655651" calcext:value-type="float">
            <text:p>-81.655651</text:p>
          </table:table-cell>
        </table:table-row>
        <table:table-row table:style-name="ro1">
          <table:table-cell office:value-type="string" calcext:value-type="string">
            <text:p>Jacksonville FL (CBSA)</text:p>
          </table:table-cell>
          <table:table-cell office:value-type="float" office:value="30.332184" calcext:value-type="float">
            <text:p>30.332184</text:p>
          </table:table-cell>
          <table:table-cell office:value-type="float" office:value="-81.655651" calcext:value-type="float">
            <text:p>-81.655651</text:p>
          </table:table-cell>
        </table:table-row>
        <table:table-row table:style-name="ro1">
          <table:table-cell office:value-type="string" calcext:value-type="string">
            <text:p>Jacksonville IL (CBSA)</text:p>
          </table:table-cell>
          <table:table-cell office:value-type="float" office:value="39.733936" calcext:value-type="float">
            <text:p>39.733936</text:p>
          </table:table-cell>
          <table:table-cell office:value-type="float" office:value="-90.22901" calcext:value-type="float">
            <text:p>-90.22901</text:p>
          </table:table-cell>
        </table:table-row>
        <table:table-row table:style-name="ro1">
          <table:table-cell office:value-type="string" calcext:value-type="string">
            <text:p>Jacksonville NC (CBSA)</text:p>
          </table:table-cell>
          <table:table-cell office:value-type="float" office:value="34.754052" calcext:value-type="float">
            <text:p>34.754052</text:p>
          </table:table-cell>
          <table:table-cell office:value-type="float" office:value="-77.430241" calcext:value-type="float">
            <text:p>-77.430241</text:p>
          </table:table-cell>
        </table:table-row>
        <table:table-row table:style-name="ro1">
          <table:table-cell office:value-type="string" calcext:value-type="string">
            <text:p>Jacksonville TX (CBSA)</text:p>
          </table:table-cell>
          <table:table-cell office:value-type="float" office:value="31.963778" calcext:value-type="float">
            <text:p>31.963778</text:p>
          </table:table-cell>
          <table:table-cell office:value-type="float" office:value="-95.270504" calcext:value-type="float">
            <text:p>-95.270504</text:p>
          </table:table-cell>
        </table:table-row>
        <table:table-row table:style-name="ro1">
          <table:table-cell office:value-type="string" calcext:value-type="string">
            <text:p>Janesville WI (CBSA)</text:p>
          </table:table-cell>
          <table:table-cell office:value-type="float" office:value="42.682789" calcext:value-type="float">
            <text:p>42.682789</text:p>
          </table:table-cell>
          <table:table-cell office:value-type="float" office:value="-89.018722" calcext:value-type="float">
            <text:p>-89.018722</text:p>
          </table:table-cell>
        </table:table-row>
        <table:table-row table:style-name="ro1">
          <table:table-cell office:value-type="string" calcext:value-type="string">
            <text:p>Jasper IN (CBSA)</text:p>
          </table:table-cell>
          <table:table-cell office:value-type="float" office:value="38.391442" calcext:value-type="float">
            <text:p>38.391442</text:p>
          </table:table-cell>
          <table:table-cell office:value-type="float" office:value="-86.931109" calcext:value-type="float">
            <text:p>-86.931109</text:p>
          </table:table-cell>
        </table:table-row>
        <table:table-row table:style-name="ro1">
          <table:table-cell office:value-type="string" calcext:value-type="string">
            <text:p>Jefferson City MO (CBSA)</text:p>
          </table:table-cell>
          <table:table-cell office:value-type="float" office:value="38.576702" calcext:value-type="float">
            <text:p>38.576702</text:p>
          </table:table-cell>
          <table:table-cell office:value-type="float" office:value="-92.173516" calcext:value-type="float">
            <text:p>-92.173516</text:p>
          </table:table-cell>
        </table:table-row>
        <table:table-row table:style-name="ro1">
          <table:table-cell office:value-type="string" calcext:value-type="string">
            <text:p>Jefferson GA (CBSA)</text:p>
          </table:table-cell>
          <table:table-cell office:value-type="float" office:value="34.117054" calcext:value-type="float">
            <text:p>34.117054</text:p>
          </table:table-cell>
          <table:table-cell office:value-type="float" office:value="-83.572388" calcext:value-type="float">
            <text:p>-83.572388</text:p>
          </table:table-cell>
        </table:table-row>
        <table:table-row table:style-name="ro1">
          <table:table-cell office:value-type="string" calcext:value-type="string">
            <text:p>Johnson City TN (CBSA)</text:p>
          </table:table-cell>
          <table:table-cell table:style-name="Default" office:value-type="float" office:value="36.31344" calcext:value-type="float">
            <text:p>36.31344</text:p>
          </table:table-cell>
          <table:table-cell office:value-type="float" office:value="-82.353473" calcext:value-type="float">
            <text:p>-82.353473</text:p>
          </table:table-cell>
        </table:table-row>
        <table:table-row table:style-name="ro1">
          <table:table-cell office:value-type="string" calcext:value-type="string">
            <text:p>Johnstown PA (CBSA)</text:p>
          </table:table-cell>
          <table:table-cell office:value-type="float" office:value="40.326741" calcext:value-type="float">
            <text:p>40.326741</text:p>
          </table:table-cell>
          <table:table-cell office:value-type="float" office:value="-78.92197" calcext:value-type="float">
            <text:p>-78.92197</text:p>
          </table:table-cell>
        </table:table-row>
        <table:table-row table:style-name="ro1">
          <table:table-cell office:value-type="string" calcext:value-type="string">
            <text:p>Johnstown-Altoona (DMA)</text:p>
          </table:table-cell>
          <table:table-cell office:value-type="float" office:value="40.355568" calcext:value-type="float">
            <text:p>40.355568</text:p>
          </table:table-cell>
          <table:table-cell office:value-type="float" office:value="-78.516433" calcext:value-type="float">
            <text:p>-78.516433</text:p>
          </table:table-cell>
        </table:table-row>
        <table:table-row table:style-name="ro1">
          <table:table-cell office:value-type="string" calcext:value-type="string">
            <text:p>Jonesboro (DMA)</text:p>
          </table:table-cell>
          <table:table-cell office:value-type="float" office:value="35.842297" calcext:value-type="float">
            <text:p>35.842297</text:p>
          </table:table-cell>
          <table:table-cell office:value-type="float" office:value="-90.704279" calcext:value-type="float">
            <text:p>-90.704279</text:p>
          </table:table-cell>
        </table:table-row>
        <table:table-row table:style-name="ro1">
          <table:table-cell office:value-type="string" calcext:value-type="string">
            <text:p>Jonesboro AR (CBSA)</text:p>
          </table:table-cell>
          <table:table-cell office:value-type="float" office:value="35.842297" calcext:value-type="float">
            <text:p>35.842297</text:p>
          </table:table-cell>
          <table:table-cell office:value-type="float" office:value="-90.704279" calcext:value-type="float">
            <text:p>-90.704279</text:p>
          </table:table-cell>
        </table:table-row>
        <table:table-row table:style-name="ro1">
          <table:table-cell office:value-type="string" calcext:value-type="string">
            <text:p>Joplin MO (CBSA)</text:p>
          </table:table-cell>
          <table:table-cell table:style-name="Default" office:value-type="float" office:value="37.084227" calcext:value-type="float">
            <text:p>37.084227</text:p>
          </table:table-cell>
          <table:table-cell office:value-type="float" office:value="-94.513281" calcext:value-type="float">
            <text:p>-94.513281</text:p>
          </table:table-cell>
        </table:table-row>
        <table:table-row table:style-name="ro1">
          <table:table-cell office:value-type="string" calcext:value-type="string">
            <text:p>Joplin-Pittsburg (DMA)</text:p>
          </table:table-cell>
          <table:table-cell office:value-type="float" office:value="37.424084" calcext:value-type="float">
            <text:p>37.424084</text:p>
          </table:table-cell>
          <table:table-cell office:value-type="float" office:value="-94.700308" calcext:value-type="float">
            <text:p>-94.700308</text:p>
          </table:table-cell>
        </table:table-row>
        <table:table-row table:style-name="ro1">
          <table:table-cell office:value-type="string" calcext:value-type="string">
            <text:p>Kalispell MT (CBSA)</text:p>
          </table:table-cell>
          <table:table-cell office:value-type="float" office:value="48.191989" calcext:value-type="float">
            <text:p>48.191989</text:p>
          </table:table-cell>
          <table:table-cell office:value-type="float" office:value="-114.316813" calcext:value-type="float">
            <text:p>-114.316813</text:p>
          </table:table-cell>
        </table:table-row>
        <table:table-row table:style-name="ro1">
          <table:table-cell office:value-type="string" calcext:value-type="string">
            <text:p>Kansas City (DMA)</text:p>
          </table:table-cell>
          <table:table-cell office:value-type="float" office:value="39.099727" calcext:value-type="float">
            <text:p>39.099727</text:p>
          </table:table-cell>
          <table:table-cell office:value-type="float" office:value="-94.578567" calcext:value-type="float">
            <text:p>-94.578567</text:p>
          </table:table-cell>
        </table:table-row>
        <table:table-row table:style-name="ro1">
          <table:table-cell office:value-type="string" calcext:value-type="string">
            <text:p>Kansas City MO-KS (CBSA)</text:p>
          </table:table-cell>
          <table:table-cell office:value-type="float" office:value="39.099727" calcext:value-type="float">
            <text:p>39.099727</text:p>
          </table:table-cell>
          <table:table-cell office:value-type="float" office:value="-94.578567" calcext:value-type="float">
            <text:p>-94.578567</text:p>
          </table:table-cell>
        </table:table-row>
        <table:table-row table:style-name="ro1">
          <table:table-cell office:value-type="string" calcext:value-type="string">
            <text:p>Kearney NE (CBSA)</text:p>
          </table:table-cell>
          <table:table-cell table:style-name="Default" office:value-type="float" office:value="40.69933" calcext:value-type="float">
            <text:p>40.69933</text:p>
          </table:table-cell>
          <table:table-cell office:value-type="float" office:value="-99.081678" calcext:value-type="float">
            <text:p>-99.081678</text:p>
          </table:table-cell>
        </table:table-row>
        <table:table-row table:style-name="ro1">
          <table:table-cell office:value-type="string" calcext:value-type="string">
            <text:p>Kennett MO (CBSA)</text:p>
          </table:table-cell>
          <table:table-cell office:value-type="float" office:value="36.236176" calcext:value-type="float">
            <text:p>36.236176</text:p>
          </table:table-cell>
          <table:table-cell office:value-type="float" office:value="-90.055649" calcext:value-type="float">
            <text:p>-90.055649</text:p>
          </table:table-cell>
        </table:table-row>
        <table:table-row table:style-name="ro1">
          <table:table-cell office:value-type="string" calcext:value-type="string">
            <text:p>Kerrville TX (CBSA)</text:p>
          </table:table-cell>
          <table:table-cell table:style-name="Default" office:value-type="float" office:value="30.047433" calcext:value-type="float">
            <text:p>30.047433</text:p>
          </table:table-cell>
          <table:table-cell office:value-type="float" office:value="-99.140319" calcext:value-type="float">
            <text:p>-99.140319</text:p>
          </table:table-cell>
        </table:table-row>
        <table:table-row table:style-name="ro1">
          <table:table-cell office:value-type="string" calcext:value-type="string">
            <text:p>Kill Devil Hills NC (CBSA)</text:p>
          </table:table-cell>
          <table:table-cell office:value-type="float" office:value="36.030723" calcext:value-type="float">
            <text:p>36.030723</text:p>
          </table:table-cell>
          <table:table-cell office:value-type="float" office:value="-75.67601" calcext:value-type="float">
            <text:p>-75.67601</text:p>
          </table:table-cell>
        </table:table-row>
        <table:table-row table:style-name="ro1">
          <table:table-cell office:value-type="string" calcext:value-type="string">
            <text:p>Killeen-Temple-Fort Hood TX (CBSA)</text:p>
          </table:table-cell>
          <table:table-cell table:style-name="Default" office:value-type="float" office:value="31.086873" calcext:value-type="float">
            <text:p>31.086873</text:p>
          </table:table-cell>
          <table:table-cell office:value-type="float" office:value="-97.754137" calcext:value-type="float">
            <text:p>-97.754137</text:p>
          </table:table-cell>
        </table:table-row>
        <table:table-row table:style-name="ro1">
          <table:table-cell office:value-type="string" calcext:value-type="string">
            <text:p>Kingsport-Bristol-Bristol TN-VA (CBSA)</text:p>
          </table:table-cell>
          <table:table-cell office:value-type="float" office:value="37.431573" calcext:value-type="float">
            <text:p>37.431573</text:p>
          </table:table-cell>
          <table:table-cell office:value-type="float" office:value="-78.656894" calcext:value-type="float">
            <text:p>-78.656894</text:p>
          </table:table-cell>
        </table:table-row>
        <table:table-row table:style-name="ro1">
          <table:table-cell office:value-type="string" calcext:value-type="string">
            <text:p>Kinston NC (CBSA)</text:p>
          </table:table-cell>
          <table:table-cell office:value-type="float" office:value="35.262664" calcext:value-type="float">
            <text:p>35.262664</text:p>
          </table:table-cell>
          <table:table-cell office:value-type="float" office:value="-77.581635" calcext:value-type="float">
            <text:p>-77.581635</text:p>
          </table:table-cell>
        </table:table-row>
        <table:table-row table:style-name="ro1">
          <table:table-cell office:value-type="string" calcext:value-type="string">
            <text:p>Kirksville MO (CBSA)</text:p>
          </table:table-cell>
          <table:table-cell office:value-type="float" office:value="40.194754" calcext:value-type="float">
            <text:p>40.194754</text:p>
          </table:table-cell>
          <table:table-cell office:value-type="float" office:value="-92.58325" calcext:value-type="float">
            <text:p>-92.58325</text:p>
          </table:table-cell>
        </table:table-row>
        <table:table-row table:style-name="ro1">
          <table:table-cell office:value-type="string" calcext:value-type="string">
            <text:p>Knoxville (DMA)</text:p>
          </table:table-cell>
          <table:table-cell table:style-name="Default" office:value-type="float" office:value="35.960638" calcext:value-type="float">
            <text:p>35.960638</text:p>
          </table:table-cell>
          <table:table-cell office:value-type="float" office:value="-83.920739" calcext:value-type="float">
            <text:p>-83.920739</text:p>
          </table:table-cell>
        </table:table-row>
        <table:table-row table:style-name="ro1">
          <table:table-cell office:value-type="string" calcext:value-type="string">
            <text:p>Knoxville TN (CBSA)</text:p>
          </table:table-cell>
          <table:table-cell office:value-type="float" office:value="35.960638" calcext:value-type="float">
            <text:p>35.960638</text:p>
          </table:table-cell>
          <table:table-cell office:value-type="float" office:value="-83.920739" calcext:value-type="float">
            <text:p>-83.920739</text:p>
          </table:table-cell>
        </table:table-row>
        <table:table-row table:style-name="ro1">
          <table:table-cell office:value-type="string" calcext:value-type="string">
            <text:p>Kokomo IN (CBSA)</text:p>
          </table:table-cell>
          <table:table-cell office:value-type="float" office:value="40.486427" calcext:value-type="float">
            <text:p>40.486427</text:p>
          </table:table-cell>
          <table:table-cell office:value-type="float" office:value="-86.133603" calcext:value-type="float">
            <text:p>-86.133603</text:p>
          </table:table-cell>
        </table:table-row>
        <table:table-row table:style-name="ro1">
          <table:table-cell office:value-type="string" calcext:value-type="string">
            <text:p>La Crosse-Eau Claire (DMA)</text:p>
          </table:table-cell>
          <table:table-cell office:value-type="float" office:value="44.811349" calcext:value-type="float">
            <text:p>44.811349</text:p>
          </table:table-cell>
          <table:table-cell office:value-type="float" office:value="-91.498494" calcext:value-type="float">
            <text:p>-91.498494</text:p>
          </table:table-cell>
        </table:table-row>
        <table:table-row table:style-name="ro1">
          <table:table-cell office:value-type="string" calcext:value-type="string">
            <text:p>Lafayette IN (DMA)</text:p>
          </table:table-cell>
          <table:table-cell office:value-type="float" office:value="40.416702" calcext:value-type="float">
            <text:p>40.416702</text:p>
          </table:table-cell>
          <table:table-cell office:value-type="float" office:value="-86.875287" calcext:value-type="float">
            <text:p>-86.875287</text:p>
          </table:table-cell>
        </table:table-row>
        <table:table-row table:style-name="ro1">
          <table:table-cell office:value-type="string" calcext:value-type="string">
            <text:p>Lafayette LA (CBSA)</text:p>
          </table:table-cell>
          <table:table-cell office:value-type="float" office:value="30.22409" calcext:value-type="float">
            <text:p>30.22409</text:p>
          </table:table-cell>
          <table:table-cell office:value-type="float" office:value="-92.019843" calcext:value-type="float">
            <text:p>-92.019843</text:p>
          </table:table-cell>
        </table:table-row>
        <table:table-row table:style-name="ro1">
          <table:table-cell office:value-type="string" calcext:value-type="string">
            <text:p>Lafayette LA (DMA)</text:p>
          </table:table-cell>
          <table:table-cell office:value-type="float" office:value="30.22409" calcext:value-type="float">
            <text:p>30.22409</text:p>
          </table:table-cell>
          <table:table-cell office:value-type="float" office:value="-92.019843" calcext:value-type="float">
            <text:p>-92.019843</text:p>
          </table:table-cell>
        </table:table-row>
        <table:table-row table:style-name="ro1">
          <table:table-cell office:value-type="string" calcext:value-type="string">
            <text:p>Lafayette-West Lafayette IN (CBSA)</text:p>
          </table:table-cell>
          <table:table-cell table:style-name="Default" office:value-type="float" office:value="40.275349" calcext:value-type="float">
            <text:p>40.275349</text:p>
          </table:table-cell>
          <table:table-cell office:value-type="float" office:value="-81.75096" calcext:value-type="float">
            <text:p>-81.75096</text:p>
          </table:table-cell>
        </table:table-row>
        <table:table-row table:style-name="ro1">
          <table:table-cell office:value-type="string" calcext:value-type="string">
            <text:p>LaGrange GA (CBSA)</text:p>
          </table:table-cell>
          <table:table-cell table:style-name="Default" office:value-type="float" office:value="33.036222" calcext:value-type="float">
            <text:p>33.036222</text:p>
          </table:table-cell>
          <table:table-cell office:value-type="float" office:value="-85.032244" calcext:value-type="float">
            <text:p>-85.032244</text:p>
          </table:table-cell>
        </table:table-row>
        <table:table-row table:style-name="ro1">
          <table:table-cell office:value-type="string" calcext:value-type="string">
            <text:p>Lake Charles (DMA)</text:p>
          </table:table-cell>
          <table:table-cell office:value-type="float" office:value="30.226595" calcext:value-type="float">
            <text:p>30.226595</text:p>
          </table:table-cell>
          <table:table-cell office:value-type="float" office:value="-93.217376" calcext:value-type="float">
            <text:p>-93.217376</text:p>
          </table:table-cell>
        </table:table-row>
        <table:table-row table:style-name="ro1">
          <table:table-cell office:value-type="string" calcext:value-type="string">
            <text:p>Lake Charles LA (CBSA)</text:p>
          </table:table-cell>
          <table:table-cell office:value-type="float" office:value="30.226595" calcext:value-type="float">
            <text:p>30.226595</text:p>
          </table:table-cell>
          <table:table-cell office:value-type="float" office:value="-93.217376" calcext:value-type="float">
            <text:p>-93.217376</text:p>
          </table:table-cell>
        </table:table-row>
        <table:table-row table:style-name="ro1">
          <table:table-cell office:value-type="string" calcext:value-type="string">
            <text:p>Lake City FL (CBSA)</text:p>
          </table:table-cell>
          <table:table-cell office:value-type="float" office:value="30.189676" calcext:value-type="float">
            <text:p>30.189676</text:p>
          </table:table-cell>
          <table:table-cell office:value-type="float" office:value="-82.63929" calcext:value-type="float">
            <text:p>-82.63929</text:p>
          </table:table-cell>
        </table:table-row>
        <table:table-row table:style-name="ro1">
          <table:table-cell office:value-type="string" calcext:value-type="string">
            <text:p>Lake Havasu City-Kingman AZ (CBSA)</text:p>
          </table:table-cell>
          <table:table-cell office:value-type="float" office:value="35.189443" calcext:value-type="float">
            <text:p>35.189443</text:p>
          </table:table-cell>
          <table:table-cell office:value-type="float" office:value="-114.053006" calcext:value-type="float">
            <text:p>-114.053006</text:p>
          </table:table-cell>
        </table:table-row>
        <table:table-row table:style-name="ro1">
          <table:table-cell office:value-type="string" calcext:value-type="string">
            <text:p>Lamesa TX (CBSA)</text:p>
          </table:table-cell>
          <table:table-cell office:value-type="float" office:value="32.7376" calcext:value-type="float">
            <text:p>32.7376</text:p>
          </table:table-cell>
          <table:table-cell office:value-type="float" office:value="-101.950992" calcext:value-type="float">
            <text:p>-101.950992</text:p>
          </table:table-cell>
        </table:table-row>
        <table:table-row table:style-name="ro1">
          <table:table-cell office:value-type="string" calcext:value-type="string">
            <text:p>Lancaster PA (CBSA)</text:p>
          </table:table-cell>
          <table:table-cell office:value-type="float" office:value="40.037876" calcext:value-type="float">
            <text:p>40.037876</text:p>
          </table:table-cell>
          <table:table-cell office:value-type="float" office:value="-76.305514" calcext:value-type="float">
            <text:p>-76.305514</text:p>
          </table:table-cell>
        </table:table-row>
        <table:table-row table:style-name="ro1">
          <table:table-cell office:value-type="string" calcext:value-type="string">
            <text:p>Lansing-East Lansing MI (CBSA)</text:p>
          </table:table-cell>
          <table:table-cell office:value-type="float" office:value="42.761259" calcext:value-type="float">
            <text:p>42.761259</text:p>
          </table:table-cell>
          <table:table-cell office:value-type="float" office:value="-84.542783" calcext:value-type="float">
            <text:p>-84.542783</text:p>
          </table:table-cell>
        </table:table-row>
        <table:table-row table:style-name="ro1">
          <table:table-cell office:value-type="string" calcext:value-type="string">
            <text:p>Laramie WY (CBSA)</text:p>
          </table:table-cell>
          <table:table-cell office:value-type="float" office:value="41.311367" calcext:value-type="float">
            <text:p>41.311367</text:p>
          </table:table-cell>
          <table:table-cell office:value-type="float" office:value="-105.591101" calcext:value-type="float">
            <text:p>-105.591101</text:p>
          </table:table-cell>
        </table:table-row>
        <table:table-row table:style-name="ro1">
          <table:table-cell office:value-type="string" calcext:value-type="string">
            <text:p>Laredo (DMA)</text:p>
          </table:table-cell>
          <table:table-cell office:value-type="float" office:value="27.530567" calcext:value-type="float">
            <text:p>27.530567</text:p>
          </table:table-cell>
          <table:table-cell office:value-type="float" office:value="-99.480324" calcext:value-type="float">
            <text:p>-99.480324</text:p>
          </table:table-cell>
        </table:table-row>
        <table:table-row table:style-name="ro1">
          <table:table-cell office:value-type="string" calcext:value-type="string">
            <text:p>Laredo TX (CBSA)</text:p>
          </table:table-cell>
          <table:table-cell table:style-name="Default" office:value-type="float" office:value="27.530567" calcext:value-type="float">
            <text:p>27.530567</text:p>
          </table:table-cell>
          <table:table-cell office:value-type="float" office:value="-99.480324" calcext:value-type="float">
            <text:p>-99.480324</text:p>
          </table:table-cell>
        </table:table-row>
        <table:table-row table:style-name="ro1">
          <table:table-cell office:value-type="string" calcext:value-type="string">
            <text:p>Las Cruces NM (CBSA)</text:p>
          </table:table-cell>
          <table:table-cell office:value-type="float" office:value="32.31994" calcext:value-type="float">
            <text:p>32.31994</text:p>
          </table:table-cell>
          <table:table-cell office:value-type="float" office:value="-106.763654" calcext:value-type="float">
            <text:p>-106.763654</text:p>
          </table:table-cell>
        </table:table-row>
        <table:table-row table:style-name="ro1">
          <table:table-cell office:value-type="string" calcext:value-type="string">
            <text:p>Las Vegas</text:p>
          </table:table-cell>
          <table:table-cell office:value-type="float" office:value="36.169941" calcext:value-type="float">
            <text:p>36.169941</text:p>
          </table:table-cell>
          <table:table-cell office:value-type="float" office:value="-115.13983" calcext:value-type="float">
            <text:p>-115.13983</text:p>
          </table:table-cell>
        </table:table-row>
        <table:table-row table:style-name="ro1">
          <table:table-cell office:value-type="string" calcext:value-type="string">
            <text:p>Las Vegas (DMA)</text:p>
          </table:table-cell>
          <table:table-cell table:style-name="Default" office:value-type="float" office:value="36.169941" calcext:value-type="float">
            <text:p>36.169941</text:p>
          </table:table-cell>
          <table:table-cell office:value-type="float" office:value="-115.13983" calcext:value-type="float">
            <text:p>-115.13983</text:p>
          </table:table-cell>
        </table:table-row>
        <table:table-row table:style-name="ro1">
          <table:table-cell office:value-type="string" calcext:value-type="string">
            <text:p>Las Vegas NM (CBSA)</text:p>
          </table:table-cell>
          <table:table-cell office:value-type="float" office:value="35.594214" calcext:value-type="float">
            <text:p>35.594214</text:p>
          </table:table-cell>
          <table:table-cell office:value-type="float" office:value="-105.222798" calcext:value-type="float">
            <text:p>-105.222798</text:p>
          </table:table-cell>
        </table:table-row>
        <table:table-row table:style-name="ro1">
          <table:table-cell office:value-type="string" calcext:value-type="string">
            <text:p>Las Vegas-Paradise NV (CBSA)</text:p>
          </table:table-cell>
          <table:table-cell table:style-name="Default" office:value-type="float" office:value="36.097195" calcext:value-type="float">
            <text:p>36.097195</text:p>
          </table:table-cell>
          <table:table-cell office:value-type="float" office:value="-115.146665" calcext:value-type="float">
            <text:p>-115.146665</text:p>
          </table:table-cell>
        </table:table-row>
        <table:table-row table:style-name="ro1">
          <table:table-cell office:value-type="string" calcext:value-type="string">
            <text:p>Laurel MS (CBSA)</text:p>
          </table:table-cell>
          <table:table-cell office:value-type="float" office:value="31.694051" calcext:value-type="float">
            <text:p>31.694051</text:p>
          </table:table-cell>
          <table:table-cell office:value-type="float" office:value="-89.130612" calcext:value-type="float">
            <text:p>-89.130612</text:p>
          </table:table-cell>
        </table:table-row>
        <table:table-row table:style-name="ro1">
          <table:table-cell office:value-type="string" calcext:value-type="string">
            <text:p>Laurinburg NC (CBSA)</text:p>
          </table:table-cell>
          <table:table-cell table:style-name="Default" office:value-type="float" office:value="34.774049" calcext:value-type="float">
            <text:p>34.774049</text:p>
          </table:table-cell>
          <table:table-cell office:value-type="float" office:value="-79.462825" calcext:value-type="float">
            <text:p>-79.462825</text:p>
          </table:table-cell>
        </table:table-row>
        <table:table-row table:style-name="ro1">
          <table:table-cell office:value-type="string" calcext:value-type="string">
            <text:p>Lawrence KS (CBSA)</text:p>
          </table:table-cell>
          <table:table-cell table:style-name="Default" office:value-type="float" office:value="38.971669" calcext:value-type="float">
            <text:p>38.971669</text:p>
          </table:table-cell>
          <table:table-cell office:value-type="float" office:value="-95.23525" calcext:value-type="float">
            <text:p>-95.23525</text:p>
          </table:table-cell>
        </table:table-row>
        <table:table-row table:style-name="ro1">
          <table:table-cell office:value-type="string" calcext:value-type="string">
            <text:p>Lebanon MO (CBSA)</text:p>
          </table:table-cell>
          <table:table-cell office:value-type="float" office:value="37.680597" calcext:value-type="float">
            <text:p>37.680597</text:p>
          </table:table-cell>
          <table:table-cell office:value-type="float" office:value="-92.663787" calcext:value-type="float">
            <text:p>-92.663787</text:p>
          </table:table-cell>
        </table:table-row>
        <table:table-row table:style-name="ro1">
          <table:table-cell office:value-type="string" calcext:value-type="string">
            <text:p>Lebanon PA (CBSA)</text:p>
          </table:table-cell>
          <table:table-cell office:value-type="float" office:value="40.340925" calcext:value-type="float">
            <text:p>40.340925</text:p>
          </table:table-cell>
          <table:table-cell office:value-type="float" office:value="-76.41135" calcext:value-type="float">
            <text:p>-76.41135</text:p>
          </table:table-cell>
        </table:table-row>
        <table:table-row table:style-name="ro1">
          <table:table-cell office:value-type="string" calcext:value-type="string">
            <text:p>Levelland TX (CBSA)</text:p>
          </table:table-cell>
          <table:table-cell office:value-type="float" office:value="33.587316" calcext:value-type="float">
            <text:p>33.587316</text:p>
          </table:table-cell>
          <table:table-cell office:value-type="float" office:value="-102.37796" calcext:value-type="float">
            <text:p>-102.37796</text:p>
          </table:table-cell>
        </table:table-row>
        <table:table-row table:style-name="ro1">
          <table:table-cell office:value-type="string" calcext:value-type="string">
            <text:p>Lewisburg PA (CBSA)</text:p>
          </table:table-cell>
          <table:table-cell office:value-type="float" office:value="40.964529" calcext:value-type="float">
            <text:p>40.964529</text:p>
          </table:table-cell>
          <table:table-cell office:value-type="float" office:value="-76.88441" calcext:value-type="float">
            <text:p>-76.88441</text:p>
          </table:table-cell>
        </table:table-row>
        <table:table-row table:style-name="ro1">
          <table:table-cell office:value-type="string" calcext:value-type="string">
            <text:p>Lewisburg TN (CBSA)</text:p>
          </table:table-cell>
          <table:table-cell office:value-type="float" office:value="35.44924" calcext:value-type="float">
            <text:p>35.44924</text:p>
          </table:table-cell>
          <table:table-cell office:value-type="float" office:value="-86.788889" calcext:value-type="float">
            <text:p>-86.788889</text:p>
          </table:table-cell>
        </table:table-row>
        <table:table-row table:style-name="ro1">
          <table:table-cell office:value-type="string" calcext:value-type="string">
            <text:p>Lewiston ID-WA (CBSA)</text:p>
          </table:table-cell>
          <table:table-cell office:value-type="float" office:value="46.400409" calcext:value-type="float">
            <text:p>46.400409</text:p>
          </table:table-cell>
          <table:table-cell table:style-name="ce2" office:value-type="float" office:value="-117.001189" calcext:value-type="float">
            <text:p>-117.001189</text:p>
          </table:table-cell>
        </table:table-row>
        <table:table-row table:style-name="ro1">
          <table:table-cell office:value-type="string" calcext:value-type="string">
            <text:p>Lewistown PA (CBSA)</text:p>
          </table:table-cell>
          <table:table-cell office:value-type="float" office:value="40.59924" calcext:value-type="float">
            <text:p>40.59924</text:p>
          </table:table-cell>
          <table:table-cell office:value-type="float" office:value="-77.571382" calcext:value-type="float">
            <text:p>-77.571382</text:p>
          </table:table-cell>
        </table:table-row>
        <table:table-row table:style-name="ro1">
          <table:table-cell office:value-type="string" calcext:value-type="string">
            <text:p>Lexington NE (CBSA)</text:p>
          </table:table-cell>
          <table:table-cell table:style-name="Default" office:value-type="float" office:value="40.78084" calcext:value-type="float">
            <text:p>40.78084</text:p>
          </table:table-cell>
          <table:table-cell office:value-type="float" office:value="-99.741505" calcext:value-type="float">
            <text:p>-99.741505</text:p>
          </table:table-cell>
        </table:table-row>
        <table:table-row table:style-name="ro1">
          <table:table-cell office:value-type="string" calcext:value-type="string">
            <text:p>Lexington-Fayette KY (CBSA)</text:p>
          </table:table-cell>
          <table:table-cell office:value-type="float" office:value="38.040584" calcext:value-type="float">
            <text:p>38.040584</text:p>
          </table:table-cell>
          <table:table-cell office:value-type="float" office:value="-84.503716" calcext:value-type="float">
            <text:p>-84.503716</text:p>
          </table:table-cell>
        </table:table-row>
        <table:table-row table:style-name="ro1">
          <table:table-cell office:value-type="string" calcext:value-type="string">
            <text:p>Lincoln IL (CBSA)</text:p>
          </table:table-cell>
          <table:table-cell office:value-type="float" office:value="40.148377" calcext:value-type="float">
            <text:p>40.148377</text:p>
          </table:table-cell>
          <table:table-cell office:value-type="float" office:value="-89.364818" calcext:value-type="float">
            <text:p>-89.364818</text:p>
          </table:table-cell>
        </table:table-row>
        <table:table-row table:style-name="ro1">
          <table:table-cell office:value-type="string" calcext:value-type="string">
            <text:p>Little Rock-North Little Rock AR (CBSA)</text:p>
          </table:table-cell>
          <table:table-cell office:value-type="float" office:value="34.833332" calcext:value-type="float">
            <text:p>34.833332</text:p>
          </table:table-cell>
          <table:table-cell office:value-type="float" office:value="-92.253891" calcext:value-type="float">
            <text:p>-92.253891</text:p>
          </table:table-cell>
        </table:table-row>
        <table:table-row table:style-name="ro1">
          <table:table-cell office:value-type="string" calcext:value-type="string">
            <text:p>Little Rock-Pine Bluff (DMA)</text:p>
          </table:table-cell>
          <table:table-cell table:style-name="Default" office:value-type="float" office:value="34.228431" calcext:value-type="float">
            <text:p>34.228431</text:p>
          </table:table-cell>
          <table:table-cell office:value-type="float" office:value="-92.003195" calcext:value-type="float">
            <text:p>-92.003195</text:p>
          </table:table-cell>
        </table:table-row>
        <table:table-row table:style-name="ro1">
          <table:table-cell office:value-type="string" calcext:value-type="string">
            <text:p>Lock Haven PA (CBSA)</text:p>
          </table:table-cell>
          <table:table-cell office:value-type="float" office:value="41.137013" calcext:value-type="float">
            <text:p>41.137013</text:p>
          </table:table-cell>
          <table:table-cell office:value-type="float" office:value="-77.446926" calcext:value-type="float">
            <text:p>-77.446926</text:p>
          </table:table-cell>
        </table:table-row>
        <table:table-row table:style-name="ro1">
          <table:table-cell office:value-type="string" calcext:value-type="string">
            <text:p>Longview TX (CBSA)</text:p>
          </table:table-cell>
          <table:table-cell office:value-type="float" office:value="32.500704" calcext:value-type="float">
            <text:p>32.500704</text:p>
          </table:table-cell>
          <table:table-cell office:value-type="float" office:value="-94.740489" calcext:value-type="float">
            <text:p>-94.740489</text:p>
          </table:table-cell>
        </table:table-row>
        <table:table-row table:style-name="ro1">
          <table:table-cell office:value-type="string" calcext:value-type="string">
            <text:p>Los Angeles</text:p>
          </table:table-cell>
          <table:table-cell office:value-type="float" office:value="34.052234" calcext:value-type="float">
            <text:p>34.052234</text:p>
          </table:table-cell>
          <table:table-cell office:value-type="float" office:value="-118.243685" calcext:value-type="float">
            <text:p>-118.243685</text:p>
          </table:table-cell>
        </table:table-row>
        <table:table-row table:style-name="ro1">
          <table:table-cell office:value-type="string" calcext:value-type="string">
            <text:p>Los Angeles (DMA)</text:p>
          </table:table-cell>
          <table:table-cell office:value-type="float" office:value="34.052234" calcext:value-type="float">
            <text:p>34.052234</text:p>
          </table:table-cell>
          <table:table-cell office:value-type="float" office:value="-118.243685" calcext:value-type="float">
            <text:p>-118.243685</text:p>
          </table:table-cell>
        </table:table-row>
        <table:table-row table:style-name="ro1">
          <table:table-cell office:value-type="string" calcext:value-type="string">
            <text:p>Los Angeles-Long Beach-Anaheim CA (CBSA)</text:p>
          </table:table-cell>
          <table:table-cell table:style-name="Default" office:value-type="float" office:value="33.842117" calcext:value-type="float">
            <text:p>33.842117</text:p>
          </table:table-cell>
          <table:table-cell office:value-type="float" office:value="-118.029652" calcext:value-type="float">
            <text:p>-118.029652</text:p>
          </table:table-cell>
        </table:table-row>
        <table:table-row table:style-name="ro1">
          <table:table-cell office:value-type="string" calcext:value-type="string">
            <text:p>Lubbock (DMA)</text:p>
          </table:table-cell>
          <table:table-cell table:style-name="Default" office:value-type="float" office:value="33.577863" calcext:value-type="float">
            <text:p>33.577863</text:p>
          </table:table-cell>
          <table:table-cell office:value-type="float" office:value="-101.855166" calcext:value-type="float">
            <text:p>-101.855166</text:p>
          </table:table-cell>
        </table:table-row>
        <table:table-row table:style-name="ro1">
          <table:table-cell office:value-type="string" calcext:value-type="string">
            <text:p>Lubbock TX (CBSA)</text:p>
          </table:table-cell>
          <table:table-cell office:value-type="float" office:value="33.577863" calcext:value-type="float">
            <text:p>33.577863</text:p>
          </table:table-cell>
          <table:table-cell office:value-type="float" office:value="-101.855166" calcext:value-type="float">
            <text:p>-101.855166</text:p>
          </table:table-cell>
        </table:table-row>
        <table:table-row table:style-name="ro1">
          <table:table-cell office:value-type="string" calcext:value-type="string">
            <text:p>Ludington MI (CBSA)</text:p>
          </table:table-cell>
          <table:table-cell office:value-type="float" office:value="43.955283" calcext:value-type="float">
            <text:p>43.955283</text:p>
          </table:table-cell>
          <table:table-cell office:value-type="float" office:value="-86.452583" calcext:value-type="float">
            <text:p>-86.452583</text:p>
          </table:table-cell>
        </table:table-row>
        <table:table-row table:style-name="ro1">
          <table:table-cell office:value-type="string" calcext:value-type="string">
            <text:p>Lumberton NC (CBSA)</text:p>
          </table:table-cell>
          <table:table-cell office:value-type="float" office:value="34.61822" calcext:value-type="float">
            <text:p>34.61822</text:p>
          </table:table-cell>
          <table:table-cell office:value-type="float" office:value="-79.008642" calcext:value-type="float">
            <text:p>-79.008642</text:p>
          </table:table-cell>
        </table:table-row>
        <table:table-row table:style-name="ro1">
          <table:table-cell office:value-type="string" calcext:value-type="string">
            <text:p>Macomb IL (CBSA)</text:p>
          </table:table-cell>
          <table:table-cell office:value-type="float" office:value="40.459208" calcext:value-type="float">
            <text:p>40.459208</text:p>
          </table:table-cell>
          <table:table-cell office:value-type="float" office:value="-90.671797" calcext:value-type="float">
            <text:p>-90.671797</text:p>
          </table:table-cell>
        </table:table-row>
        <table:table-row table:style-name="ro1">
          <table:table-cell office:value-type="string" calcext:value-type="string">
            <text:p>Madera CA (CBSA)</text:p>
          </table:table-cell>
          <table:table-cell office:value-type="float" office:value="36.961336" calcext:value-type="float">
            <text:p>36.961336</text:p>
          </table:table-cell>
          <table:table-cell office:value-type="float" office:value="-120.060718" calcext:value-type="float">
            <text:p>-120.060718</text:p>
          </table:table-cell>
        </table:table-row>
        <table:table-row table:style-name="ro1">
          <table:table-cell office:value-type="string" calcext:value-type="string">
            <text:p>Madison (DMA)</text:p>
          </table:table-cell>
          <table:table-cell office:value-type="float" office:value="43.073052" calcext:value-type="float">
            <text:p>43.073052</text:p>
          </table:table-cell>
          <table:table-cell office:value-type="float" office:value="-89.40123" calcext:value-type="float">
            <text:p>-89.40123</text:p>
          </table:table-cell>
        </table:table-row>
        <table:table-row table:style-name="ro1">
          <table:table-cell office:value-type="string" calcext:value-type="string">
            <text:p>Madison IN (CBSA)</text:p>
          </table:table-cell>
          <table:table-cell office:value-type="float" office:value="38.735893" calcext:value-type="float">
            <text:p>38.735893</text:p>
          </table:table-cell>
          <table:table-cell office:value-type="float" office:value="-85.379958" calcext:value-type="float">
            <text:p>-85.379958</text:p>
          </table:table-cell>
        </table:table-row>
        <table:table-row table:style-name="ro1">
          <table:table-cell office:value-type="string" calcext:value-type="string">
            <text:p>Madison WI (CBSA)</text:p>
          </table:table-cell>
          <table:table-cell office:value-type="float" office:value="43.073052" calcext:value-type="float">
            <text:p>43.073052</text:p>
          </table:table-cell>
          <table:table-cell office:value-type="float" office:value="-89.40123" calcext:value-type="float">
            <text:p>-89.40123</text:p>
          </table:table-cell>
        </table:table-row>
        <table:table-row table:style-name="ro1">
          <table:table-cell office:value-type="string" calcext:value-type="string">
            <text:p>Madisonville KY (CBSA)</text:p>
          </table:table-cell>
          <table:table-cell table:style-name="Default" office:value-type="float" office:value="37.328101" calcext:value-type="float">
            <text:p>37.328101</text:p>
          </table:table-cell>
          <table:table-cell office:value-type="float" office:value="-87.498888" calcext:value-type="float">
            <text:p>-87.498888</text:p>
          </table:table-cell>
        </table:table-row>
        <table:table-row table:style-name="ro1">
          <table:table-cell office:value-type="string" calcext:value-type="string">
            <text:p>Manitowoc WI (CBSA)</text:p>
          </table:table-cell>
          <table:table-cell office:value-type="float" office:value="44.088606" calcext:value-type="float">
            <text:p>44.088606</text:p>
          </table:table-cell>
          <table:table-cell office:value-type="float" office:value="-87.657584" calcext:value-type="float">
            <text:p>-87.657584</text:p>
          </table:table-cell>
        </table:table-row>
        <table:table-row table:style-name="ro1">
          <table:table-cell office:value-type="string" calcext:value-type="string">
            <text:p>Mankato-North Mankato MN (CBSA)</text:p>
          </table:table-cell>
          <table:table-cell table:style-name="Default" office:value-type="float" office:value="44.19814" calcext:value-type="float">
            <text:p>44.19814</text:p>
          </table:table-cell>
          <table:table-cell office:value-type="float" office:value="-93.967437" calcext:value-type="float">
            <text:p>-93.967437</text:p>
          </table:table-cell>
        </table:table-row>
        <table:table-row table:style-name="ro1">
          <table:table-cell office:value-type="string" calcext:value-type="string">
            <text:p>Mansfield OH (CBSA)</text:p>
          </table:table-cell>
          <table:table-cell table:style-name="Default" office:value-type="float" office:value="40.75839" calcext:value-type="float">
            <text:p>40.75839</text:p>
          </table:table-cell>
          <table:table-cell office:value-type="float" office:value="-82.515447" calcext:value-type="float">
            <text:p>-82.515447</text:p>
          </table:table-cell>
        </table:table-row>
        <table:table-row table:style-name="ro1">
          <table:table-cell office:value-type="string" calcext:value-type="string">
            <text:p>Marinette WI-MI (CBSA)</text:p>
          </table:table-cell>
          <table:table-cell office:value-type="float" office:value="45.099985" calcext:value-type="float">
            <text:p>45.099985</text:p>
          </table:table-cell>
          <table:table-cell office:value-type="float" office:value="-87.630662" calcext:value-type="float">
            <text:p>-87.630662</text:p>
          </table:table-cell>
        </table:table-row>
        <table:table-row table:style-name="ro1">
          <table:table-cell office:value-type="string" calcext:value-type="string">
            <text:p>Marion IN (CBSA)</text:p>
          </table:table-cell>
          <table:table-cell office:value-type="float" office:value="40.558374" calcext:value-type="float">
            <text:p>40.558374</text:p>
          </table:table-cell>
          <table:table-cell office:value-type="float" office:value="-85.659144" calcext:value-type="float">
            <text:p>-85.659144</text:p>
          </table:table-cell>
        </table:table-row>
        <table:table-row table:style-name="ro1">
          <table:table-cell office:value-type="string" calcext:value-type="string">
            <text:p>Marion NC (CBSA)</text:p>
          </table:table-cell>
          <table:table-cell office:value-type="float" office:value="35.684013" calcext:value-type="float">
            <text:p>35.684013</text:p>
          </table:table-cell>
          <table:table-cell office:value-type="float" office:value="-82.009274" calcext:value-type="float">
            <text:p>-82.009274</text:p>
          </table:table-cell>
        </table:table-row>
        <table:table-row table:style-name="ro1">
          <table:table-cell office:value-type="string" calcext:value-type="string">
            <text:p>Marion OH (CBSA)</text:p>
          </table:table-cell>
          <table:table-cell office:value-type="float" office:value="40.58867" calcext:value-type="float">
            <text:p>40.58867</text:p>
          </table:table-cell>
          <table:table-cell office:value-type="float" office:value="-83.128524" calcext:value-type="float">
            <text:p>-83.128524</text:p>
          </table:table-cell>
        </table:table-row>
        <table:table-row table:style-name="ro1">
          <table:table-cell office:value-type="string" calcext:value-type="string">
            <text:p>Marquette (DMA)</text:p>
          </table:table-cell>
          <table:table-cell office:value-type="float" office:value="46.547583" calcext:value-type="float">
            <text:p>46.547583</text:p>
          </table:table-cell>
          <table:table-cell office:value-type="float" office:value="-87.395595" calcext:value-type="float">
            <text:p>-87.395595</text:p>
          </table:table-cell>
        </table:table-row>
        <table:table-row table:style-name="ro1">
          <table:table-cell office:value-type="string" calcext:value-type="string">
            <text:p>Marquette MI (CBSA)</text:p>
          </table:table-cell>
          <table:table-cell office:value-type="float" office:value="46.547583" calcext:value-type="float">
            <text:p>46.547583</text:p>
          </table:table-cell>
          <table:table-cell office:value-type="float" office:value="-87.395595" calcext:value-type="float">
            <text:p>-87.395595</text:p>
          </table:table-cell>
        </table:table-row>
        <table:table-row table:style-name="ro1">
          <table:table-cell office:value-type="string" calcext:value-type="string">
            <text:p>Marshall MN (CBSA)</text:p>
          </table:table-cell>
          <table:table-cell office:value-type="float" office:value="44.448423" calcext:value-type="float">
            <text:p>44.448423</text:p>
          </table:table-cell>
          <table:table-cell office:value-type="float" office:value="-95.791192" calcext:value-type="float">
            <text:p>-95.791192</text:p>
          </table:table-cell>
        </table:table-row>
        <table:table-row table:style-name="ro1">
          <table:table-cell office:value-type="string" calcext:value-type="string">
            <text:p>Marshall MO (CBSA)</text:p>
          </table:table-cell>
          <table:table-cell office:value-type="float" office:value="39.123078" calcext:value-type="float">
            <text:p>39.123078</text:p>
          </table:table-cell>
          <table:table-cell office:value-type="float" office:value="-93.19687" calcext:value-type="float">
            <text:p>-93.19687</text:p>
          </table:table-cell>
        </table:table-row>
        <table:table-row table:style-name="ro1">
          <table:table-cell office:value-type="string" calcext:value-type="string">
            <text:p>Marshall TX (CBSA)</text:p>
          </table:table-cell>
          <table:table-cell office:value-type="float" office:value="32.544871" calcext:value-type="float">
            <text:p>32.544871</text:p>
          </table:table-cell>
          <table:table-cell office:value-type="float" office:value="-94.367418" calcext:value-type="float">
            <text:p>-94.367418</text:p>
          </table:table-cell>
        </table:table-row>
        <table:table-row table:style-name="ro1">
          <table:table-cell office:value-type="string" calcext:value-type="string">
            <text:p>Marshalltown IA (CBSA)</text:p>
          </table:table-cell>
          <table:table-cell office:value-type="float" office:value="42.049467" calcext:value-type="float">
            <text:p>42.049467</text:p>
          </table:table-cell>
          <table:table-cell office:value-type="float" office:value="-92.908037" calcext:value-type="float">
            <text:p>-92.908037</text:p>
          </table:table-cell>
        </table:table-row>
        <table:table-row table:style-name="ro1">
          <table:table-cell office:value-type="string" calcext:value-type="string">
            <text:p>Martinsville VA (CBSA)</text:p>
          </table:table-cell>
          <table:table-cell table:style-name="Default" office:value-type="float" office:value="36.691526" calcext:value-type="float">
            <text:p>36.691526</text:p>
          </table:table-cell>
          <table:table-cell office:value-type="float" office:value="-79.872539" calcext:value-type="float">
            <text:p>-79.872539</text:p>
          </table:table-cell>
        </table:table-row>
        <table:table-row table:style-name="ro1">
          <table:table-cell office:value-type="string" calcext:value-type="string">
            <text:p>Maryville MO (CBSA)</text:p>
          </table:table-cell>
          <table:table-cell office:value-type="float" office:value="40.346102" calcext:value-type="float">
            <text:p>40.346102</text:p>
          </table:table-cell>
          <table:table-cell office:value-type="float" office:value="-94.872471" calcext:value-type="float">
            <text:p>-94.872471</text:p>
          </table:table-cell>
        </table:table-row>
        <table:table-row table:style-name="ro1">
          <table:table-cell office:value-type="string" calcext:value-type="string">
            <text:p>Mason City IA (CBSA)</text:p>
          </table:table-cell>
          <table:table-cell table:style-name="Default" office:value-type="float" office:value="43.153573" calcext:value-type="float">
            <text:p>43.153573</text:p>
          </table:table-cell>
          <table:table-cell office:value-type="float" office:value="-93.201037" calcext:value-type="float">
            <text:p>-93.201037</text:p>
          </table:table-cell>
        </table:table-row>
        <table:table-row table:style-name="ro1">
          <table:table-cell office:value-type="string" calcext:value-type="string">
            <text:p>Mayaguez (Region) (DMA)</text:p>
          </table:table-cell>
          <table:table-cell office:value-type="float" office:value="18.201346" calcext:value-type="float">
            <text:p>18.201346</text:p>
          </table:table-cell>
          <table:table-cell office:value-type="float" office:value="-67.145152" calcext:value-type="float">
            <text:p>-67.145152</text:p>
          </table:table-cell>
        </table:table-row>
        <table:table-row table:style-name="ro1">
          <table:table-cell office:value-type="string" calcext:value-type="string">
            <text:p>Mayagüez PR (CBSA)</text:p>
          </table:table-cell>
          <table:table-cell office:value-type="float" office:value="18.201346" calcext:value-type="float">
            <text:p>18.201346</text:p>
          </table:table-cell>
          <table:table-cell office:value-type="float" office:value="-67.145152" calcext:value-type="float">
            <text:p>-67.145152</text:p>
          </table:table-cell>
        </table:table-row>
        <table:table-row table:style-name="ro1">
          <table:table-cell office:value-type="string" calcext:value-type="string">
            <text:p>Mayfield KY (CBSA)</text:p>
          </table:table-cell>
          <table:table-cell office:value-type="float" office:value="36.741724" calcext:value-type="float">
            <text:p>36.741724</text:p>
          </table:table-cell>
          <table:table-cell office:value-type="float" office:value="-88.636715" calcext:value-type="float">
            <text:p>-88.636715</text:p>
          </table:table-cell>
        </table:table-row>
        <table:table-row table:style-name="ro1">
          <table:table-cell office:value-type="string" calcext:value-type="string">
            <text:p>McAlester OK (CBSA)</text:p>
          </table:table-cell>
          <table:table-cell table:style-name="Default" office:value-type="float" office:value="34.93343" calcext:value-type="float">
            <text:p>34.93343</text:p>
          </table:table-cell>
          <table:table-cell office:value-type="float" office:value="-95.769713" calcext:value-type="float">
            <text:p>-95.769713</text:p>
          </table:table-cell>
        </table:table-row>
        <table:table-row table:style-name="ro1">
          <table:table-cell office:value-type="string" calcext:value-type="string">
            <text:p>McAllen-Edinburg-Mission TX (CBSA)</text:p>
          </table:table-cell>
          <table:table-cell office:value-type="float" office:value="26.215907" calcext:value-type="float">
            <text:p>26.215907</text:p>
          </table:table-cell>
          <table:table-cell office:value-type="float" office:value="-98.325293" calcext:value-type="float">
            <text:p>-98.325293</text:p>
          </table:table-cell>
        </table:table-row>
        <table:table-row table:style-name="ro1">
          <table:table-cell office:value-type="string" calcext:value-type="string">
            <text:p>McComb MS (CBSA)</text:p>
          </table:table-cell>
          <table:table-cell office:value-type="float" office:value="31.243787" calcext:value-type="float">
            <text:p>31.243787</text:p>
          </table:table-cell>
          <table:table-cell office:value-type="float" office:value="-90.453153" calcext:value-type="float">
            <text:p>-90.453153</text:p>
          </table:table-cell>
        </table:table-row>
        <table:table-row table:style-name="ro1">
          <table:table-cell office:value-type="string" calcext:value-type="string">
            <text:p>McMinnville TN (CBSA)</text:p>
          </table:table-cell>
          <table:table-cell table:style-name="Default" office:value-type="float" office:value="35.686589" calcext:value-type="float">
            <text:p>35.686589</text:p>
          </table:table-cell>
          <table:table-cell office:value-type="float" office:value="-85.780145" calcext:value-type="float">
            <text:p>-85.780145</text:p>
          </table:table-cell>
        </table:table-row>
        <table:table-row table:style-name="ro1">
          <table:table-cell office:value-type="string" calcext:value-type="string">
            <text:p>Meadville PA (CBSA)</text:p>
          </table:table-cell>
          <table:table-cell table:style-name="Default" office:value-type="float" office:value="41.641444" calcext:value-type="float">
            <text:p>41.641444</text:p>
          </table:table-cell>
          <table:table-cell office:value-type="float" office:value="-80.151448" calcext:value-type="float">
            <text:p>-80.151448</text:p>
          </table:table-cell>
        </table:table-row>
        <table:table-row table:style-name="ro1">
          <table:table-cell office:value-type="string" calcext:value-type="string">
            <text:p>Memphis</text:p>
          </table:table-cell>
          <table:table-cell office:value-type="float" office:value="35.149534" calcext:value-type="float">
            <text:p>35.149534</text:p>
          </table:table-cell>
          <table:table-cell office:value-type="float" office:value="-90.04898" calcext:value-type="float">
            <text:p>-90.04898</text:p>
          </table:table-cell>
        </table:table-row>
        <table:table-row table:style-name="ro1">
          <table:table-cell office:value-type="string" calcext:value-type="string">
            <text:p>Memphis (DMA)</text:p>
          </table:table-cell>
          <table:table-cell table:style-name="Default" office:value-type="float" office:value="35.149534" calcext:value-type="float">
            <text:p>35.149534</text:p>
          </table:table-cell>
          <table:table-cell office:value-type="float" office:value="-90.04898" calcext:value-type="float">
            <text:p>-90.04898</text:p>
          </table:table-cell>
        </table:table-row>
        <table:table-row table:style-name="ro1">
          <table:table-cell office:value-type="string" calcext:value-type="string">
            <text:p>Menomonie WI (CBSA)</text:p>
          </table:table-cell>
          <table:table-cell office:value-type="float" office:value="44.875518" calcext:value-type="float">
            <text:p>44.875518</text:p>
          </table:table-cell>
          <table:table-cell office:value-type="float" office:value="-91.919342" calcext:value-type="float">
            <text:p>-91.919342</text:p>
          </table:table-cell>
        </table:table-row>
        <table:table-row table:style-name="ro1">
          <table:table-cell office:value-type="string" calcext:value-type="string">
            <text:p>Merced CA (CBSA)</text:p>
          </table:table-cell>
          <table:table-cell office:value-type="float" office:value="37.302163" calcext:value-type="float">
            <text:p>37.302163</text:p>
          </table:table-cell>
          <table:table-cell office:value-type="float" office:value="-120.482968" calcext:value-type="float">
            <text:p>-120.482968</text:p>
          </table:table-cell>
        </table:table-row>
        <table:table-row table:style-name="ro1">
          <table:table-cell office:value-type="string" calcext:value-type="string">
            <text:p>Merrill WI (CBSA)</text:p>
          </table:table-cell>
          <table:table-cell office:value-type="float" office:value="45.180522" calcext:value-type="float">
            <text:p>45.180522</text:p>
          </table:table-cell>
          <table:table-cell office:value-type="float" office:value="-89.683459" calcext:value-type="float">
            <text:p>-89.683459</text:p>
          </table:table-cell>
        </table:table-row>
        <table:table-row table:style-name="ro1">
          <table:table-cell office:value-type="string" calcext:value-type="string">
            <text:p>Mexico MO (CBSA)</text:p>
          </table:table-cell>
          <table:table-cell office:value-type="float" office:value="39.173065" calcext:value-type="float">
            <text:p>39.173065</text:p>
          </table:table-cell>
          <table:table-cell office:value-type="float" office:value="-91.887271" calcext:value-type="float">
            <text:p>-91.887271</text:p>
          </table:table-cell>
        </table:table-row>
        <table:table-row table:style-name="ro1">
          <table:table-cell office:value-type="string" calcext:value-type="string">
            <text:p>Miami</text:p>
          </table:table-cell>
          <table:table-cell office:value-type="float" office:value="25.76168" calcext:value-type="float">
            <text:p>25.76168</text:p>
          </table:table-cell>
          <table:table-cell office:value-type="float" office:value="-80.19179" calcext:value-type="float">
            <text:p>-80.19179</text:p>
          </table:table-cell>
        </table:table-row>
        <table:table-row table:style-name="ro1">
          <table:table-cell office:value-type="string" calcext:value-type="string">
            <text:p>Miami OK (CBSA)</text:p>
          </table:table-cell>
          <table:table-cell office:value-type="float" office:value="36.874515" calcext:value-type="float">
            <text:p>36.874515</text:p>
          </table:table-cell>
          <table:table-cell office:value-type="float" office:value="-94.877455" calcext:value-type="float">
            <text:p>-94.877455</text:p>
          </table:table-cell>
        </table:table-row>
        <table:table-row table:style-name="ro1">
          <table:table-cell office:value-type="string" calcext:value-type="string">
            <text:p>Miami-Ft Lauderdale</text:p>
          </table:table-cell>
          <table:table-cell table:style-name="Default" office:value-type="float" office:value="26.099388" calcext:value-type="float">
            <text:p>26.099388</text:p>
          </table:table-cell>
          <table:table-cell office:value-type="float" office:value="-80.13433" calcext:value-type="float">
            <text:p>-80.13433</text:p>
          </table:table-cell>
        </table:table-row>
        <table:table-row table:style-name="ro1">
          <table:table-cell office:value-type="string" calcext:value-type="string">
            <text:p>Midland MI (CBSA)</text:p>
          </table:table-cell>
          <table:table-cell office:value-type="float" office:value="43.615583" calcext:value-type="float">
            <text:p>43.615583</text:p>
          </table:table-cell>
          <table:table-cell office:value-type="float" office:value="-84.247212" calcext:value-type="float">
            <text:p>-84.247212</text:p>
          </table:table-cell>
        </table:table-row>
        <table:table-row table:style-name="ro1">
          <table:table-cell office:value-type="string" calcext:value-type="string">
            <text:p>Milledgeville GA (CBSA)</text:p>
          </table:table-cell>
          <table:table-cell office:value-type="float" office:value="33.080143" calcext:value-type="float">
            <text:p>33.080143</text:p>
          </table:table-cell>
          <table:table-cell office:value-type="float" office:value="-83.232099" calcext:value-type="float">
            <text:p>-83.232099</text:p>
          </table:table-cell>
        </table:table-row>
        <table:table-row table:style-name="ro1">
          <table:table-cell office:value-type="string" calcext:value-type="string">
            <text:p>Milwaukee</text:p>
          </table:table-cell>
          <table:table-cell office:value-type="float" office:value="43.038903" calcext:value-type="float">
            <text:p>43.038903</text:p>
          </table:table-cell>
          <table:table-cell office:value-type="float" office:value="-87.906474" calcext:value-type="float">
            <text:p>-87.906474</text:p>
          </table:table-cell>
        </table:table-row>
        <table:table-row table:style-name="ro1">
          <table:table-cell office:value-type="string" calcext:value-type="string">
            <text:p>Milwaukee (DMA)</text:p>
          </table:table-cell>
          <table:table-cell office:value-type="float" office:value="43.038903" calcext:value-type="float">
            <text:p>43.038903</text:p>
          </table:table-cell>
          <table:table-cell office:value-type="float" office:value="-87.906474" calcext:value-type="float">
            <text:p>-87.906474</text:p>
          </table:table-cell>
        </table:table-row>
        <table:table-row table:style-name="ro1">
          <table:table-cell office:value-type="string" calcext:value-type="string">
            <text:p>Milwaukee-Waukesha-West Allis WI (CBSA)</text:p>
          </table:table-cell>
          <table:table-cell office:value-type="float" office:value="43.016681" calcext:value-type="float">
            <text:p>43.016681</text:p>
          </table:table-cell>
          <table:table-cell office:value-type="float" office:value="-88.007031" calcext:value-type="float">
            <text:p>-88.007031</text:p>
          </table:table-cell>
        </table:table-row>
        <table:table-row table:style-name="ro1">
          <table:table-cell office:value-type="string" calcext:value-type="string">
            <text:p>Minneapolis-Saint Paul (DMA)</text:p>
          </table:table-cell>
          <table:table-cell table:style-name="Default" office:value-type="float" office:value="44.971669" calcext:value-type="float">
            <text:p>44.971669</text:p>
          </table:table-cell>
          <table:table-cell office:value-type="float" office:value="-93.280613" calcext:value-type="float">
            <text:p>-93.280613</text:p>
          </table:table-cell>
        </table:table-row>
        <table:table-row table:style-name="ro1">
          <table:table-cell office:value-type="string" calcext:value-type="string">
            <text:p>Minneapolis-St. Paul-Bloomington MN-WI (CBSA)</text:p>
          </table:table-cell>
          <table:table-cell office:value-type="float" office:value="44.938911" calcext:value-type="float">
            <text:p>44.938911</text:p>
          </table:table-cell>
          <table:table-cell office:value-type="float" office:value="-93.117755" calcext:value-type="float">
            <text:p>-93.117755</text:p>
          </table:table-cell>
        </table:table-row>
        <table:table-row table:style-name="ro1">
          <table:table-cell office:value-type="string" calcext:value-type="string">
            <text:p>Minneapolis/St. Paul</text:p>
          </table:table-cell>
          <table:table-cell office:value-type="float" office:value="44.971669" calcext:value-type="float">
            <text:p>44.971669</text:p>
          </table:table-cell>
          <table:table-cell office:value-type="float" office:value="-93.280613" calcext:value-type="float">
            <text:p>-93.280613</text:p>
          </table:table-cell>
        </table:table-row>
        <table:table-row table:style-name="ro1">
          <table:table-cell office:value-type="string" calcext:value-type="string">
            <text:p>Missoula (DMA)</text:p>
          </table:table-cell>
          <table:table-cell office:value-type="float" office:value="46.878718" calcext:value-type="float">
            <text:p>46.878718</text:p>
          </table:table-cell>
          <table:table-cell office:value-type="float" office:value="-113.996586" calcext:value-type="float">
            <text:p>-113.996586</text:p>
          </table:table-cell>
        </table:table-row>
        <table:table-row table:style-name="ro1">
          <table:table-cell office:value-type="string" calcext:value-type="string">
            <text:p>Missoula MT (CBSA)</text:p>
          </table:table-cell>
          <table:table-cell table:style-name="Default" office:value-type="float" office:value="46.878718" calcext:value-type="float">
            <text:p>46.878718</text:p>
          </table:table-cell>
          <table:table-cell office:value-type="float" office:value="-113.996586" calcext:value-type="float">
            <text:p>-113.996586</text:p>
          </table:table-cell>
        </table:table-row>
        <table:table-row table:style-name="ro1">
          <table:table-cell office:value-type="string" calcext:value-type="string">
            <text:p>Mitchell SD (CBSA)</text:p>
          </table:table-cell>
          <table:table-cell office:value-type="float" office:value="43.709428" calcext:value-type="float">
            <text:p>43.709428</text:p>
          </table:table-cell>
          <table:table-cell office:value-type="float" office:value="-98.029799" calcext:value-type="float">
            <text:p>-98.029799</text:p>
          </table:table-cell>
        </table:table-row>
        <table:table-row table:style-name="ro1">
          <table:table-cell office:value-type="string" calcext:value-type="string">
            <text:p>Moberly MO (CBSA)</text:p>
          </table:table-cell>
          <table:table-cell office:value-type="float" office:value="39.418369" calcext:value-type="float">
            <text:p>39.418369</text:p>
          </table:table-cell>
          <table:table-cell office:value-type="float" office:value="-92.438237" calcext:value-type="float">
            <text:p>-92.438237</text:p>
          </table:table-cell>
        </table:table-row>
        <table:table-row table:style-name="ro1">
          <table:table-cell office:value-type="string" calcext:value-type="string">
            <text:p>Mobile AL (CBSA)</text:p>
          </table:table-cell>
          <table:table-cell office:value-type="float" office:value="30.695366" calcext:value-type="float">
            <text:p>30.695366</text:p>
          </table:table-cell>
          <table:table-cell office:value-type="float" office:value="-88.039891" calcext:value-type="float">
            <text:p>-88.039891</text:p>
          </table:table-cell>
        </table:table-row>
        <table:table-row table:style-name="ro1">
          <table:table-cell office:value-type="string" calcext:value-type="string">
            <text:p>Mobile-Pensacola (Fort Walton Beach) (DMA)</text:p>
          </table:table-cell>
          <table:table-cell office:value-type="float" office:value="30.250639" calcext:value-type="float">
            <text:p>30.250639</text:p>
          </table:table-cell>
          <table:table-cell office:value-type="float" office:value="-88.133507" calcext:value-type="float">
            <text:p>-88.133507</text:p>
          </table:table-cell>
        </table:table-row>
        <table:table-row table:style-name="ro1">
          <table:table-cell office:value-type="string" calcext:value-type="string">
            <text:p>Modesto CA (CBSA)</text:p>
          </table:table-cell>
          <table:table-cell office:value-type="float" office:value="37.639097" calcext:value-type="float">
            <text:p>37.639097</text:p>
          </table:table-cell>
          <table:table-cell office:value-type="float" office:value="-120.996878" calcext:value-type="float">
            <text:p>-120.996878</text:p>
          </table:table-cell>
        </table:table-row>
        <table:table-row table:style-name="ro1">
          <table:table-cell office:value-type="string" calcext:value-type="string">
            <text:p>Monroe LA (CBSA)</text:p>
          </table:table-cell>
          <table:table-cell office:value-type="float" office:value="32.509311" calcext:value-type="float">
            <text:p>32.509311</text:p>
          </table:table-cell>
          <table:table-cell office:value-type="float" office:value="-92.119301" calcext:value-type="float">
            <text:p>-92.119301</text:p>
          </table:table-cell>
        </table:table-row>
        <table:table-row table:style-name="ro1">
          <table:table-cell office:value-type="string" calcext:value-type="string">
            <text:p>Monroe MI (CBSA)</text:p>
          </table:table-cell>
          <table:table-cell office:value-type="float" office:value="41.916434" calcext:value-type="float">
            <text:p>41.916434</text:p>
          </table:table-cell>
          <table:table-cell office:value-type="float" office:value="-83.39771" calcext:value-type="float">
            <text:p>-83.39771</text:p>
          </table:table-cell>
        </table:table-row>
        <table:table-row table:style-name="ro1">
          <table:table-cell office:value-type="string" calcext:value-type="string">
            <text:p>Monroe-El Dorado (DMA)</text:p>
          </table:table-cell>
          <table:table-cell office:value-type="float" office:value="39.901994" calcext:value-type="float">
            <text:p>39.901994</text:p>
          </table:table-cell>
          <table:table-cell office:value-type="float" office:value="-84.674956" calcext:value-type="float">
            <text:p>-84.674956</text:p>
          </table:table-cell>
        </table:table-row>
        <table:table-row table:style-name="ro1">
          <table:table-cell office:value-type="string" calcext:value-type="string">
            <text:p>Montgomery AL (CBSA)</text:p>
          </table:table-cell>
          <table:table-cell table:style-name="Default" office:value-type="float" office:value="32.366805" calcext:value-type="float">
            <text:p>32.366805</text:p>
          </table:table-cell>
          <table:table-cell office:value-type="float" office:value="-86.299969" calcext:value-type="float">
            <text:p>-86.299969</text:p>
          </table:table-cell>
        </table:table-row>
        <table:table-row table:style-name="ro1">
          <table:table-cell office:value-type="string" calcext:value-type="string">
            <text:p>Montgomery-Selma (DMA)</text:p>
          </table:table-cell>
          <table:table-cell table:style-name="Default" office:value-type="float" office:value="32.412274" calcext:value-type="float">
            <text:p>32.412274</text:p>
          </table:table-cell>
          <table:table-cell office:value-type="float" office:value="-87.032865" calcext:value-type="float">
            <text:p>-87.032865</text:p>
          </table:table-cell>
        </table:table-row>
        <table:table-row table:style-name="ro1">
          <table:table-cell office:value-type="string" calcext:value-type="string">
            <text:p>Morehead City NC (CBSA)</text:p>
          </table:table-cell>
          <table:table-cell office:value-type="float" office:value="34.722939" calcext:value-type="float">
            <text:p>34.722939</text:p>
          </table:table-cell>
          <table:table-cell office:value-type="float" office:value="-76.726044" calcext:value-type="float">
            <text:p>-76.726044</text:p>
          </table:table-cell>
        </table:table-row>
        <table:table-row table:style-name="ro1">
          <table:table-cell office:value-type="string" calcext:value-type="string">
            <text:p>Morgan City LA (CBSA)</text:p>
          </table:table-cell>
          <table:table-cell office:value-type="float" office:value="29.699375" calcext:value-type="float">
            <text:p>29.699375</text:p>
          </table:table-cell>
          <table:table-cell office:value-type="float" office:value="-91.20677" calcext:value-type="float">
            <text:p>-91.20677</text:p>
          </table:table-cell>
        </table:table-row>
        <table:table-row table:style-name="ro1">
          <table:table-cell office:value-type="string" calcext:value-type="string">
            <text:p>Morgantown WV (CBSA)</text:p>
          </table:table-cell>
          <table:table-cell office:value-type="float" office:value="39.629526" calcext:value-type="float">
            <text:p>39.629526</text:p>
          </table:table-cell>
          <table:table-cell office:value-type="float" office:value="-79.955897" calcext:value-type="float">
            <text:p>-79.955897</text:p>
          </table:table-cell>
        </table:table-row>
        <table:table-row table:style-name="ro1">
          <table:table-cell office:value-type="string" calcext:value-type="string">
            <text:p>Morristown TN (CBSA)</text:p>
          </table:table-cell>
          <table:table-cell office:value-type="float" office:value="36.213981" calcext:value-type="float">
            <text:p>36.213981</text:p>
          </table:table-cell>
          <table:table-cell office:value-type="float" office:value="-83.294892" calcext:value-type="float">
            <text:p>-83.294892</text:p>
          </table:table-cell>
        </table:table-row>
        <table:table-row table:style-name="ro1">
          <table:table-cell office:value-type="string" calcext:value-type="string">
            <text:p>Moscow ID (CBSA)</text:p>
          </table:table-cell>
          <table:table-cell office:value-type="float" office:value="46.732387" calcext:value-type="float">
            <text:p>46.732387</text:p>
          </table:table-cell>
          <table:table-cell office:value-type="float" office:value="-117.000165" calcext:value-type="float">
            <text:p>-117.000165</text:p>
          </table:table-cell>
        </table:table-row>
        <table:table-row table:style-name="ro1">
          <table:table-cell office:value-type="string" calcext:value-type="string">
            <text:p>Mount Pleasant MI (CBSA)</text:p>
          </table:table-cell>
          <table:table-cell table:style-name="Default" office:value-type="float" office:value="43.597807" calcext:value-type="float">
            <text:p>43.597807</text:p>
          </table:table-cell>
          <table:table-cell office:value-type="float" office:value="-84.767514" calcext:value-type="float">
            <text:p>-84.767514</text:p>
          </table:table-cell>
        </table:table-row>
        <table:table-row table:style-name="ro1">
          <table:table-cell office:value-type="string" calcext:value-type="string">
            <text:p>Mount Vernon IL (CBSA)</text:p>
          </table:table-cell>
          <table:table-cell office:value-type="float" office:value="38.317271" calcext:value-type="float">
            <text:p>38.317271</text:p>
          </table:table-cell>
          <table:table-cell office:value-type="float" office:value="-88.90312" calcext:value-type="float">
            <text:p>-88.90312</text:p>
          </table:table-cell>
        </table:table-row>
        <table:table-row table:style-name="ro1">
          <table:table-cell office:value-type="string" calcext:value-type="string">
            <text:p>Mountain Home AR (CBSA)</text:p>
          </table:table-cell>
          <table:table-cell office:value-type="float" office:value="36.335395" calcext:value-type="float">
            <text:p>36.335395</text:p>
          </table:table-cell>
          <table:table-cell office:value-type="float" office:value="-92.381346" calcext:value-type="float">
            <text:p>-92.381346</text:p>
          </table:table-cell>
        </table:table-row>
        <table:table-row table:style-name="ro1">
          <table:table-cell office:value-type="string" calcext:value-type="string">
            <text:p>Mountain Home ID (CBSA)</text:p>
          </table:table-cell>
          <table:table-cell table:style-name="Default" office:value-type="float" office:value="43.13295" calcext:value-type="float">
            <text:p>43.13295</text:p>
          </table:table-cell>
          <table:table-cell office:value-type="float" office:value="-115.691197" calcext:value-type="float">
            <text:p>-115.691197</text:p>
          </table:table-cell>
        </table:table-row>
        <table:table-row table:style-name="ro1">
          <table:table-cell office:value-type="string" calcext:value-type="string">
            <text:p>Murray KY (CBSA)</text:p>
          </table:table-cell>
          <table:table-cell office:value-type="float" office:value="36.610333" calcext:value-type="float">
            <text:p>36.610333</text:p>
          </table:table-cell>
          <table:table-cell office:value-type="float" office:value="-88.314761" calcext:value-type="float">
            <text:p>-88.314761</text:p>
          </table:table-cell>
        </table:table-row>
        <table:table-row table:style-name="ro1">
          <table:table-cell office:value-type="string" calcext:value-type="string">
            <text:p>Muscatine IA (CBSA)</text:p>
          </table:table-cell>
          <table:table-cell office:value-type="float" office:value="41.424473" calcext:value-type="float">
            <text:p>41.424473</text:p>
          </table:table-cell>
          <table:table-cell office:value-type="float" office:value="-91.043205" calcext:value-type="float">
            <text:p>-91.043205</text:p>
          </table:table-cell>
        </table:table-row>
        <table:table-row table:style-name="ro1">
          <table:table-cell office:value-type="string" calcext:value-type="string">
            <text:p>Muskegon-Norton Shores MI (CBSA)</text:p>
          </table:table-cell>
          <table:table-cell office:value-type="float" office:value="43.168904" calcext:value-type="float">
            <text:p>43.168904</text:p>
          </table:table-cell>
          <table:table-cell office:value-type="float" office:value="-86.263946" calcext:value-type="float">
            <text:p>-86.263946</text:p>
          </table:table-cell>
        </table:table-row>
        <table:table-row table:style-name="ro1">
          <table:table-cell office:value-type="string" calcext:value-type="string">
            <text:p>Muskogee OK (CBSA)</text:p>
          </table:table-cell>
          <table:table-cell table:style-name="Default" office:value-type="float" office:value="35.747877" calcext:value-type="float">
            <text:p>35.747877</text:p>
          </table:table-cell>
          <table:table-cell office:value-type="float" office:value="-95.369691" calcext:value-type="float">
            <text:p>-95.369691</text:p>
          </table:table-cell>
        </table:table-row>
        <table:table-row table:style-name="ro1">
          <table:table-cell office:value-type="string" calcext:value-type="string">
            <text:p>Myrtle Beach-Conway-North Myrtle Beach SC (CBSA)</text:p>
          </table:table-cell>
          <table:table-cell table:style-name="Default" office:value-type="float" office:value="33.812955" calcext:value-type="float">
            <text:p>33.812955</text:p>
          </table:table-cell>
          <table:table-cell office:value-type="float" office:value="-78.780937" calcext:value-type="float">
            <text:p>-78.780937</text:p>
          </table:table-cell>
        </table:table-row>
        <table:table-row table:style-name="ro1">
          <table:table-cell office:value-type="string" calcext:value-type="string">
            <text:p>Nacogdoches TX (CBSA)</text:p>
          </table:table-cell>
          <table:table-cell office:value-type="float" office:value="31.603513" calcext:value-type="float">
            <text:p>31.603513</text:p>
          </table:table-cell>
          <table:table-cell office:value-type="float" office:value="-94.655487" calcext:value-type="float">
            <text:p>-94.655487</text:p>
          </table:table-cell>
        </table:table-row>
        <table:table-row table:style-name="ro1">
          <table:table-cell office:value-type="string" calcext:value-type="string">
            <text:p>Naples-Marco Island FL (CBSA)</text:p>
          </table:table-cell>
          <table:table-cell office:value-type="float" office:value="25.995001" calcext:value-type="float">
            <text:p>25.995001</text:p>
          </table:table-cell>
          <table:table-cell office:value-type="float" office:value="-81.672501" calcext:value-type="float">
            <text:p>-81.672501</text:p>
          </table:table-cell>
        </table:table-row>
        <table:table-row table:style-name="ro1">
          <table:table-cell office:value-type="string" calcext:value-type="string">
            <text:p>Nashville (DMA)</text:p>
          </table:table-cell>
          <table:table-cell table:style-name="Default" office:value-type="float" office:value="36.162664" calcext:value-type="float">
            <text:p>36.162664</text:p>
          </table:table-cell>
          <table:table-cell office:value-type="float" office:value="-86.781602" calcext:value-type="float">
            <text:p>-86.781602</text:p>
          </table:table-cell>
        </table:table-row>
        <table:table-row table:style-name="ro1">
          <table:table-cell office:value-type="string" calcext:value-type="string">
            <text:p>Nashville-Davidson--Murfreesboro TN (CBSA)</text:p>
          </table:table-cell>
          <table:table-cell office:value-type="float" office:value="36.016739" calcext:value-type="float">
            <text:p>36.016739</text:p>
          </table:table-cell>
          <table:table-cell office:value-type="float" office:value="-86.563252" calcext:value-type="float">
            <text:p>-86.563252</text:p>
          </table:table-cell>
        </table:table-row>
        <table:table-row table:style-name="ro1">
          <table:table-cell office:value-type="string" calcext:value-type="string">
            <text:p>Natchez MS-LA (CBSA)</text:p>
          </table:table-cell>
          <table:table-cell table:style-name="ce1" office:value-type="float" office:value="31.560444" calcext:value-type="float">
            <text:p>31.560444</text:p>
          </table:table-cell>
          <table:table-cell table:style-name="ce2" office:value-type="float" office:value="-91.403171" calcext:value-type="float">
            <text:p>-91.403171</text:p>
          </table:table-cell>
        </table:table-row>
        <table:table-row table:style-name="ro1">
          <table:table-cell office:value-type="string" calcext:value-type="string">
            <text:p>Natchitoches LA (CBSA)</text:p>
          </table:table-cell>
          <table:table-cell office:value-type="float" office:value="31.76072" calcext:value-type="float">
            <text:p>31.76072</text:p>
          </table:table-cell>
          <table:table-cell office:value-type="float" office:value="-93.086275" calcext:value-type="float">
            <text:p>-93.086275</text:p>
          </table:table-cell>
        </table:table-row>
        <table:table-row table:style-name="ro1">
          <table:table-cell office:value-type="string" calcext:value-type="string">
            <text:p>New Bern NC (CBSA)</text:p>
          </table:table-cell>
          <table:table-cell table:style-name="Default" office:value-type="float" office:value="35.108493" calcext:value-type="float">
            <text:p>35.108493</text:p>
          </table:table-cell>
          <table:table-cell office:value-type="float" office:value="-77.044114" calcext:value-type="float">
            <text:p>-77.044114</text:p>
          </table:table-cell>
        </table:table-row>
        <table:table-row table:style-name="ro1">
          <table:table-cell office:value-type="string" calcext:value-type="string">
            <text:p>New Castle IN (CBSA)</text:p>
          </table:table-cell>
          <table:table-cell table:style-name="Default" office:value-type="float" office:value="39.928935" calcext:value-type="float">
            <text:p>39.928935</text:p>
          </table:table-cell>
          <table:table-cell office:value-type="float" office:value="-85.370248" calcext:value-type="float">
            <text:p>-85.370248</text:p>
          </table:table-cell>
        </table:table-row>
        <table:table-row table:style-name="ro1">
          <table:table-cell office:value-type="string" calcext:value-type="string">
            <text:p>New Haven-Milford CT (CBSA)</text:p>
          </table:table-cell>
          <table:table-cell table:style-name="Default" office:value-type="float" office:value="41.230698" calcext:value-type="float">
            <text:p>41.230698</text:p>
          </table:table-cell>
          <table:table-cell office:value-type="float" office:value="-73.064036" calcext:value-type="float">
            <text:p>-73.064036</text:p>
          </table:table-cell>
        </table:table-row>
        <table:table-row table:style-name="ro1">
          <table:table-cell office:value-type="string" calcext:value-type="string">
            <text:p>New Orleans (DMA)</text:p>
          </table:table-cell>
          <table:table-cell table:style-name="Default" office:value-type="float" office:value="29.951066" calcext:value-type="float">
            <text:p>29.951066</text:p>
          </table:table-cell>
          <table:table-cell office:value-type="float" office:value="-90.071532" calcext:value-type="float">
            <text:p>-90.071532</text:p>
          </table:table-cell>
        </table:table-row>
        <table:table-row table:style-name="ro1">
          <table:table-cell office:value-type="string" calcext:value-type="string">
            <text:p>New Orleans-Metairie-Kenner LA (CBSA)</text:p>
          </table:table-cell>
          <table:table-cell office:value-type="float" office:value="29.98453" calcext:value-type="float">
            <text:p>29.98453</text:p>
          </table:table-cell>
          <table:table-cell office:value-type="float" office:value="-90.204452" calcext:value-type="float">
            <text:p>-90.204452</text:p>
          </table:table-cell>
        </table:table-row>
        <table:table-row table:style-name="ro1">
          <table:table-cell office:value-type="string" calcext:value-type="string">
            <text:p>New Ulm MN (CBSA)</text:p>
          </table:table-cell>
          <table:table-cell office:value-type="float" office:value="44.314439" calcext:value-type="float">
            <text:p>44.314439</text:p>
          </table:table-cell>
          <table:table-cell office:value-type="float" office:value="-94.459302" calcext:value-type="float">
            <text:p>-94.459302</text:p>
          </table:table-cell>
        </table:table-row>
        <table:table-row table:style-name="ro1">
          <table:table-cell office:value-type="string" calcext:value-type="string">
            <text:p>New York (5 Boroughs)</text:p>
          </table:table-cell>
          <table:table-cell office:value-type="float" office:value="40.712784" calcext:value-type="float">
            <text:p>40.712784</text:p>
          </table:table-cell>
          <table:table-cell office:value-type="float" office:value="-74.005941" calcext:value-type="float">
            <text:p>-74.005941</text:p>
          </table:table-cell>
        </table:table-row>
        <table:table-row table:style-name="ro1">
          <table:table-cell office:value-type="string" calcext:value-type="string">
            <text:p>New York (DMA)</text:p>
          </table:table-cell>
          <table:table-cell table:style-name="Default" office:value-type="float" office:value="40.712784" calcext:value-type="float">
            <text:p>40.712784</text:p>
          </table:table-cell>
          <table:table-cell office:value-type="float" office:value="-74.005941" calcext:value-type="float">
            <text:p>-74.005941</text:p>
          </table:table-cell>
        </table:table-row>
        <table:table-row table:style-name="ro1">
          <table:table-cell office:value-type="string" calcext:value-type="string">
            <text:p>New York (Northern New Jersey)</text:p>
          </table:table-cell>
          <table:table-cell office:value-type="float" office:value="40.712784" calcext:value-type="float">
            <text:p>40.712784</text:p>
          </table:table-cell>
          <table:table-cell office:value-type="float" office:value="-74.005941" calcext:value-type="float">
            <text:p>-74.005941</text:p>
          </table:table-cell>
        </table:table-row>
        <table:table-row table:style-name="ro1">
          <table:table-cell office:value-type="string" calcext:value-type="string">
            <text:p>New York (Westchester County)</text:p>
          </table:table-cell>
          <table:table-cell office:value-type="float" office:value="40.712784" calcext:value-type="float">
            <text:p>40.712784</text:p>
          </table:table-cell>
          <table:table-cell office:value-type="float" office:value="-74.005941" calcext:value-type="float">
            <text:p>-74.005941</text:p>
          </table:table-cell>
        </table:table-row>
        <table:table-row table:style-name="ro1">
          <table:table-cell office:value-type="string" calcext:value-type="string">
            <text:p>New York-Northern New Jersey-Long Island NY-NJ-PA (CBSA)</text:p>
          </table:table-cell>
          <table:table-cell office:value-type="float" office:value="41.203322" calcext:value-type="float">
            <text:p>41.203322</text:p>
          </table:table-cell>
          <table:table-cell table:style-name="ce2" office:value-type="float" office:value="-77.194525" calcext:value-type="float">
            <text:p>-77.194525</text:p>
          </table:table-cell>
        </table:table-row>
        <table:table-row table:style-name="ro1">
          <table:table-cell office:value-type="string" calcext:value-type="string">
            <text:p>Newport TN (CBSA)</text:p>
          </table:table-cell>
          <table:table-cell office:value-type="float" office:value="35.967041" calcext:value-type="float">
            <text:p>35.967041</text:p>
          </table:table-cell>
          <table:table-cell office:value-type="float" office:value="-83.187658" calcext:value-type="float">
            <text:p>-83.187658</text:p>
          </table:table-cell>
        </table:table-row>
        <table:table-row table:style-name="ro1">
          <table:table-cell office:value-type="string" calcext:value-type="string">
            <text:p>Niles-Benton Harbor MI (CBSA)</text:p>
          </table:table-cell>
          <table:table-cell office:value-type="float" office:value="42.104359" calcext:value-type="float">
            <text:p>42.104359</text:p>
          </table:table-cell>
          <table:table-cell office:value-type="float" office:value="-86.445355" calcext:value-type="float">
            <text:p>-86.445355</text:p>
          </table:table-cell>
        </table:table-row>
        <table:table-row table:style-name="ro1">
          <table:table-cell office:value-type="string" calcext:value-type="string">
            <text:p>Norfolk NE (CBSA)</text:p>
          </table:table-cell>
          <table:table-cell office:value-type="float" office:value="42.032723" calcext:value-type="float">
            <text:p>42.032723</text:p>
          </table:table-cell>
          <table:table-cell office:value-type="float" office:value="-97.413755" calcext:value-type="float">
            <text:p>-97.413755</text:p>
          </table:table-cell>
        </table:table-row>
        <table:table-row table:style-name="ro1">
          <table:table-cell office:value-type="string" calcext:value-type="string">
            <text:p>Norfolk-Portsmouth-Newport News (DMA)</text:p>
          </table:table-cell>
          <table:table-cell table:style-name="Default" office:value-type="float" office:value="36.884735" calcext:value-type="float">
            <text:p>36.884735</text:p>
          </table:table-cell>
          <table:table-cell office:value-type="float" office:value="-76.299024" calcext:value-type="float">
            <text:p>-76.299024</text:p>
          </table:table-cell>
        </table:table-row>
        <table:table-row table:style-name="ro1">
          <table:table-cell office:value-type="string" calcext:value-type="string">
            <text:p>North Port-Sarasota-Bradenton FL (CBSA)</text:p>
          </table:table-cell>
          <table:table-cell office:value-type="float" office:value="27.044224" calcext:value-type="float">
            <text:p>27.044224</text:p>
          </table:table-cell>
          <table:table-cell office:value-type="float" office:value="-82.235925" calcext:value-type="float">
            <text:p>-82.235925</text:p>
          </table:table-cell>
        </table:table-row>
        <table:table-row table:style-name="ro1">
          <table:table-cell office:value-type="string" calcext:value-type="string">
            <text:p>North Vernon IN (CBSA)</text:p>
          </table:table-cell>
          <table:table-cell office:value-type="float" office:value="39.006165" calcext:value-type="float">
            <text:p>39.006165</text:p>
          </table:table-cell>
          <table:table-cell office:value-type="float" office:value="-85.62358" calcext:value-type="float">
            <text:p>-85.62358</text:p>
          </table:table-cell>
        </table:table-row>
        <table:table-row table:style-name="ro1">
          <table:table-cell office:value-type="string" calcext:value-type="string">
            <text:p>North Wilkesboro NC (CBSA)</text:p>
          </table:table-cell>
          <table:table-cell office:value-type="float" office:value="36.158465" calcext:value-type="float">
            <text:p>36.158465</text:p>
          </table:table-cell>
          <table:table-cell office:value-type="float" office:value="-81.147584" calcext:value-type="float">
            <text:p>-81.147584</text:p>
          </table:table-cell>
        </table:table-row>
        <table:table-row table:style-name="ro1">
          <table:table-cell office:value-type="string" calcext:value-type="string">
            <text:p>Norwich-New London CT (CBSA)</text:p>
          </table:table-cell>
          <table:table-cell office:value-type="float" office:value="41.524265" calcext:value-type="float">
            <text:p>41.524265</text:p>
          </table:table-cell>
          <table:table-cell office:value-type="float" office:value="-72.07591" calcext:value-type="float">
            <text:p>-72.07591</text:p>
          </table:table-cell>
        </table:table-row>
        <table:table-row table:style-name="ro1">
          <table:table-cell office:value-type="string" calcext:value-type="string">
            <text:p>Ocala FL (CBSA)</text:p>
          </table:table-cell>
          <table:table-cell office:value-type="float" office:value="29.187199" calcext:value-type="float">
            <text:p>29.187199</text:p>
          </table:table-cell>
          <table:table-cell office:value-type="float" office:value="-82.140092" calcext:value-type="float">
            <text:p>-82.140092</text:p>
          </table:table-cell>
        </table:table-row>
        <table:table-row table:style-name="ro1">
          <table:table-cell office:value-type="string" calcext:value-type="string">
            <text:p>Oil City PA (CBSA)</text:p>
          </table:table-cell>
          <table:table-cell office:value-type="float" office:value="41.433948" calcext:value-type="float">
            <text:p>41.433948</text:p>
          </table:table-cell>
          <table:table-cell office:value-type="float" office:value="-79.706441" calcext:value-type="float">
            <text:p>-79.706441</text:p>
          </table:table-cell>
        </table:table-row>
        <table:table-row table:style-name="ro1">
          <table:table-cell office:value-type="string" calcext:value-type="string">
            <text:p>Okeechobee FL (CBSA)</text:p>
          </table:table-cell>
          <table:table-cell office:value-type="float" office:value="27.243935" calcext:value-type="float">
            <text:p>27.243935</text:p>
          </table:table-cell>
          <table:table-cell office:value-type="float" office:value="-80.829783" calcext:value-type="float">
            <text:p>-80.829783</text:p>
          </table:table-cell>
        </table:table-row>
        <table:table-row table:style-name="ro1">
          <table:table-cell office:value-type="string" calcext:value-type="string">
            <text:p>Oklahoma City (DMA)</text:p>
          </table:table-cell>
          <table:table-cell office:value-type="float" office:value="35.46756" calcext:value-type="float">
            <text:p>35.46756</text:p>
          </table:table-cell>
          <table:table-cell office:value-type="float" office:value="-97.516428" calcext:value-type="float">
            <text:p>-97.516428</text:p>
          </table:table-cell>
        </table:table-row>
        <table:table-row table:style-name="ro1">
          <table:table-cell office:value-type="string" calcext:value-type="string">
            <text:p>Oklahoma City OK (CBSA)</text:p>
          </table:table-cell>
          <table:table-cell office:value-type="float" office:value="35.46756" calcext:value-type="float">
            <text:p>35.46756</text:p>
          </table:table-cell>
          <table:table-cell office:value-type="float" office:value="-97.516428" calcext:value-type="float">
            <text:p>-97.516428</text:p>
          </table:table-cell>
        </table:table-row>
        <table:table-row table:style-name="ro1">
          <table:table-cell office:value-type="string" calcext:value-type="string">
            <text:p>Olean NY (CBSA)</text:p>
          </table:table-cell>
          <table:table-cell office:value-type="float" office:value="42.083639" calcext:value-type="float">
            <text:p>42.083639</text:p>
          </table:table-cell>
          <table:table-cell office:value-type="float" office:value="-78.429927" calcext:value-type="float">
            <text:p>-78.429927</text:p>
          </table:table-cell>
        </table:table-row>
        <table:table-row table:style-name="ro1">
          <table:table-cell office:value-type="string" calcext:value-type="string">
            <text:p>Omaha (DMA)</text:p>
          </table:table-cell>
          <table:table-cell office:value-type="float" office:value="41.252363" calcext:value-type="float">
            <text:p>41.252363</text:p>
          </table:table-cell>
          <table:table-cell office:value-type="float" office:value="-95.997988" calcext:value-type="float">
            <text:p>-95.997988</text:p>
          </table:table-cell>
        </table:table-row>
        <table:table-row table:style-name="ro1">
          <table:table-cell office:value-type="string" calcext:value-type="string">
            <text:p>Omaha-Council Bluffs NE-IA (CBSA)</text:p>
          </table:table-cell>
          <table:table-cell office:value-type="float" office:value="41.218364" calcext:value-type="float">
            <text:p>41.218364</text:p>
          </table:table-cell>
          <table:table-cell office:value-type="float" office:value="-95.817993" calcext:value-type="float">
            <text:p>-95.817993</text:p>
          </table:table-cell>
        </table:table-row>
        <table:table-row table:style-name="ro1">
          <table:table-cell office:value-type="string" calcext:value-type="string">
            <text:p>Ontario OR-ID (CBSA)</text:p>
          </table:table-cell>
          <table:table-cell office:value-type="float" office:value="44.026553" calcext:value-type="float">
            <text:p>44.026553</text:p>
          </table:table-cell>
          <table:table-cell office:value-type="float" office:value="-116.962938" calcext:value-type="float">
            <text:p>-116.962938</text:p>
          </table:table-cell>
        </table:table-row>
        <table:table-row table:style-name="ro1">
          <table:table-cell office:value-type="string" calcext:value-type="string">
            <text:p>Opelousas-Eunice LA (CBSA)</text:p>
          </table:table-cell>
          <table:table-cell office:value-type="float" office:value="30.494367" calcext:value-type="float">
            <text:p>30.494367</text:p>
          </table:table-cell>
          <table:table-cell office:value-type="float" office:value="-92.417632" calcext:value-type="float">
            <text:p>-92.417632</text:p>
          </table:table-cell>
        </table:table-row>
        <table:table-row table:style-name="ro1">
          <table:table-cell office:value-type="string" calcext:value-type="string">
            <text:p>Orlando</text:p>
          </table:table-cell>
          <table:table-cell office:value-type="float" office:value="28.538336" calcext:value-type="float">
            <text:p>28.538336</text:p>
          </table:table-cell>
          <table:table-cell office:value-type="float" office:value="-81.379236" calcext:value-type="float">
            <text:p>-81.379236</text:p>
          </table:table-cell>
        </table:table-row>
        <table:table-row table:style-name="ro1">
          <table:table-cell office:value-type="string" calcext:value-type="string">
            <text:p>Orlando-Daytona Beach-Melbourne (DMA)</text:p>
          </table:table-cell>
          <table:table-cell table:style-name="Default" office:value-type="float" office:value="28.083627" calcext:value-type="float">
            <text:p>28.083627</text:p>
          </table:table-cell>
          <table:table-cell office:value-type="float" office:value="-80.608109" calcext:value-type="float">
            <text:p>-80.608109</text:p>
          </table:table-cell>
        </table:table-row>
        <table:table-row table:style-name="ro1">
          <table:table-cell office:value-type="string" calcext:value-type="string">
            <text:p>Orlando-Kissimmee FL (CBSA)</text:p>
          </table:table-cell>
          <table:table-cell office:value-type="float" office:value="28.283623" calcext:value-type="float">
            <text:p>28.283623</text:p>
          </table:table-cell>
          <table:table-cell office:value-type="float" office:value="-81.40896" calcext:value-type="float">
            <text:p>-81.40896</text:p>
          </table:table-cell>
        </table:table-row>
        <table:table-row table:style-name="ro1">
          <table:table-cell office:value-type="string" calcext:value-type="string">
            <text:p>Oshkosh-Neenah WI (CBSA)</text:p>
          </table:table-cell>
          <table:table-cell table:style-name="Default" office:value-type="float" office:value="44.200397" calcext:value-type="float">
            <text:p>44.200397</text:p>
          </table:table-cell>
          <table:table-cell office:value-type="float" office:value="-88.517852" calcext:value-type="float">
            <text:p>-88.517852</text:p>
          </table:table-cell>
        </table:table-row>
        <table:table-row table:style-name="ro1">
          <table:table-cell office:value-type="string" calcext:value-type="string">
            <text:p>Oskaloosa IA (CBSA)</text:p>
          </table:table-cell>
          <table:table-cell table:style-name="Default" office:value-type="float" office:value="41.291673" calcext:value-type="float">
            <text:p>41.291673</text:p>
          </table:table-cell>
          <table:table-cell office:value-type="float" office:value="-92.649359" calcext:value-type="float">
            <text:p>-92.649359</text:p>
          </table:table-cell>
        </table:table-row>
        <table:table-row table:style-name="ro1">
          <table:table-cell office:value-type="string" calcext:value-type="string">
            <text:p>Oxford MS (CBSA)</text:p>
          </table:table-cell>
          <table:table-cell office:value-type="float" office:value="34.366495" calcext:value-type="float">
            <text:p>34.366495</text:p>
          </table:table-cell>
          <table:table-cell office:value-type="float" office:value="-89.519248" calcext:value-type="float">
            <text:p>-89.519248</text:p>
          </table:table-cell>
        </table:table-row>
        <table:table-row table:style-name="ro1">
          <table:table-cell office:value-type="string" calcext:value-type="string">
            <text:p>Oxford NC (CBSA)</text:p>
          </table:table-cell>
          <table:table-cell office:value-type="float" office:value="36.3107" calcext:value-type="float">
            <text:p>36.3107</text:p>
          </table:table-cell>
          <table:table-cell office:value-type="float" office:value="-78.590835" calcext:value-type="float">
            <text:p>-78.590835</text:p>
          </table:table-cell>
        </table:table-row>
        <table:table-row table:style-name="ro1">
          <table:table-cell office:value-type="string" calcext:value-type="string">
            <text:p>Oxnard-Thousand Oaks-Ventura CA (CBSA)</text:p>
          </table:table-cell>
          <table:table-cell office:value-type="float" office:value="34.159817" calcext:value-type="float">
            <text:p>34.159817</text:p>
          </table:table-cell>
          <table:table-cell office:value-type="float" office:value="-119.045183" calcext:value-type="float">
            <text:p>-119.045183</text:p>
          </table:table-cell>
        </table:table-row>
        <table:table-row table:style-name="ro1">
          <table:table-cell office:value-type="string" calcext:value-type="string">
            <text:p>Ozark AL (CBSA)</text:p>
          </table:table-cell>
          <table:table-cell office:value-type="float" office:value="31.459058" calcext:value-type="float">
            <text:p>31.459058</text:p>
          </table:table-cell>
          <table:table-cell office:value-type="float" office:value="-85.640493" calcext:value-type="float">
            <text:p>-85.640493</text:p>
          </table:table-cell>
        </table:table-row>
        <table:table-row table:style-name="ro1">
          <table:table-cell office:value-type="string" calcext:value-type="string">
            <text:p>Paducah KY-IL (CBSA)</text:p>
          </table:table-cell>
          <table:table-cell office:value-type="float" office:value="37.083389" calcext:value-type="float">
            <text:p>37.083389</text:p>
          </table:table-cell>
          <table:table-cell office:value-type="float" office:value="-88.600048" calcext:value-type="float">
            <text:p>-88.600048</text:p>
          </table:table-cell>
        </table:table-row>
        <table:table-row table:style-name="ro1">
          <table:table-cell office:value-type="string" calcext:value-type="string">
            <text:p>Paducah-Cape Girardeau-Harrisburg (DMA)</text:p>
          </table:table-cell>
          <table:table-cell table:style-name="Default" office:value-type="float" office:value="40.273191" calcext:value-type="float">
            <text:p>40.273191</text:p>
          </table:table-cell>
          <table:table-cell office:value-type="float" office:value="-76.886701" calcext:value-type="float">
            <text:p>-76.886701</text:p>
          </table:table-cell>
        </table:table-row>
        <table:table-row table:style-name="ro1">
          <table:table-cell office:value-type="string" calcext:value-type="string">
            <text:p>Palatka FL (CBSA)</text:p>
          </table:table-cell>
          <table:table-cell office:value-type="float" office:value="29.64858" calcext:value-type="float">
            <text:p>29.64858</text:p>
          </table:table-cell>
          <table:table-cell office:value-type="float" office:value="-81.637582" calcext:value-type="float">
            <text:p>-81.637582</text:p>
          </table:table-cell>
        </table:table-row>
        <table:table-row table:style-name="ro1">
          <table:table-cell office:value-type="string" calcext:value-type="string">
            <text:p>Palestine TX (CBSA)</text:p>
          </table:table-cell>
          <table:table-cell office:value-type="float" office:value="31.762115" calcext:value-type="float">
            <text:p>31.762115</text:p>
          </table:table-cell>
          <table:table-cell office:value-type="float" office:value="-95.630789" calcext:value-type="float">
            <text:p>-95.630789</text:p>
          </table:table-cell>
        </table:table-row>
        <table:table-row table:style-name="ro1">
          <table:table-cell office:value-type="string" calcext:value-type="string">
            <text:p>Palm Bay-Melbourne-Titusville FL (CBSA)</text:p>
          </table:table-cell>
          <table:table-cell table:style-name="Default" office:value-type="float" office:value="28.612219" calcext:value-type="float">
            <text:p>28.612219</text:p>
          </table:table-cell>
          <table:table-cell office:value-type="float" office:value="-80.807554" calcext:value-type="float">
            <text:p>-80.807554</text:p>
          </table:table-cell>
        </table:table-row>
        <table:table-row table:style-name="ro1">
          <table:table-cell office:value-type="string" calcext:value-type="string">
            <text:p>Pampa TX (CBSA)</text:p>
          </table:table-cell>
          <table:table-cell table:style-name="Default" office:value-type="float" office:value="35.536156" calcext:value-type="float">
            <text:p>35.536156</text:p>
          </table:table-cell>
          <table:table-cell office:value-type="float" office:value="-100.959871" calcext:value-type="float">
            <text:p>-100.959871</text:p>
          </table:table-cell>
        </table:table-row>
        <table:table-row table:style-name="ro1">
          <table:table-cell office:value-type="string" calcext:value-type="string">
            <text:p>Panama City (DMA)</text:p>
          </table:table-cell>
          <table:table-cell table:style-name="Default" office:value-type="float" office:value="8.983333" calcext:value-type="float">
            <text:p>8.983333</text:p>
          </table:table-cell>
          <table:table-cell office:value-type="float" office:value="-79.516667" calcext:value-type="float">
            <text:p>-79.516667</text:p>
          </table:table-cell>
        </table:table-row>
        <table:table-row table:style-name="ro1">
          <table:table-cell office:value-type="string" calcext:value-type="string">
            <text:p>Panama City-Lynn Haven FL (CBSA)</text:p>
          </table:table-cell>
          <table:table-cell table:style-name="Default" office:value-type="float" office:value="30.212401" calcext:value-type="float">
            <text:p>30.212401</text:p>
          </table:table-cell>
          <table:table-cell office:value-type="float" office:value="-85.649614" calcext:value-type="float">
            <text:p>-85.649614</text:p>
          </table:table-cell>
        </table:table-row>
        <table:table-row table:style-name="ro1">
          <table:table-cell office:value-type="string" calcext:value-type="string">
            <text:p>Paragould AR (CBSA)</text:p>
          </table:table-cell>
          <table:table-cell table:style-name="Default" office:value-type="float" office:value="36.058402" calcext:value-type="float">
            <text:p>36.058402</text:p>
          </table:table-cell>
          <table:table-cell office:value-type="float" office:value="-90.497329" calcext:value-type="float">
            <text:p>-90.497329</text:p>
          </table:table-cell>
        </table:table-row>
        <table:table-row table:style-name="ro1">
          <table:table-cell office:value-type="string" calcext:value-type="string">
            <text:p>Paris TN (CBSA)</text:p>
          </table:table-cell>
          <table:table-cell office:value-type="float" office:value="36.302002" calcext:value-type="float">
            <text:p>36.302002</text:p>
          </table:table-cell>
          <table:table-cell office:value-type="float" office:value="-88.326711" calcext:value-type="float">
            <text:p>-88.326711</text:p>
          </table:table-cell>
        </table:table-row>
        <table:table-row table:style-name="ro1">
          <table:table-cell office:value-type="string" calcext:value-type="string">
            <text:p>Parkersburg-Marietta-Vienna WV-OH (CBSA)</text:p>
          </table:table-cell>
          <table:table-cell office:value-type="float" office:value="39.263721" calcext:value-type="float">
            <text:p>39.263721</text:p>
          </table:table-cell>
          <table:table-cell office:value-type="float" office:value="-81.555488" calcext:value-type="float">
            <text:p>-81.555488</text:p>
          </table:table-cell>
        </table:table-row>
        <table:table-row table:style-name="ro1">
          <table:table-cell office:value-type="string" calcext:value-type="string">
            <text:p>Pensacola-Ferry Pass-Brent FL (CBSA)</text:p>
          </table:table-cell>
          <table:table-cell table:style-name="Default" office:value-type="float" office:value="30.471042" calcext:value-type="float">
            <text:p>30.471042</text:p>
          </table:table-cell>
          <table:table-cell office:value-type="float" office:value="-87.231054" calcext:value-type="float">
            <text:p>-87.231054</text:p>
          </table:table-cell>
        </table:table-row>
        <table:table-row table:style-name="ro1">
          <table:table-cell office:value-type="string" calcext:value-type="string">
            <text:p>Peoria IL (CBSA)</text:p>
          </table:table-cell>
          <table:table-cell office:value-type="float" office:value="40.693649" calcext:value-type="float">
            <text:p>40.693649</text:p>
          </table:table-cell>
          <table:table-cell office:value-type="float" office:value="-89.588986" calcext:value-type="float">
            <text:p>-89.588986</text:p>
          </table:table-cell>
        </table:table-row>
        <table:table-row table:style-name="ro1">
          <table:table-cell office:value-type="string" calcext:value-type="string">
            <text:p>Peoria-Bloomington (DMA)</text:p>
          </table:table-cell>
          <table:table-cell office:value-type="float" office:value="40.659775" calcext:value-type="float">
            <text:p>40.659775</text:p>
          </table:table-cell>
          <table:table-cell office:value-type="float" office:value="-89.549401" calcext:value-type="float">
            <text:p>-89.549401</text:p>
          </table:table-cell>
        </table:table-row>
        <table:table-row table:style-name="ro1">
          <table:table-cell office:value-type="string" calcext:value-type="string">
            <text:p>Philadelphia</text:p>
          </table:table-cell>
          <table:table-cell office:value-type="float" office:value="39.952584" calcext:value-type="float">
            <text:p>39.952584</text:p>
          </table:table-cell>
          <table:table-cell office:value-type="float" office:value="-75.165222" calcext:value-type="float">
            <text:p>-75.165222</text:p>
          </table:table-cell>
        </table:table-row>
        <table:table-row table:style-name="ro1">
          <table:table-cell office:value-type="string" calcext:value-type="string">
            <text:p>Philadelphia (DMA)</text:p>
          </table:table-cell>
          <table:table-cell office:value-type="float" office:value="39.952584" calcext:value-type="float">
            <text:p>39.952584</text:p>
          </table:table-cell>
          <table:table-cell office:value-type="float" office:value="-75.165222" calcext:value-type="float">
            <text:p>-75.165222</text:p>
          </table:table-cell>
        </table:table-row>
        <table:table-row table:style-name="ro1">
          <table:table-cell office:value-type="string" calcext:value-type="string">
            <text:p>Philadelphia-Camden-Wilmington PA-NJ-DE-MD (CBSA)</text:p>
          </table:table-cell>
          <table:table-cell office:value-type="float" office:value="39.952584" calcext:value-type="float">
            <text:p>39.952584</text:p>
          </table:table-cell>
          <table:table-cell office:value-type="float" office:value="-75.165222" calcext:value-type="float">
            <text:p>-75.165222</text:p>
          </table:table-cell>
        </table:table-row>
        <table:table-row table:style-name="ro1">
          <table:table-cell office:value-type="string" calcext:value-type="string">
            <text:p>Phoenix</text:p>
          </table:table-cell>
          <table:table-cell office:value-type="float" office:value="33.448377" calcext:value-type="float">
            <text:p>33.448377</text:p>
          </table:table-cell>
          <table:table-cell office:value-type="float" office:value="-112.074037" calcext:value-type="float">
            <text:p>-112.074037</text:p>
          </table:table-cell>
        </table:table-row>
        <table:table-row table:style-name="ro1">
          <table:table-cell office:value-type="string" calcext:value-type="string">
            <text:p>Phoenix AZ (CBSA)</text:p>
          </table:table-cell>
          <table:table-cell office:value-type="float" office:value="33.448377" calcext:value-type="float">
            <text:p>33.448377</text:p>
          </table:table-cell>
          <table:table-cell office:value-type="float" office:value="-112.074037" calcext:value-type="float">
            <text:p>-112.074037</text:p>
          </table:table-cell>
        </table:table-row>
        <table:table-row table:style-name="ro1">
          <table:table-cell office:value-type="string" calcext:value-type="string">
            <text:p>Phoenix AZ (DMA)</text:p>
          </table:table-cell>
          <table:table-cell table:style-name="Default" office:value-type="float" office:value="33.448377" calcext:value-type="float">
            <text:p>33.448377</text:p>
          </table:table-cell>
          <table:table-cell office:value-type="float" office:value="-112.074037" calcext:value-type="float">
            <text:p>-112.074037</text:p>
          </table:table-cell>
        </table:table-row>
        <table:table-row table:style-name="ro1">
          <table:table-cell office:value-type="string" calcext:value-type="string">
            <text:p>Picayune MS (CBSA)</text:p>
          </table:table-cell>
          <table:table-cell office:value-type="float" office:value="30.525469" calcext:value-type="float">
            <text:p>30.525469</text:p>
          </table:table-cell>
          <table:table-cell office:value-type="float" office:value="-89.679508" calcext:value-type="float">
            <text:p>-89.679508</text:p>
          </table:table-cell>
        </table:table-row>
        <table:table-row table:style-name="ro1">
          <table:table-cell office:value-type="string" calcext:value-type="string">
            <text:p>Pierre SD (CBSA)</text:p>
          </table:table-cell>
          <table:table-cell office:value-type="float" office:value="44.368316" calcext:value-type="float">
            <text:p>44.368316</text:p>
          </table:table-cell>
          <table:table-cell office:value-type="float" office:value="-100.350967" calcext:value-type="float">
            <text:p>-100.350967</text:p>
          </table:table-cell>
        </table:table-row>
        <table:table-row table:style-name="ro1">
          <table:table-cell office:value-type="string" calcext:value-type="string">
            <text:p>Pine Bluff AR (CBSA)</text:p>
          </table:table-cell>
          <table:table-cell table:style-name="Default" office:value-type="float" office:value="34.228431" calcext:value-type="float">
            <text:p>34.228431</text:p>
          </table:table-cell>
          <table:table-cell office:value-type="float" office:value="-92.003195" calcext:value-type="float">
            <text:p>-92.003195</text:p>
          </table:table-cell>
        </table:table-row>
        <table:table-row table:style-name="ro1">
          <table:table-cell office:value-type="string" calcext:value-type="string">
            <text:p>Pittsburg KS (CBSA)</text:p>
          </table:table-cell>
          <table:table-cell office:value-type="float" office:value="37.410884" calcext:value-type="float">
            <text:p>37.410884</text:p>
          </table:table-cell>
          <table:table-cell office:value-type="float" office:value="-94.70496" calcext:value-type="float">
            <text:p>-94.70496</text:p>
          </table:table-cell>
        </table:table-row>
        <table:table-row table:style-name="ro1">
          <table:table-cell office:value-type="string" calcext:value-type="string">
            <text:p>Pittsburgh (DMA)</text:p>
          </table:table-cell>
          <table:table-cell table:style-name="Default" office:value-type="float" office:value="40.440625" calcext:value-type="float">
            <text:p>40.440625</text:p>
          </table:table-cell>
          <table:table-cell office:value-type="float" office:value="-79.995886" calcext:value-type="float">
            <text:p>-79.995886</text:p>
          </table:table-cell>
        </table:table-row>
        <table:table-row table:style-name="ro1">
          <table:table-cell office:value-type="string" calcext:value-type="string">
            <text:p>Pittsburgh PA (CBSA)</text:p>
          </table:table-cell>
          <table:table-cell table:style-name="Default" office:value-type="float" office:value="40.440625" calcext:value-type="float">
            <text:p>40.440625</text:p>
          </table:table-cell>
          <table:table-cell office:value-type="float" office:value="-79.995886" calcext:value-type="float">
            <text:p>-79.995886</text:p>
          </table:table-cell>
        </table:table-row>
        <table:table-row table:style-name="ro1">
          <table:table-cell office:value-type="string" calcext:value-type="string">
            <text:p>Pittsfield MA (CBSA)</text:p>
          </table:table-cell>
          <table:table-cell table:style-name="Default" office:value-type="float" office:value="42.450085" calcext:value-type="float">
            <text:p>42.450085</text:p>
          </table:table-cell>
          <table:table-cell office:value-type="float" office:value="-73.245382" calcext:value-type="float">
            <text:p>-73.245382</text:p>
          </table:table-cell>
        </table:table-row>
        <table:table-row table:style-name="ro1">
          <table:table-cell office:value-type="string" calcext:value-type="string">
            <text:p>Plainview TX (CBSA)</text:p>
          </table:table-cell>
          <table:table-cell table:style-name="Default" office:value-type="float" office:value="34.184794" calcext:value-type="float">
            <text:p>34.184794</text:p>
          </table:table-cell>
          <table:table-cell office:value-type="float" office:value="-101.706842" calcext:value-type="float">
            <text:p>-101.706842</text:p>
          </table:table-cell>
        </table:table-row>
        <table:table-row table:style-name="ro1">
          <table:table-cell office:value-type="string" calcext:value-type="string">
            <text:p>Platteville WI (CBSA)</text:p>
          </table:table-cell>
          <table:table-cell office:value-type="float" office:value="42.73416" calcext:value-type="float">
            <text:p>42.73416</text:p>
          </table:table-cell>
          <table:table-cell office:value-type="float" office:value="-90.478462" calcext:value-type="float">
            <text:p>-90.478462</text:p>
          </table:table-cell>
        </table:table-row>
        <table:table-row table:style-name="ro1">
          <table:table-cell office:value-type="string" calcext:value-type="string">
            <text:p>Plattsburgh NY (CBSA)</text:p>
          </table:table-cell>
          <table:table-cell office:value-type="float" office:value="44.699487" calcext:value-type="float">
            <text:p>44.699487</text:p>
          </table:table-cell>
          <table:table-cell office:value-type="float" office:value="-73.452912" calcext:value-type="float">
            <text:p>-73.452912</text:p>
          </table:table-cell>
        </table:table-row>
        <table:table-row table:style-name="ro1">
          <table:table-cell office:value-type="string" calcext:value-type="string">
            <text:p>Plymouth IN (CBSA)</text:p>
          </table:table-cell>
          <table:table-cell office:value-type="float" office:value="41.343655" calcext:value-type="float">
            <text:p>41.343655</text:p>
          </table:table-cell>
          <table:table-cell office:value-type="float" office:value="-86.309728" calcext:value-type="float">
            <text:p>-86.309728</text:p>
          </table:table-cell>
        </table:table-row>
        <table:table-row table:style-name="ro1">
          <table:table-cell office:value-type="string" calcext:value-type="string">
            <text:p>Pocatello ID (CBSA)</text:p>
          </table:table-cell>
          <table:table-cell office:value-type="float" office:value="42.871303" calcext:value-type="float">
            <text:p>42.871303</text:p>
          </table:table-cell>
          <table:table-cell office:value-type="float" office:value="-112.445534" calcext:value-type="float">
            <text:p>-112.445534</text:p>
          </table:table-cell>
        </table:table-row>
        <table:table-row table:style-name="ro1">
          <table:table-cell office:value-type="string" calcext:value-type="string">
            <text:p>Point Pleasant WV-OH (CBSA)</text:p>
          </table:table-cell>
          <table:table-cell office:value-type="float" office:value="38.844525" calcext:value-type="float">
            <text:p>38.844525</text:p>
          </table:table-cell>
          <table:table-cell office:value-type="float" office:value="-82.137089" calcext:value-type="float">
            <text:p>-82.137089</text:p>
          </table:table-cell>
        </table:table-row>
        <table:table-row table:style-name="ro1">
          <table:table-cell office:value-type="string" calcext:value-type="string">
            <text:p>Ponca City OK (CBSA)</text:p>
          </table:table-cell>
          <table:table-cell office:value-type="float" office:value="36.706981" calcext:value-type="float">
            <text:p>36.706981</text:p>
          </table:table-cell>
          <table:table-cell office:value-type="float" office:value="-97.085595" calcext:value-type="float">
            <text:p>-97.085595</text:p>
          </table:table-cell>
        </table:table-row>
        <table:table-row table:style-name="ro1">
          <table:table-cell office:value-type="string" calcext:value-type="string">
            <text:p>Ponce (Region) (DMA)</text:p>
          </table:table-cell>
          <table:table-cell table:style-name="Default" office:value-type="float" office:value="18.011077" calcext:value-type="float">
            <text:p>18.011077</text:p>
          </table:table-cell>
          <table:table-cell office:value-type="float" office:value="-66.614062" calcext:value-type="float">
            <text:p>-66.614062</text:p>
          </table:table-cell>
        </table:table-row>
        <table:table-row table:style-name="ro1">
          <table:table-cell office:value-type="string" calcext:value-type="string">
            <text:p>Ponce PR (CBSA)</text:p>
          </table:table-cell>
          <table:table-cell office:value-type="float" office:value="18.011077" calcext:value-type="float">
            <text:p>18.011077</text:p>
          </table:table-cell>
          <table:table-cell office:value-type="float" office:value="-66.614062" calcext:value-type="float">
            <text:p>-66.614062</text:p>
          </table:table-cell>
        </table:table-row>
        <table:table-row table:style-name="ro1">
          <table:table-cell office:value-type="string" calcext:value-type="string">
            <text:p>Poplar Bluff MO (CBSA)</text:p>
          </table:table-cell>
          <table:table-cell table:style-name="Default" office:value-type="float" office:value="36.756999" calcext:value-type="float">
            <text:p>36.756999</text:p>
          </table:table-cell>
          <table:table-cell office:value-type="float" office:value="-90.392888" calcext:value-type="float">
            <text:p>-90.392888</text:p>
          </table:table-cell>
        </table:table-row>
        <table:table-row table:style-name="ro1">
          <table:table-cell office:value-type="string" calcext:value-type="string">
            <text:p>Port Clinton OH (CBSA)</text:p>
          </table:table-cell>
          <table:table-cell office:value-type="float" office:value="41.511995" calcext:value-type="float">
            <text:p>41.511995</text:p>
          </table:table-cell>
          <table:table-cell office:value-type="float" office:value="-82.937692" calcext:value-type="float">
            <text:p>-82.937692</text:p>
          </table:table-cell>
        </table:table-row>
        <table:table-row table:style-name="ro1">
          <table:table-cell office:value-type="string" calcext:value-type="string">
            <text:p>Port St. Lucie-Fort Pierce FL (CBSA)</text:p>
          </table:table-cell>
          <table:table-cell office:value-type="float" office:value="27.48397" calcext:value-type="float">
            <text:p>27.48397</text:p>
          </table:table-cell>
          <table:table-cell office:value-type="float" office:value="-80.373589" calcext:value-type="float">
            <text:p>-80.373589</text:p>
          </table:table-cell>
        </table:table-row>
        <table:table-row table:style-name="ro1">
          <table:table-cell office:value-type="string" calcext:value-type="string">
            <text:p>Portland</text:p>
          </table:table-cell>
          <table:table-cell office:value-type="float" office:value="45.523062" calcext:value-type="float">
            <text:p>45.523062</text:p>
          </table:table-cell>
          <table:table-cell office:value-type="float" office:value="-122.676482" calcext:value-type="float">
            <text:p>-122.676482</text:p>
          </table:table-cell>
        </table:table-row>
        <table:table-row table:style-name="ro1">
          <table:table-cell office:value-type="string" calcext:value-type="string">
            <text:p>Portland OR (DMA)</text:p>
          </table:table-cell>
          <table:table-cell office:value-type="float" office:value="45.523062" calcext:value-type="float">
            <text:p>45.523062</text:p>
          </table:table-cell>
          <table:table-cell office:value-type="float" office:value="-122.676482" calcext:value-type="float">
            <text:p>-122.676482</text:p>
          </table:table-cell>
        </table:table-row>
        <table:table-row table:style-name="ro1">
          <table:table-cell office:value-type="string" calcext:value-type="string">
            <text:p>Portsmouth OH (CBSA)</text:p>
          </table:table-cell>
          <table:table-cell office:value-type="float" office:value="38.731743" calcext:value-type="float">
            <text:p>38.731743</text:p>
          </table:table-cell>
          <table:table-cell office:value-type="float" office:value="-82.997674" calcext:value-type="float">
            <text:p>-82.997674</text:p>
          </table:table-cell>
        </table:table-row>
        <table:table-row table:style-name="ro1">
          <table:table-cell office:value-type="string" calcext:value-type="string">
            <text:p>Pottsville PA (CBSA)</text:p>
          </table:table-cell>
          <table:table-cell office:value-type="float" office:value="40.685646" calcext:value-type="float">
            <text:p>40.685646</text:p>
          </table:table-cell>
          <table:table-cell office:value-type="float" office:value="-76.195499" calcext:value-type="float">
            <text:p>-76.195499</text:p>
          </table:table-cell>
        </table:table-row>
        <table:table-row table:style-name="ro1">
          <table:table-cell office:value-type="string" calcext:value-type="string">
            <text:p>Providence-New Bedford (DMA)</text:p>
          </table:table-cell>
          <table:table-cell office:value-type="float" office:value="41.667668" calcext:value-type="float">
            <text:p>41.667668</text:p>
          </table:table-cell>
          <table:table-cell office:value-type="float" office:value="-70.904307" calcext:value-type="float">
            <text:p>-70.904307</text:p>
          </table:table-cell>
        </table:table-row>
        <table:table-row table:style-name="ro1">
          <table:table-cell office:value-type="string" calcext:value-type="string">
            <text:p>Providence-New Bedford-Fall River RI-MA (CBSA)</text:p>
          </table:table-cell>
          <table:table-cell office:value-type="float" office:value="42.407211" calcext:value-type="float">
            <text:p>42.407211</text:p>
          </table:table-cell>
          <table:table-cell office:value-type="float" office:value="-71.382437" calcext:value-type="float">
            <text:p>-71.382437</text:p>
          </table:table-cell>
        </table:table-row>
        <table:table-row table:style-name="ro1">
          <table:table-cell office:value-type="string" calcext:value-type="string">
            <text:p>Pueblo CO (CBSA)</text:p>
          </table:table-cell>
          <table:table-cell table:style-name="Default" office:value-type="float" office:value="38.254447" calcext:value-type="float">
            <text:p>38.254447</text:p>
          </table:table-cell>
          <table:table-cell office:value-type="float" office:value="-104.609141" calcext:value-type="float">
            <text:p>-104.609141</text:p>
          </table:table-cell>
        </table:table-row>
        <table:table-row table:style-name="ro1">
          <table:table-cell office:value-type="string" calcext:value-type="string">
            <text:p>Pullman WA (CBSA)</text:p>
          </table:table-cell>
          <table:table-cell office:value-type="float" office:value="46.729777" calcext:value-type="float">
            <text:p>46.729777</text:p>
          </table:table-cell>
          <table:table-cell office:value-type="float" office:value="-117.181738" calcext:value-type="float">
            <text:p>-117.181738</text:p>
          </table:table-cell>
        </table:table-row>
        <table:table-row table:style-name="ro1">
          <table:table-cell office:value-type="string" calcext:value-type="string">
            <text:p>Punta Gorda FL (CBSA)</text:p>
          </table:table-cell>
          <table:table-cell table:style-name="Default" office:value-type="float" office:value="26.929784" calcext:value-type="float">
            <text:p>26.929784</text:p>
          </table:table-cell>
          <table:table-cell office:value-type="float" office:value="-82.045366" calcext:value-type="float">
            <text:p>-82.045366</text:p>
          </table:table-cell>
        </table:table-row>
        <table:table-row table:style-name="ro1">
          <table:table-cell office:value-type="string" calcext:value-type="string">
            <text:p>Quincy IL-MO (CBSA)</text:p>
          </table:table-cell>
          <table:table-cell office:value-type="float" office:value="39.935602" calcext:value-type="float">
            <text:p>39.935602</text:p>
          </table:table-cell>
          <table:table-cell table:style-name="ce2" office:value-type="float" office:value="-91.409873" calcext:value-type="float">
            <text:p>-91.409873</text:p>
          </table:table-cell>
        </table:table-row>
        <table:table-row table:style-name="ro1">
          <table:table-cell office:value-type="string" calcext:value-type="string">
            <text:p>Quincy-Hannibal-Keokuk (DMA)</text:p>
          </table:table-cell>
          <table:table-cell office:value-type="float" office:value="42.252877" calcext:value-type="float">
            <text:p>42.252877</text:p>
          </table:table-cell>
          <table:table-cell office:value-type="float" office:value="-71.002271" calcext:value-type="float">
            <text:p>-71.002271</text:p>
          </table:table-cell>
        </table:table-row>
        <table:table-row table:style-name="ro1">
          <table:table-cell office:value-type="string" calcext:value-type="string">
            <text:p>Racine WI (CBSA)</text:p>
          </table:table-cell>
          <table:table-cell table:style-name="Default" office:value-type="float" office:value="42.726131" calcext:value-type="float">
            <text:p>42.726131</text:p>
          </table:table-cell>
          <table:table-cell office:value-type="float" office:value="-87.782852" calcext:value-type="float">
            <text:p>-87.782852</text:p>
          </table:table-cell>
        </table:table-row>
        <table:table-row table:style-name="ro1">
          <table:table-cell office:value-type="string" calcext:value-type="string">
            <text:p>Raleigh-Cary NC (CBSA)</text:p>
          </table:table-cell>
          <table:table-cell table:style-name="Default" office:value-type="float" office:value="35.794842" calcext:value-type="float">
            <text:p>35.794842</text:p>
          </table:table-cell>
          <table:table-cell office:value-type="float" office:value="-78.749778" calcext:value-type="float">
            <text:p>-78.749778</text:p>
          </table:table-cell>
        </table:table-row>
        <table:table-row table:style-name="ro1">
          <table:table-cell office:value-type="string" calcext:value-type="string">
            <text:p>Raleigh-Durham (Fayetteville) (DMA)</text:p>
          </table:table-cell>
          <table:table-cell table:style-name="Default" office:value-type="float" office:value="35.77959" calcext:value-type="float">
            <text:p>35.77959</text:p>
          </table:table-cell>
          <table:table-cell office:value-type="float" office:value="-78.638179" calcext:value-type="float">
            <text:p>-78.638179</text:p>
          </table:table-cell>
        </table:table-row>
        <table:table-row table:style-name="ro1">
          <table:table-cell office:value-type="string" calcext:value-type="string">
            <text:p>Rapid City (DMA)</text:p>
          </table:table-cell>
          <table:table-cell office:value-type="float" office:value="44.080543" calcext:value-type="float">
            <text:p>44.080543</text:p>
          </table:table-cell>
          <table:table-cell office:value-type="float" office:value="-103.231015" calcext:value-type="float">
            <text:p>-103.231015</text:p>
          </table:table-cell>
        </table:table-row>
        <table:table-row table:style-name="ro1">
          <table:table-cell office:value-type="string" calcext:value-type="string">
            <text:p>Rapid City SD (CBSA)</text:p>
          </table:table-cell>
          <table:table-cell office:value-type="float" office:value="44.080543" calcext:value-type="float">
            <text:p>44.080543</text:p>
          </table:table-cell>
          <table:table-cell office:value-type="float" office:value="-103.231015" calcext:value-type="float">
            <text:p>-103.231015</text:p>
          </table:table-cell>
        </table:table-row>
        <table:table-row table:style-name="ro1">
          <table:table-cell office:value-type="string" calcext:value-type="string">
            <text:p>Reading PA (CBSA)</text:p>
          </table:table-cell>
          <table:table-cell office:value-type="float" office:value="40.335648" calcext:value-type="float">
            <text:p>40.335648</text:p>
          </table:table-cell>
          <table:table-cell office:value-type="float" office:value="-75.926875" calcext:value-type="float">
            <text:p>-75.926875</text:p>
          </table:table-cell>
        </table:table-row>
        <table:table-row table:style-name="ro1">
          <table:table-cell office:value-type="string" calcext:value-type="string">
            <text:p>Redding CA (CBSA)</text:p>
          </table:table-cell>
          <table:table-cell office:value-type="float" office:value="40.58654" calcext:value-type="float">
            <text:p>40.58654</text:p>
          </table:table-cell>
          <table:table-cell office:value-type="float" office:value="-122.391675" calcext:value-type="float">
            <text:p>-122.391675</text:p>
          </table:table-cell>
        </table:table-row>
        <table:table-row table:style-name="ro1">
          <table:table-cell office:value-type="string" calcext:value-type="string">
            <text:p>Reno</text:p>
          </table:table-cell>
          <table:table-cell office:value-type="float" office:value="39.529633" calcext:value-type="float">
            <text:p>39.529633</text:p>
          </table:table-cell>
          <table:table-cell office:value-type="float" office:value="-119.813803" calcext:value-type="float">
            <text:p>-119.813803</text:p>
          </table:table-cell>
        </table:table-row>
        <table:table-row table:style-name="ro1">
          <table:table-cell office:value-type="string" calcext:value-type="string">
            <text:p>Reno NV (DMA)</text:p>
          </table:table-cell>
          <table:table-cell table:style-name="Default" office:value-type="float" office:value="39.529633" calcext:value-type="float">
            <text:p>39.529633</text:p>
          </table:table-cell>
          <table:table-cell office:value-type="float" office:value="-119.813803" calcext:value-type="float">
            <text:p>-119.813803</text:p>
          </table:table-cell>
        </table:table-row>
        <table:table-row table:style-name="ro1">
          <table:table-cell office:value-type="string" calcext:value-type="string">
            <text:p>Rexburg ID (CBSA)</text:p>
          </table:table-cell>
          <table:table-cell office:value-type="float" office:value="43.82311" calcext:value-type="float">
            <text:p>43.82311</text:p>
          </table:table-cell>
          <table:table-cell office:value-type="float" office:value="-111.792424" calcext:value-type="float">
            <text:p>-111.792424</text:p>
          </table:table-cell>
        </table:table-row>
        <table:table-row table:style-name="ro1">
          <table:table-cell office:value-type="string" calcext:value-type="string">
            <text:p>Richmond IN (CBSA)</text:p>
          </table:table-cell>
          <table:table-cell office:value-type="float" office:value="39.828937" calcext:value-type="float">
            <text:p>39.828937</text:p>
          </table:table-cell>
          <table:table-cell office:value-type="float" office:value="-84.890238" calcext:value-type="float">
            <text:p>-84.890238</text:p>
          </table:table-cell>
        </table:table-row>
        <table:table-row table:style-name="ro1">
          <table:table-cell office:value-type="string" calcext:value-type="string">
            <text:p>Richmond VA (CBSA)</text:p>
          </table:table-cell>
          <table:table-cell office:value-type="float" office:value="37.540725" calcext:value-type="float">
            <text:p>37.540725</text:p>
          </table:table-cell>
          <table:table-cell office:value-type="float" office:value="-77.436048" calcext:value-type="float">
            <text:p>-77.436048</text:p>
          </table:table-cell>
        </table:table-row>
        <table:table-row table:style-name="ro1">
          <table:table-cell office:value-type="string" calcext:value-type="string">
            <text:p>Richmond-Petersburg (DMA)</text:p>
          </table:table-cell>
          <table:table-cell office:value-type="float" office:value="35.345035" calcext:value-type="float">
            <text:p>35.345035</text:p>
          </table:table-cell>
          <table:table-cell office:value-type="float" office:value="-86.631126" calcext:value-type="float">
            <text:p>-86.631126</text:p>
          </table:table-cell>
        </table:table-row>
        <table:table-row table:style-name="ro1">
          <table:table-cell office:value-type="string" calcext:value-type="string">
            <text:p>Riverside-San Bernardino-Ontario CA (CBSA)</text:p>
          </table:table-cell>
          <table:table-cell office:value-type="float" office:value="34.063344" calcext:value-type="float">
            <text:p>34.063344</text:p>
          </table:table-cell>
          <table:table-cell office:value-type="float" office:value="-117.650888" calcext:value-type="float">
            <text:p>-117.650888</text:p>
          </table:table-cell>
        </table:table-row>
        <table:table-row table:style-name="ro1">
          <table:table-cell office:value-type="string" calcext:value-type="string">
            <text:p>Riverton WY (CBSA)</text:p>
          </table:table-cell>
          <table:table-cell office:value-type="float" office:value="43.024959" calcext:value-type="float">
            <text:p>43.024959</text:p>
          </table:table-cell>
          <table:table-cell office:value-type="float" office:value="-108.380104" calcext:value-type="float">
            <text:p>-108.380104</text:p>
          </table:table-cell>
        </table:table-row>
        <table:table-row table:style-name="ro1">
          <table:table-cell office:value-type="string" calcext:value-type="string">
            <text:p>Roanoke Rapids NC (CBSA)</text:p>
          </table:table-cell>
          <table:table-cell office:value-type="float" office:value="36.46154" calcext:value-type="float">
            <text:p>36.46154</text:p>
          </table:table-cell>
          <table:table-cell office:value-type="float" office:value="-77.654146" calcext:value-type="float">
            <text:p>-77.654146</text:p>
          </table:table-cell>
        </table:table-row>
        <table:table-row table:style-name="ro1">
          <table:table-cell office:value-type="string" calcext:value-type="string">
            <text:p>Roanoke VA (CBSA)</text:p>
          </table:table-cell>
          <table:table-cell table:style-name="Default" office:value-type="float" office:value="37.27097" calcext:value-type="float">
            <text:p>37.27097</text:p>
          </table:table-cell>
          <table:table-cell office:value-type="float" office:value="-79.941427" calcext:value-type="float">
            <text:p>-79.941427</text:p>
          </table:table-cell>
        </table:table-row>
        <table:table-row table:style-name="ro1">
          <table:table-cell office:value-type="string" calcext:value-type="string">
            <text:p>Roanoke-Lynchburg (DMA)</text:p>
          </table:table-cell>
          <table:table-cell office:value-type="float" office:value="37.290338" calcext:value-type="float">
            <text:p>37.290338</text:p>
          </table:table-cell>
          <table:table-cell office:value-type="float" office:value="-80.034526" calcext:value-type="float">
            <text:p>-80.034526</text:p>
          </table:table-cell>
        </table:table-row>
        <table:table-row table:style-name="ro1">
          <table:table-cell office:value-type="string" calcext:value-type="string">
            <text:p>Rochester NY (CBSA)</text:p>
          </table:table-cell>
          <table:table-cell office:value-type="float" office:value="43.16103" calcext:value-type="float">
            <text:p>43.16103</text:p>
          </table:table-cell>
          <table:table-cell office:value-type="float" office:value="-77.610922" calcext:value-type="float">
            <text:p>-77.610922</text:p>
          </table:table-cell>
        </table:table-row>
        <table:table-row table:style-name="ro1">
          <table:table-cell office:value-type="string" calcext:value-type="string">
            <text:p>Rochester NY (DMA)</text:p>
          </table:table-cell>
          <table:table-cell office:value-type="float" office:value="43.16103" calcext:value-type="float">
            <text:p>43.16103</text:p>
          </table:table-cell>
          <table:table-cell office:value-type="float" office:value="-77.610922" calcext:value-type="float">
            <text:p>-77.610922</text:p>
          </table:table-cell>
        </table:table-row>
        <table:table-row table:style-name="ro1">
          <table:table-cell office:value-type="string" calcext:value-type="string">
            <text:p>Rock Springs WY (CBSA)</text:p>
          </table:table-cell>
          <table:table-cell office:value-type="float" office:value="41.587464" calcext:value-type="float">
            <text:p>41.587464</text:p>
          </table:table-cell>
          <table:table-cell office:value-type="float" office:value="-109.202904" calcext:value-type="float">
            <text:p>-109.202904</text:p>
          </table:table-cell>
        </table:table-row>
        <table:table-row table:style-name="ro1">
          <table:table-cell office:value-type="string" calcext:value-type="string">
            <text:p>Rockford IL (CBSA)</text:p>
          </table:table-cell>
          <table:table-cell table:style-name="Default" office:value-type="float" office:value="42.271131" calcext:value-type="float">
            <text:p>42.271131</text:p>
          </table:table-cell>
          <table:table-cell office:value-type="float" office:value="-89.093995" calcext:value-type="float">
            <text:p>-89.093995</text:p>
          </table:table-cell>
        </table:table-row>
        <table:table-row table:style-name="ro1">
          <table:table-cell office:value-type="string" calcext:value-type="string">
            <text:p>Rockingham NC (CBSA)</text:p>
          </table:table-cell>
          <table:table-cell office:value-type="float" office:value="34.93932" calcext:value-type="float">
            <text:p>34.93932</text:p>
          </table:table-cell>
          <table:table-cell office:value-type="float" office:value="-79.773946" calcext:value-type="float">
            <text:p>-79.773946</text:p>
          </table:table-cell>
        </table:table-row>
        <table:table-row table:style-name="ro1">
          <table:table-cell office:value-type="string" calcext:value-type="string">
            <text:p>Rocky Mount NC (CBSA)</text:p>
          </table:table-cell>
          <table:table-cell table:style-name="Default" office:value-type="float" office:value="35.93821" calcext:value-type="float">
            <text:p>35.93821</text:p>
          </table:table-cell>
          <table:table-cell office:value-type="float" office:value="-77.790534" calcext:value-type="float">
            <text:p>-77.790534</text:p>
          </table:table-cell>
        </table:table-row>
        <table:table-row table:style-name="ro1">
          <table:table-cell office:value-type="string" calcext:value-type="string">
            <text:p>Rolla MO (CBSA)</text:p>
          </table:table-cell>
          <table:table-cell office:value-type="float" office:value="37.948544" calcext:value-type="float">
            <text:p>37.948544</text:p>
          </table:table-cell>
          <table:table-cell office:value-type="float" office:value="-91.77153" calcext:value-type="float">
            <text:p>-91.77153</text:p>
          </table:table-cell>
        </table:table-row>
        <table:table-row table:style-name="ro1">
          <table:table-cell office:value-type="string" calcext:value-type="string">
            <text:p>Rome GA (CBSA)</text:p>
          </table:table-cell>
          <table:table-cell office:value-type="float" office:value="34.257038" calcext:value-type="float">
            <text:p>34.257038</text:p>
          </table:table-cell>
          <table:table-cell office:value-type="float" office:value="-85.164673" calcext:value-type="float">
            <text:p>-85.164673</text:p>
          </table:table-cell>
        </table:table-row>
        <table:table-row table:style-name="ro1">
          <table:table-cell office:value-type="string" calcext:value-type="string">
            <text:p>Roswell NM (CBSA)</text:p>
          </table:table-cell>
          <table:table-cell office:value-type="float" office:value="33.394266" calcext:value-type="float">
            <text:p>33.394266</text:p>
          </table:table-cell>
          <table:table-cell office:value-type="float" office:value="-104.523024" calcext:value-type="float">
            <text:p>-104.523024</text:p>
          </table:table-cell>
        </table:table-row>
        <table:table-row table:style-name="ro1">
          <table:table-cell office:value-type="string" calcext:value-type="string">
            <text:p>Russellville AR (CBSA)</text:p>
          </table:table-cell>
          <table:table-cell office:value-type="float" office:value="35.278417" calcext:value-type="float">
            <text:p>35.278417</text:p>
          </table:table-cell>
          <table:table-cell office:value-type="float" office:value="-93.133786" calcext:value-type="float">
            <text:p>-93.133786</text:p>
          </table:table-cell>
        </table:table-row>
        <table:table-row table:style-name="ro1">
          <table:table-cell office:value-type="string" calcext:value-type="string">
            <text:p>Sacramento</text:p>
          </table:table-cell>
          <table:table-cell table:style-name="Default" office:value-type="float" office:value="38.581572" calcext:value-type="float">
            <text:p>38.581572</text:p>
          </table:table-cell>
          <table:table-cell office:value-type="float" office:value="-121.4944" calcext:value-type="float">
            <text:p>-121.4944</text:p>
          </table:table-cell>
        </table:table-row>
        <table:table-row table:style-name="ro1">
          <table:table-cell office:value-type="string" calcext:value-type="string">
            <text:p>Saginaw-Saginaw Township North MI (CBSA)</text:p>
          </table:table-cell>
          <table:table-cell table:style-name="Default" office:value-type="float" office:value="43.46009" calcext:value-type="float">
            <text:p>43.46009</text:p>
          </table:table-cell>
          <table:table-cell office:value-type="float" office:value="-84.006109" calcext:value-type="float">
            <text:p>-84.006109</text:p>
          </table:table-cell>
        </table:table-row>
        <table:table-row table:style-name="ro1">
          <table:table-cell office:value-type="string" calcext:value-type="string">
            <text:p>Saint Joseph (DMA)</text:p>
          </table:table-cell>
          <table:table-cell office:value-type="float" office:value="39.767458" calcext:value-type="float">
            <text:p>39.767458</text:p>
          </table:table-cell>
          <table:table-cell office:value-type="float" office:value="-94.846681" calcext:value-type="float">
            <text:p>-94.846681</text:p>
          </table:table-cell>
        </table:table-row>
        <table:table-row table:style-name="ro1">
          <table:table-cell office:value-type="string" calcext:value-type="string">
            <text:p>Saint Louis (DMA)</text:p>
          </table:table-cell>
          <table:table-cell office:value-type="float" office:value="38.627003" calcext:value-type="float">
            <text:p>38.627003</text:p>
          </table:table-cell>
          <table:table-cell office:value-type="float" office:value="-90.199404" calcext:value-type="float">
            <text:p>-90.199404</text:p>
          </table:table-cell>
        </table:table-row>
        <table:table-row table:style-name="ro1">
          <table:table-cell office:value-type="string" calcext:value-type="string">
            <text:p>Salem OR (CBSA)</text:p>
          </table:table-cell>
          <table:table-cell office:value-type="float" office:value="44.942898" calcext:value-type="float">
            <text:p>44.942898</text:p>
          </table:table-cell>
          <table:table-cell office:value-type="float" office:value="-123.035096" calcext:value-type="float">
            <text:p>-123.035096</text:p>
          </table:table-cell>
        </table:table-row>
        <table:table-row table:style-name="ro1">
          <table:table-cell office:value-type="string" calcext:value-type="string">
            <text:p>Salina KS (CBSA)</text:p>
          </table:table-cell>
          <table:table-cell table:style-name="Default" office:value-type="float" office:value="38.840281" calcext:value-type="float">
            <text:p>38.840281</text:p>
          </table:table-cell>
          <table:table-cell office:value-type="float" office:value="-97.611424" calcext:value-type="float">
            <text:p>-97.611424</text:p>
          </table:table-cell>
        </table:table-row>
        <table:table-row table:style-name="ro1">
          <table:table-cell office:value-type="string" calcext:value-type="string">
            <text:p>Salisbury</text:p>
          </table:table-cell>
          <table:table-cell table:style-name="Default" office:value-type="float" office:value="51.068785" calcext:value-type="float">
            <text:p>51.068785</text:p>
          </table:table-cell>
          <table:table-cell office:value-type="float" office:value="-1.794472" calcext:value-type="float">
            <text:p>-1.794472</text:p>
          </table:table-cell>
        </table:table-row>
        <table:table-row table:style-name="ro1">
          <table:table-cell office:value-type="string" calcext:value-type="string">
            <text:p>Salt Lake City (DMA)</text:p>
          </table:table-cell>
          <table:table-cell office:value-type="float" office:value="40.760779" calcext:value-type="float">
            <text:p>40.760779</text:p>
          </table:table-cell>
          <table:table-cell office:value-type="float" office:value="-111.891047" calcext:value-type="float">
            <text:p>-111.891047</text:p>
          </table:table-cell>
        </table:table-row>
        <table:table-row table:style-name="ro1">
          <table:table-cell office:value-type="string" calcext:value-type="string">
            <text:p>San Angelo (DMA)</text:p>
          </table:table-cell>
          <table:table-cell office:value-type="float" office:value="31.463772" calcext:value-type="float">
            <text:p>31.463772</text:p>
          </table:table-cell>
          <table:table-cell office:value-type="float" office:value="-100.437037" calcext:value-type="float">
            <text:p>-100.437037</text:p>
          </table:table-cell>
        </table:table-row>
        <table:table-row table:style-name="ro1">
          <table:table-cell office:value-type="string" calcext:value-type="string">
            <text:p>San Angelo TX (CBSA)</text:p>
          </table:table-cell>
          <table:table-cell table:style-name="Default" office:value-type="float" office:value="31.463772" calcext:value-type="float">
            <text:p>31.463772</text:p>
          </table:table-cell>
          <table:table-cell office:value-type="float" office:value="-100.437037" calcext:value-type="float">
            <text:p>-100.437037</text:p>
          </table:table-cell>
        </table:table-row>
        <table:table-row table:style-name="ro1">
          <table:table-cell office:value-type="string" calcext:value-type="string">
            <text:p>San Antonio</text:p>
          </table:table-cell>
          <table:table-cell table:style-name="Default" office:value-type="float" office:value="29.424122" calcext:value-type="float">
            <text:p>29.424122</text:p>
          </table:table-cell>
          <table:table-cell office:value-type="float" office:value="-98.493628" calcext:value-type="float">
            <text:p>-98.493628</text:p>
          </table:table-cell>
        </table:table-row>
        <table:table-row table:style-name="ro1">
          <table:table-cell office:value-type="string" calcext:value-type="string">
            <text:p>San Antonio (DMA)</text:p>
          </table:table-cell>
          <table:table-cell office:value-type="float" office:value="29.424122" calcext:value-type="float">
            <text:p>29.424122</text:p>
          </table:table-cell>
          <table:table-cell office:value-type="float" office:value="-98.493628" calcext:value-type="float">
            <text:p>-98.493628</text:p>
          </table:table-cell>
        </table:table-row>
        <table:table-row table:style-name="ro1">
          <table:table-cell office:value-type="string" calcext:value-type="string">
            <text:p>San Antonio TX (CBSA)</text:p>
          </table:table-cell>
          <table:table-cell office:value-type="float" office:value="29.424122" calcext:value-type="float">
            <text:p>29.424122</text:p>
          </table:table-cell>
          <table:table-cell office:value-type="float" office:value="-98.493628" calcext:value-type="float">
            <text:p>-98.493628</text:p>
          </table:table-cell>
        </table:table-row>
        <table:table-row table:style-name="ro1">
          <table:table-cell office:value-type="string" calcext:value-type="string">
            <text:p>San Diego</text:p>
          </table:table-cell>
          <table:table-cell office:value-type="float" office:value="32.715738" calcext:value-type="float">
            <text:p>32.715738</text:p>
          </table:table-cell>
          <table:table-cell office:value-type="float" office:value="-117.161084" calcext:value-type="float">
            <text:p>-117.161084</text:p>
          </table:table-cell>
        </table:table-row>
        <table:table-row table:style-name="ro1">
          <table:table-cell office:value-type="string" calcext:value-type="string">
            <text:p>San Diego (DMA)</text:p>
          </table:table-cell>
          <table:table-cell office:value-type="float" office:value="32.715738" calcext:value-type="float">
            <text:p>32.715738</text:p>
          </table:table-cell>
          <table:table-cell office:value-type="float" office:value="-117.161084" calcext:value-type="float">
            <text:p>-117.161084</text:p>
          </table:table-cell>
        </table:table-row>
        <table:table-row table:style-name="ro1">
          <table:table-cell office:value-type="string" calcext:value-type="string">
            <text:p>San Diego-Carlsbad-San Marcos CA (CBSA)</text:p>
          </table:table-cell>
          <table:table-cell table:style-name="Default" office:value-type="float" office:value="33.120028" calcext:value-type="float">
            <text:p>33.120028</text:p>
          </table:table-cell>
          <table:table-cell office:value-type="float" office:value="-117.207714" calcext:value-type="float">
            <text:p>-117.207714</text:p>
          </table:table-cell>
        </table:table-row>
        <table:table-row table:style-name="ro1">
          <table:table-cell office:value-type="string" calcext:value-type="string">
            <text:p>San Francisco</text:p>
          </table:table-cell>
          <table:table-cell table:style-name="Default" office:value-type="float" office:value="37.77493" calcext:value-type="float">
            <text:p>37.77493</text:p>
          </table:table-cell>
          <table:table-cell office:value-type="float" office:value="-122.419416" calcext:value-type="float">
            <text:p>-122.419416</text:p>
          </table:table-cell>
        </table:table-row>
        <table:table-row table:style-name="ro1">
          <table:table-cell office:value-type="string" calcext:value-type="string">
            <text:p>San Juan Metro (Region) (DMA)</text:p>
          </table:table-cell>
          <table:table-cell office:value-type="float" office:value="-34.622676" calcext:value-type="float">
            <text:p>-34.622676</text:p>
          </table:table-cell>
          <table:table-cell office:value-type="float" office:value="-58.379952" calcext:value-type="float">
            <text:p>-58.379952</text:p>
          </table:table-cell>
        </table:table-row>
        <table:table-row table:style-name="ro1">
          <table:table-cell office:value-type="string" calcext:value-type="string">
            <text:p>San Juan Sub (Region) (DMA)</text:p>
          </table:table-cell>
          <table:table-cell office:value-type="float" office:value="21.128816" calcext:value-type="float">
            <text:p>21.128816</text:p>
          </table:table-cell>
          <table:table-cell office:value-type="float" office:value="-101.667321" calcext:value-type="float">
            <text:p>-101.667321</text:p>
          </table:table-cell>
        </table:table-row>
        <table:table-row table:style-name="ro1">
          <table:table-cell office:value-type="string" calcext:value-type="string">
            <text:p>San Juan-Caguas-Guaynabo PR (CBSA)</text:p>
          </table:table-cell>
          <table:table-cell office:value-type="float" office:value="18.466334" calcext:value-type="float">
            <text:p>18.466334</text:p>
          </table:table-cell>
          <table:table-cell office:value-type="float" office:value="-66.105722" calcext:value-type="float">
            <text:p>-66.105722</text:p>
          </table:table-cell>
        </table:table-row>
        <table:table-row table:style-name="ro1">
          <table:table-cell office:value-type="string" calcext:value-type="string">
            <text:p>San Luis Obispo-Paso Robles CA (CBSA)</text:p>
          </table:table-cell>
          <table:table-cell table:style-name="Default" office:value-type="float" office:value="35.636876" calcext:value-type="float">
            <text:p>35.636876</text:p>
          </table:table-cell>
          <table:table-cell office:value-type="float" office:value="-120.654502" calcext:value-type="float">
            <text:p>-120.654502</text:p>
          </table:table-cell>
        </table:table-row>
        <table:table-row table:style-name="ro1">
          <table:table-cell office:value-type="string" calcext:value-type="string">
            <text:p>Sandusky OH (CBSA)</text:p>
          </table:table-cell>
          <table:table-cell office:value-type="float" office:value="41.44894" calcext:value-type="float">
            <text:p>41.44894</text:p>
          </table:table-cell>
          <table:table-cell office:value-type="float" office:value="-82.707961" calcext:value-type="float">
            <text:p>-82.707961</text:p>
          </table:table-cell>
        </table:table-row>
        <table:table-row table:style-name="ro1">
          <table:table-cell office:value-type="string" calcext:value-type="string">
            <text:p>Sanford NC (CBSA)</text:p>
          </table:table-cell>
          <table:table-cell office:value-type="float" office:value="35.479876" calcext:value-type="float">
            <text:p>35.479876</text:p>
          </table:table-cell>
          <table:table-cell office:value-type="float" office:value="-79.180299" calcext:value-type="float">
            <text:p>-79.180299</text:p>
          </table:table-cell>
        </table:table-row>
        <table:table-row table:style-name="ro1">
          <table:table-cell office:value-type="string" calcext:value-type="string">
            <text:p>Savannah (DMA)</text:p>
          </table:table-cell>
          <table:table-cell office:value-type="float" office:value="32.083541" calcext:value-type="float">
            <text:p>32.083541</text:p>
          </table:table-cell>
          <table:table-cell office:value-type="float" office:value="-81.099834" calcext:value-type="float">
            <text:p>-81.099834</text:p>
          </table:table-cell>
        </table:table-row>
        <table:table-row table:style-name="ro1">
          <table:table-cell office:value-type="string" calcext:value-type="string">
            <text:p>Savannah GA (CBSA)</text:p>
          </table:table-cell>
          <table:table-cell office:value-type="float" office:value="32.083541" calcext:value-type="float">
            <text:p>32.083541</text:p>
          </table:table-cell>
          <table:table-cell office:value-type="float" office:value="-81.099834" calcext:value-type="float">
            <text:p>-81.099834</text:p>
          </table:table-cell>
        </table:table-row>
        <table:table-row table:style-name="ro1">
          <table:table-cell office:value-type="string" calcext:value-type="string">
            <text:p>Sayre PA (CBSA)</text:p>
          </table:table-cell>
          <table:table-cell office:value-type="float" office:value="41.978963" calcext:value-type="float">
            <text:p>41.978963</text:p>
          </table:table-cell>
          <table:table-cell office:value-type="float" office:value="-76.515499" calcext:value-type="float">
            <text:p>-76.515499</text:p>
          </table:table-cell>
        </table:table-row>
        <table:table-row table:style-name="ro1">
          <table:table-cell office:value-type="string" calcext:value-type="string">
            <text:p>Scottsbluff NE (CBSA)</text:p>
          </table:table-cell>
          <table:table-cell office:value-type="float" office:value="41.866634" calcext:value-type="float">
            <text:p>41.866634</text:p>
          </table:table-cell>
          <table:table-cell office:value-type="float" office:value="-103.667166" calcext:value-type="float">
            <text:p>-103.667166</text:p>
          </table:table-cell>
        </table:table-row>
        <table:table-row table:style-name="ro1">
          <table:table-cell office:value-type="string" calcext:value-type="string">
            <text:p>Scranton--Wilkes-Barre PA (CBSA)</text:p>
          </table:table-cell>
          <table:table-cell office:value-type="float" office:value="41.336246" calcext:value-type="float">
            <text:p>41.336246</text:p>
          </table:table-cell>
          <table:table-cell office:value-type="float" office:value="-75.731149" calcext:value-type="float">
            <text:p>-75.731149</text:p>
          </table:table-cell>
        </table:table-row>
        <table:table-row table:style-name="ro1">
          <table:table-cell office:value-type="string" calcext:value-type="string">
            <text:p>Searcy AR (CBSA)</text:p>
          </table:table-cell>
          <table:table-cell office:value-type="float" office:value="35.24682" calcext:value-type="float">
            <text:p>35.24682</text:p>
          </table:table-cell>
          <table:table-cell office:value-type="float" office:value="-91.733685" calcext:value-type="float">
            <text:p>-91.733685</text:p>
          </table:table-cell>
        </table:table-row>
        <table:table-row table:style-name="ro1">
          <table:table-cell office:value-type="string" calcext:value-type="string">
            <text:p>Seattle-Tacoma (DMA)</text:p>
          </table:table-cell>
          <table:table-cell office:value-type="float" office:value="47.45025" calcext:value-type="float">
            <text:p>47.45025</text:p>
          </table:table-cell>
          <table:table-cell office:value-type="float" office:value="-122.308817" calcext:value-type="float">
            <text:p>-122.308817</text:p>
          </table:table-cell>
        </table:table-row>
        <table:table-row table:style-name="ro1">
          <table:table-cell office:value-type="string" calcext:value-type="string">
            <text:p>Seattle/Tacoma</text:p>
          </table:table-cell>
          <table:table-cell office:value-type="float" office:value="47.45025" calcext:value-type="float">
            <text:p>47.45025</text:p>
          </table:table-cell>
          <table:table-cell office:value-type="float" office:value="-122.308817" calcext:value-type="float">
            <text:p>-122.308817</text:p>
          </table:table-cell>
        </table:table-row>
        <table:table-row table:style-name="ro1">
          <table:table-cell office:value-type="string" calcext:value-type="string">
            <text:p>Sebastian-Vero Beach FL (CBSA)</text:p>
          </table:table-cell>
          <table:table-cell office:value-type="float" office:value="27.813598" calcext:value-type="float">
            <text:p>27.813598</text:p>
          </table:table-cell>
          <table:table-cell office:value-type="float" office:value="-80.493329" calcext:value-type="float">
            <text:p>-80.493329</text:p>
          </table:table-cell>
        </table:table-row>
        <table:table-row table:style-name="ro1">
          <table:table-cell office:value-type="string" calcext:value-type="string">
            <text:p>Sebring FL (CBSA)</text:p>
          </table:table-cell>
          <table:table-cell office:value-type="float" office:value="27.495592" calcext:value-type="float">
            <text:p>27.495592</text:p>
          </table:table-cell>
          <table:table-cell office:value-type="float" office:value="-81.440907" calcext:value-type="float">
            <text:p>-81.440907</text:p>
          </table:table-cell>
        </table:table-row>
        <table:table-row table:style-name="ro1">
          <table:table-cell office:value-type="string" calcext:value-type="string">
            <text:p>Selinsgrove PA (CBSA)</text:p>
          </table:table-cell>
          <table:table-cell office:value-type="float" office:value="40.798974" calcext:value-type="float">
            <text:p>40.798974</text:p>
          </table:table-cell>
          <table:table-cell office:value-type="float" office:value="-76.862193" calcext:value-type="float">
            <text:p>-76.862193</text:p>
          </table:table-cell>
        </table:table-row>
        <table:table-row table:style-name="ro1">
          <table:table-cell office:value-type="string" calcext:value-type="string">
            <text:p>Selma AL (CBSA)</text:p>
          </table:table-cell>
          <table:table-cell office:value-type="float" office:value="32.407359" calcext:value-type="float">
            <text:p>32.407359</text:p>
          </table:table-cell>
          <table:table-cell office:value-type="float" office:value="-87.021101" calcext:value-type="float">
            <text:p>-87.021101</text:p>
          </table:table-cell>
        </table:table-row>
        <table:table-row table:style-name="ro1">
          <table:table-cell office:value-type="string" calcext:value-type="string">
            <text:p>Sevierville TN (CBSA)</text:p>
          </table:table-cell>
          <table:table-cell table:style-name="Default" office:value-type="float" office:value="35.868146" calcext:value-type="float">
            <text:p>35.868146</text:p>
          </table:table-cell>
          <table:table-cell office:value-type="float" office:value="-83.561835" calcext:value-type="float">
            <text:p>-83.561835</text:p>
          </table:table-cell>
        </table:table-row>
        <table:table-row table:style-name="ro1">
          <table:table-cell office:value-type="string" calcext:value-type="string">
            <text:p>Seymour IN (CBSA)</text:p>
          </table:table-cell>
          <table:table-cell table:style-name="Default" office:value-type="float" office:value="38.95922" calcext:value-type="float">
            <text:p>38.95922</text:p>
          </table:table-cell>
          <table:table-cell office:value-type="float" office:value="-85.890255" calcext:value-type="float">
            <text:p>-85.890255</text:p>
          </table:table-cell>
        </table:table-row>
        <table:table-row table:style-name="ro1">
          <table:table-cell office:value-type="string" calcext:value-type="string">
            <text:p>Shawano WI Micro (CBSA)</text:p>
          </table:table-cell>
          <table:table-cell table:style-name="Default" office:value-type="float" office:value="44.782206" calcext:value-type="float">
            <text:p>44.782206</text:p>
          </table:table-cell>
          <table:table-cell office:value-type="float" office:value="-88.608992" calcext:value-type="float">
            <text:p>-88.608992</text:p>
          </table:table-cell>
        </table:table-row>
        <table:table-row table:style-name="ro1">
          <table:table-cell office:value-type="string" calcext:value-type="string">
            <text:p>Shawnee OK (CBSA)</text:p>
          </table:table-cell>
          <table:table-cell table:style-name="Default" office:value-type="float" office:value="35.327293" calcext:value-type="float">
            <text:p>35.327293</text:p>
          </table:table-cell>
          <table:table-cell office:value-type="float" office:value="-96.9253" calcext:value-type="float">
            <text:p>-96.9253</text:p>
          </table:table-cell>
        </table:table-row>
        <table:table-row table:style-name="ro1">
          <table:table-cell office:value-type="string" calcext:value-type="string">
            <text:p>Sheboygan WI (CBSA)</text:p>
          </table:table-cell>
          <table:table-cell office:value-type="float" office:value="43.750828" calcext:value-type="float">
            <text:p>43.750828</text:p>
          </table:table-cell>
          <table:table-cell office:value-type="float" office:value="-87.71453" calcext:value-type="float">
            <text:p>-87.71453</text:p>
          </table:table-cell>
        </table:table-row>
        <table:table-row table:style-name="ro1">
          <table:table-cell office:value-type="string" calcext:value-type="string">
            <text:p>Shelby NC (CBSA)</text:p>
          </table:table-cell>
          <table:table-cell office:value-type="float" office:value="35.292351" calcext:value-type="float">
            <text:p>35.292351</text:p>
          </table:table-cell>
          <table:table-cell office:value-type="float" office:value="-81.535646" calcext:value-type="float">
            <text:p>-81.535646</text:p>
          </table:table-cell>
        </table:table-row>
        <table:table-row table:style-name="ro1">
          <table:table-cell office:value-type="string" calcext:value-type="string">
            <text:p>Shelbyville TN (CBSA)</text:p>
          </table:table-cell>
          <table:table-cell table:style-name="Default" office:value-type="float" office:value="35.483406" calcext:value-type="float">
            <text:p>35.483406</text:p>
          </table:table-cell>
          <table:table-cell office:value-type="float" office:value="-86.460272" calcext:value-type="float">
            <text:p>-86.460272</text:p>
          </table:table-cell>
        </table:table-row>
        <table:table-row table:style-name="ro1">
          <table:table-cell office:value-type="string" calcext:value-type="string">
            <text:p>Sheridan WY (CBSA)</text:p>
          </table:table-cell>
          <table:table-cell table:style-name="Default" office:value-type="float" office:value="44.797194" calcext:value-type="float">
            <text:p>44.797194</text:p>
          </table:table-cell>
          <table:table-cell office:value-type="float" office:value="-106.956179" calcext:value-type="float">
            <text:p>-106.956179</text:p>
          </table:table-cell>
        </table:table-row>
        <table:table-row table:style-name="ro1">
          <table:table-cell office:value-type="string" calcext:value-type="string">
            <text:p>Sherman-Ada (DMA)</text:p>
          </table:table-cell>
          <table:table-cell table:style-name="Default" office:value-type="float" office:value="43.628371" calcext:value-type="float">
            <text:p>43.628371</text:p>
          </table:table-cell>
          <table:table-cell office:value-type="float" office:value="-116.20107" calcext:value-type="float">
            <text:p>-116.20107</text:p>
          </table:table-cell>
        </table:table-row>
        <table:table-row table:style-name="ro1">
          <table:table-cell office:value-type="string" calcext:value-type="string">
            <text:p>Shreveport (DMA)</text:p>
          </table:table-cell>
          <table:table-cell table:style-name="Default" office:value-type="float" office:value="32.525152" calcext:value-type="float">
            <text:p>32.525152</text:p>
          </table:table-cell>
          <table:table-cell office:value-type="float" office:value="-93.750179" calcext:value-type="float">
            <text:p>-93.750179</text:p>
          </table:table-cell>
        </table:table-row>
        <table:table-row table:style-name="ro1">
          <table:table-cell office:value-type="string" calcext:value-type="string">
            <text:p>Shreveport-Bossier City LA (CBSA)</text:p>
          </table:table-cell>
          <table:table-cell office:value-type="float" office:value="32.525152" calcext:value-type="float">
            <text:p>32.525152</text:p>
          </table:table-cell>
          <table:table-cell office:value-type="float" office:value="-93.750179" calcext:value-type="float">
            <text:p>-93.750179</text:p>
          </table:table-cell>
        </table:table-row>
        <table:table-row table:style-name="ro1">
          <table:table-cell office:value-type="string" calcext:value-type="string">
            <text:p>Sidney OH (CBSA)</text:p>
          </table:table-cell>
          <table:table-cell table:style-name="Default" office:value-type="float" office:value="40.284216" calcext:value-type="float">
            <text:p>40.284216</text:p>
          </table:table-cell>
          <table:table-cell office:value-type="float" office:value="-84.155499" calcext:value-type="float">
            <text:p>-84.155499</text:p>
          </table:table-cell>
        </table:table-row>
        <table:table-row table:style-name="ro1">
          <table:table-cell office:value-type="string" calcext:value-type="string">
            <text:p>Sikeston MO (CBSA)</text:p>
          </table:table-cell>
          <table:table-cell office:value-type="float" office:value="36.876719" calcext:value-type="float">
            <text:p>36.876719</text:p>
          </table:table-cell>
          <table:table-cell office:value-type="float" office:value="-89.587858" calcext:value-type="float">
            <text:p>-89.587858</text:p>
          </table:table-cell>
        </table:table-row>
        <table:table-row table:style-name="ro1">
          <table:table-cell office:value-type="string" calcext:value-type="string">
            <text:p>Silver City NM (CBSA)</text:p>
          </table:table-cell>
          <table:table-cell table:style-name="Default" office:value-type="float" office:value="32.770075" calcext:value-type="float">
            <text:p>32.770075</text:p>
          </table:table-cell>
          <table:table-cell office:value-type="float" office:value="-108.280326" calcext:value-type="float">
            <text:p>-108.280326</text:p>
          </table:table-cell>
        </table:table-row>
        <table:table-row table:style-name="ro1">
          <table:table-cell office:value-type="string" calcext:value-type="string">
            <text:p>Sioux Falls (Mitchell) (DMA)</text:p>
          </table:table-cell>
          <table:table-cell office:value-type="float" office:value="43.544596" calcext:value-type="float">
            <text:p>43.544596</text:p>
          </table:table-cell>
          <table:table-cell office:value-type="float" office:value="-96.731103" calcext:value-type="float">
            <text:p>-96.731103</text:p>
          </table:table-cell>
        </table:table-row>
        <table:table-row table:style-name="ro1">
          <table:table-cell office:value-type="string" calcext:value-type="string">
            <text:p>Sioux Falls SD (CBSA)</text:p>
          </table:table-cell>
          <table:table-cell table:style-name="Default" office:value-type="float" office:value="43.544596" calcext:value-type="float">
            <text:p>43.544596</text:p>
          </table:table-cell>
          <table:table-cell office:value-type="float" office:value="-96.731103" calcext:value-type="float">
            <text:p>-96.731103</text:p>
          </table:table-cell>
        </table:table-row>
        <table:table-row table:style-name="ro1">
          <table:table-cell office:value-type="string" calcext:value-type="string">
            <text:p>Snyder TX (CBSA)</text:p>
          </table:table-cell>
          <table:table-cell office:value-type="float" office:value="32.717886" calcext:value-type="float">
            <text:p>32.717886</text:p>
          </table:table-cell>
          <table:table-cell office:value-type="float" office:value="-100.917618" calcext:value-type="float">
            <text:p>-100.917618</text:p>
          </table:table-cell>
        </table:table-row>
        <table:table-row table:style-name="ro1">
          <table:table-cell office:value-type="string" calcext:value-type="string">
            <text:p>Somerset KY (CBSA)</text:p>
          </table:table-cell>
          <table:table-cell office:value-type="float" office:value="37.092022" calcext:value-type="float">
            <text:p>37.092022</text:p>
          </table:table-cell>
          <table:table-cell office:value-type="float" office:value="-84.604108" calcext:value-type="float">
            <text:p>-84.604108</text:p>
          </table:table-cell>
        </table:table-row>
        <table:table-row table:style-name="ro1">
          <table:table-cell office:value-type="string" calcext:value-type="string">
            <text:p>Somerset PA (CBSA)</text:p>
          </table:table-cell>
          <table:table-cell table:style-name="Default" office:value-type="float" office:value="40.008411" calcext:value-type="float">
            <text:p>40.008411</text:p>
          </table:table-cell>
          <table:table-cell office:value-type="float" office:value="-79.078083" calcext:value-type="float">
            <text:p>-79.078083</text:p>
          </table:table-cell>
        </table:table-row>
        <table:table-row table:style-name="ro1">
          <table:table-cell office:value-type="string" calcext:value-type="string">
            <text:p>Spearfish SD (CBSA)</text:p>
          </table:table-cell>
          <table:table-cell office:value-type="float" office:value="44.490817" calcext:value-type="float">
            <text:p>44.490817</text:p>
          </table:table-cell>
          <table:table-cell office:value-type="float" office:value="-103.85937" calcext:value-type="float">
            <text:p>-103.85937</text:p>
          </table:table-cell>
        </table:table-row>
        <table:table-row table:style-name="ro1">
          <table:table-cell office:value-type="string" calcext:value-type="string">
            <text:p>Spokane (DMA)</text:p>
          </table:table-cell>
          <table:table-cell table:style-name="Default" office:value-type="float" office:value="47.65878" calcext:value-type="float">
            <text:p>47.65878</text:p>
          </table:table-cell>
          <table:table-cell office:value-type="float" office:value="-117.426047" calcext:value-type="float">
            <text:p>-117.426047</text:p>
          </table:table-cell>
        </table:table-row>
        <table:table-row table:style-name="ro1">
          <table:table-cell office:value-type="string" calcext:value-type="string">
            <text:p>Spokane WA (CBSA)</text:p>
          </table:table-cell>
          <table:table-cell table:style-name="Default" office:value-type="float" office:value="47.65878" calcext:value-type="float">
            <text:p>47.65878</text:p>
          </table:table-cell>
          <table:table-cell office:value-type="float" office:value="-117.426047" calcext:value-type="float">
            <text:p>-117.426047</text:p>
          </table:table-cell>
        </table:table-row>
        <table:table-row table:style-name="ro1">
          <table:table-cell office:value-type="string" calcext:value-type="string">
            <text:p>Springfield MA (CBSA)</text:p>
          </table:table-cell>
          <table:table-cell table:style-name="Default" office:value-type="float" office:value="42.101483" calcext:value-type="float">
            <text:p>42.101483</text:p>
          </table:table-cell>
          <table:table-cell office:value-type="float" office:value="-72.589811" calcext:value-type="float">
            <text:p>-72.589811</text:p>
          </table:table-cell>
        </table:table-row>
        <table:table-row table:style-name="ro1">
          <table:table-cell office:value-type="string" calcext:value-type="string">
            <text:p>Springfield MO (CBSA)</text:p>
          </table:table-cell>
          <table:table-cell office:value-type="float" office:value="37.208957" calcext:value-type="float">
            <text:p>37.208957</text:p>
          </table:table-cell>
          <table:table-cell office:value-type="float" office:value="-93.292299" calcext:value-type="float">
            <text:p>-93.292299</text:p>
          </table:table-cell>
        </table:table-row>
        <table:table-row table:style-name="ro1">
          <table:table-cell office:value-type="string" calcext:value-type="string">
            <text:p>Springfield MO (DMA)</text:p>
          </table:table-cell>
          <table:table-cell office:value-type="float" office:value="37.208957" calcext:value-type="float">
            <text:p>37.208957</text:p>
          </table:table-cell>
          <table:table-cell office:value-type="float" office:value="-93.292299" calcext:value-type="float">
            <text:p>-93.292299</text:p>
          </table:table-cell>
        </table:table-row>
        <table:table-row table:style-name="ro1">
          <table:table-cell office:value-type="string" calcext:value-type="string">
            <text:p>Springfield OH (CBSA)</text:p>
          </table:table-cell>
          <table:table-cell office:value-type="float" office:value="39.924227" calcext:value-type="float">
            <text:p>39.924227</text:p>
          </table:table-cell>
          <table:table-cell office:value-type="float" office:value="-83.808817" calcext:value-type="float">
            <text:p>-83.808817</text:p>
          </table:table-cell>
        </table:table-row>
        <table:table-row table:style-name="ro1">
          <table:table-cell office:value-type="string" calcext:value-type="string">
            <text:p>Springfield-Holyoke (DMA)</text:p>
          </table:table-cell>
          <table:table-cell office:value-type="float" office:value="42.217209" calcext:value-type="float">
            <text:p>42.217209</text:p>
          </table:table-cell>
          <table:table-cell office:value-type="float" office:value="-72.626944" calcext:value-type="float">
            <text:p>-72.626944</text:p>
          </table:table-cell>
        </table:table-row>
        <table:table-row table:style-name="ro1">
          <table:table-cell office:value-type="string" calcext:value-type="string">
            <text:p>St. Cloud MN (CBSA)</text:p>
          </table:table-cell>
          <table:table-cell table:style-name="Default" office:value-type="float" office:value="45.557945" calcext:value-type="float">
            <text:p>45.557945</text:p>
          </table:table-cell>
          <table:table-cell office:value-type="float" office:value="-94.16324" calcext:value-type="float">
            <text:p>-94.16324</text:p>
          </table:table-cell>
        </table:table-row>
        <table:table-row table:style-name="ro1">
          <table:table-cell office:value-type="string" calcext:value-type="string">
            <text:p>St. Joseph MO-KS (CBSA)</text:p>
          </table:table-cell>
          <table:table-cell office:value-type="float" office:value="39.767458" calcext:value-type="float">
            <text:p>39.767458</text:p>
          </table:table-cell>
          <table:table-cell office:value-type="float" office:value="-94.846681" calcext:value-type="float">
            <text:p>-94.846681</text:p>
          </table:table-cell>
        </table:table-row>
        <table:table-row table:style-name="ro1">
          <table:table-cell office:value-type="string" calcext:value-type="string">
            <text:p>St. Louis MO-IL (CBSA)</text:p>
          </table:table-cell>
          <table:table-cell office:value-type="float" office:value="38.627003" calcext:value-type="float">
            <text:p>38.627003</text:p>
          </table:table-cell>
          <table:table-cell office:value-type="float" office:value="-90.199404" calcext:value-type="float">
            <text:p>-90.199404</text:p>
          </table:table-cell>
        </table:table-row>
        <table:table-row table:style-name="ro1">
          <table:table-cell office:value-type="string" calcext:value-type="string">
            <text:p>Starkville MS (CBSA)</text:p>
          </table:table-cell>
          <table:table-cell table:style-name="Default" office:value-type="float" office:value="33.4504" calcext:value-type="float">
            <text:p>33.4504</text:p>
          </table:table-cell>
          <table:table-cell office:value-type="float" office:value="-88.818387" calcext:value-type="float">
            <text:p>-88.818387</text:p>
          </table:table-cell>
        </table:table-row>
        <table:table-row table:style-name="ro1">
          <table:table-cell office:value-type="string" calcext:value-type="string">
            <text:p>State College PA (CBSA)</text:p>
          </table:table-cell>
          <table:table-cell office:value-type="float" office:value="40.793395" calcext:value-type="float">
            <text:p>40.793395</text:p>
          </table:table-cell>
          <table:table-cell office:value-type="float" office:value="-77.860001" calcext:value-type="float">
            <text:p>-77.860001</text:p>
          </table:table-cell>
        </table:table-row>
        <table:table-row table:style-name="ro1">
          <table:table-cell office:value-type="string" calcext:value-type="string">
            <text:p>Staunton-Waynesboro VA (CBSA)</text:p>
          </table:table-cell>
          <table:table-cell table:style-name="Default" office:value-type="float" office:value="38.068469" calcext:value-type="float">
            <text:p>38.068469</text:p>
          </table:table-cell>
          <table:table-cell office:value-type="float" office:value="-78.889468" calcext:value-type="float">
            <text:p>-78.889468</text:p>
          </table:table-cell>
        </table:table-row>
        <table:table-row table:style-name="ro1">
          <table:table-cell office:value-type="string" calcext:value-type="string">
            <text:p>Sterling IL (CBSA)</text:p>
          </table:table-cell>
          <table:table-cell office:value-type="float" office:value="41.788642" calcext:value-type="float">
            <text:p>41.788642</text:p>
          </table:table-cell>
          <table:table-cell office:value-type="float" office:value="-89.696219" calcext:value-type="float">
            <text:p>-89.696219</text:p>
          </table:table-cell>
        </table:table-row>
        <table:table-row table:style-name="ro1">
          <table:table-cell office:value-type="string" calcext:value-type="string">
            <text:p>Stevens Point WI (CBSA)</text:p>
          </table:table-cell>
          <table:table-cell office:value-type="float" office:value="44.523579" calcext:value-type="float">
            <text:p>44.523579</text:p>
          </table:table-cell>
          <table:table-cell office:value-type="float" office:value="-89.574563" calcext:value-type="float">
            <text:p>-89.574563</text:p>
          </table:table-cell>
        </table:table-row>
        <table:table-row table:style-name="ro1">
          <table:table-cell office:value-type="string" calcext:value-type="string">
            <text:p>Stillwater OK (CBSA)</text:p>
          </table:table-cell>
          <table:table-cell office:value-type="float" office:value="36.115607" calcext:value-type="float">
            <text:p>36.115607</text:p>
          </table:table-cell>
          <table:table-cell office:value-type="float" office:value="-97.058368" calcext:value-type="float">
            <text:p>-97.058368</text:p>
          </table:table-cell>
        </table:table-row>
        <table:table-row table:style-name="ro1">
          <table:table-cell office:value-type="string" calcext:value-type="string">
            <text:p>Sulphur Springs TX (CBSA)</text:p>
          </table:table-cell>
          <table:table-cell office:value-type="float" office:value="33.138448" calcext:value-type="float">
            <text:p>33.138448</text:p>
          </table:table-cell>
          <table:table-cell office:value-type="float" office:value="-95.601067" calcext:value-type="float">
            <text:p>-95.601067</text:p>
          </table:table-cell>
        </table:table-row>
        <table:table-row table:style-name="ro1">
          <table:table-cell office:value-type="string" calcext:value-type="string">
            <text:p>Summerville GA (CBSA)</text:p>
          </table:table-cell>
          <table:table-cell office:value-type="float" office:value="34.480642" calcext:value-type="float">
            <text:p>34.480642</text:p>
          </table:table-cell>
          <table:table-cell office:value-type="float" office:value="-85.347734" calcext:value-type="float">
            <text:p>-85.347734</text:p>
          </table:table-cell>
        </table:table-row>
        <table:table-row table:style-name="ro1">
          <table:table-cell office:value-type="string" calcext:value-type="string">
            <text:p>Sweetwater TX (CBSA)</text:p>
          </table:table-cell>
          <table:table-cell office:value-type="float" office:value="32.470952" calcext:value-type="float">
            <text:p>32.470952</text:p>
          </table:table-cell>
          <table:table-cell office:value-type="float" office:value="-100.405938" calcext:value-type="float">
            <text:p>-100.405938</text:p>
          </table:table-cell>
        </table:table-row>
        <table:table-row table:style-name="ro1">
          <table:table-cell office:value-type="string" calcext:value-type="string">
            <text:p>Syracuse (DMA)</text:p>
          </table:table-cell>
          <table:table-cell office:value-type="float" office:value="43.048122" calcext:value-type="float">
            <text:p>43.048122</text:p>
          </table:table-cell>
          <table:table-cell office:value-type="float" office:value="-76.147424" calcext:value-type="float">
            <text:p>-76.147424</text:p>
          </table:table-cell>
        </table:table-row>
        <table:table-row table:style-name="ro1">
          <table:table-cell office:value-type="string" calcext:value-type="string">
            <text:p>Syracuse NY (CBSA)</text:p>
          </table:table-cell>
          <table:table-cell office:value-type="float" office:value="43.048122" calcext:value-type="float">
            <text:p>43.048122</text:p>
          </table:table-cell>
          <table:table-cell office:value-type="float" office:value="-76.147424" calcext:value-type="float">
            <text:p>-76.147424</text:p>
          </table:table-cell>
        </table:table-row>
        <table:table-row table:style-name="ro1">
          <table:table-cell office:value-type="string" calcext:value-type="string">
            <text:p>Tahlequah OK (CBSA)</text:p>
          </table:table-cell>
          <table:table-cell office:value-type="float" office:value="35.91537" calcext:value-type="float">
            <text:p>35.91537</text:p>
          </table:table-cell>
          <table:table-cell office:value-type="float" office:value="-94.969956" calcext:value-type="float">
            <text:p>-94.969956</text:p>
          </table:table-cell>
        </table:table-row>
        <table:table-row table:style-name="ro1">
          <table:table-cell office:value-type="string" calcext:value-type="string">
            <text:p>Talladega-Sylacauga AL (CBSA)</text:p>
          </table:table-cell>
          <table:table-cell office:value-type="float" office:value="33.173172" calcext:value-type="float">
            <text:p>33.173172</text:p>
          </table:table-cell>
          <table:table-cell office:value-type="float" office:value="-86.251641" calcext:value-type="float">
            <text:p>-86.251641</text:p>
          </table:table-cell>
        </table:table-row>
        <table:table-row table:style-name="ro1">
          <table:table-cell office:value-type="string" calcext:value-type="string">
            <text:p>Tallahassee et al FL-GA (DMA)</text:p>
          </table:table-cell>
          <table:table-cell office:value-type="float" office:value="32.165622" calcext:value-type="float">
            <text:p>32.165622</text:p>
          </table:table-cell>
          <table:table-cell table:style-name="ce2" office:value-type="float" office:value="-82.900075" calcext:value-type="float">
            <text:p>-82.900075</text:p>
          </table:table-cell>
        </table:table-row>
        <table:table-row table:style-name="ro1">
          <table:table-cell office:value-type="string" calcext:value-type="string">
            <text:p>Tallahassee FL (CBSA)</text:p>
          </table:table-cell>
          <table:table-cell office:value-type="float" office:value="30.438256" calcext:value-type="float">
            <text:p>30.438256</text:p>
          </table:table-cell>
          <table:table-cell office:value-type="float" office:value="-84.280733" calcext:value-type="float">
            <text:p>-84.280733</text:p>
          </table:table-cell>
        </table:table-row>
        <table:table-row table:style-name="ro1">
          <table:table-cell office:value-type="string" calcext:value-type="string">
            <text:p>Tampa</text:p>
          </table:table-cell>
          <table:table-cell table:style-name="Default" office:value-type="float" office:value="27.950575" calcext:value-type="float">
            <text:p>27.950575</text:p>
          </table:table-cell>
          <table:table-cell office:value-type="float" office:value="-82.457178" calcext:value-type="float">
            <text:p>-82.457178</text:p>
          </table:table-cell>
        </table:table-row>
        <table:table-row table:style-name="ro1">
          <table:table-cell office:value-type="string" calcext:value-type="string">
            <text:p>Tampa-Saint Petersburg (Sarasota) (DMA)</text:p>
          </table:table-cell>
          <table:table-cell office:value-type="float" office:value="27.84987" calcext:value-type="float">
            <text:p>27.84987</text:p>
          </table:table-cell>
          <table:table-cell office:value-type="float" office:value="-82.482768" calcext:value-type="float">
            <text:p>-82.482768</text:p>
          </table:table-cell>
        </table:table-row>
        <table:table-row table:style-name="ro1">
          <table:table-cell office:value-type="string" calcext:value-type="string">
            <text:p>Tampa-St. Petersburg-Clearwater FL (CBSA)</text:p>
          </table:table-cell>
          <table:table-cell office:value-type="float" office:value="28.036547" calcext:value-type="float">
            <text:p>28.036547</text:p>
          </table:table-cell>
          <table:table-cell office:value-type="float" office:value="-82.681172" calcext:value-type="float">
            <text:p>-82.681172</text:p>
          </table:table-cell>
        </table:table-row>
        <table:table-row table:style-name="ro1">
          <table:table-cell office:value-type="string" calcext:value-type="string">
            <text:p>Taylorville IL (CBSA)</text:p>
          </table:table-cell>
          <table:table-cell office:value-type="float" office:value="39.548935" calcext:value-type="float">
            <text:p>39.548935</text:p>
          </table:table-cell>
          <table:table-cell office:value-type="float" office:value="-89.294533" calcext:value-type="float">
            <text:p>-89.294533</text:p>
          </table:table-cell>
        </table:table-row>
        <table:table-row table:style-name="ro1">
          <table:table-cell office:value-type="string" calcext:value-type="string">
            <text:p>Terre Haute (DMA)</text:p>
          </table:table-cell>
          <table:table-cell table:style-name="Default" office:value-type="float" office:value="39.466703" calcext:value-type="float">
            <text:p>39.466703</text:p>
          </table:table-cell>
          <table:table-cell office:value-type="float" office:value="-87.413909" calcext:value-type="float">
            <text:p>-87.413909</text:p>
          </table:table-cell>
        </table:table-row>
        <table:table-row table:style-name="ro1">
          <table:table-cell office:value-type="string" calcext:value-type="string">
            <text:p>Terre Haute IN (CBSA)</text:p>
          </table:table-cell>
          <table:table-cell office:value-type="float" office:value="39.466703" calcext:value-type="float">
            <text:p>39.466703</text:p>
          </table:table-cell>
          <table:table-cell office:value-type="float" office:value="-87.413909" calcext:value-type="float">
            <text:p>-87.413909</text:p>
          </table:table-cell>
        </table:table-row>
        <table:table-row table:style-name="ro1">
          <table:table-cell office:value-type="string" calcext:value-type="string">
            <text:p>The Villages FL (CBSA)</text:p>
          </table:table-cell>
          <table:table-cell office:value-type="float" office:value="28.927019" calcext:value-type="float">
            <text:p>28.927019</text:p>
          </table:table-cell>
          <table:table-cell office:value-type="float" office:value="-82.003761" calcext:value-type="float">
            <text:p>-82.003761</text:p>
          </table:table-cell>
        </table:table-row>
        <table:table-row table:style-name="ro1">
          <table:table-cell office:value-type="string" calcext:value-type="string">
            <text:p>Thomasville GA (CBSA)</text:p>
          </table:table-cell>
          <table:table-cell office:value-type="float" office:value="30.836582" calcext:value-type="float">
            <text:p>30.836582</text:p>
          </table:table-cell>
          <table:table-cell office:value-type="float" office:value="-83.978781" calcext:value-type="float">
            <text:p>-83.978781</text:p>
          </table:table-cell>
        </table:table-row>
        <table:table-row table:style-name="ro1">
          <table:table-cell office:value-type="string" calcext:value-type="string">
            <text:p>Tiffin OH (CBSA)</text:p>
          </table:table-cell>
          <table:table-cell office:value-type="float" office:value="41.114499" calcext:value-type="float">
            <text:p>41.114499</text:p>
          </table:table-cell>
          <table:table-cell office:value-type="float" office:value="-83.177975" calcext:value-type="float">
            <text:p>-83.177975</text:p>
          </table:table-cell>
        </table:table-row>
        <table:table-row table:style-name="ro1">
          <table:table-cell office:value-type="string" calcext:value-type="string">
            <text:p>Toledo (DMA)</text:p>
          </table:table-cell>
          <table:table-cell office:value-type="float" office:value="41.663938" calcext:value-type="float">
            <text:p>41.663938</text:p>
          </table:table-cell>
          <table:table-cell office:value-type="float" office:value="-83.555212" calcext:value-type="float">
            <text:p>-83.555212</text:p>
          </table:table-cell>
        </table:table-row>
        <table:table-row table:style-name="ro1">
          <table:table-cell office:value-type="string" calcext:value-type="string">
            <text:p>Toledo OH (CBSA)</text:p>
          </table:table-cell>
          <table:table-cell table:style-name="Default" office:value-type="float" office:value="41.663938" calcext:value-type="float">
            <text:p>41.663938</text:p>
          </table:table-cell>
          <table:table-cell office:value-type="float" office:value="-83.555212" calcext:value-type="float">
            <text:p>-83.555212</text:p>
          </table:table-cell>
        </table:table-row>
        <table:table-row table:style-name="ro1">
          <table:table-cell office:value-type="string" calcext:value-type="string">
            <text:p>Topeka (DMA)</text:p>
          </table:table-cell>
          <table:table-cell office:value-type="float" office:value="39.055824" calcext:value-type="float">
            <text:p>39.055824</text:p>
          </table:table-cell>
          <table:table-cell office:value-type="float" office:value="-95.689018" calcext:value-type="float">
            <text:p>-95.689018</text:p>
          </table:table-cell>
        </table:table-row>
        <table:table-row table:style-name="ro1">
          <table:table-cell office:value-type="string" calcext:value-type="string">
            <text:p>Topeka KS (CBSA)</text:p>
          </table:table-cell>
          <table:table-cell table:style-name="Default" office:value-type="float" office:value="39.055824" calcext:value-type="float">
            <text:p>39.055824</text:p>
          </table:table-cell>
          <table:table-cell office:value-type="float" office:value="-95.689018" calcext:value-type="float">
            <text:p>-95.689018</text:p>
          </table:table-cell>
        </table:table-row>
        <table:table-row table:style-name="ro1">
          <table:table-cell office:value-type="string" calcext:value-type="string">
            <text:p>Traverse City MI (CBSA)</text:p>
          </table:table-cell>
          <table:table-cell office:value-type="float" office:value="44.763057" calcext:value-type="float">
            <text:p>44.763057</text:p>
          </table:table-cell>
          <table:table-cell office:value-type="float" office:value="-85.620632" calcext:value-type="float">
            <text:p>-85.620632</text:p>
          </table:table-cell>
        </table:table-row>
        <table:table-row table:style-name="ro1">
          <table:table-cell office:value-type="string" calcext:value-type="string">
            <text:p>Traverse City-Cadillac (DMA)</text:p>
          </table:table-cell>
          <table:table-cell office:value-type="float" office:value="44.246783" calcext:value-type="float">
            <text:p>44.246783</text:p>
          </table:table-cell>
          <table:table-cell office:value-type="float" office:value="-85.391178" calcext:value-type="float">
            <text:p>-85.391178</text:p>
          </table:table-cell>
        </table:table-row>
        <table:table-row table:style-name="ro1">
          <table:table-cell office:value-type="string" calcext:value-type="string">
            <text:p>Tri-Cities TN-VA (DMA)</text:p>
          </table:table-cell>
          <table:table-cell office:value-type="float" office:value="36.450067" calcext:value-type="float">
            <text:p>36.450067</text:p>
          </table:table-cell>
          <table:table-cell office:value-type="float" office:value="-82.531105" calcext:value-type="float">
            <text:p>-82.531105</text:p>
          </table:table-cell>
        </table:table-row>
        <table:table-row table:style-name="ro1">
          <table:table-cell office:value-type="string" calcext:value-type="string">
            <text:p>Troy AL (CBSA)</text:p>
          </table:table-cell>
          <table:table-cell office:value-type="float" office:value="31.808768" calcext:value-type="float">
            <text:p>31.808768</text:p>
          </table:table-cell>
          <table:table-cell office:value-type="float" office:value="-85.969951" calcext:value-type="float">
            <text:p>-85.969951</text:p>
          </table:table-cell>
        </table:table-row>
        <table:table-row table:style-name="ro1">
          <table:table-cell office:value-type="string" calcext:value-type="string">
            <text:p>Tucson</text:p>
          </table:table-cell>
          <table:table-cell office:value-type="float" office:value="32.221743" calcext:value-type="float">
            <text:p>32.221743</text:p>
          </table:table-cell>
          <table:table-cell office:value-type="float" office:value="-110.926479" calcext:value-type="float">
            <text:p>-110.926479</text:p>
          </table:table-cell>
        </table:table-row>
        <table:table-row table:style-name="ro1">
          <table:table-cell office:value-type="string" calcext:value-type="string">
            <text:p>Tulsa (DMA)</text:p>
          </table:table-cell>
          <table:table-cell office:value-type="float" office:value="36.153982" calcext:value-type="float">
            <text:p>36.153982</text:p>
          </table:table-cell>
          <table:table-cell office:value-type="float" office:value="-95.992775" calcext:value-type="float">
            <text:p>-95.992775</text:p>
          </table:table-cell>
        </table:table-row>
        <table:table-row table:style-name="ro1">
          <table:table-cell office:value-type="string" calcext:value-type="string">
            <text:p>Tulsa OK (CBSA)</text:p>
          </table:table-cell>
          <table:table-cell office:value-type="float" office:value="36.153982" calcext:value-type="float">
            <text:p>36.153982</text:p>
          </table:table-cell>
          <table:table-cell office:value-type="float" office:value="-95.992775" calcext:value-type="float">
            <text:p>-95.992775</text:p>
          </table:table-cell>
        </table:table-row>
        <table:table-row table:style-name="ro1">
          <table:table-cell office:value-type="string" calcext:value-type="string">
            <text:p>Tupelo MS (CBSA)</text:p>
          </table:table-cell>
          <table:table-cell table:style-name="Default" office:value-type="float" office:value="34.257607" calcext:value-type="float">
            <text:p>34.257607</text:p>
          </table:table-cell>
          <table:table-cell office:value-type="float" office:value="-88.703386" calcext:value-type="float">
            <text:p>-88.703386</text:p>
          </table:table-cell>
        </table:table-row>
        <table:table-row table:style-name="ro1">
          <table:table-cell office:value-type="string" calcext:value-type="string">
            <text:p>Tuscaloosa AL (CBSA)</text:p>
          </table:table-cell>
          <table:table-cell office:value-type="float" office:value="33.209841" calcext:value-type="float">
            <text:p>33.209841</text:p>
          </table:table-cell>
          <table:table-cell office:value-type="float" office:value="-87.569173" calcext:value-type="float">
            <text:p>-87.569173</text:p>
          </table:table-cell>
        </table:table-row>
        <table:table-row table:style-name="ro1">
          <table:table-cell office:value-type="string" calcext:value-type="string">
            <text:p>Twin Falls ID (CBSA)</text:p>
          </table:table-cell>
          <table:table-cell office:value-type="float" office:value="42.562967" calcext:value-type="float">
            <text:p>42.562967</text:p>
          </table:table-cell>
          <table:table-cell office:value-type="float" office:value="-114.460871" calcext:value-type="float">
            <text:p>-114.460871</text:p>
          </table:table-cell>
        </table:table-row>
        <table:table-row table:style-name="ro1">
          <table:table-cell office:value-type="string" calcext:value-type="string">
            <text:p>Tyler-Longview (Lufkin &amp; Nacogdoches) (DMA)</text:p>
          </table:table-cell>
          <table:table-cell office:value-type="float" office:value="32.496669" calcext:value-type="float">
            <text:p>32.496669</text:p>
          </table:table-cell>
          <table:table-cell office:value-type="float" office:value="-94.744618" calcext:value-type="float">
            <text:p>-94.744618</text:p>
          </table:table-cell>
        </table:table-row>
        <table:table-row table:style-name="ro1">
          <table:table-cell office:value-type="string" calcext:value-type="string">
            <text:p>Union City TN-KY (CBSA)</text:p>
          </table:table-cell>
          <table:table-cell table:style-name="ce1" office:value-type="float" office:value="36.42423" calcext:value-type="float">
            <text:p>36.42423</text:p>
          </table:table-cell>
          <table:table-cell table:style-name="ce2" office:value-type="float" office:value="-89.05701" calcext:value-type="float">
            <text:p>-89.05701</text:p>
          </table:table-cell>
        </table:table-row>
        <table:table-row table:style-name="ro1">
          <table:table-cell office:value-type="string" calcext:value-type="string">
            <text:p>Urbana OH (CBSA)</text:p>
          </table:table-cell>
          <table:table-cell table:style-name="Default" office:value-type="float" office:value="40.108391" calcext:value-type="float">
            <text:p>40.108391</text:p>
          </table:table-cell>
          <table:table-cell office:value-type="float" office:value="-83.75243" calcext:value-type="float">
            <text:p>-83.75243</text:p>
          </table:table-cell>
        </table:table-row>
        <table:table-row table:style-name="ro1">
          <table:table-cell office:value-type="string" calcext:value-type="string">
            <text:p>Van Wert OH (CBSA)</text:p>
          </table:table-cell>
          <table:table-cell office:value-type="float" office:value="40.869493" calcext:value-type="float">
            <text:p>40.869493</text:p>
          </table:table-cell>
          <table:table-cell office:value-type="float" office:value="-84.584122" calcext:value-type="float">
            <text:p>-84.584122</text:p>
          </table:table-cell>
        </table:table-row>
        <table:table-row table:style-name="ro1">
          <table:table-cell office:value-type="string" calcext:value-type="string">
            <text:p>Vermillion SD (CBSA)</text:p>
          </table:table-cell>
          <table:table-cell office:value-type="float" office:value="42.779442" calcext:value-type="float">
            <text:p>42.779442</text:p>
          </table:table-cell>
          <table:table-cell office:value-type="float" office:value="-96.92921" calcext:value-type="float">
            <text:p>-96.92921</text:p>
          </table:table-cell>
        </table:table-row>
        <table:table-row table:style-name="ro1">
          <table:table-cell office:value-type="string" calcext:value-type="string">
            <text:p>Vernal UT (CBSA)</text:p>
          </table:table-cell>
          <table:table-cell office:value-type="float" office:value="40.455516" calcext:value-type="float">
            <text:p>40.455516</text:p>
          </table:table-cell>
          <table:table-cell office:value-type="float" office:value="-109.528748" calcext:value-type="float">
            <text:p>-109.528748</text:p>
          </table:table-cell>
        </table:table-row>
        <table:table-row table:style-name="ro1">
          <table:table-cell office:value-type="string" calcext:value-type="string">
            <text:p>Vicksburg MS (CBSA)</text:p>
          </table:table-cell>
          <table:table-cell table:style-name="Default" office:value-type="float" office:value="32.352646" calcext:value-type="float">
            <text:p>32.352646</text:p>
          </table:table-cell>
          <table:table-cell office:value-type="float" office:value="-90.877882" calcext:value-type="float">
            <text:p>-90.877882</text:p>
          </table:table-cell>
        </table:table-row>
        <table:table-row table:style-name="ro1">
          <table:table-cell office:value-type="string" calcext:value-type="string">
            <text:p>Victoria (DMA)</text:p>
          </table:table-cell>
          <table:table-cell office:value-type="float" office:value="48.428421" calcext:value-type="float">
            <text:p>48.428421</text:p>
          </table:table-cell>
          <table:table-cell office:value-type="float" office:value="-123.365644" calcext:value-type="float">
            <text:p>-123.365644</text:p>
          </table:table-cell>
        </table:table-row>
        <table:table-row table:style-name="ro1">
          <table:table-cell office:value-type="string" calcext:value-type="string">
            <text:p>Victoria TX (CBSA)</text:p>
          </table:table-cell>
          <table:table-cell office:value-type="float" office:value="28.805267" calcext:value-type="float">
            <text:p>28.805267</text:p>
          </table:table-cell>
          <table:table-cell office:value-type="float" office:value="-97.003598" calcext:value-type="float">
            <text:p>-97.003598</text:p>
          </table:table-cell>
        </table:table-row>
        <table:table-row table:style-name="ro1">
          <table:table-cell office:value-type="string" calcext:value-type="string">
            <text:p>Vincennes IN (CBSA)</text:p>
          </table:table-cell>
          <table:table-cell office:value-type="float" office:value="38.677269" calcext:value-type="float">
            <text:p>38.677269</text:p>
          </table:table-cell>
          <table:table-cell office:value-type="float" office:value="-87.528633" calcext:value-type="float">
            <text:p>-87.528633</text:p>
          </table:table-cell>
        </table:table-row>
        <table:table-row table:style-name="ro1">
          <table:table-cell office:value-type="string" calcext:value-type="string">
            <text:p>Virginia Beach-Norfolk-Newport News VA-NC (CBSA)</text:p>
          </table:table-cell>
          <table:table-cell table:style-name="ce1" office:value-type="float" office:value="35.759573" calcext:value-type="float">
            <text:p>35.759573</text:p>
          </table:table-cell>
          <table:table-cell table:style-name="ce1" office:value-type="float" office:value="-79.0193" calcext:value-type="float">
            <text:p>-79.0193</text:p>
          </table:table-cell>
        </table:table-row>
        <table:table-row table:style-name="ro1">
          <table:table-cell office:value-type="string" calcext:value-type="string">
            <text:p>Visalia-Porterville CA (CBSA)</text:p>
          </table:table-cell>
          <table:table-cell office:value-type="float" office:value="36.06523" calcext:value-type="float">
            <text:p>36.06523</text:p>
          </table:table-cell>
          <table:table-cell office:value-type="float" office:value="-119.016768" calcext:value-type="float">
            <text:p>-119.016768</text:p>
          </table:table-cell>
        </table:table-row>
        <table:table-row table:style-name="ro1">
          <table:table-cell office:value-type="string" calcext:value-type="string">
            <text:p>Wabash IN (CBSA)</text:p>
          </table:table-cell>
          <table:table-cell table:style-name="Default" office:value-type="float" office:value="40.797821" calcext:value-type="float">
            <text:p>40.797821</text:p>
          </table:table-cell>
          <table:table-cell office:value-type="float" office:value="-85.820541" calcext:value-type="float">
            <text:p>-85.820541</text:p>
          </table:table-cell>
        </table:table-row>
        <table:table-row table:style-name="ro1">
          <table:table-cell office:value-type="string" calcext:value-type="string">
            <text:p>Waco TX (CBSA)</text:p>
          </table:table-cell>
          <table:table-cell office:value-type="float" office:value="31.549333" calcext:value-type="float">
            <text:p>31.549333</text:p>
          </table:table-cell>
          <table:table-cell office:value-type="float" office:value="-97.14667" calcext:value-type="float">
            <text:p>-97.14667</text:p>
          </table:table-cell>
        </table:table-row>
        <table:table-row table:style-name="ro1">
          <table:table-cell office:value-type="string" calcext:value-type="string">
            <text:p>Waco-Temple-Bryan (DMA)</text:p>
          </table:table-cell>
          <table:table-cell table:style-name="Default" office:value-type="float" office:value="31.549333" calcext:value-type="float">
            <text:p>31.549333</text:p>
          </table:table-cell>
          <table:table-cell office:value-type="float" office:value="-97.14667" calcext:value-type="float">
            <text:p>-97.14667</text:p>
          </table:table-cell>
        </table:table-row>
        <table:table-row table:style-name="ro1">
          <table:table-cell office:value-type="string" calcext:value-type="string">
            <text:p>Walla Walla WA (CBSA)</text:p>
          </table:table-cell>
          <table:table-cell office:value-type="float" office:value="46.064581" calcext:value-type="float">
            <text:p>46.064581</text:p>
          </table:table-cell>
          <table:table-cell office:value-type="float" office:value="-118.343021" calcext:value-type="float">
            <text:p>-118.343021</text:p>
          </table:table-cell>
        </table:table-row>
        <table:table-row table:style-name="ro1">
          <table:table-cell office:value-type="string" calcext:value-type="string">
            <text:p>Wapakoneta OH (CBSA)</text:p>
          </table:table-cell>
          <table:table-cell table:style-name="Default" office:value-type="float" office:value="40.567827" calcext:value-type="float">
            <text:p>40.567827</text:p>
          </table:table-cell>
          <table:table-cell office:value-type="float" office:value="-84.193559" calcext:value-type="float">
            <text:p>-84.193559</text:p>
          </table:table-cell>
        </table:table-row>
        <table:table-row table:style-name="ro1">
          <table:table-cell office:value-type="string" calcext:value-type="string">
            <text:p>Warner Robins GA (CBSA)</text:p>
          </table:table-cell>
          <table:table-cell office:value-type="float" office:value="32.613001" calcext:value-type="float">
            <text:p>32.613001</text:p>
          </table:table-cell>
          <table:table-cell office:value-type="float" office:value="-83.624201" calcext:value-type="float">
            <text:p>-83.624201</text:p>
          </table:table-cell>
        </table:table-row>
        <table:table-row table:style-name="ro1">
          <table:table-cell office:value-type="string" calcext:value-type="string">
            <text:p>Warren PA (CBSA)</text:p>
          </table:table-cell>
          <table:table-cell office:value-type="float" office:value="41.843949" calcext:value-type="float">
            <text:p>41.843949</text:p>
          </table:table-cell>
          <table:table-cell office:value-type="float" office:value="-79.145044" calcext:value-type="float">
            <text:p>-79.145044</text:p>
          </table:table-cell>
        </table:table-row>
        <table:table-row table:style-name="ro1">
          <table:table-cell office:value-type="string" calcext:value-type="string">
            <text:p>Warrensburg MO (CBSA)</text:p>
          </table:table-cell>
          <table:table-cell office:value-type="float" office:value="38.762789" calcext:value-type="float">
            <text:p>38.762789</text:p>
          </table:table-cell>
          <table:table-cell office:value-type="float" office:value="-93.73605" calcext:value-type="float">
            <text:p>-93.73605</text:p>
          </table:table-cell>
        </table:table-row>
        <table:table-row table:style-name="ro1">
          <table:table-cell office:value-type="string" calcext:value-type="string">
            <text:p>Warsaw IN (CBSA)</text:p>
          </table:table-cell>
          <table:table-cell office:value-type="float" office:value="41.2381" calcext:value-type="float">
            <text:p>41.2381</text:p>
          </table:table-cell>
          <table:table-cell office:value-type="float" office:value="-85.853047" calcext:value-type="float">
            <text:p>-85.853047</text:p>
          </table:table-cell>
        </table:table-row>
        <table:table-row table:style-name="ro1">
          <table:table-cell office:value-type="string" calcext:value-type="string">
            <text:p>Washington Court House OH Micro (CBSA)</text:p>
          </table:table-cell>
          <table:table-cell office:value-type="float" office:value="39.536451" calcext:value-type="float">
            <text:p>39.536451</text:p>
          </table:table-cell>
          <table:table-cell office:value-type="float" office:value="-83.439084" calcext:value-type="float">
            <text:p>-83.439084</text:p>
          </table:table-cell>
        </table:table-row>
        <table:table-row table:style-name="ro1">
          <table:table-cell office:value-type="string" calcext:value-type="string">
            <text:p>Washington D.C.</text:p>
          </table:table-cell>
          <table:table-cell table:style-name="Default" office:value-type="float" office:value="38.907192" calcext:value-type="float">
            <text:p>38.907192</text:p>
          </table:table-cell>
          <table:table-cell office:value-type="float" office:value="-77.036871" calcext:value-type="float">
            <text:p>-77.036871</text:p>
          </table:table-cell>
        </table:table-row>
        <table:table-row table:style-name="ro1">
          <table:table-cell office:value-type="string" calcext:value-type="string">
            <text:p>Washington et al DC-MD (DMA)</text:p>
          </table:table-cell>
          <table:table-cell office:value-type="float" office:value="38.907192" calcext:value-type="float">
            <text:p>38.907192</text:p>
          </table:table-cell>
          <table:table-cell office:value-type="float" office:value="-77.036871" calcext:value-type="float">
            <text:p>-77.036871</text:p>
          </table:table-cell>
        </table:table-row>
        <table:table-row table:style-name="ro1">
          <table:table-cell office:value-type="string" calcext:value-type="string">
            <text:p>Washington IN (CBSA)</text:p>
          </table:table-cell>
          <table:table-cell table:style-name="Default" office:value-type="float" office:value="38.659215" calcext:value-type="float">
            <text:p>38.659215</text:p>
          </table:table-cell>
          <table:table-cell office:value-type="float" office:value="-87.172789" calcext:value-type="float">
            <text:p>-87.172789</text:p>
          </table:table-cell>
        </table:table-row>
        <table:table-row table:style-name="ro1">
          <table:table-cell office:value-type="string" calcext:value-type="string">
            <text:p>Washington NC (CBSA)</text:p>
          </table:table-cell>
          <table:table-cell office:value-type="float" office:value="35.546552" calcext:value-type="float">
            <text:p>35.546552</text:p>
          </table:table-cell>
          <table:table-cell office:value-type="float" office:value="-77.052174" calcext:value-type="float">
            <text:p>-77.052174</text:p>
          </table:table-cell>
        </table:table-row>
        <table:table-row table:style-name="ro1">
          <table:table-cell office:value-type="string" calcext:value-type="string">
            <text:p>Washington-Arlington-Alexandria DC-VA-MD-WV (CBSA)</text:p>
          </table:table-cell>
          <table:table-cell table:style-name="ce1" office:value-type="float" office:value="48.198712" calcext:value-type="float">
            <text:p>48.198712</text:p>
          </table:table-cell>
          <table:table-cell table:style-name="ce1" office:value-type="float" office:value="-122.125142" calcext:value-type="float">
            <text:p>-122.125142</text:p>
          </table:table-cell>
        </table:table-row>
        <table:table-row table:style-name="ro1">
          <table:table-cell office:value-type="string" calcext:value-type="string">
            <text:p>Waterloo-Cedar Falls IA (CBSA)</text:p>
          </table:table-cell>
          <table:table-cell table:style-name="Default" office:value-type="float" office:value="42.520394" calcext:value-type="float">
            <text:p>42.520394</text:p>
          </table:table-cell>
          <table:table-cell office:value-type="float" office:value="-92.435371" calcext:value-type="float">
            <text:p>-92.435371</text:p>
          </table:table-cell>
        </table:table-row>
        <table:table-row table:style-name="ro1">
          <table:table-cell office:value-type="string" calcext:value-type="string">
            <text:p>Watertown (DMA)</text:p>
          </table:table-cell>
          <table:table-cell office:value-type="float" office:value="42.37093" calcext:value-type="float">
            <text:p>42.37093</text:p>
          </table:table-cell>
          <table:table-cell office:value-type="float" office:value="-71.182832" calcext:value-type="float">
            <text:p>-71.182832</text:p>
          </table:table-cell>
        </table:table-row>
        <table:table-row table:style-name="ro1">
          <table:table-cell office:value-type="string" calcext:value-type="string">
            <text:p>Watertown SD (CBSA)</text:p>
          </table:table-cell>
          <table:table-cell office:value-type="float" office:value="44.899409" calcext:value-type="float">
            <text:p>44.899409</text:p>
          </table:table-cell>
          <table:table-cell office:value-type="float" office:value="-97.115073" calcext:value-type="float">
            <text:p>-97.115073</text:p>
          </table:table-cell>
        </table:table-row>
        <table:table-row table:style-name="ro1">
          <table:table-cell office:value-type="string" calcext:value-type="string">
            <text:p>Watertown-Fort Atkinson WI (CBSA)</text:p>
          </table:table-cell>
          <table:table-cell table:style-name="Default" office:value-type="float" office:value="42.928894" calcext:value-type="float">
            <text:p>42.928894</text:p>
          </table:table-cell>
          <table:table-cell office:value-type="float" office:value="-88.837051" calcext:value-type="float">
            <text:p>-88.837051</text:p>
          </table:table-cell>
        </table:table-row>
        <table:table-row table:style-name="ro1">
          <table:table-cell office:value-type="string" calcext:value-type="string">
            <text:p>Watertown-Fort Drum NY (CBSA)</text:p>
          </table:table-cell>
          <table:table-cell office:value-type="float" office:value="44.055837" calcext:value-type="float">
            <text:p>44.055837</text:p>
          </table:table-cell>
          <table:table-cell table:style-name="ce2" office:value-type="float" office:value="-75.759545" calcext:value-type="float">
            <text:p>-75.759545</text:p>
          </table:table-cell>
        </table:table-row>
        <table:table-row table:style-name="ro1">
          <table:table-cell office:value-type="string" calcext:value-type="string">
            <text:p>Wauchula FL (CBSA)</text:p>
          </table:table-cell>
          <table:table-cell office:value-type="float" office:value="27.547259" calcext:value-type="float">
            <text:p>27.547259</text:p>
          </table:table-cell>
          <table:table-cell office:value-type="float" office:value="-81.811471" calcext:value-type="float">
            <text:p>-81.811471</text:p>
          </table:table-cell>
        </table:table-row>
        <table:table-row table:style-name="ro1">
          <table:table-cell office:value-type="string" calcext:value-type="string">
            <text:p>Wausau WI (CBSA)</text:p>
          </table:table-cell>
          <table:table-cell office:value-type="float" office:value="44.959135" calcext:value-type="float">
            <text:p>44.959135</text:p>
          </table:table-cell>
          <table:table-cell office:value-type="float" office:value="-89.630122" calcext:value-type="float">
            <text:p>-89.630122</text:p>
          </table:table-cell>
        </table:table-row>
        <table:table-row table:style-name="ro1">
          <table:table-cell office:value-type="string" calcext:value-type="string">
            <text:p>Wausau-Rhinelander (DMA)</text:p>
          </table:table-cell>
          <table:table-cell office:value-type="float" office:value="45.610836" calcext:value-type="float">
            <text:p>45.610836</text:p>
          </table:table-cell>
          <table:table-cell office:value-type="float" office:value="-89.526737" calcext:value-type="float">
            <text:p>-89.526737</text:p>
          </table:table-cell>
        </table:table-row>
        <table:table-row table:style-name="ro1">
          <table:table-cell office:value-type="string" calcext:value-type="string">
            <text:p>Weirton-Steubenville WV-OH (CBSA)</text:p>
          </table:table-cell>
          <table:table-cell office:value-type="float" office:value="40.417287" calcext:value-type="float">
            <text:p>40.417287</text:p>
          </table:table-cell>
          <table:table-cell table:style-name="ce2" office:value-type="float" office:value="-82.907123" calcext:value-type="float">
            <text:p>-82.907123</text:p>
          </table:table-cell>
        </table:table-row>
        <table:table-row table:style-name="ro1">
          <table:table-cell office:value-type="string" calcext:value-type="string">
            <text:p>Wenatchee WA (CBSA)</text:p>
          </table:table-cell>
          <table:table-cell table:style-name="Default" office:value-type="float" office:value="47.42346" calcext:value-type="float">
            <text:p>47.42346</text:p>
          </table:table-cell>
          <table:table-cell office:value-type="float" office:value="-120.310349" calcext:value-type="float">
            <text:p>-120.310349</text:p>
          </table:table-cell>
        </table:table-row>
        <table:table-row table:style-name="ro1">
          <table:table-cell office:value-type="string" calcext:value-type="string">
            <text:p>West Palm Beach</text:p>
          </table:table-cell>
          <table:table-cell office:value-type="float" office:value="26.715342" calcext:value-type="float">
            <text:p>26.715342</text:p>
          </table:table-cell>
          <table:table-cell office:value-type="float" office:value="-80.053375" calcext:value-type="float">
            <text:p>-80.053375</text:p>
          </table:table-cell>
        </table:table-row>
        <table:table-row table:style-name="ro1">
          <table:table-cell office:value-type="string" calcext:value-type="string">
            <text:p>West Palm Beach-Fort Pierce (DMA)</text:p>
          </table:table-cell>
          <table:table-cell office:value-type="float" office:value="27.529312" calcext:value-type="float">
            <text:p>27.529312</text:p>
          </table:table-cell>
          <table:table-cell office:value-type="float" office:value="-80.359057" calcext:value-type="float">
            <text:p>-80.359057</text:p>
          </table:table-cell>
        </table:table-row>
        <table:table-row table:style-name="ro1">
          <table:table-cell office:value-type="string" calcext:value-type="string">
            <text:p>West Plains MO (CBSA)</text:p>
          </table:table-cell>
          <table:table-cell office:value-type="float" office:value="36.728115" calcext:value-type="float">
            <text:p>36.728115</text:p>
          </table:table-cell>
          <table:table-cell office:value-type="float" office:value="-91.852371" calcext:value-type="float">
            <text:p>-91.852371</text:p>
          </table:table-cell>
        </table:table-row>
        <table:table-row table:style-name="ro1">
          <table:table-cell office:value-type="string" calcext:value-type="string">
            <text:p>Wheeling WV-OH (CBSA)</text:p>
          </table:table-cell>
          <table:table-cell office:value-type="float" office:value="40.063962" calcext:value-type="float">
            <text:p>40.063962</text:p>
          </table:table-cell>
          <table:table-cell office:value-type="float" office:value="-80.720915" calcext:value-type="float">
            <text:p>-80.720915</text:p>
          </table:table-cell>
        </table:table-row>
        <table:table-row table:style-name="ro1">
          <table:table-cell office:value-type="string" calcext:value-type="string">
            <text:p>Wheeling-Steubenville (DMA)</text:p>
          </table:table-cell>
          <table:table-cell office:value-type="float" office:value="40.317407" calcext:value-type="float">
            <text:p>40.317407</text:p>
          </table:table-cell>
          <table:table-cell office:value-type="float" office:value="-80.603549" calcext:value-type="float">
            <text:p>-80.603549</text:p>
          </table:table-cell>
        </table:table-row>
        <table:table-row table:style-name="ro1">
          <table:table-cell office:value-type="string" calcext:value-type="string">
            <text:p>Whitewater WI (CBSA)</text:p>
          </table:table-cell>
          <table:table-cell table:style-name="Default" office:value-type="float" office:value="42.83362" calcext:value-type="float">
            <text:p>42.83362</text:p>
          </table:table-cell>
          <table:table-cell office:value-type="float" office:value="-88.732327" calcext:value-type="float">
            <text:p>-88.732327</text:p>
          </table:table-cell>
        </table:table-row>
        <table:table-row table:style-name="ro1">
          <table:table-cell office:value-type="string" calcext:value-type="string">
            <text:p>Wichita</text:p>
          </table:table-cell>
          <table:table-cell office:value-type="float" office:value="37.688889" calcext:value-type="float">
            <text:p>37.688889</text:p>
          </table:table-cell>
          <table:table-cell office:value-type="float" office:value="-97.336111" calcext:value-type="float">
            <text:p>-97.336111</text:p>
          </table:table-cell>
        </table:table-row>
        <table:table-row table:style-name="ro1">
          <table:table-cell office:value-type="string" calcext:value-type="string">
            <text:p>Wichita KS (CBSA)</text:p>
          </table:table-cell>
          <table:table-cell office:value-type="float" office:value="37.688889" calcext:value-type="float">
            <text:p>37.688889</text:p>
          </table:table-cell>
          <table:table-cell office:value-type="float" office:value="-97.336111" calcext:value-type="float">
            <text:p>-97.336111</text:p>
          </table:table-cell>
        </table:table-row>
        <table:table-row table:style-name="ro1">
          <table:table-cell office:value-type="string" calcext:value-type="string">
            <text:p>Wilkes Barre-Scranton (DMA)</text:p>
          </table:table-cell>
          <table:table-cell table:style-name="Default" office:value-type="float" office:value="41.336246" calcext:value-type="float">
            <text:p>41.336246</text:p>
          </table:table-cell>
          <table:table-cell office:value-type="float" office:value="-75.731149" calcext:value-type="float">
            <text:p>-75.731149</text:p>
          </table:table-cell>
        </table:table-row>
        <table:table-row table:style-name="ro1">
          <table:table-cell office:value-type="string" calcext:value-type="string">
            <text:p>Williamsport PA (CBSA)</text:p>
          </table:table-cell>
          <table:table-cell office:value-type="float" office:value="41.24119" calcext:value-type="float">
            <text:p>41.24119</text:p>
          </table:table-cell>
          <table:table-cell office:value-type="float" office:value="-77.001079" calcext:value-type="float">
            <text:p>-77.001079</text:p>
          </table:table-cell>
        </table:table-row>
        <table:table-row table:style-name="ro1">
          <table:table-cell office:value-type="string" calcext:value-type="string">
            <text:p>Willmar MN (CBSA)</text:p>
          </table:table-cell>
          <table:table-cell office:value-type="float" office:value="45.122371" calcext:value-type="float">
            <text:p>45.122371</text:p>
          </table:table-cell>
          <table:table-cell office:value-type="float" office:value="-95.048659" calcext:value-type="float">
            <text:p>-95.048659</text:p>
          </table:table-cell>
        </table:table-row>
        <table:table-row table:style-name="ro1">
          <table:table-cell office:value-type="string" calcext:value-type="string">
            <text:p>Wilmington (DMA)</text:p>
          </table:table-cell>
          <table:table-cell table:style-name="Default" office:value-type="float" office:value="39.739072" calcext:value-type="float">
            <text:p>39.739072</text:p>
          </table:table-cell>
          <table:table-cell office:value-type="float" office:value="-75.539788" calcext:value-type="float">
            <text:p>-75.539788</text:p>
          </table:table-cell>
        </table:table-row>
        <table:table-row table:style-name="ro1">
          <table:table-cell office:value-type="string" calcext:value-type="string">
            <text:p>Wilmington NC (CBSA)</text:p>
          </table:table-cell>
          <table:table-cell office:value-type="float" office:value="34.225726" calcext:value-type="float">
            <text:p>34.225726</text:p>
          </table:table-cell>
          <table:table-cell office:value-type="float" office:value="-77.94471" calcext:value-type="float">
            <text:p>-77.94471</text:p>
          </table:table-cell>
        </table:table-row>
        <table:table-row table:style-name="ro1">
          <table:table-cell office:value-type="string" calcext:value-type="string">
            <text:p>Wilson NC (CBSA)</text:p>
          </table:table-cell>
          <table:table-cell office:value-type="float" office:value="35.721269" calcext:value-type="float">
            <text:p>35.721269</text:p>
          </table:table-cell>
          <table:table-cell office:value-type="float" office:value="-77.91554" calcext:value-type="float">
            <text:p>-77.91554</text:p>
          </table:table-cell>
        </table:table-row>
        <table:table-row table:style-name="ro1">
          <table:table-cell office:value-type="string" calcext:value-type="string">
            <text:p>Winchester VA-WV (CBSA)</text:p>
          </table:table-cell>
          <table:table-cell office:value-type="float" office:value="39.18566" calcext:value-type="float">
            <text:p>39.18566</text:p>
          </table:table-cell>
          <table:table-cell office:value-type="float" office:value="-78.163334" calcext:value-type="float">
            <text:p>-78.163334</text:p>
          </table:table-cell>
        </table:table-row>
        <table:table-row table:style-name="ro1">
          <table:table-cell office:value-type="string" calcext:value-type="string">
            <text:p>Winston-Salem NC (CBSA)</text:p>
          </table:table-cell>
          <table:table-cell office:value-type="float" office:value="36.09986" calcext:value-type="float">
            <text:p>36.09986</text:p>
          </table:table-cell>
          <table:table-cell office:value-type="float" office:value="-80.244216" calcext:value-type="float">
            <text:p>-80.244216</text:p>
          </table:table-cell>
        </table:table-row>
        <table:table-row table:style-name="ro1">
          <table:table-cell office:value-type="string" calcext:value-type="string">
            <text:p>Wisconsin Rapids-Marshfield WI Micro (CBSA)</text:p>
          </table:table-cell>
          <table:table-cell office:value-type="float" office:value="44.383576" calcext:value-type="float">
            <text:p>44.383576</text:p>
          </table:table-cell>
          <table:table-cell office:value-type="float" office:value="-89.817346" calcext:value-type="float">
            <text:p>-89.817346</text:p>
          </table:table-cell>
        </table:table-row>
        <table:table-row table:style-name="ro1">
          <table:table-cell office:value-type="string" calcext:value-type="string">
            <text:p>Worthington MN (CBSA)</text:p>
          </table:table-cell>
          <table:table-cell office:value-type="float" office:value="43.621099" calcext:value-type="float">
            <text:p>43.621099</text:p>
          </table:table-cell>
          <table:table-cell office:value-type="float" office:value="-95.594144" calcext:value-type="float">
            <text:p>-95.594144</text:p>
          </table:table-cell>
        </table:table-row>
        <table:table-row table:style-name="ro1">
          <table:table-cell office:value-type="string" calcext:value-type="string">
            <text:p>Yakima WA (CBSA)</text:p>
          </table:table-cell>
          <table:table-cell table:style-name="Default" office:value-type="float" office:value="46.602071" calcext:value-type="float">
            <text:p>46.602071</text:p>
          </table:table-cell>
          <table:table-cell office:value-type="float" office:value="-120.505899" calcext:value-type="float">
            <text:p>-120.505899</text:p>
          </table:table-cell>
        </table:table-row>
        <table:table-row table:style-name="ro1">
          <table:table-cell office:value-type="string" calcext:value-type="string">
            <text:p>Yakima-Pasco-Richland-Kennewick (DMA)</text:p>
          </table:table-cell>
          <table:table-cell office:value-type="float" office:value="46.45679" calcext:value-type="float">
            <text:p>46.45679</text:p>
          </table:table-cell>
          <table:table-cell office:value-type="float" office:value="-119.451483" calcext:value-type="float">
            <text:p>-119.451483</text:p>
          </table:table-cell>
        </table:table-row>
        <table:table-row table:style-name="ro1">
          <table:table-cell office:value-type="string" calcext:value-type="string">
            <text:p>Yankton SD (CBSA)</text:p>
          </table:table-cell>
          <table:table-cell office:value-type="float" office:value="42.871109" calcext:value-type="float">
            <text:p>42.871109</text:p>
          </table:table-cell>
          <table:table-cell office:value-type="float" office:value="-97.397281" calcext:value-type="float">
            <text:p>-97.397281</text:p>
          </table:table-cell>
        </table:table-row>
        <table:table-row table:style-name="ro1">
          <table:table-cell office:value-type="string" calcext:value-type="string">
            <text:p>York-Hanover PA (CBSA)</text:p>
          </table:table-cell>
          <table:table-cell table:style-name="Default" office:value-type="float" office:value="39.800655" calcext:value-type="float">
            <text:p>39.800655</text:p>
          </table:table-cell>
          <table:table-cell office:value-type="float" office:value="-76.983036" calcext:value-type="float">
            <text:p>-76.983036</text:p>
          </table:table-cell>
        </table:table-row>
        <table:table-row table:style-name="ro1">
          <table:table-cell office:value-type="string" calcext:value-type="string">
            <text:p>Youngstown (DMA)</text:p>
          </table:table-cell>
          <table:table-cell table:style-name="Default" office:value-type="float" office:value="41.09978" calcext:value-type="float">
            <text:p>41.09978</text:p>
          </table:table-cell>
          <table:table-cell office:value-type="float" office:value="-80.649519" calcext:value-type="float">
            <text:p>-80.649519</text:p>
          </table:table-cell>
        </table:table-row>
        <table:table-row table:style-name="ro1">
          <table:table-cell office:value-type="string" calcext:value-type="string">
            <text:p>Youngstown-Warren-Boardman OH-PA (CBSA)</text:p>
          </table:table-cell>
          <table:table-cell office:value-type="float" office:value="41.079933" calcext:value-type="float">
            <text:p>41.079933</text:p>
          </table:table-cell>
          <table:table-cell office:value-type="float" office:value="-80.66321" calcext:value-type="float">
            <text:p>-80.66321</text:p>
          </table:table-cell>
        </table:table-row>
        <table:table-row table:style-name="ro1">
          <table:table-cell office:value-type="string" calcext:value-type="string">
            <text:p>Yuma AZ (CBSA)</text:p>
          </table:table-cell>
          <table:table-cell office:value-type="float" office:value="32.692651" calcext:value-type="float">
            <text:p>32.692651</text:p>
          </table:table-cell>
          <table:table-cell office:value-type="float" office:value="-114.627692" calcext:value-type="float">
            <text:p>-114.627692</text:p>
          </table:table-cell>
        </table:table-row>
        <table:table-row table:style-name="ro1">
          <table:table-cell office:value-type="string" calcext:value-type="string">
            <text:p>Yuma-El Centro (DMA)</text:p>
          </table:table-cell>
          <table:table-cell office:value-type="float" office:value="32.700749" calcext:value-type="float">
            <text:p>32.700749</text:p>
          </table:table-cell>
          <table:table-cell office:value-type="float" office:value="-114.526076" calcext:value-type="float">
            <text:p>-114.526076</text:p>
          </table:table-cell>
        </table:table-row>
        <table:table-row table:style-name="ro1">
          <table:table-cell office:value-type="string" calcext:value-type="string">
            <text:p>Zanesville (DMA)</text:p>
          </table:table-cell>
          <table:table-cell table:style-name="Default" office:value-type="float" office:value="39.940345" calcext:value-type="float">
            <text:p>39.940345</text:p>
          </table:table-cell>
          <table:table-cell office:value-type="float" office:value="-82.013192" calcext:value-type="float">
            <text:p>-82.013192</text:p>
          </table:table-cell>
        </table:table-row>
        <table:table-row table:style-name="ro1">
          <table:table-cell office:value-type="string" calcext:value-type="string">
            <text:p>Zanesville OH (CBSA)</text:p>
          </table:table-cell>
          <table:table-cell office:value-type="float" office:value="39.940345" calcext:value-type="float">
            <text:p>39.940345</text:p>
          </table:table-cell>
          <table:table-cell office:value-type="float" office:value="-82.013192" calcext:value-type="float">
            <text:p>-82.013192</text:p>
          </table:table-cell>
        </table:table-row>
      </table:table>
      <table:table table:name="final" table:style-name="ta1"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3" table:default-cell-style-name="ce3"/>
        <table:table-row table:style-name="ro1">
          <table:table-cell office:value-type="string" calcext:value-type="string">
            <text:p>Market Name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CPM</text:p>
          </table:table-cell>
          <table:table-cell office:value-type="string" calcext:value-type="string">
            <text:p>latitude</text:p>
          </table:table-cell>
          <table:table-cell table:style-name="Default" office:value-type="string" calcext:value-type="string">
            <text:p>longitude</text:p>
          </table:table-cell>
        </table:table-row>
        <table:table-row table:style-name="ro1">
          <table:table-cell office:value-type="string" calcext:value-type="string">
            <text:p>Aberdeen SD (CBSA)</text:p>
          </table:table-cell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.5</text:p>
          </table:table-cell>
          <table:table-cell table:formula="of:=VLOOKUP([.A2];[loc.A$1:.C$1048576];2;1)" office:value-type="float" office:value="45.464699" calcext:value-type="float">
            <text:p>45.464699</text:p>
          </table:table-cell>
          <table:table-cell table:formula="of:=VLOOKUP([.A2];[loc.A$1:.C$1048576];3;1)" office:value-type="float" office:value="-98.486483" calcext:value-type="float">
            <text:p>-98.486483</text:p>
          </table:table-cell>
        </table:table-row>
        <table:table-row table:style-name="ro1">
          <table:table-cell office:value-type="string" calcext:value-type="string">
            <text:p>Abilene TX (CBSA)</text:p>
          </table:table-cell>
          <table:table-cell office:value-type="float" office:value="5.25" calcext:value-type="float">
            <text:p>5.25</text:p>
          </table:table-cell>
          <table:table-cell office:value-type="float" office:value="3.33333333333333" calcext:value-type="float">
            <text:p>3.3333333333</text:p>
          </table:table-cell>
          <table:table-cell table:formula="of:=VLOOKUP([.A3];[loc.A$1:.C$1048576];2;1)" office:value-type="float" office:value="32.448736" calcext:value-type="float">
            <text:p>32.448736</text:p>
          </table:table-cell>
          <table:table-cell table:formula="of:=VLOOKUP([.A3];[loc.A$1:.C$1048576];3;1)" office:value-type="float" office:value="-99.733144" calcext:value-type="float">
            <text:p>-99.733144</text:p>
          </table:table-cell>
        </table:table-row>
        <table:table-row table:style-name="ro1">
          <table:table-cell office:value-type="string" calcext:value-type="string">
            <text:p>Adrian MI (CBSA)</text:p>
          </table:table-cell>
          <table:table-cell table:number-columns-repeated="2" office:value-type="float" office:value="6.5" calcext:value-type="float">
            <text:p>6.5</text:p>
          </table:table-cell>
          <table:table-cell table:formula="of:=VLOOKUP([.A4];[loc.A$1:.C$1048576];2;1)" office:value-type="float" office:value="41.897547" calcext:value-type="float">
            <text:p>41.897547</text:p>
          </table:table-cell>
          <table:table-cell table:formula="of:=VLOOKUP([.A4];[loc.A$1:.C$1048576];3;1)" office:value-type="float" office:value="-84.037166" calcext:value-type="float">
            <text:p>-84.037166</text:p>
          </table:table-cell>
        </table:table-row>
        <table:table-row table:style-name="ro1">
          <table:table-cell office:value-type="string" calcext:value-type="string">
            <text:p>Alamogordo NM (CBSA)</text:p>
          </table:table-cell>
          <table:table-cell office:value-type="float" office:value="5.66666666666667" calcext:value-type="float">
            <text:p>5.6666666667</text:p>
          </table:table-cell>
          <table:table-cell office:value-type="float" office:value="9.33333333333333" calcext:value-type="float">
            <text:p>9.3333333333</text:p>
          </table:table-cell>
          <table:table-cell table:formula="of:=VLOOKUP([.A5];[loc.A$1:.C$1048576];2;1)" office:value-type="float" office:value="32.899533" calcext:value-type="float">
            <text:p>32.899533</text:p>
          </table:table-cell>
          <table:table-cell table:formula="of:=VLOOKUP([.A5];[loc.A$1:.C$1048576];3;1)" office:value-type="float" office:value="-105.960265" calcext:value-type="float">
            <text:p>-105.960265</text:p>
          </table:table-cell>
        </table:table-row>
        <table:table-row table:style-name="ro1">
          <table:table-cell office:value-type="string" calcext:value-type="string">
            <text:p>Albany-Schenectady-Troy (DMA)</text:p>
          </table:table-cell>
          <table:table-cell office:value-type="float" office:value="73.625" calcext:value-type="float">
            <text:p>73.625</text:p>
          </table:table-cell>
          <table:table-cell office:value-type="float" office:value="6" calcext:value-type="float">
            <text:p>6</text:p>
          </table:table-cell>
          <table:table-cell table:formula="of:=VLOOKUP([.A6];[loc.A$1:.C$1048576];2;1)" office:value-type="float" office:value="42.791803" calcext:value-type="float">
            <text:p>42.791803</text:p>
          </table:table-cell>
          <table:table-cell table:formula="of:=VLOOKUP([.A6];[loc.A$1:.C$1048576];3;1)" office:value-type="float" office:value="-73.873271" calcext:value-type="float">
            <text:p>-73.873271</text:p>
          </table:table-cell>
        </table:table-row>
        <table:table-row table:style-name="ro1">
          <table:table-cell office:value-type="string" calcext:value-type="string">
            <text:p>Albany-Schenectady-Troy NY (CBSA)</text:p>
          </table:table-cell>
          <table:table-cell office:value-type="float" office:value="41.8888888888889" calcext:value-type="float">
            <text:p>41.8888888889</text:p>
          </table:table-cell>
          <table:table-cell office:value-type="float" office:value="5.44444444444444" calcext:value-type="float">
            <text:p>5.4444444444</text:p>
          </table:table-cell>
          <table:table-cell table:formula="of:=VLOOKUP([.A7];[loc.A$1:.C$1048576];2;1)" office:value-type="float" office:value="42.791803" calcext:value-type="float">
            <text:p>42.791803</text:p>
          </table:table-cell>
          <table:table-cell table:formula="of:=VLOOKUP([.A7];[loc.A$1:.C$1048576];3;1)" office:value-type="float" office:value="-73.873271" calcext:value-type="float">
            <text:p>-73.873271</text:p>
          </table:table-cell>
        </table:table-row>
        <table:table-row table:style-name="ro1">
          <table:table-cell office:value-type="string" calcext:value-type="string">
            <text:p>Albertville AL (CBSA)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VLOOKUP([.A8];[loc.A$1:.C$1048576];2;1)" office:value-type="float" office:value="34.267594" calcext:value-type="float">
            <text:p>34.267594</text:p>
          </table:table-cell>
          <table:table-cell table:formula="of:=VLOOKUP([.A8];[loc.A$1:.C$1048576];3;1)" office:value-type="float" office:value="-86.208867" calcext:value-type="float">
            <text:p>-86.208867</text:p>
          </table:table-cell>
        </table:table-row>
        <table:table-row table:style-name="ro1">
          <table:table-cell office:value-type="string" calcext:value-type="string">
            <text:p>Albuquerque</text:p>
          </table:table-cell>
          <table:table-cell office:value-type="float" office:value="44.0625" calcext:value-type="float">
            <text:p>44.0625</text:p>
          </table:table-cell>
          <table:table-cell office:value-type="float" office:value="2.986875" calcext:value-type="float">
            <text:p>2.986875</text:p>
          </table:table-cell>
          <table:table-cell table:formula="of:=VLOOKUP([.A9];[loc.A$1:.C$1048576];2;1)" office:value-type="float" office:value="35.085334" calcext:value-type="float">
            <text:p>35.085334</text:p>
          </table:table-cell>
          <table:table-cell table:formula="of:=VLOOKUP([.A9];[loc.A$1:.C$1048576];3;1)" office:value-type="float" office:value="-106.605553" calcext:value-type="float">
            <text:p>-106.605553</text:p>
          </table:table-cell>
        </table:table-row>
        <table:table-row table:style-name="ro1">
          <table:table-cell office:value-type="string" calcext:value-type="string">
            <text:p>Albuquerque-Santa Fe (DMA)</text:p>
          </table:table-cell>
          <table:table-cell office:value-type="float" office:value="70" calcext:value-type="float">
            <text:p>70</text:p>
          </table:table-cell>
          <table:table-cell office:value-type="float" office:value="4.5" calcext:value-type="float">
            <text:p>4.5</text:p>
          </table:table-cell>
          <table:table-cell table:formula="of:=VLOOKUP([.A10];[loc.A$1:.C$1048576];2;1)" office:value-type="float" office:value="35.075694" calcext:value-type="float">
            <text:p>35.075694</text:p>
          </table:table-cell>
          <table:table-cell table:formula="of:=VLOOKUP([.A10];[loc.A$1:.C$1048576];3;1)" office:value-type="float" office:value="-106.65618" calcext:value-type="float">
            <text:p>-106.65618</text:p>
          </table:table-cell>
        </table:table-row>
        <table:table-row table:style-name="ro1">
          <table:table-cell office:value-type="string" calcext:value-type="string">
            <text:p>Alexandria LA (CBSA)</text:p>
          </table:table-cell>
          <table:table-cell office:value-type="float" office:value="7.27777777777778" calcext:value-type="float">
            <text:p>7.2777777778</text:p>
          </table:table-cell>
          <table:table-cell office:value-type="float" office:value="5.72222222222222" calcext:value-type="float">
            <text:p>5.7222222222</text:p>
          </table:table-cell>
          <table:table-cell table:formula="of:=VLOOKUP([.A11];[loc.A$1:.C$1048576];2;1)" office:value-type="float" office:value="31.311294" calcext:value-type="float">
            <text:p>31.311294</text:p>
          </table:table-cell>
          <table:table-cell table:formula="of:=VLOOKUP([.A11];[loc.A$1:.C$1048576];3;1)" office:value-type="float" office:value="-92.445137" calcext:value-type="float">
            <text:p>-92.445137</text:p>
          </table:table-cell>
        </table:table-row>
        <table:table-row table:style-name="ro1">
          <table:table-cell office:value-type="string" calcext:value-type="string">
            <text:p>Alexandria LA (DMA)</text:p>
          </table:table-cell>
          <table:table-cell office:value-type="float" office:value="10.2352941176471" calcext:value-type="float">
            <text:p>10.2352941176</text:p>
          </table:table-cell>
          <table:table-cell office:value-type="float" office:value="5.11764705882353" calcext:value-type="float">
            <text:p>5.1176470588</text:p>
          </table:table-cell>
          <table:table-cell table:formula="of:=VLOOKUP([.A12];[loc.A$1:.C$1048576];2;1)" office:value-type="float" office:value="31.311294" calcext:value-type="float">
            <text:p>31.311294</text:p>
          </table:table-cell>
          <table:table-cell table:formula="of:=VLOOKUP([.A12];[loc.A$1:.C$1048576];3;1)" office:value-type="float" office:value="-92.445137" calcext:value-type="float">
            <text:p>-92.445137</text:p>
          </table:table-cell>
        </table:table-row>
        <table:table-row table:style-name="ro1">
          <table:table-cell office:value-type="string" calcext:value-type="string">
            <text:p>Alexandria MN (CBSA)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VLOOKUP([.A13];[loc.A$1:.C$1048576];2;1)" office:value-type="float" office:value="45.884816" calcext:value-type="float">
            <text:p>45.884816</text:p>
          </table:table-cell>
          <table:table-cell table:formula="of:=VLOOKUP([.A13];[loc.A$1:.C$1048576];3;1)" office:value-type="float" office:value="-95.377666" calcext:value-type="float">
            <text:p>-95.377666</text:p>
          </table:table-cell>
        </table:table-row>
        <table:table-row table:style-name="ro1">
          <table:table-cell office:value-type="string" calcext:value-type="string">
            <text:p>Alice TX <text:s/>(CBSA)</text:p>
          </table:table-cell>
          <table:table-cell office:value-type="float" office:value="2.3" calcext:value-type="float">
            <text:p>2.3</text:p>
          </table:table-cell>
          <table:table-cell office:value-type="float" office:value="6.2" calcext:value-type="float">
            <text:p>6.2</text:p>
          </table:table-cell>
          <table:table-cell table:formula="of:=VLOOKUP([.A14];[loc.A$1:.C$1048576];2;1)" office:value-type="float" office:value="45.884816" calcext:value-type="float">
            <text:p>45.884816</text:p>
          </table:table-cell>
          <table:table-cell table:formula="of:=VLOOKUP([.A14];[loc.A$1:.C$1048576];3;1)" office:value-type="float" office:value="-95.377666" calcext:value-type="float">
            <text:p>-95.377666</text:p>
          </table:table-cell>
        </table:table-row>
        <table:table-row table:style-name="ro1">
          <table:table-cell office:value-type="string" calcext:value-type="string">
            <text:p>Allentown-Bethlehem-Easton PA-NJ (CBSA)</text:p>
          </table:table-cell>
          <table:table-cell office:value-type="float" office:value="41.375" calcext:value-type="float">
            <text:p>41.375</text:p>
          </table:table-cell>
          <table:table-cell office:value-type="float" office:value="5.75" calcext:value-type="float">
            <text:p>5.75</text:p>
          </table:table-cell>
          <table:table-cell table:formula="of:=VLOOKUP([.A15];[loc.A$1:.C$1048576];2;1)" office:value-type="float" office:value="40.058324" calcext:value-type="float">
            <text:p>40.058324</text:p>
          </table:table-cell>
          <table:table-cell table:formula="of:=VLOOKUP([.A15];[loc.A$1:.C$1048576];3;1)" office:value-type="float" office:value="-74.405661" calcext:value-type="float">
            <text:p>-74.405661</text:p>
          </table:table-cell>
        </table:table-row>
        <table:table-row table:style-name="ro1">
          <table:table-cell office:value-type="string" calcext:value-type="string">
            <text:p>Alma MI (CBSA)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VLOOKUP([.A16];[loc.A$1:.C$1048576];2;1)" office:value-type="float" office:value="43.37892" calcext:value-type="float">
            <text:p>43.37892</text:p>
          </table:table-cell>
          <table:table-cell table:formula="of:=VLOOKUP([.A16];[loc.A$1:.C$1048576];3;1)" office:value-type="float" office:value="-84.659727" calcext:value-type="float">
            <text:p>-84.659727</text:p>
          </table:table-cell>
        </table:table-row>
        <table:table-row table:style-name="ro1">
          <table:table-cell office:value-type="string" calcext:value-type="string">
            <text:p>Altoona PA (CBSA)</text:p>
          </table:table-cell>
          <table:table-cell office:value-type="float" office:value="11.6875" calcext:value-type="float">
            <text:p>11.6875</text:p>
          </table:table-cell>
          <table:table-cell office:value-type="float" office:value="10.4375" calcext:value-type="float">
            <text:p>10.4375</text:p>
          </table:table-cell>
          <table:table-cell table:formula="of:=VLOOKUP([.A17];[loc.A$1:.C$1048576];2;1)" office:value-type="float" office:value="40.518681" calcext:value-type="float">
            <text:p>40.518681</text:p>
          </table:table-cell>
          <table:table-cell table:formula="of:=VLOOKUP([.A17];[loc.A$1:.C$1048576];3;1)" office:value-type="float" office:value="-78.394736" calcext:value-type="float">
            <text:p>-78.394736</text:p>
          </table:table-cell>
        </table:table-row>
        <table:table-row table:style-name="ro1">
          <table:table-cell office:value-type="string" calcext:value-type="string">
            <text:p>Amarillo TX <text:s/>(CBSA)</text:p>
          </table:table-cell>
          <table:table-cell office:value-type="float" office:value="13.6666666666667" calcext:value-type="float">
            <text:p>13.6666666667</text:p>
          </table:table-cell>
          <table:table-cell office:value-type="float" office:value="6.75" calcext:value-type="float">
            <text:p>6.75</text:p>
          </table:table-cell>
          <table:table-cell table:formula="of:=VLOOKUP([.A18];[loc.A$1:.C$1048576];2;1)" office:value-type="float" office:value="40.518681" calcext:value-type="float">
            <text:p>40.518681</text:p>
          </table:table-cell>
          <table:table-cell table:formula="of:=VLOOKUP([.A18];[loc.A$1:.C$1048576];3;1)" office:value-type="float" office:value="-78.394736" calcext:value-type="float">
            <text:p>-78.394736</text:p>
          </table:table-cell>
        </table:table-row>
        <table:table-row table:style-name="ro1">
          <table:table-cell office:value-type="string" calcext:value-type="string">
            <text:p>Ames IA <text:s/>(CBSA)</text:p>
          </table:table-cell>
          <table:table-cell office:value-type="float" office:value="3.33333333333333" calcext:value-type="float">
            <text:p>3.3333333333</text:p>
          </table:table-cell>
          <table:table-cell office:value-type="float" office:value="3.66666666666667" calcext:value-type="float">
            <text:p>3.6666666667</text:p>
          </table:table-cell>
          <table:table-cell table:formula="of:=VLOOKUP([.A19];[loc.A$1:.C$1048576];2;1)" office:value-type="float" office:value="35.221997" calcext:value-type="float">
            <text:p>35.221997</text:p>
          </table:table-cell>
          <table:table-cell table:formula="of:=VLOOKUP([.A19];[loc.A$1:.C$1048576];3;1)" office:value-type="float" office:value="-101.831297" calcext:value-type="float">
            <text:p>-101.831297</text:p>
          </table:table-cell>
        </table:table-row>
        <table:table-row table:style-name="ro1">
          <table:table-cell office:value-type="string" calcext:value-type="string">
            <text:p>Angola IN (CBSA)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VLOOKUP([.A20];[loc.A$1:.C$1048576];2;1)" office:value-type="float" office:value="41.634773" calcext:value-type="float">
            <text:p>41.634773</text:p>
          </table:table-cell>
          <table:table-cell table:formula="of:=VLOOKUP([.A20];[loc.A$1:.C$1048576];3;1)" office:value-type="float" office:value="-84.999409" calcext:value-type="float">
            <text:p>-84.999409</text:p>
          </table:table-cell>
        </table:table-row>
        <table:table-row table:style-name="ro1">
          <table:table-cell office:value-type="string" calcext:value-type="string">
            <text:p>Ann Arbor MI (CBSA)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VLOOKUP([.A21];[loc.A$1:.C$1048576];2;1)" office:value-type="float" office:value="42.280826" calcext:value-type="float">
            <text:p>42.280826</text:p>
          </table:table-cell>
          <table:table-cell table:formula="of:=VLOOKUP([.A21];[loc.A$1:.C$1048576];3;1)" office:value-type="float" office:value="-83.743038" calcext:value-type="float">
            <text:p>-83.743038</text:p>
          </table:table-cell>
        </table:table-row>
        <table:table-row table:style-name="ro1">
          <table:table-cell office:value-type="string" calcext:value-type="string">
            <text:p>Anniston-Oxford AL (CBSA)</text:p>
          </table:table-cell>
          <table:table-cell table:number-columns-repeated="2" office:value-type="float" office:value="5.6" calcext:value-type="float">
            <text:p>5.6</text:p>
          </table:table-cell>
          <table:table-cell table:formula="of:=VLOOKUP([.A22];[loc.A$1:.C$1048576];2;1)" office:value-type="float" office:value="33.589824" calcext:value-type="float">
            <text:p>33.589824</text:p>
          </table:table-cell>
          <table:table-cell table:formula="of:=VLOOKUP([.A22];[loc.A$1:.C$1048576];3;1)" office:value-type="float" office:value="-85.851965" calcext:value-type="float">
            <text:p>-85.851965</text:p>
          </table:table-cell>
        </table:table-row>
        <table:table-row table:style-name="ro1">
          <table:table-cell office:value-type="string" calcext:value-type="string">
            <text:p>Appleton WI (CBSA)</text:p>
          </table:table-cell>
          <table:table-cell office:value-type="float" office:value="11" calcext:value-type="float">
            <text:p>11</text:p>
          </table:table-cell>
          <table:table-cell office:value-type="float" office:value="4.91666666666667" calcext:value-type="float">
            <text:p>4.9166666667</text:p>
          </table:table-cell>
          <table:table-cell table:formula="of:=VLOOKUP([.A23];[loc.A$1:.C$1048576];2;1)" office:value-type="float" office:value="44.261931" calcext:value-type="float">
            <text:p>44.261931</text:p>
          </table:table-cell>
          <table:table-cell table:formula="of:=VLOOKUP([.A23];[loc.A$1:.C$1048576];3;1)" office:value-type="float" office:value="-88.415385" calcext:value-type="float">
            <text:p>-88.415385</text:p>
          </table:table-cell>
        </table:table-row>
        <table:table-row table:style-name="ro1">
          <table:table-cell office:value-type="string" calcext:value-type="string">
            <text:p>Arcadia FL (CBSA)</text:p>
          </table:table-cell>
          <table:table-cell office:value-type="float" office:value="5.33333333333333" calcext:value-type="float">
            <text:p>5.3333333333</text:p>
          </table:table-cell>
          <table:table-cell office:value-type="float" office:value="15.6666666666667" calcext:value-type="float">
            <text:p>15.6666666667</text:p>
          </table:table-cell>
          <table:table-cell table:formula="of:=VLOOKUP([.A24];[loc.A$1:.C$1048576];2;1)" office:value-type="float" office:value="27.215883" calcext:value-type="float">
            <text:p>27.215883</text:p>
          </table:table-cell>
          <table:table-cell table:formula="of:=VLOOKUP([.A24];[loc.A$1:.C$1048576];3;1)" office:value-type="float" office:value="-81.858416" calcext:value-type="float">
            <text:p>-81.858416</text:p>
          </table:table-cell>
        </table:table-row>
        <table:table-row table:style-name="ro1">
          <table:table-cell office:value-type="string" calcext:value-type="string">
            <text:p>Asheville NC (CBSA)</text:p>
          </table:table-cell>
          <table:table-cell office:value-type="float" office:value="15.1428571428571" calcext:value-type="float">
            <text:p>15.1428571429</text:p>
          </table:table-cell>
          <table:table-cell office:value-type="float" office:value="4" calcext:value-type="float">
            <text:p>4</text:p>
          </table:table-cell>
          <table:table-cell table:formula="of:=VLOOKUP([.A25];[loc.A$1:.C$1048576];2;1)" office:value-type="float" office:value="35.595058" calcext:value-type="float">
            <text:p>35.595058</text:p>
          </table:table-cell>
          <table:table-cell table:formula="of:=VLOOKUP([.A25];[loc.A$1:.C$1048576];3;1)" office:value-type="float" office:value="-82.551487" calcext:value-type="float">
            <text:p>-82.551487</text:p>
          </table:table-cell>
        </table:table-row>
        <table:table-row table:style-name="ro1">
          <table:table-cell office:value-type="string" calcext:value-type="string">
            <text:p>Ashtabula OH (CBSA)</text:p>
          </table:table-cell>
          <table:table-cell table:number-columns-repeated="2" office:value-type="float" office:value="11.25" calcext:value-type="float">
            <text:p>11.25</text:p>
          </table:table-cell>
          <table:table-cell table:formula="of:=VLOOKUP([.A26];[loc.A$1:.C$1048576];2;1)" office:value-type="float" office:value="41.865053" calcext:value-type="float">
            <text:p>41.865053</text:p>
          </table:table-cell>
          <table:table-cell table:formula="of:=VLOOKUP([.A26];[loc.A$1:.C$1048576];3;1)" office:value-type="float" office:value="-80.789809" calcext:value-type="float">
            <text:p>-80.789809</text:p>
          </table:table-cell>
        </table:table-row>
        <table:table-row table:style-name="ro1">
          <table:table-cell office:value-type="string" calcext:value-type="string">
            <text:p>Atchison KS (CBSA)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VLOOKUP([.A27];[loc.A$1:.C$1048576];2;1)" office:value-type="float" office:value="39.563052" calcext:value-type="float">
            <text:p>39.563052</text:p>
          </table:table-cell>
          <table:table-cell table:formula="of:=VLOOKUP([.A27];[loc.A$1:.C$1048576];3;1)" office:value-type="float" office:value="-95.121636" calcext:value-type="float">
            <text:p>-95.121636</text:p>
          </table:table-cell>
        </table:table-row>
        <table:table-row table:style-name="ro1">
          <table:table-cell office:value-type="string" calcext:value-type="string">
            <text:p>Athens OH (CBSA)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VLOOKUP([.A28];[loc.A$1:.C$1048576];2;1)" office:value-type="float" office:value="39.32924" calcext:value-type="float">
            <text:p>39.32924</text:p>
          </table:table-cell>
          <table:table-cell table:formula="of:=VLOOKUP([.A28];[loc.A$1:.C$1048576];3;1)" office:value-type="float" office:value="-82.101255" calcext:value-type="float">
            <text:p>-82.101255</text:p>
          </table:table-cell>
        </table:table-row>
        <table:table-row table:style-name="ro1">
          <table:table-cell office:value-type="string" calcext:value-type="string">
            <text:p>Athens TN (CBSA)</text:p>
          </table:table-cell>
          <table:table-cell office:value-type="float" office:value="3.25" calcext:value-type="float">
            <text:p>3.25</text:p>
          </table:table-cell>
          <table:table-cell office:value-type="float" office:value="5.375" calcext:value-type="float">
            <text:p>5.375</text:p>
          </table:table-cell>
          <table:table-cell table:formula="of:=VLOOKUP([.A29];[loc.A$1:.C$1048576];2;1)" office:value-type="float" office:value="35.442851" calcext:value-type="float">
            <text:p>35.442851</text:p>
          </table:table-cell>
          <table:table-cell table:formula="of:=VLOOKUP([.A29];[loc.A$1:.C$1048576];3;1)" office:value-type="float" office:value="-84.59299" calcext:value-type="float">
            <text:p>-84.59299</text:p>
          </table:table-cell>
        </table:table-row>
        <table:table-row table:style-name="ro1">
          <table:table-cell office:value-type="string" calcext:value-type="string">
            <text:p>Athens TX (CBSA)</text:p>
          </table:table-cell>
          <table:table-cell office:value-type="float" office:value="5" calcext:value-type="float">
            <text:p>5</text:p>
          </table:table-cell>
          <table:table-cell office:value-type="float" office:value="6.4" calcext:value-type="float">
            <text:p>6.4</text:p>
          </table:table-cell>
          <table:table-cell table:formula="of:=VLOOKUP([.A30];[loc.A$1:.C$1048576];2;1)" office:value-type="float" office:value="32.204873" calcext:value-type="float">
            <text:p>32.204873</text:p>
          </table:table-cell>
          <table:table-cell table:formula="of:=VLOOKUP([.A30];[loc.A$1:.C$1048576];3;1)" office:value-type="float" office:value="-95.855521" calcext:value-type="float">
            <text:p>-95.855521</text:p>
          </table:table-cell>
        </table:table-row>
        <table:table-row table:style-name="ro1">
          <table:table-cell office:value-type="string" calcext:value-type="string">
            <text:p>Athens-Clarke County GA <text:s/>(CBSA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VLOOKUP([.A31];[loc.A$1:.C$1048576];2;1)" office:value-type="float" office:value="32.204873" calcext:value-type="float">
            <text:p>32.204873</text:p>
          </table:table-cell>
          <table:table-cell table:formula="of:=VLOOKUP([.A31];[loc.A$1:.C$1048576];3;1)" office:value-type="float" office:value="-95.855521" calcext:value-type="float">
            <text:p>-95.855521</text:p>
          </table:table-cell>
        </table:table-row>
        <table:table-row table:style-name="ro1">
          <table:table-cell office:value-type="string" calcext:value-type="string">
            <text:p>Atlanta</text:p>
          </table:table-cell>
          <table:table-cell office:value-type="float" office:value="106.3125" calcext:value-type="float">
            <text:p>106.3125</text:p>
          </table:table-cell>
          <table:table-cell office:value-type="float" office:value="2.140625" calcext:value-type="float">
            <text:p>2.140625</text:p>
          </table:table-cell>
          <table:table-cell table:formula="of:=VLOOKUP([.A32];[loc.A$1:.C$1048576];2;1)" office:value-type="float" office:value="33.748995" calcext:value-type="float">
            <text:p>33.748995</text:p>
          </table:table-cell>
          <table:table-cell table:formula="of:=VLOOKUP([.A32];[loc.A$1:.C$1048576];3;1)" office:value-type="float" office:value="-84.387982" calcext:value-type="float">
            <text:p>-84.387982</text:p>
          </table:table-cell>
        </table:table-row>
        <table:table-row table:style-name="ro1">
          <table:table-cell office:value-type="string" calcext:value-type="string">
            <text:p>Atlanta-Sandy Springs-Marietta GA (CBSA)</text:p>
          </table:table-cell>
          <table:table-cell office:value-type="float" office:value="132.25" calcext:value-type="float">
            <text:p>132.25</text:p>
          </table:table-cell>
          <table:table-cell office:value-type="float" office:value="3.25" calcext:value-type="float">
            <text:p>3.25</text:p>
          </table:table-cell>
          <table:table-cell table:formula="of:=VLOOKUP([.A33];[loc.A$1:.C$1048576];2;1)" office:value-type="float" office:value="33.888116" calcext:value-type="float">
            <text:p>33.888116</text:p>
          </table:table-cell>
          <table:table-cell table:formula="of:=VLOOKUP([.A33];[loc.A$1:.C$1048576];3;1)" office:value-type="float" office:value="-84.46427" calcext:value-type="float">
            <text:p>-84.46427</text:p>
          </table:table-cell>
        </table:table-row>
        <table:table-row table:style-name="ro1">
          <table:table-cell office:value-type="string" calcext:value-type="string">
            <text:p>Auburn IN (CBSA)</text:p>
          </table:table-cell>
          <table:table-cell office:value-type="float" office:value="2.8" calcext:value-type="float">
            <text:p>2.8</text:p>
          </table:table-cell>
          <table:table-cell office:value-type="float" office:value="7" calcext:value-type="float">
            <text:p>7</text:p>
          </table:table-cell>
          <table:table-cell table:formula="of:=VLOOKUP([.A34];[loc.A$1:.C$1048576];2;1)" office:value-type="float" office:value="41.366994" calcext:value-type="float">
            <text:p>41.366994</text:p>
          </table:table-cell>
          <table:table-cell table:formula="of:=VLOOKUP([.A34];[loc.A$1:.C$1048576];3;1)" office:value-type="float" office:value="-85.058857" calcext:value-type="float">
            <text:p>-85.058857</text:p>
          </table:table-cell>
        </table:table-row>
        <table:table-row table:style-name="ro1">
          <table:table-cell office:value-type="string" calcext:value-type="string">
            <text:p>Auburn-Opelika AL (CBSA)</text:p>
          </table:table-cell>
          <table:table-cell office:value-type="float" office:value="7.35294117647059" calcext:value-type="float">
            <text:p>7.3529411765</text:p>
          </table:table-cell>
          <table:table-cell office:value-type="float" office:value="5.17647058823529" calcext:value-type="float">
            <text:p>5.1764705882</text:p>
          </table:table-cell>
          <table:table-cell table:formula="of:=VLOOKUP([.A35];[loc.A$1:.C$1048576];2;1)" office:value-type="float" office:value="32.613769" calcext:value-type="float">
            <text:p>32.613769</text:p>
          </table:table-cell>
          <table:table-cell table:formula="of:=VLOOKUP([.A35];[loc.A$1:.C$1048576];3;1)" office:value-type="float" office:value="-85.435266" calcext:value-type="float">
            <text:p>-85.435266</text:p>
          </table:table-cell>
        </table:table-row>
        <table:table-row table:style-name="ro1">
          <table:table-cell office:value-type="string" calcext:value-type="string">
            <text:p>Austin (DMA)</text:p>
          </table:table-cell>
          <table:table-cell office:value-type="float" office:value="78.1666666666667" calcext:value-type="float">
            <text:p>78.1666666667</text:p>
          </table:table-cell>
          <table:table-cell office:value-type="float" office:value="4.83333333333333" calcext:value-type="float">
            <text:p>4.8333333333</text:p>
          </table:table-cell>
          <table:table-cell table:formula="of:=VLOOKUP([.A36];[loc.A$1:.C$1048576];2;1)" office:value-type="float" office:value="30.267153" calcext:value-type="float">
            <text:p>30.267153</text:p>
          </table:table-cell>
          <table:table-cell table:formula="of:=VLOOKUP([.A36];[loc.A$1:.C$1048576];3;1)" office:value-type="float" office:value="-97.743061" calcext:value-type="float">
            <text:p>-97.743061</text:p>
          </table:table-cell>
        </table:table-row>
        <table:table-row table:style-name="ro1">
          <table:table-cell office:value-type="string" calcext:value-type="string">
            <text:p>Austin-Round Rock TX (CBSA)</text:p>
          </table:table-cell>
          <table:table-cell office:value-type="float" office:value="70.3636363636364" calcext:value-type="float">
            <text:p>70.3636363636</text:p>
          </table:table-cell>
          <table:table-cell office:value-type="float" office:value="4.81818181818182" calcext:value-type="float">
            <text:p>4.8181818182</text:p>
          </table:table-cell>
          <table:table-cell table:formula="of:=VLOOKUP([.A37];[loc.A$1:.C$1048576];2;1)" office:value-type="float" office:value="30.483571" calcext:value-type="float">
            <text:p>30.483571</text:p>
          </table:table-cell>
          <table:table-cell table:formula="of:=VLOOKUP([.A37];[loc.A$1:.C$1048576];3;1)" office:value-type="float" office:value="-97.736778" calcext:value-type="float">
            <text:p>-97.736778</text:p>
          </table:table-cell>
        </table:table-row>
        <table:table-row table:style-name="ro1">
          <table:table-cell office:value-type="string" calcext:value-type="string">
            <text:p>Bainbridge GA <text:s/>(CBSA)</text:p>
          </table:table-cell>
          <table:table-cell office:value-type="float" office:value="2.75" calcext:value-type="float">
            <text:p>2.75</text:p>
          </table:table-cell>
          <table:table-cell office:value-type="float" office:value="10.5" calcext:value-type="float">
            <text:p>10.5</text:p>
          </table:table-cell>
          <table:table-cell table:formula="of:=VLOOKUP([.A38];[loc.A$1:.C$1048576];2;1)" office:value-type="float" office:value="30.483571" calcext:value-type="float">
            <text:p>30.483571</text:p>
          </table:table-cell>
          <table:table-cell table:formula="of:=VLOOKUP([.A38];[loc.A$1:.C$1048576];3;1)" office:value-type="float" office:value="-97.736778" calcext:value-type="float">
            <text:p>-97.736778</text:p>
          </table:table-cell>
        </table:table-row>
        <table:table-row table:style-name="ro1">
          <table:table-cell office:value-type="string" calcext:value-type="string">
            <text:p>Bakersfield (DMA)</text:p>
          </table:table-cell>
          <table:table-cell office:value-type="float" office:value="47.8181818181818" calcext:value-type="float">
            <text:p>47.8181818182</text:p>
          </table:table-cell>
          <table:table-cell office:value-type="float" office:value="8" calcext:value-type="float">
            <text:p>8</text:p>
          </table:table-cell>
          <table:table-cell table:formula="of:=VLOOKUP([.A39];[loc.A$1:.C$1048576];2;1)" office:value-type="float" office:value="35.373292" calcext:value-type="float">
            <text:p>35.373292</text:p>
          </table:table-cell>
          <table:table-cell table:formula="of:=VLOOKUP([.A39];[loc.A$1:.C$1048576];3;1)" office:value-type="float" office:value="-119.018712" calcext:value-type="float">
            <text:p>-119.018712</text:p>
          </table:table-cell>
        </table:table-row>
        <table:table-row table:style-name="ro1">
          <table:table-cell office:value-type="string" calcext:value-type="string">
            <text:p>Bakersfield CA (CBSA)</text:p>
          </table:table-cell>
          <table:table-cell office:value-type="float" office:value="47.8181818181818" calcext:value-type="float">
            <text:p>47.8181818182</text:p>
          </table:table-cell>
          <table:table-cell office:value-type="float" office:value="8" calcext:value-type="float">
            <text:p>8</text:p>
          </table:table-cell>
          <table:table-cell table:formula="of:=VLOOKUP([.A40];[loc.A$1:.C$1048576];2;1)" office:value-type="float" office:value="35.373292" calcext:value-type="float">
            <text:p>35.373292</text:p>
          </table:table-cell>
          <table:table-cell table:formula="of:=VLOOKUP([.A40];[loc.A$1:.C$1048576];3;1)" office:value-type="float" office:value="-119.018712" calcext:value-type="float">
            <text:p>-119.018712</text:p>
          </table:table-cell>
        </table:table-row>
        <table:table-row table:style-name="ro1">
          <table:table-cell office:value-type="string" calcext:value-type="string">
            <text:p>Baltimore</text:p>
          </table:table-cell>
          <table:table-cell office:value-type="float" office:value="205.6875" calcext:value-type="float">
            <text:p>205.6875</text:p>
          </table:table-cell>
          <table:table-cell office:value-type="float" office:value="8.914375" calcext:value-type="float">
            <text:p>8.914375</text:p>
          </table:table-cell>
          <table:table-cell table:formula="of:=VLOOKUP([.A41];[loc.A$1:.C$1048576];2;1)" office:value-type="float" office:value="39.290385" calcext:value-type="float">
            <text:p>39.290385</text:p>
          </table:table-cell>
          <table:table-cell table:formula="of:=VLOOKUP([.A41];[loc.A$1:.C$1048576];3;1)" office:value-type="float" office:value="-76.612189" calcext:value-type="float">
            <text:p>-76.612189</text:p>
          </table:table-cell>
        </table:table-row>
        <table:table-row table:style-name="ro1">
          <table:table-cell office:value-type="string" calcext:value-type="string">
            <text:p>Baraboo WI (CBSA)</text:p>
          </table:table-cell>
          <table:table-cell office:value-type="float" office:value="4.16666666666667" calcext:value-type="float">
            <text:p>4.1666666667</text:p>
          </table:table-cell>
          <table:table-cell office:value-type="float" office:value="6.16666666666667" calcext:value-type="float">
            <text:p>6.1666666667</text:p>
          </table:table-cell>
          <table:table-cell table:formula="of:=VLOOKUP([.A42];[loc.A$1:.C$1048576];2;1)" office:value-type="float" office:value="43.471094" calcext:value-type="float">
            <text:p>43.471094</text:p>
          </table:table-cell>
          <table:table-cell table:formula="of:=VLOOKUP([.A42];[loc.A$1:.C$1048576];3;1)" office:value-type="float" office:value="-89.744291" calcext:value-type="float">
            <text:p>-89.744291</text:p>
          </table:table-cell>
        </table:table-row>
        <table:table-row table:style-name="ro1">
          <table:table-cell office:value-type="string" calcext:value-type="string">
            <text:p>Bartlesville OK <text:s/>(CBSA)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table:formula="of:=VLOOKUP([.A43];[loc.A$1:.C$1048576];2;1)" office:value-type="float" office:value="43.471094" calcext:value-type="float">
            <text:p>43.471094</text:p>
          </table:table-cell>
          <table:table-cell table:formula="of:=VLOOKUP([.A43];[loc.A$1:.C$1048576];3;1)" office:value-type="float" office:value="-89.744291" calcext:value-type="float">
            <text:p>-89.744291</text:p>
          </table:table-cell>
        </table:table-row>
        <table:table-row table:style-name="ro1">
          <table:table-cell office:value-type="string" calcext:value-type="string">
            <text:p>Batavia NY (CBSA)</text:p>
          </table:table-cell>
          <table:table-cell office:value-type="float" office:value="7.66666666666667" calcext:value-type="float">
            <text:p>7.6666666667</text:p>
          </table:table-cell>
          <table:table-cell office:value-type="float" office:value="15.3333333333333" calcext:value-type="float">
            <text:p>15.3333333333</text:p>
          </table:table-cell>
          <table:table-cell table:formula="of:=VLOOKUP([.A44];[loc.A$1:.C$1048576];2;1)" office:value-type="float" office:value="42.998116" calcext:value-type="float">
            <text:p>42.998116</text:p>
          </table:table-cell>
          <table:table-cell table:formula="of:=VLOOKUP([.A44];[loc.A$1:.C$1048576];3;1)" office:value-type="float" office:value="-78.187517" calcext:value-type="float">
            <text:p>-78.187517</text:p>
          </table:table-cell>
        </table:table-row>
        <table:table-row table:style-name="ro1">
          <table:table-cell office:value-type="string" calcext:value-type="string">
            <text:p>Batesville AR <text:s/>(CBSA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VLOOKUP([.A45];[loc.A$1:.C$1048576];2;1)" office:value-type="float" office:value="42.998116" calcext:value-type="float">
            <text:p>42.998116</text:p>
          </table:table-cell>
          <table:table-cell table:formula="of:=VLOOKUP([.A45];[loc.A$1:.C$1048576];3;1)" office:value-type="float" office:value="-78.187517" calcext:value-type="float">
            <text:p>-78.187517</text:p>
          </table:table-cell>
        </table:table-row>
        <table:table-row table:style-name="ro1">
          <table:table-cell office:value-type="string" calcext:value-type="string">
            <text:p>Baton Rouge (DMA)</text:p>
          </table:table-cell>
          <table:table-cell office:value-type="float" office:value="31.75" calcext:value-type="float">
            <text:p>31.75</text:p>
          </table:table-cell>
          <table:table-cell office:value-type="float" office:value="4" calcext:value-type="float">
            <text:p>4</text:p>
          </table:table-cell>
          <table:table-cell table:formula="of:=VLOOKUP([.A46];[loc.A$1:.C$1048576];2;1)" office:value-type="float" office:value="30.458283" calcext:value-type="float">
            <text:p>30.458283</text:p>
          </table:table-cell>
          <table:table-cell table:formula="of:=VLOOKUP([.A46];[loc.A$1:.C$1048576];3;1)" office:value-type="float" office:value="-91.14032" calcext:value-type="float">
            <text:p>-91.14032</text:p>
          </table:table-cell>
        </table:table-row>
        <table:table-row table:style-name="ro1">
          <table:table-cell office:value-type="string" calcext:value-type="string">
            <text:p>Baton Rouge LA <text:s/>(CBSA)</text:p>
          </table:table-cell>
          <table:table-cell office:value-type="float" office:value="20.7916666666667" calcext:value-type="float">
            <text:p>20.7916666667</text:p>
          </table:table-cell>
          <table:table-cell office:value-type="float" office:value="3.16666666666667" calcext:value-type="float">
            <text:p>3.1666666667</text:p>
          </table:table-cell>
          <table:table-cell table:formula="of:=VLOOKUP([.A47];[loc.A$1:.C$1048576];2;1)" office:value-type="float" office:value="30.458283" calcext:value-type="float">
            <text:p>30.458283</text:p>
          </table:table-cell>
          <table:table-cell table:formula="of:=VLOOKUP([.A47];[loc.A$1:.C$1048576];3;1)" office:value-type="float" office:value="-91.14032" calcext:value-type="float">
            <text:p>-91.14032</text:p>
          </table:table-cell>
        </table:table-row>
        <table:table-row table:style-name="ro1">
          <table:table-cell office:value-type="string" calcext:value-type="string">
            <text:p>Battle Creek MI (CBSA)</text:p>
          </table:table-cell>
          <table:table-cell office:value-type="float" office:value="7" calcext:value-type="float">
            <text:p>7</text:p>
          </table:table-cell>
          <table:table-cell office:value-type="float" office:value="4.33333333333333" calcext:value-type="float">
            <text:p>4.3333333333</text:p>
          </table:table-cell>
          <table:table-cell table:formula="of:=VLOOKUP([.A48];[loc.A$1:.C$1048576];2;1)" office:value-type="float" office:value="42.321152" calcext:value-type="float">
            <text:p>42.321152</text:p>
          </table:table-cell>
          <table:table-cell table:formula="of:=VLOOKUP([.A48];[loc.A$1:.C$1048576];3;1)" office:value-type="float" office:value="-85.179714" calcext:value-type="float">
            <text:p>-85.179714</text:p>
          </table:table-cell>
        </table:table-row>
        <table:table-row table:style-name="ro1">
          <table:table-cell office:value-type="string" calcext:value-type="string">
            <text:p>Bay City MI (CBSA)</text:p>
          </table:table-cell>
          <table:table-cell table:number-columns-repeated="2" office:value-type="float" office:value="9.33333333333333" calcext:value-type="float">
            <text:p>9.3333333333</text:p>
          </table:table-cell>
          <table:table-cell table:formula="of:=VLOOKUP([.A49];[loc.A$1:.C$1048576];2;1)" office:value-type="float" office:value="43.594468" calcext:value-type="float">
            <text:p>43.594468</text:p>
          </table:table-cell>
          <table:table-cell table:formula="of:=VLOOKUP([.A49];[loc.A$1:.C$1048576];3;1)" office:value-type="float" office:value="-83.888865" calcext:value-type="float">
            <text:p>-83.888865</text:p>
          </table:table-cell>
        </table:table-row>
        <table:table-row table:style-name="ro1">
          <table:table-cell office:value-type="string" calcext:value-type="string">
            <text:p>Beatrice NE <text:s/>(CBSA)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VLOOKUP([.A50];[loc.A$1:.C$1048576];2;1)" office:value-type="float" office:value="43.594468" calcext:value-type="float">
            <text:p>43.594468</text:p>
          </table:table-cell>
          <table:table-cell table:formula="of:=VLOOKUP([.A50];[loc.A$1:.C$1048576];3;1)" office:value-type="float" office:value="-83.888865" calcext:value-type="float">
            <text:p>-83.888865</text:p>
          </table:table-cell>
        </table:table-row>
        <table:table-row table:style-name="ro1">
          <table:table-cell office:value-type="string" calcext:value-type="string">
            <text:p>Beaumont-Port Arthur (DMA)</text:p>
          </table:table-cell>
          <table:table-cell office:value-type="float" office:value="11" calcext:value-type="float">
            <text:p>11</text:p>
          </table:table-cell>
          <table:table-cell office:value-type="float" office:value="2.85714285714286" calcext:value-type="float">
            <text:p>2.8571428571</text:p>
          </table:table-cell>
          <table:table-cell table:formula="of:=VLOOKUP([.A51];[loc.A$1:.C$1048576];2;1)" office:value-type="float" office:value="29.950833" calcext:value-type="float">
            <text:p>29.950833</text:p>
          </table:table-cell>
          <table:table-cell table:formula="of:=VLOOKUP([.A51];[loc.A$1:.C$1048576];3;1)" office:value-type="float" office:value="-94.020694" calcext:value-type="float">
            <text:p>-94.020694</text:p>
          </table:table-cell>
        </table:table-row>
        <table:table-row table:style-name="ro1">
          <table:table-cell office:value-type="string" calcext:value-type="string">
            <text:p>Beaumont-Port Arthur TX (CBSA)</text:p>
          </table:table-cell>
          <table:table-cell office:value-type="float" office:value="8.57142857142857" calcext:value-type="float">
            <text:p>8.5714285714</text:p>
          </table:table-cell>
          <table:table-cell office:value-type="float" office:value="2.85714285714286" calcext:value-type="float">
            <text:p>2.8571428571</text:p>
          </table:table-cell>
          <table:table-cell table:formula="of:=VLOOKUP([.A52];[loc.A$1:.C$1048576];2;1)" office:value-type="float" office:value="29.950833" calcext:value-type="float">
            <text:p>29.950833</text:p>
          </table:table-cell>
          <table:table-cell table:formula="of:=VLOOKUP([.A52];[loc.A$1:.C$1048576];3;1)" office:value-type="float" office:value="-94.020694" calcext:value-type="float">
            <text:p>-94.020694</text:p>
          </table:table-cell>
        </table:table-row>
        <table:table-row table:style-name="ro1">
          <table:table-cell office:value-type="string" calcext:value-type="string">
            <text:p>Beckley WV (CBSA)</text:p>
          </table:table-cell>
          <table:table-cell office:value-type="float" office:value="4.66666666666667" calcext:value-type="float">
            <text:p>4.6666666667</text:p>
          </table:table-cell>
          <table:table-cell office:value-type="float" office:value="3.33333333333333" calcext:value-type="float">
            <text:p>3.3333333333</text:p>
          </table:table-cell>
          <table:table-cell table:formula="of:=VLOOKUP([.A53];[loc.A$1:.C$1048576];2;1)" office:value-type="float" office:value="37.77817" calcext:value-type="float">
            <text:p>37.77817</text:p>
          </table:table-cell>
          <table:table-cell table:formula="of:=VLOOKUP([.A53];[loc.A$1:.C$1048576];3;1)" office:value-type="float" office:value="-81.188156" calcext:value-type="float">
            <text:p>-81.188156</text:p>
          </table:table-cell>
        </table:table-row>
        <table:table-row table:style-name="ro1">
          <table:table-cell office:value-type="string" calcext:value-type="string">
            <text:p>Bedford IN (CBSA)</text:p>
          </table:table-cell>
          <table:table-cell office:value-type="float" office:value="3.33333333333333" calcext:value-type="float">
            <text:p>3.3333333333</text:p>
          </table:table-cell>
          <table:table-cell office:value-type="float" office:value="6" calcext:value-type="float">
            <text:p>6</text:p>
          </table:table-cell>
          <table:table-cell table:formula="of:=VLOOKUP([.A54];[loc.A$1:.C$1048576];2;1)" office:value-type="float" office:value="38.861162" calcext:value-type="float">
            <text:p>38.861162</text:p>
          </table:table-cell>
          <table:table-cell table:formula="of:=VLOOKUP([.A54];[loc.A$1:.C$1048576];3;1)" office:value-type="float" office:value="-86.487215" calcext:value-type="float">
            <text:p>-86.487215</text:p>
          </table:table-cell>
        </table:table-row>
        <table:table-row table:style-name="ro1">
          <table:table-cell office:value-type="string" calcext:value-type="string">
            <text:p>Beeville TX <text:s/>(CBSA)</text:p>
          </table:table-cell>
          <table:table-cell office:value-type="float" office:value="3.33333333333333" calcext:value-type="float">
            <text:p>3.3333333333</text:p>
          </table:table-cell>
          <table:table-cell office:value-type="float" office:value="11" calcext:value-type="float">
            <text:p>11</text:p>
          </table:table-cell>
          <table:table-cell table:formula="of:=VLOOKUP([.A55];[loc.A$1:.C$1048576];2;1)" office:value-type="float" office:value="38.861162" calcext:value-type="float">
            <text:p>38.861162</text:p>
          </table:table-cell>
          <table:table-cell table:formula="of:=VLOOKUP([.A55];[loc.A$1:.C$1048576];3;1)" office:value-type="float" office:value="-86.487215" calcext:value-type="float">
            <text:p>-86.487215</text:p>
          </table:table-cell>
        </table:table-row>
        <table:table-row table:style-name="ro1">
          <table:table-cell office:value-type="string" calcext:value-type="string">
            <text:p>Bellefontaine OH (CBSA)</text:p>
          </table:table-cell>
          <table:table-cell office:value-type="float" office:value="4.8" calcext:value-type="float">
            <text:p>4.8</text:p>
          </table:table-cell>
          <table:table-cell office:value-type="float" office:value="9.6" calcext:value-type="float">
            <text:p>9.6</text:p>
          </table:table-cell>
          <table:table-cell table:formula="of:=VLOOKUP([.A56];[loc.A$1:.C$1048576];2;1)" office:value-type="float" office:value="40.361164" calcext:value-type="float">
            <text:p>40.361164</text:p>
          </table:table-cell>
          <table:table-cell table:formula="of:=VLOOKUP([.A56];[loc.A$1:.C$1048576];3;1)" office:value-type="float" office:value="-83.759656" calcext:value-type="float">
            <text:p>-83.759656</text:p>
          </table:table-cell>
        </table:table-row>
        <table:table-row table:style-name="ro1">
          <table:table-cell office:value-type="string" calcext:value-type="string">
            <text:p>Bemidji MN (CBSA)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VLOOKUP([.A57];[loc.A$1:.C$1048576];2;1)" office:value-type="float" office:value="47.487536" calcext:value-type="float">
            <text:p>47.487536</text:p>
          </table:table-cell>
          <table:table-cell table:formula="of:=VLOOKUP([.A57];[loc.A$1:.C$1048576];3;1)" office:value-type="float" office:value="-94.885849" calcext:value-type="float">
            <text:p>-94.885849</text:p>
          </table:table-cell>
        </table:table-row>
        <table:table-row table:style-name="ro1">
          <table:table-cell office:value-type="string" calcext:value-type="string">
            <text:p>Big Spring TX (CBSA)</text:p>
          </table:table-cell>
          <table:table-cell office:value-type="float" office:value="4.85714285714286" calcext:value-type="float">
            <text:p>4.8571428571</text:p>
          </table:table-cell>
          <table:table-cell office:value-type="float" office:value="11.1428571428571" calcext:value-type="float">
            <text:p>11.1428571429</text:p>
          </table:table-cell>
          <table:table-cell table:formula="of:=VLOOKUP([.A58];[loc.A$1:.C$1048576];2;1)" office:value-type="float" office:value="32.250398" calcext:value-type="float">
            <text:p>32.250398</text:p>
          </table:table-cell>
          <table:table-cell table:formula="of:=VLOOKUP([.A58];[loc.A$1:.C$1048576];3;1)" office:value-type="float" office:value="-101.478735" calcext:value-type="float">
            <text:p>-101.478735</text:p>
          </table:table-cell>
        </table:table-row>
        <table:table-row table:style-name="ro1">
          <table:table-cell office:value-type="string" calcext:value-type="string">
            <text:p>Billings (DMA)</text:p>
          </table:table-cell>
          <table:table-cell office:value-type="float" office:value="12.8" calcext:value-type="float">
            <text:p>12.8</text:p>
          </table:table-cell>
          <table:table-cell office:value-type="float" office:value="5" calcext:value-type="float">
            <text:p>5</text:p>
          </table:table-cell>
          <table:table-cell table:formula="of:=VLOOKUP([.A59];[loc.A$1:.C$1048576];2;1)" office:value-type="float" office:value="45.783286" calcext:value-type="float">
            <text:p>45.783286</text:p>
          </table:table-cell>
          <table:table-cell table:formula="of:=VLOOKUP([.A59];[loc.A$1:.C$1048576];3;1)" office:value-type="float" office:value="-108.50069" calcext:value-type="float">
            <text:p>-108.50069</text:p>
          </table:table-cell>
        </table:table-row>
        <table:table-row table:style-name="ro1">
          <table:table-cell office:value-type="string" calcext:value-type="string">
            <text:p>Billings MT (CBSA)</text:p>
          </table:table-cell>
          <table:table-cell office:value-type="float" office:value="18.4" calcext:value-type="float">
            <text:p>18.4</text:p>
          </table:table-cell>
          <table:table-cell office:value-type="float" office:value="11.2" calcext:value-type="float">
            <text:p>11.2</text:p>
          </table:table-cell>
          <table:table-cell table:formula="of:=VLOOKUP([.A60];[loc.A$1:.C$1048576];2;1)" office:value-type="float" office:value="45.783286" calcext:value-type="float">
            <text:p>45.783286</text:p>
          </table:table-cell>
          <table:table-cell table:formula="of:=VLOOKUP([.A60];[loc.A$1:.C$1048576];3;1)" office:value-type="float" office:value="-108.50069" calcext:value-type="float">
            <text:p>-108.50069</text:p>
          </table:table-cell>
        </table:table-row>
        <table:table-row table:style-name="ro1">
          <table:table-cell office:value-type="string" calcext:value-type="string">
            <text:p>Birmingham (Anniston and Tuscaloosa) (DMA)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table:formula="of:=VLOOKUP([.A61];[loc.A$1:.C$1048576];2;1)" office:value-type="float" office:value="33.520661" calcext:value-type="float">
            <text:p>33.520661</text:p>
          </table:table-cell>
          <table:table-cell table:formula="of:=VLOOKUP([.A61];[loc.A$1:.C$1048576];3;1)" office:value-type="float" office:value="-86.80249" calcext:value-type="float">
            <text:p>-86.80249</text:p>
          </table:table-cell>
        </table:table-row>
        <table:table-row table:style-name="ro1">
          <table:table-cell office:value-type="string" calcext:value-type="string">
            <text:p>Birmingham-Hoover AL (CBSA)</text:p>
          </table:table-cell>
          <table:table-cell office:value-type="float" office:value="40.7777777777778" calcext:value-type="float">
            <text:p>40.7777777778</text:p>
          </table:table-cell>
          <table:table-cell office:value-type="float" office:value="4.66666666666667" calcext:value-type="float">
            <text:p>4.6666666667</text:p>
          </table:table-cell>
          <table:table-cell table:formula="of:=VLOOKUP([.A62];[loc.A$1:.C$1048576];2;1)" office:value-type="float" office:value="33.33896" calcext:value-type="float">
            <text:p>33.33896</text:p>
          </table:table-cell>
          <table:table-cell table:formula="of:=VLOOKUP([.A62];[loc.A$1:.C$1048576];3;1)" office:value-type="float" office:value="-86.851694" calcext:value-type="float">
            <text:p>-86.851694</text:p>
          </table:table-cell>
        </table:table-row>
        <table:table-row table:style-name="ro1">
          <table:table-cell office:value-type="string" calcext:value-type="string">
            <text:p>Blackfoot ID (CBSA)</text:p>
          </table:table-cell>
          <table:table-cell office:value-type="float" office:value="3.5" calcext:value-type="float">
            <text:p>3.5</text:p>
          </table:table-cell>
          <table:table-cell office:value-type="float" office:value="8" calcext:value-type="float">
            <text:p>8</text:p>
          </table:table-cell>
          <table:table-cell table:formula="of:=VLOOKUP([.A63];[loc.A$1:.C$1048576];2;1)" office:value-type="float" office:value="43.190471" calcext:value-type="float">
            <text:p>43.190471</text:p>
          </table:table-cell>
          <table:table-cell table:formula="of:=VLOOKUP([.A63];[loc.A$1:.C$1048576];3;1)" office:value-type="float" office:value="-112.344977" calcext:value-type="float">
            <text:p>-112.344977</text:p>
          </table:table-cell>
        </table:table-row>
        <table:table-row table:style-name="ro1">
          <table:table-cell office:value-type="string" calcext:value-type="string">
            <text:p>Blacksburg-Christiansburg-Radford VA (CBSA)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VLOOKUP([.A64];[loc.A$1:.C$1048576];2;1)" office:value-type="float" office:value="37.1705" calcext:value-type="float">
            <text:p>37.1705</text:p>
          </table:table-cell>
          <table:table-cell table:formula="of:=VLOOKUP([.A64];[loc.A$1:.C$1048576];3;1)" office:value-type="float" office:value="-80.5189" calcext:value-type="float">
            <text:p>-80.5189</text:p>
          </table:table-cell>
        </table:table-row>
        <table:table-row table:style-name="ro1">
          <table:table-cell office:value-type="string" calcext:value-type="string">
            <text:p>Bloomington IL (CBSA)</text:p>
          </table:table-cell>
          <table:table-cell office:value-type="float" office:value="12.6666666666667" calcext:value-type="float">
            <text:p>12.6666666667</text:p>
          </table:table-cell>
          <table:table-cell office:value-type="float" office:value="7.33333333333333" calcext:value-type="float">
            <text:p>7.3333333333</text:p>
          </table:table-cell>
          <table:table-cell table:formula="of:=VLOOKUP([.A65];[loc.A$1:.C$1048576];2;1)" office:value-type="float" office:value="40.484203" calcext:value-type="float">
            <text:p>40.484203</text:p>
          </table:table-cell>
          <table:table-cell table:formula="of:=VLOOKUP([.A65];[loc.A$1:.C$1048576];3;1)" office:value-type="float" office:value="-88.993687" calcext:value-type="float">
            <text:p>-88.993687</text:p>
          </table:table-cell>
        </table:table-row>
        <table:table-row table:style-name="ro1">
          <table:table-cell office:value-type="string" calcext:value-type="string">
            <text:p>Bloomington IN (CBSA)</text:p>
          </table:table-cell>
          <table:table-cell office:value-type="float" office:value="17" calcext:value-type="float">
            <text:p>17</text:p>
          </table:table-cell>
          <table:table-cell office:value-type="float" office:value="8.85714285714286" calcext:value-type="float">
            <text:p>8.8571428571</text:p>
          </table:table-cell>
          <table:table-cell table:formula="of:=VLOOKUP([.A66];[loc.A$1:.C$1048576];2;1)" office:value-type="float" office:value="39.165325" calcext:value-type="float">
            <text:p>39.165325</text:p>
          </table:table-cell>
          <table:table-cell table:formula="of:=VLOOKUP([.A66];[loc.A$1:.C$1048576];3;1)" office:value-type="float" office:value="-86.526386" calcext:value-type="float">
            <text:p>-86.526386</text:p>
          </table:table-cell>
        </table:table-row>
        <table:table-row table:style-name="ro1">
          <table:table-cell office:value-type="string" calcext:value-type="string">
            <text:p>Bloomsburg-Berwick PA (CBSA)</text:p>
          </table:table-cell>
          <table:table-cell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  <table:table-cell table:formula="of:=VLOOKUP([.A67];[loc.A$1:.C$1048576];2;1)" office:value-type="float" office:value="41.026742" calcext:value-type="float">
            <text:p>41.026742</text:p>
          </table:table-cell>
          <table:table-cell table:formula="of:=VLOOKUP([.A67];[loc.A$1:.C$1048576];3;1)" office:value-type="float" office:value="-76.358569" calcext:value-type="float">
            <text:p>-76.358569</text:p>
          </table:table-cell>
        </table:table-row>
        <table:table-row table:style-name="ro1">
          <table:table-cell office:value-type="string" calcext:value-type="string">
            <text:p>Bluefield WV-VA (CBSA)</text:p>
          </table:table-cell>
          <table:table-cell office:value-type="float" office:value="3.84615384615385" calcext:value-type="float">
            <text:p>3.8461538462</text:p>
          </table:table-cell>
          <table:table-cell office:value-type="float" office:value="3.76923076923077" calcext:value-type="float">
            <text:p>3.7692307692</text:p>
          </table:table-cell>
          <table:table-cell table:formula="of:=VLOOKUP([.A68];[loc.A$1:.C$1048576];2;1)" office:value-type="float" office:value="37.26984" calcext:value-type="float">
            <text:p>37.26984</text:p>
          </table:table-cell>
          <table:table-cell table:formula="of:=VLOOKUP([.A68];[loc.A$1:.C$1048576];3;1)" office:value-type="float" office:value="-81.22232" calcext:value-type="float">
            <text:p>-81.22232</text:p>
          </table:table-cell>
        </table:table-row>
        <table:table-row table:style-name="ro1">
          <table:table-cell office:value-type="string" calcext:value-type="string">
            <text:p>Bluefield-Beckley-Oak Hill (DMA)</text:p>
          </table:table-cell>
          <table:table-cell office:value-type="float" office:value="13.25" calcext:value-type="float">
            <text:p>13.25</text:p>
          </table:table-cell>
          <table:table-cell office:value-type="float" office:value="4.5" calcext:value-type="float">
            <text:p>4.5</text:p>
          </table:table-cell>
          <table:table-cell table:formula="of:=VLOOKUP([.A69];[loc.A$1:.C$1048576];2;1)" office:value-type="float" office:value="37.736791" calcext:value-type="float">
            <text:p>37.736791</text:p>
          </table:table-cell>
          <table:table-cell table:formula="of:=VLOOKUP([.A69];[loc.A$1:.C$1048576];3;1)" office:value-type="float" office:value="-81.133031" calcext:value-type="float">
            <text:p>-81.133031</text:p>
          </table:table-cell>
        </table:table-row>
        <table:table-row table:style-name="ro1">
          <table:table-cell office:value-type="string" calcext:value-type="string">
            <text:p>Blytheville AR (CBSA)</text:p>
          </table:table-cell>
          <table:table-cell office:value-type="float" office:value="2.28571428571429" calcext:value-type="float">
            <text:p>2.2857142857</text:p>
          </table:table-cell>
          <table:table-cell office:value-type="float" office:value="5.42857142857143" calcext:value-type="float">
            <text:p>5.4285714286</text:p>
          </table:table-cell>
          <table:table-cell table:formula="of:=VLOOKUP([.A70];[loc.A$1:.C$1048576];2;1)" office:value-type="float" office:value="35.927295" calcext:value-type="float">
            <text:p>35.927295</text:p>
          </table:table-cell>
          <table:table-cell table:formula="of:=VLOOKUP([.A70];[loc.A$1:.C$1048576];3;1)" office:value-type="float" office:value="-89.918975" calcext:value-type="float">
            <text:p>-89.918975</text:p>
          </table:table-cell>
        </table:table-row>
        <table:table-row table:style-name="ro1">
          <table:table-cell office:value-type="string" calcext:value-type="string">
            <text:p>Bogalusa LA (CBSA)</text:p>
          </table:table-cell>
          <table:table-cell office:value-type="float" office:value="4.5" calcext:value-type="float">
            <text:p>4.5</text:p>
          </table:table-cell>
          <table:table-cell office:value-type="float" office:value="8" calcext:value-type="float">
            <text:p>8</text:p>
          </table:table-cell>
          <table:table-cell table:formula="of:=VLOOKUP([.A71];[loc.A$1:.C$1048576];2;1)" office:value-type="float" office:value="30.79102" calcext:value-type="float">
            <text:p>30.79102</text:p>
          </table:table-cell>
          <table:table-cell table:formula="of:=VLOOKUP([.A71];[loc.A$1:.C$1048576];3;1)" office:value-type="float" office:value="-89.848686" calcext:value-type="float">
            <text:p>-89.848686</text:p>
          </table:table-cell>
        </table:table-row>
        <table:table-row table:style-name="ro1">
          <table:table-cell office:value-type="string" calcext:value-type="string">
            <text:p>Boise City-Nampa ID (CBSA)</text:p>
          </table:table-cell>
          <table:table-cell office:value-type="float" office:value="30" calcext:value-type="float">
            <text:p>30</text:p>
          </table:table-cell>
          <table:table-cell office:value-type="float" office:value="6.14285714285714" calcext:value-type="float">
            <text:p>6.1428571429</text:p>
          </table:table-cell>
          <table:table-cell table:formula="of:=VLOOKUP([.A72];[loc.A$1:.C$1048576];2;1)" office:value-type="float" office:value="43.590999" calcext:value-type="float">
            <text:p>43.590999</text:p>
          </table:table-cell>
          <table:table-cell table:formula="of:=VLOOKUP([.A72];[loc.A$1:.C$1048576];3;1)" office:value-type="float" office:value="-116.276786" calcext:value-type="float">
            <text:p>-116.276786</text:p>
          </table:table-cell>
        </table:table-row>
        <table:table-row table:style-name="ro1">
          <table:table-cell office:value-type="string" calcext:value-type="string">
            <text:p>Boone IA (CBSA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A73];[loc.A$1:.C$1048576];2;1)" office:value-type="float" office:value="42.059705" calcext:value-type="float">
            <text:p>42.059705</text:p>
          </table:table-cell>
          <table:table-cell table:formula="of:=VLOOKUP([.A73];[loc.A$1:.C$1048576];3;1)" office:value-type="float" office:value="-93.880227" calcext:value-type="float">
            <text:p>-93.880227</text:p>
          </table:table-cell>
        </table:table-row>
        <table:table-row table:style-name="ro1">
          <table:table-cell office:value-type="string" calcext:value-type="string">
            <text:p>Borger TX <text:s/>(CBSA)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VLOOKUP([.A74];[loc.A$1:.C$1048576];2;1)" office:value-type="float" office:value="36.216795" calcext:value-type="float">
            <text:p>36.216795</text:p>
          </table:table-cell>
          <table:table-cell table:formula="of:=VLOOKUP([.A74];[loc.A$1:.C$1048576];3;1)" office:value-type="float" office:value="-81.674552" calcext:value-type="float">
            <text:p>-81.674552</text:p>
          </table:table-cell>
        </table:table-row>
        <table:table-row table:style-name="ro1">
          <table:table-cell office:value-type="string" calcext:value-type="string">
            <text:p>Boston</text:p>
          </table:table-cell>
          <table:table-cell office:value-type="float" office:value="441.0625" calcext:value-type="float">
            <text:p>441.0625</text:p>
          </table:table-cell>
          <table:table-cell office:value-type="float" office:value="8.63125" calcext:value-type="float">
            <text:p>8.63125</text:p>
          </table:table-cell>
          <table:table-cell table:formula="of:=VLOOKUP([.A75];[loc.A$1:.C$1048576];2;1)" office:value-type="float" office:value="42.360083" calcext:value-type="float">
            <text:p>42.360083</text:p>
          </table:table-cell>
          <table:table-cell table:formula="of:=VLOOKUP([.A75];[loc.A$1:.C$1048576];3;1)" office:value-type="float" office:value="-71.05888" calcext:value-type="float">
            <text:p>-71.05888</text:p>
          </table:table-cell>
        </table:table-row>
        <table:table-row table:style-name="ro1">
          <table:table-cell office:value-type="string" calcext:value-type="string">
            <text:p>Boulder CO <text:s/>(CBSA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VLOOKUP([.A76];[loc.A$1:.C$1048576];2;1)" office:value-type="float" office:value="43.193852" calcext:value-type="float">
            <text:p>43.193852</text:p>
          </table:table-cell>
          <table:table-cell table:formula="of:=VLOOKUP([.A76];[loc.A$1:.C$1048576];3;1)" office:value-type="float" office:value="-71.572395" calcext:value-type="float">
            <text:p>-71.572395</text:p>
          </table:table-cell>
        </table:table-row>
        <table:table-row table:style-name="ro1">
          <table:table-cell office:value-type="string" calcext:value-type="string">
            <text:p>Bozeman MT (CBSA)</text:p>
          </table:table-cell>
          <table:table-cell table:number-columns-repeated="2" office:value-type="float" office:value="6.75" calcext:value-type="float">
            <text:p>6.75</text:p>
          </table:table-cell>
          <table:table-cell table:formula="of:=VLOOKUP([.A77];[loc.A$1:.C$1048576];2;1)" office:value-type="float" office:value="45.676998" calcext:value-type="float">
            <text:p>45.676998</text:p>
          </table:table-cell>
          <table:table-cell table:formula="of:=VLOOKUP([.A77];[loc.A$1:.C$1048576];3;1)" office:value-type="float" office:value="-111.042934" calcext:value-type="float">
            <text:p>-111.042934</text:p>
          </table:table-cell>
        </table:table-row>
        <table:table-row table:style-name="ro1">
          <table:table-cell office:value-type="string" calcext:value-type="string">
            <text:p>Bradford PA (CBSA)</text:p>
          </table:table-cell>
          <table:table-cell office:value-type="float" office:value="7.6" calcext:value-type="float">
            <text:p>7.6</text:p>
          </table:table-cell>
          <table:table-cell office:value-type="float" office:value="21.6" calcext:value-type="float">
            <text:p>21.6</text:p>
          </table:table-cell>
          <table:table-cell table:formula="of:=VLOOKUP([.A78];[loc.A$1:.C$1048576];2;1)" office:value-type="float" office:value="41.956495" calcext:value-type="float">
            <text:p>41.956495</text:p>
          </table:table-cell>
          <table:table-cell table:formula="of:=VLOOKUP([.A78];[loc.A$1:.C$1048576];3;1)" office:value-type="float" office:value="-78.649163" calcext:value-type="float">
            <text:p>-78.649163</text:p>
          </table:table-cell>
        </table:table-row>
        <table:table-row table:style-name="ro1">
          <table:table-cell office:value-type="string" calcext:value-type="string">
            <text:p>Brainerd MN (CBSA)</text:p>
          </table:table-cell>
          <table:table-cell office:value-type="float" office:value="6.66666666666667" calcext:value-type="float">
            <text:p>6.6666666667</text:p>
          </table:table-cell>
          <table:table-cell office:value-type="float" office:value="8.16666666666667" calcext:value-type="float">
            <text:p>8.1666666667</text:p>
          </table:table-cell>
          <table:table-cell table:formula="of:=VLOOKUP([.A79];[loc.A$1:.C$1048576];2;1)" office:value-type="float" office:value="46.352673" calcext:value-type="float">
            <text:p>46.352673</text:p>
          </table:table-cell>
          <table:table-cell table:formula="of:=VLOOKUP([.A79];[loc.A$1:.C$1048576];3;1)" office:value-type="float" office:value="-94.202008" calcext:value-type="float">
            <text:p>-94.202008</text:p>
          </table:table-cell>
        </table:table-row>
        <table:table-row table:style-name="ro1">
          <table:table-cell office:value-type="string" calcext:value-type="string">
            <text:p>Branson MO (CBSA)</text:p>
          </table:table-cell>
          <table:table-cell office:value-type="float" office:value="5.25" calcext:value-type="float">
            <text:p>5.25</text:p>
          </table:table-cell>
          <table:table-cell office:value-type="float" office:value="7.25" calcext:value-type="float">
            <text:p>7.25</text:p>
          </table:table-cell>
          <table:table-cell table:formula="of:=VLOOKUP([.A80];[loc.A$1:.C$1048576];2;1)" office:value-type="float" office:value="36.643673" calcext:value-type="float">
            <text:p>36.643673</text:p>
          </table:table-cell>
          <table:table-cell table:formula="of:=VLOOKUP([.A80];[loc.A$1:.C$1048576];3;1)" office:value-type="float" office:value="-93.218514" calcext:value-type="float">
            <text:p>-93.218514</text:p>
          </table:table-cell>
        </table:table-row>
        <table:table-row table:style-name="ro1">
          <table:table-cell office:value-type="string" calcext:value-type="string">
            <text:p>Brenham TX (CBSA)</text:p>
          </table:table-cell>
          <table:table-cell office:value-type="float" office:value="3.85714285714286" calcext:value-type="float">
            <text:p>3.8571428571</text:p>
          </table:table-cell>
          <table:table-cell office:value-type="float" office:value="10.7142857142857" calcext:value-type="float">
            <text:p>10.7142857143</text:p>
          </table:table-cell>
          <table:table-cell table:formula="of:=VLOOKUP([.A81];[loc.A$1:.C$1048576];2;1)" office:value-type="float" office:value="30.166883" calcext:value-type="float">
            <text:p>30.166883</text:p>
          </table:table-cell>
          <table:table-cell table:formula="of:=VLOOKUP([.A81];[loc.A$1:.C$1048576];3;1)" office:value-type="float" office:value="-96.397744" calcext:value-type="float">
            <text:p>-96.397744</text:p>
          </table:table-cell>
        </table:table-row>
        <table:table-row table:style-name="ro1">
          <table:table-cell office:value-type="string" calcext:value-type="string">
            <text:p>Brevard NC (CBSA)</text:p>
          </table:table-cell>
          <table:table-cell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table:formula="of:=VLOOKUP([.A82];[loc.A$1:.C$1048576];2;1)" office:value-type="float" office:value="35.233447" calcext:value-type="float">
            <text:p>35.233447</text:p>
          </table:table-cell>
          <table:table-cell table:formula="of:=VLOOKUP([.A82];[loc.A$1:.C$1048576];3;1)" office:value-type="float" office:value="-82.734292" calcext:value-type="float">
            <text:p>-82.734292</text:p>
          </table:table-cell>
        </table:table-row>
        <table:table-row table:style-name="ro1">
          <table:table-cell office:value-type="string" calcext:value-type="string">
            <text:p>Bridgeport-Stamford-Norwalk CT <text:s/>(CBSA)</text:p>
          </table:table-cell>
          <table:table-cell office:value-type="float" office:value="57.375" calcext:value-type="float">
            <text:p>57.375</text:p>
          </table:table-cell>
          <table:table-cell office:value-type="float" office:value="7.125" calcext:value-type="float">
            <text:p>7.125</text:p>
          </table:table-cell>
          <table:table-cell table:formula="of:=VLOOKUP([.A83];[loc.A$1:.C$1048576];2;1)" office:value-type="float" office:value="35.233447" calcext:value-type="float">
            <text:p>35.233447</text:p>
          </table:table-cell>
          <table:table-cell table:formula="of:=VLOOKUP([.A83];[loc.A$1:.C$1048576];3;1)" office:value-type="float" office:value="-82.734292" calcext:value-type="float">
            <text:p>-82.734292</text:p>
          </table:table-cell>
        </table:table-row>
        <table:table-row table:style-name="ro1">
          <table:table-cell office:value-type="string" calcext:value-type="string">
            <text:p>Brookhaven MS (CBSA)</text:p>
          </table:table-cell>
          <table:table-cell office:value-type="float" office:value="3.33333333333333" calcext:value-type="float">
            <text:p>3.3333333333</text:p>
          </table:table-cell>
          <table:table-cell office:value-type="float" office:value="9.33333333333333" calcext:value-type="float">
            <text:p>9.3333333333</text:p>
          </table:table-cell>
          <table:table-cell table:formula="of:=VLOOKUP([.A84];[loc.A$1:.C$1048576];2;1)" office:value-type="float" office:value="31.579059" calcext:value-type="float">
            <text:p>31.579059</text:p>
          </table:table-cell>
          <table:table-cell table:formula="of:=VLOOKUP([.A84];[loc.A$1:.C$1048576];3;1)" office:value-type="float" office:value="-90.440651" calcext:value-type="float">
            <text:p>-90.440651</text:p>
          </table:table-cell>
        </table:table-row>
        <table:table-row table:style-name="ro1">
          <table:table-cell office:value-type="string" calcext:value-type="string">
            <text:p>Brookings SD (CBSA)</text:p>
          </table:table-cell>
          <table:table-cell office:value-type="float" office:value="3.25" calcext:value-type="float">
            <text:p>3.25</text:p>
          </table:table-cell>
          <table:table-cell office:value-type="float" office:value="8" calcext:value-type="float">
            <text:p>8</text:p>
          </table:table-cell>
          <table:table-cell table:formula="of:=VLOOKUP([.A85];[loc.A$1:.C$1048576];2;1)" office:value-type="float" office:value="44.311357" calcext:value-type="float">
            <text:p>44.311357</text:p>
          </table:table-cell>
          <table:table-cell table:formula="of:=VLOOKUP([.A85];[loc.A$1:.C$1048576];3;1)" office:value-type="float" office:value="-96.798388" calcext:value-type="float">
            <text:p>-96.798388</text:p>
          </table:table-cell>
        </table:table-row>
        <table:table-row table:style-name="ro1">
          <table:table-cell office:value-type="string" calcext:value-type="string">
            <text:p>Brunswick GA (CBSA)</text:p>
          </table:table-cell>
          <table:table-cell office:value-type="float" office:value="11.6666666666667" calcext:value-type="float">
            <text:p>11.6666666667</text:p>
          </table:table-cell>
          <table:table-cell office:value-type="float" office:value="10.3333333333333" calcext:value-type="float">
            <text:p>10.3333333333</text:p>
          </table:table-cell>
          <table:table-cell table:formula="of:=VLOOKUP([.A86];[loc.A$1:.C$1048576];2;1)" office:value-type="float" office:value="31.149953" calcext:value-type="float">
            <text:p>31.149953</text:p>
          </table:table-cell>
          <table:table-cell table:formula="of:=VLOOKUP([.A86];[loc.A$1:.C$1048576];3;1)" office:value-type="float" office:value="-81.491489" calcext:value-type="float">
            <text:p>-81.491489</text:p>
          </table:table-cell>
        </table:table-row>
        <table:table-row table:style-name="ro1">
          <table:table-cell office:value-type="string" calcext:value-type="string">
            <text:p>Buffalo - Niagara Region (DMA)</text:p>
          </table:table-cell>
          <table:table-cell office:value-type="float" office:value="89.75" calcext:value-type="float">
            <text:p>89.75</text:p>
          </table:table-cell>
          <table:table-cell office:value-type="float" office:value="6.75" calcext:value-type="float">
            <text:p>6.75</text:p>
          </table:table-cell>
          <table:table-cell table:formula="of:=VLOOKUP([.A87];[loc.A$1:.C$1048576];2;1)" office:value-type="float" office:value="42.886447" calcext:value-type="float">
            <text:p>42.886447</text:p>
          </table:table-cell>
          <table:table-cell table:formula="of:=VLOOKUP([.A87];[loc.A$1:.C$1048576];3;1)" office:value-type="float" office:value="-78.878369" calcext:value-type="float">
            <text:p>-78.878369</text:p>
          </table:table-cell>
        </table:table-row>
        <table:table-row table:style-name="ro1">
          <table:table-cell office:value-type="string" calcext:value-type="string">
            <text:p>Buffalo-Niagara Falls NY (CBSA)</text:p>
          </table:table-cell>
          <table:table-cell office:value-type="float" office:value="49.9444444444444" calcext:value-type="float">
            <text:p>49.9444444444</text:p>
          </table:table-cell>
          <table:table-cell office:value-type="float" office:value="5.27777777777778" calcext:value-type="float">
            <text:p>5.2777777778</text:p>
          </table:table-cell>
          <table:table-cell table:formula="of:=VLOOKUP([.A88];[loc.A$1:.C$1048576];2;1)" office:value-type="float" office:value="42.92748" calcext:value-type="float">
            <text:p>42.92748</text:p>
          </table:table-cell>
          <table:table-cell table:formula="of:=VLOOKUP([.A88];[loc.A$1:.C$1048576];3;1)" office:value-type="float" office:value="-78.86771" calcext:value-type="float">
            <text:p>-78.86771</text:p>
          </table:table-cell>
        </table:table-row>
        <table:table-row table:style-name="ro1">
          <table:table-cell office:value-type="string" calcext:value-type="string">
            <text:p>Burley ID (CBSA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VLOOKUP([.A89];[loc.A$1:.C$1048576];2;1)" office:value-type="float" office:value="42.535743" calcext:value-type="float">
            <text:p>42.535743</text:p>
          </table:table-cell>
          <table:table-cell table:formula="of:=VLOOKUP([.A89];[loc.A$1:.C$1048576];3;1)" office:value-type="float" office:value="-113.792795" calcext:value-type="float">
            <text:p>-113.792795</text:p>
          </table:table-cell>
        </table:table-row>
        <table:table-row table:style-name="ro1">
          <table:table-cell office:value-type="string" calcext:value-type="string">
            <text:p>Burlington IA-IL <text:s/>(CBSA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VLOOKUP([.A90];[loc.A$1:.C$1048576];2;1)" office:value-type="float" office:value="42.535743" calcext:value-type="float">
            <text:p>42.535743</text:p>
          </table:table-cell>
          <table:table-cell table:formula="of:=VLOOKUP([.A90];[loc.A$1:.C$1048576];3;1)" office:value-type="float" office:value="-113.792795" calcext:value-type="float">
            <text:p>-113.792795</text:p>
          </table:table-cell>
        </table:table-row>
        <table:table-row table:style-name="ro1">
          <table:table-cell office:value-type="string" calcext:value-type="string">
            <text:p>Butte-Bozeman (DMA)</text:p>
          </table:table-cell>
          <table:table-cell office:value-type="float" office:value="12.6666666666667" calcext:value-type="float">
            <text:p>12.6666666667</text:p>
          </table:table-cell>
          <table:table-cell office:value-type="float" office:value="7.33333333333333" calcext:value-type="float">
            <text:p>7.3333333333</text:p>
          </table:table-cell>
          <table:table-cell table:formula="of:=VLOOKUP([.A91];[loc.A$1:.C$1048576];2;1)" office:value-type="float" office:value="45.667692" calcext:value-type="float">
            <text:p>45.667692</text:p>
          </table:table-cell>
          <table:table-cell table:formula="of:=VLOOKUP([.A91];[loc.A$1:.C$1048576];3;1)" office:value-type="float" office:value="-111.248301" calcext:value-type="float">
            <text:p>-111.248301</text:p>
          </table:table-cell>
        </table:table-row>
        <table:table-row table:style-name="ro1">
          <table:table-cell office:value-type="string" calcext:value-type="string">
            <text:p>Butte-Silver Bow MT (CBSA)</text:p>
          </table:table-cell>
          <table:table-cell office:value-type="float" office:value="3" calcext:value-type="float">
            <text:p>3</text:p>
          </table:table-cell>
          <table:table-cell office:value-type="float" office:value="7.4" calcext:value-type="float">
            <text:p>7.4</text:p>
          </table:table-cell>
          <table:table-cell table:formula="of:=VLOOKUP([.A92];[loc.A$1:.C$1048576];2;1)" office:value-type="float" office:value="46.003823" calcext:value-type="float">
            <text:p>46.003823</text:p>
          </table:table-cell>
          <table:table-cell table:formula="of:=VLOOKUP([.A92];[loc.A$1:.C$1048576];3;1)" office:value-type="float" office:value="-112.534778" calcext:value-type="float">
            <text:p>-112.534778</text:p>
          </table:table-cell>
        </table:table-row>
        <table:table-row table:style-name="ro1">
          <table:table-cell office:value-type="string" calcext:value-type="string">
            <text:p>Calhoun GA (CBSA)</text:p>
          </table:table-cell>
          <table:table-cell office:value-type="float" office:value="3.14285714285714" calcext:value-type="float">
            <text:p>3.1428571429</text:p>
          </table:table-cell>
          <table:table-cell office:value-type="float" office:value="6.28571428571429" calcext:value-type="float">
            <text:p>6.2857142857</text:p>
          </table:table-cell>
          <table:table-cell table:formula="of:=VLOOKUP([.A93];[loc.A$1:.C$1048576];2;1)" office:value-type="float" office:value="34.502587" calcext:value-type="float">
            <text:p>34.502587</text:p>
          </table:table-cell>
          <table:table-cell table:formula="of:=VLOOKUP([.A93];[loc.A$1:.C$1048576];3;1)" office:value-type="float" office:value="-84.951054" calcext:value-type="float">
            <text:p>-84.951054</text:p>
          </table:table-cell>
        </table:table-row>
        <table:table-row table:style-name="ro1">
          <table:table-cell office:value-type="string" calcext:value-type="string">
            <text:p>Canon City CO (CBSA)</text:p>
          </table:table-cell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.5</text:p>
          </table:table-cell>
          <table:table-cell table:formula="of:=VLOOKUP([.A94];[loc.A$1:.C$1048576];2;1)" office:value-type="float" office:value="38.449406" calcext:value-type="float">
            <text:p>38.449406</text:p>
          </table:table-cell>
          <table:table-cell table:formula="of:=VLOOKUP([.A94];[loc.A$1:.C$1048576];3;1)" office:value-type="float" office:value="-105.225332" calcext:value-type="float">
            <text:p>-105.225332</text:p>
          </table:table-cell>
        </table:table-row>
        <table:table-row table:style-name="ro1">
          <table:table-cell office:value-type="string" calcext:value-type="string">
            <text:p>Canton IL (CBSA)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VLOOKUP([.A95];[loc.A$1:.C$1048576];2;1)" office:value-type="float" office:value="40.558095" calcext:value-type="float">
            <text:p>40.558095</text:p>
          </table:table-cell>
          <table:table-cell table:formula="of:=VLOOKUP([.A95];[loc.A$1:.C$1048576];3;1)" office:value-type="float" office:value="-90.035117" calcext:value-type="float">
            <text:p>-90.035117</text:p>
          </table:table-cell>
        </table:table-row>
        <table:table-row table:style-name="ro1">
          <table:table-cell office:value-type="string" calcext:value-type="string">
            <text:p>Cape Coral-Fort Myers FL (CBSA)</text:p>
          </table:table-cell>
          <table:table-cell office:value-type="float" office:value="32.625" calcext:value-type="float">
            <text:p>32.625</text:p>
          </table:table-cell>
          <table:table-cell office:value-type="float" office:value="5.625" calcext:value-type="float">
            <text:p>5.625</text:p>
          </table:table-cell>
          <table:table-cell table:formula="of:=VLOOKUP([.A96];[loc.A$1:.C$1048576];2;1)" office:value-type="float" office:value="26.558783" calcext:value-type="float">
            <text:p>26.558783</text:p>
          </table:table-cell>
          <table:table-cell table:formula="of:=VLOOKUP([.A96];[loc.A$1:.C$1048576];3;1)" office:value-type="float" office:value="-81.922892" calcext:value-type="float">
            <text:p>-81.922892</text:p>
          </table:table-cell>
        </table:table-row>
        <table:table-row table:style-name="ro1">
          <table:table-cell office:value-type="string" calcext:value-type="string">
            <text:p>Cape Girardeau-Jackson MO-IL (CBSA)</text:p>
          </table:table-cell>
          <table:table-cell office:value-type="float" office:value="7.3" calcext:value-type="float">
            <text:p>7.3</text:p>
          </table:table-cell>
          <table:table-cell office:value-type="float" office:value="8" calcext:value-type="float">
            <text:p>8</text:p>
          </table:table-cell>
          <table:table-cell table:formula="of:=VLOOKUP([.A97];[loc.A$1:.C$1048576];2;1)" office:value-type="float" office:value="37.382273" calcext:value-type="float">
            <text:p>37.382273</text:p>
          </table:table-cell>
          <table:table-cell table:formula="of:=VLOOKUP([.A97];[loc.A$1:.C$1048576];3;1)" office:value-type="float" office:value="-89.666206" calcext:value-type="float">
            <text:p>-89.666206</text:p>
          </table:table-cell>
        </table:table-row>
        <table:table-row table:style-name="ro1">
          <table:table-cell office:value-type="string" calcext:value-type="string">
            <text:p>Carbondale IL (CBSA)</text:p>
          </table:table-cell>
          <table:table-cell office:value-type="float" office:value="8.57142857142857" calcext:value-type="float">
            <text:p>8.5714285714</text:p>
          </table:table-cell>
          <table:table-cell office:value-type="float" office:value="5.28571428571429" calcext:value-type="float">
            <text:p>5.2857142857</text:p>
          </table:table-cell>
          <table:table-cell table:formula="of:=VLOOKUP([.A98];[loc.A$1:.C$1048576];2;1)" office:value-type="float" office:value="37.727273" calcext:value-type="float">
            <text:p>37.727273</text:p>
          </table:table-cell>
          <table:table-cell table:formula="of:=VLOOKUP([.A98];[loc.A$1:.C$1048576];3;1)" office:value-type="float" office:value="-89.21675" calcext:value-type="float">
            <text:p>-89.21675</text:p>
          </table:table-cell>
        </table:table-row>
        <table:table-row table:style-name="ro1">
          <table:table-cell office:value-type="string" calcext:value-type="string">
            <text:p>Carlsbad-Artesia NM (CBSA)</text:p>
          </table:table-cell>
          <table:table-cell office:value-type="float" office:value="7.66666666666667" calcext:value-type="float">
            <text:p>7.6666666667</text:p>
          </table:table-cell>
          <table:table-cell office:value-type="float" office:value="15" calcext:value-type="float">
            <text:p>15</text:p>
          </table:table-cell>
          <table:table-cell table:formula="of:=VLOOKUP([.A99];[loc.A$1:.C$1048576];2;1)" office:value-type="float" office:value="32.471881" calcext:value-type="float">
            <text:p>32.471881</text:p>
          </table:table-cell>
          <table:table-cell table:formula="of:=VLOOKUP([.A99];[loc.A$1:.C$1048576];3;1)" office:value-type="float" office:value="-104.283697" calcext:value-type="float">
            <text:p>-104.283697</text:p>
          </table:table-cell>
        </table:table-row>
        <table:table-row table:style-name="ro1">
          <table:table-cell office:value-type="string" calcext:value-type="string">
            <text:p>Casper-Riverton (DMA)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VLOOKUP([.A100];[loc.A$1:.C$1048576];2;1)" office:value-type="float" office:value="42.833548" calcext:value-type="float">
            <text:p>42.833548</text:p>
          </table:table-cell>
          <table:table-cell table:formula="of:=VLOOKUP([.A100];[loc.A$1:.C$1048576];3;1)" office:value-type="float" office:value="-107.769516" calcext:value-type="float">
            <text:p>-107.769516</text:p>
          </table:table-cell>
        </table:table-row>
        <table:table-row table:style-name="ro1">
          <table:table-cell office:value-type="string" calcext:value-type="string">
            <text:p>Cedar Rapids IA (CBSA)</text:p>
          </table:table-cell>
          <table:table-cell office:value-type="float" office:value="12.2307692307692" calcext:value-type="float">
            <text:p>12.2307692308</text:p>
          </table:table-cell>
          <table:table-cell office:value-type="float" office:value="5.46153846153846" calcext:value-type="float">
            <text:p>5.4615384615</text:p>
          </table:table-cell>
          <table:table-cell table:formula="of:=VLOOKUP([.A101];[loc.A$1:.C$1048576];2;1)" office:value-type="float" office:value="41.97788" calcext:value-type="float">
            <text:p>41.97788</text:p>
          </table:table-cell>
          <table:table-cell table:formula="of:=VLOOKUP([.A101];[loc.A$1:.C$1048576];3;1)" office:value-type="float" office:value="-91.665623" calcext:value-type="float">
            <text:p>-91.665623</text:p>
          </table:table-cell>
        </table:table-row>
        <table:table-row table:style-name="ro1">
          <table:table-cell office:value-type="string" calcext:value-type="string">
            <text:p>Cedar Rapids-Waterloo-Iowa City &amp; Dubuque (DMA)</text:p>
          </table:table-cell>
          <table:table-cell office:value-type="float" office:value="40.8181818181818" calcext:value-type="float">
            <text:p>40.8181818182</text:p>
          </table:table-cell>
          <table:table-cell office:value-type="float" office:value="5.81818181818182" calcext:value-type="float">
            <text:p>5.8181818182</text:p>
          </table:table-cell>
          <table:table-cell table:formula="of:=VLOOKUP([.A102];[loc.A$1:.C$1048576];2;1)" office:value-type="float" office:value="42.500558" calcext:value-type="float">
            <text:p>42.500558</text:p>
          </table:table-cell>
          <table:table-cell table:formula="of:=VLOOKUP([.A102];[loc.A$1:.C$1048576];3;1)" office:value-type="float" office:value="-90.664572" calcext:value-type="float">
            <text:p>-90.664572</text:p>
          </table:table-cell>
        </table:table-row>
        <table:table-row table:style-name="ro1">
          <table:table-cell office:value-type="string" calcext:value-type="string">
            <text:p>Cedartown GA (CBSA)</text:p>
          </table:table-cell>
          <table:table-cell office:value-type="float" office:value="2.83333333333333" calcext:value-type="float">
            <text:p>2.8333333333</text:p>
          </table:table-cell>
          <table:table-cell office:value-type="float" office:value="6.66666666666667" calcext:value-type="float">
            <text:p>6.6666666667</text:p>
          </table:table-cell>
          <table:table-cell table:formula="of:=VLOOKUP([.A103];[loc.A$1:.C$1048576];2;1)" office:value-type="float" office:value="34.011272" calcext:value-type="float">
            <text:p>34.011272</text:p>
          </table:table-cell>
          <table:table-cell table:formula="of:=VLOOKUP([.A103];[loc.A$1:.C$1048576];3;1)" office:value-type="float" office:value="-85.256582" calcext:value-type="float">
            <text:p>-85.256582</text:p>
          </table:table-cell>
        </table:table-row>
        <table:table-row table:style-name="ro1">
          <table:table-cell office:value-type="string" calcext:value-type="string">
            <text:p>Celina OH (CBSA)</text:p>
          </table:table-cell>
          <table:table-cell office:value-type="float" office:value="4.6" calcext:value-type="float">
            <text:p>4.6</text:p>
          </table:table-cell>
          <table:table-cell office:value-type="float" office:value="11" calcext:value-type="float">
            <text:p>11</text:p>
          </table:table-cell>
          <table:table-cell table:formula="of:=VLOOKUP([.A104];[loc.A$1:.C$1048576];2;1)" office:value-type="float" office:value="40.548936" calcext:value-type="float">
            <text:p>40.548936</text:p>
          </table:table-cell>
          <table:table-cell table:formula="of:=VLOOKUP([.A104];[loc.A$1:.C$1048576];3;1)" office:value-type="float" office:value="-84.570234" calcext:value-type="float">
            <text:p>-84.570234</text:p>
          </table:table-cell>
        </table:table-row>
        <table:table-row table:style-name="ro1">
          <table:table-cell office:value-type="string" calcext:value-type="string">
            <text:p>Centralia IL (CBSA)</text:p>
          </table:table-cell>
          <table:table-cell office:value-type="float" office:value="2.66666666666667" calcext:value-type="float">
            <text:p>2.6666666667</text:p>
          </table:table-cell>
          <table:table-cell office:value-type="float" office:value="7" calcext:value-type="float">
            <text:p>7</text:p>
          </table:table-cell>
          <table:table-cell table:formula="of:=VLOOKUP([.A105];[loc.A$1:.C$1048576];2;1)" office:value-type="float" office:value="38.528517" calcext:value-type="float">
            <text:p>38.528517</text:p>
          </table:table-cell>
          <table:table-cell table:formula="of:=VLOOKUP([.A105];[loc.A$1:.C$1048576];3;1)" office:value-type="float" office:value="-89.131694" calcext:value-type="float">
            <text:p>-89.131694</text:p>
          </table:table-cell>
        </table:table-row>
        <table:table-row table:style-name="ro1">
          <table:table-cell office:value-type="string" calcext:value-type="string">
            <text:p>Champaign &amp; Springfield-Decatur (DMA)</text:p>
          </table:table-cell>
          <table:table-cell office:value-type="float" office:value="67.4" calcext:value-type="float">
            <text:p>67.4</text:p>
          </table:table-cell>
          <table:table-cell office:value-type="float" office:value="8.4" calcext:value-type="float">
            <text:p>8.4</text:p>
          </table:table-cell>
          <table:table-cell table:formula="of:=VLOOKUP([.A106];[loc.A$1:.C$1048576];2;1)" office:value-type="float" office:value="33.774828" calcext:value-type="float">
            <text:p>33.774828</text:p>
          </table:table-cell>
          <table:table-cell table:formula="of:=VLOOKUP([.A106];[loc.A$1:.C$1048576];3;1)" office:value-type="float" office:value="-84.296312" calcext:value-type="float">
            <text:p>-84.296312</text:p>
          </table:table-cell>
        </table:table-row>
        <table:table-row table:style-name="ro1">
          <table:table-cell office:value-type="string" calcext:value-type="string">
            <text:p>Champaign-Urbana IL (CBSA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VLOOKUP([.A107];[loc.A$1:.C$1048576];2;1)" office:value-type="float" office:value="40.110588" calcext:value-type="float">
            <text:p>40.110588</text:p>
          </table:table-cell>
          <table:table-cell table:formula="of:=VLOOKUP([.A107];[loc.A$1:.C$1048576];3;1)" office:value-type="float" office:value="-88.20727" calcext:value-type="float">
            <text:p>-88.20727</text:p>
          </table:table-cell>
        </table:table-row>
        <table:table-row table:style-name="ro1">
          <table:table-cell office:value-type="string" calcext:value-type="string">
            <text:p>Charleston WV (CBSA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VLOOKUP([.A108];[loc.A$1:.C$1048576];2;1)" office:value-type="float" office:value="38.34982" calcext:value-type="float">
            <text:p>38.34982</text:p>
          </table:table-cell>
          <table:table-cell table:formula="of:=VLOOKUP([.A108];[loc.A$1:.C$1048576];3;1)" office:value-type="float" office:value="-81.632623" calcext:value-type="float">
            <text:p>-81.632623</text:p>
          </table:table-cell>
        </table:table-row>
        <table:table-row table:style-name="ro1">
          <table:table-cell office:value-type="string" calcext:value-type="string">
            <text:p>Charleston-Huntington (DMA)</text:p>
          </table:table-cell>
          <table:table-cell office:value-type="float" office:value="57" calcext:value-type="float">
            <text:p>57</text:p>
          </table:table-cell>
          <table:table-cell office:value-type="float" office:value="5.75" calcext:value-type="float">
            <text:p>5.75</text:p>
          </table:table-cell>
          <table:table-cell table:formula="of:=VLOOKUP([.A109];[loc.A$1:.C$1048576];2;1)" office:value-type="float" office:value="38.412378" calcext:value-type="float">
            <text:p>38.412378</text:p>
          </table:table-cell>
          <table:table-cell table:formula="of:=VLOOKUP([.A109];[loc.A$1:.C$1048576];3;1)" office:value-type="float" office:value="-82.427026" calcext:value-type="float">
            <text:p>-82.427026</text:p>
          </table:table-cell>
        </table:table-row>
        <table:table-row table:style-name="ro1">
          <table:table-cell office:value-type="string" calcext:value-type="string">
            <text:p>Charleston-Mattoon IL (CBSA)</text:p>
          </table:table-cell>
          <table:table-cell office:value-type="float" office:value="7.2" calcext:value-type="float">
            <text:p>7.2</text:p>
          </table:table-cell>
          <table:table-cell office:value-type="float" office:value="11" calcext:value-type="float">
            <text:p>11</text:p>
          </table:table-cell>
          <table:table-cell table:formula="of:=VLOOKUP([.A110];[loc.A$1:.C$1048576];2;1)" office:value-type="float" office:value="39.481523" calcext:value-type="float">
            <text:p>39.481523</text:p>
          </table:table-cell>
          <table:table-cell table:formula="of:=VLOOKUP([.A110];[loc.A$1:.C$1048576];3;1)" office:value-type="float" office:value="-88.368364" calcext:value-type="float">
            <text:p>-88.368364</text:p>
          </table:table-cell>
        </table:table-row>
        <table:table-row table:style-name="ro1">
          <table:table-cell office:value-type="string" calcext:value-type="string">
            <text:p>Charlotte-Gastonia-Concord NC-SC (CBSA)</text:p>
          </table:table-cell>
          <table:table-cell office:value-type="float" office:value="93.8" calcext:value-type="float">
            <text:p>93.8</text:p>
          </table:table-cell>
          <table:table-cell office:value-type="float" office:value="5" calcext:value-type="float">
            <text:p>5</text:p>
          </table:table-cell>
          <table:table-cell table:formula="of:=VLOOKUP([.A111];[loc.A$1:.C$1048576];2;1)" office:value-type="float" office:value="33.836081" calcext:value-type="float">
            <text:p>33.836081</text:p>
          </table:table-cell>
          <table:table-cell table:formula="of:=VLOOKUP([.A111];[loc.A$1:.C$1048576];3;1)" office:value-type="float" office:value="-81.163724" calcext:value-type="float">
            <text:p>-81.163724</text:p>
          </table:table-cell>
        </table:table-row>
        <table:table-row table:style-name="ro1">
          <table:table-cell office:value-type="string" calcext:value-type="string">
            <text:p>Charlottesville (DMA)</text:p>
          </table:table-cell>
          <table:table-cell office:value-type="float" office:value="24.6" calcext:value-type="float">
            <text:p>24.6</text:p>
          </table:table-cell>
          <table:table-cell office:value-type="float" office:value="13.2" calcext:value-type="float">
            <text:p>13.2</text:p>
          </table:table-cell>
          <table:table-cell table:formula="of:=VLOOKUP([.A112];[loc.A$1:.C$1048576];2;1)" office:value-type="float" office:value="38.029306" calcext:value-type="float">
            <text:p>38.029306</text:p>
          </table:table-cell>
          <table:table-cell table:formula="of:=VLOOKUP([.A112];[loc.A$1:.C$1048576];3;1)" office:value-type="float" office:value="-78.476678" calcext:value-type="float">
            <text:p>-78.476678</text:p>
          </table:table-cell>
        </table:table-row>
        <table:table-row table:style-name="ro1">
          <table:table-cell office:value-type="string" calcext:value-type="string">
            <text:p>Charlottesville VA (CBSA)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VLOOKUP([.A113];[loc.A$1:.C$1048576];2;1)" office:value-type="float" office:value="38.029306" calcext:value-type="float">
            <text:p>38.029306</text:p>
          </table:table-cell>
          <table:table-cell table:formula="of:=VLOOKUP([.A113];[loc.A$1:.C$1048576];3;1)" office:value-type="float" office:value="-78.476678" calcext:value-type="float">
            <text:p>-78.476678</text:p>
          </table:table-cell>
        </table:table-row>
        <table:table-row table:style-name="ro1">
          <table:table-cell office:value-type="string" calcext:value-type="string">
            <text:p>Chattanooga TN-GA (CBSA)</text:p>
          </table:table-cell>
          <table:table-cell office:value-type="float" office:value="14" calcext:value-type="float">
            <text:p>14</text:p>
          </table:table-cell>
          <table:table-cell office:value-type="float" office:value="2.88888888888889" calcext:value-type="float">
            <text:p>2.8888888889</text:p>
          </table:table-cell>
          <table:table-cell table:formula="of:=VLOOKUP([.A114];[loc.A$1:.C$1048576];2;1)" office:value-type="float" office:value="35.04563" calcext:value-type="float">
            <text:p>35.04563</text:p>
          </table:table-cell>
          <table:table-cell table:formula="of:=VLOOKUP([.A114];[loc.A$1:.C$1048576];3;1)" office:value-type="float" office:value="-85.30968" calcext:value-type="float">
            <text:p>-85.30968</text:p>
          </table:table-cell>
        </table:table-row>
        <table:table-row table:style-name="ro1">
          <table:table-cell office:value-type="string" calcext:value-type="string">
            <text:p>Cheyenne WY <text:s/>(CBSA)</text:p>
          </table:table-cell>
          <table:table-cell office:value-type="float" office:value="10.3333333333333" calcext:value-type="float">
            <text:p>10.3333333333</text:p>
          </table:table-cell>
          <table:table-cell office:value-type="float" office:value="10" calcext:value-type="float">
            <text:p>10</text:p>
          </table:table-cell>
          <table:table-cell table:formula="of:=VLOOKUP([.A115];[loc.A$1:.C$1048576];2;1)" office:value-type="float" office:value="35.04563" calcext:value-type="float">
            <text:p>35.04563</text:p>
          </table:table-cell>
          <table:table-cell table:formula="of:=VLOOKUP([.A115];[loc.A$1:.C$1048576];3;1)" office:value-type="float" office:value="-85.30968" calcext:value-type="float">
            <text:p>-85.30968</text:p>
          </table:table-cell>
        </table:table-row>
        <table:table-row table:style-name="ro1">
          <table:table-cell office:value-type="string" calcext:value-type="string">
            <text:p>Cheyenne-Scottsbluff (DMA)</text:p>
          </table:table-cell>
          <table:table-cell office:value-type="float" office:value="14.5" calcext:value-type="float">
            <text:p>14.5</text:p>
          </table:table-cell>
          <table:table-cell office:value-type="float" office:value="10.5" calcext:value-type="float">
            <text:p>10.5</text:p>
          </table:table-cell>
          <table:table-cell table:formula="of:=VLOOKUP([.A116];[loc.A$1:.C$1048576];2;1)" office:value-type="float" office:value="41.876312" calcext:value-type="float">
            <text:p>41.876312</text:p>
          </table:table-cell>
          <table:table-cell table:formula="of:=VLOOKUP([.A116];[loc.A$1:.C$1048576];3;1)" office:value-type="float" office:value="-103.637984" calcext:value-type="float">
            <text:p>-103.637984</text:p>
          </table:table-cell>
        </table:table-row>
        <table:table-row table:style-name="ro1">
          <table:table-cell office:value-type="string" calcext:value-type="string">
            <text:p>Chicago</text:p>
          </table:table-cell>
          <table:table-cell office:value-type="float" office:value="233.666666666667" calcext:value-type="float">
            <text:p>233.6666666667</text:p>
          </table:table-cell>
          <table:table-cell office:value-type="float" office:value="3.18166666666667" calcext:value-type="float">
            <text:p>3.1816666667</text:p>
          </table:table-cell>
          <table:table-cell table:formula="of:=VLOOKUP([.A117];[loc.A$1:.C$1048576];2;1)" office:value-type="float" office:value="41.878114" calcext:value-type="float">
            <text:p>41.878114</text:p>
          </table:table-cell>
          <table:table-cell table:formula="of:=VLOOKUP([.A117];[loc.A$1:.C$1048576];3;1)" office:value-type="float" office:value="-87.629798" calcext:value-type="float">
            <text:p>-87.629798</text:p>
          </table:table-cell>
        </table:table-row>
        <table:table-row table:style-name="ro1">
          <table:table-cell office:value-type="string" calcext:value-type="string">
            <text:p>Chicago (DMA)</text:p>
          </table:table-cell>
          <table:table-cell office:value-type="float" office:value="326" calcext:value-type="float">
            <text:p>326</text:p>
          </table:table-cell>
          <table:table-cell office:value-type="float" office:value="4.25" calcext:value-type="float">
            <text:p>4.25</text:p>
          </table:table-cell>
          <table:table-cell table:formula="of:=VLOOKUP([.A118];[loc.A$1:.C$1048576];2;1)" office:value-type="float" office:value="41.878114" calcext:value-type="float">
            <text:p>41.878114</text:p>
          </table:table-cell>
          <table:table-cell table:formula="of:=VLOOKUP([.A118];[loc.A$1:.C$1048576];3;1)" office:value-type="float" office:value="-87.629798" calcext:value-type="float">
            <text:p>-87.629798</text:p>
          </table:table-cell>
        </table:table-row>
        <table:table-row table:style-name="ro1">
          <table:table-cell office:value-type="string" calcext:value-type="string">
            <text:p>Chicago-Naperville-Joliet IL-IN-WI (CBSA)</text:p>
          </table:table-cell>
          <table:table-cell office:value-type="float" office:value="315.375" calcext:value-type="float">
            <text:p>315.375</text:p>
          </table:table-cell>
          <table:table-cell office:value-type="float" office:value="4.25" calcext:value-type="float">
            <text:p>4.25</text:p>
          </table:table-cell>
          <table:table-cell table:formula="of:=VLOOKUP([.A119];[loc.A$1:.C$1048576];2;1)" office:value-type="float" office:value="43.78444" calcext:value-type="float">
            <text:p>43.78444</text:p>
          </table:table-cell>
          <table:table-cell table:formula="of:=VLOOKUP([.A119];[loc.A$1:.C$1048576];3;1)" office:value-type="float" office:value="-88.787868" calcext:value-type="float">
            <text:p>-88.787868</text:p>
          </table:table-cell>
        </table:table-row>
        <table:table-row table:style-name="ro1">
          <table:table-cell office:value-type="string" calcext:value-type="string">
            <text:p>Chico CA <text:s/>(CBSA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VLOOKUP([.A120];[loc.A$1:.C$1048576];2;1)" office:value-type="float" office:value="43.78444" calcext:value-type="float">
            <text:p>43.78444</text:p>
          </table:table-cell>
          <table:table-cell table:formula="of:=VLOOKUP([.A120];[loc.A$1:.C$1048576];3;1)" office:value-type="float" office:value="-88.787868" calcext:value-type="float">
            <text:p>-88.787868</text:p>
          </table:table-cell>
        </table:table-row>
        <table:table-row table:style-name="ro1">
          <table:table-cell office:value-type="string" calcext:value-type="string">
            <text:p>Chico-Redding CA (DMA)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VLOOKUP([.A121];[loc.A$1:.C$1048576];2;1)" office:value-type="float" office:value="39.75718" calcext:value-type="float">
            <text:p>39.75718</text:p>
          </table:table-cell>
          <table:table-cell table:formula="of:=VLOOKUP([.A121];[loc.A$1:.C$1048576];3;1)" office:value-type="float" office:value="-121.830196" calcext:value-type="float">
            <text:p>-121.830196</text:p>
          </table:table-cell>
        </table:table-row>
        <table:table-row table:style-name="ro1">
          <table:table-cell office:value-type="string" calcext:value-type="string">
            <text:p>Chillicothe OH (CBSA)</text:p>
          </table:table-cell>
          <table:table-cell office:value-type="float" office:value="7.33333333333333" calcext:value-type="float">
            <text:p>7.3333333333</text:p>
          </table:table-cell>
          <table:table-cell office:value-type="float" office:value="9.66666666666667" calcext:value-type="float">
            <text:p>9.6666666667</text:p>
          </table:table-cell>
          <table:table-cell table:formula="of:=VLOOKUP([.A122];[loc.A$1:.C$1048576];2;1)" office:value-type="float" office:value="39.33312" calcext:value-type="float">
            <text:p>39.33312</text:p>
          </table:table-cell>
          <table:table-cell table:formula="of:=VLOOKUP([.A122];[loc.A$1:.C$1048576];3;1)" office:value-type="float" office:value="-82.982402" calcext:value-type="float">
            <text:p>-82.982402</text:p>
          </table:table-cell>
        </table:table-row>
        <table:table-row table:style-name="ro1">
          <table:table-cell office:value-type="string" calcext:value-type="string">
            <text:p>Cincinnati (DMA)</text:p>
          </table:table-cell>
          <table:table-cell office:value-type="float" office:value="72" calcext:value-type="float">
            <text:p>72</text:p>
          </table:table-cell>
          <table:table-cell office:value-type="float" office:value="3.75" calcext:value-type="float">
            <text:p>3.75</text:p>
          </table:table-cell>
          <table:table-cell table:formula="of:=VLOOKUP([.A123];[loc.A$1:.C$1048576];2;1)" office:value-type="float" office:value="39.103118" calcext:value-type="float">
            <text:p>39.103118</text:p>
          </table:table-cell>
          <table:table-cell table:formula="of:=VLOOKUP([.A123];[loc.A$1:.C$1048576];3;1)" office:value-type="float" office:value="-84.51202" calcext:value-type="float">
            <text:p>-84.51202</text:p>
          </table:table-cell>
        </table:table-row>
        <table:table-row table:style-name="ro1">
          <table:table-cell office:value-type="string" calcext:value-type="string">
            <text:p>Cincinnati-Middletown OH-KY-IN (CBSA)</text:p>
          </table:table-cell>
          <table:table-cell office:value-type="float" office:value="57.625" calcext:value-type="float">
            <text:p>57.625</text:p>
          </table:table-cell>
          <table:table-cell office:value-type="float" office:value="3.375" calcext:value-type="float">
            <text:p>3.375</text:p>
          </table:table-cell>
          <table:table-cell table:formula="of:=VLOOKUP([.A124];[loc.A$1:.C$1048576];2;1)" office:value-type="float" office:value="39.103118" calcext:value-type="float">
            <text:p>39.103118</text:p>
          </table:table-cell>
          <table:table-cell table:formula="of:=VLOOKUP([.A124];[loc.A$1:.C$1048576];3;1)" office:value-type="float" office:value="-84.51202" calcext:value-type="float">
            <text:p>-84.51202</text:p>
          </table:table-cell>
        </table:table-row>
        <table:table-row table:style-name="ro1">
          <table:table-cell office:value-type="string" calcext:value-type="string">
            <text:p>Clarksburg WV (CBSA)</text:p>
          </table:table-cell>
          <table:table-cell office:value-type="float" office:value="6.66666666666667" calcext:value-type="float">
            <text:p>6.6666666667</text:p>
          </table:table-cell>
          <table:table-cell office:value-type="float" office:value="7.11111111111111" calcext:value-type="float">
            <text:p>7.1111111111</text:p>
          </table:table-cell>
          <table:table-cell table:formula="of:=VLOOKUP([.A125];[loc.A$1:.C$1048576];2;1)" office:value-type="float" office:value="39.280645" calcext:value-type="float">
            <text:p>39.280645</text:p>
          </table:table-cell>
          <table:table-cell table:formula="of:=VLOOKUP([.A125];[loc.A$1:.C$1048576];3;1)" office:value-type="float" office:value="-80.344534" calcext:value-type="float">
            <text:p>-80.344534</text:p>
          </table:table-cell>
        </table:table-row>
        <table:table-row table:style-name="ro1">
          <table:table-cell office:value-type="string" calcext:value-type="string">
            <text:p>Clarksburg-Weston (DMA)</text:p>
          </table:table-cell>
          <table:table-cell office:value-type="float" office:value="15.6" calcext:value-type="float">
            <text:p>15.6</text:p>
          </table:table-cell>
          <table:table-cell office:value-type="float" office:value="5.9" calcext:value-type="float">
            <text:p>5.9</text:p>
          </table:table-cell>
          <table:table-cell table:formula="of:=VLOOKUP([.A126];[loc.A$1:.C$1048576];2;1)" office:value-type="float" office:value="42.706945" calcext:value-type="float">
            <text:p>42.706945</text:p>
          </table:table-cell>
          <table:table-cell table:formula="of:=VLOOKUP([.A126];[loc.A$1:.C$1048576];3;1)" office:value-type="float" office:value="-73.204908" calcext:value-type="float">
            <text:p>-73.204908</text:p>
          </table:table-cell>
        </table:table-row>
        <table:table-row table:style-name="ro1">
          <table:table-cell office:value-type="string" calcext:value-type="string">
            <text:p>Clarksdale MS (CBSA)</text:p>
          </table:table-cell>
          <table:table-cell office:value-type="float" office:value="2.83333333333333" calcext:value-type="float">
            <text:p>2.8333333333</text:p>
          </table:table-cell>
          <table:table-cell office:value-type="float" office:value="12.1666666666667" calcext:value-type="float">
            <text:p>12.1666666667</text:p>
          </table:table-cell>
          <table:table-cell table:formula="of:=VLOOKUP([.A127];[loc.A$1:.C$1048576];2;1)" office:value-type="float" office:value="34.200109" calcext:value-type="float">
            <text:p>34.200109</text:p>
          </table:table-cell>
          <table:table-cell table:formula="of:=VLOOKUP([.A127];[loc.A$1:.C$1048576];3;1)" office:value-type="float" office:value="-90.570932" calcext:value-type="float">
            <text:p>-90.570932</text:p>
          </table:table-cell>
        </table:table-row>
        <table:table-row table:style-name="ro1">
          <table:table-cell office:value-type="string" calcext:value-type="string">
            <text:p>Clarksville TN-KY (CBSA)</text:p>
          </table:table-cell>
          <table:table-cell office:value-type="float" office:value="16.4285714285714" calcext:value-type="float">
            <text:p>16.4285714286</text:p>
          </table:table-cell>
          <table:table-cell office:value-type="float" office:value="6.07142857142857" calcext:value-type="float">
            <text:p>6.0714285714</text:p>
          </table:table-cell>
          <table:table-cell table:formula="of:=VLOOKUP([.A128];[loc.A$1:.C$1048576];2;1)" office:value-type="float" office:value="36.529771" calcext:value-type="float">
            <text:p>36.529771</text:p>
          </table:table-cell>
          <table:table-cell table:formula="of:=VLOOKUP([.A128];[loc.A$1:.C$1048576];3;1)" office:value-type="float" office:value="-87.359453" calcext:value-type="float">
            <text:p>-87.359453</text:p>
          </table:table-cell>
        </table:table-row>
        <table:table-row table:style-name="ro1">
          <table:table-cell office:value-type="string" calcext:value-type="string">
            <text:p>Clearlake CA (CBSA)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VLOOKUP([.A129];[loc.A$1:.C$1048576];2;1)" office:value-type="float" office:value="38.958231" calcext:value-type="float">
            <text:p>38.958231</text:p>
          </table:table-cell>
          <table:table-cell table:formula="of:=VLOOKUP([.A129];[loc.A$1:.C$1048576];3;1)" office:value-type="float" office:value="-122.626373" calcext:value-type="float">
            <text:p>-122.626373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182.25" calcext:value-type="float">
            <text:p>182.25</text:p>
          </table:table-cell>
          <table:table-cell office:value-type="float" office:value="6.158125" calcext:value-type="float">
            <text:p>6.158125</text:p>
          </table:table-cell>
          <table:table-cell table:formula="of:=VLOOKUP([.A130];[loc.A$1:.C$1048576];2;1)" office:value-type="float" office:value="41.49932" calcext:value-type="float">
            <text:p>41.49932</text:p>
          </table:table-cell>
          <table:table-cell table:formula="of:=VLOOKUP([.A130];[loc.A$1:.C$1048576];3;1)" office:value-type="float" office:value="-81.694361" calcext:value-type="float">
            <text:p>-81.694361</text:p>
          </table:table-cell>
        </table:table-row>
        <table:table-row table:style-name="ro1">
          <table:table-cell office:value-type="string" calcext:value-type="string">
            <text:p>Cleveland MS (CBSA)</text:p>
          </table:table-cell>
          <table:table-cell office:value-type="float" office:value="5" calcext:value-type="float">
            <text:p>5</text:p>
          </table:table-cell>
          <table:table-cell office:value-type="float" office:value="11.6666666666667" calcext:value-type="float">
            <text:p>11.6666666667</text:p>
          </table:table-cell>
          <table:table-cell table:formula="of:=VLOOKUP([.A131];[loc.A$1:.C$1048576];2;1)" office:value-type="float" office:value="33.744002" calcext:value-type="float">
            <text:p>33.744002</text:p>
          </table:table-cell>
          <table:table-cell table:formula="of:=VLOOKUP([.A131];[loc.A$1:.C$1048576];3;1)" office:value-type="float" office:value="-90.724819" calcext:value-type="float">
            <text:p>-90.724819</text:p>
          </table:table-cell>
        </table:table-row>
        <table:table-row table:style-name="ro1">
          <table:table-cell office:value-type="string" calcext:value-type="string">
            <text:p>Cleveland TN (CBSA)</text:p>
          </table:table-cell>
          <table:table-cell office:value-type="float" office:value="5" calcext:value-type="float">
            <text:p>5</text:p>
          </table:table-cell>
          <table:table-cell office:value-type="float" office:value="4.33333333333333" calcext:value-type="float">
            <text:p>4.3333333333</text:p>
          </table:table-cell>
          <table:table-cell table:formula="of:=VLOOKUP([.A132];[loc.A$1:.C$1048576];2;1)" office:value-type="float" office:value="35.159518" calcext:value-type="float">
            <text:p>35.159518</text:p>
          </table:table-cell>
          <table:table-cell table:formula="of:=VLOOKUP([.A132];[loc.A$1:.C$1048576];3;1)" office:value-type="float" office:value="-84.876611" calcext:value-type="float">
            <text:p>-84.876611</text:p>
          </table:table-cell>
        </table:table-row>
        <table:table-row table:style-name="ro1">
          <table:table-cell office:value-type="string" calcext:value-type="string">
            <text:p>Cleveland-Elyria-Mentor OH (CBSA)</text:p>
          </table:table-cell>
          <table:table-cell office:value-type="float" office:value="110" calcext:value-type="float">
            <text:p>110</text:p>
          </table:table-cell>
          <table:table-cell office:value-type="float" office:value="6.5" calcext:value-type="float">
            <text:p>6.5</text:p>
          </table:table-cell>
          <table:table-cell table:formula="of:=VLOOKUP([.A133];[loc.A$1:.C$1048576];2;1)" office:value-type="float" office:value="41.666157" calcext:value-type="float">
            <text:p>41.666157</text:p>
          </table:table-cell>
          <table:table-cell table:formula="of:=VLOOKUP([.A133];[loc.A$1:.C$1048576];3;1)" office:value-type="float" office:value="-81.339552" calcext:value-type="float">
            <text:p>-81.339552</text:p>
          </table:table-cell>
        </table:table-row>
        <table:table-row table:style-name="ro1">
          <table:table-cell office:value-type="string" calcext:value-type="string">
            <text:p>Clinton IA (CBSA)</text:p>
          </table:table-cell>
          <table:table-cell office:value-type="float" office:value="3.5" calcext:value-type="float">
            <text:p>3.5</text:p>
          </table:table-cell>
          <table:table-cell office:value-type="float" office:value="6.5" calcext:value-type="float">
            <text:p>6.5</text:p>
          </table:table-cell>
          <table:table-cell table:formula="of:=VLOOKUP([.A134];[loc.A$1:.C$1048576];2;1)" office:value-type="float" office:value="41.844474" calcext:value-type="float">
            <text:p>41.844474</text:p>
          </table:table-cell>
          <table:table-cell table:formula="of:=VLOOKUP([.A134];[loc.A$1:.C$1048576];3;1)" office:value-type="float" office:value="-90.188738" calcext:value-type="float">
            <text:p>-90.188738</text:p>
          </table:table-cell>
        </table:table-row>
        <table:table-row table:style-name="ro1">
          <table:table-cell office:value-type="string" calcext:value-type="string">
            <text:p>Coeur d'Alene ID <text:s/>(CBSA)</text:p>
          </table:table-cell>
          <table:table-cell office:value-type="float" office:value="9.66666666666667" calcext:value-type="float">
            <text:p>9.6666666667</text:p>
          </table:table-cell>
          <table:table-cell office:value-type="float" office:value="6.33333333333333" calcext:value-type="float">
            <text:p>6.3333333333</text:p>
          </table:table-cell>
          <table:table-cell table:formula="of:=VLOOKUP([.A135];[loc.A$1:.C$1048576];2;1)" office:value-type="float" office:value="41.844474" calcext:value-type="float">
            <text:p>41.844474</text:p>
          </table:table-cell>
          <table:table-cell table:formula="of:=VLOOKUP([.A135];[loc.A$1:.C$1048576];3;1)" office:value-type="float" office:value="-90.188738" calcext:value-type="float">
            <text:p>-90.188738</text:p>
          </table:table-cell>
        </table:table-row>
        <table:table-row table:style-name="ro1">
          <table:table-cell office:value-type="string" calcext:value-type="string">
            <text:p>Coldwater MI (CBSA)</text:p>
          </table:table-cell>
          <table:table-cell office:value-type="float" office:value="4" calcext:value-type="float">
            <text:p>4</text:p>
          </table:table-cell>
          <table:table-cell office:value-type="float" office:value="6.66666666666667" calcext:value-type="float">
            <text:p>6.6666666667</text:p>
          </table:table-cell>
          <table:table-cell table:formula="of:=VLOOKUP([.A136];[loc.A$1:.C$1048576];2;1)" office:value-type="float" office:value="41.940326" calcext:value-type="float">
            <text:p>41.940326</text:p>
          </table:table-cell>
          <table:table-cell table:formula="of:=VLOOKUP([.A136];[loc.A$1:.C$1048576];3;1)" office:value-type="float" office:value="-85.000521" calcext:value-type="float">
            <text:p>-85.000521</text:p>
          </table:table-cell>
        </table:table-row>
        <table:table-row table:style-name="ro1">
          <table:table-cell office:value-type="string" calcext:value-type="string">
            <text:p>College Station-Bryan TX (CBSA)</text:p>
          </table:table-cell>
          <table:table-cell office:value-type="float" office:value="18.5714285714286" calcext:value-type="float">
            <text:p>18.5714285714</text:p>
          </table:table-cell>
          <table:table-cell office:value-type="float" office:value="7.57142857142857" calcext:value-type="float">
            <text:p>7.5714285714</text:p>
          </table:table-cell>
          <table:table-cell table:formula="of:=VLOOKUP([.A137];[loc.A$1:.C$1048576];2;1)" office:value-type="float" office:value="30.596189" calcext:value-type="float">
            <text:p>30.596189</text:p>
          </table:table-cell>
          <table:table-cell table:formula="of:=VLOOKUP([.A137];[loc.A$1:.C$1048576];3;1)" office:value-type="float" office:value="-96.295852" calcext:value-type="float">
            <text:p>-96.295852</text:p>
          </table:table-cell>
        </table:table-row>
        <table:table-row table:style-name="ro1">
          <table:table-cell office:value-type="string" calcext:value-type="string">
            <text:p>Colorado Springs CO (CBSA)</text:p>
          </table:table-cell>
          <table:table-cell office:value-type="float" office:value="25.7857142857143" calcext:value-type="float">
            <text:p>25.7857142857</text:p>
          </table:table-cell>
          <table:table-cell office:value-type="float" office:value="4.78571428571429" calcext:value-type="float">
            <text:p>4.7857142857</text:p>
          </table:table-cell>
          <table:table-cell table:formula="of:=VLOOKUP([.A138];[loc.A$1:.C$1048576];2;1)" office:value-type="float" office:value="38.833882" calcext:value-type="float">
            <text:p>38.833882</text:p>
          </table:table-cell>
          <table:table-cell table:formula="of:=VLOOKUP([.A138];[loc.A$1:.C$1048576];3;1)" office:value-type="float" office:value="-104.821363" calcext:value-type="float">
            <text:p>-104.821363</text:p>
          </table:table-cell>
        </table:table-row>
        <table:table-row table:style-name="ro1">
          <table:table-cell office:value-type="string" calcext:value-type="string">
            <text:p>Colorado Springs-Pueblo (DMA)</text:p>
          </table:table-cell>
          <table:table-cell office:value-type="float" office:value="37.3333333333333" calcext:value-type="float">
            <text:p>37.3333333333</text:p>
          </table:table-cell>
          <table:table-cell office:value-type="float" office:value="4.91666666666667" calcext:value-type="float">
            <text:p>4.9166666667</text:p>
          </table:table-cell>
          <table:table-cell table:formula="of:=VLOOKUP([.A139];[loc.A$1:.C$1048576];2;1)" office:value-type="float" office:value="38.242836" calcext:value-type="float">
            <text:p>38.242836</text:p>
          </table:table-cell>
          <table:table-cell table:formula="of:=VLOOKUP([.A139];[loc.A$1:.C$1048576];3;1)" office:value-type="float" office:value="-104.698743" calcext:value-type="float">
            <text:p>-104.698743</text:p>
          </table:table-cell>
        </table:table-row>
        <table:table-row table:style-name="ro1">
          <table:table-cell office:value-type="string" calcext:value-type="string">
            <text:p>Columbia SC (CBSA)</text:p>
          </table:table-cell>
          <table:table-cell office:value-type="float" office:value="23.5" calcext:value-type="float">
            <text:p>23.5</text:p>
          </table:table-cell>
          <table:table-cell office:value-type="float" office:value="3.64285714285714" calcext:value-type="float">
            <text:p>3.6428571429</text:p>
          </table:table-cell>
          <table:table-cell table:formula="of:=VLOOKUP([.A140];[loc.A$1:.C$1048576];2;1)" office:value-type="float" office:value="34.00071" calcext:value-type="float">
            <text:p>34.00071</text:p>
          </table:table-cell>
          <table:table-cell table:formula="of:=VLOOKUP([.A140];[loc.A$1:.C$1048576];3;1)" office:value-type="float" office:value="-81.034814" calcext:value-type="float">
            <text:p>-81.034814</text:p>
          </table:table-cell>
        </table:table-row>
        <table:table-row table:style-name="ro1">
          <table:table-cell office:value-type="string" calcext:value-type="string">
            <text:p>Columbus</text:p>
          </table:table-cell>
          <table:table-cell office:value-type="float" office:value="70.1875" calcext:value-type="float">
            <text:p>70.1875</text:p>
          </table:table-cell>
          <table:table-cell office:value-type="float" office:value="3.75125" calcext:value-type="float">
            <text:p>3.75125</text:p>
          </table:table-cell>
          <table:table-cell table:formula="of:=VLOOKUP([.A141];[loc.A$1:.C$1048576];2;1)" office:value-type="float" office:value="39.961176" calcext:value-type="float">
            <text:p>39.961176</text:p>
          </table:table-cell>
          <table:table-cell table:formula="of:=VLOOKUP([.A141];[loc.A$1:.C$1048576];3;1)" office:value-type="float" office:value="-82.998794" calcext:value-type="float">
            <text:p>-82.998794</text:p>
          </table:table-cell>
        </table:table-row>
        <table:table-row table:style-name="ro1">
          <table:table-cell office:value-type="string" calcext:value-type="string">
            <text:p>Columbus GA (DMA)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VLOOKUP([.A142];[loc.A$1:.C$1048576];2;1)" office:value-type="float" office:value="32.460976" calcext:value-type="float">
            <text:p>32.460976</text:p>
          </table:table-cell>
          <table:table-cell table:formula="of:=VLOOKUP([.A142];[loc.A$1:.C$1048576];3;1)" office:value-type="float" office:value="-84.987709" calcext:value-type="float">
            <text:p>-84.987709</text:p>
          </table:table-cell>
        </table:table-row>
        <table:table-row table:style-name="ro1">
          <table:table-cell office:value-type="string" calcext:value-type="string">
            <text:p>Columbus IN (CBSA)</text:p>
          </table:table-cell>
          <table:table-cell table:number-columns-repeated="2" office:value-type="float" office:value="11.3333333333333" calcext:value-type="float">
            <text:p>11.3333333333</text:p>
          </table:table-cell>
          <table:table-cell table:formula="of:=VLOOKUP([.A143];[loc.A$1:.C$1048576];2;1)" office:value-type="float" office:value="39.20144" calcext:value-type="float">
            <text:p>39.20144</text:p>
          </table:table-cell>
          <table:table-cell table:formula="of:=VLOOKUP([.A143];[loc.A$1:.C$1048576];3;1)" office:value-type="float" office:value="-85.92138" calcext:value-type="float">
            <text:p>-85.92138</text:p>
          </table:table-cell>
        </table:table-row>
        <table:table-row table:style-name="ro1">
          <table:table-cell office:value-type="string" calcext:value-type="string">
            <text:p>Columbus MS (CBSA)</text:p>
          </table:table-cell>
          <table:table-cell office:value-type="float" office:value="5.625" calcext:value-type="float">
            <text:p>5.625</text:p>
          </table:table-cell>
          <table:table-cell office:value-type="float" office:value="9.375" calcext:value-type="float">
            <text:p>9.375</text:p>
          </table:table-cell>
          <table:table-cell table:formula="of:=VLOOKUP([.A144];[loc.A$1:.C$1048576];2;1)" office:value-type="float" office:value="33.495674" calcext:value-type="float">
            <text:p>33.495674</text:p>
          </table:table-cell>
          <table:table-cell table:formula="of:=VLOOKUP([.A144];[loc.A$1:.C$1048576];3;1)" office:value-type="float" office:value="-88.427263" calcext:value-type="float">
            <text:p>-88.427263</text:p>
          </table:table-cell>
        </table:table-row>
        <table:table-row table:style-name="ro1">
          <table:table-cell office:value-type="string" calcext:value-type="string">
            <text:p>Columbus NE (CBSA)</text:p>
          </table:table-cell>
          <table:table-cell office:value-type="float" office:value="1.75" calcext:value-type="float">
            <text:p>1.75</text:p>
          </table:table-cell>
          <table:table-cell office:value-type="float" office:value="5.25" calcext:value-type="float">
            <text:p>5.25</text:p>
          </table:table-cell>
          <table:table-cell table:formula="of:=VLOOKUP([.A145];[loc.A$1:.C$1048576];2;1)" office:value-type="float" office:value="41.430297" calcext:value-type="float">
            <text:p>41.430297</text:p>
          </table:table-cell>
          <table:table-cell table:formula="of:=VLOOKUP([.A145];[loc.A$1:.C$1048576];3;1)" office:value-type="float" office:value="-97.35939" calcext:value-type="float">
            <text:p>-97.35939</text:p>
          </table:table-cell>
        </table:table-row>
        <table:table-row table:style-name="ro1">
          <table:table-cell office:value-type="string" calcext:value-type="string">
            <text:p>Columbus OH <text:s/>(CBSA)</text:p>
          </table:table-cell>
          <table:table-cell office:value-type="float" office:value="135.625" calcext:value-type="float">
            <text:p>135.625</text:p>
          </table:table-cell>
          <table:table-cell office:value-type="float" office:value="8.75" calcext:value-type="float">
            <text:p>8.75</text:p>
          </table:table-cell>
          <table:table-cell table:formula="of:=VLOOKUP([.A146];[loc.A$1:.C$1048576];2;1)" office:value-type="float" office:value="41.430297" calcext:value-type="float">
            <text:p>41.430297</text:p>
          </table:table-cell>
          <table:table-cell table:formula="of:=VLOOKUP([.A146];[loc.A$1:.C$1048576];3;1)" office:value-type="float" office:value="-97.35939" calcext:value-type="float">
            <text:p>-97.35939</text:p>
          </table:table-cell>
        </table:table-row>
        <table:table-row table:style-name="ro1">
          <table:table-cell office:value-type="string" calcext:value-type="string">
            <text:p>Cookeville TN (CBSA)</text:p>
          </table:table-cell>
          <table:table-cell office:value-type="float" office:value="4.42857142857143" calcext:value-type="float">
            <text:p>4.4285714286</text:p>
          </table:table-cell>
          <table:table-cell office:value-type="float" office:value="4" calcext:value-type="float">
            <text:p>4</text:p>
          </table:table-cell>
          <table:table-cell table:formula="of:=VLOOKUP([.A147];[loc.A$1:.C$1048576];2;1)" office:value-type="float" office:value="36.162839" calcext:value-type="float">
            <text:p>36.162839</text:p>
          </table:table-cell>
          <table:table-cell table:formula="of:=VLOOKUP([.A147];[loc.A$1:.C$1048576];3;1)" office:value-type="float" office:value="-85.501642" calcext:value-type="float">
            <text:p>-85.501642</text:p>
          </table:table-cell>
        </table:table-row>
        <table:table-row table:style-name="ro1">
          <table:table-cell office:value-type="string" calcext:value-type="string">
            <text:p>Corinth MS (CBSA)</text:p>
          </table:table-cell>
          <table:table-cell office:value-type="float" office:value="3.77777777777778" calcext:value-type="float">
            <text:p>3.7777777778</text:p>
          </table:table-cell>
          <table:table-cell office:value-type="float" office:value="9.88888888888889" calcext:value-type="float">
            <text:p>9.8888888889</text:p>
          </table:table-cell>
          <table:table-cell table:formula="of:=VLOOKUP([.A148];[loc.A$1:.C$1048576];2;1)" office:value-type="float" office:value="34.934255" calcext:value-type="float">
            <text:p>34.934255</text:p>
          </table:table-cell>
          <table:table-cell table:formula="of:=VLOOKUP([.A148];[loc.A$1:.C$1048576];3;1)" office:value-type="float" office:value="-88.52227" calcext:value-type="float">
            <text:p>-88.52227</text:p>
          </table:table-cell>
        </table:table-row>
        <table:table-row table:style-name="ro1">
          <table:table-cell office:value-type="string" calcext:value-type="string">
            <text:p>Corpus Christi (DMA)</text:p>
          </table:table-cell>
          <table:table-cell office:value-type="float" office:value="17.5" calcext:value-type="float">
            <text:p>17.5</text:p>
          </table:table-cell>
          <table:table-cell office:value-type="float" office:value="3.58333333333333" calcext:value-type="float">
            <text:p>3.5833333333</text:p>
          </table:table-cell>
          <table:table-cell table:formula="of:=VLOOKUP([.A149];[loc.A$1:.C$1048576];2;1)" office:value-type="float" office:value="27.800583" calcext:value-type="float">
            <text:p>27.800583</text:p>
          </table:table-cell>
          <table:table-cell table:formula="of:=VLOOKUP([.A149];[loc.A$1:.C$1048576];3;1)" office:value-type="float" office:value="-97.396381" calcext:value-type="float">
            <text:p>-97.396381</text:p>
          </table:table-cell>
        </table:table-row>
        <table:table-row table:style-name="ro1">
          <table:table-cell office:value-type="string" calcext:value-type="string">
            <text:p>Corpus Christi TX (CBSA)</text:p>
          </table:table-cell>
          <table:table-cell office:value-type="float" office:value="13.3846153846154" calcext:value-type="float">
            <text:p>13.3846153846</text:p>
          </table:table-cell>
          <table:table-cell office:value-type="float" office:value="3.84615384615385" calcext:value-type="float">
            <text:p>3.8461538462</text:p>
          </table:table-cell>
          <table:table-cell table:formula="of:=VLOOKUP([.A150];[loc.A$1:.C$1048576];2;1)" office:value-type="float" office:value="27.800583" calcext:value-type="float">
            <text:p>27.800583</text:p>
          </table:table-cell>
          <table:table-cell table:formula="of:=VLOOKUP([.A150];[loc.A$1:.C$1048576];3;1)" office:value-type="float" office:value="-97.396381" calcext:value-type="float">
            <text:p>-97.396381</text:p>
          </table:table-cell>
        </table:table-row>
        <table:table-row table:style-name="ro1">
          <table:table-cell office:value-type="string" calcext:value-type="string">
            <text:p>Coshocton OH (CBSA)</text:p>
          </table:table-cell>
          <table:table-cell office:value-type="float" office:value="3.5" calcext:value-type="float">
            <text:p>3.5</text:p>
          </table:table-cell>
          <table:table-cell office:value-type="float" office:value="9" calcext:value-type="float">
            <text:p>9</text:p>
          </table:table-cell>
          <table:table-cell table:formula="of:=VLOOKUP([.A151];[loc.A$1:.C$1048576];2;1)" office:value-type="float" office:value="40.272015" calcext:value-type="float">
            <text:p>40.272015</text:p>
          </table:table-cell>
          <table:table-cell table:formula="of:=VLOOKUP([.A151];[loc.A$1:.C$1048576];3;1)" office:value-type="float" office:value="-81.859576" calcext:value-type="float">
            <text:p>-81.859576</text:p>
          </table:table-cell>
        </table:table-row>
        <table:table-row table:style-name="ro1">
          <table:table-cell office:value-type="string" calcext:value-type="string">
            <text:p>Crawfordsville IN (CBSA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VLOOKUP([.A152];[loc.A$1:.C$1048576];2;1)" office:value-type="float" office:value="40.041154" calcext:value-type="float">
            <text:p>40.041154</text:p>
          </table:table-cell>
          <table:table-cell table:formula="of:=VLOOKUP([.A152];[loc.A$1:.C$1048576];3;1)" office:value-type="float" office:value="-86.874452" calcext:value-type="float">
            <text:p>-86.874452</text:p>
          </table:table-cell>
        </table:table-row>
        <table:table-row table:style-name="ro1">
          <table:table-cell office:value-type="string" calcext:value-type="string">
            <text:p>Crestview-Fort Walton Beach-Destin FL (CBSA)</text:p>
          </table:table-cell>
          <table:table-cell office:value-type="float" office:value="9.66666666666667" calcext:value-type="float">
            <text:p>9.6666666667</text:p>
          </table:table-cell>
          <table:table-cell office:value-type="float" office:value="4.55555555555556" calcext:value-type="float">
            <text:p>4.5555555556</text:p>
          </table:table-cell>
          <table:table-cell table:formula="of:=VLOOKUP([.A153];[loc.A$1:.C$1048576];2;1)" office:value-type="float" office:value="30.393534" calcext:value-type="float">
            <text:p>30.393534</text:p>
          </table:table-cell>
          <table:table-cell table:formula="of:=VLOOKUP([.A153];[loc.A$1:.C$1048576];3;1)" office:value-type="float" office:value="-86.495783" calcext:value-type="float">
            <text:p>-86.495783</text:p>
          </table:table-cell>
        </table:table-row>
        <table:table-row table:style-name="ro1">
          <table:table-cell office:value-type="string" calcext:value-type="string">
            <text:p>Crossville TN (CBSA)</text:p>
          </table:table-cell>
          <table:table-cell office:value-type="float" office:value="2.6" calcext:value-type="float">
            <text:p>2.6</text:p>
          </table:table-cell>
          <table:table-cell office:value-type="float" office:value="3.6" calcext:value-type="float">
            <text:p>3.6</text:p>
          </table:table-cell>
          <table:table-cell table:formula="of:=VLOOKUP([.A154];[loc.A$1:.C$1048576];2;1)" office:value-type="float" office:value="35.948957" calcext:value-type="float">
            <text:p>35.948957</text:p>
          </table:table-cell>
          <table:table-cell table:formula="of:=VLOOKUP([.A154];[loc.A$1:.C$1048576];3;1)" office:value-type="float" office:value="-85.026901" calcext:value-type="float">
            <text:p>-85.026901</text:p>
          </table:table-cell>
        </table:table-row>
        <table:table-row table:style-name="ro1">
          <table:table-cell office:value-type="string" calcext:value-type="string">
            <text:p>Cullman AL (CBSA)</text:p>
          </table:table-cell>
          <table:table-cell office:value-type="float" office:value="4.6" calcext:value-type="float">
            <text:p>4.6</text:p>
          </table:table-cell>
          <table:table-cell office:value-type="float" office:value="5.8" calcext:value-type="float">
            <text:p>5.8</text:p>
          </table:table-cell>
          <table:table-cell table:formula="of:=VLOOKUP([.A155];[loc.A$1:.C$1048576];2;1)" office:value-type="float" office:value="34.174821" calcext:value-type="float">
            <text:p>34.174821</text:p>
          </table:table-cell>
          <table:table-cell table:formula="of:=VLOOKUP([.A155];[loc.A$1:.C$1048576];3;1)" office:value-type="float" office:value="-86.843612" calcext:value-type="float">
            <text:p>-86.843612</text:p>
          </table:table-cell>
        </table:table-row>
        <table:table-row table:style-name="ro1">
          <table:table-cell office:value-type="string" calcext:value-type="string">
            <text:p>Cumberland MD-WV (CBSA)</text:p>
          </table:table-cell>
          <table:table-cell office:value-type="float" office:value="6.6" calcext:value-type="float">
            <text:p>6.6</text:p>
          </table:table-cell>
          <table:table-cell office:value-type="float" office:value="7" calcext:value-type="float">
            <text:p>7</text:p>
          </table:table-cell>
          <table:table-cell table:formula="of:=VLOOKUP([.A156];[loc.A$1:.C$1048576];2;1)" office:value-type="float" office:value="39.652865" calcext:value-type="float">
            <text:p>39.652865</text:p>
          </table:table-cell>
          <table:table-cell table:formula="of:=VLOOKUP([.A156];[loc.A$1:.C$1048576];3;1)" office:value-type="float" office:value="-78.762518" calcext:value-type="float">
            <text:p>-78.762518</text:p>
          </table:table-cell>
        </table:table-row>
        <table:table-row table:style-name="ro1">
          <table:table-cell office:value-type="string" calcext:value-type="string">
            <text:p>Dallas</text:p>
          </table:table-cell>
          <table:table-cell office:value-type="float" office:value="136.944444444444" calcext:value-type="float">
            <text:p>136.9444444444</text:p>
          </table:table-cell>
          <table:table-cell office:value-type="float" office:value="2.50055555555556" calcext:value-type="float">
            <text:p>2.5005555556</text:p>
          </table:table-cell>
          <table:table-cell table:formula="of:=VLOOKUP([.A157];[loc.A$1:.C$1048576];2;1)" office:value-type="float" office:value="32.776664" calcext:value-type="float">
            <text:p>32.776664</text:p>
          </table:table-cell>
          <table:table-cell table:formula="of:=VLOOKUP([.A157];[loc.A$1:.C$1048576];3;1)" office:value-type="float" office:value="-96.796988" calcext:value-type="float">
            <text:p>-96.796988</text:p>
          </table:table-cell>
        </table:table-row>
        <table:table-row table:style-name="ro1">
          <table:table-cell office:value-type="string" calcext:value-type="string">
            <text:p>Dallas-Fort Worth-Arlington TX (CBSA)</text:p>
          </table:table-cell>
          <table:table-cell office:value-type="float" office:value="155.5" calcext:value-type="float">
            <text:p>155.5</text:p>
          </table:table-cell>
          <table:table-cell office:value-type="float" office:value="3" calcext:value-type="float">
            <text:p>3</text:p>
          </table:table-cell>
          <table:table-cell table:formula="of:=VLOOKUP([.A158];[loc.A$1:.C$1048576];2;1)" office:value-type="float" office:value="32.743344" calcext:value-type="float">
            <text:p>32.743344</text:p>
          </table:table-cell>
          <table:table-cell table:formula="of:=VLOOKUP([.A158];[loc.A$1:.C$1048576];3;1)" office:value-type="float" office:value="-97.026241" calcext:value-type="float">
            <text:p>-97.026241</text:p>
          </table:table-cell>
        </table:table-row>
        <table:table-row table:style-name="ro1">
          <table:table-cell office:value-type="string" calcext:value-type="string">
            <text:p>Dalton GA (CBSA)</text:p>
          </table:table-cell>
          <table:table-cell office:value-type="float" office:value="5.30769230769231" calcext:value-type="float">
            <text:p>5.3076923077</text:p>
          </table:table-cell>
          <table:table-cell office:value-type="float" office:value="3.53846153846154" calcext:value-type="float">
            <text:p>3.5384615385</text:p>
          </table:table-cell>
          <table:table-cell table:formula="of:=VLOOKUP([.A159];[loc.A$1:.C$1048576];2;1)" office:value-type="float" office:value="34.769802" calcext:value-type="float">
            <text:p>34.769802</text:p>
          </table:table-cell>
          <table:table-cell table:formula="of:=VLOOKUP([.A159];[loc.A$1:.C$1048576];3;1)" office:value-type="float" office:value="-84.970223" calcext:value-type="float">
            <text:p>-84.970223</text:p>
          </table:table-cell>
        </table:table-row>
        <table:table-row table:style-name="ro1">
          <table:table-cell office:value-type="string" calcext:value-type="string">
            <text:p>Danville IL (CBSA)</text:p>
          </table:table-cell>
          <table:table-cell office:value-type="float" office:value="3" calcext:value-type="float">
            <text:p>3</text:p>
          </table:table-cell>
          <table:table-cell office:value-type="float" office:value="3.44444444444444" calcext:value-type="float">
            <text:p>3.4444444444</text:p>
          </table:table-cell>
          <table:table-cell table:formula="of:=VLOOKUP([.A160];[loc.A$1:.C$1048576];2;1)" office:value-type="float" office:value="40.124481" calcext:value-type="float">
            <text:p>40.124481</text:p>
          </table:table-cell>
          <table:table-cell table:formula="of:=VLOOKUP([.A160];[loc.A$1:.C$1048576];3;1)" office:value-type="float" office:value="-87.630021" calcext:value-type="float">
            <text:p>-87.630021</text:p>
          </table:table-cell>
        </table:table-row>
        <table:table-row table:style-name="ro1">
          <table:table-cell office:value-type="string" calcext:value-type="string">
            <text:p>Danville KY (CBSA)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VLOOKUP([.A161];[loc.A$1:.C$1048576];2;1)" office:value-type="float" office:value="37.645633" calcext:value-type="float">
            <text:p>37.645633</text:p>
          </table:table-cell>
          <table:table-cell table:formula="of:=VLOOKUP([.A161];[loc.A$1:.C$1048576];3;1)" office:value-type="float" office:value="-84.77217" calcext:value-type="float">
            <text:p>-84.77217</text:p>
          </table:table-cell>
        </table:table-row>
        <table:table-row table:style-name="ro1">
          <table:table-cell office:value-type="string" calcext:value-type="string">
            <text:p>Danville VA (CBSA)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VLOOKUP([.A162];[loc.A$1:.C$1048576];2;1)" office:value-type="float" office:value="36.585972" calcext:value-type="float">
            <text:p>36.585972</text:p>
          </table:table-cell>
          <table:table-cell table:formula="of:=VLOOKUP([.A162];[loc.A$1:.C$1048576];3;1)" office:value-type="float" office:value="-79.395023" calcext:value-type="float">
            <text:p>-79.395023</text:p>
          </table:table-cell>
        </table:table-row>
        <table:table-row table:style-name="ro1">
          <table:table-cell office:value-type="string" calcext:value-type="string">
            <text:p>Daphne-Fairhope AL (CBSA)</text:p>
          </table:table-cell>
          <table:table-cell office:value-type="float" office:value="9" calcext:value-type="float">
            <text:p>9</text:p>
          </table:table-cell>
          <table:table-cell office:value-type="float" office:value="5.55555555555556" calcext:value-type="float">
            <text:p>5.5555555556</text:p>
          </table:table-cell>
          <table:table-cell table:formula="of:=VLOOKUP([.A163];[loc.A$1:.C$1048576];2;1)" office:value-type="float" office:value="30.603833" calcext:value-type="float">
            <text:p>30.603833</text:p>
          </table:table-cell>
          <table:table-cell table:formula="of:=VLOOKUP([.A163];[loc.A$1:.C$1048576];3;1)" office:value-type="float" office:value="-87.866136" calcext:value-type="float">
            <text:p>-87.866136</text:p>
          </table:table-cell>
        </table:table-row>
        <table:table-row table:style-name="ro1">
          <table:table-cell office:value-type="string" calcext:value-type="string">
            <text:p>Davenport-Moline-Rock Island IA-IL (CBSA)</text:p>
          </table:table-cell>
          <table:table-cell office:value-type="float" office:value="23.0625" calcext:value-type="float">
            <text:p>23.0625</text:p>
          </table:table-cell>
          <table:table-cell office:value-type="float" office:value="7.5" calcext:value-type="float">
            <text:p>7.5</text:p>
          </table:table-cell>
          <table:table-cell table:formula="of:=VLOOKUP([.A164];[loc.A$1:.C$1048576];2;1)" office:value-type="float" office:value="41.519018" calcext:value-type="float">
            <text:p>41.519018</text:p>
          </table:table-cell>
          <table:table-cell table:formula="of:=VLOOKUP([.A164];[loc.A$1:.C$1048576];3;1)" office:value-type="float" office:value="-90.542196" calcext:value-type="float">
            <text:p>-90.542196</text:p>
          </table:table-cell>
        </table:table-row>
        <table:table-row table:style-name="ro1">
          <table:table-cell office:value-type="string" calcext:value-type="string">
            <text:p>Davenport-Rock Island-Moline (DMA)</text:p>
          </table:table-cell>
          <table:table-cell office:value-type="float" office:value="50.375" calcext:value-type="float">
            <text:p>50.375</text:p>
          </table:table-cell>
          <table:table-cell office:value-type="float" office:value="8.125" calcext:value-type="float">
            <text:p>8.125</text:p>
          </table:table-cell>
          <table:table-cell table:formula="of:=VLOOKUP([.A165];[loc.A$1:.C$1048576];2;1)" office:value-type="float" office:value="41.519018" calcext:value-type="float">
            <text:p>41.519018</text:p>
          </table:table-cell>
          <table:table-cell table:formula="of:=VLOOKUP([.A165];[loc.A$1:.C$1048576];3;1)" office:value-type="float" office:value="-90.542196" calcext:value-type="float">
            <text:p>-90.542196</text:p>
          </table:table-cell>
        </table:table-row>
        <table:table-row table:style-name="ro1">
          <table:table-cell office:value-type="string" calcext:value-type="string">
            <text:p>Dayton (DMA)</text:p>
          </table:table-cell>
          <table:table-cell office:value-type="float" office:value="42.2222222222222" calcext:value-type="float">
            <text:p>42.2222222222</text:p>
          </table:table-cell>
          <table:table-cell office:value-type="float" office:value="4.33333333333333" calcext:value-type="float">
            <text:p>4.3333333333</text:p>
          </table:table-cell>
          <table:table-cell table:formula="of:=VLOOKUP([.A166];[loc.A$1:.C$1048576];2;1)" office:value-type="float" office:value="39.758948" calcext:value-type="float">
            <text:p>39.758948</text:p>
          </table:table-cell>
          <table:table-cell table:formula="of:=VLOOKUP([.A166];[loc.A$1:.C$1048576];3;1)" office:value-type="float" office:value="-84.191607" calcext:value-type="float">
            <text:p>-84.191607</text:p>
          </table:table-cell>
        </table:table-row>
        <table:table-row table:style-name="ro1">
          <table:table-cell office:value-type="string" calcext:value-type="string">
            <text:p>Dayton OH (CBSA)</text:p>
          </table:table-cell>
          <table:table-cell office:value-type="float" office:value="29" calcext:value-type="float">
            <text:p>29</text:p>
          </table:table-cell>
          <table:table-cell office:value-type="float" office:value="4.14285714285714" calcext:value-type="float">
            <text:p>4.1428571429</text:p>
          </table:table-cell>
          <table:table-cell table:formula="of:=VLOOKUP([.A167];[loc.A$1:.C$1048576];2;1)" office:value-type="float" office:value="39.758948" calcext:value-type="float">
            <text:p>39.758948</text:p>
          </table:table-cell>
          <table:table-cell table:formula="of:=VLOOKUP([.A167];[loc.A$1:.C$1048576];3;1)" office:value-type="float" office:value="-84.191607" calcext:value-type="float">
            <text:p>-84.191607</text:p>
          </table:table-cell>
        </table:table-row>
        <table:table-row table:style-name="ro1">
          <table:table-cell office:value-type="string" calcext:value-type="string">
            <text:p>De Ridder LA (CBSA)</text:p>
          </table:table-cell>
          <table:table-cell office:value-type="float" office:value="1.625" calcext:value-type="float">
            <text:p>1.625</text:p>
          </table:table-cell>
          <table:table-cell office:value-type="float" office:value="4.5" calcext:value-type="float">
            <text:p>4.5</text:p>
          </table:table-cell>
          <table:table-cell table:formula="of:=VLOOKUP([.A168];[loc.A$1:.C$1048576];2;1)" office:value-type="float" office:value="30.846306" calcext:value-type="float">
            <text:p>30.846306</text:p>
          </table:table-cell>
          <table:table-cell table:formula="of:=VLOOKUP([.A168];[loc.A$1:.C$1048576];3;1)" office:value-type="float" office:value="-93.289053" calcext:value-type="float">
            <text:p>-93.289053</text:p>
          </table:table-cell>
        </table:table-row>
        <table:table-row table:style-name="ro1">
          <table:table-cell office:value-type="string" calcext:value-type="string">
            <text:p>Decatur AL (CBSA)</text:p>
          </table:table-cell>
          <table:table-cell office:value-type="float" office:value="7.45454545454545" calcext:value-type="float">
            <text:p>7.4545454545</text:p>
          </table:table-cell>
          <table:table-cell office:value-type="float" office:value="5.45454545454545" calcext:value-type="float">
            <text:p>5.4545454545</text:p>
          </table:table-cell>
          <table:table-cell table:formula="of:=VLOOKUP([.A169];[loc.A$1:.C$1048576];2;1)" office:value-type="float" office:value="34.605925" calcext:value-type="float">
            <text:p>34.605925</text:p>
          </table:table-cell>
          <table:table-cell table:formula="of:=VLOOKUP([.A169];[loc.A$1:.C$1048576];3;1)" office:value-type="float" office:value="-86.983342" calcext:value-type="float">
            <text:p>-86.983342</text:p>
          </table:table-cell>
        </table:table-row>
        <table:table-row table:style-name="ro1">
          <table:table-cell office:value-type="string" calcext:value-type="string">
            <text:p>Decatur IL (CBSA)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VLOOKUP([.A170];[loc.A$1:.C$1048576];2;1)" office:value-type="float" office:value="39.840315" calcext:value-type="float">
            <text:p>39.840315</text:p>
          </table:table-cell>
          <table:table-cell table:formula="of:=VLOOKUP([.A170];[loc.A$1:.C$1048576];3;1)" office:value-type="float" office:value="-88.9548" calcext:value-type="float">
            <text:p>-88.9548</text:p>
          </table:table-cell>
        </table:table-row>
        <table:table-row table:style-name="ro1">
          <table:table-cell office:value-type="string" calcext:value-type="string">
            <text:p>Deltona-Daytona Beach-Ormond Beach FL (CBSA)</text:p>
          </table:table-cell>
          <table:table-cell office:value-type="float" office:value="25.8" calcext:value-type="float">
            <text:p>25.8</text:p>
          </table:table-cell>
          <table:table-cell office:value-type="float" office:value="5" calcext:value-type="float">
            <text:p>5</text:p>
          </table:table-cell>
          <table:table-cell table:formula="of:=VLOOKUP([.A171];[loc.A$1:.C$1048576];2;1)" office:value-type="float" office:value="29.285813" calcext:value-type="float">
            <text:p>29.285813</text:p>
          </table:table-cell>
          <table:table-cell table:formula="of:=VLOOKUP([.A171];[loc.A$1:.C$1048576];3;1)" office:value-type="float" office:value="-81.055889" calcext:value-type="float">
            <text:p>-81.055889</text:p>
          </table:table-cell>
        </table:table-row>
        <table:table-row table:style-name="ro1">
          <table:table-cell office:value-type="string" calcext:value-type="string">
            <text:p>Deming NM (CBSA)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formula="of:=VLOOKUP([.A172];[loc.A$1:.C$1048576];2;1)" office:value-type="float" office:value="32.268698" calcext:value-type="float">
            <text:p>32.268698</text:p>
          </table:table-cell>
          <table:table-cell table:formula="of:=VLOOKUP([.A172];[loc.A$1:.C$1048576];3;1)" office:value-type="float" office:value="-107.75864" calcext:value-type="float">
            <text:p>-107.75864</text:p>
          </table:table-cell>
        </table:table-row>
        <table:table-row table:style-name="ro1">
          <table:table-cell office:value-type="string" calcext:value-type="string">
            <text:p>Des Moines</text:p>
          </table:table-cell>
          <table:table-cell office:value-type="float" office:value="59.5625" calcext:value-type="float">
            <text:p>59.5625</text:p>
          </table:table-cell>
          <table:table-cell office:value-type="float" office:value="6.965" calcext:value-type="float">
            <text:p>6.965</text:p>
          </table:table-cell>
          <table:table-cell table:formula="of:=VLOOKUP([.A173];[loc.A$1:.C$1048576];2;1)" office:value-type="float" office:value="41.600545" calcext:value-type="float">
            <text:p>41.600545</text:p>
          </table:table-cell>
          <table:table-cell table:formula="of:=VLOOKUP([.A173];[loc.A$1:.C$1048576];3;1)" office:value-type="float" office:value="-93.609106" calcext:value-type="float">
            <text:p>-93.609106</text:p>
          </table:table-cell>
        </table:table-row>
        <table:table-row table:style-name="ro1">
          <table:table-cell office:value-type="string" calcext:value-type="string">
            <text:p>Detroit (DMA)</text:p>
          </table:table-cell>
          <table:table-cell office:value-type="float" office:value="126" calcext:value-type="float">
            <text:p>126</text:p>
          </table:table-cell>
          <table:table-cell office:value-type="float" office:value="3.25" calcext:value-type="float">
            <text:p>3.25</text:p>
          </table:table-cell>
          <table:table-cell table:formula="of:=VLOOKUP([.A174];[loc.A$1:.C$1048576];2;1)" office:value-type="float" office:value="42.331427" calcext:value-type="float">
            <text:p>42.331427</text:p>
          </table:table-cell>
          <table:table-cell table:formula="of:=VLOOKUP([.A174];[loc.A$1:.C$1048576];3;1)" office:value-type="float" office:value="-83.045754" calcext:value-type="float">
            <text:p>-83.045754</text:p>
          </table:table-cell>
        </table:table-row>
        <table:table-row table:style-name="ro1">
          <table:table-cell office:value-type="string" calcext:value-type="string">
            <text:p>Detroit-Warren-Livonia MI (CBSA)</text:p>
          </table:table-cell>
          <table:table-cell office:value-type="float" office:value="109.5" calcext:value-type="float">
            <text:p>109.5</text:p>
          </table:table-cell>
          <table:table-cell office:value-type="float" office:value="3.25" calcext:value-type="float">
            <text:p>3.25</text:p>
          </table:table-cell>
          <table:table-cell table:formula="of:=VLOOKUP([.A175];[loc.A$1:.C$1048576];2;1)" office:value-type="float" office:value="42.341216" calcext:value-type="float">
            <text:p>42.341216</text:p>
          </table:table-cell>
          <table:table-cell table:formula="of:=VLOOKUP([.A175];[loc.A$1:.C$1048576];3;1)" office:value-type="float" office:value="-83.282919" calcext:value-type="float">
            <text:p>-83.282919</text:p>
          </table:table-cell>
        </table:table-row>
        <table:table-row table:style-name="ro1">
          <table:table-cell office:value-type="string" calcext:value-type="string">
            <text:p>Dothan (DMA)</text:p>
          </table:table-cell>
          <table:table-cell office:value-type="float" office:value="36.125" calcext:value-type="float">
            <text:p>36.125</text:p>
          </table:table-cell>
          <table:table-cell office:value-type="float" office:value="17" calcext:value-type="float">
            <text:p>17</text:p>
          </table:table-cell>
          <table:table-cell table:formula="of:=VLOOKUP([.A176];[loc.A$1:.C$1048576];2;1)" office:value-type="float" office:value="31.223231" calcext:value-type="float">
            <text:p>31.223231</text:p>
          </table:table-cell>
          <table:table-cell table:formula="of:=VLOOKUP([.A176];[loc.A$1:.C$1048576];3;1)" office:value-type="float" office:value="-85.390489" calcext:value-type="float">
            <text:p>-85.390489</text:p>
          </table:table-cell>
        </table:table-row>
        <table:table-row table:style-name="ro1">
          <table:table-cell office:value-type="string" calcext:value-type="string">
            <text:p>Dothan AL (CBSA)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VLOOKUP([.A177];[loc.A$1:.C$1048576];2;1)" office:value-type="float" office:value="31.223231" calcext:value-type="float">
            <text:p>31.223231</text:p>
          </table:table-cell>
          <table:table-cell table:formula="of:=VLOOKUP([.A177];[loc.A$1:.C$1048576];3;1)" office:value-type="float" office:value="-85.390489" calcext:value-type="float">
            <text:p>-85.390489</text:p>
          </table:table-cell>
        </table:table-row>
        <table:table-row table:style-name="ro1">
          <table:table-cell office:value-type="string" calcext:value-type="string">
            <text:p>DuBois PA (CBSA)</text:p>
          </table:table-cell>
          <table:table-cell office:value-type="float" office:value="10.8333333333333" calcext:value-type="float">
            <text:p>10.8333333333</text:p>
          </table:table-cell>
          <table:table-cell office:value-type="float" office:value="14" calcext:value-type="float">
            <text:p>14</text:p>
          </table:table-cell>
          <table:table-cell table:formula="of:=VLOOKUP([.A178];[loc.A$1:.C$1048576];2;1)" office:value-type="float" office:value="41.121012" calcext:value-type="float">
            <text:p>41.121012</text:p>
          </table:table-cell>
          <table:table-cell table:formula="of:=VLOOKUP([.A178];[loc.A$1:.C$1048576];3;1)" office:value-type="float" office:value="-78.758326" calcext:value-type="float">
            <text:p>-78.758326</text:p>
          </table:table-cell>
        </table:table-row>
        <table:table-row table:style-name="ro1">
          <table:table-cell office:value-type="string" calcext:value-type="string">
            <text:p>Dubuque IA (CBSA)</text:p>
          </table:table-cell>
          <table:table-cell office:value-type="float" office:value="6.23529411764706" calcext:value-type="float">
            <text:p>6.2352941176</text:p>
          </table:table-cell>
          <table:table-cell office:value-type="float" office:value="6.76470588235294" calcext:value-type="float">
            <text:p>6.7647058824</text:p>
          </table:table-cell>
          <table:table-cell table:formula="of:=VLOOKUP([.A179];[loc.A$1:.C$1048576];2;1)" office:value-type="float" office:value="42.500558" calcext:value-type="float">
            <text:p>42.500558</text:p>
          </table:table-cell>
          <table:table-cell table:formula="of:=VLOOKUP([.A179];[loc.A$1:.C$1048576];3;1)" office:value-type="float" office:value="-90.664572" calcext:value-type="float">
            <text:p>-90.664572</text:p>
          </table:table-cell>
        </table:table-row>
        <table:table-row table:style-name="ro1">
          <table:table-cell office:value-type="string" calcext:value-type="string">
            <text:p>Duluth MN-WI (CBSA)</text:p>
          </table:table-cell>
          <table:table-cell office:value-type="float" office:value="13.4285714285714" calcext:value-type="float">
            <text:p>13.4285714286</text:p>
          </table:table-cell>
          <table:table-cell office:value-type="float" office:value="5.5" calcext:value-type="float">
            <text:p>5.5</text:p>
          </table:table-cell>
          <table:table-cell table:formula="of:=VLOOKUP([.A180];[loc.A$1:.C$1048576];2;1)" office:value-type="float" office:value="46.786672" calcext:value-type="float">
            <text:p>46.786672</text:p>
          </table:table-cell>
          <table:table-cell table:formula="of:=VLOOKUP([.A180];[loc.A$1:.C$1048576];3;1)" office:value-type="float" office:value="-92.100485" calcext:value-type="float">
            <text:p>-92.100485</text:p>
          </table:table-cell>
        </table:table-row>
        <table:table-row table:style-name="ro1">
          <table:table-cell office:value-type="string" calcext:value-type="string">
            <text:p>Duluth-Superior (DMA)</text:p>
          </table:table-cell>
          <table:table-cell office:value-type="float" office:value="21.1333333333333" calcext:value-type="float">
            <text:p>21.1333333333</text:p>
          </table:table-cell>
          <table:table-cell office:value-type="float" office:value="5.86666666666667" calcext:value-type="float">
            <text:p>5.8666666667</text:p>
          </table:table-cell>
          <table:table-cell table:formula="of:=VLOOKUP([.A181];[loc.A$1:.C$1048576];2;1)" office:value-type="float" office:value="47.723087" calcext:value-type="float">
            <text:p>47.723087</text:p>
          </table:table-cell>
          <table:table-cell table:formula="of:=VLOOKUP([.A181];[loc.A$1:.C$1048576];3;1)" office:value-type="float" office:value="-86.940716" calcext:value-type="float">
            <text:p>-86.940716</text:p>
          </table:table-cell>
        </table:table-row>
        <table:table-row table:style-name="ro1">
          <table:table-cell office:value-type="string" calcext:value-type="string">
            <text:p>Dumas TX <text:s/>(CBSA)</text:p>
          </table:table-cell>
          <table:table-cell office:value-type="float" office:value="2.5" calcext:value-type="float">
            <text:p>2.5</text:p>
          </table:table-cell>
          <table:table-cell office:value-type="float" office:value="11.75" calcext:value-type="float">
            <text:p>11.75</text:p>
          </table:table-cell>
          <table:table-cell table:formula="of:=VLOOKUP([.A182];[loc.A$1:.C$1048576];2;1)" office:value-type="float" office:value="47.723087" calcext:value-type="float">
            <text:p>47.723087</text:p>
          </table:table-cell>
          <table:table-cell table:formula="of:=VLOOKUP([.A182];[loc.A$1:.C$1048576];3;1)" office:value-type="float" office:value="-86.940716" calcext:value-type="float">
            <text:p>-86.940716</text:p>
          </table:table-cell>
        </table:table-row>
        <table:table-row table:style-name="ro1">
          <table:table-cell office:value-type="string" calcext:value-type="string">
            <text:p>Durham NC (CBSA)</text:p>
          </table:table-cell>
          <table:table-cell office:value-type="float" office:value="45.6666666666667" calcext:value-type="float">
            <text:p>45.6666666667</text:p>
          </table:table-cell>
          <table:table-cell office:value-type="float" office:value="10.3333333333333" calcext:value-type="float">
            <text:p>10.3333333333</text:p>
          </table:table-cell>
          <table:table-cell table:formula="of:=VLOOKUP([.A183];[loc.A$1:.C$1048576];2;1)" office:value-type="float" office:value="35.994033" calcext:value-type="float">
            <text:p>35.994033</text:p>
          </table:table-cell>
          <table:table-cell table:formula="of:=VLOOKUP([.A183];[loc.A$1:.C$1048576];3;1)" office:value-type="float" office:value="-78.898619" calcext:value-type="float">
            <text:p>-78.898619</text:p>
          </table:table-cell>
        </table:table-row>
        <table:table-row table:style-name="ro1">
          <table:table-cell office:value-type="string" calcext:value-type="string">
            <text:p>Effingham IL (CBSA)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VLOOKUP([.A184];[loc.A$1:.C$1048576];2;1)" office:value-type="float" office:value="39.120042" calcext:value-type="float">
            <text:p>39.120042</text:p>
          </table:table-cell>
          <table:table-cell table:formula="of:=VLOOKUP([.A184];[loc.A$1:.C$1048576];3;1)" office:value-type="float" office:value="-88.543383" calcext:value-type="float">
            <text:p>-88.543383</text:p>
          </table:table-cell>
        </table:table-row>
        <table:table-row table:style-name="ro1">
          <table:table-cell office:value-type="string" calcext:value-type="string">
            <text:p>El Campo TX (CBSA)</text:p>
          </table:table-cell>
          <table:table-cell office:value-type="float" office:value="4.11111111111111" calcext:value-type="float">
            <text:p>4.1111111111</text:p>
          </table:table-cell>
          <table:table-cell office:value-type="float" office:value="10.2222222222222" calcext:value-type="float">
            <text:p>10.2222222222</text:p>
          </table:table-cell>
          <table:table-cell table:formula="of:=VLOOKUP([.A185];[loc.A$1:.C$1048576];2;1)" office:value-type="float" office:value="29.19664" calcext:value-type="float">
            <text:p>29.19664</text:p>
          </table:table-cell>
          <table:table-cell table:formula="of:=VLOOKUP([.A185];[loc.A$1:.C$1048576];3;1)" office:value-type="float" office:value="-96.269687" calcext:value-type="float">
            <text:p>-96.269687</text:p>
          </table:table-cell>
        </table:table-row>
        <table:table-row table:style-name="ro1">
          <table:table-cell office:value-type="string" calcext:value-type="string">
            <text:p>El Centro CA (CBSA)</text:p>
          </table:table-cell>
          <table:table-cell office:value-type="float" office:value="14.9090909090909" calcext:value-type="float">
            <text:p>14.9090909091</text:p>
          </table:table-cell>
          <table:table-cell office:value-type="float" office:value="9.36363636363636" calcext:value-type="float">
            <text:p>9.3636363636</text:p>
          </table:table-cell>
          <table:table-cell table:formula="of:=VLOOKUP([.A186];[loc.A$1:.C$1048576];2;1)" office:value-type="float" office:value="32.792" calcext:value-type="float">
            <text:p>32.792</text:p>
          </table:table-cell>
          <table:table-cell table:formula="of:=VLOOKUP([.A186];[loc.A$1:.C$1048576];3;1)" office:value-type="float" office:value="-115.563051" calcext:value-type="float">
            <text:p>-115.563051</text:p>
          </table:table-cell>
        </table:table-row>
        <table:table-row table:style-name="ro1">
          <table:table-cell office:value-type="string" calcext:value-type="string">
            <text:p>El Dorado AR (CBSA)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VLOOKUP([.A187];[loc.A$1:.C$1048576];2;1)" office:value-type="float" office:value="33.20763" calcext:value-type="float">
            <text:p>33.20763</text:p>
          </table:table-cell>
          <table:table-cell table:formula="of:=VLOOKUP([.A187];[loc.A$1:.C$1048576];3;1)" office:value-type="float" office:value="-92.666267" calcext:value-type="float">
            <text:p>-92.666267</text:p>
          </table:table-cell>
        </table:table-row>
        <table:table-row table:style-name="ro1">
          <table:table-cell office:value-type="string" calcext:value-type="string">
            <text:p>El Paso</text:p>
          </table:table-cell>
          <table:table-cell office:value-type="float" office:value="17.2916666666667" calcext:value-type="float">
            <text:p>17.2916666667</text:p>
          </table:table-cell>
          <table:table-cell office:value-type="float" office:value="2.32" calcext:value-type="float">
            <text:p>2.32</text:p>
          </table:table-cell>
          <table:table-cell table:formula="of:=VLOOKUP([.A188];[loc.A$1:.C$1048576];2;1)" office:value-type="float" office:value="31.777576" calcext:value-type="float">
            <text:p>31.777576</text:p>
          </table:table-cell>
          <table:table-cell table:formula="of:=VLOOKUP([.A188];[loc.A$1:.C$1048576];3;1)" office:value-type="float" office:value="-106.442456" calcext:value-type="float">
            <text:p>-106.442456</text:p>
          </table:table-cell>
        </table:table-row>
        <table:table-row table:style-name="ro1">
          <table:table-cell office:value-type="string" calcext:value-type="string">
            <text:p>El Paso (Las Cruces) (DMA)</text:p>
          </table:table-cell>
          <table:table-cell office:value-type="float" office:value="21.6666666666667" calcext:value-type="float">
            <text:p>21.6666666667</text:p>
          </table:table-cell>
          <table:table-cell office:value-type="float" office:value="2.66666666666667" calcext:value-type="float">
            <text:p>2.6666666667</text:p>
          </table:table-cell>
          <table:table-cell table:formula="of:=VLOOKUP([.A189];[loc.A$1:.C$1048576];2;1)" office:value-type="float" office:value="31.777576" calcext:value-type="float">
            <text:p>31.777576</text:p>
          </table:table-cell>
          <table:table-cell table:formula="of:=VLOOKUP([.A189];[loc.A$1:.C$1048576];3;1)" office:value-type="float" office:value="-106.442456" calcext:value-type="float">
            <text:p>-106.442456</text:p>
          </table:table-cell>
        </table:table-row>
        <table:table-row table:style-name="ro1">
          <table:table-cell office:value-type="string" calcext:value-type="string">
            <text:p>El Paso TX (CBSA)</text:p>
          </table:table-cell>
          <table:table-cell office:value-type="float" office:value="22.6" calcext:value-type="float">
            <text:p>22.6</text:p>
          </table:table-cell>
          <table:table-cell office:value-type="float" office:value="3" calcext:value-type="float">
            <text:p>3</text:p>
          </table:table-cell>
          <table:table-cell table:formula="of:=VLOOKUP([.A190];[loc.A$1:.C$1048576];2;1)" office:value-type="float" office:value="31.777576" calcext:value-type="float">
            <text:p>31.777576</text:p>
          </table:table-cell>
          <table:table-cell table:formula="of:=VLOOKUP([.A190];[loc.A$1:.C$1048576];3;1)" office:value-type="float" office:value="-106.442456" calcext:value-type="float">
            <text:p>-106.442456</text:p>
          </table:table-cell>
        </table:table-row>
        <table:table-row table:style-name="ro1">
          <table:table-cell office:value-type="string" calcext:value-type="string">
            <text:p>Elizabeth City NC (CBSA)</text:p>
          </table:table-cell>
          <table:table-cell office:value-type="float" office:value="3.875" calcext:value-type="float">
            <text:p>3.875</text:p>
          </table:table-cell>
          <table:table-cell office:value-type="float" office:value="6.625" calcext:value-type="float">
            <text:p>6.625</text:p>
          </table:table-cell>
          <table:table-cell table:formula="of:=VLOOKUP([.A191];[loc.A$1:.C$1048576];2;1)" office:value-type="float" office:value="36.294601" calcext:value-type="float">
            <text:p>36.294601</text:p>
          </table:table-cell>
          <table:table-cell table:formula="of:=VLOOKUP([.A191];[loc.A$1:.C$1048576];3;1)" office:value-type="float" office:value="-76.251046" calcext:value-type="float">
            <text:p>-76.251046</text:p>
          </table:table-cell>
        </table:table-row>
        <table:table-row table:style-name="ro1">
          <table:table-cell office:value-type="string" calcext:value-type="string">
            <text:p>Elk City OK (CBSA)</text:p>
          </table:table-cell>
          <table:table-cell office:value-type="float" office:value="3" calcext:value-type="float">
            <text:p>3</text:p>
          </table:table-cell>
          <table:table-cell office:value-type="float" office:value="9.5" calcext:value-type="float">
            <text:p>9.5</text:p>
          </table:table-cell>
          <table:table-cell table:formula="of:=VLOOKUP([.A192];[loc.A$1:.C$1048576];2;1)" office:value-type="float" office:value="35.411994" calcext:value-type="float">
            <text:p>35.411994</text:p>
          </table:table-cell>
          <table:table-cell table:formula="of:=VLOOKUP([.A192];[loc.A$1:.C$1048576];3;1)" office:value-type="float" office:value="-99.404259" calcext:value-type="float">
            <text:p>-99.404259</text:p>
          </table:table-cell>
        </table:table-row>
        <table:table-row table:style-name="ro1">
          <table:table-cell office:value-type="string" calcext:value-type="string">
            <text:p>Elkhart-Goshen IN (CBSA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VLOOKUP([.A193];[loc.A$1:.C$1048576];2;1)" office:value-type="float" office:value="41.582272" calcext:value-type="float">
            <text:p>41.582272</text:p>
          </table:table-cell>
          <table:table-cell table:formula="of:=VLOOKUP([.A193];[loc.A$1:.C$1048576];3;1)" office:value-type="float" office:value="-85.834438" calcext:value-type="float">
            <text:p>-85.834438</text:p>
          </table:table-cell>
        </table:table-row>
        <table:table-row table:style-name="ro1">
          <table:table-cell office:value-type="string" calcext:value-type="string">
            <text:p>Elkins WV (CBSA)</text:p>
          </table:table-cell>
          <table:table-cell office:value-type="float" office:value="3.83333333333333" calcext:value-type="float">
            <text:p>3.8333333333</text:p>
          </table:table-cell>
          <table:table-cell office:value-type="float" office:value="11.25" calcext:value-type="float">
            <text:p>11.25</text:p>
          </table:table-cell>
          <table:table-cell table:formula="of:=VLOOKUP([.A194];[loc.A$1:.C$1048576];2;1)" office:value-type="float" office:value="38.92594" calcext:value-type="float">
            <text:p>38.92594</text:p>
          </table:table-cell>
          <table:table-cell table:formula="of:=VLOOKUP([.A194];[loc.A$1:.C$1048576];3;1)" office:value-type="float" office:value="-79.846735" calcext:value-type="float">
            <text:p>-79.846735</text:p>
          </table:table-cell>
        </table:table-row>
        <table:table-row table:style-name="ro1">
          <table:table-cell office:value-type="string" calcext:value-type="string">
            <text:p>Elko NV (CBSA)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VLOOKUP([.A195];[loc.A$1:.C$1048576];2;1)" office:value-type="float" office:value="40.832421" calcext:value-type="float">
            <text:p>40.832421</text:p>
          </table:table-cell>
          <table:table-cell table:formula="of:=VLOOKUP([.A195];[loc.A$1:.C$1048576];3;1)" office:value-type="float" office:value="-115.763123" calcext:value-type="float">
            <text:p>-115.763123</text:p>
          </table:table-cell>
        </table:table-row>
        <table:table-row table:style-name="ro1">
          <table:table-cell office:value-type="string" calcext:value-type="string">
            <text:p>Emporia KS (CBSA)</text:p>
          </table:table-cell>
          <table:table-cell office:value-type="float" office:value="2.66666666666667" calcext:value-type="float">
            <text:p>2.6666666667</text:p>
          </table:table-cell>
          <table:table-cell office:value-type="float" office:value="6" calcext:value-type="float">
            <text:p>6</text:p>
          </table:table-cell>
          <table:table-cell table:formula="of:=VLOOKUP([.A196];[loc.A$1:.C$1048576];2;1)" office:value-type="float" office:value="38.403903" calcext:value-type="float">
            <text:p>38.403903</text:p>
          </table:table-cell>
          <table:table-cell table:formula="of:=VLOOKUP([.A196];[loc.A$1:.C$1048576];3;1)" office:value-type="float" office:value="-96.181663" calcext:value-type="float">
            <text:p>-96.181663</text:p>
          </table:table-cell>
        </table:table-row>
        <table:table-row table:style-name="ro1">
          <table:table-cell office:value-type="string" calcext:value-type="string">
            <text:p>Erie (DMA)</text:p>
          </table:table-cell>
          <table:table-cell office:value-type="float" office:value="38.8" calcext:value-type="float">
            <text:p>38.8</text:p>
          </table:table-cell>
          <table:table-cell office:value-type="float" office:value="11.8" calcext:value-type="float">
            <text:p>11.8</text:p>
          </table:table-cell>
          <table:table-cell table:formula="of:=VLOOKUP([.A197];[loc.A$1:.C$1048576];2;1)" office:value-type="float" office:value="42.129224" calcext:value-type="float">
            <text:p>42.129224</text:p>
          </table:table-cell>
          <table:table-cell table:formula="of:=VLOOKUP([.A197];[loc.A$1:.C$1048576];3;1)" office:value-type="float" office:value="-80.085059" calcext:value-type="float">
            <text:p>-80.085059</text:p>
          </table:table-cell>
        </table:table-row>
        <table:table-row table:style-name="ro1">
          <table:table-cell office:value-type="string" calcext:value-type="string">
            <text:p>Erie PA (CBSA)</text:p>
          </table:table-cell>
          <table:table-cell office:value-type="float" office:value="34" calcext:value-type="float">
            <text:p>34</text:p>
          </table:table-cell>
          <table:table-cell office:value-type="float" office:value="14.5" calcext:value-type="float">
            <text:p>14.5</text:p>
          </table:table-cell>
          <table:table-cell table:formula="of:=VLOOKUP([.A198];[loc.A$1:.C$1048576];2;1)" office:value-type="float" office:value="42.129224" calcext:value-type="float">
            <text:p>42.129224</text:p>
          </table:table-cell>
          <table:table-cell table:formula="of:=VLOOKUP([.A198];[loc.A$1:.C$1048576];3;1)" office:value-type="float" office:value="-80.085059" calcext:value-type="float">
            <text:p>-80.085059</text:p>
          </table:table-cell>
        </table:table-row>
        <table:table-row table:style-name="ro1">
          <table:table-cell office:value-type="string" calcext:value-type="string">
            <text:p>Escanaba MI (CBSA)</text:p>
          </table:table-cell>
          <table:table-cell office:value-type="float" office:value="2.6" calcext:value-type="float">
            <text:p>2.6</text:p>
          </table:table-cell>
          <table:table-cell office:value-type="float" office:value="6.3" calcext:value-type="float">
            <text:p>6.3</text:p>
          </table:table-cell>
          <table:table-cell table:formula="of:=VLOOKUP([.A199];[loc.A$1:.C$1048576];2;1)" office:value-type="float" office:value="45.745247" calcext:value-type="float">
            <text:p>45.745247</text:p>
          </table:table-cell>
          <table:table-cell table:formula="of:=VLOOKUP([.A199];[loc.A$1:.C$1048576];3;1)" office:value-type="float" office:value="-87.06458" calcext:value-type="float">
            <text:p>-87.06458</text:p>
          </table:table-cell>
        </table:table-row>
        <table:table-row table:style-name="ro1">
          <table:table-cell office:value-type="string" calcext:value-type="string">
            <text:p>Evanston WY (CBSA)</text:p>
          </table:table-cell>
          <table:table-cell office:value-type="float" office:value="3.33333333333333" calcext:value-type="float">
            <text:p>3.3333333333</text:p>
          </table:table-cell>
          <table:table-cell office:value-type="float" office:value="17.6666666666667" calcext:value-type="float">
            <text:p>17.6666666667</text:p>
          </table:table-cell>
          <table:table-cell table:formula="of:=VLOOKUP([.A200];[loc.A$1:.C$1048576];2;1)" office:value-type="float" office:value="41.268279" calcext:value-type="float">
            <text:p>41.268279</text:p>
          </table:table-cell>
          <table:table-cell table:formula="of:=VLOOKUP([.A200];[loc.A$1:.C$1048576];3;1)" office:value-type="float" office:value="-110.963237" calcext:value-type="float">
            <text:p>-110.963237</text:p>
          </table:table-cell>
        </table:table-row>
        <table:table-row table:style-name="ro1">
          <table:table-cell office:value-type="string" calcext:value-type="string">
            <text:p>Evansville (DMA)</text:p>
          </table:table-cell>
          <table:table-cell office:value-type="float" office:value="30.3684210526316" calcext:value-type="float">
            <text:p>30.3684210526</text:p>
          </table:table-cell>
          <table:table-cell office:value-type="float" office:value="5.10526315789474" calcext:value-type="float">
            <text:p>5.1052631579</text:p>
          </table:table-cell>
          <table:table-cell table:formula="of:=VLOOKUP([.A201];[loc.A$1:.C$1048576];2;1)" office:value-type="float" office:value="37.971559" calcext:value-type="float">
            <text:p>37.971559</text:p>
          </table:table-cell>
          <table:table-cell table:formula="of:=VLOOKUP([.A201];[loc.A$1:.C$1048576];3;1)" office:value-type="float" office:value="-87.57109" calcext:value-type="float">
            <text:p>-87.57109</text:p>
          </table:table-cell>
        </table:table-row>
        <table:table-row table:style-name="ro1">
          <table:table-cell office:value-type="string" calcext:value-type="string">
            <text:p>Evansville IN-KY (CBSA)</text:p>
          </table:table-cell>
          <table:table-cell office:value-type="float" office:value="16.1428571428571" calcext:value-type="float">
            <text:p>16.1428571429</text:p>
          </table:table-cell>
          <table:table-cell office:value-type="float" office:value="5.19047619047619" calcext:value-type="float">
            <text:p>5.1904761905</text:p>
          </table:table-cell>
          <table:table-cell table:formula="of:=VLOOKUP([.A202];[loc.A$1:.C$1048576];2;1)" office:value-type="float" office:value="37.971559" calcext:value-type="float">
            <text:p>37.971559</text:p>
          </table:table-cell>
          <table:table-cell table:formula="of:=VLOOKUP([.A202];[loc.A$1:.C$1048576];3;1)" office:value-type="float" office:value="-87.57109" calcext:value-type="float">
            <text:p>-87.57109</text:p>
          </table:table-cell>
        </table:table-row>
        <table:table-row table:style-name="ro1">
          <table:table-cell office:value-type="string" calcext:value-type="string">
            <text:p>Fairmont WV (CBSA)</text:p>
          </table:table-cell>
          <table:table-cell office:value-type="float" office:value="5.77777777777778" calcext:value-type="float">
            <text:p>5.7777777778</text:p>
          </table:table-cell>
          <table:table-cell office:value-type="float" office:value="8.55555555555556" calcext:value-type="float">
            <text:p>8.5555555556</text:p>
          </table:table-cell>
          <table:table-cell table:formula="of:=VLOOKUP([.A203];[loc.A$1:.C$1048576];2;1)" office:value-type="float" office:value="39.485085" calcext:value-type="float">
            <text:p>39.485085</text:p>
          </table:table-cell>
          <table:table-cell table:formula="of:=VLOOKUP([.A203];[loc.A$1:.C$1048576];3;1)" office:value-type="float" office:value="-80.142578" calcext:value-type="float">
            <text:p>-80.142578</text:p>
          </table:table-cell>
        </table:table-row>
        <table:table-row table:style-name="ro1">
          <table:table-cell office:value-type="string" calcext:value-type="string">
            <text:p>Fargo ND-MN (CBSA)</text:p>
          </table:table-cell>
          <table:table-cell office:value-type="float" office:value="12.6666666666667" calcext:value-type="float">
            <text:p>12.6666666667</text:p>
          </table:table-cell>
          <table:table-cell office:value-type="float" office:value="6.33333333333333" calcext:value-type="float">
            <text:p>6.3333333333</text:p>
          </table:table-cell>
          <table:table-cell table:formula="of:=VLOOKUP([.A204];[loc.A$1:.C$1048576];2;1)" office:value-type="float" office:value="46.877186" calcext:value-type="float">
            <text:p>46.877186</text:p>
          </table:table-cell>
          <table:table-cell table:formula="of:=VLOOKUP([.A204];[loc.A$1:.C$1048576];3;1)" office:value-type="float" office:value="-96.789803" calcext:value-type="float">
            <text:p>-96.789803</text:p>
          </table:table-cell>
        </table:table-row>
        <table:table-row table:style-name="ro1">
          <table:table-cell office:value-type="string" calcext:value-type="string">
            <text:p>Fargo-Valley City (DMA)</text:p>
          </table:table-cell>
          <table:table-cell office:value-type="float" office:value="34.6666666666667" calcext:value-type="float">
            <text:p>34.6666666667</text:p>
          </table:table-cell>
          <table:table-cell office:value-type="float" office:value="6.66666666666667" calcext:value-type="float">
            <text:p>6.6666666667</text:p>
          </table:table-cell>
          <table:table-cell table:formula="of:=VLOOKUP([.A205];[loc.A$1:.C$1048576];2;1)" office:value-type="float" office:value="40.717624" calcext:value-type="float">
            <text:p>40.717624</text:p>
          </table:table-cell>
          <table:table-cell table:formula="of:=VLOOKUP([.A205];[loc.A$1:.C$1048576];3;1)" office:value-type="float" office:value="-111.930055" calcext:value-type="float">
            <text:p>-111.930055</text:p>
          </table:table-cell>
        </table:table-row>
        <table:table-row table:style-name="ro1">
          <table:table-cell office:value-type="string" calcext:value-type="string">
            <text:p>Farmington MO (CBSA)</text:p>
          </table:table-cell>
          <table:table-cell office:value-type="float" office:value="4.73333333333333" calcext:value-type="float">
            <text:p>4.7333333333</text:p>
          </table:table-cell>
          <table:table-cell office:value-type="float" office:value="6.6" calcext:value-type="float">
            <text:p>6.6</text:p>
          </table:table-cell>
          <table:table-cell table:formula="of:=VLOOKUP([.A206];[loc.A$1:.C$1048576];2;1)" office:value-type="float" office:value="37.780885" calcext:value-type="float">
            <text:p>37.780885</text:p>
          </table:table-cell>
          <table:table-cell table:formula="of:=VLOOKUP([.A206];[loc.A$1:.C$1048576];3;1)" office:value-type="float" office:value="-90.421789" calcext:value-type="float">
            <text:p>-90.421789</text:p>
          </table:table-cell>
        </table:table-row>
        <table:table-row table:style-name="ro1">
          <table:table-cell office:value-type="string" calcext:value-type="string">
            <text:p>Farmington NM (CBSA)</text:p>
          </table:table-cell>
          <table:table-cell office:value-type="float" office:value="3.625" calcext:value-type="float">
            <text:p>3.625</text:p>
          </table:table-cell>
          <table:table-cell office:value-type="float" office:value="3.375" calcext:value-type="float">
            <text:p>3.375</text:p>
          </table:table-cell>
          <table:table-cell table:formula="of:=VLOOKUP([.A207];[loc.A$1:.C$1048576];2;1)" office:value-type="float" office:value="36.728058" calcext:value-type="float">
            <text:p>36.728058</text:p>
          </table:table-cell>
          <table:table-cell table:formula="of:=VLOOKUP([.A207];[loc.A$1:.C$1048576];3;1)" office:value-type="float" office:value="-108.218686" calcext:value-type="float">
            <text:p>-108.218686</text:p>
          </table:table-cell>
        </table:table-row>
        <table:table-row table:style-name="ro1">
          <table:table-cell office:value-type="string" calcext:value-type="string">
            <text:p>Fayetteville NC (CBSA)</text:p>
          </table:table-cell>
          <table:table-cell office:value-type="float" office:value="11.2222222222222" calcext:value-type="float">
            <text:p>11.2222222222</text:p>
          </table:table-cell>
          <table:table-cell office:value-type="float" office:value="3.44444444444444" calcext:value-type="float">
            <text:p>3.4444444444</text:p>
          </table:table-cell>
          <table:table-cell table:formula="of:=VLOOKUP([.A208];[loc.A$1:.C$1048576];2;1)" office:value-type="float" office:value="35.052664" calcext:value-type="float">
            <text:p>35.052664</text:p>
          </table:table-cell>
          <table:table-cell table:formula="of:=VLOOKUP([.A208];[loc.A$1:.C$1048576];3;1)" office:value-type="float" office:value="-78.878358" calcext:value-type="float">
            <text:p>-78.878358</text:p>
          </table:table-cell>
        </table:table-row>
        <table:table-row table:style-name="ro1">
          <table:table-cell office:value-type="string" calcext:value-type="string">
            <text:p>Fayetteville-Springdale-Rogers AR-MO (CBSA)</text:p>
          </table:table-cell>
          <table:table-cell office:value-type="float" office:value="41.5" calcext:value-type="float">
            <text:p>41.5</text:p>
          </table:table-cell>
          <table:table-cell office:value-type="float" office:value="10.5" calcext:value-type="float">
            <text:p>10.5</text:p>
          </table:table-cell>
          <table:table-cell table:formula="of:=VLOOKUP([.A209];[loc.A$1:.C$1048576];2;1)" office:value-type="float" office:value="37.964253" calcext:value-type="float">
            <text:p>37.964253</text:p>
          </table:table-cell>
          <table:table-cell table:formula="of:=VLOOKUP([.A209];[loc.A$1:.C$1048576];3;1)" office:value-type="float" office:value="-91.831833" calcext:value-type="float">
            <text:p>-91.831833</text:p>
          </table:table-cell>
        </table:table-row>
        <table:table-row table:style-name="ro1">
          <table:table-cell office:value-type="string" calcext:value-type="string">
            <text:p>Findlay OH (CBSA)</text:p>
          </table:table-cell>
          <table:table-cell office:value-type="float" office:value="4" calcext:value-type="float">
            <text:p>4</text:p>
          </table:table-cell>
          <table:table-cell office:value-type="float" office:value="4.14285714285714" calcext:value-type="float">
            <text:p>4.1428571429</text:p>
          </table:table-cell>
          <table:table-cell table:formula="of:=VLOOKUP([.A210];[loc.A$1:.C$1048576];2;1)" office:value-type="float" office:value="41.04422" calcext:value-type="float">
            <text:p>41.04422</text:p>
          </table:table-cell>
          <table:table-cell table:formula="of:=VLOOKUP([.A210];[loc.A$1:.C$1048576];3;1)" office:value-type="float" office:value="-83.649932" calcext:value-type="float">
            <text:p>-83.649932</text:p>
          </table:table-cell>
        </table:table-row>
        <table:table-row table:style-name="ro1">
          <table:table-cell office:value-type="string" calcext:value-type="string">
            <text:p>Flint MI (CBSA)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VLOOKUP([.A211];[loc.A$1:.C$1048576];2;1)" office:value-type="float" office:value="43.012527" calcext:value-type="float">
            <text:p>43.012527</text:p>
          </table:table-cell>
          <table:table-cell table:formula="of:=VLOOKUP([.A211];[loc.A$1:.C$1048576];3;1)" office:value-type="float" office:value="-83.687456" calcext:value-type="float">
            <text:p>-83.687456</text:p>
          </table:table-cell>
        </table:table-row>
        <table:table-row table:style-name="ro1">
          <table:table-cell office:value-type="string" calcext:value-type="string">
            <text:p>Flint-Saginaw-Bay City (DMA)</text:p>
          </table:table-cell>
          <table:table-cell office:value-type="float" office:value="53.5" calcext:value-type="float">
            <text:p>53.5</text:p>
          </table:table-cell>
          <table:table-cell office:value-type="float" office:value="5.83333333333333" calcext:value-type="float">
            <text:p>5.8333333333</text:p>
          </table:table-cell>
          <table:table-cell table:formula="of:=VLOOKUP([.A212];[loc.A$1:.C$1048576];2;1)" office:value-type="float" office:value="43.594468" calcext:value-type="float">
            <text:p>43.594468</text:p>
          </table:table-cell>
          <table:table-cell table:formula="of:=VLOOKUP([.A212];[loc.A$1:.C$1048576];3;1)" office:value-type="float" office:value="-83.888865" calcext:value-type="float">
            <text:p>-83.888865</text:p>
          </table:table-cell>
        </table:table-row>
        <table:table-row table:style-name="ro1">
          <table:table-cell office:value-type="string" calcext:value-type="string">
            <text:p>Florence SC (CBSA)</text:p>
          </table:table-cell>
          <table:table-cell office:value-type="float" office:value="3.66666666666667" calcext:value-type="float">
            <text:p>3.6666666667</text:p>
          </table:table-cell>
          <table:table-cell office:value-type="float" office:value="1.33333333333333" calcext:value-type="float">
            <text:p>1.3333333333</text:p>
          </table:table-cell>
          <table:table-cell table:formula="of:=VLOOKUP([.A213];[loc.A$1:.C$1048576];2;1)" office:value-type="float" office:value="34.195433" calcext:value-type="float">
            <text:p>34.195433</text:p>
          </table:table-cell>
          <table:table-cell table:formula="of:=VLOOKUP([.A213];[loc.A$1:.C$1048576];3;1)" office:value-type="float" office:value="-79.762562" calcext:value-type="float">
            <text:p>-79.762562</text:p>
          </table:table-cell>
        </table:table-row>
        <table:table-row table:style-name="ro1">
          <table:table-cell office:value-type="string" calcext:value-type="string">
            <text:p>Florence-Muscle Shoals AL (CBSA)</text:p>
          </table:table-cell>
          <table:table-cell office:value-type="float" office:value="9.88888888888889" calcext:value-type="float">
            <text:p>9.8888888889</text:p>
          </table:table-cell>
          <table:table-cell office:value-type="float" office:value="6.88888888888889" calcext:value-type="float">
            <text:p>6.8888888889</text:p>
          </table:table-cell>
          <table:table-cell table:formula="of:=VLOOKUP([.A214];[loc.A$1:.C$1048576];2;1)" office:value-type="float" office:value="34.814856" calcext:value-type="float">
            <text:p>34.814856</text:p>
          </table:table-cell>
          <table:table-cell table:formula="of:=VLOOKUP([.A214];[loc.A$1:.C$1048576];3;1)" office:value-type="float" office:value="-87.642664" calcext:value-type="float">
            <text:p>-87.642664</text:p>
          </table:table-cell>
        </table:table-row>
        <table:table-row table:style-name="ro1">
          <table:table-cell office:value-type="string" calcext:value-type="string">
            <text:p>Fond du Lac WI <text:s/>(CBSA)</text:p>
          </table:table-cell>
          <table:table-cell office:value-type="float" office:value="4.66666666666667" calcext:value-type="float">
            <text:p>4.6666666667</text:p>
          </table:table-cell>
          <table:table-cell office:value-type="float" office:value="4.5" calcext:value-type="float">
            <text:p>4.5</text:p>
          </table:table-cell>
          <table:table-cell table:formula="of:=VLOOKUP([.A215];[loc.A$1:.C$1048576];2;1)" office:value-type="float" office:value="34.814856" calcext:value-type="float">
            <text:p>34.814856</text:p>
          </table:table-cell>
          <table:table-cell table:formula="of:=VLOOKUP([.A215];[loc.A$1:.C$1048576];3;1)" office:value-type="float" office:value="-87.642664" calcext:value-type="float">
            <text:p>-87.642664</text:p>
          </table:table-cell>
        </table:table-row>
        <table:table-row table:style-name="ro1">
          <table:table-cell office:value-type="string" calcext:value-type="string">
            <text:p>Forest City NC (CBSA)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.A216];[loc.A$1:.C$1048576];2;1)" office:value-type="float" office:value="35.334011" calcext:value-type="float">
            <text:p>35.334011</text:p>
          </table:table-cell>
          <table:table-cell table:formula="of:=VLOOKUP([.A216];[loc.A$1:.C$1048576];3;1)" office:value-type="float" office:value="-81.865103" calcext:value-type="float">
            <text:p>-81.865103</text:p>
          </table:table-cell>
        </table:table-row>
        <table:table-row table:style-name="ro1">
          <table:table-cell office:value-type="string" calcext:value-type="string">
            <text:p>Fort Collins-Loveland CO <text:s/>(CBSA)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VLOOKUP([.A217];[loc.A$1:.C$1048576];2;1)" office:value-type="float" office:value="35.334011" calcext:value-type="float">
            <text:p>35.334011</text:p>
          </table:table-cell>
          <table:table-cell table:formula="of:=VLOOKUP([.A217];[loc.A$1:.C$1048576];3;1)" office:value-type="float" office:value="-81.865103" calcext:value-type="float">
            <text:p>-81.865103</text:p>
          </table:table-cell>
        </table:table-row>
        <table:table-row table:style-name="ro1">
          <table:table-cell office:value-type="string" calcext:value-type="string">
            <text:p>Fort Dodge IA <text:s/>(CBSA)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VLOOKUP([.A218];[loc.A$1:.C$1048576];2;1)" office:value-type="float" office:value="40.447631" calcext:value-type="float">
            <text:p>40.447631</text:p>
          </table:table-cell>
          <table:table-cell table:formula="of:=VLOOKUP([.A218];[loc.A$1:.C$1048576];3;1)" office:value-type="float" office:value="-105.010887" calcext:value-type="float">
            <text:p>-105.010887</text:p>
          </table:table-cell>
        </table:table-row>
        <table:table-row table:style-name="ro1">
          <table:table-cell office:value-type="string" calcext:value-type="string">
            <text:p>Fort Leonard Wood MO (CBSA)</text:p>
          </table:table-cell>
          <table:table-cell office:value-type="float" office:value="1.42857142857143" calcext:value-type="float">
            <text:p>1.4285714286</text:p>
          </table:table-cell>
          <table:table-cell office:value-type="float" office:value="3.14285714285714" calcext:value-type="float">
            <text:p>3.1428571429</text:p>
          </table:table-cell>
          <table:table-cell table:formula="of:=VLOOKUP([.A219];[loc.A$1:.C$1048576];2;1)" office:value-type="float" office:value="37.725232" calcext:value-type="float">
            <text:p>37.725232</text:p>
          </table:table-cell>
          <table:table-cell table:formula="of:=VLOOKUP([.A219];[loc.A$1:.C$1048576];3;1)" office:value-type="float" office:value="-92.164672" calcext:value-type="float">
            <text:p>-92.164672</text:p>
          </table:table-cell>
        </table:table-row>
        <table:table-row table:style-name="ro1">
          <table:table-cell office:value-type="string" calcext:value-type="string">
            <text:p>Fort Madison-Keokuk IA-MO (CBSA)</text:p>
          </table:table-cell>
          <table:table-cell office:value-type="float" office:value="9.5" calcext:value-type="float">
            <text:p>9.5</text:p>
          </table:table-cell>
          <table:table-cell office:value-type="float" office:value="17.5" calcext:value-type="float">
            <text:p>17.5</text:p>
          </table:table-cell>
          <table:table-cell table:formula="of:=VLOOKUP([.A220];[loc.A$1:.C$1048576];2;1)" office:value-type="float" office:value="37.964253" calcext:value-type="float">
            <text:p>37.964253</text:p>
          </table:table-cell>
          <table:table-cell table:formula="of:=VLOOKUP([.A220];[loc.A$1:.C$1048576];3;1)" office:value-type="float" office:value="-91.831833" calcext:value-type="float">
            <text:p>-91.831833</text:p>
          </table:table-cell>
        </table:table-row>
        <table:table-row table:style-name="ro1">
          <table:table-cell office:value-type="string" calcext:value-type="string">
            <text:p>Fort Myers-Naples (DMA)</text:p>
          </table:table-cell>
          <table:table-cell office:value-type="float" office:value="47" calcext:value-type="float">
            <text:p>47</text:p>
          </table:table-cell>
          <table:table-cell office:value-type="float" office:value="4.4" calcext:value-type="float">
            <text:p>4.4</text:p>
          </table:table-cell>
          <table:table-cell table:formula="of:=VLOOKUP([.A221];[loc.A$1:.C$1048576];2;1)" office:value-type="float" office:value="26.516733" calcext:value-type="float">
            <text:p>26.516733</text:p>
          </table:table-cell>
          <table:table-cell table:formula="of:=VLOOKUP([.A221];[loc.A$1:.C$1048576];3;1)" office:value-type="float" office:value="-81.564805" calcext:value-type="float">
            <text:p>-81.564805</text:p>
          </table:table-cell>
        </table:table-row>
        <table:table-row table:style-name="ro1">
          <table:table-cell office:value-type="string" calcext:value-type="string">
            <text:p>Fort Polk South LA (CBSA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A222];[loc.A$1:.C$1048576];2;1)" office:value-type="float" office:value="31.056712" calcext:value-type="float">
            <text:p>31.056712</text:p>
          </table:table-cell>
          <table:table-cell table:formula="of:=VLOOKUP([.A222];[loc.A$1:.C$1048576];3;1)" office:value-type="float" office:value="-93.213123" calcext:value-type="float">
            <text:p>-93.213123</text:p>
          </table:table-cell>
        </table:table-row>
        <table:table-row table:style-name="ro1">
          <table:table-cell office:value-type="string" calcext:value-type="string">
            <text:p>Fort Smith AR-OK <text:s/>(CBSA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VLOOKUP([.A223];[loc.A$1:.C$1048576];2;1)" office:value-type="float" office:value="31.056712" calcext:value-type="float">
            <text:p>31.056712</text:p>
          </table:table-cell>
          <table:table-cell table:formula="of:=VLOOKUP([.A223];[loc.A$1:.C$1048576];3;1)" office:value-type="float" office:value="-93.213123" calcext:value-type="float">
            <text:p>-93.213123</text:p>
          </table:table-cell>
        </table:table-row>
        <table:table-row table:style-name="ro1">
          <table:table-cell office:value-type="string" calcext:value-type="string">
            <text:p>Fort Wayne (DMA)</text:p>
          </table:table-cell>
          <table:table-cell office:value-type="float" office:value="44" calcext:value-type="float">
            <text:p>44</text:p>
          </table:table-cell>
          <table:table-cell office:value-type="float" office:value="7.5" calcext:value-type="float">
            <text:p>7.5</text:p>
          </table:table-cell>
          <table:table-cell table:formula="of:=VLOOKUP([.A224];[loc.A$1:.C$1048576];2;1)" office:value-type="float" office:value="41.079273" calcext:value-type="float">
            <text:p>41.079273</text:p>
          </table:table-cell>
          <table:table-cell table:formula="of:=VLOOKUP([.A224];[loc.A$1:.C$1048576];3;1)" office:value-type="float" office:value="-85.139351" calcext:value-type="float">
            <text:p>-85.139351</text:p>
          </table:table-cell>
        </table:table-row>
        <table:table-row table:style-name="ro1">
          <table:table-cell office:value-type="string" calcext:value-type="string">
            <text:p>Fort Wayne IN (CBSA)</text:p>
          </table:table-cell>
          <table:table-cell office:value-type="float" office:value="24.5" calcext:value-type="float">
            <text:p>24.5</text:p>
          </table:table-cell>
          <table:table-cell office:value-type="float" office:value="5.5" calcext:value-type="float">
            <text:p>5.5</text:p>
          </table:table-cell>
          <table:table-cell table:formula="of:=VLOOKUP([.A225];[loc.A$1:.C$1048576];2;1)" office:value-type="float" office:value="41.079273" calcext:value-type="float">
            <text:p>41.079273</text:p>
          </table:table-cell>
          <table:table-cell table:formula="of:=VLOOKUP([.A225];[loc.A$1:.C$1048576];3;1)" office:value-type="float" office:value="-85.139351" calcext:value-type="float">
            <text:p>-85.139351</text:p>
          </table:table-cell>
        </table:table-row>
        <table:table-row table:style-name="ro1">
          <table:table-cell office:value-type="string" calcext:value-type="string">
            <text:p>Frankfort KY (CBSA)</text:p>
          </table:table-cell>
          <table:table-cell office:value-type="float" office:value="6.25" calcext:value-type="float">
            <text:p>6.25</text:p>
          </table:table-cell>
          <table:table-cell office:value-type="float" office:value="7.25" calcext:value-type="float">
            <text:p>7.25</text:p>
          </table:table-cell>
          <table:table-cell table:formula="of:=VLOOKUP([.A226];[loc.A$1:.C$1048576];2;1)" office:value-type="float" office:value="38.200906" calcext:value-type="float">
            <text:p>38.200906</text:p>
          </table:table-cell>
          <table:table-cell table:formula="of:=VLOOKUP([.A226];[loc.A$1:.C$1048576];3;1)" office:value-type="float" office:value="-84.873284" calcext:value-type="float">
            <text:p>-84.873284</text:p>
          </table:table-cell>
        </table:table-row>
        <table:table-row table:style-name="ro1">
          <table:table-cell office:value-type="string" calcext:value-type="string">
            <text:p>Fredericksburg TX (CBSA)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formula="of:=VLOOKUP([.A227];[loc.A$1:.C$1048576];2;1)" office:value-type="float" office:value="30.275201" calcext:value-type="float">
            <text:p>30.275201</text:p>
          </table:table-cell>
          <table:table-cell table:formula="of:=VLOOKUP([.A227];[loc.A$1:.C$1048576];3;1)" office:value-type="float" office:value="-98.871984" calcext:value-type="float">
            <text:p>-98.871984</text:p>
          </table:table-cell>
        </table:table-row>
        <table:table-row table:style-name="ro1">
          <table:table-cell office:value-type="string" calcext:value-type="string">
            <text:p>Fremont NE (CBSA)</text:p>
          </table:table-cell>
          <table:table-cell office:value-type="float" office:value="2.5" calcext:value-type="float">
            <text:p>2.5</text:p>
          </table:table-cell>
          <table:table-cell office:value-type="float" office:value="6.75" calcext:value-type="float">
            <text:p>6.75</text:p>
          </table:table-cell>
          <table:table-cell table:formula="of:=VLOOKUP([.A228];[loc.A$1:.C$1048576];2;1)" office:value-type="float" office:value="41.433391" calcext:value-type="float">
            <text:p>41.433391</text:p>
          </table:table-cell>
          <table:table-cell table:formula="of:=VLOOKUP([.A228];[loc.A$1:.C$1048576];3;1)" office:value-type="float" office:value="-96.498147" calcext:value-type="float">
            <text:p>-96.498147</text:p>
          </table:table-cell>
        </table:table-row>
        <table:table-row table:style-name="ro1">
          <table:table-cell office:value-type="string" calcext:value-type="string">
            <text:p>Fremont OH (CBSA)</text:p>
          </table:table-cell>
          <table:table-cell office:value-type="float" office:value="3.6" calcext:value-type="float">
            <text:p>3.6</text:p>
          </table:table-cell>
          <table:table-cell office:value-type="float" office:value="5" calcext:value-type="float">
            <text:p>5</text:p>
          </table:table-cell>
          <table:table-cell table:formula="of:=VLOOKUP([.A229];[loc.A$1:.C$1048576];2;1)" office:value-type="float" office:value="41.35033" calcext:value-type="float">
            <text:p>41.35033</text:p>
          </table:table-cell>
          <table:table-cell table:formula="of:=VLOOKUP([.A229];[loc.A$1:.C$1048576];3;1)" office:value-type="float" office:value="-83.121863" calcext:value-type="float">
            <text:p>-83.121863</text:p>
          </table:table-cell>
        </table:table-row>
        <table:table-row table:style-name="ro1">
          <table:table-cell office:value-type="string" calcext:value-type="string">
            <text:p>Fresno CA (CBSA)</text:p>
          </table:table-cell>
          <table:table-cell office:value-type="float" office:value="54" calcext:value-type="float">
            <text:p>54</text:p>
          </table:table-cell>
          <table:table-cell office:value-type="float" office:value="7.5" calcext:value-type="float">
            <text:p>7.5</text:p>
          </table:table-cell>
          <table:table-cell table:formula="of:=VLOOKUP([.A230];[loc.A$1:.C$1048576];2;1)" office:value-type="float" office:value="36.746842" calcext:value-type="float">
            <text:p>36.746842</text:p>
          </table:table-cell>
          <table:table-cell table:formula="of:=VLOOKUP([.A230];[loc.A$1:.C$1048576];3;1)" office:value-type="float" office:value="-119.772587" calcext:value-type="float">
            <text:p>-119.772587</text:p>
          </table:table-cell>
        </table:table-row>
        <table:table-row table:style-name="ro1">
          <table:table-cell office:value-type="string" calcext:value-type="string">
            <text:p>Fresno-Visalia (DMA)</text:p>
          </table:table-cell>
          <table:table-cell office:value-type="float" office:value="83.25" calcext:value-type="float">
            <text:p>83.25</text:p>
          </table:table-cell>
          <table:table-cell office:value-type="float" office:value="5.5" calcext:value-type="float">
            <text:p>5.5</text:p>
          </table:table-cell>
          <table:table-cell table:formula="of:=VLOOKUP([.A231];[loc.A$1:.C$1048576];2;1)" office:value-type="float" office:value="36.292365" calcext:value-type="float">
            <text:p>36.292365</text:p>
          </table:table-cell>
          <table:table-cell table:formula="of:=VLOOKUP([.A231];[loc.A$1:.C$1048576];3;1)" office:value-type="float" office:value="-119.210492" calcext:value-type="float">
            <text:p>-119.210492</text:p>
          </table:table-cell>
        </table:table-row>
        <table:table-row table:style-name="ro1">
          <table:table-cell office:value-type="string" calcext:value-type="string">
            <text:p>Ft. Smith</text:p>
          </table:table-cell>
          <table:table-cell office:value-type="float" office:value="33.375" calcext:value-type="float">
            <text:p>33.375</text:p>
          </table:table-cell>
          <table:table-cell office:value-type="float" office:value="5.405625" calcext:value-type="float">
            <text:p>5.405625</text:p>
          </table:table-cell>
          <table:table-cell table:formula="of:=VLOOKUP([.A232];[loc.A$1:.C$1048576];2;1)" office:value-type="float" office:value="35.385924" calcext:value-type="float">
            <text:p>35.385924</text:p>
          </table:table-cell>
          <table:table-cell table:formula="of:=VLOOKUP([.A232];[loc.A$1:.C$1048576];3;1)" office:value-type="float" office:value="-94.398547" calcext:value-type="float">
            <text:p>-94.398547</text:p>
          </table:table-cell>
        </table:table-row>
        <table:table-row table:style-name="ro1">
          <table:table-cell office:value-type="string" calcext:value-type="string">
            <text:p>Gadsden AL (CBSA)</text:p>
          </table:table-cell>
          <table:table-cell office:value-type="float" office:value="6.90909090909091" calcext:value-type="float">
            <text:p>6.9090909091</text:p>
          </table:table-cell>
          <table:table-cell office:value-type="float" office:value="6.27272727272727" calcext:value-type="float">
            <text:p>6.2727272727</text:p>
          </table:table-cell>
          <table:table-cell table:formula="of:=VLOOKUP([.A233];[loc.A$1:.C$1048576];2;1)" office:value-type="float" office:value="34.014264" calcext:value-type="float">
            <text:p>34.014264</text:p>
          </table:table-cell>
          <table:table-cell table:formula="of:=VLOOKUP([.A233];[loc.A$1:.C$1048576];3;1)" office:value-type="float" office:value="-86.006639" calcext:value-type="float">
            <text:p>-86.006639</text:p>
          </table:table-cell>
        </table:table-row>
        <table:table-row table:style-name="ro1">
          <table:table-cell office:value-type="string" calcext:value-type="string">
            <text:p>Gainesville</text:p>
          </table:table-cell>
          <table:table-cell office:value-type="float" office:value="18.5" calcext:value-type="float">
            <text:p>18.5</text:p>
          </table:table-cell>
          <table:table-cell office:value-type="float" office:value="6.889375" calcext:value-type="float">
            <text:p>6.889375</text:p>
          </table:table-cell>
          <table:table-cell table:formula="of:=VLOOKUP([.A234];[loc.A$1:.C$1048576];2;1)" office:value-type="float" office:value="29.651634" calcext:value-type="float">
            <text:p>29.651634</text:p>
          </table:table-cell>
          <table:table-cell table:formula="of:=VLOOKUP([.A234];[loc.A$1:.C$1048576];3;1)" office:value-type="float" office:value="-82.324826" calcext:value-type="float">
            <text:p>-82.324826</text:p>
          </table:table-cell>
        </table:table-row>
        <table:table-row table:style-name="ro1">
          <table:table-cell office:value-type="string" calcext:value-type="string">
            <text:p>Gainesville (DMA)</text:p>
          </table:table-cell>
          <table:table-cell office:value-type="float" office:value="27" calcext:value-type="float">
            <text:p>27</text:p>
          </table:table-cell>
          <table:table-cell office:value-type="float" office:value="9.5" calcext:value-type="float">
            <text:p>9.5</text:p>
          </table:table-cell>
          <table:table-cell table:formula="of:=VLOOKUP([.A235];[loc.A$1:.C$1048576];2;1)" office:value-type="float" office:value="29.651634" calcext:value-type="float">
            <text:p>29.651634</text:p>
          </table:table-cell>
          <table:table-cell table:formula="of:=VLOOKUP([.A235];[loc.A$1:.C$1048576];3;1)" office:value-type="float" office:value="-82.324826" calcext:value-type="float">
            <text:p>-82.324826</text:p>
          </table:table-cell>
        </table:table-row>
        <table:table-row table:style-name="ro1">
          <table:table-cell office:value-type="string" calcext:value-type="string">
            <text:p>Gainesville FL (CBSA)</text:p>
          </table:table-cell>
          <table:table-cell office:value-type="float" office:value="9.5" calcext:value-type="float">
            <text:p>9.5</text:p>
          </table:table-cell>
          <table:table-cell office:value-type="float" office:value="3" calcext:value-type="float">
            <text:p>3</text:p>
          </table:table-cell>
          <table:table-cell table:formula="of:=VLOOKUP([.A236];[loc.A$1:.C$1048576];2;1)" office:value-type="float" office:value="29.651634" calcext:value-type="float">
            <text:p>29.651634</text:p>
          </table:table-cell>
          <table:table-cell table:formula="of:=VLOOKUP([.A236];[loc.A$1:.C$1048576];3;1)" office:value-type="float" office:value="-82.324826" calcext:value-type="float">
            <text:p>-82.324826</text:p>
          </table:table-cell>
        </table:table-row>
        <table:table-row table:style-name="ro1">
          <table:table-cell office:value-type="string" calcext:value-type="string">
            <text:p>Gainesville GA (CBSA)</text:p>
          </table:table-cell>
          <table:table-cell office:value-type="float" office:value="8.25" calcext:value-type="float">
            <text:p>8.25</text:p>
          </table:table-cell>
          <table:table-cell office:value-type="float" office:value="4.5" calcext:value-type="float">
            <text:p>4.5</text:p>
          </table:table-cell>
          <table:table-cell table:formula="of:=VLOOKUP([.A237];[loc.A$1:.C$1048576];2;1)" office:value-type="float" office:value="34.297879" calcext:value-type="float">
            <text:p>34.297879</text:p>
          </table:table-cell>
          <table:table-cell table:formula="of:=VLOOKUP([.A237];[loc.A$1:.C$1048576];3;1)" office:value-type="float" office:value="-83.824066" calcext:value-type="float">
            <text:p>-83.824066</text:p>
          </table:table-cell>
        </table:table-row>
        <table:table-row table:style-name="ro1">
          <table:table-cell office:value-type="string" calcext:value-type="string">
            <text:p>Galesburg IL (CBS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A238];[loc.A$1:.C$1048576];2;1)" office:value-type="float" office:value="40.947816" calcext:value-type="float">
            <text:p>40.947816</text:p>
          </table:table-cell>
          <table:table-cell table:formula="of:=VLOOKUP([.A238];[loc.A$1:.C$1048576];3;1)" office:value-type="float" office:value="-90.371239" calcext:value-type="float">
            <text:p>-90.371239</text:p>
          </table:table-cell>
        </table:table-row>
        <table:table-row table:style-name="ro1">
          <table:table-cell office:value-type="string" calcext:value-type="string">
            <text:p>Gallup NM (CBSA)</text:p>
          </table:table-cell>
          <table:table-cell office:value-type="float" office:value="3.4" calcext:value-type="float">
            <text:p>3.4</text:p>
          </table:table-cell>
          <table:table-cell office:value-type="float" office:value="5" calcext:value-type="float">
            <text:p>5</text:p>
          </table:table-cell>
          <table:table-cell table:formula="of:=VLOOKUP([.A239];[loc.A$1:.C$1048576];2;1)" office:value-type="float" office:value="35.528078" calcext:value-type="float">
            <text:p>35.528078</text:p>
          </table:table-cell>
          <table:table-cell table:formula="of:=VLOOKUP([.A239];[loc.A$1:.C$1048576];3;1)" office:value-type="float" office:value="-108.742584" calcext:value-type="float">
            <text:p>-108.742584</text:p>
          </table:table-cell>
        </table:table-row>
        <table:table-row table:style-name="ro1">
          <table:table-cell office:value-type="string" calcext:value-type="string">
            <text:p>Gettysburg PA (CBSA)</text:p>
          </table:table-cell>
          <table:table-cell office:value-type="float" office:value="9.2" calcext:value-type="float">
            <text:p>9.2</text:p>
          </table:table-cell>
          <table:table-cell office:value-type="float" office:value="10.2" calcext:value-type="float">
            <text:p>10.2</text:p>
          </table:table-cell>
          <table:table-cell table:formula="of:=VLOOKUP([.A240];[loc.A$1:.C$1048576];2;1)" office:value-type="float" office:value="39.830929" calcext:value-type="float">
            <text:p>39.830929</text:p>
          </table:table-cell>
          <table:table-cell table:formula="of:=VLOOKUP([.A240];[loc.A$1:.C$1048576];3;1)" office:value-type="float" office:value="-77.231095" calcext:value-type="float">
            <text:p>-77.231095</text:p>
          </table:table-cell>
        </table:table-row>
        <table:table-row table:style-name="ro1">
          <table:table-cell office:value-type="string" calcext:value-type="string">
            <text:p>Gillette WY (CBSA)</text:p>
          </table:table-cell>
          <table:table-cell office:value-type="float" office:value="5.66666666666667" calcext:value-type="float">
            <text:p>5.6666666667</text:p>
          </table:table-cell>
          <table:table-cell office:value-type="float" office:value="10.3333333333333" calcext:value-type="float">
            <text:p>10.3333333333</text:p>
          </table:table-cell>
          <table:table-cell table:formula="of:=VLOOKUP([.A241];[loc.A$1:.C$1048576];2;1)" office:value-type="float" office:value="44.291092" calcext:value-type="float">
            <text:p>44.291092</text:p>
          </table:table-cell>
          <table:table-cell table:formula="of:=VLOOKUP([.A241];[loc.A$1:.C$1048576];3;1)" office:value-type="float" office:value="-105.502221" calcext:value-type="float">
            <text:p>-105.502221</text:p>
          </table:table-cell>
        </table:table-row>
        <table:table-row table:style-name="ro1">
          <table:table-cell office:value-type="string" calcext:value-type="string">
            <text:p>Glasgow KY (CBSA)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.A242];[loc.A$1:.C$1048576];2;1)" office:value-type="float" office:value="36.995884" calcext:value-type="float">
            <text:p>36.995884</text:p>
          </table:table-cell>
          <table:table-cell table:formula="of:=VLOOKUP([.A242];[loc.A$1:.C$1048576];3;1)" office:value-type="float" office:value="-85.911921" calcext:value-type="float">
            <text:p>-85.911921</text:p>
          </table:table-cell>
        </table:table-row>
        <table:table-row table:style-name="ro1">
          <table:table-cell office:value-type="string" calcext:value-type="string">
            <text:p>Glendive MT (DMA)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VLOOKUP([.A243];[loc.A$1:.C$1048576];2;1)" office:value-type="float" office:value="47.106401" calcext:value-type="float">
            <text:p>47.106401</text:p>
          </table:table-cell>
          <table:table-cell table:formula="of:=VLOOKUP([.A243];[loc.A$1:.C$1048576];3;1)" office:value-type="float" office:value="-104.710793" calcext:value-type="float">
            <text:p>-104.710793</text:p>
          </table:table-cell>
        </table:table-row>
        <table:table-row table:style-name="ro1">
          <table:table-cell office:value-type="string" calcext:value-type="string">
            <text:p>Glens Falls NY (CBSA)</text:p>
          </table:table-cell>
          <table:table-cell office:value-type="float" office:value="12.5" calcext:value-type="float">
            <text:p>12.5</text:p>
          </table:table-cell>
          <table:table-cell office:value-type="float" office:value="10.5" calcext:value-type="float">
            <text:p>10.5</text:p>
          </table:table-cell>
          <table:table-cell table:formula="of:=VLOOKUP([.A244];[loc.A$1:.C$1048576];2;1)" office:value-type="float" office:value="43.309516" calcext:value-type="float">
            <text:p>43.309516</text:p>
          </table:table-cell>
          <table:table-cell table:formula="of:=VLOOKUP([.A244];[loc.A$1:.C$1048576];3;1)" office:value-type="float" office:value="-73.644006" calcext:value-type="float">
            <text:p>-73.644006</text:p>
          </table:table-cell>
        </table:table-row>
        <table:table-row table:style-name="ro1">
          <table:table-cell office:value-type="string" calcext:value-type="string">
            <text:p>Goldsboro NC (CBSA)</text:p>
          </table:table-cell>
          <table:table-cell office:value-type="float" office:value="5" calcext:value-type="float">
            <text:p>5</text:p>
          </table:table-cell>
          <table:table-cell office:value-type="float" office:value="4.125" calcext:value-type="float">
            <text:p>4.125</text:p>
          </table:table-cell>
          <table:table-cell table:formula="of:=VLOOKUP([.A245];[loc.A$1:.C$1048576];2;1)" office:value-type="float" office:value="35.384884" calcext:value-type="float">
            <text:p>35.384884</text:p>
          </table:table-cell>
          <table:table-cell table:formula="of:=VLOOKUP([.A245];[loc.A$1:.C$1048576];3;1)" office:value-type="float" office:value="-77.992765" calcext:value-type="float">
            <text:p>-77.992765</text:p>
          </table:table-cell>
        </table:table-row>
        <table:table-row table:style-name="ro1">
          <table:table-cell office:value-type="string" calcext:value-type="string">
            <text:p>Grand Island NE (CBSA)</text:p>
          </table:table-cell>
          <table:table-cell office:value-type="float" office:value="3.25" calcext:value-type="float">
            <text:p>3.25</text:p>
          </table:table-cell>
          <table:table-cell office:value-type="float" office:value="5" calcext:value-type="float">
            <text:p>5</text:p>
          </table:table-cell>
          <table:table-cell table:formula="of:=VLOOKUP([.A246];[loc.A$1:.C$1048576];2;1)" office:value-type="float" office:value="40.926396" calcext:value-type="float">
            <text:p>40.926396</text:p>
          </table:table-cell>
          <table:table-cell table:formula="of:=VLOOKUP([.A246];[loc.A$1:.C$1048576];3;1)" office:value-type="float" office:value="-98.342012" calcext:value-type="float">
            <text:p>-98.342012</text:p>
          </table:table-cell>
        </table:table-row>
        <table:table-row table:style-name="ro1">
          <table:table-cell office:value-type="string" calcext:value-type="string">
            <text:p>Grand Rapids-Kalmazoo-Battle Creek (DMA)</text:p>
          </table:table-cell>
          <table:table-cell office:value-type="float" office:value="76.4285714285714" calcext:value-type="float">
            <text:p>76.4285714286</text:p>
          </table:table-cell>
          <table:table-cell office:value-type="float" office:value="4.85714285714286" calcext:value-type="float">
            <text:p>4.8571428571</text:p>
          </table:table-cell>
          <table:table-cell table:formula="of:=VLOOKUP([.A247];[loc.A$1:.C$1048576];2;1)" office:value-type="float" office:value="42.321152" calcext:value-type="float">
            <text:p>42.321152</text:p>
          </table:table-cell>
          <table:table-cell table:formula="of:=VLOOKUP([.A247];[loc.A$1:.C$1048576];3;1)" office:value-type="float" office:value="-85.179714" calcext:value-type="float">
            <text:p>-85.179714</text:p>
          </table:table-cell>
        </table:table-row>
        <table:table-row table:style-name="ro1">
          <table:table-cell office:value-type="string" calcext:value-type="string">
            <text:p>Grand Rapids-Wyoming MI (CBSA)</text:p>
          </table:table-cell>
          <table:table-cell office:value-type="float" office:value="45" calcext:value-type="float">
            <text:p>45</text:p>
          </table:table-cell>
          <table:table-cell office:value-type="float" office:value="5.2" calcext:value-type="float">
            <text:p>5.2</text:p>
          </table:table-cell>
          <table:table-cell table:formula="of:=VLOOKUP([.A248];[loc.A$1:.C$1048576];2;1)" office:value-type="float" office:value="42.883043" calcext:value-type="float">
            <text:p>42.883043</text:p>
          </table:table-cell>
          <table:table-cell table:formula="of:=VLOOKUP([.A248];[loc.A$1:.C$1048576];3;1)" office:value-type="float" office:value="-85.72166" calcext:value-type="float">
            <text:p>-85.72166</text:p>
          </table:table-cell>
        </table:table-row>
        <table:table-row table:style-name="ro1">
          <table:table-cell office:value-type="string" calcext:value-type="string">
            <text:p>Grants NM (CBSA)</text:p>
          </table:table-cell>
          <table:table-cell office:value-type="float" office:value="3" calcext:value-type="float">
            <text:p>3</text:p>
          </table:table-cell>
          <table:table-cell office:value-type="float" office:value="11.75" calcext:value-type="float">
            <text:p>11.75</text:p>
          </table:table-cell>
          <table:table-cell table:formula="of:=VLOOKUP([.A249];[loc.A$1:.C$1048576];2;1)" office:value-type="float" office:value="35.14726" calcext:value-type="float">
            <text:p>35.14726</text:p>
          </table:table-cell>
          <table:table-cell table:formula="of:=VLOOKUP([.A249];[loc.A$1:.C$1048576];3;1)" office:value-type="float" office:value="-107.851447" calcext:value-type="float">
            <text:p>-107.851447</text:p>
          </table:table-cell>
        </table:table-row>
        <table:table-row table:style-name="ro1">
          <table:table-cell office:value-type="string" calcext:value-type="string">
            <text:p>Great Falls MT (CBSA)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  <table:table-cell table:formula="of:=VLOOKUP([.A250];[loc.A$1:.C$1048576];2;1)" office:value-type="float" office:value="47.494184" calcext:value-type="float">
            <text:p>47.494184</text:p>
          </table:table-cell>
          <table:table-cell table:formula="of:=VLOOKUP([.A250];[loc.A$1:.C$1048576];3;1)" office:value-type="float" office:value="-111.283345" calcext:value-type="float">
            <text:p>-111.283345</text:p>
          </table:table-cell>
        </table:table-row>
        <table:table-row table:style-name="ro1">
          <table:table-cell office:value-type="string" calcext:value-type="string">
            <text:p>Greeley CO (CBSA)</text:p>
          </table:table-cell>
          <table:table-cell office:value-type="float" office:value="23" calcext:value-type="float">
            <text:p>23</text:p>
          </table:table-cell>
          <table:table-cell office:value-type="float" office:value="8.5" calcext:value-type="float">
            <text:p>8.5</text:p>
          </table:table-cell>
          <table:table-cell table:formula="of:=VLOOKUP([.A251];[loc.A$1:.C$1048576];2;1)" office:value-type="float" office:value="40.423314" calcext:value-type="float">
            <text:p>40.423314</text:p>
          </table:table-cell>
          <table:table-cell table:formula="of:=VLOOKUP([.A251];[loc.A$1:.C$1048576];3;1)" office:value-type="float" office:value="-104.709132" calcext:value-type="float">
            <text:p>-104.709132</text:p>
          </table:table-cell>
        </table:table-row>
        <table:table-row table:style-name="ro1">
          <table:table-cell office:value-type="string" calcext:value-type="string">
            <text:p>Green Bay WI (CBSA)</text:p>
          </table:table-cell>
          <table:table-cell office:value-type="float" office:value="12.8333333333333" calcext:value-type="float">
            <text:p>12.8333333333</text:p>
          </table:table-cell>
          <table:table-cell office:value-type="float" office:value="4.33333333333333" calcext:value-type="float">
            <text:p>4.3333333333</text:p>
          </table:table-cell>
          <table:table-cell table:formula="of:=VLOOKUP([.A252];[loc.A$1:.C$1048576];2;1)" office:value-type="float" office:value="44.519159" calcext:value-type="float">
            <text:p>44.519159</text:p>
          </table:table-cell>
          <table:table-cell table:formula="of:=VLOOKUP([.A252];[loc.A$1:.C$1048576];3;1)" office:value-type="float" office:value="-88.019826" calcext:value-type="float">
            <text:p>-88.019826</text:p>
          </table:table-cell>
        </table:table-row>
        <table:table-row table:style-name="ro1">
          <table:table-cell office:value-type="string" calcext:value-type="string">
            <text:p>Greeneville TN (CBSA)</text:p>
          </table:table-cell>
          <table:table-cell office:value-type="float" office:value="4" calcext:value-type="float">
            <text:p>4</text:p>
          </table:table-cell>
          <table:table-cell office:value-type="float" office:value="5.42857142857143" calcext:value-type="float">
            <text:p>5.4285714286</text:p>
          </table:table-cell>
          <table:table-cell table:formula="of:=VLOOKUP([.A253];[loc.A$1:.C$1048576];2;1)" office:value-type="float" office:value="36.163157" calcext:value-type="float">
            <text:p>36.163157</text:p>
          </table:table-cell>
          <table:table-cell table:formula="of:=VLOOKUP([.A253];[loc.A$1:.C$1048576];3;1)" office:value-type="float" office:value="-82.830986" calcext:value-type="float">
            <text:p>-82.830986</text:p>
          </table:table-cell>
        </table:table-row>
        <table:table-row table:style-name="ro1">
          <table:table-cell office:value-type="string" calcext:value-type="string">
            <text:p>Greensboro-High Point NC (CBSA)</text:p>
          </table:table-cell>
          <table:table-cell office:value-type="float" office:value="19.8" calcext:value-type="float">
            <text:p>19.8</text:p>
          </table:table-cell>
          <table:table-cell office:value-type="float" office:value="3" calcext:value-type="float">
            <text:p>3</text:p>
          </table:table-cell>
          <table:table-cell table:formula="of:=VLOOKUP([.A254];[loc.A$1:.C$1048576];2;1)" office:value-type="float" office:value="36.006141" calcext:value-type="float">
            <text:p>36.006141</text:p>
          </table:table-cell>
          <table:table-cell table:formula="of:=VLOOKUP([.A254];[loc.A$1:.C$1048576];3;1)" office:value-type="float" office:value="-79.943753" calcext:value-type="float">
            <text:p>-79.943753</text:p>
          </table:table-cell>
        </table:table-row>
        <table:table-row table:style-name="ro1">
          <table:table-cell office:value-type="string" calcext:value-type="string">
            <text:p>Greensboro-High Point-Winston-Salem (DMA)</text:p>
          </table:table-cell>
          <table:table-cell office:value-type="float" office:value="54.3333333333333" calcext:value-type="float">
            <text:p>54.3333333333</text:p>
          </table:table-cell>
          <table:table-cell office:value-type="float" office:value="3.83333333333333" calcext:value-type="float">
            <text:p>3.8333333333</text:p>
          </table:table-cell>
          <table:table-cell table:formula="of:=VLOOKUP([.A255];[loc.A$1:.C$1048576];2;1)" office:value-type="float" office:value="36.09986" calcext:value-type="float">
            <text:p>36.09986</text:p>
          </table:table-cell>
          <table:table-cell table:formula="of:=VLOOKUP([.A255];[loc.A$1:.C$1048576];3;1)" office:value-type="float" office:value="-80.244216" calcext:value-type="float">
            <text:p>-80.244216</text:p>
          </table:table-cell>
        </table:table-row>
        <table:table-row table:style-name="ro1">
          <table:table-cell office:value-type="string" calcext:value-type="string">
            <text:p>Greensburg IN (CBSA)</text:p>
          </table:table-cell>
          <table:table-cell office:value-type="float" office:value="3.42857142857143" calcext:value-type="float">
            <text:p>3.4285714286</text:p>
          </table:table-cell>
          <table:table-cell office:value-type="float" office:value="11.7142857142857" calcext:value-type="float">
            <text:p>11.7142857143</text:p>
          </table:table-cell>
          <table:table-cell table:formula="of:=VLOOKUP([.A256];[loc.A$1:.C$1048576];2;1)" office:value-type="float" office:value="39.337272" calcext:value-type="float">
            <text:p>39.337272</text:p>
          </table:table-cell>
          <table:table-cell table:formula="of:=VLOOKUP([.A256];[loc.A$1:.C$1048576];3;1)" office:value-type="float" office:value="-85.483581" calcext:value-type="float">
            <text:p>-85.483581</text:p>
          </table:table-cell>
        </table:table-row>
        <table:table-row table:style-name="ro1">
          <table:table-cell office:value-type="string" calcext:value-type="string">
            <text:p>Greenville MS (CBSA)</text:p>
          </table:table-cell>
          <table:table-cell office:value-type="float" office:value="5.55555555555556" calcext:value-type="float">
            <text:p>5.5555555556</text:p>
          </table:table-cell>
          <table:table-cell office:value-type="float" office:value="9.88888888888889" calcext:value-type="float">
            <text:p>9.8888888889</text:p>
          </table:table-cell>
          <table:table-cell table:formula="of:=VLOOKUP([.A257];[loc.A$1:.C$1048576];2;1)" office:value-type="float" office:value="33.399661" calcext:value-type="float">
            <text:p>33.399661</text:p>
          </table:table-cell>
          <table:table-cell table:formula="of:=VLOOKUP([.A257];[loc.A$1:.C$1048576];3;1)" office:value-type="float" office:value="-91.037703" calcext:value-type="float">
            <text:p>-91.037703</text:p>
          </table:table-cell>
        </table:table-row>
        <table:table-row table:style-name="ro1">
          <table:table-cell office:value-type="string" calcext:value-type="string">
            <text:p>Greenville NC (CBSA)</text:p>
          </table:table-cell>
          <table:table-cell office:value-type="float" office:value="16.5" calcext:value-type="float">
            <text:p>16.5</text:p>
          </table:table-cell>
          <table:table-cell office:value-type="float" office:value="9.33333333333333" calcext:value-type="float">
            <text:p>9.3333333333</text:p>
          </table:table-cell>
          <table:table-cell table:formula="of:=VLOOKUP([.A258];[loc.A$1:.C$1048576];2;1)" office:value-type="float" office:value="35.612661" calcext:value-type="float">
            <text:p>35.612661</text:p>
          </table:table-cell>
          <table:table-cell table:formula="of:=VLOOKUP([.A258];[loc.A$1:.C$1048576];3;1)" office:value-type="float" office:value="-77.366354" calcext:value-type="float">
            <text:p>-77.366354</text:p>
          </table:table-cell>
        </table:table-row>
        <table:table-row table:style-name="ro1">
          <table:table-cell office:value-type="string" calcext:value-type="string">
            <text:p>Greenville OH (CBSA)</text:p>
          </table:table-cell>
          <table:table-cell office:value-type="float" office:value="5.66666666666667" calcext:value-type="float">
            <text:p>5.6666666667</text:p>
          </table:table-cell>
          <table:table-cell office:value-type="float" office:value="12.3333333333333" calcext:value-type="float">
            <text:p>12.3333333333</text:p>
          </table:table-cell>
          <table:table-cell table:formula="of:=VLOOKUP([.A259];[loc.A$1:.C$1048576];2;1)" office:value-type="float" office:value="40.102826" calcext:value-type="float">
            <text:p>40.102826</text:p>
          </table:table-cell>
          <table:table-cell table:formula="of:=VLOOKUP([.A259];[loc.A$1:.C$1048576];3;1)" office:value-type="float" office:value="-84.633012" calcext:value-type="float">
            <text:p>-84.633012</text:p>
          </table:table-cell>
        </table:table-row>
        <table:table-row table:style-name="ro1">
          <table:table-cell office:value-type="string" calcext:value-type="string">
            <text:p>Greenville-New Bern-Washington (DMA)</text:p>
          </table:table-cell>
          <table:table-cell office:value-type="float" office:value="36.4" calcext:value-type="float">
            <text:p>36.4</text:p>
          </table:table-cell>
          <table:table-cell office:value-type="float" office:value="5.6" calcext:value-type="float">
            <text:p>5.6</text:p>
          </table:table-cell>
          <table:table-cell table:formula="of:=VLOOKUP([.A260];[loc.A$1:.C$1048576];2;1)" office:value-type="float" office:value="35.552304" calcext:value-type="float">
            <text:p>35.552304</text:p>
          </table:table-cell>
          <table:table-cell table:formula="of:=VLOOKUP([.A260];[loc.A$1:.C$1048576];3;1)" office:value-type="float" office:value="-77.066181" calcext:value-type="float">
            <text:p>-77.066181</text:p>
          </table:table-cell>
        </table:table-row>
        <table:table-row table:style-name="ro1">
          <table:table-cell office:value-type="string" calcext:value-type="string">
            <text:p>Greenwood MS (CBSA)</text:p>
          </table:table-cell>
          <table:table-cell office:value-type="float" office:value="5.125" calcext:value-type="float">
            <text:p>5.125</text:p>
          </table:table-cell>
          <table:table-cell office:value-type="float" office:value="11.5" calcext:value-type="float">
            <text:p>11.5</text:p>
          </table:table-cell>
          <table:table-cell table:formula="of:=VLOOKUP([.A261];[loc.A$1:.C$1048576];2;1)" office:value-type="float" office:value="33.516232" calcext:value-type="float">
            <text:p>33.516232</text:p>
          </table:table-cell>
          <table:table-cell table:formula="of:=VLOOKUP([.A261];[loc.A$1:.C$1048576];3;1)" office:value-type="float" office:value="-90.179528" calcext:value-type="float">
            <text:p>-90.179528</text:p>
          </table:table-cell>
        </table:table-row>
        <table:table-row table:style-name="ro1">
          <table:table-cell office:value-type="string" calcext:value-type="string">
            <text:p>Grenada MS (CBSA)</text:p>
          </table:table-cell>
          <table:table-cell office:value-type="float" office:value="4.25" calcext:value-type="float">
            <text:p>4.25</text:p>
          </table:table-cell>
          <table:table-cell office:value-type="float" office:value="17" calcext:value-type="float">
            <text:p>17</text:p>
          </table:table-cell>
          <table:table-cell table:formula="of:=VLOOKUP([.A262];[loc.A$1:.C$1048576];2;1)" office:value-type="float" office:value="33.769005" calcext:value-type="float">
            <text:p>33.769005</text:p>
          </table:table-cell>
          <table:table-cell table:formula="of:=VLOOKUP([.A262];[loc.A$1:.C$1048576];3;1)" office:value-type="float" office:value="-89.808419" calcext:value-type="float">
            <text:p>-89.808419</text:p>
          </table:table-cell>
        </table:table-row>
        <table:table-row table:style-name="ro1">
          <table:table-cell office:value-type="string" calcext:value-type="string">
            <text:p>Guymon OK <text:s/>(CBSA)</text:p>
          </table:table-cell>
          <table:table-cell office:value-type="float" office:value="4.4" calcext:value-type="float">
            <text:p>4.4</text:p>
          </table:table-cell>
          <table:table-cell office:value-type="float" office:value="22" calcext:value-type="float">
            <text:p>22</text:p>
          </table:table-cell>
          <table:table-cell table:formula="of:=VLOOKUP([.A263];[loc.A$1:.C$1048576];2;1)" office:value-type="float" office:value="30.41338" calcext:value-type="float">
            <text:p>30.41338</text:p>
          </table:table-cell>
          <table:table-cell table:formula="of:=VLOOKUP([.A263];[loc.A$1:.C$1048576];3;1)" office:value-type="float" office:value="-89.072958" calcext:value-type="float">
            <text:p>-89.072958</text:p>
          </table:table-cell>
        </table:table-row>
        <table:table-row table:style-name="ro1">
          <table:table-cell office:value-type="string" calcext:value-type="string">
            <text:p>Hagerstown-Martinsburg MD-WV (CBSA)</text:p>
          </table:table-cell>
          <table:table-cell office:value-type="float" office:value="14.7142857142857" calcext:value-type="float">
            <text:p>14.7142857143</text:p>
          </table:table-cell>
          <table:table-cell office:value-type="float" office:value="6.28571428571429" calcext:value-type="float">
            <text:p>6.2857142857</text:p>
          </table:table-cell>
          <table:table-cell table:formula="of:=VLOOKUP([.A264];[loc.A$1:.C$1048576];2;1)" office:value-type="float" office:value="38.597626" calcext:value-type="float">
            <text:p>38.597626</text:p>
          </table:table-cell>
          <table:table-cell table:formula="of:=VLOOKUP([.A264];[loc.A$1:.C$1048576];3;1)" office:value-type="float" office:value="-80.454903" calcext:value-type="float">
            <text:p>-80.454903</text:p>
          </table:table-cell>
        </table:table-row>
        <table:table-row table:style-name="ro1">
          <table:table-cell office:value-type="string" calcext:value-type="string">
            <text:p>Hammond LA (CBSA)</text:p>
          </table:table-cell>
          <table:table-cell office:value-type="float" office:value="4.71428571428571" calcext:value-type="float">
            <text:p>4.7142857143</text:p>
          </table:table-cell>
          <table:table-cell office:value-type="float" office:value="3.78571428571429" calcext:value-type="float">
            <text:p>3.7857142857</text:p>
          </table:table-cell>
          <table:table-cell table:formula="of:=VLOOKUP([.A265];[loc.A$1:.C$1048576];2;1)" office:value-type="float" office:value="30.504358" calcext:value-type="float">
            <text:p>30.504358</text:p>
          </table:table-cell>
          <table:table-cell table:formula="of:=VLOOKUP([.A265];[loc.A$1:.C$1048576];3;1)" office:value-type="float" office:value="-90.4612" calcext:value-type="float">
            <text:p>-90.4612</text:p>
          </table:table-cell>
        </table:table-row>
        <table:table-row table:style-name="ro1">
          <table:table-cell office:value-type="string" calcext:value-type="string">
            <text:p>Hanford-Corcoran CA (CBSA)</text:p>
          </table:table-cell>
          <table:table-cell office:value-type="float" office:value="10" calcext:value-type="float">
            <text:p>10</text:p>
          </table:table-cell>
          <table:table-cell office:value-type="float" office:value="7.75" calcext:value-type="float">
            <text:p>7.75</text:p>
          </table:table-cell>
          <table:table-cell table:formula="of:=VLOOKUP([.A266];[loc.A$1:.C$1048576];2;1)" office:value-type="float" office:value="36.098007" calcext:value-type="float">
            <text:p>36.098007</text:p>
          </table:table-cell>
          <table:table-cell table:formula="of:=VLOOKUP([.A266];[loc.A$1:.C$1048576];3;1)" office:value-type="float" office:value="-119.560402" calcext:value-type="float">
            <text:p>-119.560402</text:p>
          </table:table-cell>
        </table:table-row>
        <table:table-row table:style-name="ro1">
          <table:table-cell office:value-type="string" calcext:value-type="string">
            <text:p>Hannibal MO (CBSA)</text:p>
          </table:table-cell>
          <table:table-cell office:value-type="float" office:value="3.25" calcext:value-type="float">
            <text:p>3.25</text:p>
          </table:table-cell>
          <table:table-cell office:value-type="float" office:value="9.08333333333333" calcext:value-type="float">
            <text:p>9.0833333333</text:p>
          </table:table-cell>
          <table:table-cell table:formula="of:=VLOOKUP([.A267];[loc.A$1:.C$1048576];2;1)" office:value-type="float" office:value="39.708379" calcext:value-type="float">
            <text:p>39.708379</text:p>
          </table:table-cell>
          <table:table-cell table:formula="of:=VLOOKUP([.A267];[loc.A$1:.C$1048576];3;1)" office:value-type="float" office:value="-91.358482" calcext:value-type="float">
            <text:p>-91.358482</text:p>
          </table:table-cell>
        </table:table-row>
        <table:table-row table:style-name="ro1">
          <table:table-cell office:value-type="string" calcext:value-type="string">
            <text:p>Harrisburg-Carlisle PA (CBSA)</text:p>
          </table:table-cell>
          <table:table-cell office:value-type="float" office:value="18.5454545454545" calcext:value-type="float">
            <text:p>18.5454545455</text:p>
          </table:table-cell>
          <table:table-cell office:value-type="float" office:value="3.81818181818182" calcext:value-type="float">
            <text:p>3.8181818182</text:p>
          </table:table-cell>
          <table:table-cell table:formula="of:=VLOOKUP([.A268];[loc.A$1:.C$1048576];2;1)" office:value-type="float" office:value="40.242763" calcext:value-type="float">
            <text:p>40.242763</text:p>
          </table:table-cell>
          <table:table-cell table:formula="of:=VLOOKUP([.A268];[loc.A$1:.C$1048576];3;1)" office:value-type="float" office:value="-76.837283" calcext:value-type="float">
            <text:p>-76.837283</text:p>
          </table:table-cell>
        </table:table-row>
        <table:table-row table:style-name="ro1">
          <table:table-cell office:value-type="string" calcext:value-type="string">
            <text:p>Harrisonburg VA (CBSA)</text:p>
          </table:table-cell>
          <table:table-cell office:value-type="float" office:value="10.25" calcext:value-type="float">
            <text:p>10.25</text:p>
          </table:table-cell>
          <table:table-cell office:value-type="float" office:value="6.25" calcext:value-type="float">
            <text:p>6.25</text:p>
          </table:table-cell>
          <table:table-cell table:formula="of:=VLOOKUP([.A269];[loc.A$1:.C$1048576];2;1)" office:value-type="float" office:value="38.449569" calcext:value-type="float">
            <text:p>38.449569</text:p>
          </table:table-cell>
          <table:table-cell table:formula="of:=VLOOKUP([.A269];[loc.A$1:.C$1048576];3;1)" office:value-type="float" office:value="-78.868916" calcext:value-type="float">
            <text:p>-78.868916</text:p>
          </table:table-cell>
        </table:table-row>
        <table:table-row table:style-name="ro1">
          <table:table-cell office:value-type="string" calcext:value-type="string">
            <text:p>Hartford-New Haven (DMA)</text:p>
          </table:table-cell>
          <table:table-cell office:value-type="float" office:value="127.714285714286" calcext:value-type="float">
            <text:p>127.7142857143</text:p>
          </table:table-cell>
          <table:table-cell office:value-type="float" office:value="5.71428571428571" calcext:value-type="float">
            <text:p>5.7142857143</text:p>
          </table:table-cell>
          <table:table-cell table:formula="of:=VLOOKUP([.A270];[loc.A$1:.C$1048576];2;1)" office:value-type="float" office:value="38.971262" calcext:value-type="float">
            <text:p>38.971262</text:p>
          </table:table-cell>
          <table:table-cell table:formula="of:=VLOOKUP([.A270];[loc.A$1:.C$1048576];3;1)" office:value-type="float" office:value="-81.982031" calcext:value-type="float">
            <text:p>-81.982031</text:p>
          </table:table-cell>
        </table:table-row>
        <table:table-row table:style-name="ro1">
          <table:table-cell office:value-type="string" calcext:value-type="string">
            <text:p>Hartford-West Hartford-East Hartford CT (CBSA)</text:p>
          </table:table-cell>
          <table:table-cell office:value-type="float" office:value="65.8666666666667" calcext:value-type="float">
            <text:p>65.8666666667</text:p>
          </table:table-cell>
          <table:table-cell office:value-type="float" office:value="6.26666666666667" calcext:value-type="float">
            <text:p>6.2666666667</text:p>
          </table:table-cell>
          <table:table-cell table:formula="of:=VLOOKUP([.A271];[loc.A$1:.C$1048576];2;1)" office:value-type="float" office:value="41.795512" calcext:value-type="float">
            <text:p>41.795512</text:p>
          </table:table-cell>
          <table:table-cell table:formula="of:=VLOOKUP([.A271];[loc.A$1:.C$1048576];3;1)" office:value-type="float" office:value="-72.713134" calcext:value-type="float">
            <text:p>-72.713134</text:p>
          </table:table-cell>
        </table:table-row>
        <table:table-row table:style-name="ro1">
          <table:table-cell office:value-type="string" calcext:value-type="string">
            <text:p>Hastings NE (CBSA)</text:p>
          </table:table-cell>
          <table:table-cell office:value-type="float" office:value="2.25" calcext:value-type="float">
            <text:p>2.25</text:p>
          </table:table-cell>
          <table:table-cell office:value-type="float" office:value="6" calcext:value-type="float">
            <text:p>6</text:p>
          </table:table-cell>
          <table:table-cell table:formula="of:=VLOOKUP([.A272];[loc.A$1:.C$1048576];2;1)" office:value-type="float" office:value="40.586258" calcext:value-type="float">
            <text:p>40.586258</text:p>
          </table:table-cell>
          <table:table-cell table:formula="of:=VLOOKUP([.A272];[loc.A$1:.C$1048576];3;1)" office:value-type="float" office:value="-98.389873" calcext:value-type="float">
            <text:p>-98.389873</text:p>
          </table:table-cell>
        </table:table-row>
        <table:table-row table:style-name="ro1">
          <table:table-cell office:value-type="string" calcext:value-type="string">
            <text:p>Hattiesburg MS (CBSA)</text:p>
          </table:table-cell>
          <table:table-cell office:value-type="float" office:value="7.61538461538462" calcext:value-type="float">
            <text:p>7.6153846154</text:p>
          </table:table-cell>
          <table:table-cell office:value-type="float" office:value="5.61538461538462" calcext:value-type="float">
            <text:p>5.6153846154</text:p>
          </table:table-cell>
          <table:table-cell table:formula="of:=VLOOKUP([.A273];[loc.A$1:.C$1048576];2;1)" office:value-type="float" office:value="31.327119" calcext:value-type="float">
            <text:p>31.327119</text:p>
          </table:table-cell>
          <table:table-cell table:formula="of:=VLOOKUP([.A273];[loc.A$1:.C$1048576];3;1)" office:value-type="float" office:value="-89.290339" calcext:value-type="float">
            <text:p>-89.290339</text:p>
          </table:table-cell>
        </table:table-row>
        <table:table-row table:style-name="ro1">
          <table:table-cell office:value-type="string" calcext:value-type="string">
            <text:p>Hays KS <text:s/>(CBSA)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VLOOKUP([.A274];[loc.A$1:.C$1048576];2;1)" office:value-type="float" office:value="31.468239" calcext:value-type="float">
            <text:p>31.468239</text:p>
          </table:table-cell>
          <table:table-cell table:formula="of:=VLOOKUP([.A274];[loc.A$1:.C$1048576];3;1)" office:value-type="float" office:value="-89.335421" calcext:value-type="float">
            <text:p>-89.335421</text:p>
          </table:table-cell>
        </table:table-row>
        <table:table-row table:style-name="ro1">
          <table:table-cell office:value-type="string" calcext:value-type="string">
            <text:p>Helena (DMA)</text:p>
          </table:table-cell>
          <table:table-cell office:value-type="float" office:value="3.6" calcext:value-type="float">
            <text:p>3.6</text:p>
          </table:table-cell>
          <table:table-cell office:value-type="float" office:value="5" calcext:value-type="float">
            <text:p>5</text:p>
          </table:table-cell>
          <table:table-cell table:formula="of:=VLOOKUP([.A275];[loc.A$1:.C$1048576];2;1)" office:value-type="float" office:value="46.588371" calcext:value-type="float">
            <text:p>46.588371</text:p>
          </table:table-cell>
          <table:table-cell table:formula="of:=VLOOKUP([.A275];[loc.A$1:.C$1048576];3;1)" office:value-type="float" office:value="-112.024505" calcext:value-type="float">
            <text:p>-112.024505</text:p>
          </table:table-cell>
        </table:table-row>
        <table:table-row table:style-name="ro1">
          <table:table-cell office:value-type="string" calcext:value-type="string">
            <text:p>Helena MT (CBSA)</text:p>
          </table:table-cell>
          <table:table-cell office:value-type="float" office:value="4.4" calcext:value-type="float">
            <text:p>4.4</text:p>
          </table:table-cell>
          <table:table-cell office:value-type="float" office:value="6.6" calcext:value-type="float">
            <text:p>6.6</text:p>
          </table:table-cell>
          <table:table-cell table:formula="of:=VLOOKUP([.A276];[loc.A$1:.C$1048576];2;1)" office:value-type="float" office:value="46.588371" calcext:value-type="float">
            <text:p>46.588371</text:p>
          </table:table-cell>
          <table:table-cell table:formula="of:=VLOOKUP([.A276];[loc.A$1:.C$1048576];3;1)" office:value-type="float" office:value="-112.024505" calcext:value-type="float">
            <text:p>-112.024505</text:p>
          </table:table-cell>
        </table:table-row>
        <table:table-row table:style-name="ro1">
          <table:table-cell office:value-type="string" calcext:value-type="string">
            <text:p>Helena-West Helena AR (CBSA)</text:p>
          </table:table-cell>
          <table:table-cell office:value-type="float" office:value="4" calcext:value-type="float">
            <text:p>4</text:p>
          </table:table-cell>
          <table:table-cell office:value-type="float" office:value="16.25" calcext:value-type="float">
            <text:p>16.25</text:p>
          </table:table-cell>
          <table:table-cell table:formula="of:=VLOOKUP([.A277];[loc.A$1:.C$1048576];2;1)" office:value-type="float" office:value="34.5291" calcext:value-type="float">
            <text:p>34.5291</text:p>
          </table:table-cell>
          <table:table-cell table:formula="of:=VLOOKUP([.A277];[loc.A$1:.C$1048576];3;1)" office:value-type="float" office:value="-90.59" calcext:value-type="float">
            <text:p>-90.59</text:p>
          </table:table-cell>
        </table:table-row>
        <table:table-row table:style-name="ro1">
          <table:table-cell office:value-type="string" calcext:value-type="string">
            <text:p>Henderson NC (CBSA)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VLOOKUP([.A278];[loc.A$1:.C$1048576];2;1)" office:value-type="float" office:value="36.329591" calcext:value-type="float">
            <text:p>36.329591</text:p>
          </table:table-cell>
          <table:table-cell table:formula="of:=VLOOKUP([.A278];[loc.A$1:.C$1048576];3;1)" office:value-type="float" office:value="-78.399164" calcext:value-type="float">
            <text:p>-78.399164</text:p>
          </table:table-cell>
        </table:table-row>
        <table:table-row table:style-name="ro1">
          <table:table-cell office:value-type="string" calcext:value-type="string">
            <text:p>Hereford TX <text:s/>(CBSA)</text:p>
          </table:table-cell>
          <table:table-cell office:value-type="float" office:value="2" calcext:value-type="float">
            <text:p>2</text:p>
          </table:table-cell>
          <table:table-cell office:value-type="float" office:value="12.2" calcext:value-type="float">
            <text:p>12.2</text:p>
          </table:table-cell>
          <table:table-cell table:formula="of:=VLOOKUP([.A279];[loc.A$1:.C$1048576];2;1)" office:value-type="float" office:value="36.329591" calcext:value-type="float">
            <text:p>36.329591</text:p>
          </table:table-cell>
          <table:table-cell table:formula="of:=VLOOKUP([.A279];[loc.A$1:.C$1048576];3;1)" office:value-type="float" office:value="-78.399164" calcext:value-type="float">
            <text:p>-78.399164</text:p>
          </table:table-cell>
        </table:table-row>
        <table:table-row table:style-name="ro1">
          <table:table-cell office:value-type="string" calcext:value-type="string">
            <text:p>Hickory-Lenoir-Morganton NC (CBSA)</text:p>
          </table:table-cell>
          <table:table-cell office:value-type="float" office:value="11.3333333333333" calcext:value-type="float">
            <text:p>11.3333333333</text:p>
          </table:table-cell>
          <table:table-cell office:value-type="float" office:value="3.5" calcext:value-type="float">
            <text:p>3.5</text:p>
          </table:table-cell>
          <table:table-cell table:formula="of:=VLOOKUP([.A280];[loc.A$1:.C$1048576];2;1)" office:value-type="float" office:value="35.745407" calcext:value-type="float">
            <text:p>35.745407</text:p>
          </table:table-cell>
          <table:table-cell table:formula="of:=VLOOKUP([.A280];[loc.A$1:.C$1048576];3;1)" office:value-type="float" office:value="-81.684819" calcext:value-type="float">
            <text:p>-81.684819</text:p>
          </table:table-cell>
        </table:table-row>
        <table:table-row table:style-name="ro1">
          <table:table-cell office:value-type="string" calcext:value-type="string">
            <text:p>Hilton Head Island-Beaufort SC (CBSA)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VLOOKUP([.A281];[loc.A$1:.C$1048576];2;1)" office:value-type="float" office:value="32.216316" calcext:value-type="float">
            <text:p>32.216316</text:p>
          </table:table-cell>
          <table:table-cell table:formula="of:=VLOOKUP([.A281];[loc.A$1:.C$1048576];3;1)" office:value-type="float" office:value="-80.752608" calcext:value-type="float">
            <text:p>-80.752608</text:p>
          </table:table-cell>
        </table:table-row>
        <table:table-row table:style-name="ro1">
          <table:table-cell office:value-type="string" calcext:value-type="string">
            <text:p>Hinesville-Fort Stewart GA (CBSA)</text:p>
          </table:table-cell>
          <table:table-cell office:value-type="float" office:value="5" calcext:value-type="float">
            <text:p>5</text:p>
          </table:table-cell>
          <table:table-cell office:value-type="float" office:value="5.75" calcext:value-type="float">
            <text:p>5.75</text:p>
          </table:table-cell>
          <table:table-cell table:formula="of:=VLOOKUP([.A282];[loc.A$1:.C$1048576];2;1)" office:value-type="float" office:value="31.845702" calcext:value-type="float">
            <text:p>31.845702</text:p>
          </table:table-cell>
          <table:table-cell table:formula="of:=VLOOKUP([.A282];[loc.A$1:.C$1048576];3;1)" office:value-type="float" office:value="-81.573434" calcext:value-type="float">
            <text:p>-81.573434</text:p>
          </table:table-cell>
        </table:table-row>
        <table:table-row table:style-name="ro1">
          <table:table-cell office:value-type="string" calcext:value-type="string">
            <text:p>Hobbs NM (CBSA)</text:p>
          </table:table-cell>
          <table:table-cell office:value-type="float" office:value="5" calcext:value-type="float">
            <text:p>5</text:p>
          </table:table-cell>
          <table:table-cell office:value-type="float" office:value="9.25" calcext:value-type="float">
            <text:p>9.25</text:p>
          </table:table-cell>
          <table:table-cell table:formula="of:=VLOOKUP([.A283];[loc.A$1:.C$1048576];2;1)" office:value-type="float" office:value="32.702612" calcext:value-type="float">
            <text:p>32.702612</text:p>
          </table:table-cell>
          <table:table-cell table:formula="of:=VLOOKUP([.A283];[loc.A$1:.C$1048576];3;1)" office:value-type="float" office:value="-103.13604" calcext:value-type="float">
            <text:p>-103.13604</text:p>
          </table:table-cell>
        </table:table-row>
        <table:table-row table:style-name="ro1">
          <table:table-cell office:value-type="string" calcext:value-type="string">
            <text:p>Holland MI (CBSA)</text:p>
          </table:table-cell>
          <table:table-cell office:value-type="float" office:value="11.8" calcext:value-type="float">
            <text:p>11.8</text:p>
          </table:table-cell>
          <table:table-cell office:value-type="float" office:value="11" calcext:value-type="float">
            <text:p>11</text:p>
          </table:table-cell>
          <table:table-cell table:formula="of:=VLOOKUP([.A284];[loc.A$1:.C$1048576];2;1)" office:value-type="float" office:value="42.787524" calcext:value-type="float">
            <text:p>42.787524</text:p>
          </table:table-cell>
          <table:table-cell table:formula="of:=VLOOKUP([.A284];[loc.A$1:.C$1048576];3;1)" office:value-type="float" office:value="-86.10893" calcext:value-type="float">
            <text:p>-86.10893</text:p>
          </table:table-cell>
        </table:table-row>
        <table:table-row table:style-name="ro1">
          <table:table-cell office:value-type="string" calcext:value-type="string">
            <text:p>Homosassa Springs FL (CBSA)</text:p>
          </table:table-cell>
          <table:table-cell office:value-type="float" office:value="8.83333333333333" calcext:value-type="float">
            <text:p>8.8333333333</text:p>
          </table:table-cell>
          <table:table-cell office:value-type="float" office:value="6.5" calcext:value-type="float">
            <text:p>6.5</text:p>
          </table:table-cell>
          <table:table-cell table:formula="of:=VLOOKUP([.A285];[loc.A$1:.C$1048576];2;1)" office:value-type="float" office:value="28.803706" calcext:value-type="float">
            <text:p>28.803706</text:p>
          </table:table-cell>
          <table:table-cell table:formula="of:=VLOOKUP([.A285];[loc.A$1:.C$1048576];3;1)" office:value-type="float" office:value="-82.576137" calcext:value-type="float">
            <text:p>-82.576137</text:p>
          </table:table-cell>
        </table:table-row>
        <table:table-row table:style-name="ro1">
          <table:table-cell office:value-type="string" calcext:value-type="string">
            <text:p>Hot Springs AR (CBSA)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formula="of:=VLOOKUP([.A286];[loc.A$1:.C$1048576];2;1)" office:value-type="float" office:value="34.5037" calcext:value-type="float">
            <text:p>34.5037</text:p>
          </table:table-cell>
          <table:table-cell table:formula="of:=VLOOKUP([.A286];[loc.A$1:.C$1048576];3;1)" office:value-type="float" office:value="-93.05518" calcext:value-type="float">
            <text:p>-93.05518</text:p>
          </table:table-cell>
        </table:table-row>
        <table:table-row table:style-name="ro1">
          <table:table-cell office:value-type="string" calcext:value-type="string">
            <text:p>Houghton MI (CBSA)</text:p>
          </table:table-cell>
          <table:table-cell office:value-type="float" office:value="4.5" calcext:value-type="float">
            <text:p>4.5</text:p>
          </table:table-cell>
          <table:table-cell office:value-type="float" office:value="12.625" calcext:value-type="float">
            <text:p>12.625</text:p>
          </table:table-cell>
          <table:table-cell table:formula="of:=VLOOKUP([.A287];[loc.A$1:.C$1048576];2;1)" office:value-type="float" office:value="47.121133" calcext:value-type="float">
            <text:p>47.121133</text:p>
          </table:table-cell>
          <table:table-cell table:formula="of:=VLOOKUP([.A287];[loc.A$1:.C$1048576];3;1)" office:value-type="float" office:value="-88.569418" calcext:value-type="float">
            <text:p>-88.569418</text:p>
          </table:table-cell>
        </table:table-row>
        <table:table-row table:style-name="ro1">
          <table:table-cell office:value-type="string" calcext:value-type="string">
            <text:p>Houma-Bayou Cane-Thibodaux LA (CBSA)</text:p>
          </table:table-cell>
          <table:table-cell office:value-type="float" office:value="3.975" calcext:value-type="float">
            <text:p>3.975</text:p>
          </table:table-cell>
          <table:table-cell office:value-type="float" office:value="2.25" calcext:value-type="float">
            <text:p>2.25</text:p>
          </table:table-cell>
          <table:table-cell table:formula="of:=VLOOKUP([.A288];[loc.A$1:.C$1048576];2;1)" office:value-type="float" office:value="29.795763" calcext:value-type="float">
            <text:p>29.795763</text:p>
          </table:table-cell>
          <table:table-cell table:formula="of:=VLOOKUP([.A288];[loc.A$1:.C$1048576];3;1)" office:value-type="float" office:value="-90.822871" calcext:value-type="float">
            <text:p>-90.822871</text:p>
          </table:table-cell>
        </table:table-row>
        <table:table-row table:style-name="ro1">
          <table:table-cell office:value-type="string" calcext:value-type="string">
            <text:p>Houston</text:p>
          </table:table-cell>
          <table:table-cell office:value-type="float" office:value="125.944444444444" calcext:value-type="float">
            <text:p>125.9444444444</text:p>
          </table:table-cell>
          <table:table-cell office:value-type="float" office:value="2.57722222222222" calcext:value-type="float">
            <text:p>2.5772222222</text:p>
          </table:table-cell>
          <table:table-cell table:formula="of:=VLOOKUP([.A289];[loc.A$1:.C$1048576];2;1)" office:value-type="float" office:value="29.760427" calcext:value-type="float">
            <text:p>29.760427</text:p>
          </table:table-cell>
          <table:table-cell table:formula="of:=VLOOKUP([.A289];[loc.A$1:.C$1048576];3;1)" office:value-type="float" office:value="-95.369803" calcext:value-type="float">
            <text:p>-95.369803</text:p>
          </table:table-cell>
        </table:table-row>
        <table:table-row table:style-name="ro1">
          <table:table-cell office:value-type="string" calcext:value-type="string">
            <text:p>Huntingdon PA (CBSA)</text:p>
          </table:table-cell>
          <table:table-cell office:value-type="float" office:value="3.375" calcext:value-type="float">
            <text:p>3.375</text:p>
          </table:table-cell>
          <table:table-cell office:value-type="float" office:value="8" calcext:value-type="float">
            <text:p>8</text:p>
          </table:table-cell>
          <table:table-cell table:formula="of:=VLOOKUP([.A290];[loc.A$1:.C$1048576];2;1)" office:value-type="float" office:value="40.484796" calcext:value-type="float">
            <text:p>40.484796</text:p>
          </table:table-cell>
          <table:table-cell table:formula="of:=VLOOKUP([.A290];[loc.A$1:.C$1048576];3;1)" office:value-type="float" office:value="-78.010281" calcext:value-type="float">
            <text:p>-78.010281</text:p>
          </table:table-cell>
        </table:table-row>
        <table:table-row table:style-name="ro1">
          <table:table-cell office:value-type="string" calcext:value-type="string">
            <text:p>Huntington IN (CBSA)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VLOOKUP([.A291];[loc.A$1:.C$1048576];2;1)" office:value-type="float" office:value="40.883101" calcext:value-type="float">
            <text:p>40.883101</text:p>
          </table:table-cell>
          <table:table-cell table:formula="of:=VLOOKUP([.A291];[loc.A$1:.C$1048576];3;1)" office:value-type="float" office:value="-85.497476" calcext:value-type="float">
            <text:p>-85.497476</text:p>
          </table:table-cell>
        </table:table-row>
        <table:table-row table:style-name="ro1">
          <table:table-cell office:value-type="string" calcext:value-type="string">
            <text:p>Huntington-Ashland WV-KY-OH (CBSA)</text:p>
          </table:table-cell>
          <table:table-cell office:value-type="float" office:value="19.8" calcext:value-type="float">
            <text:p>19.8</text:p>
          </table:table-cell>
          <table:table-cell office:value-type="float" office:value="5.8" calcext:value-type="float">
            <text:p>5.8</text:p>
          </table:table-cell>
          <table:table-cell table:formula="of:=VLOOKUP([.A292];[loc.A$1:.C$1048576];2;1)" office:value-type="float" office:value="40.417287" calcext:value-type="float">
            <text:p>40.417287</text:p>
          </table:table-cell>
          <table:table-cell table:formula="of:=VLOOKUP([.A292];[loc.A$1:.C$1048576];3;1)" office:value-type="float" office:value="-82.907123" calcext:value-type="float">
            <text:p>-82.907123</text:p>
          </table:table-cell>
        </table:table-row>
        <table:table-row table:style-name="ro1">
          <table:table-cell office:value-type="string" calcext:value-type="string">
            <text:p>Huntsville AL (CBSA)</text:p>
          </table:table-cell>
          <table:table-cell office:value-type="float" office:value="19.2857142857143" calcext:value-type="float">
            <text:p>19.2857142857</text:p>
          </table:table-cell>
          <table:table-cell office:value-type="float" office:value="4.71428571428571" calcext:value-type="float">
            <text:p>4.7142857143</text:p>
          </table:table-cell>
          <table:table-cell table:formula="of:=VLOOKUP([.A293];[loc.A$1:.C$1048576];2;1)" office:value-type="float" office:value="34.730369" calcext:value-type="float">
            <text:p>34.730369</text:p>
          </table:table-cell>
          <table:table-cell table:formula="of:=VLOOKUP([.A293];[loc.A$1:.C$1048576];3;1)" office:value-type="float" office:value="-86.586104" calcext:value-type="float">
            <text:p>-86.586104</text:p>
          </table:table-cell>
        </table:table-row>
        <table:table-row table:style-name="ro1">
          <table:table-cell office:value-type="string" calcext:value-type="string">
            <text:p>Huntsville TX (CBSA)</text:p>
          </table:table-cell>
          <table:table-cell office:value-type="float" office:value="8.25" calcext:value-type="float">
            <text:p>8.25</text:p>
          </table:table-cell>
          <table:table-cell office:value-type="float" office:value="7.25" calcext:value-type="float">
            <text:p>7.25</text:p>
          </table:table-cell>
          <table:table-cell table:formula="of:=VLOOKUP([.A294];[loc.A$1:.C$1048576];2;1)" office:value-type="float" office:value="30.723526" calcext:value-type="float">
            <text:p>30.723526</text:p>
          </table:table-cell>
          <table:table-cell table:formula="of:=VLOOKUP([.A294];[loc.A$1:.C$1048576];3;1)" office:value-type="float" office:value="-95.550777" calcext:value-type="float">
            <text:p>-95.550777</text:p>
          </table:table-cell>
        </table:table-row>
        <table:table-row table:style-name="ro1">
          <table:table-cell office:value-type="string" calcext:value-type="string">
            <text:p>Huron SD (CBSA)</text:p>
          </table:table-cell>
          <table:table-cell office:value-type="float" office:value="4.5" calcext:value-type="float">
            <text:p>4.5</text:p>
          </table:table-cell>
          <table:table-cell office:value-type="float" office:value="22.25" calcext:value-type="float">
            <text:p>22.25</text:p>
          </table:table-cell>
          <table:table-cell table:formula="of:=VLOOKUP([.A295];[loc.A$1:.C$1048576];2;1)" office:value-type="float" office:value="44.363317" calcext:value-type="float">
            <text:p>44.363317</text:p>
          </table:table-cell>
          <table:table-cell table:formula="of:=VLOOKUP([.A295];[loc.A$1:.C$1048576];3;1)" office:value-type="float" office:value="-98.214257" calcext:value-type="float">
            <text:p>-98.214257</text:p>
          </table:table-cell>
        </table:table-row>
        <table:table-row table:style-name="ro1">
          <table:table-cell office:value-type="string" calcext:value-type="string">
            <text:p>Hutchinson MN (CBSA)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VLOOKUP([.A296];[loc.A$1:.C$1048576];2;1)" office:value-type="float" office:value="44.892548" calcext:value-type="float">
            <text:p>44.892548</text:p>
          </table:table-cell>
          <table:table-cell table:formula="of:=VLOOKUP([.A296];[loc.A$1:.C$1048576];3;1)" office:value-type="float" office:value="-94.369293" calcext:value-type="float">
            <text:p>-94.369293</text:p>
          </table:table-cell>
        </table:table-row>
        <table:table-row table:style-name="ro1">
          <table:table-cell office:value-type="string" calcext:value-type="string">
            <text:p>Idaho Falls ID (CBSA)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  <table:table-cell table:formula="of:=VLOOKUP([.A297];[loc.A$1:.C$1048576];2;1)" office:value-type="float" office:value="43.491651" calcext:value-type="float">
            <text:p>43.491651</text:p>
          </table:table-cell>
          <table:table-cell table:formula="of:=VLOOKUP([.A297];[loc.A$1:.C$1048576];3;1)" office:value-type="float" office:value="-112.033965" calcext:value-type="float">
            <text:p>-112.033965</text:p>
          </table:table-cell>
        </table:table-row>
        <table:table-row table:style-name="ro1">
          <table:table-cell office:value-type="string" calcext:value-type="string">
            <text:p>Indiana PA (CBSA)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VLOOKUP([.A298];[loc.A$1:.C$1048576];2;1)" office:value-type="float" office:value="40.621455" calcext:value-type="float">
            <text:p>40.621455</text:p>
          </table:table-cell>
          <table:table-cell table:formula="of:=VLOOKUP([.A298];[loc.A$1:.C$1048576];3;1)" office:value-type="float" office:value="-79.152535" calcext:value-type="float">
            <text:p>-79.152535</text:p>
          </table:table-cell>
        </table:table-row>
        <table:table-row table:style-name="ro1">
          <table:table-cell office:value-type="string" calcext:value-type="string">
            <text:p>Indianapolis</text:p>
          </table:table-cell>
          <table:table-cell office:value-type="float" office:value="79.2631578947368" calcext:value-type="float">
            <text:p>79.2631578947</text:p>
          </table:table-cell>
          <table:table-cell office:value-type="float" office:value="3.54263157894737" calcext:value-type="float">
            <text:p>3.5426315789</text:p>
          </table:table-cell>
          <table:table-cell table:formula="of:=VLOOKUP([.A299];[loc.A$1:.C$1048576];2;1)" office:value-type="float" office:value="39.768403" calcext:value-type="float">
            <text:p>39.768403</text:p>
          </table:table-cell>
          <table:table-cell table:formula="of:=VLOOKUP([.A299];[loc.A$1:.C$1048576];3;1)" office:value-type="float" office:value="-86.158068" calcext:value-type="float">
            <text:p>-86.158068</text:p>
          </table:table-cell>
        </table:table-row>
        <table:table-row table:style-name="ro1">
          <table:table-cell office:value-type="string" calcext:value-type="string">
            <text:p>Indianapolis (DMA)</text:p>
          </table:table-cell>
          <table:table-cell office:value-type="float" office:value="133.4" calcext:value-type="float">
            <text:p>133.4</text:p>
          </table:table-cell>
          <table:table-cell office:value-type="float" office:value="5.8" calcext:value-type="float">
            <text:p>5.8</text:p>
          </table:table-cell>
          <table:table-cell table:formula="of:=VLOOKUP([.A300];[loc.A$1:.C$1048576];2;1)" office:value-type="float" office:value="39.768403" calcext:value-type="float">
            <text:p>39.768403</text:p>
          </table:table-cell>
          <table:table-cell table:formula="of:=VLOOKUP([.A300];[loc.A$1:.C$1048576];3;1)" office:value-type="float" office:value="-86.158068" calcext:value-type="float">
            <text:p>-86.158068</text:p>
          </table:table-cell>
        </table:table-row>
        <table:table-row table:style-name="ro1">
          <table:table-cell office:value-type="string" calcext:value-type="string">
            <text:p>Indianapolis-Carmel IN (CBSA)</text:p>
          </table:table-cell>
          <table:table-cell office:value-type="float" office:value="63.75" calcext:value-type="float">
            <text:p>63.75</text:p>
          </table:table-cell>
          <table:table-cell office:value-type="float" office:value="4.25" calcext:value-type="float">
            <text:p>4.25</text:p>
          </table:table-cell>
          <table:table-cell table:formula="of:=VLOOKUP([.A301];[loc.A$1:.C$1048576];2;1)" office:value-type="float" office:value="39.962126" calcext:value-type="float">
            <text:p>39.962126</text:p>
          </table:table-cell>
          <table:table-cell table:formula="of:=VLOOKUP([.A301];[loc.A$1:.C$1048576];3;1)" office:value-type="float" office:value="-86.119424" calcext:value-type="float">
            <text:p>-86.119424</text:p>
          </table:table-cell>
        </table:table-row>
        <table:table-row table:style-name="ro1">
          <table:table-cell office:value-type="string" calcext:value-type="string">
            <text:p>Indianola MS (CBSA)</text:p>
          </table:table-cell>
          <table:table-cell office:value-type="float" office:value="4.25" calcext:value-type="float">
            <text:p>4.25</text:p>
          </table:table-cell>
          <table:table-cell office:value-type="float" office:value="11.25" calcext:value-type="float">
            <text:p>11.25</text:p>
          </table:table-cell>
          <table:table-cell table:formula="of:=VLOOKUP([.A302];[loc.A$1:.C$1048576];2;1)" office:value-type="float" office:value="33.450951" calcext:value-type="float">
            <text:p>33.450951</text:p>
          </table:table-cell>
          <table:table-cell table:formula="of:=VLOOKUP([.A302];[loc.A$1:.C$1048576];3;1)" office:value-type="float" office:value="-90.655092" calcext:value-type="float">
            <text:p>-90.655092</text:p>
          </table:table-cell>
        </table:table-row>
        <table:table-row table:style-name="ro1">
          <table:table-cell office:value-type="string" calcext:value-type="string">
            <text:p>Ionia MI (CBSA)</text:p>
          </table:table-cell>
          <table:table-cell office:value-type="float" office:value="6.71428571428571" calcext:value-type="float">
            <text:p>6.7142857143</text:p>
          </table:table-cell>
          <table:table-cell office:value-type="float" office:value="9.14285714285714" calcext:value-type="float">
            <text:p>9.1428571429</text:p>
          </table:table-cell>
          <table:table-cell table:formula="of:=VLOOKUP([.A303];[loc.A$1:.C$1048576];2;1)" office:value-type="float" office:value="42.987255" calcext:value-type="float">
            <text:p>42.987255</text:p>
          </table:table-cell>
          <table:table-cell table:formula="of:=VLOOKUP([.A303];[loc.A$1:.C$1048576];3;1)" office:value-type="float" office:value="-85.071117" calcext:value-type="float">
            <text:p>-85.071117</text:p>
          </table:table-cell>
        </table:table-row>
        <table:table-row table:style-name="ro1">
          <table:table-cell office:value-type="string" calcext:value-type="string">
            <text:p>Iowa City IA (CBSA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VLOOKUP([.A304];[loc.A$1:.C$1048576];2;1)" office:value-type="float" office:value="41.661128" calcext:value-type="float">
            <text:p>41.661128</text:p>
          </table:table-cell>
          <table:table-cell table:formula="of:=VLOOKUP([.A304];[loc.A$1:.C$1048576];3;1)" office:value-type="float" office:value="-91.530168" calcext:value-type="float">
            <text:p>-91.530168</text:p>
          </table:table-cell>
        </table:table-row>
        <table:table-row table:style-name="ro1">
          <table:table-cell office:value-type="string" calcext:value-type="string">
            <text:p>Iron Mountain MI-WI (CBSA)</text:p>
          </table:table-cell>
          <table:table-cell office:value-type="float" office:value="2.57142857142857" calcext:value-type="float">
            <text:p>2.5714285714</text:p>
          </table:table-cell>
          <table:table-cell office:value-type="float" office:value="7" calcext:value-type="float">
            <text:p>7</text:p>
          </table:table-cell>
          <table:table-cell table:formula="of:=VLOOKUP([.A305];[loc.A$1:.C$1048576];2;1)" office:value-type="float" office:value="45.820233" calcext:value-type="float">
            <text:p>45.820233</text:p>
          </table:table-cell>
          <table:table-cell table:formula="of:=VLOOKUP([.A305];[loc.A$1:.C$1048576];3;1)" office:value-type="float" office:value="-88.06596" calcext:value-type="float">
            <text:p>-88.06596</text:p>
          </table:table-cell>
        </table:table-row>
        <table:table-row table:style-name="ro1">
          <table:table-cell office:value-type="string" calcext:value-type="string">
            <text:p>Jackson MI (CBSA)</text:p>
          </table:table-cell>
          <table:table-cell office:value-type="float" office:value="7" calcext:value-type="float">
            <text:p>7</text:p>
          </table:table-cell>
          <table:table-cell office:value-type="float" office:value="3.66666666666667" calcext:value-type="float">
            <text:p>3.6666666667</text:p>
          </table:table-cell>
          <table:table-cell table:formula="of:=VLOOKUP([.A306];[loc.A$1:.C$1048576];2;1)" office:value-type="float" office:value="42.245869" calcext:value-type="float">
            <text:p>42.245869</text:p>
          </table:table-cell>
          <table:table-cell table:formula="of:=VLOOKUP([.A306];[loc.A$1:.C$1048576];3;1)" office:value-type="float" office:value="-84.401346" calcext:value-type="float">
            <text:p>-84.401346</text:p>
          </table:table-cell>
        </table:table-row>
        <table:table-row table:style-name="ro1">
          <table:table-cell office:value-type="string" calcext:value-type="string">
            <text:p>Jackson MS (CBSA)</text:p>
          </table:table-cell>
          <table:table-cell office:value-type="float" office:value="17.8888888888889" calcext:value-type="float">
            <text:p>17.8888888889</text:p>
          </table:table-cell>
          <table:table-cell office:value-type="float" office:value="4" calcext:value-type="float">
            <text:p>4</text:p>
          </table:table-cell>
          <table:table-cell table:formula="of:=VLOOKUP([.A307];[loc.A$1:.C$1048576];2;1)" office:value-type="float" office:value="32.298757" calcext:value-type="float">
            <text:p>32.298757</text:p>
          </table:table-cell>
          <table:table-cell table:formula="of:=VLOOKUP([.A307];[loc.A$1:.C$1048576];3;1)" office:value-type="float" office:value="-90.18481" calcext:value-type="float">
            <text:p>-90.18481</text:p>
          </table:table-cell>
        </table:table-row>
        <table:table-row table:style-name="ro1">
          <table:table-cell office:value-type="string" calcext:value-type="string">
            <text:p>Jackson OH (CBSA)</text:p>
          </table:table-cell>
          <table:table-cell office:value-type="float" office:value="3.33333333333333" calcext:value-type="float">
            <text:p>3.3333333333</text:p>
          </table:table-cell>
          <table:table-cell office:value-type="float" office:value="7" calcext:value-type="float">
            <text:p>7</text:p>
          </table:table-cell>
          <table:table-cell table:formula="of:=VLOOKUP([.A308];[loc.A$1:.C$1048576];2;1)" office:value-type="float" office:value="39.052017" calcext:value-type="float">
            <text:p>39.052017</text:p>
          </table:table-cell>
          <table:table-cell table:formula="of:=VLOOKUP([.A308];[loc.A$1:.C$1048576];3;1)" office:value-type="float" office:value="-82.636554" calcext:value-type="float">
            <text:p>-82.636554</text:p>
          </table:table-cell>
        </table:table-row>
        <table:table-row table:style-name="ro1">
          <table:table-cell office:value-type="string" calcext:value-type="string">
            <text:p>Jackson TN (DMA)</text:p>
          </table:table-cell>
          <table:table-cell office:value-type="float" office:value="10.5" calcext:value-type="float">
            <text:p>10.5</text:p>
          </table:table-cell>
          <table:table-cell office:value-type="float" office:value="5" calcext:value-type="float">
            <text:p>5</text:p>
          </table:table-cell>
          <table:table-cell table:formula="of:=VLOOKUP([.A309];[loc.A$1:.C$1048576];2;1)" office:value-type="float" office:value="35.614517" calcext:value-type="float">
            <text:p>35.614517</text:p>
          </table:table-cell>
          <table:table-cell table:formula="of:=VLOOKUP([.A309];[loc.A$1:.C$1048576];3;1)" office:value-type="float" office:value="-88.813947" calcext:value-type="float">
            <text:p>-88.813947</text:p>
          </table:table-cell>
        </table:table-row>
        <table:table-row table:style-name="ro1">
          <table:table-cell office:value-type="string" calcext:value-type="string">
            <text:p>Jacksonville</text:p>
          </table:table-cell>
          <table:table-cell office:value-type="float" office:value="42.125" calcext:value-type="float">
            <text:p>42.125</text:p>
          </table:table-cell>
          <table:table-cell office:value-type="float" office:value="3.04" calcext:value-type="float">
            <text:p>3.04</text:p>
          </table:table-cell>
          <table:table-cell table:formula="of:=VLOOKUP([.A310];[loc.A$1:.C$1048576];2;1)" office:value-type="float" office:value="30.332184" calcext:value-type="float">
            <text:p>30.332184</text:p>
          </table:table-cell>
          <table:table-cell table:formula="of:=VLOOKUP([.A310];[loc.A$1:.C$1048576];3;1)" office:value-type="float" office:value="-81.655651" calcext:value-type="float">
            <text:p>-81.655651</text:p>
          </table:table-cell>
        </table:table-row>
        <table:table-row table:style-name="ro1">
          <table:table-cell office:value-type="string" calcext:value-type="string">
            <text:p>Jacksonville (DMA)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VLOOKUP([.A311];[loc.A$1:.C$1048576];2;1)" office:value-type="float" office:value="30.332184" calcext:value-type="float">
            <text:p>30.332184</text:p>
          </table:table-cell>
          <table:table-cell table:formula="of:=VLOOKUP([.A311];[loc.A$1:.C$1048576];3;1)" office:value-type="float" office:value="-81.655651" calcext:value-type="float">
            <text:p>-81.655651</text:p>
          </table:table-cell>
        </table:table-row>
        <table:table-row table:style-name="ro1">
          <table:table-cell office:value-type="string" calcext:value-type="string">
            <text:p>Jacksonville FL (CBSA)</text:p>
          </table:table-cell>
          <table:table-cell office:value-type="float" office:value="70.5" calcext:value-type="float">
            <text:p>70.5</text:p>
          </table:table-cell>
          <table:table-cell office:value-type="float" office:value="5.5" calcext:value-type="float">
            <text:p>5.5</text:p>
          </table:table-cell>
          <table:table-cell table:formula="of:=VLOOKUP([.A312];[loc.A$1:.C$1048576];2;1)" office:value-type="float" office:value="30.332184" calcext:value-type="float">
            <text:p>30.332184</text:p>
          </table:table-cell>
          <table:table-cell table:formula="of:=VLOOKUP([.A312];[loc.A$1:.C$1048576];3;1)" office:value-type="float" office:value="-81.655651" calcext:value-type="float">
            <text:p>-81.655651</text:p>
          </table:table-cell>
        </table:table-row>
        <table:table-row table:style-name="ro1">
          <table:table-cell office:value-type="string" calcext:value-type="string">
            <text:p>Jacksonville IL (CBSA)</text:p>
          </table:table-cell>
          <table:table-cell office:value-type="float" office:value="6.75" calcext:value-type="float">
            <text:p>6.75</text:p>
          </table:table-cell>
          <table:table-cell office:value-type="float" office:value="13.75" calcext:value-type="float">
            <text:p>13.75</text:p>
          </table:table-cell>
          <table:table-cell table:formula="of:=VLOOKUP([.A313];[loc.A$1:.C$1048576];2;1)" office:value-type="float" office:value="39.733936" calcext:value-type="float">
            <text:p>39.733936</text:p>
          </table:table-cell>
          <table:table-cell table:formula="of:=VLOOKUP([.A313];[loc.A$1:.C$1048576];3;1)" office:value-type="float" office:value="-90.22901" calcext:value-type="float">
            <text:p>-90.22901</text:p>
          </table:table-cell>
        </table:table-row>
        <table:table-row table:style-name="ro1">
          <table:table-cell office:value-type="string" calcext:value-type="string">
            <text:p>Jacksonville NC <text:s/>(CBSA)</text:p>
          </table:table-cell>
          <table:table-cell office:value-type="float" office:value="10.5" calcext:value-type="float">
            <text:p>10.5</text:p>
          </table:table-cell>
          <table:table-cell office:value-type="float" office:value="5.5" calcext:value-type="float">
            <text:p>5.5</text:p>
          </table:table-cell>
          <table:table-cell table:formula="of:=VLOOKUP([.A314];[loc.A$1:.C$1048576];2;1)" office:value-type="float" office:value="39.733936" calcext:value-type="float">
            <text:p>39.733936</text:p>
          </table:table-cell>
          <table:table-cell table:formula="of:=VLOOKUP([.A314];[loc.A$1:.C$1048576];3;1)" office:value-type="float" office:value="-90.22901" calcext:value-type="float">
            <text:p>-90.22901</text:p>
          </table:table-cell>
        </table:table-row>
        <table:table-row table:style-name="ro1">
          <table:table-cell office:value-type="string" calcext:value-type="string">
            <text:p>Jacksonville TX (CBSA)</text:p>
          </table:table-cell>
          <table:table-cell office:value-type="float" office:value="2.28571428571429" calcext:value-type="float">
            <text:p>2.2857142857</text:p>
          </table:table-cell>
          <table:table-cell office:value-type="float" office:value="3.85714285714286" calcext:value-type="float">
            <text:p>3.8571428571</text:p>
          </table:table-cell>
          <table:table-cell table:formula="of:=VLOOKUP([.A315];[loc.A$1:.C$1048576];2;1)" office:value-type="float" office:value="31.963778" calcext:value-type="float">
            <text:p>31.963778</text:p>
          </table:table-cell>
          <table:table-cell table:formula="of:=VLOOKUP([.A315];[loc.A$1:.C$1048576];3;1)" office:value-type="float" office:value="-95.270504" calcext:value-type="float">
            <text:p>-95.270504</text:p>
          </table:table-cell>
        </table:table-row>
        <table:table-row table:style-name="ro1">
          <table:table-cell office:value-type="string" calcext:value-type="string">
            <text:p>Janesville WI (CBSA)</text:p>
          </table:table-cell>
          <table:table-cell office:value-type="float" office:value="4.5" calcext:value-type="float">
            <text:p>4.5</text:p>
          </table:table-cell>
          <table:table-cell office:value-type="float" office:value="2.91666666666667" calcext:value-type="float">
            <text:p>2.9166666667</text:p>
          </table:table-cell>
          <table:table-cell table:formula="of:=VLOOKUP([.A316];[loc.A$1:.C$1048576];2;1)" office:value-type="float" office:value="42.682789" calcext:value-type="float">
            <text:p>42.682789</text:p>
          </table:table-cell>
          <table:table-cell table:formula="of:=VLOOKUP([.A316];[loc.A$1:.C$1048576];3;1)" office:value-type="float" office:value="-89.018722" calcext:value-type="float">
            <text:p>-89.018722</text:p>
          </table:table-cell>
        </table:table-row>
        <table:table-row table:style-name="ro1">
          <table:table-cell office:value-type="string" calcext:value-type="string">
            <text:p>Jasper IN (CBSA)</text:p>
          </table:table-cell>
          <table:table-cell office:value-type="float" office:value="5.875" calcext:value-type="float">
            <text:p>5.875</text:p>
          </table:table-cell>
          <table:table-cell office:value-type="float" office:value="10.375" calcext:value-type="float">
            <text:p>10.375</text:p>
          </table:table-cell>
          <table:table-cell table:formula="of:=VLOOKUP([.A317];[loc.A$1:.C$1048576];2;1)" office:value-type="float" office:value="38.391442" calcext:value-type="float">
            <text:p>38.391442</text:p>
          </table:table-cell>
          <table:table-cell table:formula="of:=VLOOKUP([.A317];[loc.A$1:.C$1048576];3;1)" office:value-type="float" office:value="-86.931109" calcext:value-type="float">
            <text:p>-86.931109</text:p>
          </table:table-cell>
        </table:table-row>
        <table:table-row table:style-name="ro1">
          <table:table-cell office:value-type="string" calcext:value-type="string">
            <text:p>Jefferson City MO (CBSA)</text:p>
          </table:table-cell>
          <table:table-cell office:value-type="float" office:value="11" calcext:value-type="float">
            <text:p>11</text:p>
          </table:table-cell>
          <table:table-cell office:value-type="float" office:value="7.9" calcext:value-type="float">
            <text:p>7.9</text:p>
          </table:table-cell>
          <table:table-cell table:formula="of:=VLOOKUP([.A318];[loc.A$1:.C$1048576];2;1)" office:value-type="float" office:value="38.576702" calcext:value-type="float">
            <text:p>38.576702</text:p>
          </table:table-cell>
          <table:table-cell table:formula="of:=VLOOKUP([.A318];[loc.A$1:.C$1048576];3;1)" office:value-type="float" office:value="-92.173516" calcext:value-type="float">
            <text:p>-92.173516</text:p>
          </table:table-cell>
        </table:table-row>
        <table:table-row table:style-name="ro1">
          <table:table-cell office:value-type="string" calcext:value-type="string">
            <text:p>Jefferson GA (CBSA)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VLOOKUP([.A319];[loc.A$1:.C$1048576];2;1)" office:value-type="float" office:value="34.117054" calcext:value-type="float">
            <text:p>34.117054</text:p>
          </table:table-cell>
          <table:table-cell table:formula="of:=VLOOKUP([.A319];[loc.A$1:.C$1048576];3;1)" office:value-type="float" office:value="-83.572388" calcext:value-type="float">
            <text:p>-83.572388</text:p>
          </table:table-cell>
        </table:table-row>
        <table:table-row table:style-name="ro1">
          <table:table-cell office:value-type="string" calcext:value-type="string">
            <text:p>Johnson City TN (CBSA)</text:p>
          </table:table-cell>
          <table:table-cell office:value-type="float" office:value="7.76923076923077" calcext:value-type="float">
            <text:p>7.7692307692</text:p>
          </table:table-cell>
          <table:table-cell office:value-type="float" office:value="4" calcext:value-type="float">
            <text:p>4</text:p>
          </table:table-cell>
          <table:table-cell table:formula="of:=VLOOKUP([.A320];[loc.A$1:.C$1048576];2;1)" office:value-type="float" office:value="36.31344" calcext:value-type="float">
            <text:p>36.31344</text:p>
          </table:table-cell>
          <table:table-cell table:formula="of:=VLOOKUP([.A320];[loc.A$1:.C$1048576];3;1)" office:value-type="float" office:value="-82.353473" calcext:value-type="float">
            <text:p>-82.353473</text:p>
          </table:table-cell>
        </table:table-row>
        <table:table-row table:style-name="ro1">
          <table:table-cell office:value-type="string" calcext:value-type="string">
            <text:p>Johnstown PA (CBSA)</text:p>
          </table:table-cell>
          <table:table-cell office:value-type="float" office:value="17.1538461538462" calcext:value-type="float">
            <text:p>17.1538461538</text:p>
          </table:table-cell>
          <table:table-cell office:value-type="float" office:value="13.0769230769231" calcext:value-type="float">
            <text:p>13.0769230769</text:p>
          </table:table-cell>
          <table:table-cell table:formula="of:=VLOOKUP([.A321];[loc.A$1:.C$1048576];2;1)" office:value-type="float" office:value="40.326741" calcext:value-type="float">
            <text:p>40.326741</text:p>
          </table:table-cell>
          <table:table-cell table:formula="of:=VLOOKUP([.A321];[loc.A$1:.C$1048576];3;1)" office:value-type="float" office:value="-78.92197" calcext:value-type="float">
            <text:p>-78.92197</text:p>
          </table:table-cell>
        </table:table-row>
        <table:table-row table:style-name="ro1">
          <table:table-cell office:value-type="string" calcext:value-type="string">
            <text:p>Johnstown-Altoona (DMA)</text:p>
          </table:table-cell>
          <table:table-cell office:value-type="float" office:value="62" calcext:value-type="float">
            <text:p>62</text:p>
          </table:table-cell>
          <table:table-cell office:value-type="float" office:value="10.0909090909091" calcext:value-type="float">
            <text:p>10.0909090909</text:p>
          </table:table-cell>
          <table:table-cell table:formula="of:=VLOOKUP([.A322];[loc.A$1:.C$1048576];2;1)" office:value-type="float" office:value="40.355568" calcext:value-type="float">
            <text:p>40.355568</text:p>
          </table:table-cell>
          <table:table-cell table:formula="of:=VLOOKUP([.A322];[loc.A$1:.C$1048576];3;1)" office:value-type="float" office:value="-78.516433" calcext:value-type="float">
            <text:p>-78.516433</text:p>
          </table:table-cell>
        </table:table-row>
        <table:table-row table:style-name="ro1">
          <table:table-cell office:value-type="string" calcext:value-type="string">
            <text:p>Jonesboro (DMA)</text:p>
          </table:table-cell>
          <table:table-cell office:value-type="float" office:value="6.11111111111111" calcext:value-type="float">
            <text:p>6.1111111111</text:p>
          </table:table-cell>
          <table:table-cell office:value-type="float" office:value="3.44444444444444" calcext:value-type="float">
            <text:p>3.4444444444</text:p>
          </table:table-cell>
          <table:table-cell table:formula="of:=VLOOKUP([.A323];[loc.A$1:.C$1048576];2;1)" office:value-type="float" office:value="35.842297" calcext:value-type="float">
            <text:p>35.842297</text:p>
          </table:table-cell>
          <table:table-cell table:formula="of:=VLOOKUP([.A323];[loc.A$1:.C$1048576];3;1)" office:value-type="float" office:value="-90.704279" calcext:value-type="float">
            <text:p>-90.704279</text:p>
          </table:table-cell>
        </table:table-row>
        <table:table-row table:style-name="ro1">
          <table:table-cell office:value-type="string" calcext:value-type="string">
            <text:p>Jonesboro AR (CBSA)</text:p>
          </table:table-cell>
          <table:table-cell office:value-type="float" office:value="3.66666666666667" calcext:value-type="float">
            <text:p>3.6666666667</text:p>
          </table:table-cell>
          <table:table-cell office:value-type="float" office:value="3.33333333333333" calcext:value-type="float">
            <text:p>3.3333333333</text:p>
          </table:table-cell>
          <table:table-cell table:formula="of:=VLOOKUP([.A324];[loc.A$1:.C$1048576];2;1)" office:value-type="float" office:value="35.842297" calcext:value-type="float">
            <text:p>35.842297</text:p>
          </table:table-cell>
          <table:table-cell table:formula="of:=VLOOKUP([.A324];[loc.A$1:.C$1048576];3;1)" office:value-type="float" office:value="-90.704279" calcext:value-type="float">
            <text:p>-90.704279</text:p>
          </table:table-cell>
        </table:table-row>
        <table:table-row table:style-name="ro1">
          <table:table-cell office:value-type="string" calcext:value-type="string">
            <text:p>Joplin MO (CBSA)</text:p>
          </table:table-cell>
          <table:table-cell office:value-type="float" office:value="7.30434782608696" calcext:value-type="float">
            <text:p>7.3043478261</text:p>
          </table:table-cell>
          <table:table-cell office:value-type="float" office:value="5.04347826086957" calcext:value-type="float">
            <text:p>5.0434782609</text:p>
          </table:table-cell>
          <table:table-cell table:formula="of:=VLOOKUP([.A325];[loc.A$1:.C$1048576];2;1)" office:value-type="float" office:value="37.084227" calcext:value-type="float">
            <text:p>37.084227</text:p>
          </table:table-cell>
          <table:table-cell table:formula="of:=VLOOKUP([.A325];[loc.A$1:.C$1048576];3;1)" office:value-type="float" office:value="-94.513281" calcext:value-type="float">
            <text:p>-94.513281</text:p>
          </table:table-cell>
        </table:table-row>
        <table:table-row table:style-name="ro1">
          <table:table-cell office:value-type="string" calcext:value-type="string">
            <text:p>Joplin-Pittsburg (DMA)</text:p>
          </table:table-cell>
          <table:table-cell office:value-type="float" office:value="16.5833333333333" calcext:value-type="float">
            <text:p>16.5833333333</text:p>
          </table:table-cell>
          <table:table-cell office:value-type="float" office:value="5.66666666666667" calcext:value-type="float">
            <text:p>5.6666666667</text:p>
          </table:table-cell>
          <table:table-cell table:formula="of:=VLOOKUP([.A326];[loc.A$1:.C$1048576];2;1)" office:value-type="float" office:value="37.424084" calcext:value-type="float">
            <text:p>37.424084</text:p>
          </table:table-cell>
          <table:table-cell table:formula="of:=VLOOKUP([.A326];[loc.A$1:.C$1048576];3;1)" office:value-type="float" office:value="-94.700308" calcext:value-type="float">
            <text:p>-94.700308</text:p>
          </table:table-cell>
        </table:table-row>
        <table:table-row table:style-name="ro1">
          <table:table-cell office:value-type="string" calcext:value-type="string">
            <text:p>Kalispell MT (CBSA)</text:p>
          </table:table-cell>
          <table:table-cell office:value-type="float" office:value="3.66666666666667" calcext:value-type="float">
            <text:p>3.6666666667</text:p>
          </table:table-cell>
          <table:table-cell office:value-type="float" office:value="4" calcext:value-type="float">
            <text:p>4</text:p>
          </table:table-cell>
          <table:table-cell table:formula="of:=VLOOKUP([.A327];[loc.A$1:.C$1048576];2;1)" office:value-type="float" office:value="48.191989" calcext:value-type="float">
            <text:p>48.191989</text:p>
          </table:table-cell>
          <table:table-cell table:formula="of:=VLOOKUP([.A327];[loc.A$1:.C$1048576];3;1)" office:value-type="float" office:value="-114.316813" calcext:value-type="float">
            <text:p>-114.316813</text:p>
          </table:table-cell>
        </table:table-row>
        <table:table-row table:style-name="ro1">
          <table:table-cell office:value-type="string" calcext:value-type="string">
            <text:p>Kansas City (DMA)</text:p>
          </table:table-cell>
          <table:table-cell office:value-type="float" office:value="137.333333333333" calcext:value-type="float">
            <text:p>137.3333333333</text:p>
          </table:table-cell>
          <table:table-cell office:value-type="float" office:value="7.33333333333333" calcext:value-type="float">
            <text:p>7.3333333333</text:p>
          </table:table-cell>
          <table:table-cell table:formula="of:=VLOOKUP([.A328];[loc.A$1:.C$1048576];2;1)" office:value-type="float" office:value="39.099727" calcext:value-type="float">
            <text:p>39.099727</text:p>
          </table:table-cell>
          <table:table-cell table:formula="of:=VLOOKUP([.A328];[loc.A$1:.C$1048576];3;1)" office:value-type="float" office:value="-94.578567" calcext:value-type="float">
            <text:p>-94.578567</text:p>
          </table:table-cell>
        </table:table-row>
        <table:table-row table:style-name="ro1">
          <table:table-cell office:value-type="string" calcext:value-type="string">
            <text:p>Kansas City MO-KS (CBSA)</text:p>
          </table:table-cell>
          <table:table-cell office:value-type="float" office:value="85" calcext:value-type="float">
            <text:p>85</text:p>
          </table:table-cell>
          <table:table-cell office:value-type="float" office:value="5.16666666666667" calcext:value-type="float">
            <text:p>5.1666666667</text:p>
          </table:table-cell>
          <table:table-cell table:formula="of:=VLOOKUP([.A329];[loc.A$1:.C$1048576];2;1)" office:value-type="float" office:value="39.099727" calcext:value-type="float">
            <text:p>39.099727</text:p>
          </table:table-cell>
          <table:table-cell table:formula="of:=VLOOKUP([.A329];[loc.A$1:.C$1048576];3;1)" office:value-type="float" office:value="-94.578567" calcext:value-type="float">
            <text:p>-94.578567</text:p>
          </table:table-cell>
        </table:table-row>
        <table:table-row table:style-name="ro1">
          <table:table-cell office:value-type="string" calcext:value-type="string">
            <text:p>Kearney NE (CBSA)</text:p>
          </table:table-cell>
          <table:table-cell office:value-type="float" office:value="2.75" calcext:value-type="float">
            <text:p>2.75</text:p>
          </table:table-cell>
          <table:table-cell office:value-type="float" office:value="5.5" calcext:value-type="float">
            <text:p>5.5</text:p>
          </table:table-cell>
          <table:table-cell table:formula="of:=VLOOKUP([.A330];[loc.A$1:.C$1048576];2;1)" office:value-type="float" office:value="40.69933" calcext:value-type="float">
            <text:p>40.69933</text:p>
          </table:table-cell>
          <table:table-cell table:formula="of:=VLOOKUP([.A330];[loc.A$1:.C$1048576];3;1)" office:value-type="float" office:value="-99.081678" calcext:value-type="float">
            <text:p>-99.081678</text:p>
          </table:table-cell>
        </table:table-row>
        <table:table-row table:style-name="ro1">
          <table:table-cell office:value-type="string" calcext:value-type="string">
            <text:p>Kennett MO <text:s/>(CBSA)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VLOOKUP([.A331];[loc.A$1:.C$1048576];2;1)" office:value-type="float" office:value="40.69933" calcext:value-type="float">
            <text:p>40.69933</text:p>
          </table:table-cell>
          <table:table-cell table:formula="of:=VLOOKUP([.A331];[loc.A$1:.C$1048576];3;1)" office:value-type="float" office:value="-99.081678" calcext:value-type="float">
            <text:p>-99.081678</text:p>
          </table:table-cell>
        </table:table-row>
        <table:table-row table:style-name="ro1">
          <table:table-cell office:value-type="string" calcext:value-type="string">
            <text:p>Kerrville TX <text:s/>(CBSA)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VLOOKUP([.A332];[loc.A$1:.C$1048576];2;1)" office:value-type="float" office:value="36.236176" calcext:value-type="float">
            <text:p>36.236176</text:p>
          </table:table-cell>
          <table:table-cell table:formula="of:=VLOOKUP([.A332];[loc.A$1:.C$1048576];3;1)" office:value-type="float" office:value="-90.055649" calcext:value-type="float">
            <text:p>-90.055649</text:p>
          </table:table-cell>
        </table:table-row>
        <table:table-row table:style-name="ro1">
          <table:table-cell office:value-type="string" calcext:value-type="string">
            <text:p>Kill Devil Hills NC (CBSA)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formula="of:=VLOOKUP([.A333];[loc.A$1:.C$1048576];2;1)" office:value-type="float" office:value="36.030723" calcext:value-type="float">
            <text:p>36.030723</text:p>
          </table:table-cell>
          <table:table-cell table:formula="of:=VLOOKUP([.A333];[loc.A$1:.C$1048576];3;1)" office:value-type="float" office:value="-75.67601" calcext:value-type="float">
            <text:p>-75.67601</text:p>
          </table:table-cell>
        </table:table-row>
        <table:table-row table:style-name="ro1">
          <table:table-cell office:value-type="string" calcext:value-type="string">
            <text:p>Killeen-Temple-Fort Hood TX (CBSA)</text:p>
          </table:table-cell>
          <table:table-cell office:value-type="float" office:value="9.78571428571429" calcext:value-type="float">
            <text:p>9.7857142857</text:p>
          </table:table-cell>
          <table:table-cell office:value-type="float" office:value="2.35714285714286" calcext:value-type="float">
            <text:p>2.3571428571</text:p>
          </table:table-cell>
          <table:table-cell table:formula="of:=VLOOKUP([.A334];[loc.A$1:.C$1048576];2;1)" office:value-type="float" office:value="31.086873" calcext:value-type="float">
            <text:p>31.086873</text:p>
          </table:table-cell>
          <table:table-cell table:formula="of:=VLOOKUP([.A334];[loc.A$1:.C$1048576];3;1)" office:value-type="float" office:value="-97.754137" calcext:value-type="float">
            <text:p>-97.754137</text:p>
          </table:table-cell>
        </table:table-row>
        <table:table-row table:style-name="ro1">
          <table:table-cell office:value-type="string" calcext:value-type="string">
            <text:p>Kingsport-Bristol-Bristol TN-VA (CBSA)</text:p>
          </table:table-cell>
          <table:table-cell office:value-type="float" office:value="12.4" calcext:value-type="float">
            <text:p>12.4</text:p>
          </table:table-cell>
          <table:table-cell office:value-type="float" office:value="3.93333333333333" calcext:value-type="float">
            <text:p>3.9333333333</text:p>
          </table:table-cell>
          <table:table-cell table:formula="of:=VLOOKUP([.A335];[loc.A$1:.C$1048576];2;1)" office:value-type="float" office:value="37.431573" calcext:value-type="float">
            <text:p>37.431573</text:p>
          </table:table-cell>
          <table:table-cell table:formula="of:=VLOOKUP([.A335];[loc.A$1:.C$1048576];3;1)" office:value-type="float" office:value="-78.656894" calcext:value-type="float">
            <text:p>-78.656894</text:p>
          </table:table-cell>
        </table:table-row>
        <table:table-row table:style-name="ro1">
          <table:table-cell office:value-type="string" calcext:value-type="string">
            <text:p>Kinston NC (CBSA)</text:p>
          </table:table-cell>
          <table:table-cell office:value-type="float" office:value="4.44444444444444" calcext:value-type="float">
            <text:p>4.4444444444</text:p>
          </table:table-cell>
          <table:table-cell office:value-type="float" office:value="7" calcext:value-type="float">
            <text:p>7</text:p>
          </table:table-cell>
          <table:table-cell table:formula="of:=VLOOKUP([.A336];[loc.A$1:.C$1048576];2;1)" office:value-type="float" office:value="35.262664" calcext:value-type="float">
            <text:p>35.262664</text:p>
          </table:table-cell>
          <table:table-cell table:formula="of:=VLOOKUP([.A336];[loc.A$1:.C$1048576];3;1)" office:value-type="float" office:value="-77.581635" calcext:value-type="float">
            <text:p>-77.581635</text:p>
          </table:table-cell>
        </table:table-row>
        <table:table-row table:style-name="ro1">
          <table:table-cell office:value-type="string" calcext:value-type="string">
            <text:p>Kirksville MO (CBSA)</text:p>
          </table:table-cell>
          <table:table-cell office:value-type="float" office:value="3.63636363636364" calcext:value-type="float">
            <text:p>3.6363636364</text:p>
          </table:table-cell>
          <table:table-cell office:value-type="float" office:value="13.0909090909091" calcext:value-type="float">
            <text:p>13.0909090909</text:p>
          </table:table-cell>
          <table:table-cell table:formula="of:=VLOOKUP([.A337];[loc.A$1:.C$1048576];2;1)" office:value-type="float" office:value="40.194754" calcext:value-type="float">
            <text:p>40.194754</text:p>
          </table:table-cell>
          <table:table-cell table:formula="of:=VLOOKUP([.A337];[loc.A$1:.C$1048576];3;1)" office:value-type="float" office:value="-92.58325" calcext:value-type="float">
            <text:p>-92.58325</text:p>
          </table:table-cell>
        </table:table-row>
        <table:table-row table:style-name="ro1">
          <table:table-cell office:value-type="string" calcext:value-type="string">
            <text:p>Knoxville (DMA)</text:p>
          </table:table-cell>
          <table:table-cell office:value-type="float" office:value="28.6666666666667" calcext:value-type="float">
            <text:p>28.6666666667</text:p>
          </table:table-cell>
          <table:table-cell office:value-type="float" office:value="2.33333333333333" calcext:value-type="float">
            <text:p>2.3333333333</text:p>
          </table:table-cell>
          <table:table-cell table:formula="of:=VLOOKUP([.A338];[loc.A$1:.C$1048576];2;1)" office:value-type="float" office:value="35.960638" calcext:value-type="float">
            <text:p>35.960638</text:p>
          </table:table-cell>
          <table:table-cell table:formula="of:=VLOOKUP([.A338];[loc.A$1:.C$1048576];3;1)" office:value-type="float" office:value="-83.920739" calcext:value-type="float">
            <text:p>-83.920739</text:p>
          </table:table-cell>
        </table:table-row>
        <table:table-row table:style-name="ro1">
          <table:table-cell office:value-type="string" calcext:value-type="string">
            <text:p>Knoxville TN (CBSA)</text:p>
          </table:table-cell>
          <table:table-cell office:value-type="float" office:value="21.5" calcext:value-type="float">
            <text:p>21.5</text:p>
          </table:table-cell>
          <table:table-cell office:value-type="float" office:value="3" calcext:value-type="float">
            <text:p>3</text:p>
          </table:table-cell>
          <table:table-cell table:formula="of:=VLOOKUP([.A339];[loc.A$1:.C$1048576];2;1)" office:value-type="float" office:value="35.960638" calcext:value-type="float">
            <text:p>35.960638</text:p>
          </table:table-cell>
          <table:table-cell table:formula="of:=VLOOKUP([.A339];[loc.A$1:.C$1048576];3;1)" office:value-type="float" office:value="-83.920739" calcext:value-type="float">
            <text:p>-83.920739</text:p>
          </table:table-cell>
        </table:table-row>
        <table:table-row table:style-name="ro1">
          <table:table-cell office:value-type="string" calcext:value-type="string">
            <text:p>Kokomo IN (CBSA)</text:p>
          </table:table-cell>
          <table:table-cell office:value-type="float" office:value="11.6666666666667" calcext:value-type="float">
            <text:p>11.6666666667</text:p>
          </table:table-cell>
          <table:table-cell office:value-type="float" office:value="9" calcext:value-type="float">
            <text:p>9</text:p>
          </table:table-cell>
          <table:table-cell table:formula="of:=VLOOKUP([.A340];[loc.A$1:.C$1048576];2;1)" office:value-type="float" office:value="40.486427" calcext:value-type="float">
            <text:p>40.486427</text:p>
          </table:table-cell>
          <table:table-cell table:formula="of:=VLOOKUP([.A340];[loc.A$1:.C$1048576];3;1)" office:value-type="float" office:value="-86.133603" calcext:value-type="float">
            <text:p>-86.133603</text:p>
          </table:table-cell>
        </table:table-row>
        <table:table-row table:style-name="ro1">
          <table:table-cell office:value-type="string" calcext:value-type="string">
            <text:p>La Crosse-Eau Claire (DMA)</text:p>
          </table:table-cell>
          <table:table-cell office:value-type="float" office:value="34.3076923076923" calcext:value-type="float">
            <text:p>34.3076923077</text:p>
          </table:table-cell>
          <table:table-cell office:value-type="float" office:value="7.53846153846154" calcext:value-type="float">
            <text:p>7.5384615385</text:p>
          </table:table-cell>
          <table:table-cell table:formula="of:=VLOOKUP([.A341];[loc.A$1:.C$1048576];2;1)" office:value-type="float" office:value="44.811349" calcext:value-type="float">
            <text:p>44.811349</text:p>
          </table:table-cell>
          <table:table-cell table:formula="of:=VLOOKUP([.A341];[loc.A$1:.C$1048576];3;1)" office:value-type="float" office:value="-91.498494" calcext:value-type="float">
            <text:p>-91.498494</text:p>
          </table:table-cell>
        </table:table-row>
        <table:table-row table:style-name="ro1">
          <table:table-cell office:value-type="string" calcext:value-type="string">
            <text:p>Lafayette IN (DMA)</text:p>
          </table:table-cell>
          <table:table-cell office:value-type="float" office:value="8.5" calcext:value-type="float">
            <text:p>8.5</text:p>
          </table:table-cell>
          <table:table-cell office:value-type="float" office:value="4.5" calcext:value-type="float">
            <text:p>4.5</text:p>
          </table:table-cell>
          <table:table-cell table:formula="of:=VLOOKUP([.A342];[loc.A$1:.C$1048576];2;1)" office:value-type="float" office:value="40.416702" calcext:value-type="float">
            <text:p>40.416702</text:p>
          </table:table-cell>
          <table:table-cell table:formula="of:=VLOOKUP([.A342];[loc.A$1:.C$1048576];3;1)" office:value-type="float" office:value="-86.875287" calcext:value-type="float">
            <text:p>-86.875287</text:p>
          </table:table-cell>
        </table:table-row>
        <table:table-row table:style-name="ro1">
          <table:table-cell office:value-type="string" calcext:value-type="string">
            <text:p>Lafayette LA (CBSA)</text:p>
          </table:table-cell>
          <table:table-cell office:value-type="float" office:value="20.1176470588235" calcext:value-type="float">
            <text:p>20.1176470588</text:p>
          </table:table-cell>
          <table:table-cell office:value-type="float" office:value="5.11764705882353" calcext:value-type="float">
            <text:p>5.1176470588</text:p>
          </table:table-cell>
          <table:table-cell table:formula="of:=VLOOKUP([.A343];[loc.A$1:.C$1048576];2;1)" office:value-type="float" office:value="30.22409" calcext:value-type="float">
            <text:p>30.22409</text:p>
          </table:table-cell>
          <table:table-cell table:formula="of:=VLOOKUP([.A343];[loc.A$1:.C$1048576];3;1)" office:value-type="float" office:value="-92.019843" calcext:value-type="float">
            <text:p>-92.019843</text:p>
          </table:table-cell>
        </table:table-row>
        <table:table-row table:style-name="ro1">
          <table:table-cell office:value-type="string" calcext:value-type="string">
            <text:p>Lafayette LA (DMA)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VLOOKUP([.A344];[loc.A$1:.C$1048576];2;1)" office:value-type="float" office:value="30.22409" calcext:value-type="float">
            <text:p>30.22409</text:p>
          </table:table-cell>
          <table:table-cell table:formula="of:=VLOOKUP([.A344];[loc.A$1:.C$1048576];3;1)" office:value-type="float" office:value="-92.019843" calcext:value-type="float">
            <text:p>-92.019843</text:p>
          </table:table-cell>
        </table:table-row>
        <table:table-row table:style-name="ro1">
          <table:table-cell office:value-type="string" calcext:value-type="string">
            <text:p>Lafayette-West Lafayette IN (CBSA)</text:p>
          </table:table-cell>
          <table:table-cell office:value-type="float" office:value="8.5" calcext:value-type="float">
            <text:p>8.5</text:p>
          </table:table-cell>
          <table:table-cell office:value-type="float" office:value="4" calcext:value-type="float">
            <text:p>4</text:p>
          </table:table-cell>
          <table:table-cell table:formula="of:=VLOOKUP([.A345];[loc.A$1:.C$1048576];2;1)" office:value-type="float" office:value="40.275349" calcext:value-type="float">
            <text:p>40.275349</text:p>
          </table:table-cell>
          <table:table-cell table:formula="of:=VLOOKUP([.A345];[loc.A$1:.C$1048576];3;1)" office:value-type="float" office:value="-81.75096" calcext:value-type="float">
            <text:p>-81.75096</text:p>
          </table:table-cell>
        </table:table-row>
        <table:table-row table:style-name="ro1">
          <table:table-cell office:value-type="string" calcext:value-type="string">
            <text:p>LaGrange GA (CBSA)</text:p>
          </table:table-cell>
          <table:table-cell office:value-type="float" office:value="6.25" calcext:value-type="float">
            <text:p>6.25</text:p>
          </table:table-cell>
          <table:table-cell office:value-type="float" office:value="7.5" calcext:value-type="float">
            <text:p>7.5</text:p>
          </table:table-cell>
          <table:table-cell table:formula="of:=VLOOKUP([.A346];[loc.A$1:.C$1048576];2;1)" office:value-type="float" office:value="33.036222" calcext:value-type="float">
            <text:p>33.036222</text:p>
          </table:table-cell>
          <table:table-cell table:formula="of:=VLOOKUP([.A346];[loc.A$1:.C$1048576];3;1)" office:value-type="float" office:value="-85.032244" calcext:value-type="float">
            <text:p>-85.032244</text:p>
          </table:table-cell>
        </table:table-row>
        <table:table-row table:style-name="ro1">
          <table:table-cell office:value-type="string" calcext:value-type="string">
            <text:p>Lake Charles (DMA)</text:p>
          </table:table-cell>
          <table:table-cell office:value-type="float" office:value="8.91666666666667" calcext:value-type="float">
            <text:p>8.9166666667</text:p>
          </table:table-cell>
          <table:table-cell office:value-type="float" office:value="4" calcext:value-type="float">
            <text:p>4</text:p>
          </table:table-cell>
          <table:table-cell table:formula="of:=VLOOKUP([.A347];[loc.A$1:.C$1048576];2;1)" office:value-type="float" office:value="30.226595" calcext:value-type="float">
            <text:p>30.226595</text:p>
          </table:table-cell>
          <table:table-cell table:formula="of:=VLOOKUP([.A347];[loc.A$1:.C$1048576];3;1)" office:value-type="float" office:value="-93.217376" calcext:value-type="float">
            <text:p>-93.217376</text:p>
          </table:table-cell>
        </table:table-row>
        <table:table-row table:style-name="ro1">
          <table:table-cell office:value-type="string" calcext:value-type="string">
            <text:p>Lake Charles LA (CBSA)</text:p>
          </table:table-cell>
          <table:table-cell office:value-type="float" office:value="7.25" calcext:value-type="float">
            <text:p>7.25</text:p>
          </table:table-cell>
          <table:table-cell office:value-type="float" office:value="4.33333333333333" calcext:value-type="float">
            <text:p>4.3333333333</text:p>
          </table:table-cell>
          <table:table-cell table:formula="of:=VLOOKUP([.A348];[loc.A$1:.C$1048576];2;1)" office:value-type="float" office:value="30.226595" calcext:value-type="float">
            <text:p>30.226595</text:p>
          </table:table-cell>
          <table:table-cell table:formula="of:=VLOOKUP([.A348];[loc.A$1:.C$1048576];3;1)" office:value-type="float" office:value="-93.217376" calcext:value-type="float">
            <text:p>-93.217376</text:p>
          </table:table-cell>
        </table:table-row>
        <table:table-row table:style-name="ro1">
          <table:table-cell office:value-type="string" calcext:value-type="string">
            <text:p>Lake City FL (CBSA)</text:p>
          </table:table-cell>
          <table:table-cell office:value-type="float" office:value="4.6" calcext:value-type="float">
            <text:p>4.6</text:p>
          </table:table-cell>
          <table:table-cell office:value-type="float" office:value="5.8" calcext:value-type="float">
            <text:p>5.8</text:p>
          </table:table-cell>
          <table:table-cell table:formula="of:=VLOOKUP([.A349];[loc.A$1:.C$1048576];2;1)" office:value-type="float" office:value="30.189676" calcext:value-type="float">
            <text:p>30.189676</text:p>
          </table:table-cell>
          <table:table-cell table:formula="of:=VLOOKUP([.A349];[loc.A$1:.C$1048576];3;1)" office:value-type="float" office:value="-82.63929" calcext:value-type="float">
            <text:p>-82.63929</text:p>
          </table:table-cell>
        </table:table-row>
        <table:table-row table:style-name="ro1">
          <table:table-cell office:value-type="string" calcext:value-type="string">
            <text:p>Lake Havasu City-Kingman AZ (CBSA)</text:p>
          </table:table-cell>
          <table:table-cell office:value-type="float" office:value="13.5454545454545" calcext:value-type="float">
            <text:p>13.5454545455</text:p>
          </table:table-cell>
          <table:table-cell office:value-type="float" office:value="6.72727272727273" calcext:value-type="float">
            <text:p>6.7272727273</text:p>
          </table:table-cell>
          <table:table-cell table:formula="of:=VLOOKUP([.A350];[loc.A$1:.C$1048576];2;1)" office:value-type="float" office:value="35.189443" calcext:value-type="float">
            <text:p>35.189443</text:p>
          </table:table-cell>
          <table:table-cell table:formula="of:=VLOOKUP([.A350];[loc.A$1:.C$1048576];3;1)" office:value-type="float" office:value="-114.053006" calcext:value-type="float">
            <text:p>-114.053006</text:p>
          </table:table-cell>
        </table:table-row>
        <table:table-row table:style-name="ro1">
          <table:table-cell office:value-type="string" calcext:value-type="string">
            <text:p>Lamesa TX (CBSA)</text:p>
          </table:table-cell>
          <table:table-cell office:value-type="float" office:value="2.33333333333333" calcext:value-type="float">
            <text:p>2.3333333333</text:p>
          </table:table-cell>
          <table:table-cell office:value-type="float" office:value="19" calcext:value-type="float">
            <text:p>19</text:p>
          </table:table-cell>
          <table:table-cell table:formula="of:=VLOOKUP([.A351];[loc.A$1:.C$1048576];2;1)" office:value-type="float" office:value="32.7376" calcext:value-type="float">
            <text:p>32.7376</text:p>
          </table:table-cell>
          <table:table-cell table:formula="of:=VLOOKUP([.A351];[loc.A$1:.C$1048576];3;1)" office:value-type="float" office:value="-101.950992" calcext:value-type="float">
            <text:p>-101.950992</text:p>
          </table:table-cell>
        </table:table-row>
        <table:table-row table:style-name="ro1">
          <table:table-cell office:value-type="string" calcext:value-type="string">
            <text:p>Lancaster PA (CBSA)</text:p>
          </table:table-cell>
          <table:table-cell office:value-type="float" office:value="42.8333333333333" calcext:value-type="float">
            <text:p>42.8333333333</text:p>
          </table:table-cell>
          <table:table-cell office:value-type="float" office:value="9.91666666666667" calcext:value-type="float">
            <text:p>9.9166666667</text:p>
          </table:table-cell>
          <table:table-cell table:formula="of:=VLOOKUP([.A352];[loc.A$1:.C$1048576];2;1)" office:value-type="float" office:value="40.037876" calcext:value-type="float">
            <text:p>40.037876</text:p>
          </table:table-cell>
          <table:table-cell table:formula="of:=VLOOKUP([.A352];[loc.A$1:.C$1048576];3;1)" office:value-type="float" office:value="-76.305514" calcext:value-type="float">
            <text:p>-76.305514</text:p>
          </table:table-cell>
        </table:table-row>
        <table:table-row table:style-name="ro1">
          <table:table-cell office:value-type="string" calcext:value-type="string">
            <text:p>Lansing-East Lansing MI (CBSA)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VLOOKUP([.A353];[loc.A$1:.C$1048576];2;1)" office:value-type="float" office:value="42.761259" calcext:value-type="float">
            <text:p>42.761259</text:p>
          </table:table-cell>
          <table:table-cell table:formula="of:=VLOOKUP([.A353];[loc.A$1:.C$1048576];3;1)" office:value-type="float" office:value="-84.542783" calcext:value-type="float">
            <text:p>-84.542783</text:p>
          </table:table-cell>
        </table:table-row>
        <table:table-row table:style-name="ro1">
          <table:table-cell office:value-type="string" calcext:value-type="string">
            <text:p>Laramie WY (CBSA)</text:p>
          </table:table-cell>
          <table:table-cell office:value-type="float" office:value="4.66666666666667" calcext:value-type="float">
            <text:p>4.6666666667</text:p>
          </table:table-cell>
          <table:table-cell office:value-type="float" office:value="10" calcext:value-type="float">
            <text:p>10</text:p>
          </table:table-cell>
          <table:table-cell table:formula="of:=VLOOKUP([.A354];[loc.A$1:.C$1048576];2;1)" office:value-type="float" office:value="41.311367" calcext:value-type="float">
            <text:p>41.311367</text:p>
          </table:table-cell>
          <table:table-cell table:formula="of:=VLOOKUP([.A354];[loc.A$1:.C$1048576];3;1)" office:value-type="float" office:value="-105.591101" calcext:value-type="float">
            <text:p>-105.591101</text:p>
          </table:table-cell>
        </table:table-row>
        <table:table-row table:style-name="ro1">
          <table:table-cell office:value-type="string" calcext:value-type="string">
            <text:p>Laredo (DMA)</text:p>
          </table:table-cell>
          <table:table-cell office:value-type="float" office:value="9" calcext:value-type="float">
            <text:p>9</text:p>
          </table:table-cell>
          <table:table-cell office:value-type="float" office:value="4.125" calcext:value-type="float">
            <text:p>4.125</text:p>
          </table:table-cell>
          <table:table-cell table:formula="of:=VLOOKUP([.A355];[loc.A$1:.C$1048576];2;1)" office:value-type="float" office:value="27.530567" calcext:value-type="float">
            <text:p>27.530567</text:p>
          </table:table-cell>
          <table:table-cell table:formula="of:=VLOOKUP([.A355];[loc.A$1:.C$1048576];3;1)" office:value-type="float" office:value="-99.480324" calcext:value-type="float">
            <text:p>-99.480324</text:p>
          </table:table-cell>
        </table:table-row>
        <table:table-row table:style-name="ro1">
          <table:table-cell office:value-type="string" calcext:value-type="string">
            <text:p>Laredo TX (CBSA)</text:p>
          </table:table-cell>
          <table:table-cell office:value-type="float" office:value="6.91666666666667" calcext:value-type="float">
            <text:p>6.9166666667</text:p>
          </table:table-cell>
          <table:table-cell office:value-type="float" office:value="3.5" calcext:value-type="float">
            <text:p>3.5</text:p>
          </table:table-cell>
          <table:table-cell table:formula="of:=VLOOKUP([.A356];[loc.A$1:.C$1048576];2;1)" office:value-type="float" office:value="27.530567" calcext:value-type="float">
            <text:p>27.530567</text:p>
          </table:table-cell>
          <table:table-cell table:formula="of:=VLOOKUP([.A356];[loc.A$1:.C$1048576];3;1)" office:value-type="float" office:value="-99.480324" calcext:value-type="float">
            <text:p>-99.480324</text:p>
          </table:table-cell>
        </table:table-row>
        <table:table-row table:style-name="ro1">
          <table:table-cell office:value-type="string" calcext:value-type="string">
            <text:p>Las Cruces NM (CBSA)</text:p>
          </table:table-cell>
          <table:table-cell office:value-type="float" office:value="7.44444444444444" calcext:value-type="float">
            <text:p>7.4444444444</text:p>
          </table:table-cell>
          <table:table-cell office:value-type="float" office:value="4.33333333333333" calcext:value-type="float">
            <text:p>4.3333333333</text:p>
          </table:table-cell>
          <table:table-cell table:formula="of:=VLOOKUP([.A357];[loc.A$1:.C$1048576];2;1)" office:value-type="float" office:value="32.31994" calcext:value-type="float">
            <text:p>32.31994</text:p>
          </table:table-cell>
          <table:table-cell table:formula="of:=VLOOKUP([.A357];[loc.A$1:.C$1048576];3;1)" office:value-type="float" office:value="-106.763654" calcext:value-type="float">
            <text:p>-106.763654</text:p>
          </table:table-cell>
        </table:table-row>
        <table:table-row table:style-name="ro1">
          <table:table-cell office:value-type="string" calcext:value-type="string">
            <text:p>Las Vegas</text:p>
          </table:table-cell>
          <table:table-cell office:value-type="float" office:value="33.5" calcext:value-type="float">
            <text:p>33.5</text:p>
          </table:table-cell>
          <table:table-cell office:value-type="float" office:value="2.11125" calcext:value-type="float">
            <text:p>2.11125</text:p>
          </table:table-cell>
          <table:table-cell table:formula="of:=VLOOKUP([.A358];[loc.A$1:.C$1048576];2;1)" office:value-type="float" office:value="36.169941" calcext:value-type="float">
            <text:p>36.169941</text:p>
          </table:table-cell>
          <table:table-cell table:formula="of:=VLOOKUP([.A358];[loc.A$1:.C$1048576];3;1)" office:value-type="float" office:value="-115.13983" calcext:value-type="float">
            <text:p>-115.13983</text:p>
          </table:table-cell>
        </table:table-row>
        <table:table-row table:style-name="ro1">
          <table:table-cell office:value-type="string" calcext:value-type="string">
            <text:p>Las Vegas (DMA)</text:p>
          </table:table-cell>
          <table:table-cell office:value-type="float" office:value="48.2727272727273" calcext:value-type="float">
            <text:p>48.2727272727</text:p>
          </table:table-cell>
          <table:table-cell office:value-type="float" office:value="2.54545454545455" calcext:value-type="float">
            <text:p>2.5454545455</text:p>
          </table:table-cell>
          <table:table-cell table:formula="of:=VLOOKUP([.A359];[loc.A$1:.C$1048576];2;1)" office:value-type="float" office:value="36.169941" calcext:value-type="float">
            <text:p>36.169941</text:p>
          </table:table-cell>
          <table:table-cell table:formula="of:=VLOOKUP([.A359];[loc.A$1:.C$1048576];3;1)" office:value-type="float" office:value="-115.13983" calcext:value-type="float">
            <text:p>-115.13983</text:p>
          </table:table-cell>
        </table:table-row>
        <table:table-row table:style-name="ro1">
          <table:table-cell office:value-type="string" calcext:value-type="string">
            <text:p>Las Vegas NM <text:s/>(CBSA)</text:p>
          </table:table-cell>
          <table:table-cell office:value-type="float" office:value="5.5" calcext:value-type="float">
            <text:p>5.5</text:p>
          </table:table-cell>
          <table:table-cell office:value-type="float" office:value="18" calcext:value-type="float">
            <text:p>18</text:p>
          </table:table-cell>
          <table:table-cell table:formula="of:=VLOOKUP([.A360];[loc.A$1:.C$1048576];2;1)" office:value-type="float" office:value="36.169941" calcext:value-type="float">
            <text:p>36.169941</text:p>
          </table:table-cell>
          <table:table-cell table:formula="of:=VLOOKUP([.A360];[loc.A$1:.C$1048576];3;1)" office:value-type="float" office:value="-115.13983" calcext:value-type="float">
            <text:p>-115.13983</text:p>
          </table:table-cell>
        </table:table-row>
        <table:table-row table:style-name="ro1">
          <table:table-cell office:value-type="string" calcext:value-type="string">
            <text:p>Las Vegas-Paradise NV (CBSA)</text:p>
          </table:table-cell>
          <table:table-cell office:value-type="float" office:value="44.9285714285714" calcext:value-type="float">
            <text:p>44.9285714286</text:p>
          </table:table-cell>
          <table:table-cell office:value-type="float" office:value="2.71428571428571" calcext:value-type="float">
            <text:p>2.7142857143</text:p>
          </table:table-cell>
          <table:table-cell table:formula="of:=VLOOKUP([.A361];[loc.A$1:.C$1048576];2;1)" office:value-type="float" office:value="36.097195" calcext:value-type="float">
            <text:p>36.097195</text:p>
          </table:table-cell>
          <table:table-cell table:formula="of:=VLOOKUP([.A361];[loc.A$1:.C$1048576];3;1)" office:value-type="float" office:value="-115.146665" calcext:value-type="float">
            <text:p>-115.146665</text:p>
          </table:table-cell>
        </table:table-row>
        <table:table-row table:style-name="ro1">
          <table:table-cell office:value-type="string" calcext:value-type="string">
            <text:p>Laurel MS (CBSA)</text:p>
          </table:table-cell>
          <table:table-cell office:value-type="float" office:value="3.35714285714286" calcext:value-type="float">
            <text:p>3.3571428571</text:p>
          </table:table-cell>
          <table:table-cell office:value-type="float" office:value="4.35714285714286" calcext:value-type="float">
            <text:p>4.3571428571</text:p>
          </table:table-cell>
          <table:table-cell table:formula="of:=VLOOKUP([.A362];[loc.A$1:.C$1048576];2;1)" office:value-type="float" office:value="31.694051" calcext:value-type="float">
            <text:p>31.694051</text:p>
          </table:table-cell>
          <table:table-cell table:formula="of:=VLOOKUP([.A362];[loc.A$1:.C$1048576];3;1)" office:value-type="float" office:value="-89.130612" calcext:value-type="float">
            <text:p>-89.130612</text:p>
          </table:table-cell>
        </table:table-row>
        <table:table-row table:style-name="ro1">
          <table:table-cell office:value-type="string" calcext:value-type="string">
            <text:p>Laurinburg NC (CBSA)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table:formula="of:=VLOOKUP([.A363];[loc.A$1:.C$1048576];2;1)" office:value-type="float" office:value="34.774049" calcext:value-type="float">
            <text:p>34.774049</text:p>
          </table:table-cell>
          <table:table-cell table:formula="of:=VLOOKUP([.A363];[loc.A$1:.C$1048576];3;1)" office:value-type="float" office:value="-79.462825" calcext:value-type="float">
            <text:p>-79.462825</text:p>
          </table:table-cell>
        </table:table-row>
        <table:table-row table:style-name="ro1">
          <table:table-cell office:value-type="string" calcext:value-type="string">
            <text:p>Lawrence KS (CBSA)</text:p>
          </table:table-cell>
          <table:table-cell office:value-type="float" office:value="7.33333333333333" calcext:value-type="float">
            <text:p>7.3333333333</text:p>
          </table:table-cell>
          <table:table-cell office:value-type="float" office:value="5" calcext:value-type="float">
            <text:p>5</text:p>
          </table:table-cell>
          <table:table-cell table:formula="of:=VLOOKUP([.A364];[loc.A$1:.C$1048576];2;1)" office:value-type="float" office:value="38.971669" calcext:value-type="float">
            <text:p>38.971669</text:p>
          </table:table-cell>
          <table:table-cell table:formula="of:=VLOOKUP([.A364];[loc.A$1:.C$1048576];3;1)" office:value-type="float" office:value="-95.23525" calcext:value-type="float">
            <text:p>-95.23525</text:p>
          </table:table-cell>
        </table:table-row>
        <table:table-row table:style-name="ro1">
          <table:table-cell office:value-type="string" calcext:value-type="string">
            <text:p>Lebanon MO (CBSA)</text:p>
          </table:table-cell>
          <table:table-cell office:value-type="float" office:value="1.25" calcext:value-type="float">
            <text:p>1.25</text:p>
          </table:table-cell>
          <table:table-cell office:value-type="float" office:value="3.625" calcext:value-type="float">
            <text:p>3.625</text:p>
          </table:table-cell>
          <table:table-cell table:formula="of:=VLOOKUP([.A365];[loc.A$1:.C$1048576];2;1)" office:value-type="float" office:value="37.680597" calcext:value-type="float">
            <text:p>37.680597</text:p>
          </table:table-cell>
          <table:table-cell table:formula="of:=VLOOKUP([.A365];[loc.A$1:.C$1048576];3;1)" office:value-type="float" office:value="-92.663787" calcext:value-type="float">
            <text:p>-92.663787</text:p>
          </table:table-cell>
        </table:table-row>
        <table:table-row table:style-name="ro1">
          <table:table-cell office:value-type="string" calcext:value-type="string">
            <text:p>Lebanon PA (CBSA)</text:p>
          </table:table-cell>
          <table:table-cell office:value-type="float" office:value="9.66666666666667" calcext:value-type="float">
            <text:p>9.6666666667</text:p>
          </table:table-cell>
          <table:table-cell office:value-type="float" office:value="7.33333333333333" calcext:value-type="float">
            <text:p>7.3333333333</text:p>
          </table:table-cell>
          <table:table-cell table:formula="of:=VLOOKUP([.A366];[loc.A$1:.C$1048576];2;1)" office:value-type="float" office:value="40.340925" calcext:value-type="float">
            <text:p>40.340925</text:p>
          </table:table-cell>
          <table:table-cell table:formula="of:=VLOOKUP([.A366];[loc.A$1:.C$1048576];3;1)" office:value-type="float" office:value="-76.41135" calcext:value-type="float">
            <text:p>-76.41135</text:p>
          </table:table-cell>
        </table:table-row>
        <table:table-row table:style-name="ro1">
          <table:table-cell office:value-type="string" calcext:value-type="string">
            <text:p>Levelland TX (CBSA)</text:p>
          </table:table-cell>
          <table:table-cell office:value-type="float" office:value="2.33333333333333" calcext:value-type="float">
            <text:p>2.3333333333</text:p>
          </table:table-cell>
          <table:table-cell office:value-type="float" office:value="11.6666666666667" calcext:value-type="float">
            <text:p>11.6666666667</text:p>
          </table:table-cell>
          <table:table-cell table:formula="of:=VLOOKUP([.A367];[loc.A$1:.C$1048576];2;1)" office:value-type="float" office:value="33.587316" calcext:value-type="float">
            <text:p>33.587316</text:p>
          </table:table-cell>
          <table:table-cell table:formula="of:=VLOOKUP([.A367];[loc.A$1:.C$1048576];3;1)" office:value-type="float" office:value="-102.37796" calcext:value-type="float">
            <text:p>-102.37796</text:p>
          </table:table-cell>
        </table:table-row>
        <table:table-row table:style-name="ro1">
          <table:table-cell office:value-type="string" calcext:value-type="string">
            <text:p>Lewisburg PA (CBSA)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VLOOKUP([.A368];[loc.A$1:.C$1048576];2;1)" office:value-type="float" office:value="40.964529" calcext:value-type="float">
            <text:p>40.964529</text:p>
          </table:table-cell>
          <table:table-cell table:formula="of:=VLOOKUP([.A368];[loc.A$1:.C$1048576];3;1)" office:value-type="float" office:value="-76.88441" calcext:value-type="float">
            <text:p>-76.88441</text:p>
          </table:table-cell>
        </table:table-row>
        <table:table-row table:style-name="ro1">
          <table:table-cell office:value-type="string" calcext:value-type="string">
            <text:p>Lewisburg TN (CBSA)</text:p>
          </table:table-cell>
          <table:table-cell office:value-type="float" office:value="4.5" calcext:value-type="float">
            <text:p>4.5</text:p>
          </table:table-cell>
          <table:table-cell office:value-type="float" office:value="14.75" calcext:value-type="float">
            <text:p>14.75</text:p>
          </table:table-cell>
          <table:table-cell table:formula="of:=VLOOKUP([.A369];[loc.A$1:.C$1048576];2;1)" office:value-type="float" office:value="35.44924" calcext:value-type="float">
            <text:p>35.44924</text:p>
          </table:table-cell>
          <table:table-cell table:formula="of:=VLOOKUP([.A369];[loc.A$1:.C$1048576];3;1)" office:value-type="float" office:value="-86.788889" calcext:value-type="float">
            <text:p>-86.788889</text:p>
          </table:table-cell>
        </table:table-row>
        <table:table-row table:style-name="ro1">
          <table:table-cell office:value-type="string" calcext:value-type="string">
            <text:p>Lewiston ID-WA (CBSA)</text:p>
          </table:table-cell>
          <table:table-cell office:value-type="float" office:value="5.5" calcext:value-type="float">
            <text:p>5.5</text:p>
          </table:table-cell>
          <table:table-cell office:value-type="float" office:value="7" calcext:value-type="float">
            <text:p>7</text:p>
          </table:table-cell>
          <table:table-cell table:formula="of:=VLOOKUP([.A370];[loc.A$1:.C$1048576];2;1)" office:value-type="float" office:value="46.400409" calcext:value-type="float">
            <text:p>46.400409</text:p>
          </table:table-cell>
          <table:table-cell table:formula="of:=VLOOKUP([.A370];[loc.A$1:.C$1048576];3;1)" office:value-type="float" office:value="-117.001189" calcext:value-type="float">
            <text:p>-117.001189</text:p>
          </table:table-cell>
        </table:table-row>
        <table:table-row table:style-name="ro1">
          <table:table-cell office:value-type="string" calcext:value-type="string">
            <text:p>Lewistown PA (CBSA)</text:p>
          </table:table-cell>
          <table:table-cell office:value-type="float" office:value="3.5" calcext:value-type="float">
            <text:p>3.5</text:p>
          </table:table-cell>
          <table:table-cell office:value-type="float" office:value="9" calcext:value-type="float">
            <text:p>9</text:p>
          </table:table-cell>
          <table:table-cell table:formula="of:=VLOOKUP([.A371];[loc.A$1:.C$1048576];2;1)" office:value-type="float" office:value="40.59924" calcext:value-type="float">
            <text:p>40.59924</text:p>
          </table:table-cell>
          <table:table-cell table:formula="of:=VLOOKUP([.A371];[loc.A$1:.C$1048576];3;1)" office:value-type="float" office:value="-77.571382" calcext:value-type="float">
            <text:p>-77.571382</text:p>
          </table:table-cell>
        </table:table-row>
        <table:table-row table:style-name="ro1">
          <table:table-cell office:value-type="string" calcext:value-type="string">
            <text:p>Lexington NE (CBSA)</text:p>
          </table:table-cell>
          <table:table-cell office:value-type="float" office:value="2.66666666666667" calcext:value-type="float">
            <text:p>2.6666666667</text:p>
          </table:table-cell>
          <table:table-cell office:value-type="float" office:value="9" calcext:value-type="float">
            <text:p>9</text:p>
          </table:table-cell>
          <table:table-cell table:formula="of:=VLOOKUP([.A372];[loc.A$1:.C$1048576];2;1)" office:value-type="float" office:value="40.78084" calcext:value-type="float">
            <text:p>40.78084</text:p>
          </table:table-cell>
          <table:table-cell table:formula="of:=VLOOKUP([.A372];[loc.A$1:.C$1048576];3;1)" office:value-type="float" office:value="-99.741505" calcext:value-type="float">
            <text:p>-99.741505</text:p>
          </table:table-cell>
        </table:table-row>
        <table:table-row table:style-name="ro1">
          <table:table-cell office:value-type="string" calcext:value-type="string">
            <text:p>Lexington-Fayette KY (CBSA)</text:p>
          </table:table-cell>
          <table:table-cell office:value-type="float" office:value="18.5" calcext:value-type="float">
            <text:p>18.5</text:p>
          </table:table-cell>
          <table:table-cell office:value-type="float" office:value="4" calcext:value-type="float">
            <text:p>4</text:p>
          </table:table-cell>
          <table:table-cell table:formula="of:=VLOOKUP([.A373];[loc.A$1:.C$1048576];2;1)" office:value-type="float" office:value="38.040584" calcext:value-type="float">
            <text:p>38.040584</text:p>
          </table:table-cell>
          <table:table-cell table:formula="of:=VLOOKUP([.A373];[loc.A$1:.C$1048576];3;1)" office:value-type="float" office:value="-84.503716" calcext:value-type="float">
            <text:p>-84.503716</text:p>
          </table:table-cell>
        </table:table-row>
        <table:table-row table:style-name="ro1">
          <table:table-cell office:value-type="string" calcext:value-type="string">
            <text:p>Lincoln IL <text:s/>(CBSA)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VLOOKUP([.A374];[loc.A$1:.C$1048576];2;1)" office:value-type="float" office:value="38.040584" calcext:value-type="float">
            <text:p>38.040584</text:p>
          </table:table-cell>
          <table:table-cell table:formula="of:=VLOOKUP([.A374];[loc.A$1:.C$1048576];3;1)" office:value-type="float" office:value="-84.503716" calcext:value-type="float">
            <text:p>-84.503716</text:p>
          </table:table-cell>
        </table:table-row>
        <table:table-row table:style-name="ro1">
          <table:table-cell office:value-type="string" calcext:value-type="string">
            <text:p>Little Rock-North Little Rock AR (CBSA)</text:p>
          </table:table-cell>
          <table:table-cell office:value-type="float" office:value="20.7" calcext:value-type="float">
            <text:p>20.7</text:p>
          </table:table-cell>
          <table:table-cell office:value-type="float" office:value="3.5" calcext:value-type="float">
            <text:p>3.5</text:p>
          </table:table-cell>
          <table:table-cell table:formula="of:=VLOOKUP([.A375];[loc.A$1:.C$1048576];2;1)" office:value-type="float" office:value="34.833332" calcext:value-type="float">
            <text:p>34.833332</text:p>
          </table:table-cell>
          <table:table-cell table:formula="of:=VLOOKUP([.A375];[loc.A$1:.C$1048576];3;1)" office:value-type="float" office:value="-92.253891" calcext:value-type="float">
            <text:p>-92.253891</text:p>
          </table:table-cell>
        </table:table-row>
        <table:table-row table:style-name="ro1">
          <table:table-cell office:value-type="string" calcext:value-type="string">
            <text:p>Little Rock-Pine Bluff (DMA)</text:p>
          </table:table-cell>
          <table:table-cell office:value-type="float" office:value="44" calcext:value-type="float">
            <text:p>44</text:p>
          </table:table-cell>
          <table:table-cell office:value-type="float" office:value="3.75" calcext:value-type="float">
            <text:p>3.75</text:p>
          </table:table-cell>
          <table:table-cell table:formula="of:=VLOOKUP([.A376];[loc.A$1:.C$1048576];2;1)" office:value-type="float" office:value="34.228431" calcext:value-type="float">
            <text:p>34.228431</text:p>
          </table:table-cell>
          <table:table-cell table:formula="of:=VLOOKUP([.A376];[loc.A$1:.C$1048576];3;1)" office:value-type="float" office:value="-92.003195" calcext:value-type="float">
            <text:p>-92.003195</text:p>
          </table:table-cell>
        </table:table-row>
        <table:table-row table:style-name="ro1">
          <table:table-cell office:value-type="string" calcext:value-type="string">
            <text:p>Lock Haven PA (CBSA)</text:p>
          </table:table-cell>
          <table:table-cell office:value-type="float" office:value="3.66666666666667" calcext:value-type="float">
            <text:p>3.6666666667</text:p>
          </table:table-cell>
          <table:table-cell office:value-type="float" office:value="10" calcext:value-type="float">
            <text:p>10</text:p>
          </table:table-cell>
          <table:table-cell table:formula="of:=VLOOKUP([.A377];[loc.A$1:.C$1048576];2;1)" office:value-type="float" office:value="41.137013" calcext:value-type="float">
            <text:p>41.137013</text:p>
          </table:table-cell>
          <table:table-cell table:formula="of:=VLOOKUP([.A377];[loc.A$1:.C$1048576];3;1)" office:value-type="float" office:value="-77.446926" calcext:value-type="float">
            <text:p>-77.446926</text:p>
          </table:table-cell>
        </table:table-row>
        <table:table-row table:style-name="ro1">
          <table:table-cell office:value-type="string" calcext:value-type="string">
            <text:p>Longview TX (CBSA)</text:p>
          </table:table-cell>
          <table:table-cell office:value-type="float" office:value="6.625" calcext:value-type="float">
            <text:p>6.625</text:p>
          </table:table-cell>
          <table:table-cell office:value-type="float" office:value="3.75" calcext:value-type="float">
            <text:p>3.75</text:p>
          </table:table-cell>
          <table:table-cell table:formula="of:=VLOOKUP([.A378];[loc.A$1:.C$1048576];2;1)" office:value-type="float" office:value="32.500704" calcext:value-type="float">
            <text:p>32.500704</text:p>
          </table:table-cell>
          <table:table-cell table:formula="of:=VLOOKUP([.A378];[loc.A$1:.C$1048576];3;1)" office:value-type="float" office:value="-94.740489" calcext:value-type="float">
            <text:p>-94.740489</text:p>
          </table:table-cell>
        </table:table-row>
        <table:table-row table:style-name="ro1">
          <table:table-cell office:value-type="string" calcext:value-type="string">
            <text:p>Los Angeles</text:p>
          </table:table-cell>
          <table:table-cell office:value-type="float" office:value="417.208333333333" calcext:value-type="float">
            <text:p>417.2083333333</text:p>
          </table:table-cell>
          <table:table-cell office:value-type="float" office:value="3.00041666666667" calcext:value-type="float">
            <text:p>3.0004166667</text:p>
          </table:table-cell>
          <table:table-cell table:formula="of:=VLOOKUP([.A379];[loc.A$1:.C$1048576];2;1)" office:value-type="float" office:value="34.052234" calcext:value-type="float">
            <text:p>34.052234</text:p>
          </table:table-cell>
          <table:table-cell table:formula="of:=VLOOKUP([.A379];[loc.A$1:.C$1048576];3;1)" office:value-type="float" office:value="-118.243685" calcext:value-type="float">
            <text:p>-118.243685</text:p>
          </table:table-cell>
        </table:table-row>
        <table:table-row table:style-name="ro1">
          <table:table-cell office:value-type="string" calcext:value-type="string">
            <text:p>Los Angeles (DMA)</text:p>
          </table:table-cell>
          <table:table-cell office:value-type="float" office:value="301.681818181818" calcext:value-type="float">
            <text:p>301.6818181818</text:p>
          </table:table-cell>
          <table:table-cell office:value-type="float" office:value="2.18181818181818" calcext:value-type="float">
            <text:p>2.1818181818</text:p>
          </table:table-cell>
          <table:table-cell table:formula="of:=VLOOKUP([.A380];[loc.A$1:.C$1048576];2;1)" office:value-type="float" office:value="34.052234" calcext:value-type="float">
            <text:p>34.052234</text:p>
          </table:table-cell>
          <table:table-cell table:formula="of:=VLOOKUP([.A380];[loc.A$1:.C$1048576];3;1)" office:value-type="float" office:value="-118.243685" calcext:value-type="float">
            <text:p>-118.243685</text:p>
          </table:table-cell>
        </table:table-row>
        <table:table-row table:style-name="ro1">
          <table:table-cell office:value-type="string" calcext:value-type="string">
            <text:p>Lubbock (DMA)</text:p>
          </table:table-cell>
          <table:table-cell office:value-type="float" office:value="26.6" calcext:value-type="float">
            <text:p>26.6</text:p>
          </table:table-cell>
          <table:table-cell office:value-type="float" office:value="7" calcext:value-type="float">
            <text:p>7</text:p>
          </table:table-cell>
          <table:table-cell table:formula="of:=VLOOKUP([.A381];[loc.A$1:.C$1048576];2;1)" office:value-type="float" office:value="33.577863" calcext:value-type="float">
            <text:p>33.577863</text:p>
          </table:table-cell>
          <table:table-cell table:formula="of:=VLOOKUP([.A381];[loc.A$1:.C$1048576];3;1)" office:value-type="float" office:value="-101.855166" calcext:value-type="float">
            <text:p>-101.855166</text:p>
          </table:table-cell>
        </table:table-row>
        <table:table-row table:style-name="ro1">
          <table:table-cell office:value-type="string" calcext:value-type="string">
            <text:p>Lubbock TX (CBSA)</text:p>
          </table:table-cell>
          <table:table-cell office:value-type="float" office:value="16.0833333333333" calcext:value-type="float">
            <text:p>16.0833333333</text:p>
          </table:table-cell>
          <table:table-cell office:value-type="float" office:value="6.16666666666667" calcext:value-type="float">
            <text:p>6.1666666667</text:p>
          </table:table-cell>
          <table:table-cell table:formula="of:=VLOOKUP([.A382];[loc.A$1:.C$1048576];2;1)" office:value-type="float" office:value="33.577863" calcext:value-type="float">
            <text:p>33.577863</text:p>
          </table:table-cell>
          <table:table-cell table:formula="of:=VLOOKUP([.A382];[loc.A$1:.C$1048576];3;1)" office:value-type="float" office:value="-101.855166" calcext:value-type="float">
            <text:p>-101.855166</text:p>
          </table:table-cell>
        </table:table-row>
        <table:table-row table:style-name="ro1">
          <table:table-cell office:value-type="string" calcext:value-type="string">
            <text:p>Ludington MI (CBSA)</text:p>
          </table:table-cell>
          <table:table-cell office:value-type="float" office:value="5.375" calcext:value-type="float">
            <text:p>5.375</text:p>
          </table:table-cell>
          <table:table-cell office:value-type="float" office:value="14.5" calcext:value-type="float">
            <text:p>14.5</text:p>
          </table:table-cell>
          <table:table-cell table:formula="of:=VLOOKUP([.A383];[loc.A$1:.C$1048576];2;1)" office:value-type="float" office:value="43.955283" calcext:value-type="float">
            <text:p>43.955283</text:p>
          </table:table-cell>
          <table:table-cell table:formula="of:=VLOOKUP([.A383];[loc.A$1:.C$1048576];3;1)" office:value-type="float" office:value="-86.452583" calcext:value-type="float">
            <text:p>-86.452583</text:p>
          </table:table-cell>
        </table:table-row>
        <table:table-row table:style-name="ro1">
          <table:table-cell office:value-type="string" calcext:value-type="string">
            <text:p>Lumberton NC (CBSA)</text:p>
          </table:table-cell>
          <table:table-cell office:value-type="float" office:value="5.5" calcext:value-type="float">
            <text:p>5.5</text:p>
          </table:table-cell>
          <table:table-cell office:value-type="float" office:value="3.83333333333333" calcext:value-type="float">
            <text:p>3.8333333333</text:p>
          </table:table-cell>
          <table:table-cell table:formula="of:=VLOOKUP([.A384];[loc.A$1:.C$1048576];2;1)" office:value-type="float" office:value="34.61822" calcext:value-type="float">
            <text:p>34.61822</text:p>
          </table:table-cell>
          <table:table-cell table:formula="of:=VLOOKUP([.A384];[loc.A$1:.C$1048576];3;1)" office:value-type="float" office:value="-79.008642" calcext:value-type="float">
            <text:p>-79.008642</text:p>
          </table:table-cell>
        </table:table-row>
        <table:table-row table:style-name="ro1">
          <table:table-cell office:value-type="string" calcext:value-type="string">
            <text:p>Macomb IL (CBSA)</text:p>
          </table:table-cell>
          <table:table-cell office:value-type="float" office:value="7.25" calcext:value-type="float">
            <text:p>7.25</text:p>
          </table:table-cell>
          <table:table-cell office:value-type="float" office:value="25.5" calcext:value-type="float">
            <text:p>25.5</text:p>
          </table:table-cell>
          <table:table-cell table:formula="of:=VLOOKUP([.A385];[loc.A$1:.C$1048576];2;1)" office:value-type="float" office:value="40.459208" calcext:value-type="float">
            <text:p>40.459208</text:p>
          </table:table-cell>
          <table:table-cell table:formula="of:=VLOOKUP([.A385];[loc.A$1:.C$1048576];3;1)" office:value-type="float" office:value="-90.671797" calcext:value-type="float">
            <text:p>-90.671797</text:p>
          </table:table-cell>
        </table:table-row>
        <table:table-row table:style-name="ro1">
          <table:table-cell office:value-type="string" calcext:value-type="string">
            <text:p>Madera CA (CBSA)</text:p>
          </table:table-cell>
          <table:table-cell office:value-type="float" office:value="10.8333333333333" calcext:value-type="float">
            <text:p>10.8333333333</text:p>
          </table:table-cell>
          <table:table-cell office:value-type="float" office:value="8" calcext:value-type="float">
            <text:p>8</text:p>
          </table:table-cell>
          <table:table-cell table:formula="of:=VLOOKUP([.A386];[loc.A$1:.C$1048576];2;1)" office:value-type="float" office:value="36.961336" calcext:value-type="float">
            <text:p>36.961336</text:p>
          </table:table-cell>
          <table:table-cell table:formula="of:=VLOOKUP([.A386];[loc.A$1:.C$1048576];3;1)" office:value-type="float" office:value="-120.060718" calcext:value-type="float">
            <text:p>-120.060718</text:p>
          </table:table-cell>
        </table:table-row>
        <table:table-row table:style-name="ro1">
          <table:table-cell office:value-type="string" calcext:value-type="string">
            <text:p>Madison IN (CBSA)</text:p>
          </table:table-cell>
          <table:table-cell office:value-type="float" office:value="2.71428571428571" calcext:value-type="float">
            <text:p>2.7142857143</text:p>
          </table:table-cell>
          <table:table-cell office:value-type="float" office:value="7" calcext:value-type="float">
            <text:p>7</text:p>
          </table:table-cell>
          <table:table-cell table:formula="of:=VLOOKUP([.A387];[loc.A$1:.C$1048576];2;1)" office:value-type="float" office:value="38.735893" calcext:value-type="float">
            <text:p>38.735893</text:p>
          </table:table-cell>
          <table:table-cell table:formula="of:=VLOOKUP([.A387];[loc.A$1:.C$1048576];3;1)" office:value-type="float" office:value="-85.379958" calcext:value-type="float">
            <text:p>-85.379958</text:p>
          </table:table-cell>
        </table:table-row>
        <table:table-row table:style-name="ro1">
          <table:table-cell office:value-type="string" calcext:value-type="string">
            <text:p>Madison WI (CBSA)</text:p>
          </table:table-cell>
          <table:table-cell office:value-type="float" office:value="29.4" calcext:value-type="float">
            <text:p>29.4</text:p>
          </table:table-cell>
          <table:table-cell office:value-type="float" office:value="5.2" calcext:value-type="float">
            <text:p>5.2</text:p>
          </table:table-cell>
          <table:table-cell table:formula="of:=VLOOKUP([.A388];[loc.A$1:.C$1048576];2;1)" office:value-type="float" office:value="43.073052" calcext:value-type="float">
            <text:p>43.073052</text:p>
          </table:table-cell>
          <table:table-cell table:formula="of:=VLOOKUP([.A388];[loc.A$1:.C$1048576];3;1)" office:value-type="float" office:value="-89.40123" calcext:value-type="float">
            <text:p>-89.40123</text:p>
          </table:table-cell>
        </table:table-row>
        <table:table-row table:style-name="ro1">
          <table:table-cell office:value-type="string" calcext:value-type="string">
            <text:p>Madisonville KY (CBSA)</text:p>
          </table:table-cell>
          <table:table-cell office:value-type="float" office:value="4.3" calcext:value-type="float">
            <text:p>4.3</text:p>
          </table:table-cell>
          <table:table-cell office:value-type="float" office:value="8.5" calcext:value-type="float">
            <text:p>8.5</text:p>
          </table:table-cell>
          <table:table-cell table:formula="of:=VLOOKUP([.A389];[loc.A$1:.C$1048576];2;1)" office:value-type="float" office:value="37.328101" calcext:value-type="float">
            <text:p>37.328101</text:p>
          </table:table-cell>
          <table:table-cell table:formula="of:=VLOOKUP([.A389];[loc.A$1:.C$1048576];3;1)" office:value-type="float" office:value="-87.498888" calcext:value-type="float">
            <text:p>-87.498888</text:p>
          </table:table-cell>
        </table:table-row>
        <table:table-row table:style-name="ro1">
          <table:table-cell office:value-type="string" calcext:value-type="string">
            <text:p>Manitowoc WI (CBSA)</text:p>
          </table:table-cell>
          <table:table-cell office:value-type="float" office:value="6.33333333333333" calcext:value-type="float">
            <text:p>6.3333333333</text:p>
          </table:table-cell>
          <table:table-cell office:value-type="float" office:value="6.66666666666667" calcext:value-type="float">
            <text:p>6.6666666667</text:p>
          </table:table-cell>
          <table:table-cell table:formula="of:=VLOOKUP([.A390];[loc.A$1:.C$1048576];2;1)" office:value-type="float" office:value="44.088606" calcext:value-type="float">
            <text:p>44.088606</text:p>
          </table:table-cell>
          <table:table-cell table:formula="of:=VLOOKUP([.A390];[loc.A$1:.C$1048576];3;1)" office:value-type="float" office:value="-87.657584" calcext:value-type="float">
            <text:p>-87.657584</text:p>
          </table:table-cell>
        </table:table-row>
        <table:table-row table:style-name="ro1">
          <table:table-cell office:value-type="string" calcext:value-type="string">
            <text:p>Mankato-North Mankato MN <text:s/>(CBSA)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VLOOKUP([.A391];[loc.A$1:.C$1048576];2;1)" office:value-type="float" office:value="44.088606" calcext:value-type="float">
            <text:p>44.088606</text:p>
          </table:table-cell>
          <table:table-cell table:formula="of:=VLOOKUP([.A391];[loc.A$1:.C$1048576];3;1)" office:value-type="float" office:value="-87.657584" calcext:value-type="float">
            <text:p>-87.657584</text:p>
          </table:table-cell>
        </table:table-row>
        <table:table-row table:style-name="ro1">
          <table:table-cell office:value-type="string" calcext:value-type="string">
            <text:p>Marinette WI-MI (CBSA)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.A392];[loc.A$1:.C$1048576];2;1)" office:value-type="float" office:value="45.099985" calcext:value-type="float">
            <text:p>45.099985</text:p>
          </table:table-cell>
          <table:table-cell table:formula="of:=VLOOKUP([.A392];[loc.A$1:.C$1048576];3;1)" office:value-type="float" office:value="-87.630662" calcext:value-type="float">
            <text:p>-87.630662</text:p>
          </table:table-cell>
        </table:table-row>
        <table:table-row table:style-name="ro1">
          <table:table-cell office:value-type="string" calcext:value-type="string">
            <text:p>Marion IN (CBSA)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formula="of:=VLOOKUP([.A393];[loc.A$1:.C$1048576];2;1)" office:value-type="float" office:value="40.558374" calcext:value-type="float">
            <text:p>40.558374</text:p>
          </table:table-cell>
          <table:table-cell table:formula="of:=VLOOKUP([.A393];[loc.A$1:.C$1048576];3;1)" office:value-type="float" office:value="-85.659144" calcext:value-type="float">
            <text:p>-85.659144</text:p>
          </table:table-cell>
        </table:table-row>
        <table:table-row table:style-name="ro1">
          <table:table-cell office:value-type="string" calcext:value-type="string">
            <text:p>Marion NC (CBSA)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VLOOKUP([.A394];[loc.A$1:.C$1048576];2;1)" office:value-type="float" office:value="35.684013" calcext:value-type="float">
            <text:p>35.684013</text:p>
          </table:table-cell>
          <table:table-cell table:formula="of:=VLOOKUP([.A394];[loc.A$1:.C$1048576];3;1)" office:value-type="float" office:value="-82.009274" calcext:value-type="float">
            <text:p>-82.009274</text:p>
          </table:table-cell>
        </table:table-row>
        <table:table-row table:style-name="ro1">
          <table:table-cell office:value-type="string" calcext:value-type="string">
            <text:p>Marion OH (CBSA)</text:p>
          </table:table-cell>
          <table:table-cell office:value-type="float" office:value="4.66666666666667" calcext:value-type="float">
            <text:p>4.6666666667</text:p>
          </table:table-cell>
          <table:table-cell office:value-type="float" office:value="6.66666666666667" calcext:value-type="float">
            <text:p>6.6666666667</text:p>
          </table:table-cell>
          <table:table-cell table:formula="of:=VLOOKUP([.A395];[loc.A$1:.C$1048576];2;1)" office:value-type="float" office:value="40.58867" calcext:value-type="float">
            <text:p>40.58867</text:p>
          </table:table-cell>
          <table:table-cell table:formula="of:=VLOOKUP([.A395];[loc.A$1:.C$1048576];3;1)" office:value-type="float" office:value="-83.128524" calcext:value-type="float">
            <text:p>-83.128524</text:p>
          </table:table-cell>
        </table:table-row>
        <table:table-row table:style-name="ro1">
          <table:table-cell office:value-type="string" calcext:value-type="string">
            <text:p>Marquette (DMA)</text:p>
          </table:table-cell>
          <table:table-cell office:value-type="float" office:value="10.2" calcext:value-type="float">
            <text:p>10.2</text:p>
          </table:table-cell>
          <table:table-cell office:value-type="float" office:value="5.6" calcext:value-type="float">
            <text:p>5.6</text:p>
          </table:table-cell>
          <table:table-cell table:formula="of:=VLOOKUP([.A396];[loc.A$1:.C$1048576];2;1)" office:value-type="float" office:value="46.547583" calcext:value-type="float">
            <text:p>46.547583</text:p>
          </table:table-cell>
          <table:table-cell table:formula="of:=VLOOKUP([.A396];[loc.A$1:.C$1048576];3;1)" office:value-type="float" office:value="-87.395595" calcext:value-type="float">
            <text:p>-87.395595</text:p>
          </table:table-cell>
        </table:table-row>
        <table:table-row table:style-name="ro1">
          <table:table-cell office:value-type="string" calcext:value-type="string">
            <text:p>Marquette MI (CBSA)</text:p>
          </table:table-cell>
          <table:table-cell office:value-type="float" office:value="3" calcext:value-type="float">
            <text:p>3</text:p>
          </table:table-cell>
          <table:table-cell office:value-type="float" office:value="4.41666666666667" calcext:value-type="float">
            <text:p>4.4166666667</text:p>
          </table:table-cell>
          <table:table-cell table:formula="of:=VLOOKUP([.A397];[loc.A$1:.C$1048576];2;1)" office:value-type="float" office:value="46.547583" calcext:value-type="float">
            <text:p>46.547583</text:p>
          </table:table-cell>
          <table:table-cell table:formula="of:=VLOOKUP([.A397];[loc.A$1:.C$1048576];3;1)" office:value-type="float" office:value="-87.395595" calcext:value-type="float">
            <text:p>-87.395595</text:p>
          </table:table-cell>
        </table:table-row>
        <table:table-row table:style-name="ro1">
          <table:table-cell office:value-type="string" calcext:value-type="string">
            <text:p>Marshall MN (CBSA)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VLOOKUP([.A398];[loc.A$1:.C$1048576];2;1)" office:value-type="float" office:value="44.448423" calcext:value-type="float">
            <text:p>44.448423</text:p>
          </table:table-cell>
          <table:table-cell table:formula="of:=VLOOKUP([.A398];[loc.A$1:.C$1048576];3;1)" office:value-type="float" office:value="-95.791192" calcext:value-type="float">
            <text:p>-95.791192</text:p>
          </table:table-cell>
        </table:table-row>
        <table:table-row table:style-name="ro1">
          <table:table-cell office:value-type="string" calcext:value-type="string">
            <text:p>Marshall MO (CBSA)</text:p>
          </table:table-cell>
          <table:table-cell office:value-type="float" office:value="3.125" calcext:value-type="float">
            <text:p>3.125</text:p>
          </table:table-cell>
          <table:table-cell office:value-type="float" office:value="12" calcext:value-type="float">
            <text:p>12</text:p>
          </table:table-cell>
          <table:table-cell table:formula="of:=VLOOKUP([.A399];[loc.A$1:.C$1048576];2;1)" office:value-type="float" office:value="39.123078" calcext:value-type="float">
            <text:p>39.123078</text:p>
          </table:table-cell>
          <table:table-cell table:formula="of:=VLOOKUP([.A399];[loc.A$1:.C$1048576];3;1)" office:value-type="float" office:value="-93.19687" calcext:value-type="float">
            <text:p>-93.19687</text:p>
          </table:table-cell>
        </table:table-row>
        <table:table-row table:style-name="ro1">
          <table:table-cell office:value-type="string" calcext:value-type="string">
            <text:p>Marshall TX (CBSA)</text:p>
          </table:table-cell>
          <table:table-cell office:value-type="float" office:value="1.83333333333333" calcext:value-type="float">
            <text:p>1.8333333333</text:p>
          </table:table-cell>
          <table:table-cell office:value-type="float" office:value="3" calcext:value-type="float">
            <text:p>3</text:p>
          </table:table-cell>
          <table:table-cell table:formula="of:=VLOOKUP([.A400];[loc.A$1:.C$1048576];2;1)" office:value-type="float" office:value="32.544871" calcext:value-type="float">
            <text:p>32.544871</text:p>
          </table:table-cell>
          <table:table-cell table:formula="of:=VLOOKUP([.A400];[loc.A$1:.C$1048576];3;1)" office:value-type="float" office:value="-94.367418" calcext:value-type="float">
            <text:p>-94.367418</text:p>
          </table:table-cell>
        </table:table-row>
        <table:table-row table:style-name="ro1">
          <table:table-cell office:value-type="string" calcext:value-type="string">
            <text:p>Marshalltown IA <text:s/>(CBSA)</text:p>
          </table:table-cell>
          <table:table-cell office:value-type="float" office:value="2" calcext:value-type="float">
            <text:p>2</text:p>
          </table:table-cell>
          <table:table-cell office:value-type="float" office:value="6.33333333333333" calcext:value-type="float">
            <text:p>6.3333333333</text:p>
          </table:table-cell>
          <table:table-cell table:formula="of:=VLOOKUP([.A401];[loc.A$1:.C$1048576];2;1)" office:value-type="float" office:value="32.544871" calcext:value-type="float">
            <text:p>32.544871</text:p>
          </table:table-cell>
          <table:table-cell table:formula="of:=VLOOKUP([.A401];[loc.A$1:.C$1048576];3;1)" office:value-type="float" office:value="-94.367418" calcext:value-type="float">
            <text:p>-94.367418</text:p>
          </table:table-cell>
        </table:table-row>
        <table:table-row table:style-name="ro1">
          <table:table-cell office:value-type="string" calcext:value-type="string">
            <text:p>Martinsville VA (CBSA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VLOOKUP([.A402];[loc.A$1:.C$1048576];2;1)" office:value-type="float" office:value="36.691526" calcext:value-type="float">
            <text:p>36.691526</text:p>
          </table:table-cell>
          <table:table-cell table:formula="of:=VLOOKUP([.A402];[loc.A$1:.C$1048576];3;1)" office:value-type="float" office:value="-79.872539" calcext:value-type="float">
            <text:p>-79.872539</text:p>
          </table:table-cell>
        </table:table-row>
        <table:table-row table:style-name="ro1">
          <table:table-cell office:value-type="string" calcext:value-type="string">
            <text:p>Maryville MO (CBSA)</text:p>
          </table:table-cell>
          <table:table-cell office:value-type="float" office:value="7.25" calcext:value-type="float">
            <text:p>7.25</text:p>
          </table:table-cell>
          <table:table-cell office:value-type="float" office:value="32.25" calcext:value-type="float">
            <text:p>32.25</text:p>
          </table:table-cell>
          <table:table-cell table:formula="of:=VLOOKUP([.A403];[loc.A$1:.C$1048576];2;1)" office:value-type="float" office:value="40.346102" calcext:value-type="float">
            <text:p>40.346102</text:p>
          </table:table-cell>
          <table:table-cell table:formula="of:=VLOOKUP([.A403];[loc.A$1:.C$1048576];3;1)" office:value-type="float" office:value="-94.872471" calcext:value-type="float">
            <text:p>-94.872471</text:p>
          </table:table-cell>
        </table:table-row>
        <table:table-row table:style-name="ro1">
          <table:table-cell office:value-type="string" calcext:value-type="string">
            <text:p>Mason City IA <text:s/>(CBSA)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table:formula="of:=VLOOKUP([.A404];[loc.A$1:.C$1048576];2;1)" office:value-type="float" office:value="40.346102" calcext:value-type="float">
            <text:p>40.346102</text:p>
          </table:table-cell>
          <table:table-cell table:formula="of:=VLOOKUP([.A404];[loc.A$1:.C$1048576];3;1)" office:value-type="float" office:value="-94.872471" calcext:value-type="float">
            <text:p>-94.872471</text:p>
          </table:table-cell>
        </table:table-row>
        <table:table-row table:style-name="ro1">
          <table:table-cell office:value-type="string" calcext:value-type="string">
            <text:p>Mayfield KY (CBSA)</text:p>
          </table:table-cell>
          <table:table-cell office:value-type="float" office:value="4.25" calcext:value-type="float">
            <text:p>4.25</text:p>
          </table:table-cell>
          <table:table-cell office:value-type="float" office:value="12" calcext:value-type="float">
            <text:p>12</text:p>
          </table:table-cell>
          <table:table-cell table:formula="of:=VLOOKUP([.A405];[loc.A$1:.C$1048576];2;1)" office:value-type="float" office:value="36.741724" calcext:value-type="float">
            <text:p>36.741724</text:p>
          </table:table-cell>
          <table:table-cell table:formula="of:=VLOOKUP([.A405];[loc.A$1:.C$1048576];3;1)" office:value-type="float" office:value="-88.636715" calcext:value-type="float">
            <text:p>-88.636715</text:p>
          </table:table-cell>
        </table:table-row>
        <table:table-row table:style-name="ro1">
          <table:table-cell office:value-type="string" calcext:value-type="string">
            <text:p>McAlester OK <text:s/>(CBSA)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VLOOKUP([.A406];[loc.A$1:.C$1048576];2;1)" office:value-type="float" office:value="36.741724" calcext:value-type="float">
            <text:p>36.741724</text:p>
          </table:table-cell>
          <table:table-cell table:formula="of:=VLOOKUP([.A406];[loc.A$1:.C$1048576];3;1)" office:value-type="float" office:value="-88.636715" calcext:value-type="float">
            <text:p>-88.636715</text:p>
          </table:table-cell>
        </table:table-row>
        <table:table-row table:style-name="ro1">
          <table:table-cell office:value-type="string" calcext:value-type="string">
            <text:p>McComb MS (CBSA)</text:p>
          </table:table-cell>
          <table:table-cell office:value-type="float" office:value="2.8" calcext:value-type="float">
            <text:p>2.8</text:p>
          </table:table-cell>
          <table:table-cell office:value-type="float" office:value="4.7" calcext:value-type="float">
            <text:p>4.7</text:p>
          </table:table-cell>
          <table:table-cell table:formula="of:=VLOOKUP([.A407];[loc.A$1:.C$1048576];2;1)" office:value-type="float" office:value="31.243787" calcext:value-type="float">
            <text:p>31.243787</text:p>
          </table:table-cell>
          <table:table-cell table:formula="of:=VLOOKUP([.A407];[loc.A$1:.C$1048576];3;1)" office:value-type="float" office:value="-90.453153" calcext:value-type="float">
            <text:p>-90.453153</text:p>
          </table:table-cell>
        </table:table-row>
        <table:table-row table:style-name="ro1">
          <table:table-cell office:value-type="string" calcext:value-type="string">
            <text:p>McMinnville TN (CBSA)</text:p>
          </table:table-cell>
          <table:table-cell office:value-type="float" office:value="1.91666666666667" calcext:value-type="float">
            <text:p>1.9166666667</text:p>
          </table:table-cell>
          <table:table-cell office:value-type="float" office:value="4.41666666666667" calcext:value-type="float">
            <text:p>4.4166666667</text:p>
          </table:table-cell>
          <table:table-cell table:formula="of:=VLOOKUP([.A408];[loc.A$1:.C$1048576];2;1)" office:value-type="float" office:value="35.686589" calcext:value-type="float">
            <text:p>35.686589</text:p>
          </table:table-cell>
          <table:table-cell table:formula="of:=VLOOKUP([.A408];[loc.A$1:.C$1048576];3;1)" office:value-type="float" office:value="-85.780145" calcext:value-type="float">
            <text:p>-85.780145</text:p>
          </table:table-cell>
        </table:table-row>
        <table:table-row table:style-name="ro1">
          <table:table-cell office:value-type="string" calcext:value-type="string">
            <text:p>Meadville PA (CBSA)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formula="of:=VLOOKUP([.A409];[loc.A$1:.C$1048576];2;1)" office:value-type="float" office:value="41.641444" calcext:value-type="float">
            <text:p>41.641444</text:p>
          </table:table-cell>
          <table:table-cell table:formula="of:=VLOOKUP([.A409];[loc.A$1:.C$1048576];3;1)" office:value-type="float" office:value="-80.151448" calcext:value-type="float">
            <text:p>-80.151448</text:p>
          </table:table-cell>
        </table:table-row>
        <table:table-row table:style-name="ro1">
          <table:table-cell office:value-type="string" calcext:value-type="string">
            <text:p>Memphis</text:p>
          </table:table-cell>
          <table:table-cell office:value-type="float" office:value="40.25" calcext:value-type="float">
            <text:p>40.25</text:p>
          </table:table-cell>
          <table:table-cell office:value-type="float" office:value="2.95375" calcext:value-type="float">
            <text:p>2.95375</text:p>
          </table:table-cell>
          <table:table-cell table:formula="of:=VLOOKUP([.A410];[loc.A$1:.C$1048576];2;1)" office:value-type="float" office:value="35.149534" calcext:value-type="float">
            <text:p>35.149534</text:p>
          </table:table-cell>
          <table:table-cell table:formula="of:=VLOOKUP([.A410];[loc.A$1:.C$1048576];3;1)" office:value-type="float" office:value="-90.04898" calcext:value-type="float">
            <text:p>-90.04898</text:p>
          </table:table-cell>
        </table:table-row>
        <table:table-row table:style-name="ro1">
          <table:table-cell office:value-type="string" calcext:value-type="string">
            <text:p>Menomonie WI (CBSA)</text:p>
          </table:table-cell>
          <table:table-cell office:value-type="float" office:value="3.14285714285714" calcext:value-type="float">
            <text:p>3.1428571429</text:p>
          </table:table-cell>
          <table:table-cell office:value-type="float" office:value="7.42857142857143" calcext:value-type="float">
            <text:p>7.4285714286</text:p>
          </table:table-cell>
          <table:table-cell table:formula="of:=VLOOKUP([.A411];[loc.A$1:.C$1048576];2;1)" office:value-type="float" office:value="44.875518" calcext:value-type="float">
            <text:p>44.875518</text:p>
          </table:table-cell>
          <table:table-cell table:formula="of:=VLOOKUP([.A411];[loc.A$1:.C$1048576];3;1)" office:value-type="float" office:value="-91.919342" calcext:value-type="float">
            <text:p>-91.919342</text:p>
          </table:table-cell>
        </table:table-row>
        <table:table-row table:style-name="ro1">
          <table:table-cell office:value-type="string" calcext:value-type="string">
            <text:p>Merced CA (CBSA)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VLOOKUP([.A412];[loc.A$1:.C$1048576];2;1)" office:value-type="float" office:value="37.302163" calcext:value-type="float">
            <text:p>37.302163</text:p>
          </table:table-cell>
          <table:table-cell table:formula="of:=VLOOKUP([.A412];[loc.A$1:.C$1048576];3;1)" office:value-type="float" office:value="-120.482968" calcext:value-type="float">
            <text:p>-120.482968</text:p>
          </table:table-cell>
        </table:table-row>
        <table:table-row table:style-name="ro1">
          <table:table-cell office:value-type="string" calcext:value-type="string">
            <text:p>Merrill WI (CBSA)</text:p>
          </table:table-cell>
          <table:table-cell office:value-type="float" office:value="2.42857142857143" calcext:value-type="float">
            <text:p>2.4285714286</text:p>
          </table:table-cell>
          <table:table-cell office:value-type="float" office:value="8.42857142857143" calcext:value-type="float">
            <text:p>8.4285714286</text:p>
          </table:table-cell>
          <table:table-cell table:formula="of:=VLOOKUP([.A413];[loc.A$1:.C$1048576];2;1)" office:value-type="float" office:value="45.180522" calcext:value-type="float">
            <text:p>45.180522</text:p>
          </table:table-cell>
          <table:table-cell table:formula="of:=VLOOKUP([.A413];[loc.A$1:.C$1048576];3;1)" office:value-type="float" office:value="-89.683459" calcext:value-type="float">
            <text:p>-89.683459</text:p>
          </table:table-cell>
        </table:table-row>
        <table:table-row table:style-name="ro1">
          <table:table-cell office:value-type="string" calcext:value-type="string">
            <text:p>Mexico MO (CBSA)</text:p>
          </table:table-cell>
          <table:table-cell office:value-type="float" office:value="3.72727272727273" calcext:value-type="float">
            <text:p>3.7272727273</text:p>
          </table:table-cell>
          <table:table-cell office:value-type="float" office:value="14.4545454545455" calcext:value-type="float">
            <text:p>14.4545454545</text:p>
          </table:table-cell>
          <table:table-cell table:formula="of:=VLOOKUP([.A414];[loc.A$1:.C$1048576];2;1)" office:value-type="float" office:value="39.173065" calcext:value-type="float">
            <text:p>39.173065</text:p>
          </table:table-cell>
          <table:table-cell table:formula="of:=VLOOKUP([.A414];[loc.A$1:.C$1048576];3;1)" office:value-type="float" office:value="-91.887271" calcext:value-type="float">
            <text:p>-91.887271</text:p>
          </table:table-cell>
        </table:table-row>
        <table:table-row table:style-name="ro1">
          <table:table-cell office:value-type="string" calcext:value-type="string">
            <text:p>Miami</text:p>
          </table:table-cell>
          <table:table-cell office:value-type="float" office:value="126.875" calcext:value-type="float">
            <text:p>126.875</text:p>
          </table:table-cell>
          <table:table-cell office:value-type="float" office:value="3.52625" calcext:value-type="float">
            <text:p>3.52625</text:p>
          </table:table-cell>
          <table:table-cell table:formula="of:=VLOOKUP([.A415];[loc.A$1:.C$1048576];2;1)" office:value-type="float" office:value="25.76168" calcext:value-type="float">
            <text:p>25.76168</text:p>
          </table:table-cell>
          <table:table-cell table:formula="of:=VLOOKUP([.A415];[loc.A$1:.C$1048576];3;1)" office:value-type="float" office:value="-80.19179" calcext:value-type="float">
            <text:p>-80.19179</text:p>
          </table:table-cell>
        </table:table-row>
        <table:table-row table:style-name="ro1">
          <table:table-cell office:value-type="string" calcext:value-type="string">
            <text:p>Miami OK <text:s/>(CBSA)</text:p>
          </table:table-cell>
          <table:table-cell office:value-type="float" office:value="3.66666666666667" calcext:value-type="float">
            <text:p>3.6666666667</text:p>
          </table:table-cell>
          <table:table-cell office:value-type="float" office:value="10" calcext:value-type="float">
            <text:p>10</text:p>
          </table:table-cell>
          <table:table-cell table:formula="of:=VLOOKUP([.A416];[loc.A$1:.C$1048576];2;1)" office:value-type="float" office:value="25.76168" calcext:value-type="float">
            <text:p>25.76168</text:p>
          </table:table-cell>
          <table:table-cell table:formula="of:=VLOOKUP([.A416];[loc.A$1:.C$1048576];3;1)" office:value-type="float" office:value="-80.19179" calcext:value-type="float">
            <text:p>-80.19179</text:p>
          </table:table-cell>
        </table:table-row>
        <table:table-row table:style-name="ro1">
          <table:table-cell office:value-type="string" calcext:value-type="string">
            <text:p>Miami-Ft Lauderdale</text:p>
          </table:table-cell>
          <table:table-cell office:value-type="float" office:value="38.3333333333333" calcext:value-type="float">
            <text:p>38.3333333333</text:p>
          </table:table-cell>
          <table:table-cell office:value-type="float" office:value="1.07333333333333" calcext:value-type="float">
            <text:p>1.0733333333</text:p>
          </table:table-cell>
          <table:table-cell table:formula="of:=VLOOKUP([.A417];[loc.A$1:.C$1048576];2;1)" office:value-type="float" office:value="26.099388" calcext:value-type="float">
            <text:p>26.099388</text:p>
          </table:table-cell>
          <table:table-cell table:formula="of:=VLOOKUP([.A417];[loc.A$1:.C$1048576];3;1)" office:value-type="float" office:value="-80.13433" calcext:value-type="float">
            <text:p>-80.13433</text:p>
          </table:table-cell>
        </table:table-row>
        <table:table-row table:style-name="ro1">
          <table:table-cell office:value-type="string" calcext:value-type="string">
            <text:p>Midland MI (CBSA)</text:p>
          </table:table-cell>
          <table:table-cell office:value-type="float" office:value="9.25" calcext:value-type="float">
            <text:p>9.25</text:p>
          </table:table-cell>
          <table:table-cell office:value-type="float" office:value="10" calcext:value-type="float">
            <text:p>10</text:p>
          </table:table-cell>
          <table:table-cell table:formula="of:=VLOOKUP([.A418];[loc.A$1:.C$1048576];2;1)" office:value-type="float" office:value="43.615583" calcext:value-type="float">
            <text:p>43.615583</text:p>
          </table:table-cell>
          <table:table-cell table:formula="of:=VLOOKUP([.A418];[loc.A$1:.C$1048576];3;1)" office:value-type="float" office:value="-84.247212" calcext:value-type="float">
            <text:p>-84.247212</text:p>
          </table:table-cell>
        </table:table-row>
        <table:table-row table:style-name="ro1">
          <table:table-cell office:value-type="string" calcext:value-type="string">
            <text:p>Milledgeville GA (CBSA)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VLOOKUP([.A419];[loc.A$1:.C$1048576];2;1)" office:value-type="float" office:value="33.080143" calcext:value-type="float">
            <text:p>33.080143</text:p>
          </table:table-cell>
          <table:table-cell table:formula="of:=VLOOKUP([.A419];[loc.A$1:.C$1048576];3;1)" office:value-type="float" office:value="-83.232099" calcext:value-type="float">
            <text:p>-83.232099</text:p>
          </table:table-cell>
        </table:table-row>
        <table:table-row table:style-name="ro1">
          <table:table-cell office:value-type="string" calcext:value-type="string">
            <text:p>Milwaukee</text:p>
          </table:table-cell>
          <table:table-cell office:value-type="float" office:value="60.8125" calcext:value-type="float">
            <text:p>60.8125</text:p>
          </table:table-cell>
          <table:table-cell office:value-type="float" office:value="3.4378125" calcext:value-type="float">
            <text:p>3.4378125</text:p>
          </table:table-cell>
          <table:table-cell table:formula="of:=VLOOKUP([.A420];[loc.A$1:.C$1048576];2;1)" office:value-type="float" office:value="43.038903" calcext:value-type="float">
            <text:p>43.038903</text:p>
          </table:table-cell>
          <table:table-cell table:formula="of:=VLOOKUP([.A420];[loc.A$1:.C$1048576];3;1)" office:value-type="float" office:value="-87.906474" calcext:value-type="float">
            <text:p>-87.906474</text:p>
          </table:table-cell>
        </table:table-row>
        <table:table-row table:style-name="ro1">
          <table:table-cell office:value-type="string" calcext:value-type="string">
            <text:p>Milwaukee (DMA)</text:p>
          </table:table-cell>
          <table:table-cell office:value-type="float" office:value="75.75" calcext:value-type="float">
            <text:p>75.75</text:p>
          </table:table-cell>
          <table:table-cell office:value-type="float" office:value="4" calcext:value-type="float">
            <text:p>4</text:p>
          </table:table-cell>
          <table:table-cell table:formula="of:=VLOOKUP([.A421];[loc.A$1:.C$1048576];2;1)" office:value-type="float" office:value="43.038903" calcext:value-type="float">
            <text:p>43.038903</text:p>
          </table:table-cell>
          <table:table-cell table:formula="of:=VLOOKUP([.A421];[loc.A$1:.C$1048576];3;1)" office:value-type="float" office:value="-87.906474" calcext:value-type="float">
            <text:p>-87.906474</text:p>
          </table:table-cell>
        </table:table-row>
        <table:table-row table:style-name="ro1">
          <table:table-cell office:value-type="string" calcext:value-type="string">
            <text:p>Milwaukee-Waukesha-West Allis WI (CBSA)</text:p>
          </table:table-cell>
          <table:table-cell office:value-type="float" office:value="53.375" calcext:value-type="float">
            <text:p>53.375</text:p>
          </table:table-cell>
          <table:table-cell office:value-type="float" office:value="4.125" calcext:value-type="float">
            <text:p>4.125</text:p>
          </table:table-cell>
          <table:table-cell table:formula="of:=VLOOKUP([.A422];[loc.A$1:.C$1048576];2;1)" office:value-type="float" office:value="43.016681" calcext:value-type="float">
            <text:p>43.016681</text:p>
          </table:table-cell>
          <table:table-cell table:formula="of:=VLOOKUP([.A422];[loc.A$1:.C$1048576];3;1)" office:value-type="float" office:value="-88.007031" calcext:value-type="float">
            <text:p>-88.007031</text:p>
          </table:table-cell>
        </table:table-row>
        <table:table-row table:style-name="ro1">
          <table:table-cell office:value-type="string" calcext:value-type="string">
            <text:p>Minneapolis-St. Paul-Bloomington MN-WI (CBSA)</text:p>
          </table:table-cell>
          <table:table-cell office:value-type="float" office:value="114.666666666667" calcext:value-type="float">
            <text:p>114.6666666667</text:p>
          </table:table-cell>
          <table:table-cell office:value-type="float" office:value="4.66666666666667" calcext:value-type="float">
            <text:p>4.6666666667</text:p>
          </table:table-cell>
          <table:table-cell table:formula="of:=VLOOKUP([.A423];[loc.A$1:.C$1048576];2;1)" office:value-type="float" office:value="44.938911" calcext:value-type="float">
            <text:p>44.938911</text:p>
          </table:table-cell>
          <table:table-cell table:formula="of:=VLOOKUP([.A423];[loc.A$1:.C$1048576];3;1)" office:value-type="float" office:value="-93.117755" calcext:value-type="float">
            <text:p>-93.117755</text:p>
          </table:table-cell>
        </table:table-row>
        <table:table-row table:style-name="ro1">
          <table:table-cell office:value-type="string" calcext:value-type="string">
            <text:p>Minneapolis/St. Paul</text:p>
          </table:table-cell>
          <table:table-cell office:value-type="float" office:value="158.125" calcext:value-type="float">
            <text:p>158.125</text:p>
          </table:table-cell>
          <table:table-cell office:value-type="float" office:value="4.489375" calcext:value-type="float">
            <text:p>4.489375</text:p>
          </table:table-cell>
          <table:table-cell table:formula="of:=VLOOKUP([.A424];[loc.A$1:.C$1048576];2;1)" office:value-type="float" office:value="44.971669" calcext:value-type="float">
            <text:p>44.971669</text:p>
          </table:table-cell>
          <table:table-cell table:formula="of:=VLOOKUP([.A424];[loc.A$1:.C$1048576];3;1)" office:value-type="float" office:value="-93.280613" calcext:value-type="float">
            <text:p>-93.280613</text:p>
          </table:table-cell>
        </table:table-row>
        <table:table-row table:style-name="ro1">
          <table:table-cell office:value-type="string" calcext:value-type="string">
            <text:p>Missoula (DMA)</text:p>
          </table:table-cell>
          <table:table-cell office:value-type="float" office:value="11.3333333333333" calcext:value-type="float">
            <text:p>11.3333333333</text:p>
          </table:table-cell>
          <table:table-cell office:value-type="float" office:value="4.66666666666667" calcext:value-type="float">
            <text:p>4.6666666667</text:p>
          </table:table-cell>
          <table:table-cell table:formula="of:=VLOOKUP([.A425];[loc.A$1:.C$1048576];2;1)" office:value-type="float" office:value="46.878718" calcext:value-type="float">
            <text:p>46.878718</text:p>
          </table:table-cell>
          <table:table-cell table:formula="of:=VLOOKUP([.A425];[loc.A$1:.C$1048576];3;1)" office:value-type="float" office:value="-113.996586" calcext:value-type="float">
            <text:p>-113.996586</text:p>
          </table:table-cell>
        </table:table-row>
        <table:table-row table:style-name="ro1">
          <table:table-cell office:value-type="string" calcext:value-type="string">
            <text:p>Missoula MT (CBSA)</text:p>
          </table:table-cell>
          <table:table-cell office:value-type="float" office:value="4.8" calcext:value-type="float">
            <text:p>4.8</text:p>
          </table:table-cell>
          <table:table-cell office:value-type="float" office:value="3.8" calcext:value-type="float">
            <text:p>3.8</text:p>
          </table:table-cell>
          <table:table-cell table:formula="of:=VLOOKUP([.A426];[loc.A$1:.C$1048576];2;1)" office:value-type="float" office:value="46.878718" calcext:value-type="float">
            <text:p>46.878718</text:p>
          </table:table-cell>
          <table:table-cell table:formula="of:=VLOOKUP([.A426];[loc.A$1:.C$1048576];3;1)" office:value-type="float" office:value="-113.996586" calcext:value-type="float">
            <text:p>-113.996586</text:p>
          </table:table-cell>
        </table:table-row>
        <table:table-row table:style-name="ro1">
          <table:table-cell office:value-type="string" calcext:value-type="string">
            <text:p>Mitchell SD (CBSA)</text:p>
          </table:table-cell>
          <table:table-cell office:value-type="float" office:value="2.85714285714286" calcext:value-type="float">
            <text:p>2.8571428571</text:p>
          </table:table-cell>
          <table:table-cell office:value-type="float" office:value="13.1428571428571" calcext:value-type="float">
            <text:p>13.1428571429</text:p>
          </table:table-cell>
          <table:table-cell table:formula="of:=VLOOKUP([.A427];[loc.A$1:.C$1048576];2;1)" office:value-type="float" office:value="43.709428" calcext:value-type="float">
            <text:p>43.709428</text:p>
          </table:table-cell>
          <table:table-cell table:formula="of:=VLOOKUP([.A427];[loc.A$1:.C$1048576];3;1)" office:value-type="float" office:value="-98.029799" calcext:value-type="float">
            <text:p>-98.029799</text:p>
          </table:table-cell>
        </table:table-row>
        <table:table-row table:style-name="ro1">
          <table:table-cell office:value-type="string" calcext:value-type="string">
            <text:p>Moberly MO (CBSA)</text:p>
          </table:table-cell>
          <table:table-cell office:value-type="float" office:value="3.08333333333333" calcext:value-type="float">
            <text:p>3.0833333333</text:p>
          </table:table-cell>
          <table:table-cell office:value-type="float" office:value="12.6666666666667" calcext:value-type="float">
            <text:p>12.6666666667</text:p>
          </table:table-cell>
          <table:table-cell table:formula="of:=VLOOKUP([.A428];[loc.A$1:.C$1048576];2;1)" office:value-type="float" office:value="39.418369" calcext:value-type="float">
            <text:p>39.418369</text:p>
          </table:table-cell>
          <table:table-cell table:formula="of:=VLOOKUP([.A428];[loc.A$1:.C$1048576];3;1)" office:value-type="float" office:value="-92.438237" calcext:value-type="float">
            <text:p>-92.438237</text:p>
          </table:table-cell>
        </table:table-row>
        <table:table-row table:style-name="ro1">
          <table:table-cell office:value-type="string" calcext:value-type="string">
            <text:p>Mobile AL (CBSA)</text:p>
          </table:table-cell>
          <table:table-cell office:value-type="float" office:value="17.8888888888889" calcext:value-type="float">
            <text:p>17.8888888889</text:p>
          </table:table-cell>
          <table:table-cell office:value-type="float" office:value="5.22222222222222" calcext:value-type="float">
            <text:p>5.2222222222</text:p>
          </table:table-cell>
          <table:table-cell table:formula="of:=VLOOKUP([.A429];[loc.A$1:.C$1048576];2;1)" office:value-type="float" office:value="30.695366" calcext:value-type="float">
            <text:p>30.695366</text:p>
          </table:table-cell>
          <table:table-cell table:formula="of:=VLOOKUP([.A429];[loc.A$1:.C$1048576];3;1)" office:value-type="float" office:value="-88.039891" calcext:value-type="float">
            <text:p>-88.039891</text:p>
          </table:table-cell>
        </table:table-row>
        <table:table-row table:style-name="ro1">
          <table:table-cell office:value-type="string" calcext:value-type="string">
            <text:p>Mobile-Pensacola (Fort Walton Beach) (DMA)</text:p>
          </table:table-cell>
          <table:table-cell office:value-type="float" office:value="60.7777777777778" calcext:value-type="float">
            <text:p>60.7777777778</text:p>
          </table:table-cell>
          <table:table-cell office:value-type="float" office:value="5.44444444444444" calcext:value-type="float">
            <text:p>5.4444444444</text:p>
          </table:table-cell>
          <table:table-cell table:formula="of:=VLOOKUP([.A430];[loc.A$1:.C$1048576];2;1)" office:value-type="float" office:value="30.250639" calcext:value-type="float">
            <text:p>30.250639</text:p>
          </table:table-cell>
          <table:table-cell table:formula="of:=VLOOKUP([.A430];[loc.A$1:.C$1048576];3;1)" office:value-type="float" office:value="-88.133507" calcext:value-type="float">
            <text:p>-88.133507</text:p>
          </table:table-cell>
        </table:table-row>
        <table:table-row table:style-name="ro1">
          <table:table-cell office:value-type="string" calcext:value-type="string">
            <text:p>Modesto CA (CBSA)</text:p>
          </table:table-cell>
          <table:table-cell office:value-type="float" office:value="23.5" calcext:value-type="float">
            <text:p>23.5</text:p>
          </table:table-cell>
          <table:table-cell office:value-type="float" office:value="5" calcext:value-type="float">
            <text:p>5</text:p>
          </table:table-cell>
          <table:table-cell table:formula="of:=VLOOKUP([.A431];[loc.A$1:.C$1048576];2;1)" office:value-type="float" office:value="37.639097" calcext:value-type="float">
            <text:p>37.639097</text:p>
          </table:table-cell>
          <table:table-cell table:formula="of:=VLOOKUP([.A431];[loc.A$1:.C$1048576];3;1)" office:value-type="float" office:value="-120.996878" calcext:value-type="float">
            <text:p>-120.996878</text:p>
          </table:table-cell>
        </table:table-row>
        <table:table-row table:style-name="ro1">
          <table:table-cell office:value-type="string" calcext:value-type="string">
            <text:p>Monroe LA (CBSA)</text:p>
          </table:table-cell>
          <table:table-cell office:value-type="float" office:value="5.27272727272727" calcext:value-type="float">
            <text:p>5.2727272727</text:p>
          </table:table-cell>
          <table:table-cell office:value-type="float" office:value="3.72727272727273" calcext:value-type="float">
            <text:p>3.7272727273</text:p>
          </table:table-cell>
          <table:table-cell table:formula="of:=VLOOKUP([.A432];[loc.A$1:.C$1048576];2;1)" office:value-type="float" office:value="32.509311" calcext:value-type="float">
            <text:p>32.509311</text:p>
          </table:table-cell>
          <table:table-cell table:formula="of:=VLOOKUP([.A432];[loc.A$1:.C$1048576];3;1)" office:value-type="float" office:value="-92.119301" calcext:value-type="float">
            <text:p>-92.119301</text:p>
          </table:table-cell>
        </table:table-row>
        <table:table-row table:style-name="ro1">
          <table:table-cell office:value-type="string" calcext:value-type="string">
            <text:p>Monroe MI (CBSA)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VLOOKUP([.A433];[loc.A$1:.C$1048576];2;1)" office:value-type="float" office:value="41.916434" calcext:value-type="float">
            <text:p>41.916434</text:p>
          </table:table-cell>
          <table:table-cell table:formula="of:=VLOOKUP([.A433];[loc.A$1:.C$1048576];3;1)" office:value-type="float" office:value="-83.39771" calcext:value-type="float">
            <text:p>-83.39771</text:p>
          </table:table-cell>
        </table:table-row>
        <table:table-row table:style-name="ro1">
          <table:table-cell office:value-type="string" calcext:value-type="string">
            <text:p>Montgomery AL (CBSA)</text:p>
          </table:table-cell>
          <table:table-cell office:value-type="float" office:value="13.4285714285714" calcext:value-type="float">
            <text:p>13.4285714286</text:p>
          </table:table-cell>
          <table:table-cell office:value-type="float" office:value="4.42857142857143" calcext:value-type="float">
            <text:p>4.4285714286</text:p>
          </table:table-cell>
          <table:table-cell table:formula="of:=VLOOKUP([.A434];[loc.A$1:.C$1048576];2;1)" office:value-type="float" office:value="32.366805" calcext:value-type="float">
            <text:p>32.366805</text:p>
          </table:table-cell>
          <table:table-cell table:formula="of:=VLOOKUP([.A434];[loc.A$1:.C$1048576];3;1)" office:value-type="float" office:value="-86.299969" calcext:value-type="float">
            <text:p>-86.299969</text:p>
          </table:table-cell>
        </table:table-row>
        <table:table-row table:style-name="ro1">
          <table:table-cell office:value-type="string" calcext:value-type="string">
            <text:p>Montgomery-Selma (DMA)</text:p>
          </table:table-cell>
          <table:table-cell office:value-type="float" office:value="28.2941176470588" calcext:value-type="float">
            <text:p>28.2941176471</text:p>
          </table:table-cell>
          <table:table-cell office:value-type="float" office:value="5.35294117647059" calcext:value-type="float">
            <text:p>5.3529411765</text:p>
          </table:table-cell>
          <table:table-cell table:formula="of:=VLOOKUP([.A435];[loc.A$1:.C$1048576];2;1)" office:value-type="float" office:value="32.412274" calcext:value-type="float">
            <text:p>32.412274</text:p>
          </table:table-cell>
          <table:table-cell table:formula="of:=VLOOKUP([.A435];[loc.A$1:.C$1048576];3;1)" office:value-type="float" office:value="-87.032865" calcext:value-type="float">
            <text:p>-87.032865</text:p>
          </table:table-cell>
        </table:table-row>
        <table:table-row table:style-name="ro1">
          <table:table-cell office:value-type="string" calcext:value-type="string">
            <text:p>Morehead City NC (CBSA)</text:p>
          </table:table-cell>
          <table:table-cell office:value-type="float" office:value="5.57142857142857" calcext:value-type="float">
            <text:p>5.5714285714</text:p>
          </table:table-cell>
          <table:table-cell office:value-type="float" office:value="7.42857142857143" calcext:value-type="float">
            <text:p>7.4285714286</text:p>
          </table:table-cell>
          <table:table-cell table:formula="of:=VLOOKUP([.A436];[loc.A$1:.C$1048576];2;1)" office:value-type="float" office:value="34.722939" calcext:value-type="float">
            <text:p>34.722939</text:p>
          </table:table-cell>
          <table:table-cell table:formula="of:=VLOOKUP([.A436];[loc.A$1:.C$1048576];3;1)" office:value-type="float" office:value="-76.726044" calcext:value-type="float">
            <text:p>-76.726044</text:p>
          </table:table-cell>
        </table:table-row>
        <table:table-row table:style-name="ro1">
          <table:table-cell office:value-type="string" calcext:value-type="string">
            <text:p>Morgan City LA (CBSA)</text:p>
          </table:table-cell>
          <table:table-cell office:value-type="float" office:value="1.75609756097561" calcext:value-type="float">
            <text:p>1.756097561</text:p>
          </table:table-cell>
          <table:table-cell office:value-type="float" office:value="3.90243902439024" calcext:value-type="float">
            <text:p>3.9024390244</text:p>
          </table:table-cell>
          <table:table-cell table:formula="of:=VLOOKUP([.A437];[loc.A$1:.C$1048576];2;1)" office:value-type="float" office:value="29.699375" calcext:value-type="float">
            <text:p>29.699375</text:p>
          </table:table-cell>
          <table:table-cell table:formula="of:=VLOOKUP([.A437];[loc.A$1:.C$1048576];3;1)" office:value-type="float" office:value="-91.20677" calcext:value-type="float">
            <text:p>-91.20677</text:p>
          </table:table-cell>
        </table:table-row>
        <table:table-row table:style-name="ro1">
          <table:table-cell office:value-type="string" calcext:value-type="string">
            <text:p>Morgantown WV (CBSA)</text:p>
          </table:table-cell>
          <table:table-cell office:value-type="float" office:value="12.25" calcext:value-type="float">
            <text:p>12.25</text:p>
          </table:table-cell>
          <table:table-cell office:value-type="float" office:value="7.75" calcext:value-type="float">
            <text:p>7.75</text:p>
          </table:table-cell>
          <table:table-cell table:formula="of:=VLOOKUP([.A438];[loc.A$1:.C$1048576];2;1)" office:value-type="float" office:value="39.629526" calcext:value-type="float">
            <text:p>39.629526</text:p>
          </table:table-cell>
          <table:table-cell table:formula="of:=VLOOKUP([.A438];[loc.A$1:.C$1048576];3;1)" office:value-type="float" office:value="-79.955897" calcext:value-type="float">
            <text:p>-79.955897</text:p>
          </table:table-cell>
        </table:table-row>
        <table:table-row table:style-name="ro1">
          <table:table-cell office:value-type="string" calcext:value-type="string">
            <text:p>Morristown TN (CBSA)</text:p>
          </table:table-cell>
          <table:table-cell office:value-type="float" office:value="4.5" calcext:value-type="float">
            <text:p>4.5</text:p>
          </table:table-cell>
          <table:table-cell office:value-type="float" office:value="4.125" calcext:value-type="float">
            <text:p>4.125</text:p>
          </table:table-cell>
          <table:table-cell table:formula="of:=VLOOKUP([.A439];[loc.A$1:.C$1048576];2;1)" office:value-type="float" office:value="36.213981" calcext:value-type="float">
            <text:p>36.213981</text:p>
          </table:table-cell>
          <table:table-cell table:formula="of:=VLOOKUP([.A439];[loc.A$1:.C$1048576];3;1)" office:value-type="float" office:value="-83.294892" calcext:value-type="float">
            <text:p>-83.294892</text:p>
          </table:table-cell>
        </table:table-row>
        <table:table-row table:style-name="ro1">
          <table:table-cell office:value-type="string" calcext:value-type="string">
            <text:p>Moscow ID (CBSA)</text:p>
          </table:table-cell>
          <table:table-cell office:value-type="float" office:value="2.75" calcext:value-type="float">
            <text:p>2.75</text:p>
          </table:table-cell>
          <table:table-cell office:value-type="float" office:value="6" calcext:value-type="float">
            <text:p>6</text:p>
          </table:table-cell>
          <table:table-cell table:formula="of:=VLOOKUP([.A440];[loc.A$1:.C$1048576];2;1)" office:value-type="float" office:value="46.732387" calcext:value-type="float">
            <text:p>46.732387</text:p>
          </table:table-cell>
          <table:table-cell table:formula="of:=VLOOKUP([.A440];[loc.A$1:.C$1048576];3;1)" office:value-type="float" office:value="-117.000165" calcext:value-type="float">
            <text:p>-117.000165</text:p>
          </table:table-cell>
        </table:table-row>
        <table:table-row table:style-name="ro1">
          <table:table-cell office:value-type="string" calcext:value-type="string">
            <text:p>Mount Pleasant MI (CBSA)</text:p>
          </table:table-cell>
          <table:table-cell office:value-type="float" office:value="11" calcext:value-type="float">
            <text:p>11</text:p>
          </table:table-cell>
          <table:table-cell office:value-type="float" office:value="14.6666666666667" calcext:value-type="float">
            <text:p>14.6666666667</text:p>
          </table:table-cell>
          <table:table-cell table:formula="of:=VLOOKUP([.A441];[loc.A$1:.C$1048576];2;1)" office:value-type="float" office:value="43.597807" calcext:value-type="float">
            <text:p>43.597807</text:p>
          </table:table-cell>
          <table:table-cell table:formula="of:=VLOOKUP([.A441];[loc.A$1:.C$1048576];3;1)" office:value-type="float" office:value="-84.767514" calcext:value-type="float">
            <text:p>-84.767514</text:p>
          </table:table-cell>
        </table:table-row>
        <table:table-row table:style-name="ro1">
          <table:table-cell office:value-type="string" calcext:value-type="string">
            <text:p>Mount Vernon IL (CBSA)</text:p>
          </table:table-cell>
          <table:table-cell office:value-type="float" office:value="5.8" calcext:value-type="float">
            <text:p>5.8</text:p>
          </table:table-cell>
          <table:table-cell office:value-type="float" office:value="10.8" calcext:value-type="float">
            <text:p>10.8</text:p>
          </table:table-cell>
          <table:table-cell table:formula="of:=VLOOKUP([.A442];[loc.A$1:.C$1048576];2;1)" office:value-type="float" office:value="38.317271" calcext:value-type="float">
            <text:p>38.317271</text:p>
          </table:table-cell>
          <table:table-cell table:formula="of:=VLOOKUP([.A442];[loc.A$1:.C$1048576];3;1)" office:value-type="float" office:value="-88.90312" calcext:value-type="float">
            <text:p>-88.90312</text:p>
          </table:table-cell>
        </table:table-row>
        <table:table-row table:style-name="ro1">
          <table:table-cell office:value-type="string" calcext:value-type="string">
            <text:p>Mountain Home AR <text:s/>(CBSA)</text:p>
          </table:table-cell>
          <table:table-cell office:value-type="float" office:value="1.33333333333333" calcext:value-type="float">
            <text:p>1.3333333333</text:p>
          </table:table-cell>
          <table:table-cell office:value-type="float" office:value="2.66666666666667" calcext:value-type="float">
            <text:p>2.6666666667</text:p>
          </table:table-cell>
          <table:table-cell table:formula="of:=VLOOKUP([.A443];[loc.A$1:.C$1048576];2;1)" office:value-type="float" office:value="38.317271" calcext:value-type="float">
            <text:p>38.317271</text:p>
          </table:table-cell>
          <table:table-cell table:formula="of:=VLOOKUP([.A443];[loc.A$1:.C$1048576];3;1)" office:value-type="float" office:value="-88.90312" calcext:value-type="float">
            <text:p>-88.90312</text:p>
          </table:table-cell>
        </table:table-row>
        <table:table-row table:style-name="ro1">
          <table:table-cell office:value-type="string" calcext:value-type="string">
            <text:p>Mountain Home ID (CBSA)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VLOOKUP([.A444];[loc.A$1:.C$1048576];2;1)" office:value-type="float" office:value="43.13295" calcext:value-type="float">
            <text:p>43.13295</text:p>
          </table:table-cell>
          <table:table-cell table:formula="of:=VLOOKUP([.A444];[loc.A$1:.C$1048576];3;1)" office:value-type="float" office:value="-115.691197" calcext:value-type="float">
            <text:p>-115.691197</text:p>
          </table:table-cell>
        </table:table-row>
        <table:table-row table:style-name="ro1">
          <table:table-cell office:value-type="string" calcext:value-type="string">
            <text:p>Murray KY (CBSA)</text:p>
          </table:table-cell>
          <table:table-cell office:value-type="float" office:value="5.5" calcext:value-type="float">
            <text:p>5.5</text:p>
          </table:table-cell>
          <table:table-cell office:value-type="float" office:value="11.5" calcext:value-type="float">
            <text:p>11.5</text:p>
          </table:table-cell>
          <table:table-cell table:formula="of:=VLOOKUP([.A445];[loc.A$1:.C$1048576];2;1)" office:value-type="float" office:value="36.610333" calcext:value-type="float">
            <text:p>36.610333</text:p>
          </table:table-cell>
          <table:table-cell table:formula="of:=VLOOKUP([.A445];[loc.A$1:.C$1048576];3;1)" office:value-type="float" office:value="-88.314761" calcext:value-type="float">
            <text:p>-88.314761</text:p>
          </table:table-cell>
        </table:table-row>
        <table:table-row table:style-name="ro1">
          <table:table-cell office:value-type="string" calcext:value-type="string">
            <text:p>Muscatine IA <text:s/>(CBSA)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formula="of:=VLOOKUP([.A446];[loc.A$1:.C$1048576];2;1)" office:value-type="float" office:value="36.610333" calcext:value-type="float">
            <text:p>36.610333</text:p>
          </table:table-cell>
          <table:table-cell table:formula="of:=VLOOKUP([.A446];[loc.A$1:.C$1048576];3;1)" office:value-type="float" office:value="-88.314761" calcext:value-type="float">
            <text:p>-88.314761</text:p>
          </table:table-cell>
        </table:table-row>
        <table:table-row table:style-name="ro1">
          <table:table-cell office:value-type="string" calcext:value-type="string">
            <text:p>Muskegon-Norton Shores MI (CBSA)</text:p>
          </table:table-cell>
          <table:table-cell office:value-type="float" office:value="6.71428571428571" calcext:value-type="float">
            <text:p>6.7142857143</text:p>
          </table:table-cell>
          <table:table-cell office:value-type="float" office:value="4.14285714285714" calcext:value-type="float">
            <text:p>4.1428571429</text:p>
          </table:table-cell>
          <table:table-cell table:formula="of:=VLOOKUP([.A447];[loc.A$1:.C$1048576];2;1)" office:value-type="float" office:value="43.168904" calcext:value-type="float">
            <text:p>43.168904</text:p>
          </table:table-cell>
          <table:table-cell table:formula="of:=VLOOKUP([.A447];[loc.A$1:.C$1048576];3;1)" office:value-type="float" office:value="-86.263946" calcext:value-type="float">
            <text:p>-86.263946</text:p>
          </table:table-cell>
        </table:table-row>
        <table:table-row table:style-name="ro1">
          <table:table-cell office:value-type="string" calcext:value-type="string">
            <text:p>Muskogee OK (CBSA)</text:p>
          </table:table-cell>
          <table:table-cell office:value-type="float" office:value="6.5" calcext:value-type="float">
            <text:p>6.5</text:p>
          </table:table-cell>
          <table:table-cell office:value-type="float" office:value="8.75" calcext:value-type="float">
            <text:p>8.75</text:p>
          </table:table-cell>
          <table:table-cell table:formula="of:=VLOOKUP([.A448];[loc.A$1:.C$1048576];2;1)" office:value-type="float" office:value="35.747877" calcext:value-type="float">
            <text:p>35.747877</text:p>
          </table:table-cell>
          <table:table-cell table:formula="of:=VLOOKUP([.A448];[loc.A$1:.C$1048576];3;1)" office:value-type="float" office:value="-95.369691" calcext:value-type="float">
            <text:p>-95.369691</text:p>
          </table:table-cell>
        </table:table-row>
        <table:table-row table:style-name="ro1">
          <table:table-cell office:value-type="string" calcext:value-type="string">
            <text:p>Nacogdoches TX (CBSA)</text:p>
          </table:table-cell>
          <table:table-cell office:value-type="float" office:value="2.45454545454545" calcext:value-type="float">
            <text:p>2.4545454545</text:p>
          </table:table-cell>
          <table:table-cell office:value-type="float" office:value="4" calcext:value-type="float">
            <text:p>4</text:p>
          </table:table-cell>
          <table:table-cell table:formula="of:=VLOOKUP([.A449];[loc.A$1:.C$1048576];2;1)" office:value-type="float" office:value="31.603513" calcext:value-type="float">
            <text:p>31.603513</text:p>
          </table:table-cell>
          <table:table-cell table:formula="of:=VLOOKUP([.A449];[loc.A$1:.C$1048576];3;1)" office:value-type="float" office:value="-94.655487" calcext:value-type="float">
            <text:p>-94.655487</text:p>
          </table:table-cell>
        </table:table-row>
        <table:table-row table:style-name="ro1">
          <table:table-cell office:value-type="string" calcext:value-type="string">
            <text:p>Naples-Marco Island FL (CBSA)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table:formula="of:=VLOOKUP([.A450];[loc.A$1:.C$1048576];2;1)" office:value-type="float" office:value="25.995001" calcext:value-type="float">
            <text:p>25.995001</text:p>
          </table:table-cell>
          <table:table-cell table:formula="of:=VLOOKUP([.A450];[loc.A$1:.C$1048576];3;1)" office:value-type="float" office:value="-81.672501" calcext:value-type="float">
            <text:p>-81.672501</text:p>
          </table:table-cell>
        </table:table-row>
        <table:table-row table:style-name="ro1">
          <table:table-cell office:value-type="string" calcext:value-type="string">
            <text:p>Nashville (DMA)</text:p>
          </table:table-cell>
          <table:table-cell office:value-type="float" office:value="83.3846153846154" calcext:value-type="float">
            <text:p>83.3846153846</text:p>
          </table:table-cell>
          <table:table-cell office:value-type="float" office:value="3.76923076923077" calcext:value-type="float">
            <text:p>3.7692307692</text:p>
          </table:table-cell>
          <table:table-cell table:formula="of:=VLOOKUP([.A451];[loc.A$1:.C$1048576];2;1)" office:value-type="float" office:value="36.162664" calcext:value-type="float">
            <text:p>36.162664</text:p>
          </table:table-cell>
          <table:table-cell table:formula="of:=VLOOKUP([.A451];[loc.A$1:.C$1048576];3;1)" office:value-type="float" office:value="-86.781602" calcext:value-type="float">
            <text:p>-86.781602</text:p>
          </table:table-cell>
        </table:table-row>
        <table:table-row table:style-name="ro1">
          <table:table-cell office:value-type="string" calcext:value-type="string">
            <text:p>Nashville-Davidson--Murfreesboro TN (CBSA)</text:p>
          </table:table-cell>
          <table:table-cell office:value-type="float" office:value="43.9375" calcext:value-type="float">
            <text:p>43.9375</text:p>
          </table:table-cell>
          <table:table-cell office:value-type="float" office:value="2.8125" calcext:value-type="float">
            <text:p>2.8125</text:p>
          </table:table-cell>
          <table:table-cell table:formula="of:=VLOOKUP([.A452];[loc.A$1:.C$1048576];2;1)" office:value-type="float" office:value="36.016739" calcext:value-type="float">
            <text:p>36.016739</text:p>
          </table:table-cell>
          <table:table-cell table:formula="of:=VLOOKUP([.A452];[loc.A$1:.C$1048576];3;1)" office:value-type="float" office:value="-86.563252" calcext:value-type="float">
            <text:p>-86.563252</text:p>
          </table:table-cell>
        </table:table-row>
        <table:table-row table:style-name="ro1">
          <table:table-cell office:value-type="string" calcext:value-type="string">
            <text:p>Natchez MS-LA (CBSA)</text:p>
          </table:table-cell>
          <table:table-cell office:value-type="float" office:value="2.75" calcext:value-type="float">
            <text:p>2.75</text:p>
          </table:table-cell>
          <table:table-cell office:value-type="float" office:value="5.75" calcext:value-type="float">
            <text:p>5.75</text:p>
          </table:table-cell>
          <table:table-cell table:formula="of:=VLOOKUP([.A453];[loc.A$1:.C$1048576];2;1)" office:value-type="float" office:value="31.560444" calcext:value-type="float">
            <text:p>31.560444</text:p>
          </table:table-cell>
          <table:table-cell table:formula="of:=VLOOKUP([.A453];[loc.A$1:.C$1048576];3;1)" office:value-type="float" office:value="-91.403171" calcext:value-type="float">
            <text:p>-91.403171</text:p>
          </table:table-cell>
        </table:table-row>
        <table:table-row table:style-name="ro1">
          <table:table-cell office:value-type="string" calcext:value-type="string">
            <text:p>Natchitoches LA (CBSA)</text:p>
          </table:table-cell>
          <table:table-cell office:value-type="float" office:value="3.6" calcext:value-type="float">
            <text:p>3.6</text:p>
          </table:table-cell>
          <table:table-cell office:value-type="float" office:value="9.2" calcext:value-type="float">
            <text:p>9.2</text:p>
          </table:table-cell>
          <table:table-cell table:formula="of:=VLOOKUP([.A454];[loc.A$1:.C$1048576];2;1)" office:value-type="float" office:value="31.76072" calcext:value-type="float">
            <text:p>31.76072</text:p>
          </table:table-cell>
          <table:table-cell table:formula="of:=VLOOKUP([.A454];[loc.A$1:.C$1048576];3;1)" office:value-type="float" office:value="-93.086275" calcext:value-type="float">
            <text:p>-93.086275</text:p>
          </table:table-cell>
        </table:table-row>
        <table:table-row table:style-name="ro1">
          <table:table-cell office:value-type="string" calcext:value-type="string">
            <text:p>New Bern NC (CBSA)</text:p>
          </table:table-cell>
          <table:table-cell office:value-type="float" office:value="6.09090909090909" calcext:value-type="float">
            <text:p>6.0909090909</text:p>
          </table:table-cell>
          <table:table-cell office:value-type="float" office:value="5.36363636363636" calcext:value-type="float">
            <text:p>5.3636363636</text:p>
          </table:table-cell>
          <table:table-cell table:formula="of:=VLOOKUP([.A455];[loc.A$1:.C$1048576];2;1)" office:value-type="float" office:value="35.108493" calcext:value-type="float">
            <text:p>35.108493</text:p>
          </table:table-cell>
          <table:table-cell table:formula="of:=VLOOKUP([.A455];[loc.A$1:.C$1048576];3;1)" office:value-type="float" office:value="-77.044114" calcext:value-type="float">
            <text:p>-77.044114</text:p>
          </table:table-cell>
        </table:table-row>
        <table:table-row table:style-name="ro1">
          <table:table-cell office:value-type="string" calcext:value-type="string">
            <text:p>New Castle IN (CBSA)</text:p>
          </table:table-cell>
          <table:table-cell office:value-type="float" office:value="2.16666666666667" calcext:value-type="float">
            <text:p>2.1666666667</text:p>
          </table:table-cell>
          <table:table-cell office:value-type="float" office:value="3.66666666666667" calcext:value-type="float">
            <text:p>3.6666666667</text:p>
          </table:table-cell>
          <table:table-cell table:formula="of:=VLOOKUP([.A456];[loc.A$1:.C$1048576];2;1)" office:value-type="float" office:value="39.928935" calcext:value-type="float">
            <text:p>39.928935</text:p>
          </table:table-cell>
          <table:table-cell table:formula="of:=VLOOKUP([.A456];[loc.A$1:.C$1048576];3;1)" office:value-type="float" office:value="-85.370248" calcext:value-type="float">
            <text:p>-85.370248</text:p>
          </table:table-cell>
        </table:table-row>
        <table:table-row table:style-name="ro1">
          <table:table-cell office:value-type="string" calcext:value-type="string">
            <text:p>New Haven-Milford CT (CBSA)</text:p>
          </table:table-cell>
          <table:table-cell office:value-type="float" office:value="59" calcext:value-type="float">
            <text:p>59</text:p>
          </table:table-cell>
          <table:table-cell office:value-type="float" office:value="8.25" calcext:value-type="float">
            <text:p>8.25</text:p>
          </table:table-cell>
          <table:table-cell table:formula="of:=VLOOKUP([.A457];[loc.A$1:.C$1048576];2;1)" office:value-type="float" office:value="41.230698" calcext:value-type="float">
            <text:p>41.230698</text:p>
          </table:table-cell>
          <table:table-cell table:formula="of:=VLOOKUP([.A457];[loc.A$1:.C$1048576];3;1)" office:value-type="float" office:value="-73.064036" calcext:value-type="float">
            <text:p>-73.064036</text:p>
          </table:table-cell>
        </table:table-row>
        <table:table-row table:style-name="ro1">
          <table:table-cell office:value-type="string" calcext:value-type="string">
            <text:p>New Orleans (DMA)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formula="of:=VLOOKUP([.A458];[loc.A$1:.C$1048576];2;1)" office:value-type="float" office:value="29.951066" calcext:value-type="float">
            <text:p>29.951066</text:p>
          </table:table-cell>
          <table:table-cell table:formula="of:=VLOOKUP([.A458];[loc.A$1:.C$1048576];3;1)" office:value-type="float" office:value="-90.071532" calcext:value-type="float">
            <text:p>-90.071532</text:p>
          </table:table-cell>
        </table:table-row>
        <table:table-row table:style-name="ro1">
          <table:table-cell office:value-type="string" calcext:value-type="string">
            <text:p>New Orleans-Metairie-Kenner LA (CBSA)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formula="of:=VLOOKUP([.A459];[loc.A$1:.C$1048576];2;1)" office:value-type="float" office:value="29.98453" calcext:value-type="float">
            <text:p>29.98453</text:p>
          </table:table-cell>
          <table:table-cell table:formula="of:=VLOOKUP([.A459];[loc.A$1:.C$1048576];3;1)" office:value-type="float" office:value="-90.204452" calcext:value-type="float">
            <text:p>-90.204452</text:p>
          </table:table-cell>
        </table:table-row>
        <table:table-row table:style-name="ro1">
          <table:table-cell office:value-type="string" calcext:value-type="string">
            <text:p>New Ulm MN (CBSA)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VLOOKUP([.A460];[loc.A$1:.C$1048576];2;1)" office:value-type="float" office:value="44.314439" calcext:value-type="float">
            <text:p>44.314439</text:p>
          </table:table-cell>
          <table:table-cell table:formula="of:=VLOOKUP([.A460];[loc.A$1:.C$1048576];3;1)" office:value-type="float" office:value="-94.459302" calcext:value-type="float">
            <text:p>-94.459302</text:p>
          </table:table-cell>
        </table:table-row>
        <table:table-row table:style-name="ro1">
          <table:table-cell office:value-type="string" calcext:value-type="string">
            <text:p>New York (Northern New Jersey)</text:p>
          </table:table-cell>
          <table:table-cell office:value-type="float" office:value="494.375" calcext:value-type="float">
            <text:p>494.375</text:p>
          </table:table-cell>
          <table:table-cell office:value-type="float" office:value="9.6025" calcext:value-type="float">
            <text:p>9.6025</text:p>
          </table:table-cell>
          <table:table-cell table:formula="of:=VLOOKUP([.A461];[loc.A$1:.C$1048576];2;1)" office:value-type="float" office:value="40.712784" calcext:value-type="float">
            <text:p>40.712784</text:p>
          </table:table-cell>
          <table:table-cell table:formula="of:=VLOOKUP([.A461];[loc.A$1:.C$1048576];3;1)" office:value-type="float" office:value="-74.005941" calcext:value-type="float">
            <text:p>-74.005941</text:p>
          </table:table-cell>
        </table:table-row>
        <table:table-row table:style-name="ro1">
          <table:table-cell office:value-type="string" calcext:value-type="string">
            <text:p>New York (Westchester County)</text:p>
          </table:table-cell>
          <table:table-cell office:value-type="float" office:value="76.9" calcext:value-type="float">
            <text:p>76.9</text:p>
          </table:table-cell>
          <table:table-cell office:value-type="float" office:value="10.375" calcext:value-type="float">
            <text:p>10.375</text:p>
          </table:table-cell>
          <table:table-cell table:formula="of:=VLOOKUP([.A462];[loc.A$1:.C$1048576];2;1)" office:value-type="float" office:value="40.712784" calcext:value-type="float">
            <text:p>40.712784</text:p>
          </table:table-cell>
          <table:table-cell table:formula="of:=VLOOKUP([.A462];[loc.A$1:.C$1048576];3;1)" office:value-type="float" office:value="-74.005941" calcext:value-type="float">
            <text:p>-74.005941</text:p>
          </table:table-cell>
        </table:table-row>
        <table:table-row table:style-name="ro1">
          <table:table-cell office:value-type="string" calcext:value-type="string">
            <text:p>Newport TN (CBSA)</text:p>
          </table:table-cell>
          <table:table-cell office:value-type="float" office:value="4.83333333333333" calcext:value-type="float">
            <text:p>4.8333333333</text:p>
          </table:table-cell>
          <table:table-cell office:value-type="float" office:value="11" calcext:value-type="float">
            <text:p>11</text:p>
          </table:table-cell>
          <table:table-cell table:formula="of:=VLOOKUP([.A463];[loc.A$1:.C$1048576];2;1)" office:value-type="float" office:value="35.967041" calcext:value-type="float">
            <text:p>35.967041</text:p>
          </table:table-cell>
          <table:table-cell table:formula="of:=VLOOKUP([.A463];[loc.A$1:.C$1048576];3;1)" office:value-type="float" office:value="-83.187658" calcext:value-type="float">
            <text:p>-83.187658</text:p>
          </table:table-cell>
        </table:table-row>
        <table:table-row table:style-name="ro1">
          <table:table-cell office:value-type="string" calcext:value-type="string">
            <text:p>Niles-Benton Harbor MI (CBSA)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table:formula="of:=VLOOKUP([.A464];[loc.A$1:.C$1048576];2;1)" office:value-type="float" office:value="42.104359" calcext:value-type="float">
            <text:p>42.104359</text:p>
          </table:table-cell>
          <table:table-cell table:formula="of:=VLOOKUP([.A464];[loc.A$1:.C$1048576];3;1)" office:value-type="float" office:value="-86.445355" calcext:value-type="float">
            <text:p>-86.445355</text:p>
          </table:table-cell>
        </table:table-row>
        <table:table-row table:style-name="ro1">
          <table:table-cell office:value-type="string" calcext:value-type="string">
            <text:p>Norfolk NE (CBSA)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formula="of:=VLOOKUP([.A465];[loc.A$1:.C$1048576];2;1)" office:value-type="float" office:value="42.032723" calcext:value-type="float">
            <text:p>42.032723</text:p>
          </table:table-cell>
          <table:table-cell table:formula="of:=VLOOKUP([.A465];[loc.A$1:.C$1048576];3;1)" office:value-type="float" office:value="-97.413755" calcext:value-type="float">
            <text:p>-97.413755</text:p>
          </table:table-cell>
        </table:table-row>
        <table:table-row table:style-name="ro1">
          <table:table-cell office:value-type="string" calcext:value-type="string">
            <text:p>North Port-Sarasota-Bradenton FL (CBSA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VLOOKUP([.A466];[loc.A$1:.C$1048576];2;1)" office:value-type="float" office:value="27.044224" calcext:value-type="float">
            <text:p>27.044224</text:p>
          </table:table-cell>
          <table:table-cell table:formula="of:=VLOOKUP([.A466];[loc.A$1:.C$1048576];3;1)" office:value-type="float" office:value="-82.235925" calcext:value-type="float">
            <text:p>-82.235925</text:p>
          </table:table-cell>
        </table:table-row>
        <table:table-row table:style-name="ro1">
          <table:table-cell office:value-type="string" calcext:value-type="string">
            <text:p>North Vernon IN (CBSA)</text:p>
          </table:table-cell>
          <table:table-cell office:value-type="float" office:value="2.5" calcext:value-type="float">
            <text:p>2.5</text:p>
          </table:table-cell>
          <table:table-cell office:value-type="float" office:value="8" calcext:value-type="float">
            <text:p>8</text:p>
          </table:table-cell>
          <table:table-cell table:formula="of:=VLOOKUP([.A467];[loc.A$1:.C$1048576];2;1)" office:value-type="float" office:value="39.006165" calcext:value-type="float">
            <text:p>39.006165</text:p>
          </table:table-cell>
          <table:table-cell table:formula="of:=VLOOKUP([.A467];[loc.A$1:.C$1048576];3;1)" office:value-type="float" office:value="-85.62358" calcext:value-type="float">
            <text:p>-85.62358</text:p>
          </table:table-cell>
        </table:table-row>
        <table:table-row table:style-name="ro1">
          <table:table-cell office:value-type="string" calcext:value-type="string">
            <text:p>Norwich-New London CT (CBSA)</text:p>
          </table:table-cell>
          <table:table-cell office:value-type="float" office:value="8.33333333333333" calcext:value-type="float">
            <text:p>8.3333333333</text:p>
          </table:table-cell>
          <table:table-cell office:value-type="float" office:value="4" calcext:value-type="float">
            <text:p>4</text:p>
          </table:table-cell>
          <table:table-cell table:formula="of:=VLOOKUP([.A468];[loc.A$1:.C$1048576];2;1)" office:value-type="float" office:value="41.524265" calcext:value-type="float">
            <text:p>41.524265</text:p>
          </table:table-cell>
          <table:table-cell table:formula="of:=VLOOKUP([.A468];[loc.A$1:.C$1048576];3;1)" office:value-type="float" office:value="-72.07591" calcext:value-type="float">
            <text:p>-72.07591</text:p>
          </table:table-cell>
        </table:table-row>
        <table:table-row table:style-name="ro1">
          <table:table-cell office:value-type="string" calcext:value-type="string">
            <text:p>Ocala FL (CBSA)</text:p>
          </table:table-cell>
          <table:table-cell office:value-type="float" office:value="10.6666666666667" calcext:value-type="float">
            <text:p>10.6666666667</text:p>
          </table:table-cell>
          <table:table-cell office:value-type="float" office:value="3.66666666666667" calcext:value-type="float">
            <text:p>3.6666666667</text:p>
          </table:table-cell>
          <table:table-cell table:formula="of:=VLOOKUP([.A469];[loc.A$1:.C$1048576];2;1)" office:value-type="float" office:value="29.187199" calcext:value-type="float">
            <text:p>29.187199</text:p>
          </table:table-cell>
          <table:table-cell table:formula="of:=VLOOKUP([.A469];[loc.A$1:.C$1048576];3;1)" office:value-type="float" office:value="-82.140092" calcext:value-type="float">
            <text:p>-82.140092</text:p>
          </table:table-cell>
        </table:table-row>
        <table:table-row table:style-name="ro1">
          <table:table-cell office:value-type="string" calcext:value-type="string">
            <text:p>Oil City PA (CBSA)</text:p>
          </table:table-cell>
          <table:table-cell office:value-type="float" office:value="4" calcext:value-type="float">
            <text:p>4</text:p>
          </table:table-cell>
          <table:table-cell office:value-type="float" office:value="8.8" calcext:value-type="float">
            <text:p>8.8</text:p>
          </table:table-cell>
          <table:table-cell table:formula="of:=VLOOKUP([.A470];[loc.A$1:.C$1048576];2;1)" office:value-type="float" office:value="41.433948" calcext:value-type="float">
            <text:p>41.433948</text:p>
          </table:table-cell>
          <table:table-cell table:formula="of:=VLOOKUP([.A470];[loc.A$1:.C$1048576];3;1)" office:value-type="float" office:value="-79.706441" calcext:value-type="float">
            <text:p>-79.706441</text:p>
          </table:table-cell>
        </table:table-row>
        <table:table-row table:style-name="ro1">
          <table:table-cell office:value-type="string" calcext:value-type="string">
            <text:p>Okeechobee FL <text:s/>(CBSA)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VLOOKUP([.A471];[loc.A$1:.C$1048576];2;1)" office:value-type="float" office:value="41.433948" calcext:value-type="float">
            <text:p>41.433948</text:p>
          </table:table-cell>
          <table:table-cell table:formula="of:=VLOOKUP([.A471];[loc.A$1:.C$1048576];3;1)" office:value-type="float" office:value="-79.706441" calcext:value-type="float">
            <text:p>-79.706441</text:p>
          </table:table-cell>
        </table:table-row>
        <table:table-row table:style-name="ro1">
          <table:table-cell office:value-type="string" calcext:value-type="string">
            <text:p>Oklahoma City (DMA)</text:p>
          </table:table-cell>
          <table:table-cell office:value-type="float" office:value="79.3333333333333" calcext:value-type="float">
            <text:p>79.3333333333</text:p>
          </table:table-cell>
          <table:table-cell office:value-type="float" office:value="5.25" calcext:value-type="float">
            <text:p>5.25</text:p>
          </table:table-cell>
          <table:table-cell table:formula="of:=VLOOKUP([.A472];[loc.A$1:.C$1048576];2;1)" office:value-type="float" office:value="35.46756" calcext:value-type="float">
            <text:p>35.46756</text:p>
          </table:table-cell>
          <table:table-cell table:formula="of:=VLOOKUP([.A472];[loc.A$1:.C$1048576];3;1)" office:value-type="float" office:value="-97.516428" calcext:value-type="float">
            <text:p>-97.516428</text:p>
          </table:table-cell>
        </table:table-row>
        <table:table-row table:style-name="ro1">
          <table:table-cell office:value-type="string" calcext:value-type="string">
            <text:p>Oklahoma City OK (CBSA)</text:p>
          </table:table-cell>
          <table:table-cell office:value-type="float" office:value="42.3" calcext:value-type="float">
            <text:p>42.3</text:p>
          </table:table-cell>
          <table:table-cell office:value-type="float" office:value="3.8" calcext:value-type="float">
            <text:p>3.8</text:p>
          </table:table-cell>
          <table:table-cell table:formula="of:=VLOOKUP([.A473];[loc.A$1:.C$1048576];2;1)" office:value-type="float" office:value="35.46756" calcext:value-type="float">
            <text:p>35.46756</text:p>
          </table:table-cell>
          <table:table-cell table:formula="of:=VLOOKUP([.A473];[loc.A$1:.C$1048576];3;1)" office:value-type="float" office:value="-97.516428" calcext:value-type="float">
            <text:p>-97.516428</text:p>
          </table:table-cell>
        </table:table-row>
        <table:table-row table:style-name="ro1">
          <table:table-cell office:value-type="string" calcext:value-type="string">
            <text:p>Olean NY <text:s/>(CBSA)</text:p>
          </table:table-cell>
          <table:table-cell office:value-type="float" office:value="14.3333333333333" calcext:value-type="float">
            <text:p>14.3333333333</text:p>
          </table:table-cell>
          <table:table-cell office:value-type="float" office:value="19.3333333333333" calcext:value-type="float">
            <text:p>19.3333333333</text:p>
          </table:table-cell>
          <table:table-cell table:formula="of:=VLOOKUP([.A474];[loc.A$1:.C$1048576];2;1)" office:value-type="float" office:value="35.46756" calcext:value-type="float">
            <text:p>35.46756</text:p>
          </table:table-cell>
          <table:table-cell table:formula="of:=VLOOKUP([.A474];[loc.A$1:.C$1048576];3;1)" office:value-type="float" office:value="-97.516428" calcext:value-type="float">
            <text:p>-97.516428</text:p>
          </table:table-cell>
        </table:table-row>
        <table:table-row table:style-name="ro1">
          <table:table-cell office:value-type="string" calcext:value-type="string">
            <text:p>Omaha-Council Bluffs NE-IA (CBSA)</text:p>
          </table:table-cell>
          <table:table-cell office:value-type="float" office:value="21.5" calcext:value-type="float">
            <text:p>21.5</text:p>
          </table:table-cell>
          <table:table-cell office:value-type="float" office:value="2.75" calcext:value-type="float">
            <text:p>2.75</text:p>
          </table:table-cell>
          <table:table-cell table:formula="of:=VLOOKUP([.A475];[loc.A$1:.C$1048576];2;1)" office:value-type="float" office:value="41.218364" calcext:value-type="float">
            <text:p>41.218364</text:p>
          </table:table-cell>
          <table:table-cell table:formula="of:=VLOOKUP([.A475];[loc.A$1:.C$1048576];3;1)" office:value-type="float" office:value="-95.817993" calcext:value-type="float">
            <text:p>-95.817993</text:p>
          </table:table-cell>
        </table:table-row>
        <table:table-row table:style-name="ro1">
          <table:table-cell office:value-type="string" calcext:value-type="string">
            <text:p>Ontario OR-ID <text:s/>(CBSA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A476];[loc.A$1:.C$1048576];2;1)" office:value-type="float" office:value="41.218364" calcext:value-type="float">
            <text:p>41.218364</text:p>
          </table:table-cell>
          <table:table-cell table:formula="of:=VLOOKUP([.A476];[loc.A$1:.C$1048576];3;1)" office:value-type="float" office:value="-95.817993" calcext:value-type="float">
            <text:p>-95.817993</text:p>
          </table:table-cell>
        </table:table-row>
        <table:table-row table:style-name="ro1">
          <table:table-cell office:value-type="string" calcext:value-type="string">
            <text:p>Opelousas-Eunice LA (CBSA)</text:p>
          </table:table-cell>
          <table:table-cell office:value-type="float" office:value="3.09090909090909" calcext:value-type="float">
            <text:p>3.0909090909</text:p>
          </table:table-cell>
          <table:table-cell office:value-type="float" office:value="4.72727272727273" calcext:value-type="float">
            <text:p>4.7272727273</text:p>
          </table:table-cell>
          <table:table-cell table:formula="of:=VLOOKUP([.A477];[loc.A$1:.C$1048576];2;1)" office:value-type="float" office:value="30.494367" calcext:value-type="float">
            <text:p>30.494367</text:p>
          </table:table-cell>
          <table:table-cell table:formula="of:=VLOOKUP([.A477];[loc.A$1:.C$1048576];3;1)" office:value-type="float" office:value="-92.417632" calcext:value-type="float">
            <text:p>-92.417632</text:p>
          </table:table-cell>
        </table:table-row>
        <table:table-row table:style-name="ro1">
          <table:table-cell office:value-type="string" calcext:value-type="string">
            <text:p>Orlando</text:p>
          </table:table-cell>
          <table:table-cell office:value-type="float" office:value="152.6875" calcext:value-type="float">
            <text:p>152.6875</text:p>
          </table:table-cell>
          <table:table-cell office:value-type="float" office:value="4.960625" calcext:value-type="float">
            <text:p>4.960625</text:p>
          </table:table-cell>
          <table:table-cell table:formula="of:=VLOOKUP([.A478];[loc.A$1:.C$1048576];2;1)" office:value-type="float" office:value="28.538336" calcext:value-type="float">
            <text:p>28.538336</text:p>
          </table:table-cell>
          <table:table-cell table:formula="of:=VLOOKUP([.A478];[loc.A$1:.C$1048576];3;1)" office:value-type="float" office:value="-81.379236" calcext:value-type="float">
            <text:p>-81.379236</text:p>
          </table:table-cell>
        </table:table-row>
        <table:table-row table:style-name="ro1">
          <table:table-cell office:value-type="string" calcext:value-type="string">
            <text:p>Orlando-Daytona Beach-Melbourne (DMA)</text:p>
          </table:table-cell>
          <table:table-cell office:value-type="float" office:value="90.25" calcext:value-type="float">
            <text:p>90.25</text:p>
          </table:table-cell>
          <table:table-cell office:value-type="float" office:value="3" calcext:value-type="float">
            <text:p>3</text:p>
          </table:table-cell>
          <table:table-cell table:formula="of:=VLOOKUP([.A479];[loc.A$1:.C$1048576];2;1)" office:value-type="float" office:value="28.083627" calcext:value-type="float">
            <text:p>28.083627</text:p>
          </table:table-cell>
          <table:table-cell table:formula="of:=VLOOKUP([.A479];[loc.A$1:.C$1048576];3;1)" office:value-type="float" office:value="-80.608109" calcext:value-type="float">
            <text:p>-80.608109</text:p>
          </table:table-cell>
        </table:table-row>
        <table:table-row table:style-name="ro1">
          <table:table-cell office:value-type="string" calcext:value-type="string">
            <text:p>Orlando-Kissimmee FL (CBSA)</text:p>
          </table:table-cell>
          <table:table-cell office:value-type="float" office:value="30" calcext:value-type="float">
            <text:p>30</text:p>
          </table:table-cell>
          <table:table-cell office:value-type="float" office:value="1.6" calcext:value-type="float">
            <text:p>1.6</text:p>
          </table:table-cell>
          <table:table-cell table:formula="of:=VLOOKUP([.A480];[loc.A$1:.C$1048576];2;1)" office:value-type="float" office:value="28.283623" calcext:value-type="float">
            <text:p>28.283623</text:p>
          </table:table-cell>
          <table:table-cell table:formula="of:=VLOOKUP([.A480];[loc.A$1:.C$1048576];3;1)" office:value-type="float" office:value="-81.40896" calcext:value-type="float">
            <text:p>-81.40896</text:p>
          </table:table-cell>
        </table:table-row>
        <table:table-row table:style-name="ro1">
          <table:table-cell office:value-type="string" calcext:value-type="string">
            <text:p>Oshkosh-Neenah WI (CBSA)</text:p>
          </table:table-cell>
          <table:table-cell office:value-type="float" office:value="4.14285714285714" calcext:value-type="float">
            <text:p>4.1428571429</text:p>
          </table:table-cell>
          <table:table-cell office:value-type="float" office:value="2.28571428571429" calcext:value-type="float">
            <text:p>2.2857142857</text:p>
          </table:table-cell>
          <table:table-cell table:formula="of:=VLOOKUP([.A481];[loc.A$1:.C$1048576];2;1)" office:value-type="float" office:value="44.200397" calcext:value-type="float">
            <text:p>44.200397</text:p>
          </table:table-cell>
          <table:table-cell table:formula="of:=VLOOKUP([.A481];[loc.A$1:.C$1048576];3;1)" office:value-type="float" office:value="-88.517852" calcext:value-type="float">
            <text:p>-88.517852</text:p>
          </table:table-cell>
        </table:table-row>
        <table:table-row table:style-name="ro1">
          <table:table-cell office:value-type="string" calcext:value-type="string">
            <text:p>Oskaloosa IA <text:s/>(CBSA)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VLOOKUP([.A482];[loc.A$1:.C$1048576];2;1)" office:value-type="float" office:value="44.200397" calcext:value-type="float">
            <text:p>44.200397</text:p>
          </table:table-cell>
          <table:table-cell table:formula="of:=VLOOKUP([.A482];[loc.A$1:.C$1048576];3;1)" office:value-type="float" office:value="-88.517852" calcext:value-type="float">
            <text:p>-88.517852</text:p>
          </table:table-cell>
        </table:table-row>
        <table:table-row table:style-name="ro1">
          <table:table-cell office:value-type="string" calcext:value-type="string">
            <text:p>Oxford MS (CBSA)</text:p>
          </table:table-cell>
          <table:table-cell office:value-type="float" office:value="5.8" calcext:value-type="float">
            <text:p>5.8</text:p>
          </table:table-cell>
          <table:table-cell office:value-type="float" office:value="9.8" calcext:value-type="float">
            <text:p>9.8</text:p>
          </table:table-cell>
          <table:table-cell table:formula="of:=VLOOKUP([.A483];[loc.A$1:.C$1048576];2;1)" office:value-type="float" office:value="34.366495" calcext:value-type="float">
            <text:p>34.366495</text:p>
          </table:table-cell>
          <table:table-cell table:formula="of:=VLOOKUP([.A483];[loc.A$1:.C$1048576];3;1)" office:value-type="float" office:value="-89.519248" calcext:value-type="float">
            <text:p>-89.519248</text:p>
          </table:table-cell>
        </table:table-row>
        <table:table-row table:style-name="ro1">
          <table:table-cell office:value-type="string" calcext:value-type="string">
            <text:p>Oxford NC (CBSA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A484];[loc.A$1:.C$1048576];2;1)" office:value-type="float" office:value="36.3107" calcext:value-type="float">
            <text:p>36.3107</text:p>
          </table:table-cell>
          <table:table-cell table:formula="of:=VLOOKUP([.A484];[loc.A$1:.C$1048576];3;1)" office:value-type="float" office:value="-78.590835" calcext:value-type="float">
            <text:p>-78.590835</text:p>
          </table:table-cell>
        </table:table-row>
        <table:table-row table:style-name="ro1">
          <table:table-cell office:value-type="string" calcext:value-type="string">
            <text:p>Oxnard-Thousand Oaks-Ventura CA <text:s/>(CBSA)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VLOOKUP([.A485];[loc.A$1:.C$1048576];2;1)" office:value-type="float" office:value="36.3107" calcext:value-type="float">
            <text:p>36.3107</text:p>
          </table:table-cell>
          <table:table-cell table:formula="of:=VLOOKUP([.A485];[loc.A$1:.C$1048576];3;1)" office:value-type="float" office:value="-78.590835" calcext:value-type="float">
            <text:p>-78.590835</text:p>
          </table:table-cell>
        </table:table-row>
        <table:table-row table:style-name="ro1">
          <table:table-cell office:value-type="string" calcext:value-type="string">
            <text:p>Ozark AL (CBSA)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VLOOKUP([.A486];[loc.A$1:.C$1048576];2;1)" office:value-type="float" office:value="31.459058" calcext:value-type="float">
            <text:p>31.459058</text:p>
          </table:table-cell>
          <table:table-cell table:formula="of:=VLOOKUP([.A486];[loc.A$1:.C$1048576];3;1)" office:value-type="float" office:value="-85.640493" calcext:value-type="float">
            <text:p>-85.640493</text:p>
          </table:table-cell>
        </table:table-row>
        <table:table-row table:style-name="ro1">
          <table:table-cell office:value-type="string" calcext:value-type="string">
            <text:p>Paducah KY-IL (CBSA)</text:p>
          </table:table-cell>
          <table:table-cell office:value-type="float" office:value="6.22222222222222" calcext:value-type="float">
            <text:p>6.2222222222</text:p>
          </table:table-cell>
          <table:table-cell office:value-type="float" office:value="6.88888888888889" calcext:value-type="float">
            <text:p>6.8888888889</text:p>
          </table:table-cell>
          <table:table-cell table:formula="of:=VLOOKUP([.A487];[loc.A$1:.C$1048576];2;1)" office:value-type="float" office:value="37.083389" calcext:value-type="float">
            <text:p>37.083389</text:p>
          </table:table-cell>
          <table:table-cell table:formula="of:=VLOOKUP([.A487];[loc.A$1:.C$1048576];3;1)" office:value-type="float" office:value="-88.600048" calcext:value-type="float">
            <text:p>-88.600048</text:p>
          </table:table-cell>
        </table:table-row>
        <table:table-row table:style-name="ro1">
          <table:table-cell office:value-type="string" calcext:value-type="string">
            <text:p>Paducah-Cape Girardeau-Harrisburg (DMA)</text:p>
          </table:table-cell>
          <table:table-cell office:value-type="float" office:value="52.1428571428571" calcext:value-type="float">
            <text:p>52.1428571429</text:p>
          </table:table-cell>
          <table:table-cell office:value-type="float" office:value="6.57142857142857" calcext:value-type="float">
            <text:p>6.5714285714</text:p>
          </table:table-cell>
          <table:table-cell table:formula="of:=VLOOKUP([.A488];[loc.A$1:.C$1048576];2;1)" office:value-type="float" office:value="40.273191" calcext:value-type="float">
            <text:p>40.273191</text:p>
          </table:table-cell>
          <table:table-cell table:formula="of:=VLOOKUP([.A488];[loc.A$1:.C$1048576];3;1)" office:value-type="float" office:value="-76.886701" calcext:value-type="float">
            <text:p>-76.886701</text:p>
          </table:table-cell>
        </table:table-row>
        <table:table-row table:style-name="ro1">
          <table:table-cell office:value-type="string" calcext:value-type="string">
            <text:p>Palatka FL (CBSA)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VLOOKUP([.A489];[loc.A$1:.C$1048576];2;1)" office:value-type="float" office:value="29.64858" calcext:value-type="float">
            <text:p>29.64858</text:p>
          </table:table-cell>
          <table:table-cell table:formula="of:=VLOOKUP([.A489];[loc.A$1:.C$1048576];3;1)" office:value-type="float" office:value="-81.637582" calcext:value-type="float">
            <text:p>-81.637582</text:p>
          </table:table-cell>
        </table:table-row>
        <table:table-row table:style-name="ro1">
          <table:table-cell office:value-type="string" calcext:value-type="string">
            <text:p>Palestine TX (CBSA)</text:p>
          </table:table-cell>
          <table:table-cell office:value-type="float" office:value="2.8" calcext:value-type="float">
            <text:p>2.8</text:p>
          </table:table-cell>
          <table:table-cell office:value-type="float" office:value="4.2" calcext:value-type="float">
            <text:p>4.2</text:p>
          </table:table-cell>
          <table:table-cell table:formula="of:=VLOOKUP([.A490];[loc.A$1:.C$1048576];2;1)" office:value-type="float" office:value="31.762115" calcext:value-type="float">
            <text:p>31.762115</text:p>
          </table:table-cell>
          <table:table-cell table:formula="of:=VLOOKUP([.A490];[loc.A$1:.C$1048576];3;1)" office:value-type="float" office:value="-95.630789" calcext:value-type="float">
            <text:p>-95.630789</text:p>
          </table:table-cell>
        </table:table-row>
        <table:table-row table:style-name="ro1">
          <table:table-cell office:value-type="string" calcext:value-type="string">
            <text:p>Palm Bay-Melbourne-Titusville FL (CBSA)</text:p>
          </table:table-cell>
          <table:table-cell office:value-type="float" office:value="28.6" calcext:value-type="float">
            <text:p>28.6</text:p>
          </table:table-cell>
          <table:table-cell office:value-type="float" office:value="6.2" calcext:value-type="float">
            <text:p>6.2</text:p>
          </table:table-cell>
          <table:table-cell table:formula="of:=VLOOKUP([.A491];[loc.A$1:.C$1048576];2;1)" office:value-type="float" office:value="28.612219" calcext:value-type="float">
            <text:p>28.612219</text:p>
          </table:table-cell>
          <table:table-cell table:formula="of:=VLOOKUP([.A491];[loc.A$1:.C$1048576];3;1)" office:value-type="float" office:value="-80.807554" calcext:value-type="float">
            <text:p>-80.807554</text:p>
          </table:table-cell>
        </table:table-row>
        <table:table-row table:style-name="ro1">
          <table:table-cell office:value-type="string" calcext:value-type="string">
            <text:p>Pampa TX <text:s/>(CBSA)</text:p>
          </table:table-cell>
          <table:table-cell office:value-type="float" office:value="2" calcext:value-type="float">
            <text:p>2</text:p>
          </table:table-cell>
          <table:table-cell office:value-type="float" office:value="9.5" calcext:value-type="float">
            <text:p>9.5</text:p>
          </table:table-cell>
          <table:table-cell table:formula="of:=VLOOKUP([.A492];[loc.A$1:.C$1048576];2;1)" office:value-type="float" office:value="28.612219" calcext:value-type="float">
            <text:p>28.612219</text:p>
          </table:table-cell>
          <table:table-cell table:formula="of:=VLOOKUP([.A492];[loc.A$1:.C$1048576];3;1)" office:value-type="float" office:value="-80.807554" calcext:value-type="float">
            <text:p>-80.807554</text:p>
          </table:table-cell>
        </table:table-row>
        <table:table-row table:style-name="ro1">
          <table:table-cell office:value-type="string" calcext:value-type="string">
            <text:p>Panama City (DMA)</text:p>
          </table:table-cell>
          <table:table-cell office:value-type="float" office:value="20" calcext:value-type="float">
            <text:p>20</text:p>
          </table:table-cell>
          <table:table-cell office:value-type="float" office:value="6.21739130434783" calcext:value-type="float">
            <text:p>6.2173913043</text:p>
          </table:table-cell>
          <table:table-cell table:formula="of:=VLOOKUP([.A493];[loc.A$1:.C$1048576];2;1)" office:value-type="float" office:value="8.983333" calcext:value-type="float">
            <text:p>8.983333</text:p>
          </table:table-cell>
          <table:table-cell table:formula="of:=VLOOKUP([.A493];[loc.A$1:.C$1048576];3;1)" office:value-type="float" office:value="-79.516667" calcext:value-type="float">
            <text:p>-79.516667</text:p>
          </table:table-cell>
        </table:table-row>
        <table:table-row table:style-name="ro1">
          <table:table-cell office:value-type="string" calcext:value-type="string">
            <text:p>Panama City-Lynn Haven FL (CBSA)</text:p>
          </table:table-cell>
          <table:table-cell office:value-type="float" office:value="9.925" calcext:value-type="float">
            <text:p>9.925</text:p>
          </table:table-cell>
          <table:table-cell office:value-type="float" office:value="6" calcext:value-type="float">
            <text:p>6</text:p>
          </table:table-cell>
          <table:table-cell table:formula="of:=VLOOKUP([.A494];[loc.A$1:.C$1048576];2;1)" office:value-type="float" office:value="30.212401" calcext:value-type="float">
            <text:p>30.212401</text:p>
          </table:table-cell>
          <table:table-cell table:formula="of:=VLOOKUP([.A494];[loc.A$1:.C$1048576];3;1)" office:value-type="float" office:value="-85.649614" calcext:value-type="float">
            <text:p>-85.649614</text:p>
          </table:table-cell>
        </table:table-row>
        <table:table-row table:style-name="ro1">
          <table:table-cell office:value-type="string" calcext:value-type="string">
            <text:p>Paragould AR (CBSA)</text:p>
          </table:table-cell>
          <table:table-cell office:value-type="float" office:value="2" calcext:value-type="float">
            <text:p>2</text:p>
          </table:table-cell>
          <table:table-cell office:value-type="float" office:value="5.6" calcext:value-type="float">
            <text:p>5.6</text:p>
          </table:table-cell>
          <table:table-cell table:formula="of:=VLOOKUP([.A495];[loc.A$1:.C$1048576];2;1)" office:value-type="float" office:value="36.058402" calcext:value-type="float">
            <text:p>36.058402</text:p>
          </table:table-cell>
          <table:table-cell table:formula="of:=VLOOKUP([.A495];[loc.A$1:.C$1048576];3;1)" office:value-type="float" office:value="-90.497329" calcext:value-type="float">
            <text:p>-90.497329</text:p>
          </table:table-cell>
        </table:table-row>
        <table:table-row table:style-name="ro1">
          <table:table-cell office:value-type="string" calcext:value-type="string">
            <text:p>Parkersburg-Marietta-Vienna WV-OH (CBSA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VLOOKUP([.A496];[loc.A$1:.C$1048576];2;1)" office:value-type="float" office:value="39.263721" calcext:value-type="float">
            <text:p>39.263721</text:p>
          </table:table-cell>
          <table:table-cell table:formula="of:=VLOOKUP([.A496];[loc.A$1:.C$1048576];3;1)" office:value-type="float" office:value="-81.555488" calcext:value-type="float">
            <text:p>-81.555488</text:p>
          </table:table-cell>
        </table:table-row>
        <table:table-row table:style-name="ro1">
          <table:table-cell office:value-type="string" calcext:value-type="string">
            <text:p>Pensacola-Ferry Pass-Brent FL (CBSA)</text:p>
          </table:table-cell>
          <table:table-cell office:value-type="float" office:value="22.0714285714286" calcext:value-type="float">
            <text:p>22.0714285714</text:p>
          </table:table-cell>
          <table:table-cell office:value-type="float" office:value="5.85714285714286" calcext:value-type="float">
            <text:p>5.8571428571</text:p>
          </table:table-cell>
          <table:table-cell table:formula="of:=VLOOKUP([.A497];[loc.A$1:.C$1048576];2;1)" office:value-type="float" office:value="30.471042" calcext:value-type="float">
            <text:p>30.471042</text:p>
          </table:table-cell>
          <table:table-cell table:formula="of:=VLOOKUP([.A497];[loc.A$1:.C$1048576];3;1)" office:value-type="float" office:value="-87.231054" calcext:value-type="float">
            <text:p>-87.231054</text:p>
          </table:table-cell>
        </table:table-row>
        <table:table-row table:style-name="ro1">
          <table:table-cell office:value-type="string" calcext:value-type="string">
            <text:p>Philadelphia</text:p>
          </table:table-cell>
          <table:table-cell office:value-type="float" office:value="224.166666666667" calcext:value-type="float">
            <text:p>224.1666666667</text:p>
          </table:table-cell>
          <table:table-cell office:value-type="float" office:value="3.58416666666667" calcext:value-type="float">
            <text:p>3.5841666667</text:p>
          </table:table-cell>
          <table:table-cell table:formula="of:=VLOOKUP([.A498];[loc.A$1:.C$1048576];2;1)" office:value-type="float" office:value="39.952584" calcext:value-type="float">
            <text:p>39.952584</text:p>
          </table:table-cell>
          <table:table-cell table:formula="of:=VLOOKUP([.A498];[loc.A$1:.C$1048576];3;1)" office:value-type="float" office:value="-75.165222" calcext:value-type="float">
            <text:p>-75.165222</text:p>
          </table:table-cell>
        </table:table-row>
        <table:table-row table:style-name="ro1">
          <table:table-cell office:value-type="string" calcext:value-type="string">
            <text:p>Philadelphia (DMA)</text:p>
          </table:table-cell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formula="of:=VLOOKUP([.A499];[loc.A$1:.C$1048576];2;1)" office:value-type="float" office:value="39.952584" calcext:value-type="float">
            <text:p>39.952584</text:p>
          </table:table-cell>
          <table:table-cell table:formula="of:=VLOOKUP([.A499];[loc.A$1:.C$1048576];3;1)" office:value-type="float" office:value="-75.165222" calcext:value-type="float">
            <text:p>-75.165222</text:p>
          </table:table-cell>
        </table:table-row>
        <table:table-row table:style-name="ro1">
          <table:table-cell office:value-type="string" calcext:value-type="string">
            <text:p>Phoenix</text:p>
          </table:table-cell>
          <table:table-cell office:value-type="float" office:value="206.25" calcext:value-type="float">
            <text:p>206.25</text:p>
          </table:table-cell>
          <table:table-cell office:value-type="float" office:value="5.26375" calcext:value-type="float">
            <text:p>5.26375</text:p>
          </table:table-cell>
          <table:table-cell table:formula="of:=VLOOKUP([.A500];[loc.A$1:.C$1048576];2;1)" office:value-type="float" office:value="33.448377" calcext:value-type="float">
            <text:p>33.448377</text:p>
          </table:table-cell>
          <table:table-cell table:formula="of:=VLOOKUP([.A500];[loc.A$1:.C$1048576];3;1)" office:value-type="float" office:value="-112.074037" calcext:value-type="float">
            <text:p>-112.074037</text:p>
          </table:table-cell>
        </table:table-row>
        <table:table-row table:style-name="ro1">
          <table:table-cell office:value-type="string" calcext:value-type="string">
            <text:p>Phoenix AZ (CBSA)</text:p>
          </table:table-cell>
          <table:table-cell office:value-type="float" office:value="193.666666666667" calcext:value-type="float">
            <text:p>193.6666666667</text:p>
          </table:table-cell>
          <table:table-cell office:value-type="float" office:value="5.83333333333333" calcext:value-type="float">
            <text:p>5.8333333333</text:p>
          </table:table-cell>
          <table:table-cell table:formula="of:=VLOOKUP([.A501];[loc.A$1:.C$1048576];2;1)" office:value-type="float" office:value="33.448377" calcext:value-type="float">
            <text:p>33.448377</text:p>
          </table:table-cell>
          <table:table-cell table:formula="of:=VLOOKUP([.A501];[loc.A$1:.C$1048576];3;1)" office:value-type="float" office:value="-112.074037" calcext:value-type="float">
            <text:p>-112.074037</text:p>
          </table:table-cell>
        </table:table-row>
        <table:table-row table:style-name="ro1">
          <table:table-cell office:value-type="string" calcext:value-type="string">
            <text:p>Phoenix AZ (DMA)</text:p>
          </table:table-cell>
          <table:table-cell office:value-type="float" office:value="332.5" calcext:value-type="float">
            <text:p>332.5</text:p>
          </table:table-cell>
          <table:table-cell office:value-type="float" office:value="8.5" calcext:value-type="float">
            <text:p>8.5</text:p>
          </table:table-cell>
          <table:table-cell table:formula="of:=VLOOKUP([.A502];[loc.A$1:.C$1048576];2;1)" office:value-type="float" office:value="33.448377" calcext:value-type="float">
            <text:p>33.448377</text:p>
          </table:table-cell>
          <table:table-cell table:formula="of:=VLOOKUP([.A502];[loc.A$1:.C$1048576];3;1)" office:value-type="float" office:value="-112.074037" calcext:value-type="float">
            <text:p>-112.074037</text:p>
          </table:table-cell>
        </table:table-row>
        <table:table-row table:style-name="ro1">
          <table:table-cell office:value-type="string" calcext:value-type="string">
            <text:p>Picayune MS (CBSA)</text:p>
          </table:table-cell>
          <table:table-cell office:value-type="float" office:value="4.33333333333333" calcext:value-type="float">
            <text:p>4.3333333333</text:p>
          </table:table-cell>
          <table:table-cell office:value-type="float" office:value="8.25" calcext:value-type="float">
            <text:p>8.25</text:p>
          </table:table-cell>
          <table:table-cell table:formula="of:=VLOOKUP([.A503];[loc.A$1:.C$1048576];2;1)" office:value-type="float" office:value="30.525469" calcext:value-type="float">
            <text:p>30.525469</text:p>
          </table:table-cell>
          <table:table-cell table:formula="of:=VLOOKUP([.A503];[loc.A$1:.C$1048576];3;1)" office:value-type="float" office:value="-89.679508" calcext:value-type="float">
            <text:p>-89.679508</text:p>
          </table:table-cell>
        </table:table-row>
        <table:table-row table:style-name="ro1">
          <table:table-cell office:value-type="string" calcext:value-type="string">
            <text:p>Pierre SD (CBSA)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formula="of:=VLOOKUP([.A504];[loc.A$1:.C$1048576];2;1)" office:value-type="float" office:value="44.368316" calcext:value-type="float">
            <text:p>44.368316</text:p>
          </table:table-cell>
          <table:table-cell table:formula="of:=VLOOKUP([.A504];[loc.A$1:.C$1048576];3;1)" office:value-type="float" office:value="-100.350967" calcext:value-type="float">
            <text:p>-100.350967</text:p>
          </table:table-cell>
        </table:table-row>
        <table:table-row table:style-name="ro1">
          <table:table-cell office:value-type="string" calcext:value-type="string">
            <text:p>Pine Bluff AR (CBSA)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formula="of:=VLOOKUP([.A505];[loc.A$1:.C$1048576];2;1)" office:value-type="float" office:value="34.228431" calcext:value-type="float">
            <text:p>34.228431</text:p>
          </table:table-cell>
          <table:table-cell table:formula="of:=VLOOKUP([.A505];[loc.A$1:.C$1048576];3;1)" office:value-type="float" office:value="-92.003195" calcext:value-type="float">
            <text:p>-92.003195</text:p>
          </table:table-cell>
        </table:table-row>
        <table:table-row table:style-name="ro1">
          <table:table-cell office:value-type="string" calcext:value-type="string">
            <text:p>Pittsburg KS (CBSA)</text:p>
          </table:table-cell>
          <table:table-cell office:value-type="float" office:value="3.2" calcext:value-type="float">
            <text:p>3.2</text:p>
          </table:table-cell>
          <table:table-cell office:value-type="float" office:value="6.2" calcext:value-type="float">
            <text:p>6.2</text:p>
          </table:table-cell>
          <table:table-cell table:formula="of:=VLOOKUP([.A506];[loc.A$1:.C$1048576];2;1)" office:value-type="float" office:value="37.410884" calcext:value-type="float">
            <text:p>37.410884</text:p>
          </table:table-cell>
          <table:table-cell table:formula="of:=VLOOKUP([.A506];[loc.A$1:.C$1048576];3;1)" office:value-type="float" office:value="-94.70496" calcext:value-type="float">
            <text:p>-94.70496</text:p>
          </table:table-cell>
        </table:table-row>
        <table:table-row table:style-name="ro1">
          <table:table-cell office:value-type="string" calcext:value-type="string">
            <text:p>Pittsburgh (DMA)</text:p>
          </table:table-cell>
          <table:table-cell office:value-type="float" office:value="106" calcext:value-type="float">
            <text:p>106</text:p>
          </table:table-cell>
          <table:table-cell office:value-type="float" office:value="4.5" calcext:value-type="float">
            <text:p>4.5</text:p>
          </table:table-cell>
          <table:table-cell table:formula="of:=VLOOKUP([.A507];[loc.A$1:.C$1048576];2;1)" office:value-type="float" office:value="40.440625" calcext:value-type="float">
            <text:p>40.440625</text:p>
          </table:table-cell>
          <table:table-cell table:formula="of:=VLOOKUP([.A507];[loc.A$1:.C$1048576];3;1)" office:value-type="float" office:value="-79.995886" calcext:value-type="float">
            <text:p>-79.995886</text:p>
          </table:table-cell>
        </table:table-row>
        <table:table-row table:style-name="ro1">
          <table:table-cell office:value-type="string" calcext:value-type="string">
            <text:p>Pittsburgh PA (CBSA)</text:p>
          </table:table-cell>
          <table:table-cell office:value-type="float" office:value="135.470588235294" calcext:value-type="float">
            <text:p>135.4705882353</text:p>
          </table:table-cell>
          <table:table-cell office:value-type="float" office:value="7.11764705882353" calcext:value-type="float">
            <text:p>7.1176470588</text:p>
          </table:table-cell>
          <table:table-cell table:formula="of:=VLOOKUP([.A508];[loc.A$1:.C$1048576];2;1)" office:value-type="float" office:value="40.440625" calcext:value-type="float">
            <text:p>40.440625</text:p>
          </table:table-cell>
          <table:table-cell table:formula="of:=VLOOKUP([.A508];[loc.A$1:.C$1048576];3;1)" office:value-type="float" office:value="-79.995886" calcext:value-type="float">
            <text:p>-79.995886</text:p>
          </table:table-cell>
        </table:table-row>
        <table:table-row table:style-name="ro1">
          <table:table-cell office:value-type="string" calcext:value-type="string">
            <text:p>Pittsfield MA (CBSA)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VLOOKUP([.A509];[loc.A$1:.C$1048576];2;1)" office:value-type="float" office:value="42.450085" calcext:value-type="float">
            <text:p>42.450085</text:p>
          </table:table-cell>
          <table:table-cell table:formula="of:=VLOOKUP([.A509];[loc.A$1:.C$1048576];3;1)" office:value-type="float" office:value="-73.245382" calcext:value-type="float">
            <text:p>-73.245382</text:p>
          </table:table-cell>
        </table:table-row>
        <table:table-row table:style-name="ro1">
          <table:table-cell office:value-type="string" calcext:value-type="string">
            <text:p>Plainview TX (CBSA)</text:p>
          </table:table-cell>
          <table:table-cell office:value-type="float" office:value="3.25" calcext:value-type="float">
            <text:p>3.25</text:p>
          </table:table-cell>
          <table:table-cell office:value-type="float" office:value="8" calcext:value-type="float">
            <text:p>8</text:p>
          </table:table-cell>
          <table:table-cell table:formula="of:=VLOOKUP([.A510];[loc.A$1:.C$1048576];2;1)" office:value-type="float" office:value="34.184794" calcext:value-type="float">
            <text:p>34.184794</text:p>
          </table:table-cell>
          <table:table-cell table:formula="of:=VLOOKUP([.A510];[loc.A$1:.C$1048576];3;1)" office:value-type="float" office:value="-101.706842" calcext:value-type="float">
            <text:p>-101.706842</text:p>
          </table:table-cell>
        </table:table-row>
        <table:table-row table:style-name="ro1">
          <table:table-cell office:value-type="string" calcext:value-type="string">
            <text:p>Platteville WI (CBSA)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VLOOKUP([.A511];[loc.A$1:.C$1048576];2;1)" office:value-type="float" office:value="42.73416" calcext:value-type="float">
            <text:p>42.73416</text:p>
          </table:table-cell>
          <table:table-cell table:formula="of:=VLOOKUP([.A511];[loc.A$1:.C$1048576];3;1)" office:value-type="float" office:value="-90.478462" calcext:value-type="float">
            <text:p>-90.478462</text:p>
          </table:table-cell>
        </table:table-row>
        <table:table-row table:style-name="ro1">
          <table:table-cell office:value-type="string" calcext:value-type="string">
            <text:p>Plattsburgh NY (CBSA)</text:p>
          </table:table-cell>
          <table:table-cell office:value-type="float" office:value="5.85714285714286" calcext:value-type="float">
            <text:p>5.8571428571</text:p>
          </table:table-cell>
          <table:table-cell office:value-type="float" office:value="7.71428571428571" calcext:value-type="float">
            <text:p>7.7142857143</text:p>
          </table:table-cell>
          <table:table-cell table:formula="of:=VLOOKUP([.A512];[loc.A$1:.C$1048576];2;1)" office:value-type="float" office:value="44.699487" calcext:value-type="float">
            <text:p>44.699487</text:p>
          </table:table-cell>
          <table:table-cell table:formula="of:=VLOOKUP([.A512];[loc.A$1:.C$1048576];3;1)" office:value-type="float" office:value="-73.452912" calcext:value-type="float">
            <text:p>-73.452912</text:p>
          </table:table-cell>
        </table:table-row>
        <table:table-row table:style-name="ro1">
          <table:table-cell office:value-type="string" calcext:value-type="string">
            <text:p>Plymouth IN (CBSA)</text:p>
          </table:table-cell>
          <table:table-cell office:value-type="float" office:value="3.66666666666667" calcext:value-type="float">
            <text:p>3.6666666667</text:p>
          </table:table-cell>
          <table:table-cell office:value-type="float" office:value="6.66666666666667" calcext:value-type="float">
            <text:p>6.6666666667</text:p>
          </table:table-cell>
          <table:table-cell table:formula="of:=VLOOKUP([.A513];[loc.A$1:.C$1048576];2;1)" office:value-type="float" office:value="41.343655" calcext:value-type="float">
            <text:p>41.343655</text:p>
          </table:table-cell>
          <table:table-cell table:formula="of:=VLOOKUP([.A513];[loc.A$1:.C$1048576];3;1)" office:value-type="float" office:value="-86.309728" calcext:value-type="float">
            <text:p>-86.309728</text:p>
          </table:table-cell>
        </table:table-row>
        <table:table-row table:style-name="ro1">
          <table:table-cell office:value-type="string" calcext:value-type="string">
            <text:p>Point Pleasant WV-OH (CBSA)</text:p>
          </table:table-cell>
          <table:table-cell office:value-type="float" office:value="6" calcext:value-type="float">
            <text:p>6</text:p>
          </table:table-cell>
          <table:table-cell office:value-type="float" office:value="9.33333333333333" calcext:value-type="float">
            <text:p>9.3333333333</text:p>
          </table:table-cell>
          <table:table-cell table:formula="of:=VLOOKUP([.A514];[loc.A$1:.C$1048576];2;1)" office:value-type="float" office:value="38.844525" calcext:value-type="float">
            <text:p>38.844525</text:p>
          </table:table-cell>
          <table:table-cell table:formula="of:=VLOOKUP([.A514];[loc.A$1:.C$1048576];3;1)" office:value-type="float" office:value="-82.137089" calcext:value-type="float">
            <text:p>-82.137089</text:p>
          </table:table-cell>
        </table:table-row>
        <table:table-row table:style-name="ro1">
          <table:table-cell office:value-type="string" calcext:value-type="string">
            <text:p>Ponca City OK <text:s/>(CBSA)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formula="of:=VLOOKUP([.A515];[loc.A$1:.C$1048576];2;1)" office:value-type="float" office:value="38.844525" calcext:value-type="float">
            <text:p>38.844525</text:p>
          </table:table-cell>
          <table:table-cell table:formula="of:=VLOOKUP([.A515];[loc.A$1:.C$1048576];3;1)" office:value-type="float" office:value="-82.137089" calcext:value-type="float">
            <text:p>-82.137089</text:p>
          </table:table-cell>
        </table:table-row>
        <table:table-row table:style-name="ro1">
          <table:table-cell office:value-type="string" calcext:value-type="string">
            <text:p>Poplar Bluff MO (CBSA)</text:p>
          </table:table-cell>
          <table:table-cell office:value-type="float" office:value="7" calcext:value-type="float">
            <text:p>7</text:p>
          </table:table-cell>
          <table:table-cell office:value-type="float" office:value="15.2727272727273" calcext:value-type="float">
            <text:p>15.2727272727</text:p>
          </table:table-cell>
          <table:table-cell table:formula="of:=VLOOKUP([.A516];[loc.A$1:.C$1048576];2;1)" office:value-type="float" office:value="36.756999" calcext:value-type="float">
            <text:p>36.756999</text:p>
          </table:table-cell>
          <table:table-cell table:formula="of:=VLOOKUP([.A516];[loc.A$1:.C$1048576];3;1)" office:value-type="float" office:value="-90.392888" calcext:value-type="float">
            <text:p>-90.392888</text:p>
          </table:table-cell>
        </table:table-row>
        <table:table-row table:style-name="ro1">
          <table:table-cell office:value-type="string" calcext:value-type="string">
            <text:p>Port Clinton OH (CBSA)</text:p>
          </table:table-cell>
          <table:table-cell office:value-type="float" office:value="3.75" calcext:value-type="float">
            <text:p>3.75</text:p>
          </table:table-cell>
          <table:table-cell office:value-type="float" office:value="7.5" calcext:value-type="float">
            <text:p>7.5</text:p>
          </table:table-cell>
          <table:table-cell table:formula="of:=VLOOKUP([.A517];[loc.A$1:.C$1048576];2;1)" office:value-type="float" office:value="41.511995" calcext:value-type="float">
            <text:p>41.511995</text:p>
          </table:table-cell>
          <table:table-cell table:formula="of:=VLOOKUP([.A517];[loc.A$1:.C$1048576];3;1)" office:value-type="float" office:value="-82.937692" calcext:value-type="float">
            <text:p>-82.937692</text:p>
          </table:table-cell>
        </table:table-row>
        <table:table-row table:style-name="ro1">
          <table:table-cell office:value-type="string" calcext:value-type="string">
            <text:p>Port St. Lucie-Fort Pierce FL (CBSA)</text:p>
          </table:table-cell>
          <table:table-cell office:value-type="float" office:value="20" calcext:value-type="float">
            <text:p>20</text:p>
          </table:table-cell>
          <table:table-cell office:value-type="float" office:value="5.5" calcext:value-type="float">
            <text:p>5.5</text:p>
          </table:table-cell>
          <table:table-cell table:formula="of:=VLOOKUP([.A518];[loc.A$1:.C$1048576];2;1)" office:value-type="float" office:value="27.48397" calcext:value-type="float">
            <text:p>27.48397</text:p>
          </table:table-cell>
          <table:table-cell table:formula="of:=VLOOKUP([.A518];[loc.A$1:.C$1048576];3;1)" office:value-type="float" office:value="-80.373589" calcext:value-type="float">
            <text:p>-80.373589</text:p>
          </table:table-cell>
        </table:table-row>
        <table:table-row table:style-name="ro1">
          <table:table-cell office:value-type="string" calcext:value-type="string">
            <text:p>Portland</text:p>
          </table:table-cell>
          <table:table-cell office:value-type="float" office:value="103.125" calcext:value-type="float">
            <text:p>103.125</text:p>
          </table:table-cell>
          <table:table-cell office:value-type="float" office:value="4.13" calcext:value-type="float">
            <text:p>4.13</text:p>
          </table:table-cell>
          <table:table-cell table:formula="of:=VLOOKUP([.A519];[loc.A$1:.C$1048576];2;1)" office:value-type="float" office:value="45.523062" calcext:value-type="float">
            <text:p>45.523062</text:p>
          </table:table-cell>
          <table:table-cell table:formula="of:=VLOOKUP([.A519];[loc.A$1:.C$1048576];3;1)" office:value-type="float" office:value="-122.676482" calcext:value-type="float">
            <text:p>-122.676482</text:p>
          </table:table-cell>
        </table:table-row>
        <table:table-row table:style-name="ro1">
          <table:table-cell office:value-type="string" calcext:value-type="string">
            <text:p>Portland OR (DMA)</text:p>
          </table:table-cell>
          <table:table-cell office:value-type="float" office:value="46.7" calcext:value-type="float">
            <text:p>46.7</text:p>
          </table:table-cell>
          <table:table-cell office:value-type="float" office:value="2.1" calcext:value-type="float">
            <text:p>2.1</text:p>
          </table:table-cell>
          <table:table-cell table:formula="of:=VLOOKUP([.A520];[loc.A$1:.C$1048576];2;1)" office:value-type="float" office:value="45.523062" calcext:value-type="float">
            <text:p>45.523062</text:p>
          </table:table-cell>
          <table:table-cell table:formula="of:=VLOOKUP([.A520];[loc.A$1:.C$1048576];3;1)" office:value-type="float" office:value="-122.676482" calcext:value-type="float">
            <text:p>-122.676482</text:p>
          </table:table-cell>
        </table:table-row>
        <table:table-row table:style-name="ro1">
          <table:table-cell office:value-type="string" calcext:value-type="string">
            <text:p>Portsmouth OH (CBSA)</text:p>
          </table:table-cell>
          <table:table-cell office:value-type="float" office:value="4.25" calcext:value-type="float">
            <text:p>4.25</text:p>
          </table:table-cell>
          <table:table-cell office:value-type="float" office:value="5.5" calcext:value-type="float">
            <text:p>5.5</text:p>
          </table:table-cell>
          <table:table-cell table:formula="of:=VLOOKUP([.A521];[loc.A$1:.C$1048576];2;1)" office:value-type="float" office:value="38.731743" calcext:value-type="float">
            <text:p>38.731743</text:p>
          </table:table-cell>
          <table:table-cell table:formula="of:=VLOOKUP([.A521];[loc.A$1:.C$1048576];3;1)" office:value-type="float" office:value="-82.997674" calcext:value-type="float">
            <text:p>-82.997674</text:p>
          </table:table-cell>
        </table:table-row>
        <table:table-row table:style-name="ro1">
          <table:table-cell office:value-type="string" calcext:value-type="string">
            <text:p>Pottsville PA <text:s/>(CBSA)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VLOOKUP([.A522];[loc.A$1:.C$1048576];2;1)" office:value-type="float" office:value="38.731743" calcext:value-type="float">
            <text:p>38.731743</text:p>
          </table:table-cell>
          <table:table-cell table:formula="of:=VLOOKUP([.A522];[loc.A$1:.C$1048576];3;1)" office:value-type="float" office:value="-82.997674" calcext:value-type="float">
            <text:p>-82.997674</text:p>
          </table:table-cell>
        </table:table-row>
        <table:table-row table:style-name="ro1">
          <table:table-cell office:value-type="string" calcext:value-type="string">
            <text:p>Providence-New Bedford (DMA)</text:p>
          </table:table-cell>
          <table:table-cell office:value-type="float" office:value="42.25" calcext:value-type="float">
            <text:p>42.25</text:p>
          </table:table-cell>
          <table:table-cell office:value-type="float" office:value="3.25" calcext:value-type="float">
            <text:p>3.25</text:p>
          </table:table-cell>
          <table:table-cell table:formula="of:=VLOOKUP([.A523];[loc.A$1:.C$1048576];2;1)" office:value-type="float" office:value="41.667668" calcext:value-type="float">
            <text:p>41.667668</text:p>
          </table:table-cell>
          <table:table-cell table:formula="of:=VLOOKUP([.A523];[loc.A$1:.C$1048576];3;1)" office:value-type="float" office:value="-70.904307" calcext:value-type="float">
            <text:p>-70.904307</text:p>
          </table:table-cell>
        </table:table-row>
        <table:table-row table:style-name="ro1">
          <table:table-cell office:value-type="string" calcext:value-type="string">
            <text:p>Pueblo CO (CBSA)</text:p>
          </table:table-cell>
          <table:table-cell office:value-type="float" office:value="8.58333333333333" calcext:value-type="float">
            <text:p>8.5833333333</text:p>
          </table:table-cell>
          <table:table-cell office:value-type="float" office:value="5.25" calcext:value-type="float">
            <text:p>5.25</text:p>
          </table:table-cell>
          <table:table-cell table:formula="of:=VLOOKUP([.A524];[loc.A$1:.C$1048576];2;1)" office:value-type="float" office:value="38.254447" calcext:value-type="float">
            <text:p>38.254447</text:p>
          </table:table-cell>
          <table:table-cell table:formula="of:=VLOOKUP([.A524];[loc.A$1:.C$1048576];3;1)" office:value-type="float" office:value="-104.609141" calcext:value-type="float">
            <text:p>-104.609141</text:p>
          </table:table-cell>
        </table:table-row>
        <table:table-row table:style-name="ro1">
          <table:table-cell office:value-type="string" calcext:value-type="string">
            <text:p>Pullman WA <text:s/>(CBSA)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VLOOKUP([.A525];[loc.A$1:.C$1048576];2;1)" office:value-type="float" office:value="38.254447" calcext:value-type="float">
            <text:p>38.254447</text:p>
          </table:table-cell>
          <table:table-cell table:formula="of:=VLOOKUP([.A525];[loc.A$1:.C$1048576];3;1)" office:value-type="float" office:value="-104.609141" calcext:value-type="float">
            <text:p>-104.609141</text:p>
          </table:table-cell>
        </table:table-row>
        <table:table-row table:style-name="ro1">
          <table:table-cell office:value-type="string" calcext:value-type="string">
            <text:p>Punta Gorda FL (CBSA)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VLOOKUP([.A526];[loc.A$1:.C$1048576];2;1)" office:value-type="float" office:value="26.929784" calcext:value-type="float">
            <text:p>26.929784</text:p>
          </table:table-cell>
          <table:table-cell table:formula="of:=VLOOKUP([.A526];[loc.A$1:.C$1048576];3;1)" office:value-type="float" office:value="-82.045366" calcext:value-type="float">
            <text:p>-82.045366</text:p>
          </table:table-cell>
        </table:table-row>
        <table:table-row table:style-name="ro1">
          <table:table-cell office:value-type="string" calcext:value-type="string">
            <text:p>Quincy IL-MO (CBSA)</text:p>
          </table:table-cell>
          <table:table-cell office:value-type="float" office:value="14.8333333333333" calcext:value-type="float">
            <text:p>14.8333333333</text:p>
          </table:table-cell>
          <table:table-cell office:value-type="float" office:value="18.1666666666667" calcext:value-type="float">
            <text:p>18.1666666667</text:p>
          </table:table-cell>
          <table:table-cell table:formula="of:=VLOOKUP([.A527];[loc.A$1:.C$1048576];2;1)" office:value-type="float" office:value="39.935602" calcext:value-type="float">
            <text:p>39.935602</text:p>
          </table:table-cell>
          <table:table-cell table:formula="of:=VLOOKUP([.A527];[loc.A$1:.C$1048576];3;1)" office:value-type="float" office:value="-91.409873" calcext:value-type="float">
            <text:p>-91.409873</text:p>
          </table:table-cell>
        </table:table-row>
        <table:table-row table:style-name="ro1">
          <table:table-cell office:value-type="string" calcext:value-type="string">
            <text:p>Racine WI <text:s/>(CBSA)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VLOOKUP([.A528];[loc.A$1:.C$1048576];2;1)" office:value-type="float" office:value="42.252877" calcext:value-type="float">
            <text:p>42.252877</text:p>
          </table:table-cell>
          <table:table-cell table:formula="of:=VLOOKUP([.A528];[loc.A$1:.C$1048576];3;1)" office:value-type="float" office:value="-71.002271" calcext:value-type="float">
            <text:p>-71.002271</text:p>
          </table:table-cell>
        </table:table-row>
        <table:table-row table:style-name="ro1">
          <table:table-cell office:value-type="string" calcext:value-type="string">
            <text:p>Raleigh-Cary NC (CBSA)</text:p>
          </table:table-cell>
          <table:table-cell office:value-type="float" office:value="115.5" calcext:value-type="float">
            <text:p>115.5</text:p>
          </table:table-cell>
          <table:table-cell office:value-type="float" office:value="11.5" calcext:value-type="float">
            <text:p>11.5</text:p>
          </table:table-cell>
          <table:table-cell table:formula="of:=VLOOKUP([.A529];[loc.A$1:.C$1048576];2;1)" office:value-type="float" office:value="35.794842" calcext:value-type="float">
            <text:p>35.794842</text:p>
          </table:table-cell>
          <table:table-cell table:formula="of:=VLOOKUP([.A529];[loc.A$1:.C$1048576];3;1)" office:value-type="float" office:value="-78.749778" calcext:value-type="float">
            <text:p>-78.749778</text:p>
          </table:table-cell>
        </table:table-row>
        <table:table-row table:style-name="ro1">
          <table:table-cell office:value-type="string" calcext:value-type="string">
            <text:p>Rapid City (DMA)</text:p>
          </table:table-cell>
          <table:table-cell office:value-type="float" office:value="19.75" calcext:value-type="float">
            <text:p>19.75</text:p>
          </table:table-cell>
          <table:table-cell office:value-type="float" office:value="9.125" calcext:value-type="float">
            <text:p>9.125</text:p>
          </table:table-cell>
          <table:table-cell table:formula="of:=VLOOKUP([.A530];[loc.A$1:.C$1048576];2;1)" office:value-type="float" office:value="44.080543" calcext:value-type="float">
            <text:p>44.080543</text:p>
          </table:table-cell>
          <table:table-cell table:formula="of:=VLOOKUP([.A530];[loc.A$1:.C$1048576];3;1)" office:value-type="float" office:value="-103.231015" calcext:value-type="float">
            <text:p>-103.231015</text:p>
          </table:table-cell>
        </table:table-row>
        <table:table-row table:style-name="ro1">
          <table:table-cell office:value-type="string" calcext:value-type="string">
            <text:p>Rapid City SD <text:s/>(CBSA)</text:p>
          </table:table-cell>
          <table:table-cell office:value-type="float" office:value="9" calcext:value-type="float">
            <text:p>9</text:p>
          </table:table-cell>
          <table:table-cell office:value-type="float" office:value="8.42857142857143" calcext:value-type="float">
            <text:p>8.4285714286</text:p>
          </table:table-cell>
          <table:table-cell table:formula="of:=VLOOKUP([.A531];[loc.A$1:.C$1048576];2;1)" office:value-type="float" office:value="44.080543" calcext:value-type="float">
            <text:p>44.080543</text:p>
          </table:table-cell>
          <table:table-cell table:formula="of:=VLOOKUP([.A531];[loc.A$1:.C$1048576];3;1)" office:value-type="float" office:value="-103.231015" calcext:value-type="float">
            <text:p>-103.231015</text:p>
          </table:table-cell>
        </table:table-row>
        <table:table-row table:style-name="ro1">
          <table:table-cell office:value-type="string" calcext:value-type="string">
            <text:p>Reading PA (CBSA)</text:p>
          </table:table-cell>
          <table:table-cell office:value-type="float" office:value="23.9" calcext:value-type="float">
            <text:p>23.9</text:p>
          </table:table-cell>
          <table:table-cell office:value-type="float" office:value="7.3" calcext:value-type="float">
            <text:p>7.3</text:p>
          </table:table-cell>
          <table:table-cell table:formula="of:=VLOOKUP([.A532];[loc.A$1:.C$1048576];2;1)" office:value-type="float" office:value="40.335648" calcext:value-type="float">
            <text:p>40.335648</text:p>
          </table:table-cell>
          <table:table-cell table:formula="of:=VLOOKUP([.A532];[loc.A$1:.C$1048576];3;1)" office:value-type="float" office:value="-75.926875" calcext:value-type="float">
            <text:p>-75.926875</text:p>
          </table:table-cell>
        </table:table-row>
        <table:table-row table:style-name="ro1">
          <table:table-cell office:value-type="string" calcext:value-type="string">
            <text:p>Redding CA (CBSA)</text:p>
          </table:table-cell>
          <table:table-cell office:value-type="float" office:value="10.5" calcext:value-type="float">
            <text:p>10.5</text:p>
          </table:table-cell>
          <table:table-cell office:value-type="float" office:value="4" calcext:value-type="float">
            <text:p>4</text:p>
          </table:table-cell>
          <table:table-cell table:formula="of:=VLOOKUP([.A533];[loc.A$1:.C$1048576];2;1)" office:value-type="float" office:value="40.58654" calcext:value-type="float">
            <text:p>40.58654</text:p>
          </table:table-cell>
          <table:table-cell table:formula="of:=VLOOKUP([.A533];[loc.A$1:.C$1048576];3;1)" office:value-type="float" office:value="-122.391675" calcext:value-type="float">
            <text:p>-122.391675</text:p>
          </table:table-cell>
        </table:table-row>
        <table:table-row table:style-name="ro1">
          <table:table-cell office:value-type="string" calcext:value-type="string">
            <text:p>Reno</text:p>
          </table:table-cell>
          <table:table-cell office:value-type="float" office:value="33.5" calcext:value-type="float">
            <text:p>33.5</text:p>
          </table:table-cell>
          <table:table-cell office:value-type="float" office:value="6.166875" calcext:value-type="float">
            <text:p>6.166875</text:p>
          </table:table-cell>
          <table:table-cell table:formula="of:=VLOOKUP([.A534];[loc.A$1:.C$1048576];2;1)" office:value-type="float" office:value="39.529633" calcext:value-type="float">
            <text:p>39.529633</text:p>
          </table:table-cell>
          <table:table-cell table:formula="of:=VLOOKUP([.A534];[loc.A$1:.C$1048576];3;1)" office:value-type="float" office:value="-119.813803" calcext:value-type="float">
            <text:p>-119.813803</text:p>
          </table:table-cell>
        </table:table-row>
        <table:table-row table:style-name="ro1">
          <table:table-cell office:value-type="string" calcext:value-type="string">
            <text:p>Reno NV (DMA)</text:p>
          </table:table-cell>
          <table:table-cell office:value-type="float" office:value="131" calcext:value-type="float">
            <text:p>131</text:p>
          </table:table-cell>
          <table:table-cell office:value-type="float" office:value="24" calcext:value-type="float">
            <text:p>24</text:p>
          </table:table-cell>
          <table:table-cell table:formula="of:=VLOOKUP([.A535];[loc.A$1:.C$1048576];2;1)" office:value-type="float" office:value="39.529633" calcext:value-type="float">
            <text:p>39.529633</text:p>
          </table:table-cell>
          <table:table-cell table:formula="of:=VLOOKUP([.A535];[loc.A$1:.C$1048576];3;1)" office:value-type="float" office:value="-119.813803" calcext:value-type="float">
            <text:p>-119.813803</text:p>
          </table:table-cell>
        </table:table-row>
        <table:table-row table:style-name="ro1">
          <table:table-cell office:value-type="string" calcext:value-type="string">
            <text:p>Rexburg ID (CBSA)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VLOOKUP([.A536];[loc.A$1:.C$1048576];2;1)" office:value-type="float" office:value="43.82311" calcext:value-type="float">
            <text:p>43.82311</text:p>
          </table:table-cell>
          <table:table-cell table:formula="of:=VLOOKUP([.A536];[loc.A$1:.C$1048576];3;1)" office:value-type="float" office:value="-111.792424" calcext:value-type="float">
            <text:p>-111.792424</text:p>
          </table:table-cell>
        </table:table-row>
        <table:table-row table:style-name="ro1">
          <table:table-cell office:value-type="string" calcext:value-type="string">
            <text:p>Richmond IN (CBSA)</text:p>
          </table:table-cell>
          <table:table-cell office:value-type="float" office:value="3.33333333333333" calcext:value-type="float">
            <text:p>3.3333333333</text:p>
          </table:table-cell>
          <table:table-cell office:value-type="float" office:value="3.83333333333333" calcext:value-type="float">
            <text:p>3.8333333333</text:p>
          </table:table-cell>
          <table:table-cell table:formula="of:=VLOOKUP([.A537];[loc.A$1:.C$1048576];2;1)" office:value-type="float" office:value="39.828937" calcext:value-type="float">
            <text:p>39.828937</text:p>
          </table:table-cell>
          <table:table-cell table:formula="of:=VLOOKUP([.A537];[loc.A$1:.C$1048576];3;1)" office:value-type="float" office:value="-84.890238" calcext:value-type="float">
            <text:p>-84.890238</text:p>
          </table:table-cell>
        </table:table-row>
        <table:table-row table:style-name="ro1">
          <table:table-cell office:value-type="string" calcext:value-type="string">
            <text:p>Richmond VA (CBSA)</text:p>
          </table:table-cell>
          <table:table-cell office:value-type="float" office:value="41.25" calcext:value-type="float">
            <text:p>41.25</text:p>
          </table:table-cell>
          <table:table-cell office:value-type="float" office:value="4.08333333333333" calcext:value-type="float">
            <text:p>4.0833333333</text:p>
          </table:table-cell>
          <table:table-cell table:formula="of:=VLOOKUP([.A538];[loc.A$1:.C$1048576];2;1)" office:value-type="float" office:value="37.540725" calcext:value-type="float">
            <text:p>37.540725</text:p>
          </table:table-cell>
          <table:table-cell table:formula="of:=VLOOKUP([.A538];[loc.A$1:.C$1048576];3;1)" office:value-type="float" office:value="-77.436048" calcext:value-type="float">
            <text:p>-77.436048</text:p>
          </table:table-cell>
        </table:table-row>
        <table:table-row table:style-name="ro1">
          <table:table-cell office:value-type="string" calcext:value-type="string">
            <text:p>Riverside-San Bernardino-Ontario CA (CBSA)</text:p>
          </table:table-cell>
          <table:table-cell office:value-type="float" office:value="79.2" calcext:value-type="float">
            <text:p>79.2</text:p>
          </table:table-cell>
          <table:table-cell office:value-type="float" office:value="2.2" calcext:value-type="float">
            <text:p>2.2</text:p>
          </table:table-cell>
          <table:table-cell table:formula="of:=VLOOKUP([.A539];[loc.A$1:.C$1048576];2;1)" office:value-type="float" office:value="34.063344" calcext:value-type="float">
            <text:p>34.063344</text:p>
          </table:table-cell>
          <table:table-cell table:formula="of:=VLOOKUP([.A539];[loc.A$1:.C$1048576];3;1)" office:value-type="float" office:value="-117.650888" calcext:value-type="float">
            <text:p>-117.650888</text:p>
          </table:table-cell>
        </table:table-row>
        <table:table-row table:style-name="ro1">
          <table:table-cell office:value-type="string" calcext:value-type="string">
            <text:p>Riverton WY (CBSA)</text:p>
          </table:table-cell>
          <table:table-cell office:value-type="float" office:value="5.33333333333333" calcext:value-type="float">
            <text:p>5.3333333333</text:p>
          </table:table-cell>
          <table:table-cell office:value-type="float" office:value="12.3333333333333" calcext:value-type="float">
            <text:p>12.3333333333</text:p>
          </table:table-cell>
          <table:table-cell table:formula="of:=VLOOKUP([.A540];[loc.A$1:.C$1048576];2;1)" office:value-type="float" office:value="43.024959" calcext:value-type="float">
            <text:p>43.024959</text:p>
          </table:table-cell>
          <table:table-cell table:formula="of:=VLOOKUP([.A540];[loc.A$1:.C$1048576];3;1)" office:value-type="float" office:value="-108.380104" calcext:value-type="float">
            <text:p>-108.380104</text:p>
          </table:table-cell>
        </table:table-row>
        <table:table-row table:style-name="ro1">
          <table:table-cell office:value-type="string" calcext:value-type="string">
            <text:p>Roanoke Rapids NC (CBSA)</text:p>
          </table:table-cell>
          <table:table-cell office:value-type="float" office:value="4.42857142857143" calcext:value-type="float">
            <text:p>4.4285714286</text:p>
          </table:table-cell>
          <table:table-cell office:value-type="float" office:value="6.42857142857143" calcext:value-type="float">
            <text:p>6.4285714286</text:p>
          </table:table-cell>
          <table:table-cell table:formula="of:=VLOOKUP([.A541];[loc.A$1:.C$1048576];2;1)" office:value-type="float" office:value="36.46154" calcext:value-type="float">
            <text:p>36.46154</text:p>
          </table:table-cell>
          <table:table-cell table:formula="of:=VLOOKUP([.A541];[loc.A$1:.C$1048576];3;1)" office:value-type="float" office:value="-77.654146" calcext:value-type="float">
            <text:p>-77.654146</text:p>
          </table:table-cell>
        </table:table-row>
        <table:table-row table:style-name="ro1">
          <table:table-cell office:value-type="string" calcext:value-type="string">
            <text:p>Roanoke VA (CBSA)</text:p>
          </table:table-cell>
          <table:table-cell office:value-type="float" office:value="12.6111111111111" calcext:value-type="float">
            <text:p>12.6111111111</text:p>
          </table:table-cell>
          <table:table-cell office:value-type="float" office:value="4.55555555555556" calcext:value-type="float">
            <text:p>4.5555555556</text:p>
          </table:table-cell>
          <table:table-cell table:formula="of:=VLOOKUP([.A542];[loc.A$1:.C$1048576];2;1)" office:value-type="float" office:value="37.27097" calcext:value-type="float">
            <text:p>37.27097</text:p>
          </table:table-cell>
          <table:table-cell table:formula="of:=VLOOKUP([.A542];[loc.A$1:.C$1048576];3;1)" office:value-type="float" office:value="-79.941427" calcext:value-type="float">
            <text:p>-79.941427</text:p>
          </table:table-cell>
        </table:table-row>
        <table:table-row table:style-name="ro1">
          <table:table-cell office:value-type="string" calcext:value-type="string">
            <text:p>Roanoke-Lynchburg (DMA)</text:p>
          </table:table-cell>
          <table:table-cell office:value-type="float" office:value="34.75" calcext:value-type="float">
            <text:p>34.75</text:p>
          </table:table-cell>
          <table:table-cell office:value-type="float" office:value="3.75" calcext:value-type="float">
            <text:p>3.75</text:p>
          </table:table-cell>
          <table:table-cell table:formula="of:=VLOOKUP([.A543];[loc.A$1:.C$1048576];2;1)" office:value-type="float" office:value="37.290338" calcext:value-type="float">
            <text:p>37.290338</text:p>
          </table:table-cell>
          <table:table-cell table:formula="of:=VLOOKUP([.A543];[loc.A$1:.C$1048576];3;1)" office:value-type="float" office:value="-80.034526" calcext:value-type="float">
            <text:p>-80.034526</text:p>
          </table:table-cell>
        </table:table-row>
        <table:table-row table:style-name="ro1">
          <table:table-cell office:value-type="string" calcext:value-type="string">
            <text:p>Rochester NY (CBSA)</text:p>
          </table:table-cell>
          <table:table-cell office:value-type="float" office:value="52.75" calcext:value-type="float">
            <text:p>52.75</text:p>
          </table:table-cell>
          <table:table-cell office:value-type="float" office:value="5.91666666666667" calcext:value-type="float">
            <text:p>5.9166666667</text:p>
          </table:table-cell>
          <table:table-cell table:formula="of:=VLOOKUP([.A544];[loc.A$1:.C$1048576];2;1)" office:value-type="float" office:value="43.16103" calcext:value-type="float">
            <text:p>43.16103</text:p>
          </table:table-cell>
          <table:table-cell table:formula="of:=VLOOKUP([.A544];[loc.A$1:.C$1048576];3;1)" office:value-type="float" office:value="-77.610922" calcext:value-type="float">
            <text:p>-77.610922</text:p>
          </table:table-cell>
        </table:table-row>
        <table:table-row table:style-name="ro1">
          <table:table-cell office:value-type="string" calcext:value-type="string">
            <text:p>Rochester NY (DMA)</text:p>
          </table:table-cell>
          <table:table-cell office:value-type="float" office:value="51" calcext:value-type="float">
            <text:p>51</text:p>
          </table:table-cell>
          <table:table-cell office:value-type="float" office:value="5.83333333333333" calcext:value-type="float">
            <text:p>5.8333333333</text:p>
          </table:table-cell>
          <table:table-cell table:formula="of:=VLOOKUP([.A545];[loc.A$1:.C$1048576];2;1)" office:value-type="float" office:value="43.16103" calcext:value-type="float">
            <text:p>43.16103</text:p>
          </table:table-cell>
          <table:table-cell table:formula="of:=VLOOKUP([.A545];[loc.A$1:.C$1048576];3;1)" office:value-type="float" office:value="-77.610922" calcext:value-type="float">
            <text:p>-77.610922</text:p>
          </table:table-cell>
        </table:table-row>
        <table:table-row table:style-name="ro1">
          <table:table-cell office:value-type="string" calcext:value-type="string">
            <text:p>Rock Springs WY (CBSA)</text:p>
          </table:table-cell>
          <table:table-cell office:value-type="float" office:value="4.5" calcext:value-type="float">
            <text:p>4.5</text:p>
          </table:table-cell>
          <table:table-cell office:value-type="float" office:value="9.5" calcext:value-type="float">
            <text:p>9.5</text:p>
          </table:table-cell>
          <table:table-cell table:formula="of:=VLOOKUP([.A546];[loc.A$1:.C$1048576];2;1)" office:value-type="float" office:value="41.587464" calcext:value-type="float">
            <text:p>41.587464</text:p>
          </table:table-cell>
          <table:table-cell table:formula="of:=VLOOKUP([.A546];[loc.A$1:.C$1048576];3;1)" office:value-type="float" office:value="-109.202904" calcext:value-type="float">
            <text:p>-109.202904</text:p>
          </table:table-cell>
        </table:table-row>
        <table:table-row table:style-name="ro1">
          <table:table-cell office:value-type="string" calcext:value-type="string">
            <text:p>Rockford IL (CBSA)</text:p>
          </table:table-cell>
          <table:table-cell office:value-type="float" office:value="17.125" calcext:value-type="float">
            <text:p>17.125</text:p>
          </table:table-cell>
          <table:table-cell office:value-type="float" office:value="6.125" calcext:value-type="float">
            <text:p>6.125</text:p>
          </table:table-cell>
          <table:table-cell table:formula="of:=VLOOKUP([.A547];[loc.A$1:.C$1048576];2;1)" office:value-type="float" office:value="42.271131" calcext:value-type="float">
            <text:p>42.271131</text:p>
          </table:table-cell>
          <table:table-cell table:formula="of:=VLOOKUP([.A547];[loc.A$1:.C$1048576];3;1)" office:value-type="float" office:value="-89.093995" calcext:value-type="float">
            <text:p>-89.093995</text:p>
          </table:table-cell>
        </table:table-row>
        <table:table-row table:style-name="ro1">
          <table:table-cell office:value-type="string" calcext:value-type="string">
            <text:p>Rockingham NC (CBSA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VLOOKUP([.A548];[loc.A$1:.C$1048576];2;1)" office:value-type="float" office:value="34.93932" calcext:value-type="float">
            <text:p>34.93932</text:p>
          </table:table-cell>
          <table:table-cell table:formula="of:=VLOOKUP([.A548];[loc.A$1:.C$1048576];3;1)" office:value-type="float" office:value="-79.773946" calcext:value-type="float">
            <text:p>-79.773946</text:p>
          </table:table-cell>
        </table:table-row>
        <table:table-row table:style-name="ro1">
          <table:table-cell office:value-type="string" calcext:value-type="string">
            <text:p>Rocky Mount NC (CBSA)</text:p>
          </table:table-cell>
          <table:table-cell office:value-type="float" office:value="7.375" calcext:value-type="float">
            <text:p>7.375</text:p>
          </table:table-cell>
          <table:table-cell office:value-type="float" office:value="5.625" calcext:value-type="float">
            <text:p>5.625</text:p>
          </table:table-cell>
          <table:table-cell table:formula="of:=VLOOKUP([.A549];[loc.A$1:.C$1048576];2;1)" office:value-type="float" office:value="35.93821" calcext:value-type="float">
            <text:p>35.93821</text:p>
          </table:table-cell>
          <table:table-cell table:formula="of:=VLOOKUP([.A549];[loc.A$1:.C$1048576];3;1)" office:value-type="float" office:value="-77.790534" calcext:value-type="float">
            <text:p>-77.790534</text:p>
          </table:table-cell>
        </table:table-row>
        <table:table-row table:style-name="ro1">
          <table:table-cell office:value-type="string" calcext:value-type="string">
            <text:p>Rolla MO (CBSA)</text:p>
          </table:table-cell>
          <table:table-cell office:value-type="float" office:value="4.38461538461539" calcext:value-type="float">
            <text:p>4.3846153846</text:p>
          </table:table-cell>
          <table:table-cell office:value-type="float" office:value="8.84615384615385" calcext:value-type="float">
            <text:p>8.8461538462</text:p>
          </table:table-cell>
          <table:table-cell table:formula="of:=VLOOKUP([.A550];[loc.A$1:.C$1048576];2;1)" office:value-type="float" office:value="37.948544" calcext:value-type="float">
            <text:p>37.948544</text:p>
          </table:table-cell>
          <table:table-cell table:formula="of:=VLOOKUP([.A550];[loc.A$1:.C$1048576];3;1)" office:value-type="float" office:value="-91.77153" calcext:value-type="float">
            <text:p>-91.77153</text:p>
          </table:table-cell>
        </table:table-row>
        <table:table-row table:style-name="ro1">
          <table:table-cell office:value-type="string" calcext:value-type="string">
            <text:p>Rome GA (CBSA)</text:p>
          </table:table-cell>
          <table:table-cell office:value-type="float" office:value="3.73684210526316" calcext:value-type="float">
            <text:p>3.7368421053</text:p>
          </table:table-cell>
          <table:table-cell office:value-type="float" office:value="3.94736842105263" calcext:value-type="float">
            <text:p>3.9473684211</text:p>
          </table:table-cell>
          <table:table-cell table:formula="of:=VLOOKUP([.A551];[loc.A$1:.C$1048576];2;1)" office:value-type="float" office:value="34.257038" calcext:value-type="float">
            <text:p>34.257038</text:p>
          </table:table-cell>
          <table:table-cell table:formula="of:=VLOOKUP([.A551];[loc.A$1:.C$1048576];3;1)" office:value-type="float" office:value="-85.164673" calcext:value-type="float">
            <text:p>-85.164673</text:p>
          </table:table-cell>
        </table:table-row>
        <table:table-row table:style-name="ro1">
          <table:table-cell office:value-type="string" calcext:value-type="string">
            <text:p>Roswell NM (CBSA)</text:p>
          </table:table-cell>
          <table:table-cell office:value-type="float" office:value="3.5" calcext:value-type="float">
            <text:p>3.5</text:p>
          </table:table-cell>
          <table:table-cell office:value-type="float" office:value="6.5" calcext:value-type="float">
            <text:p>6.5</text:p>
          </table:table-cell>
          <table:table-cell table:formula="of:=VLOOKUP([.A552];[loc.A$1:.C$1048576];2;1)" office:value-type="float" office:value="33.394266" calcext:value-type="float">
            <text:p>33.394266</text:p>
          </table:table-cell>
          <table:table-cell table:formula="of:=VLOOKUP([.A552];[loc.A$1:.C$1048576];3;1)" office:value-type="float" office:value="-104.523024" calcext:value-type="float">
            <text:p>-104.523024</text:p>
          </table:table-cell>
        </table:table-row>
        <table:table-row table:style-name="ro1">
          <table:table-cell office:value-type="string" calcext:value-type="string">
            <text:p>Russellville AR (CBSA)</text:p>
          </table:table-cell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 table:formula="of:=VLOOKUP([.A553];[loc.A$1:.C$1048576];2;1)" office:value-type="float" office:value="35.278417" calcext:value-type="float">
            <text:p>35.278417</text:p>
          </table:table-cell>
          <table:table-cell table:formula="of:=VLOOKUP([.A553];[loc.A$1:.C$1048576];3;1)" office:value-type="float" office:value="-93.133786" calcext:value-type="float">
            <text:p>-93.133786</text:p>
          </table:table-cell>
        </table:table-row>
        <table:table-row table:style-name="ro1">
          <table:table-cell office:value-type="string" calcext:value-type="string">
            <text:p>Sacramento</text:p>
          </table:table-cell>
          <table:table-cell office:value-type="float" office:value="119.5" calcext:value-type="float">
            <text:p>119.5</text:p>
          </table:table-cell>
          <table:table-cell office:value-type="float" office:value="3.67333333333333" calcext:value-type="float">
            <text:p>3.6733333333</text:p>
          </table:table-cell>
          <table:table-cell table:formula="of:=VLOOKUP([.A554];[loc.A$1:.C$1048576];2;1)" office:value-type="float" office:value="38.581572" calcext:value-type="float">
            <text:p>38.581572</text:p>
          </table:table-cell>
          <table:table-cell table:formula="of:=VLOOKUP([.A554];[loc.A$1:.C$1048576];3;1)" office:value-type="float" office:value="-121.4944" calcext:value-type="float">
            <text:p>-121.4944</text:p>
          </table:table-cell>
        </table:table-row>
        <table:table-row table:style-name="ro1">
          <table:table-cell office:value-type="string" calcext:value-type="string">
            <text:p>Saginaw-Saginaw Township North MI (CBSA)</text:p>
          </table:table-cell>
          <table:table-cell office:value-type="float" office:value="10.5" calcext:value-type="float">
            <text:p>10.5</text:p>
          </table:table-cell>
          <table:table-cell office:value-type="float" office:value="6.25" calcext:value-type="float">
            <text:p>6.25</text:p>
          </table:table-cell>
          <table:table-cell table:formula="of:=VLOOKUP([.A555];[loc.A$1:.C$1048576];2;1)" office:value-type="float" office:value="43.46009" calcext:value-type="float">
            <text:p>43.46009</text:p>
          </table:table-cell>
          <table:table-cell table:formula="of:=VLOOKUP([.A555];[loc.A$1:.C$1048576];3;1)" office:value-type="float" office:value="-84.006109" calcext:value-type="float">
            <text:p>-84.006109</text:p>
          </table:table-cell>
        </table:table-row>
        <table:table-row table:style-name="ro1">
          <table:table-cell office:value-type="string" calcext:value-type="string">
            <text:p>Saint Joseph (DMA)</text:p>
          </table:table-cell>
          <table:table-cell office:value-type="float" office:value="12.1428571428571" calcext:value-type="float">
            <text:p>12.1428571429</text:p>
          </table:table-cell>
          <table:table-cell office:value-type="float" office:value="10.5714285714286" calcext:value-type="float">
            <text:p>10.5714285714</text:p>
          </table:table-cell>
          <table:table-cell table:formula="of:=VLOOKUP([.A556];[loc.A$1:.C$1048576];2;1)" office:value-type="float" office:value="39.767458" calcext:value-type="float">
            <text:p>39.767458</text:p>
          </table:table-cell>
          <table:table-cell table:formula="of:=VLOOKUP([.A556];[loc.A$1:.C$1048576];3;1)" office:value-type="float" office:value="-94.846681" calcext:value-type="float">
            <text:p>-94.846681</text:p>
          </table:table-cell>
        </table:table-row>
        <table:table-row table:style-name="ro1">
          <table:table-cell office:value-type="string" calcext:value-type="string">
            <text:p>Salina KS <text:s/>(CBS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A557];[loc.A$1:.C$1048576];2;1)" office:value-type="float" office:value="44.942898" calcext:value-type="float">
            <text:p>44.942898</text:p>
          </table:table-cell>
          <table:table-cell table:formula="of:=VLOOKUP([.A557];[loc.A$1:.C$1048576];3;1)" office:value-type="float" office:value="-123.035096" calcext:value-type="float">
            <text:p>-123.035096</text:p>
          </table:table-cell>
        </table:table-row>
        <table:table-row table:style-name="ro1">
          <table:table-cell office:value-type="string" calcext:value-type="string">
            <text:p>Salisbury</text:p>
          </table:table-cell>
          <table:table-cell office:value-type="float" office:value="18.8333333333333" calcext:value-type="float">
            <text:p>18.8333333333</text:p>
          </table:table-cell>
          <table:table-cell office:value-type="float" office:value="5.6225" calcext:value-type="float">
            <text:p>5.6225</text:p>
          </table:table-cell>
          <table:table-cell table:formula="of:=VLOOKUP([.A558];[loc.A$1:.C$1048576];2;1)" office:value-type="float" office:value="51.068785" calcext:value-type="float">
            <text:p>51.068785</text:p>
          </table:table-cell>
          <table:table-cell table:formula="of:=VLOOKUP([.A558];[loc.A$1:.C$1048576];3;1)" office:value-type="float" office:value="-1.794472" calcext:value-type="float">
            <text:p>-1.794472</text:p>
          </table:table-cell>
        </table:table-row>
        <table:table-row table:style-name="ro1">
          <table:table-cell office:value-type="string" calcext:value-type="string">
            <text:p>San Angelo TX (CBSA)</text:p>
          </table:table-cell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table:formula="of:=VLOOKUP([.A559];[loc.A$1:.C$1048576];2;1)" office:value-type="float" office:value="31.463772" calcext:value-type="float">
            <text:p>31.463772</text:p>
          </table:table-cell>
          <table:table-cell table:formula="of:=VLOOKUP([.A559];[loc.A$1:.C$1048576];3;1)" office:value-type="float" office:value="-100.437037" calcext:value-type="float">
            <text:p>-100.437037</text:p>
          </table:table-cell>
        </table:table-row>
        <table:table-row table:style-name="ro1">
          <table:table-cell office:value-type="string" calcext:value-type="string">
            <text:p>San Antonio</text:p>
          </table:table-cell>
          <table:table-cell office:value-type="float" office:value="47.78125" calcext:value-type="float">
            <text:p>47.78125</text:p>
          </table:table-cell>
          <table:table-cell office:value-type="float" office:value="2.4753125" calcext:value-type="float">
            <text:p>2.4753125</text:p>
          </table:table-cell>
          <table:table-cell table:formula="of:=VLOOKUP([.A560];[loc.A$1:.C$1048576];2;1)" office:value-type="float" office:value="29.424122" calcext:value-type="float">
            <text:p>29.424122</text:p>
          </table:table-cell>
          <table:table-cell table:formula="of:=VLOOKUP([.A560];[loc.A$1:.C$1048576];3;1)" office:value-type="float" office:value="-98.493628" calcext:value-type="float">
            <text:p>-98.493628</text:p>
          </table:table-cell>
        </table:table-row>
        <table:table-row table:style-name="ro1">
          <table:table-cell office:value-type="string" calcext:value-type="string">
            <text:p>San Antonio (DMA)</text:p>
          </table:table-cell>
          <table:table-cell office:value-type="float" office:value="90" calcext:value-type="float">
            <text:p>90</text:p>
          </table:table-cell>
          <table:table-cell office:value-type="float" office:value="4.6" calcext:value-type="float">
            <text:p>4.6</text:p>
          </table:table-cell>
          <table:table-cell table:formula="of:=VLOOKUP([.A561];[loc.A$1:.C$1048576];2;1)" office:value-type="float" office:value="29.424122" calcext:value-type="float">
            <text:p>29.424122</text:p>
          </table:table-cell>
          <table:table-cell table:formula="of:=VLOOKUP([.A561];[loc.A$1:.C$1048576];3;1)" office:value-type="float" office:value="-98.493628" calcext:value-type="float">
            <text:p>-98.493628</text:p>
          </table:table-cell>
        </table:table-row>
        <table:table-row table:style-name="ro1">
          <table:table-cell office:value-type="string" calcext:value-type="string">
            <text:p>San Antonio TX (CBSA)</text:p>
          </table:table-cell>
          <table:table-cell office:value-type="float" office:value="85.6" calcext:value-type="float">
            <text:p>85.6</text:p>
          </table:table-cell>
          <table:table-cell office:value-type="float" office:value="5" calcext:value-type="float">
            <text:p>5</text:p>
          </table:table-cell>
          <table:table-cell table:formula="of:=VLOOKUP([.A562];[loc.A$1:.C$1048576];2;1)" office:value-type="float" office:value="29.424122" calcext:value-type="float">
            <text:p>29.424122</text:p>
          </table:table-cell>
          <table:table-cell table:formula="of:=VLOOKUP([.A562];[loc.A$1:.C$1048576];3;1)" office:value-type="float" office:value="-98.493628" calcext:value-type="float">
            <text:p>-98.493628</text:p>
          </table:table-cell>
        </table:table-row>
        <table:table-row table:style-name="ro1">
          <table:table-cell office:value-type="string" calcext:value-type="string">
            <text:p>San Diego</text:p>
          </table:table-cell>
          <table:table-cell office:value-type="float" office:value="104.5" calcext:value-type="float">
            <text:p>104.5</text:p>
          </table:table-cell>
          <table:table-cell office:value-type="float" office:value="4.18666666666667" calcext:value-type="float">
            <text:p>4.1866666667</text:p>
          </table:table-cell>
          <table:table-cell table:formula="of:=VLOOKUP([.A563];[loc.A$1:.C$1048576];2;1)" office:value-type="float" office:value="32.715738" calcext:value-type="float">
            <text:p>32.715738</text:p>
          </table:table-cell>
          <table:table-cell table:formula="of:=VLOOKUP([.A563];[loc.A$1:.C$1048576];3;1)" office:value-type="float" office:value="-117.161084" calcext:value-type="float">
            <text:p>-117.161084</text:p>
          </table:table-cell>
        </table:table-row>
        <table:table-row table:style-name="ro1">
          <table:table-cell office:value-type="string" calcext:value-type="string">
            <text:p>San Diego (DMA)</text:p>
          </table:table-cell>
          <table:table-cell office:value-type="float" office:value="212" calcext:value-type="float">
            <text:p>212</text:p>
          </table:table-cell>
          <table:table-cell office:value-type="float" office:value="7.5" calcext:value-type="float">
            <text:p>7.5</text:p>
          </table:table-cell>
          <table:table-cell table:formula="of:=VLOOKUP([.A564];[loc.A$1:.C$1048576];2;1)" office:value-type="float" office:value="32.715738" calcext:value-type="float">
            <text:p>32.715738</text:p>
          </table:table-cell>
          <table:table-cell table:formula="of:=VLOOKUP([.A564];[loc.A$1:.C$1048576];3;1)" office:value-type="float" office:value="-117.161084" calcext:value-type="float">
            <text:p>-117.161084</text:p>
          </table:table-cell>
        </table:table-row>
        <table:table-row table:style-name="ro1">
          <table:table-cell office:value-type="string" calcext:value-type="string">
            <text:p>San Diego-Carlsbad-San Marcos CA (CBSA)</text:p>
          </table:table-cell>
          <table:table-cell office:value-type="float" office:value="212" calcext:value-type="float">
            <text:p>212</text:p>
          </table:table-cell>
          <table:table-cell office:value-type="float" office:value="7.5" calcext:value-type="float">
            <text:p>7.5</text:p>
          </table:table-cell>
          <table:table-cell table:formula="of:=VLOOKUP([.A565];[loc.A$1:.C$1048576];2;1)" office:value-type="float" office:value="33.120028" calcext:value-type="float">
            <text:p>33.120028</text:p>
          </table:table-cell>
          <table:table-cell table:formula="of:=VLOOKUP([.A565];[loc.A$1:.C$1048576];3;1)" office:value-type="float" office:value="-117.207714" calcext:value-type="float">
            <text:p>-117.207714</text:p>
          </table:table-cell>
        </table:table-row>
        <table:table-row table:style-name="ro1">
          <table:table-cell office:value-type="string" calcext:value-type="string">
            <text:p>San Francisco</text:p>
          </table:table-cell>
          <table:table-cell office:value-type="float" office:value="193.884615384615" calcext:value-type="float">
            <text:p>193.8846153846</text:p>
          </table:table-cell>
          <table:table-cell office:value-type="float" office:value="3.43346153846154" calcext:value-type="float">
            <text:p>3.4334615385</text:p>
          </table:table-cell>
          <table:table-cell table:formula="of:=VLOOKUP([.A566];[loc.A$1:.C$1048576];2;1)" office:value-type="float" office:value="37.77493" calcext:value-type="float">
            <text:p>37.77493</text:p>
          </table:table-cell>
          <table:table-cell table:formula="of:=VLOOKUP([.A566];[loc.A$1:.C$1048576];3;1)" office:value-type="float" office:value="-122.419416" calcext:value-type="float">
            <text:p>-122.419416</text:p>
          </table:table-cell>
        </table:table-row>
        <table:table-row table:style-name="ro1">
          <table:table-cell office:value-type="string" calcext:value-type="string">
            <text:p>San Luis Obispo-Paso Robles CA <text:s/>(CBSA)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VLOOKUP([.A567];[loc.A$1:.C$1048576];2;1)" office:value-type="float" office:value="18.466334" calcext:value-type="float">
            <text:p>18.466334</text:p>
          </table:table-cell>
          <table:table-cell table:formula="of:=VLOOKUP([.A567];[loc.A$1:.C$1048576];3;1)" office:value-type="float" office:value="-66.105722" calcext:value-type="float">
            <text:p>-66.105722</text:p>
          </table:table-cell>
        </table:table-row>
        <table:table-row table:style-name="ro1">
          <table:table-cell office:value-type="string" calcext:value-type="string">
            <text:p>Sanford NC (CBSA)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.A568];[loc.A$1:.C$1048576];2;1)" office:value-type="float" office:value="35.479876" calcext:value-type="float">
            <text:p>35.479876</text:p>
          </table:table-cell>
          <table:table-cell table:formula="of:=VLOOKUP([.A568];[loc.A$1:.C$1048576];3;1)" office:value-type="float" office:value="-79.180299" calcext:value-type="float">
            <text:p>-79.180299</text:p>
          </table:table-cell>
        </table:table-row>
        <table:table-row table:style-name="ro1">
          <table:table-cell office:value-type="string" calcext:value-type="string">
            <text:p>Savannah (DMA)</text:p>
          </table:table-cell>
          <table:table-cell office:value-type="float" office:value="41.5" calcext:value-type="float">
            <text:p>41.5</text:p>
          </table:table-cell>
          <table:table-cell office:value-type="float" office:value="5.1" calcext:value-type="float">
            <text:p>5.1</text:p>
          </table:table-cell>
          <table:table-cell table:formula="of:=VLOOKUP([.A569];[loc.A$1:.C$1048576];2;1)" office:value-type="float" office:value="32.083541" calcext:value-type="float">
            <text:p>32.083541</text:p>
          </table:table-cell>
          <table:table-cell table:formula="of:=VLOOKUP([.A569];[loc.A$1:.C$1048576];3;1)" office:value-type="float" office:value="-81.099834" calcext:value-type="float">
            <text:p>-81.099834</text:p>
          </table:table-cell>
        </table:table-row>
        <table:table-row table:style-name="ro1">
          <table:table-cell office:value-type="string" calcext:value-type="string">
            <text:p>Savannah GA (CBSA)</text:p>
          </table:table-cell>
          <table:table-cell office:value-type="float" office:value="18.5384615384615" calcext:value-type="float">
            <text:p>18.5384615385</text:p>
          </table:table-cell>
          <table:table-cell office:value-type="float" office:value="5.07692307692308" calcext:value-type="float">
            <text:p>5.0769230769</text:p>
          </table:table-cell>
          <table:table-cell table:formula="of:=VLOOKUP([.A570];[loc.A$1:.C$1048576];2;1)" office:value-type="float" office:value="32.083541" calcext:value-type="float">
            <text:p>32.083541</text:p>
          </table:table-cell>
          <table:table-cell table:formula="of:=VLOOKUP([.A570];[loc.A$1:.C$1048576];3;1)" office:value-type="float" office:value="-81.099834" calcext:value-type="float">
            <text:p>-81.099834</text:p>
          </table:table-cell>
        </table:table-row>
        <table:table-row table:style-name="ro1">
          <table:table-cell office:value-type="string" calcext:value-type="string">
            <text:p>Sayre PA (CBSA)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VLOOKUP([.A571];[loc.A$1:.C$1048576];2;1)" office:value-type="float" office:value="41.978963" calcext:value-type="float">
            <text:p>41.978963</text:p>
          </table:table-cell>
          <table:table-cell table:formula="of:=VLOOKUP([.A571];[loc.A$1:.C$1048576];3;1)" office:value-type="float" office:value="-76.515499" calcext:value-type="float">
            <text:p>-76.515499</text:p>
          </table:table-cell>
        </table:table-row>
        <table:table-row table:style-name="ro1">
          <table:table-cell office:value-type="string" calcext:value-type="string">
            <text:p>Scottsbluff NE (CBSA)</text:p>
          </table:table-cell>
          <table:table-cell office:value-type="float" office:value="5.66666666666667" calcext:value-type="float">
            <text:p>5.6666666667</text:p>
          </table:table-cell>
          <table:table-cell office:value-type="float" office:value="13.6666666666667" calcext:value-type="float">
            <text:p>13.6666666667</text:p>
          </table:table-cell>
          <table:table-cell table:formula="of:=VLOOKUP([.A572];[loc.A$1:.C$1048576];2;1)" office:value-type="float" office:value="41.866634" calcext:value-type="float">
            <text:p>41.866634</text:p>
          </table:table-cell>
          <table:table-cell table:formula="of:=VLOOKUP([.A572];[loc.A$1:.C$1048576];3;1)" office:value-type="float" office:value="-103.667166" calcext:value-type="float">
            <text:p>-103.667166</text:p>
          </table:table-cell>
        </table:table-row>
        <table:table-row table:style-name="ro1">
          <table:table-cell office:value-type="string" calcext:value-type="string">
            <text:p>Scranton--Wilkes-Barre PA (CBSA)</text:p>
          </table:table-cell>
          <table:table-cell office:value-type="float" office:value="20.7857142857143" calcext:value-type="float">
            <text:p>20.7857142857</text:p>
          </table:table-cell>
          <table:table-cell office:value-type="float" office:value="4.5" calcext:value-type="float">
            <text:p>4.5</text:p>
          </table:table-cell>
          <table:table-cell table:formula="of:=VLOOKUP([.A573];[loc.A$1:.C$1048576];2;1)" office:value-type="float" office:value="41.336246" calcext:value-type="float">
            <text:p>41.336246</text:p>
          </table:table-cell>
          <table:table-cell table:formula="of:=VLOOKUP([.A573];[loc.A$1:.C$1048576];3;1)" office:value-type="float" office:value="-75.731149" calcext:value-type="float">
            <text:p>-75.731149</text:p>
          </table:table-cell>
        </table:table-row>
        <table:table-row table:style-name="ro1">
          <table:table-cell office:value-type="string" calcext:value-type="string">
            <text:p>Searcy AR (CBSA)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table:formula="of:=VLOOKUP([.A574];[loc.A$1:.C$1048576];2;1)" office:value-type="float" office:value="35.24682" calcext:value-type="float">
            <text:p>35.24682</text:p>
          </table:table-cell>
          <table:table-cell table:formula="of:=VLOOKUP([.A574];[loc.A$1:.C$1048576];3;1)" office:value-type="float" office:value="-91.733685" calcext:value-type="float">
            <text:p>-91.733685</text:p>
          </table:table-cell>
        </table:table-row>
        <table:table-row table:style-name="ro1">
          <table:table-cell office:value-type="string" calcext:value-type="string">
            <text:p>Seattle/Tacoma</text:p>
          </table:table-cell>
          <table:table-cell office:value-type="float" office:value="261" calcext:value-type="float">
            <text:p>261</text:p>
          </table:table-cell>
          <table:table-cell office:value-type="float" office:value="6.6745" calcext:value-type="float">
            <text:p>6.6745</text:p>
          </table:table-cell>
          <table:table-cell table:formula="of:=VLOOKUP([.A575];[loc.A$1:.C$1048576];2;1)" office:value-type="float" office:value="47.45025" calcext:value-type="float">
            <text:p>47.45025</text:p>
          </table:table-cell>
          <table:table-cell table:formula="of:=VLOOKUP([.A575];[loc.A$1:.C$1048576];3;1)" office:value-type="float" office:value="-122.308817" calcext:value-type="float">
            <text:p>-122.308817</text:p>
          </table:table-cell>
        </table:table-row>
        <table:table-row table:style-name="ro1">
          <table:table-cell office:value-type="string" calcext:value-type="string">
            <text:p>Sebastian-Vero Beach FL (CBSA)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VLOOKUP([.A576];[loc.A$1:.C$1048576];2;1)" office:value-type="float" office:value="27.813598" calcext:value-type="float">
            <text:p>27.813598</text:p>
          </table:table-cell>
          <table:table-cell table:formula="of:=VLOOKUP([.A576];[loc.A$1:.C$1048576];3;1)" office:value-type="float" office:value="-80.493329" calcext:value-type="float">
            <text:p>-80.493329</text:p>
          </table:table-cell>
        </table:table-row>
        <table:table-row table:style-name="ro1">
          <table:table-cell office:value-type="string" calcext:value-type="string">
            <text:p>Sebring FL (CBSA)</text:p>
          </table:table-cell>
          <table:table-cell office:value-type="float" office:value="6.16666666666667" calcext:value-type="float">
            <text:p>6.1666666667</text:p>
          </table:table-cell>
          <table:table-cell office:value-type="float" office:value="6.25" calcext:value-type="float">
            <text:p>6.25</text:p>
          </table:table-cell>
          <table:table-cell table:formula="of:=VLOOKUP([.A577];[loc.A$1:.C$1048576];2;1)" office:value-type="float" office:value="27.495592" calcext:value-type="float">
            <text:p>27.495592</text:p>
          </table:table-cell>
          <table:table-cell table:formula="of:=VLOOKUP([.A577];[loc.A$1:.C$1048576];3;1)" office:value-type="float" office:value="-81.440907" calcext:value-type="float">
            <text:p>-81.440907</text:p>
          </table:table-cell>
        </table:table-row>
        <table:table-row table:style-name="ro1">
          <table:table-cell office:value-type="string" calcext:value-type="string">
            <text:p>Selinsgrove PA (CBSA)</text:p>
          </table:table-cell>
          <table:table-cell office:value-type="float" office:value="3.5" calcext:value-type="float">
            <text:p>3.5</text:p>
          </table:table-cell>
          <table:table-cell office:value-type="float" office:value="10" calcext:value-type="float">
            <text:p>10</text:p>
          </table:table-cell>
          <table:table-cell table:formula="of:=VLOOKUP([.A578];[loc.A$1:.C$1048576];2;1)" office:value-type="float" office:value="40.798974" calcext:value-type="float">
            <text:p>40.798974</text:p>
          </table:table-cell>
          <table:table-cell table:formula="of:=VLOOKUP([.A578];[loc.A$1:.C$1048576];3;1)" office:value-type="float" office:value="-76.862193" calcext:value-type="float">
            <text:p>-76.862193</text:p>
          </table:table-cell>
        </table:table-row>
        <table:table-row table:style-name="ro1">
          <table:table-cell office:value-type="string" calcext:value-type="string">
            <text:p>Selma AL (CBSA)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VLOOKUP([.A579];[loc.A$1:.C$1048576];2;1)" office:value-type="float" office:value="32.407359" calcext:value-type="float">
            <text:p>32.407359</text:p>
          </table:table-cell>
          <table:table-cell table:formula="of:=VLOOKUP([.A579];[loc.A$1:.C$1048576];3;1)" office:value-type="float" office:value="-87.021101" calcext:value-type="float">
            <text:p>-87.021101</text:p>
          </table:table-cell>
        </table:table-row>
        <table:table-row table:style-name="ro1">
          <table:table-cell office:value-type="string" calcext:value-type="string">
            <text:p>Sevierville TN (CBSA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VLOOKUP([.A580];[loc.A$1:.C$1048576];2;1)" office:value-type="float" office:value="35.868146" calcext:value-type="float">
            <text:p>35.868146</text:p>
          </table:table-cell>
          <table:table-cell table:formula="of:=VLOOKUP([.A580];[loc.A$1:.C$1048576];3;1)" office:value-type="float" office:value="-83.561835" calcext:value-type="float">
            <text:p>-83.561835</text:p>
          </table:table-cell>
        </table:table-row>
        <table:table-row table:style-name="ro1">
          <table:table-cell office:value-type="string" calcext:value-type="string">
            <text:p>Seymour IN (CBSA)</text:p>
          </table:table-cell>
          <table:table-cell office:value-type="float" office:value="3.57142857142857" calcext:value-type="float">
            <text:p>3.5714285714</text:p>
          </table:table-cell>
          <table:table-cell office:value-type="float" office:value="7.57142857142857" calcext:value-type="float">
            <text:p>7.5714285714</text:p>
          </table:table-cell>
          <table:table-cell table:formula="of:=VLOOKUP([.A581];[loc.A$1:.C$1048576];2;1)" office:value-type="float" office:value="38.95922" calcext:value-type="float">
            <text:p>38.95922</text:p>
          </table:table-cell>
          <table:table-cell table:formula="of:=VLOOKUP([.A581];[loc.A$1:.C$1048576];3;1)" office:value-type="float" office:value="-85.890255" calcext:value-type="float">
            <text:p>-85.890255</text:p>
          </table:table-cell>
        </table:table-row>
        <table:table-row table:style-name="ro1">
          <table:table-cell office:value-type="string" calcext:value-type="string">
            <text:p>Shawano WI Micro (CBSA)</text:p>
          </table:table-cell>
          <table:table-cell office:value-type="float" office:value="4" calcext:value-type="float">
            <text:p>4</text:p>
          </table:table-cell>
          <table:table-cell office:value-type="float" office:value="6.8" calcext:value-type="float">
            <text:p>6.8</text:p>
          </table:table-cell>
          <table:table-cell table:formula="of:=VLOOKUP([.A582];[loc.A$1:.C$1048576];2;1)" office:value-type="float" office:value="44.782206" calcext:value-type="float">
            <text:p>44.782206</text:p>
          </table:table-cell>
          <table:table-cell table:formula="of:=VLOOKUP([.A582];[loc.A$1:.C$1048576];3;1)" office:value-type="float" office:value="-88.608992" calcext:value-type="float">
            <text:p>-88.608992</text:p>
          </table:table-cell>
        </table:table-row>
        <table:table-row table:style-name="ro1">
          <table:table-cell office:value-type="string" calcext:value-type="string">
            <text:p>Shawnee OK (CBSA)</text:p>
          </table:table-cell>
          <table:table-cell office:value-type="float" office:value="6.66666666666667" calcext:value-type="float">
            <text:p>6.6666666667</text:p>
          </table:table-cell>
          <table:table-cell office:value-type="float" office:value="6.33333333333333" calcext:value-type="float">
            <text:p>6.3333333333</text:p>
          </table:table-cell>
          <table:table-cell table:formula="of:=VLOOKUP([.A583];[loc.A$1:.C$1048576];2;1)" office:value-type="float" office:value="35.327293" calcext:value-type="float">
            <text:p>35.327293</text:p>
          </table:table-cell>
          <table:table-cell table:formula="of:=VLOOKUP([.A583];[loc.A$1:.C$1048576];3;1)" office:value-type="float" office:value="-96.9253" calcext:value-type="float">
            <text:p>-96.9253</text:p>
          </table:table-cell>
        </table:table-row>
        <table:table-row table:style-name="ro1">
          <table:table-cell office:value-type="string" calcext:value-type="string">
            <text:p>Sheboygan WI (CBSA)</text:p>
          </table:table-cell>
          <table:table-cell office:value-type="float" office:value="6" calcext:value-type="float">
            <text:p>6</text:p>
          </table:table-cell>
          <table:table-cell office:value-type="float" office:value="5.22222222222222" calcext:value-type="float">
            <text:p>5.2222222222</text:p>
          </table:table-cell>
          <table:table-cell table:formula="of:=VLOOKUP([.A584];[loc.A$1:.C$1048576];2;1)" office:value-type="float" office:value="43.750828" calcext:value-type="float">
            <text:p>43.750828</text:p>
          </table:table-cell>
          <table:table-cell table:formula="of:=VLOOKUP([.A584];[loc.A$1:.C$1048576];3;1)" office:value-type="float" office:value="-87.71453" calcext:value-type="float">
            <text:p>-87.71453</text:p>
          </table:table-cell>
        </table:table-row>
        <table:table-row table:style-name="ro1">
          <table:table-cell office:value-type="string" calcext:value-type="string">
            <text:p>Shelby NC (CBSA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A585];[loc.A$1:.C$1048576];2;1)" office:value-type="float" office:value="35.292351" calcext:value-type="float">
            <text:p>35.292351</text:p>
          </table:table-cell>
          <table:table-cell table:formula="of:=VLOOKUP([.A585];[loc.A$1:.C$1048576];3;1)" office:value-type="float" office:value="-81.535646" calcext:value-type="float">
            <text:p>-81.535646</text:p>
          </table:table-cell>
        </table:table-row>
        <table:table-row table:style-name="ro1">
          <table:table-cell office:value-type="string" calcext:value-type="string">
            <text:p>Shelbyville TN <text:s/>(CBSA)</text:p>
          </table:table-cell>
          <table:table-cell office:value-type="float" office:value="2.53846153846154" calcext:value-type="float">
            <text:p>2.5384615385</text:p>
          </table:table-cell>
          <table:table-cell office:value-type="float" office:value="4.61538461538462" calcext:value-type="float">
            <text:p>4.6153846154</text:p>
          </table:table-cell>
          <table:table-cell table:formula="of:=VLOOKUP([.A586];[loc.A$1:.C$1048576];2;1)" office:value-type="float" office:value="35.292351" calcext:value-type="float">
            <text:p>35.292351</text:p>
          </table:table-cell>
          <table:table-cell table:formula="of:=VLOOKUP([.A586];[loc.A$1:.C$1048576];3;1)" office:value-type="float" office:value="-81.535646" calcext:value-type="float">
            <text:p>-81.535646</text:p>
          </table:table-cell>
        </table:table-row>
        <table:table-row table:style-name="ro1">
          <table:table-cell office:value-type="string" calcext:value-type="string">
            <text:p>Sheridan WY (CBSA)</text:p>
          </table:table-cell>
          <table:table-cell office:value-type="float" office:value="4" calcext:value-type="float">
            <text:p>4</text:p>
          </table:table-cell>
          <table:table-cell office:value-type="float" office:value="11.3333333333333" calcext:value-type="float">
            <text:p>11.3333333333</text:p>
          </table:table-cell>
          <table:table-cell table:formula="of:=VLOOKUP([.A587];[loc.A$1:.C$1048576];2;1)" office:value-type="float" office:value="44.797194" calcext:value-type="float">
            <text:p>44.797194</text:p>
          </table:table-cell>
          <table:table-cell table:formula="of:=VLOOKUP([.A587];[loc.A$1:.C$1048576];3;1)" office:value-type="float" office:value="-106.956179" calcext:value-type="float">
            <text:p>-106.956179</text:p>
          </table:table-cell>
        </table:table-row>
        <table:table-row table:style-name="ro1">
          <table:table-cell office:value-type="string" calcext:value-type="string">
            <text:p>Shreveport (DMA)</text:p>
          </table:table-cell>
          <table:table-cell office:value-type="float" office:value="20.4375" calcext:value-type="float">
            <text:p>20.4375</text:p>
          </table:table-cell>
          <table:table-cell office:value-type="float" office:value="2.625" calcext:value-type="float">
            <text:p>2.625</text:p>
          </table:table-cell>
          <table:table-cell table:formula="of:=VLOOKUP([.A588];[loc.A$1:.C$1048576];2;1)" office:value-type="float" office:value="32.525152" calcext:value-type="float">
            <text:p>32.525152</text:p>
          </table:table-cell>
          <table:table-cell table:formula="of:=VLOOKUP([.A588];[loc.A$1:.C$1048576];3;1)" office:value-type="float" office:value="-93.750179" calcext:value-type="float">
            <text:p>-93.750179</text:p>
          </table:table-cell>
        </table:table-row>
        <table:table-row table:style-name="ro1">
          <table:table-cell office:value-type="string" calcext:value-type="string">
            <text:p>Shreveport-Bossier City LA (CBSA)</text:p>
          </table:table-cell>
          <table:table-cell office:value-type="float" office:value="12.4375" calcext:value-type="float">
            <text:p>12.4375</text:p>
          </table:table-cell>
          <table:table-cell office:value-type="float" office:value="3.1875" calcext:value-type="float">
            <text:p>3.1875</text:p>
          </table:table-cell>
          <table:table-cell table:formula="of:=VLOOKUP([.A589];[loc.A$1:.C$1048576];2;1)" office:value-type="float" office:value="32.525152" calcext:value-type="float">
            <text:p>32.525152</text:p>
          </table:table-cell>
          <table:table-cell table:formula="of:=VLOOKUP([.A589];[loc.A$1:.C$1048576];3;1)" office:value-type="float" office:value="-93.750179" calcext:value-type="float">
            <text:p>-93.750179</text:p>
          </table:table-cell>
        </table:table-row>
        <table:table-row table:style-name="ro1">
          <table:table-cell office:value-type="string" calcext:value-type="string">
            <text:p>Sidney OH (CBSA)</text:p>
          </table:table-cell>
          <table:table-cell office:value-type="float" office:value="4.4" calcext:value-type="float">
            <text:p>4.4</text:p>
          </table:table-cell>
          <table:table-cell office:value-type="float" office:value="8.1" calcext:value-type="float">
            <text:p>8.1</text:p>
          </table:table-cell>
          <table:table-cell table:formula="of:=VLOOKUP([.A590];[loc.A$1:.C$1048576];2;1)" office:value-type="float" office:value="40.284216" calcext:value-type="float">
            <text:p>40.284216</text:p>
          </table:table-cell>
          <table:table-cell table:formula="of:=VLOOKUP([.A590];[loc.A$1:.C$1048576];3;1)" office:value-type="float" office:value="-84.155499" calcext:value-type="float">
            <text:p>-84.155499</text:p>
          </table:table-cell>
        </table:table-row>
        <table:table-row table:style-name="ro1">
          <table:table-cell office:value-type="string" calcext:value-type="string">
            <text:p>Sikeston MO (CBSA)</text:p>
          </table:table-cell>
          <table:table-cell office:value-type="float" office:value="5.6" calcext:value-type="float">
            <text:p>5.6</text:p>
          </table:table-cell>
          <table:table-cell office:value-type="float" office:value="12.6" calcext:value-type="float">
            <text:p>12.6</text:p>
          </table:table-cell>
          <table:table-cell table:formula="of:=VLOOKUP([.A591];[loc.A$1:.C$1048576];2;1)" office:value-type="float" office:value="36.876719" calcext:value-type="float">
            <text:p>36.876719</text:p>
          </table:table-cell>
          <table:table-cell table:formula="of:=VLOOKUP([.A591];[loc.A$1:.C$1048576];3;1)" office:value-type="float" office:value="-89.587858" calcext:value-type="float">
            <text:p>-89.587858</text:p>
          </table:table-cell>
        </table:table-row>
        <table:table-row table:style-name="ro1">
          <table:table-cell office:value-type="string" calcext:value-type="string">
            <text:p>Silver City NM (CBSA)</text:p>
          </table:table-cell>
          <table:table-cell office:value-type="float" office:value="3.28571428571429" calcext:value-type="float">
            <text:p>3.2857142857</text:p>
          </table:table-cell>
          <table:table-cell office:value-type="float" office:value="10.7142857142857" calcext:value-type="float">
            <text:p>10.7142857143</text:p>
          </table:table-cell>
          <table:table-cell table:formula="of:=VLOOKUP([.A592];[loc.A$1:.C$1048576];2;1)" office:value-type="float" office:value="32.770075" calcext:value-type="float">
            <text:p>32.770075</text:p>
          </table:table-cell>
          <table:table-cell table:formula="of:=VLOOKUP([.A592];[loc.A$1:.C$1048576];3;1)" office:value-type="float" office:value="-108.280326" calcext:value-type="float">
            <text:p>-108.280326</text:p>
          </table:table-cell>
        </table:table-row>
        <table:table-row table:style-name="ro1">
          <table:table-cell office:value-type="string" calcext:value-type="string">
            <text:p>Sioux Falls (Mitchell) (DMA)</text:p>
          </table:table-cell>
          <table:table-cell office:value-type="float" office:value="50.8" calcext:value-type="float">
            <text:p>50.8</text:p>
          </table:table-cell>
          <table:table-cell office:value-type="float" office:value="9" calcext:value-type="float">
            <text:p>9</text:p>
          </table:table-cell>
          <table:table-cell table:formula="of:=VLOOKUP([.A593];[loc.A$1:.C$1048576];2;1)" office:value-type="float" office:value="43.544596" calcext:value-type="float">
            <text:p>43.544596</text:p>
          </table:table-cell>
          <table:table-cell table:formula="of:=VLOOKUP([.A593];[loc.A$1:.C$1048576];3;1)" office:value-type="float" office:value="-96.731103" calcext:value-type="float">
            <text:p>-96.731103</text:p>
          </table:table-cell>
        </table:table-row>
        <table:table-row table:style-name="ro1">
          <table:table-cell office:value-type="string" calcext:value-type="string">
            <text:p>Sioux Falls SD <text:s/>(CBSA)</text:p>
          </table:table-cell>
          <table:table-cell office:value-type="float" office:value="14.5555555555556" calcext:value-type="float">
            <text:p>14.5555555556</text:p>
          </table:table-cell>
          <table:table-cell office:value-type="float" office:value="6.22222222222222" calcext:value-type="float">
            <text:p>6.2222222222</text:p>
          </table:table-cell>
          <table:table-cell table:formula="of:=VLOOKUP([.A594];[loc.A$1:.C$1048576];2;1)" office:value-type="float" office:value="43.544596" calcext:value-type="float">
            <text:p>43.544596</text:p>
          </table:table-cell>
          <table:table-cell table:formula="of:=VLOOKUP([.A594];[loc.A$1:.C$1048576];3;1)" office:value-type="float" office:value="-96.731103" calcext:value-type="float">
            <text:p>-96.731103</text:p>
          </table:table-cell>
        </table:table-row>
        <table:table-row table:style-name="ro1">
          <table:table-cell office:value-type="string" calcext:value-type="string">
            <text:p>Snyder TX (CBSA)</text:p>
          </table:table-cell>
          <table:table-cell office:value-type="float" office:value="3" calcext:value-type="float">
            <text:p>3</text:p>
          </table:table-cell>
          <table:table-cell office:value-type="float" office:value="14.3333333333333" calcext:value-type="float">
            <text:p>14.3333333333</text:p>
          </table:table-cell>
          <table:table-cell table:formula="of:=VLOOKUP([.A595];[loc.A$1:.C$1048576];2;1)" office:value-type="float" office:value="32.717886" calcext:value-type="float">
            <text:p>32.717886</text:p>
          </table:table-cell>
          <table:table-cell table:formula="of:=VLOOKUP([.A595];[loc.A$1:.C$1048576];3;1)" office:value-type="float" office:value="-100.917618" calcext:value-type="float">
            <text:p>-100.917618</text:p>
          </table:table-cell>
        </table:table-row>
        <table:table-row table:style-name="ro1">
          <table:table-cell office:value-type="string" calcext:value-type="string">
            <text:p>Somerset KY (CBS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A596];[loc.A$1:.C$1048576];2;1)" office:value-type="float" office:value="37.092022" calcext:value-type="float">
            <text:p>37.092022</text:p>
          </table:table-cell>
          <table:table-cell table:formula="of:=VLOOKUP([.A596];[loc.A$1:.C$1048576];3;1)" office:value-type="float" office:value="-84.604108" calcext:value-type="float">
            <text:p>-84.604108</text:p>
          </table:table-cell>
        </table:table-row>
        <table:table-row table:style-name="ro1">
          <table:table-cell office:value-type="string" calcext:value-type="string">
            <text:p>Somerset PA (CBSA)</text:p>
          </table:table-cell>
          <table:table-cell office:value-type="float" office:value="11.3333333333333" calcext:value-type="float">
            <text:p>11.3333333333</text:p>
          </table:table-cell>
          <table:table-cell office:value-type="float" office:value="18" calcext:value-type="float">
            <text:p>18</text:p>
          </table:table-cell>
          <table:table-cell table:formula="of:=VLOOKUP([.A597];[loc.A$1:.C$1048576];2;1)" office:value-type="float" office:value="40.008411" calcext:value-type="float">
            <text:p>40.008411</text:p>
          </table:table-cell>
          <table:table-cell table:formula="of:=VLOOKUP([.A597];[loc.A$1:.C$1048576];3;1)" office:value-type="float" office:value="-79.078083" calcext:value-type="float">
            <text:p>-79.078083</text:p>
          </table:table-cell>
        </table:table-row>
        <table:table-row table:style-name="ro1">
          <table:table-cell office:value-type="string" calcext:value-type="string">
            <text:p>Spearfish SD (CBSA)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VLOOKUP([.A598];[loc.A$1:.C$1048576];2;1)" office:value-type="float" office:value="44.490817" calcext:value-type="float">
            <text:p>44.490817</text:p>
          </table:table-cell>
          <table:table-cell table:formula="of:=VLOOKUP([.A598];[loc.A$1:.C$1048576];3;1)" office:value-type="float" office:value="-103.85937" calcext:value-type="float">
            <text:p>-103.85937</text:p>
          </table:table-cell>
        </table:table-row>
        <table:table-row table:style-name="ro1">
          <table:table-cell office:value-type="string" calcext:value-type="string">
            <text:p>Spokane (DMA)</text:p>
          </table:table-cell>
          <table:table-cell office:value-type="float" office:value="60.5555555555556" calcext:value-type="float">
            <text:p>60.5555555556</text:p>
          </table:table-cell>
          <table:table-cell office:value-type="float" office:value="6.33333333333333" calcext:value-type="float">
            <text:p>6.3333333333</text:p>
          </table:table-cell>
          <table:table-cell table:formula="of:=VLOOKUP([.A599];[loc.A$1:.C$1048576];2;1)" office:value-type="float" office:value="47.65878" calcext:value-type="float">
            <text:p>47.65878</text:p>
          </table:table-cell>
          <table:table-cell table:formula="of:=VLOOKUP([.A599];[loc.A$1:.C$1048576];3;1)" office:value-type="float" office:value="-117.426047" calcext:value-type="float">
            <text:p>-117.426047</text:p>
          </table:table-cell>
        </table:table-row>
        <table:table-row table:style-name="ro1">
          <table:table-cell office:value-type="string" calcext:value-type="string">
            <text:p>Spokane WA (CBSA)</text:p>
          </table:table-cell>
          <table:table-cell office:value-type="float" office:value="22.2727272727273" calcext:value-type="float">
            <text:p>22.2727272727</text:p>
          </table:table-cell>
          <table:table-cell office:value-type="float" office:value="5.09090909090909" calcext:value-type="float">
            <text:p>5.0909090909</text:p>
          </table:table-cell>
          <table:table-cell table:formula="of:=VLOOKUP([.A600];[loc.A$1:.C$1048576];2;1)" office:value-type="float" office:value="47.65878" calcext:value-type="float">
            <text:p>47.65878</text:p>
          </table:table-cell>
          <table:table-cell table:formula="of:=VLOOKUP([.A600];[loc.A$1:.C$1048576];3;1)" office:value-type="float" office:value="-117.426047" calcext:value-type="float">
            <text:p>-117.426047</text:p>
          </table:table-cell>
        </table:table-row>
        <table:table-row table:style-name="ro1">
          <table:table-cell office:value-type="string" calcext:value-type="string">
            <text:p>Springfield MA (CBSA)</text:p>
          </table:table-cell>
          <table:table-cell office:value-type="float" office:value="49.4375" calcext:value-type="float">
            <text:p>49.4375</text:p>
          </table:table-cell>
          <table:table-cell office:value-type="float" office:value="9.1875" calcext:value-type="float">
            <text:p>9.1875</text:p>
          </table:table-cell>
          <table:table-cell table:formula="of:=VLOOKUP([.A601];[loc.A$1:.C$1048576];2;1)" office:value-type="float" office:value="42.101483" calcext:value-type="float">
            <text:p>42.101483</text:p>
          </table:table-cell>
          <table:table-cell table:formula="of:=VLOOKUP([.A601];[loc.A$1:.C$1048576];3;1)" office:value-type="float" office:value="-72.589811" calcext:value-type="float">
            <text:p>-72.589811</text:p>
          </table:table-cell>
        </table:table-row>
        <table:table-row table:style-name="ro1">
          <table:table-cell office:value-type="string" calcext:value-type="string">
            <text:p>Springfield MO (CBSA)</text:p>
          </table:table-cell>
          <table:table-cell office:value-type="float" office:value="11.8181818181818" calcext:value-type="float">
            <text:p>11.8181818182</text:p>
          </table:table-cell>
          <table:table-cell office:value-type="float" office:value="3.09090909090909" calcext:value-type="float">
            <text:p>3.0909090909</text:p>
          </table:table-cell>
          <table:table-cell table:formula="of:=VLOOKUP([.A602];[loc.A$1:.C$1048576];2;1)" office:value-type="float" office:value="37.208957" calcext:value-type="float">
            <text:p>37.208957</text:p>
          </table:table-cell>
          <table:table-cell table:formula="of:=VLOOKUP([.A602];[loc.A$1:.C$1048576];3;1)" office:value-type="float" office:value="-93.292299" calcext:value-type="float">
            <text:p>-93.292299</text:p>
          </table:table-cell>
        </table:table-row>
        <table:table-row table:style-name="ro1">
          <table:table-cell office:value-type="string" calcext:value-type="string">
            <text:p>Springfield MO (DMA)</text:p>
          </table:table-cell>
          <table:table-cell office:value-type="float" office:value="28.0769230769231" calcext:value-type="float">
            <text:p>28.0769230769</text:p>
          </table:table-cell>
          <table:table-cell office:value-type="float" office:value="3.07692307692308" calcext:value-type="float">
            <text:p>3.0769230769</text:p>
          </table:table-cell>
          <table:table-cell table:formula="of:=VLOOKUP([.A603];[loc.A$1:.C$1048576];2;1)" office:value-type="float" office:value="37.208957" calcext:value-type="float">
            <text:p>37.208957</text:p>
          </table:table-cell>
          <table:table-cell table:formula="of:=VLOOKUP([.A603];[loc.A$1:.C$1048576];3;1)" office:value-type="float" office:value="-93.292299" calcext:value-type="float">
            <text:p>-93.292299</text:p>
          </table:table-cell>
        </table:table-row>
        <table:table-row table:style-name="ro1">
          <table:table-cell office:value-type="string" calcext:value-type="string">
            <text:p>Springfield OH (CBSA)</text:p>
          </table:table-cell>
          <table:table-cell office:value-type="float" office:value="7.25" calcext:value-type="float">
            <text:p>7.25</text:p>
          </table:table-cell>
          <table:table-cell office:value-type="float" office:value="5.91666666666667" calcext:value-type="float">
            <text:p>5.9166666667</text:p>
          </table:table-cell>
          <table:table-cell table:formula="of:=VLOOKUP([.A604];[loc.A$1:.C$1048576];2;1)" office:value-type="float" office:value="39.924227" calcext:value-type="float">
            <text:p>39.924227</text:p>
          </table:table-cell>
          <table:table-cell table:formula="of:=VLOOKUP([.A604];[loc.A$1:.C$1048576];3;1)" office:value-type="float" office:value="-83.808817" calcext:value-type="float">
            <text:p>-83.808817</text:p>
          </table:table-cell>
        </table:table-row>
        <table:table-row table:style-name="ro1">
          <table:table-cell office:value-type="string" calcext:value-type="string">
            <text:p>Springfield-Holyoke (DMA)</text:p>
          </table:table-cell>
          <table:table-cell office:value-type="float" office:value="53.4" calcext:value-type="float">
            <text:p>53.4</text:p>
          </table:table-cell>
          <table:table-cell office:value-type="float" office:value="9.06666666666667" calcext:value-type="float">
            <text:p>9.0666666667</text:p>
          </table:table-cell>
          <table:table-cell table:formula="of:=VLOOKUP([.A605];[loc.A$1:.C$1048576];2;1)" office:value-type="float" office:value="42.217209" calcext:value-type="float">
            <text:p>42.217209</text:p>
          </table:table-cell>
          <table:table-cell table:formula="of:=VLOOKUP([.A605];[loc.A$1:.C$1048576];3;1)" office:value-type="float" office:value="-72.626944" calcext:value-type="float">
            <text:p>-72.626944</text:p>
          </table:table-cell>
        </table:table-row>
        <table:table-row table:style-name="ro1">
          <table:table-cell office:value-type="string" calcext:value-type="string">
            <text:p>St. Cloud MN (CBSA)</text:p>
          </table:table-cell>
          <table:table-cell office:value-type="float" office:value="12.2222222222222" calcext:value-type="float">
            <text:p>12.2222222222</text:p>
          </table:table-cell>
          <table:table-cell office:value-type="float" office:value="6.11111111111111" calcext:value-type="float">
            <text:p>6.1111111111</text:p>
          </table:table-cell>
          <table:table-cell table:formula="of:=VLOOKUP([.A606];[loc.A$1:.C$1048576];2;1)" office:value-type="float" office:value="45.557945" calcext:value-type="float">
            <text:p>45.557945</text:p>
          </table:table-cell>
          <table:table-cell table:formula="of:=VLOOKUP([.A606];[loc.A$1:.C$1048576];3;1)" office:value-type="float" office:value="-94.16324" calcext:value-type="float">
            <text:p>-94.16324</text:p>
          </table:table-cell>
        </table:table-row>
        <table:table-row table:style-name="ro1">
          <table:table-cell office:value-type="string" calcext:value-type="string">
            <text:p>St. Joseph MO-KS (CBSA)</text:p>
          </table:table-cell>
          <table:table-cell office:value-type="float" office:value="10.5" calcext:value-type="float">
            <text:p>10.5</text:p>
          </table:table-cell>
          <table:table-cell office:value-type="float" office:value="9" calcext:value-type="float">
            <text:p>9</text:p>
          </table:table-cell>
          <table:table-cell table:formula="of:=VLOOKUP([.A607];[loc.A$1:.C$1048576];2;1)" office:value-type="float" office:value="39.767458" calcext:value-type="float">
            <text:p>39.767458</text:p>
          </table:table-cell>
          <table:table-cell table:formula="of:=VLOOKUP([.A607];[loc.A$1:.C$1048576];3;1)" office:value-type="float" office:value="-94.846681" calcext:value-type="float">
            <text:p>-94.846681</text:p>
          </table:table-cell>
        </table:table-row>
        <table:table-row table:style-name="ro1">
          <table:table-cell office:value-type="string" calcext:value-type="string">
            <text:p>St. Louis MO-IL (CBSA)</text:p>
          </table:table-cell>
          <table:table-cell office:value-type="float" office:value="110.6" calcext:value-type="float">
            <text:p>110.6</text:p>
          </table:table-cell>
          <table:table-cell office:value-type="float" office:value="5.2" calcext:value-type="float">
            <text:p>5.2</text:p>
          </table:table-cell>
          <table:table-cell table:formula="of:=VLOOKUP([.A608];[loc.A$1:.C$1048576];2;1)" office:value-type="float" office:value="38.627003" calcext:value-type="float">
            <text:p>38.627003</text:p>
          </table:table-cell>
          <table:table-cell table:formula="of:=VLOOKUP([.A608];[loc.A$1:.C$1048576];3;1)" office:value-type="float" office:value="-90.199404" calcext:value-type="float">
            <text:p>-90.199404</text:p>
          </table:table-cell>
        </table:table-row>
        <table:table-row table:style-name="ro1">
          <table:table-cell office:value-type="string" calcext:value-type="string">
            <text:p>Starkville MS (CBSA)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  <table:table-cell table:formula="of:=VLOOKUP([.A609];[loc.A$1:.C$1048576];2;1)" office:value-type="float" office:value="33.4504" calcext:value-type="float">
            <text:p>33.4504</text:p>
          </table:table-cell>
          <table:table-cell table:formula="of:=VLOOKUP([.A609];[loc.A$1:.C$1048576];3;1)" office:value-type="float" office:value="-88.818387" calcext:value-type="float">
            <text:p>-88.818387</text:p>
          </table:table-cell>
        </table:table-row>
        <table:table-row table:style-name="ro1">
          <table:table-cell office:value-type="string" calcext:value-type="string">
            <text:p>State College PA (CBSA)</text:p>
          </table:table-cell>
          <table:table-cell office:value-type="float" office:value="17" calcext:value-type="float">
            <text:p>17</text:p>
          </table:table-cell>
          <table:table-cell office:value-type="float" office:value="12.5" calcext:value-type="float">
            <text:p>12.5</text:p>
          </table:table-cell>
          <table:table-cell table:formula="of:=VLOOKUP([.A610];[loc.A$1:.C$1048576];2;1)" office:value-type="float" office:value="40.793395" calcext:value-type="float">
            <text:p>40.793395</text:p>
          </table:table-cell>
          <table:table-cell table:formula="of:=VLOOKUP([.A610];[loc.A$1:.C$1048576];3;1)" office:value-type="float" office:value="-77.860001" calcext:value-type="float">
            <text:p>-77.860001</text:p>
          </table:table-cell>
        </table:table-row>
        <table:table-row table:style-name="ro1">
          <table:table-cell office:value-type="string" calcext:value-type="string">
            <text:p>Staunton-Waynesboro VA (CBSA)</text:p>
          </table:table-cell>
          <table:table-cell office:value-type="float" office:value="9.5" calcext:value-type="float">
            <text:p>9.5</text:p>
          </table:table-cell>
          <table:table-cell office:value-type="float" office:value="7.83333333333333" calcext:value-type="float">
            <text:p>7.8333333333</text:p>
          </table:table-cell>
          <table:table-cell table:formula="of:=VLOOKUP([.A611];[loc.A$1:.C$1048576];2;1)" office:value-type="float" office:value="38.068469" calcext:value-type="float">
            <text:p>38.068469</text:p>
          </table:table-cell>
          <table:table-cell table:formula="of:=VLOOKUP([.A611];[loc.A$1:.C$1048576];3;1)" office:value-type="float" office:value="-78.889468" calcext:value-type="float">
            <text:p>-78.889468</text:p>
          </table:table-cell>
        </table:table-row>
        <table:table-row table:style-name="ro1">
          <table:table-cell office:value-type="string" calcext:value-type="string">
            <text:p>Sterling IL <text:s/>(CBSA)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VLOOKUP([.A612];[loc.A$1:.C$1048576];2;1)" office:value-type="float" office:value="38.068469" calcext:value-type="float">
            <text:p>38.068469</text:p>
          </table:table-cell>
          <table:table-cell table:formula="of:=VLOOKUP([.A612];[loc.A$1:.C$1048576];3;1)" office:value-type="float" office:value="-78.889468" calcext:value-type="float">
            <text:p>-78.889468</text:p>
          </table:table-cell>
        </table:table-row>
        <table:table-row table:style-name="ro1">
          <table:table-cell office:value-type="string" calcext:value-type="string">
            <text:p>Stevens Point WI (CBSA)</text:p>
          </table:table-cell>
          <table:table-cell office:value-type="float" office:value="4.06666666666667" calcext:value-type="float">
            <text:p>4.0666666667</text:p>
          </table:table-cell>
          <table:table-cell office:value-type="float" office:value="6.33333333333333" calcext:value-type="float">
            <text:p>6.3333333333</text:p>
          </table:table-cell>
          <table:table-cell table:formula="of:=VLOOKUP([.A613];[loc.A$1:.C$1048576];2;1)" office:value-type="float" office:value="44.523579" calcext:value-type="float">
            <text:p>44.523579</text:p>
          </table:table-cell>
          <table:table-cell table:formula="of:=VLOOKUP([.A613];[loc.A$1:.C$1048576];3;1)" office:value-type="float" office:value="-89.574563" calcext:value-type="float">
            <text:p>-89.574563</text:p>
          </table:table-cell>
        </table:table-row>
        <table:table-row table:style-name="ro1">
          <table:table-cell office:value-type="string" calcext:value-type="string">
            <text:p>Stillwater OK (CBSA)</text:p>
          </table:table-cell>
          <table:table-cell office:value-type="float" office:value="10.5" calcext:value-type="float">
            <text:p>10.5</text:p>
          </table:table-cell>
          <table:table-cell office:value-type="float" office:value="11" calcext:value-type="float">
            <text:p>11</text:p>
          </table:table-cell>
          <table:table-cell table:formula="of:=VLOOKUP([.A614];[loc.A$1:.C$1048576];2;1)" office:value-type="float" office:value="36.115607" calcext:value-type="float">
            <text:p>36.115607</text:p>
          </table:table-cell>
          <table:table-cell table:formula="of:=VLOOKUP([.A614];[loc.A$1:.C$1048576];3;1)" office:value-type="float" office:value="-97.058368" calcext:value-type="float">
            <text:p>-97.058368</text:p>
          </table:table-cell>
        </table:table-row>
        <table:table-row table:style-name="ro1">
          <table:table-cell office:value-type="string" calcext:value-type="string">
            <text:p>Sulphur Springs TX (CBSA)</text:p>
          </table:table-cell>
          <table:table-cell office:value-type="float" office:value="2.6" calcext:value-type="float">
            <text:p>2.6</text:p>
          </table:table-cell>
          <table:table-cell office:value-type="float" office:value="6.4" calcext:value-type="float">
            <text:p>6.4</text:p>
          </table:table-cell>
          <table:table-cell table:formula="of:=VLOOKUP([.A615];[loc.A$1:.C$1048576];2;1)" office:value-type="float" office:value="33.138448" calcext:value-type="float">
            <text:p>33.138448</text:p>
          </table:table-cell>
          <table:table-cell table:formula="of:=VLOOKUP([.A615];[loc.A$1:.C$1048576];3;1)" office:value-type="float" office:value="-95.601067" calcext:value-type="float">
            <text:p>-95.601067</text:p>
          </table:table-cell>
        </table:table-row>
        <table:table-row table:style-name="ro1">
          <table:table-cell office:value-type="string" calcext:value-type="string">
            <text:p>Summerville GA (CBSA)</text:p>
          </table:table-cell>
          <table:table-cell office:value-type="float" office:value="1.2" calcext:value-type="float">
            <text:p>1.2</text:p>
          </table:table-cell>
          <table:table-cell office:value-type="float" office:value="6.6" calcext:value-type="float">
            <text:p>6.6</text:p>
          </table:table-cell>
          <table:table-cell table:formula="of:=VLOOKUP([.A616];[loc.A$1:.C$1048576];2;1)" office:value-type="float" office:value="34.480642" calcext:value-type="float">
            <text:p>34.480642</text:p>
          </table:table-cell>
          <table:table-cell table:formula="of:=VLOOKUP([.A616];[loc.A$1:.C$1048576];3;1)" office:value-type="float" office:value="-85.347734" calcext:value-type="float">
            <text:p>-85.347734</text:p>
          </table:table-cell>
        </table:table-row>
        <table:table-row table:style-name="ro1">
          <table:table-cell office:value-type="string" calcext:value-type="string">
            <text:p>Sweetwater TX (CBSA)</text:p>
          </table:table-cell>
          <table:table-cell office:value-type="float" office:value="2.33333333333333" calcext:value-type="float">
            <text:p>2.3333333333</text:p>
          </table:table-cell>
          <table:table-cell office:value-type="float" office:value="13" calcext:value-type="float">
            <text:p>13</text:p>
          </table:table-cell>
          <table:table-cell table:formula="of:=VLOOKUP([.A617];[loc.A$1:.C$1048576];2;1)" office:value-type="float" office:value="32.470952" calcext:value-type="float">
            <text:p>32.470952</text:p>
          </table:table-cell>
          <table:table-cell table:formula="of:=VLOOKUP([.A617];[loc.A$1:.C$1048576];3;1)" office:value-type="float" office:value="-100.405938" calcext:value-type="float">
            <text:p>-100.405938</text:p>
          </table:table-cell>
        </table:table-row>
        <table:table-row table:style-name="ro1">
          <table:table-cell office:value-type="string" calcext:value-type="string">
            <text:p>Syracuse (DMA)</text:p>
          </table:table-cell>
          <table:table-cell office:value-type="float" office:value="43.5" calcext:value-type="float">
            <text:p>43.5</text:p>
          </table:table-cell>
          <table:table-cell office:value-type="float" office:value="5.75" calcext:value-type="float">
            <text:p>5.75</text:p>
          </table:table-cell>
          <table:table-cell table:formula="of:=VLOOKUP([.A618];[loc.A$1:.C$1048576];2;1)" office:value-type="float" office:value="43.048122" calcext:value-type="float">
            <text:p>43.048122</text:p>
          </table:table-cell>
          <table:table-cell table:formula="of:=VLOOKUP([.A618];[loc.A$1:.C$1048576];3;1)" office:value-type="float" office:value="-76.147424" calcext:value-type="float">
            <text:p>-76.147424</text:p>
          </table:table-cell>
        </table:table-row>
        <table:table-row table:style-name="ro1">
          <table:table-cell office:value-type="string" calcext:value-type="string">
            <text:p>Syracuse NY (CBSA)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VLOOKUP([.A619];[loc.A$1:.C$1048576];2;1)" office:value-type="float" office:value="43.048122" calcext:value-type="float">
            <text:p>43.048122</text:p>
          </table:table-cell>
          <table:table-cell table:formula="of:=VLOOKUP([.A619];[loc.A$1:.C$1048576];3;1)" office:value-type="float" office:value="-76.147424" calcext:value-type="float">
            <text:p>-76.147424</text:p>
          </table:table-cell>
        </table:table-row>
        <table:table-row table:style-name="ro1">
          <table:table-cell office:value-type="string" calcext:value-type="string">
            <text:p>Tahlequah OK <text:s/>(CBSA)</text:p>
          </table:table-cell>
          <table:table-cell office:value-type="float" office:value="5.5" calcext:value-type="float">
            <text:p>5.5</text:p>
          </table:table-cell>
          <table:table-cell office:value-type="float" office:value="10.5" calcext:value-type="float">
            <text:p>10.5</text:p>
          </table:table-cell>
          <table:table-cell table:formula="of:=VLOOKUP([.A620];[loc.A$1:.C$1048576];2;1)" office:value-type="float" office:value="43.048122" calcext:value-type="float">
            <text:p>43.048122</text:p>
          </table:table-cell>
          <table:table-cell table:formula="of:=VLOOKUP([.A620];[loc.A$1:.C$1048576];3;1)" office:value-type="float" office:value="-76.147424" calcext:value-type="float">
            <text:p>-76.147424</text:p>
          </table:table-cell>
        </table:table-row>
        <table:table-row table:style-name="ro1">
          <table:table-cell office:value-type="string" calcext:value-type="string">
            <text:p>Talladega-Sylacauga AL (CBSA)</text:p>
          </table:table-cell>
          <table:table-cell office:value-type="float" office:value="9.33333333333333" calcext:value-type="float">
            <text:p>9.3333333333</text:p>
          </table:table-cell>
          <table:table-cell office:value-type="float" office:value="10" calcext:value-type="float">
            <text:p>10</text:p>
          </table:table-cell>
          <table:table-cell table:formula="of:=VLOOKUP([.A621];[loc.A$1:.C$1048576];2;1)" office:value-type="float" office:value="33.173172" calcext:value-type="float">
            <text:p>33.173172</text:p>
          </table:table-cell>
          <table:table-cell table:formula="of:=VLOOKUP([.A621];[loc.A$1:.C$1048576];3;1)" office:value-type="float" office:value="-86.251641" calcext:value-type="float">
            <text:p>-86.251641</text:p>
          </table:table-cell>
        </table:table-row>
        <table:table-row table:style-name="ro1">
          <table:table-cell office:value-type="string" calcext:value-type="string">
            <text:p>Tallahassee FL (CBSA)</text:p>
          </table:table-cell>
          <table:table-cell office:value-type="float" office:value="16.6" calcext:value-type="float">
            <text:p>16.6</text:p>
          </table:table-cell>
          <table:table-cell office:value-type="float" office:value="4.9" calcext:value-type="float">
            <text:p>4.9</text:p>
          </table:table-cell>
          <table:table-cell table:formula="of:=VLOOKUP([.A622];[loc.A$1:.C$1048576];2;1)" office:value-type="float" office:value="30.438256" calcext:value-type="float">
            <text:p>30.438256</text:p>
          </table:table-cell>
          <table:table-cell table:formula="of:=VLOOKUP([.A622];[loc.A$1:.C$1048576];3;1)" office:value-type="float" office:value="-84.280733" calcext:value-type="float">
            <text:p>-84.280733</text:p>
          </table:table-cell>
        </table:table-row>
        <table:table-row table:style-name="ro1">
          <table:table-cell office:value-type="string" calcext:value-type="string">
            <text:p>Tampa</text:p>
          </table:table-cell>
          <table:table-cell office:value-type="float" office:value="120.125" calcext:value-type="float">
            <text:p>120.125</text:p>
          </table:table-cell>
          <table:table-cell office:value-type="float" office:value="3.354375" calcext:value-type="float">
            <text:p>3.354375</text:p>
          </table:table-cell>
          <table:table-cell table:formula="of:=VLOOKUP([.A623];[loc.A$1:.C$1048576];2;1)" office:value-type="float" office:value="27.950575" calcext:value-type="float">
            <text:p>27.950575</text:p>
          </table:table-cell>
          <table:table-cell table:formula="of:=VLOOKUP([.A623];[loc.A$1:.C$1048576];3;1)" office:value-type="float" office:value="-82.457178" calcext:value-type="float">
            <text:p>-82.457178</text:p>
          </table:table-cell>
        </table:table-row>
        <table:table-row table:style-name="ro1">
          <table:table-cell office:value-type="string" calcext:value-type="string">
            <text:p>Tampa-Saint Petersburg (Sarasota) (DMA)</text:p>
          </table:table-cell>
          <table:table-cell office:value-type="float" office:value="129.444444444444" calcext:value-type="float">
            <text:p>129.4444444444</text:p>
          </table:table-cell>
          <table:table-cell office:value-type="float" office:value="3.22222222222222" calcext:value-type="float">
            <text:p>3.2222222222</text:p>
          </table:table-cell>
          <table:table-cell table:formula="of:=VLOOKUP([.A624];[loc.A$1:.C$1048576];2;1)" office:value-type="float" office:value="27.84987" calcext:value-type="float">
            <text:p>27.84987</text:p>
          </table:table-cell>
          <table:table-cell table:formula="of:=VLOOKUP([.A624];[loc.A$1:.C$1048576];3;1)" office:value-type="float" office:value="-82.482768" calcext:value-type="float">
            <text:p>-82.482768</text:p>
          </table:table-cell>
        </table:table-row>
        <table:table-row table:style-name="ro1">
          <table:table-cell office:value-type="string" calcext:value-type="string">
            <text:p>Tampa-St. Petersburg-Clearwater FL (CBSA)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VLOOKUP([.A625];[loc.A$1:.C$1048576];2;1)" office:value-type="float" office:value="28.036547" calcext:value-type="float">
            <text:p>28.036547</text:p>
          </table:table-cell>
          <table:table-cell table:formula="of:=VLOOKUP([.A625];[loc.A$1:.C$1048576];3;1)" office:value-type="float" office:value="-82.681172" calcext:value-type="float">
            <text:p>-82.681172</text:p>
          </table:table-cell>
        </table:table-row>
        <table:table-row table:style-name="ro1">
          <table:table-cell office:value-type="string" calcext:value-type="string">
            <text:p>Taylorville IL (CBSA)</text:p>
          </table:table-cell>
          <table:table-cell office:value-type="float" office:value="7.5" calcext:value-type="float">
            <text:p>7.5</text:p>
          </table:table-cell>
          <table:table-cell office:value-type="float" office:value="20.5" calcext:value-type="float">
            <text:p>20.5</text:p>
          </table:table-cell>
          <table:table-cell table:formula="of:=VLOOKUP([.A626];[loc.A$1:.C$1048576];2;1)" office:value-type="float" office:value="39.548935" calcext:value-type="float">
            <text:p>39.548935</text:p>
          </table:table-cell>
          <table:table-cell table:formula="of:=VLOOKUP([.A626];[loc.A$1:.C$1048576];3;1)" office:value-type="float" office:value="-89.294533" calcext:value-type="float">
            <text:p>-89.294533</text:p>
          </table:table-cell>
        </table:table-row>
        <table:table-row table:style-name="ro1">
          <table:table-cell office:value-type="string" calcext:value-type="string">
            <text:p>Terre Haute (DMA)</text:p>
          </table:table-cell>
          <table:table-cell office:value-type="float" office:value="11.3" calcext:value-type="float">
            <text:p>11.3</text:p>
          </table:table-cell>
          <table:table-cell office:value-type="float" office:value="3.3" calcext:value-type="float">
            <text:p>3.3</text:p>
          </table:table-cell>
          <table:table-cell table:formula="of:=VLOOKUP([.A627];[loc.A$1:.C$1048576];2;1)" office:value-type="float" office:value="39.466703" calcext:value-type="float">
            <text:p>39.466703</text:p>
          </table:table-cell>
          <table:table-cell table:formula="of:=VLOOKUP([.A627];[loc.A$1:.C$1048576];3;1)" office:value-type="float" office:value="-87.413909" calcext:value-type="float">
            <text:p>-87.413909</text:p>
          </table:table-cell>
        </table:table-row>
        <table:table-row table:style-name="ro1">
          <table:table-cell office:value-type="string" calcext:value-type="string">
            <text:p>Terre Haute IN (CBSA)</text:p>
          </table:table-cell>
          <table:table-cell office:value-type="float" office:value="5.33333333333333" calcext:value-type="float">
            <text:p>5.3333333333</text:p>
          </table:table-cell>
          <table:table-cell office:value-type="float" office:value="3" calcext:value-type="float">
            <text:p>3</text:p>
          </table:table-cell>
          <table:table-cell table:formula="of:=VLOOKUP([.A628];[loc.A$1:.C$1048576];2;1)" office:value-type="float" office:value="39.466703" calcext:value-type="float">
            <text:p>39.466703</text:p>
          </table:table-cell>
          <table:table-cell table:formula="of:=VLOOKUP([.A628];[loc.A$1:.C$1048576];3;1)" office:value-type="float" office:value="-87.413909" calcext:value-type="float">
            <text:p>-87.413909</text:p>
          </table:table-cell>
        </table:table-row>
        <table:table-row table:style-name="ro1">
          <table:table-cell office:value-type="string" calcext:value-type="string">
            <text:p>The Villages FL (CBSA)</text:p>
          </table:table-cell>
          <table:table-cell office:value-type="float" office:value="10.6" calcext:value-type="float">
            <text:p>10.6</text:p>
          </table:table-cell>
          <table:table-cell office:value-type="float" office:value="7.6" calcext:value-type="float">
            <text:p>7.6</text:p>
          </table:table-cell>
          <table:table-cell table:formula="of:=VLOOKUP([.A629];[loc.A$1:.C$1048576];2;1)" office:value-type="float" office:value="28.927019" calcext:value-type="float">
            <text:p>28.927019</text:p>
          </table:table-cell>
          <table:table-cell table:formula="of:=VLOOKUP([.A629];[loc.A$1:.C$1048576];3;1)" office:value-type="float" office:value="-82.003761" calcext:value-type="float">
            <text:p>-82.003761</text:p>
          </table:table-cell>
        </table:table-row>
        <table:table-row table:style-name="ro1">
          <table:table-cell office:value-type="string" calcext:value-type="string">
            <text:p>Thomasville GA <text:s/>(CBSA)</text:p>
          </table:table-cell>
          <table:table-cell office:value-type="float" office:value="5.75" calcext:value-type="float">
            <text:p>5.75</text:p>
          </table:table-cell>
          <table:table-cell office:value-type="float" office:value="10.25" calcext:value-type="float">
            <text:p>10.25</text:p>
          </table:table-cell>
          <table:table-cell table:formula="of:=VLOOKUP([.A630];[loc.A$1:.C$1048576];2;1)" office:value-type="float" office:value="28.927019" calcext:value-type="float">
            <text:p>28.927019</text:p>
          </table:table-cell>
          <table:table-cell table:formula="of:=VLOOKUP([.A630];[loc.A$1:.C$1048576];3;1)" office:value-type="float" office:value="-82.003761" calcext:value-type="float">
            <text:p>-82.003761</text:p>
          </table:table-cell>
        </table:table-row>
        <table:table-row table:style-name="ro1">
          <table:table-cell office:value-type="string" calcext:value-type="string">
            <text:p>Tiffin OH (CBSA)</text:p>
          </table:table-cell>
          <table:table-cell office:value-type="float" office:value="3.75" calcext:value-type="float">
            <text:p>3.75</text:p>
          </table:table-cell>
          <table:table-cell office:value-type="float" office:value="7" calcext:value-type="float">
            <text:p>7</text:p>
          </table:table-cell>
          <table:table-cell table:formula="of:=VLOOKUP([.A631];[loc.A$1:.C$1048576];2;1)" office:value-type="float" office:value="41.114499" calcext:value-type="float">
            <text:p>41.114499</text:p>
          </table:table-cell>
          <table:table-cell table:formula="of:=VLOOKUP([.A631];[loc.A$1:.C$1048576];3;1)" office:value-type="float" office:value="-83.177975" calcext:value-type="float">
            <text:p>-83.177975</text:p>
          </table:table-cell>
        </table:table-row>
        <table:table-row table:style-name="ro1">
          <table:table-cell office:value-type="string" calcext:value-type="string">
            <text:p>Toledo (DMA)</text:p>
          </table:table-cell>
          <table:table-cell office:value-type="float" office:value="48" calcext:value-type="float">
            <text:p>48</text:p>
          </table:table-cell>
          <table:table-cell office:value-type="float" office:value="5.5" calcext:value-type="float">
            <text:p>5.5</text:p>
          </table:table-cell>
          <table:table-cell table:formula="of:=VLOOKUP([.A632];[loc.A$1:.C$1048576];2;1)" office:value-type="float" office:value="41.663938" calcext:value-type="float">
            <text:p>41.663938</text:p>
          </table:table-cell>
          <table:table-cell table:formula="of:=VLOOKUP([.A632];[loc.A$1:.C$1048576];3;1)" office:value-type="float" office:value="-83.555212" calcext:value-type="float">
            <text:p>-83.555212</text:p>
          </table:table-cell>
        </table:table-row>
        <table:table-row table:style-name="ro1">
          <table:table-cell office:value-type="string" calcext:value-type="string">
            <text:p>Toledo OH (CBSA)</text:p>
          </table:table-cell>
          <table:table-cell office:value-type="float" office:value="20" calcext:value-type="float">
            <text:p>20</text:p>
          </table:table-cell>
          <table:table-cell office:value-type="float" office:value="3.92307692307692" calcext:value-type="float">
            <text:p>3.9230769231</text:p>
          </table:table-cell>
          <table:table-cell table:formula="of:=VLOOKUP([.A633];[loc.A$1:.C$1048576];2;1)" office:value-type="float" office:value="41.663938" calcext:value-type="float">
            <text:p>41.663938</text:p>
          </table:table-cell>
          <table:table-cell table:formula="of:=VLOOKUP([.A633];[loc.A$1:.C$1048576];3;1)" office:value-type="float" office:value="-83.555212" calcext:value-type="float">
            <text:p>-83.555212</text:p>
          </table:table-cell>
        </table:table-row>
        <table:table-row table:style-name="ro1">
          <table:table-cell office:value-type="string" calcext:value-type="string">
            <text:p>Topeka (DMA)</text:p>
          </table:table-cell>
          <table:table-cell office:value-type="float" office:value="22" calcext:value-type="float">
            <text:p>22</text:p>
          </table:table-cell>
          <table:table-cell office:value-type="float" office:value="5.5" calcext:value-type="float">
            <text:p>5.5</text:p>
          </table:table-cell>
          <table:table-cell table:formula="of:=VLOOKUP([.A634];[loc.A$1:.C$1048576];2;1)" office:value-type="float" office:value="39.055824" calcext:value-type="float">
            <text:p>39.055824</text:p>
          </table:table-cell>
          <table:table-cell table:formula="of:=VLOOKUP([.A634];[loc.A$1:.C$1048576];3;1)" office:value-type="float" office:value="-95.689018" calcext:value-type="float">
            <text:p>-95.689018</text:p>
          </table:table-cell>
        </table:table-row>
        <table:table-row table:style-name="ro1">
          <table:table-cell office:value-type="string" calcext:value-type="string">
            <text:p>Topeka KS (CBSA)</text:p>
          </table:table-cell>
          <table:table-cell office:value-type="float" office:value="10.7" calcext:value-type="float">
            <text:p>10.7</text:p>
          </table:table-cell>
          <table:table-cell office:value-type="float" office:value="5.3" calcext:value-type="float">
            <text:p>5.3</text:p>
          </table:table-cell>
          <table:table-cell table:formula="of:=VLOOKUP([.A635];[loc.A$1:.C$1048576];2;1)" office:value-type="float" office:value="39.055824" calcext:value-type="float">
            <text:p>39.055824</text:p>
          </table:table-cell>
          <table:table-cell table:formula="of:=VLOOKUP([.A635];[loc.A$1:.C$1048576];3;1)" office:value-type="float" office:value="-95.689018" calcext:value-type="float">
            <text:p>-95.689018</text:p>
          </table:table-cell>
        </table:table-row>
        <table:table-row table:style-name="ro1">
          <table:table-cell office:value-type="string" calcext:value-type="string">
            <text:p>Tri-Cities TN-VA (DMA)</text:p>
          </table:table-cell>
          <table:table-cell office:value-type="float" office:value="23.4" calcext:value-type="float">
            <text:p>23.4</text:p>
          </table:table-cell>
          <table:table-cell office:value-type="float" office:value="3.4" calcext:value-type="float">
            <text:p>3.4</text:p>
          </table:table-cell>
          <table:table-cell table:formula="of:=VLOOKUP([.A636];[loc.A$1:.C$1048576];2;1)" office:value-type="float" office:value="36.450067" calcext:value-type="float">
            <text:p>36.450067</text:p>
          </table:table-cell>
          <table:table-cell table:formula="of:=VLOOKUP([.A636];[loc.A$1:.C$1048576];3;1)" office:value-type="float" office:value="-82.531105" calcext:value-type="float">
            <text:p>-82.531105</text:p>
          </table:table-cell>
        </table:table-row>
        <table:table-row table:style-name="ro1">
          <table:table-cell office:value-type="string" calcext:value-type="string">
            <text:p>Troy AL (CBSA)</text:p>
          </table:table-cell>
          <table:table-cell office:value-type="float" office:value="3.14285714285714" calcext:value-type="float">
            <text:p>3.1428571429</text:p>
          </table:table-cell>
          <table:table-cell office:value-type="float" office:value="8.14285714285714" calcext:value-type="float">
            <text:p>8.1428571429</text:p>
          </table:table-cell>
          <table:table-cell table:formula="of:=VLOOKUP([.A637];[loc.A$1:.C$1048576];2;1)" office:value-type="float" office:value="31.808768" calcext:value-type="float">
            <text:p>31.808768</text:p>
          </table:table-cell>
          <table:table-cell table:formula="of:=VLOOKUP([.A637];[loc.A$1:.C$1048576];3;1)" office:value-type="float" office:value="-85.969951" calcext:value-type="float">
            <text:p>-85.969951</text:p>
          </table:table-cell>
        </table:table-row>
        <table:table-row table:style-name="ro1">
          <table:table-cell office:value-type="string" calcext:value-type="string">
            <text:p>Tucson</text:p>
          </table:table-cell>
          <table:table-cell office:value-type="float" office:value="40.5714285714286" calcext:value-type="float">
            <text:p>40.5714285714</text:p>
          </table:table-cell>
          <table:table-cell office:value-type="float" office:value="4.45047619047619" calcext:value-type="float">
            <text:p>4.4504761905</text:p>
          </table:table-cell>
          <table:table-cell table:formula="of:=VLOOKUP([.A638];[loc.A$1:.C$1048576];2;1)" office:value-type="float" office:value="32.221743" calcext:value-type="float">
            <text:p>32.221743</text:p>
          </table:table-cell>
          <table:table-cell table:formula="of:=VLOOKUP([.A638];[loc.A$1:.C$1048576];3;1)" office:value-type="float" office:value="-110.926479" calcext:value-type="float">
            <text:p>-110.926479</text:p>
          </table:table-cell>
        </table:table-row>
        <table:table-row table:style-name="ro1">
          <table:table-cell office:value-type="string" calcext:value-type="string">
            <text:p>Tulsa OK (CBSA)</text:p>
          </table:table-cell>
          <table:table-cell office:value-type="float" office:value="29.4705882352941" calcext:value-type="float">
            <text:p>29.4705882353</text:p>
          </table:table-cell>
          <table:table-cell office:value-type="float" office:value="3.64705882352941" calcext:value-type="float">
            <text:p>3.6470588235</text:p>
          </table:table-cell>
          <table:table-cell table:formula="of:=VLOOKUP([.A639];[loc.A$1:.C$1048576];2;1)" office:value-type="float" office:value="36.153982" calcext:value-type="float">
            <text:p>36.153982</text:p>
          </table:table-cell>
          <table:table-cell table:formula="of:=VLOOKUP([.A639];[loc.A$1:.C$1048576];3;1)" office:value-type="float" office:value="-95.992775" calcext:value-type="float">
            <text:p>-95.992775</text:p>
          </table:table-cell>
        </table:table-row>
        <table:table-row table:style-name="ro1">
          <table:table-cell office:value-type="string" calcext:value-type="string">
            <text:p>Tupelo MS (CBSA)</text:p>
          </table:table-cell>
          <table:table-cell office:value-type="float" office:value="9.28571428571429" calcext:value-type="float">
            <text:p>9.2857142857</text:p>
          </table:table-cell>
          <table:table-cell office:value-type="float" office:value="7.28571428571429" calcext:value-type="float">
            <text:p>7.2857142857</text:p>
          </table:table-cell>
          <table:table-cell table:formula="of:=VLOOKUP([.A640];[loc.A$1:.C$1048576];2;1)" office:value-type="float" office:value="34.257607" calcext:value-type="float">
            <text:p>34.257607</text:p>
          </table:table-cell>
          <table:table-cell table:formula="of:=VLOOKUP([.A640];[loc.A$1:.C$1048576];3;1)" office:value-type="float" office:value="-88.703386" calcext:value-type="float">
            <text:p>-88.703386</text:p>
          </table:table-cell>
        </table:table-row>
        <table:table-row table:style-name="ro1">
          <table:table-cell office:value-type="string" calcext:value-type="string">
            <text:p>Tuscaloosa AL (CBSA)</text:p>
          </table:table-cell>
          <table:table-cell office:value-type="float" office:value="9.35" calcext:value-type="float">
            <text:p>9.35</text:p>
          </table:table-cell>
          <table:table-cell office:value-type="float" office:value="4.1" calcext:value-type="float">
            <text:p>4.1</text:p>
          </table:table-cell>
          <table:table-cell table:formula="of:=VLOOKUP([.A641];[loc.A$1:.C$1048576];2;1)" office:value-type="float" office:value="33.209841" calcext:value-type="float">
            <text:p>33.209841</text:p>
          </table:table-cell>
          <table:table-cell table:formula="of:=VLOOKUP([.A641];[loc.A$1:.C$1048576];3;1)" office:value-type="float" office:value="-87.569173" calcext:value-type="float">
            <text:p>-87.569173</text:p>
          </table:table-cell>
        </table:table-row>
        <table:table-row table:style-name="ro1">
          <table:table-cell office:value-type="string" calcext:value-type="string">
            <text:p>Twin Falls ID (CBSA)</text:p>
          </table:table-cell>
          <table:table-cell office:value-type="float" office:value="6.5" calcext:value-type="float">
            <text:p>6.5</text:p>
          </table:table-cell>
          <table:table-cell office:value-type="float" office:value="6" calcext:value-type="float">
            <text:p>6</text:p>
          </table:table-cell>
          <table:table-cell table:formula="of:=VLOOKUP([.A642];[loc.A$1:.C$1048576];2;1)" office:value-type="float" office:value="42.562967" calcext:value-type="float">
            <text:p>42.562967</text:p>
          </table:table-cell>
          <table:table-cell table:formula="of:=VLOOKUP([.A642];[loc.A$1:.C$1048576];3;1)" office:value-type="float" office:value="-114.460871" calcext:value-type="float">
            <text:p>-114.460871</text:p>
          </table:table-cell>
        </table:table-row>
        <table:table-row table:style-name="ro1">
          <table:table-cell office:value-type="string" calcext:value-type="string">
            <text:p>Urbana OH (CBSA)</text:p>
          </table:table-cell>
          <table:table-cell office:value-type="float" office:value="3.5" calcext:value-type="float">
            <text:p>3.5</text:p>
          </table:table-cell>
          <table:table-cell office:value-type="float" office:value="10" calcext:value-type="float">
            <text:p>10</text:p>
          </table:table-cell>
          <table:table-cell table:formula="of:=VLOOKUP([.A643];[loc.A$1:.C$1048576];2;1)" office:value-type="float" office:value="40.108391" calcext:value-type="float">
            <text:p>40.108391</text:p>
          </table:table-cell>
          <table:table-cell table:formula="of:=VLOOKUP([.A643];[loc.A$1:.C$1048576];3;1)" office:value-type="float" office:value="-83.75243" calcext:value-type="float">
            <text:p>-83.75243</text:p>
          </table:table-cell>
        </table:table-row>
        <table:table-row table:style-name="ro1">
          <table:table-cell office:value-type="string" calcext:value-type="string">
            <text:p>Van Wert OH (CBSA)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VLOOKUP([.A644];[loc.A$1:.C$1048576];2;1)" office:value-type="float" office:value="40.869493" calcext:value-type="float">
            <text:p>40.869493</text:p>
          </table:table-cell>
          <table:table-cell table:formula="of:=VLOOKUP([.A644];[loc.A$1:.C$1048576];3;1)" office:value-type="float" office:value="-84.584122" calcext:value-type="float">
            <text:p>-84.584122</text:p>
          </table:table-cell>
        </table:table-row>
        <table:table-row table:style-name="ro1">
          <table:table-cell office:value-type="string" calcext:value-type="string">
            <text:p>Vermillion SD <text:s/>(CBSA)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formula="of:=VLOOKUP([.A645];[loc.A$1:.C$1048576];2;1)" office:value-type="float" office:value="40.869493" calcext:value-type="float">
            <text:p>40.869493</text:p>
          </table:table-cell>
          <table:table-cell table:formula="of:=VLOOKUP([.A645];[loc.A$1:.C$1048576];3;1)" office:value-type="float" office:value="-84.584122" calcext:value-type="float">
            <text:p>-84.584122</text:p>
          </table:table-cell>
        </table:table-row>
        <table:table-row table:style-name="ro1">
          <table:table-cell office:value-type="string" calcext:value-type="string">
            <text:p>Vernal UT <text:s/>(CBSA)</text:p>
          </table:table-cell>
          <table:table-cell office:value-type="float" office:value="3.5" calcext:value-type="float">
            <text:p>3.5</text:p>
          </table:table-cell>
          <table:table-cell office:value-type="float" office:value="13" calcext:value-type="float">
            <text:p>13</text:p>
          </table:table-cell>
          <table:table-cell table:formula="of:=VLOOKUP([.A646];[loc.A$1:.C$1048576];2;1)" office:value-type="float" office:value="42.779442" calcext:value-type="float">
            <text:p>42.779442</text:p>
          </table:table-cell>
          <table:table-cell table:formula="of:=VLOOKUP([.A646];[loc.A$1:.C$1048576];3;1)" office:value-type="float" office:value="-96.92921" calcext:value-type="float">
            <text:p>-96.92921</text:p>
          </table:table-cell>
        </table:table-row>
        <table:table-row table:style-name="ro1">
          <table:table-cell office:value-type="string" calcext:value-type="string">
            <text:p>Vicksburg MS (CBSA)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VLOOKUP([.A647];[loc.A$1:.C$1048576];2;1)" office:value-type="float" office:value="32.352646" calcext:value-type="float">
            <text:p>32.352646</text:p>
          </table:table-cell>
          <table:table-cell table:formula="of:=VLOOKUP([.A647];[loc.A$1:.C$1048576];3;1)" office:value-type="float" office:value="-90.877882" calcext:value-type="float">
            <text:p>-90.877882</text:p>
          </table:table-cell>
        </table:table-row>
        <table:table-row table:style-name="ro1">
          <table:table-cell office:value-type="string" calcext:value-type="string">
            <text:p>Victoria TX (CBSA)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</text:p>
          </table:table-cell>
          <table:table-cell table:formula="of:=VLOOKUP([.A648];[loc.A$1:.C$1048576];2;1)" office:value-type="float" office:value="28.805267" calcext:value-type="float">
            <text:p>28.805267</text:p>
          </table:table-cell>
          <table:table-cell table:formula="of:=VLOOKUP([.A648];[loc.A$1:.C$1048576];3;1)" office:value-type="float" office:value="-97.003598" calcext:value-type="float">
            <text:p>-97.003598</text:p>
          </table:table-cell>
        </table:table-row>
        <table:table-row table:style-name="ro1">
          <table:table-cell office:value-type="string" calcext:value-type="string">
            <text:p>Vincennes IN (CBSA)</text:p>
          </table:table-cell>
          <table:table-cell office:value-type="float" office:value="2.55555555555556" calcext:value-type="float">
            <text:p>2.5555555556</text:p>
          </table:table-cell>
          <table:table-cell office:value-type="float" office:value="6.55555555555556" calcext:value-type="float">
            <text:p>6.5555555556</text:p>
          </table:table-cell>
          <table:table-cell table:formula="of:=VLOOKUP([.A649];[loc.A$1:.C$1048576];2;1)" office:value-type="float" office:value="38.677269" calcext:value-type="float">
            <text:p>38.677269</text:p>
          </table:table-cell>
          <table:table-cell table:formula="of:=VLOOKUP([.A649];[loc.A$1:.C$1048576];3;1)" office:value-type="float" office:value="-87.528633" calcext:value-type="float">
            <text:p>-87.528633</text:p>
          </table:table-cell>
        </table:table-row>
        <table:table-row table:style-name="ro1">
          <table:table-cell office:value-type="string" calcext:value-type="string">
            <text:p>Virginia Beach-Norfolk-Newport News VA-NC (CBSA)</text:p>
          </table:table-cell>
          <table:table-cell office:value-type="float" office:value="100.5" calcext:value-type="float">
            <text:p>100.5</text:p>
          </table:table-cell>
          <table:table-cell office:value-type="float" office:value="7" calcext:value-type="float">
            <text:p>7</text:p>
          </table:table-cell>
          <table:table-cell table:formula="of:=VLOOKUP([.A650];[loc.A$1:.C$1048576];2;1)" office:value-type="float" office:value="35.759573" calcext:value-type="float">
            <text:p>35.759573</text:p>
          </table:table-cell>
          <table:table-cell table:formula="of:=VLOOKUP([.A650];[loc.A$1:.C$1048576];3;1)" office:value-type="float" office:value="-79.0193" calcext:value-type="float">
            <text:p>-79.0193</text:p>
          </table:table-cell>
        </table:table-row>
        <table:table-row table:style-name="ro1">
          <table:table-cell office:value-type="string" calcext:value-type="string">
            <text:p>Visalia-Porterville CA (CBSA)</text:p>
          </table:table-cell>
          <table:table-cell office:value-type="float" office:value="14.625" calcext:value-type="float">
            <text:p>14.625</text:p>
          </table:table-cell>
          <table:table-cell office:value-type="float" office:value="4.5" calcext:value-type="float">
            <text:p>4.5</text:p>
          </table:table-cell>
          <table:table-cell table:formula="of:=VLOOKUP([.A651];[loc.A$1:.C$1048576];2;1)" office:value-type="float" office:value="36.06523" calcext:value-type="float">
            <text:p>36.06523</text:p>
          </table:table-cell>
          <table:table-cell table:formula="of:=VLOOKUP([.A651];[loc.A$1:.C$1048576];3;1)" office:value-type="float" office:value="-119.016768" calcext:value-type="float">
            <text:p>-119.016768</text:p>
          </table:table-cell>
        </table:table-row>
        <table:table-row table:style-name="ro1">
          <table:table-cell office:value-type="string" calcext:value-type="string">
            <text:p>Wabash IN (CBSA)</text:p>
          </table:table-cell>
          <table:table-cell office:value-type="float" office:value="4.66666666666667" calcext:value-type="float">
            <text:p>4.6666666667</text:p>
          </table:table-cell>
          <table:table-cell office:value-type="float" office:value="14.3333333333333" calcext:value-type="float">
            <text:p>14.3333333333</text:p>
          </table:table-cell>
          <table:table-cell table:formula="of:=VLOOKUP([.A652];[loc.A$1:.C$1048576];2;1)" office:value-type="float" office:value="40.797821" calcext:value-type="float">
            <text:p>40.797821</text:p>
          </table:table-cell>
          <table:table-cell table:formula="of:=VLOOKUP([.A652];[loc.A$1:.C$1048576];3;1)" office:value-type="float" office:value="-85.820541" calcext:value-type="float">
            <text:p>-85.820541</text:p>
          </table:table-cell>
        </table:table-row>
        <table:table-row table:style-name="ro1">
          <table:table-cell office:value-type="string" calcext:value-type="string">
            <text:p>Waco TX (CBSA)</text:p>
          </table:table-cell>
          <table:table-cell office:value-type="float" office:value="6" calcext:value-type="float">
            <text:p>6</text:p>
          </table:table-cell>
          <table:table-cell office:value-type="float" office:value="2.46666666666667" calcext:value-type="float">
            <text:p>2.4666666667</text:p>
          </table:table-cell>
          <table:table-cell table:formula="of:=VLOOKUP([.A653];[loc.A$1:.C$1048576];2;1)" office:value-type="float" office:value="31.549333" calcext:value-type="float">
            <text:p>31.549333</text:p>
          </table:table-cell>
          <table:table-cell table:formula="of:=VLOOKUP([.A653];[loc.A$1:.C$1048576];3;1)" office:value-type="float" office:value="-97.14667" calcext:value-type="float">
            <text:p>-97.14667</text:p>
          </table:table-cell>
        </table:table-row>
        <table:table-row table:style-name="ro1">
          <table:table-cell office:value-type="string" calcext:value-type="string">
            <text:p>Waco-Temple-Bryan (DMA)</text:p>
          </table:table-cell>
          <table:table-cell office:value-type="float" office:value="17.5384615384615" calcext:value-type="float">
            <text:p>17.5384615385</text:p>
          </table:table-cell>
          <table:table-cell office:value-type="float" office:value="2.15384615384615" calcext:value-type="float">
            <text:p>2.1538461538</text:p>
          </table:table-cell>
          <table:table-cell table:formula="of:=VLOOKUP([.A654];[loc.A$1:.C$1048576];2;1)" office:value-type="float" office:value="31.549333" calcext:value-type="float">
            <text:p>31.549333</text:p>
          </table:table-cell>
          <table:table-cell table:formula="of:=VLOOKUP([.A654];[loc.A$1:.C$1048576];3;1)" office:value-type="float" office:value="-97.14667" calcext:value-type="float">
            <text:p>-97.14667</text:p>
          </table:table-cell>
        </table:table-row>
        <table:table-row table:style-name="ro1">
          <table:table-cell office:value-type="string" calcext:value-type="string">
            <text:p>Walla Walla WA <text:s/>(CBSA)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VLOOKUP([.A655];[loc.A$1:.C$1048576];2;1)" office:value-type="float" office:value="31.549333" calcext:value-type="float">
            <text:p>31.549333</text:p>
          </table:table-cell>
          <table:table-cell table:formula="of:=VLOOKUP([.A655];[loc.A$1:.C$1048576];3;1)" office:value-type="float" office:value="-97.14667" calcext:value-type="float">
            <text:p>-97.14667</text:p>
          </table:table-cell>
        </table:table-row>
        <table:table-row table:style-name="ro1">
          <table:table-cell office:value-type="string" calcext:value-type="string">
            <text:p>Wapakoneta OH (CBSA)</text:p>
          </table:table-cell>
          <table:table-cell office:value-type="float" office:value="3.33333333333333" calcext:value-type="float">
            <text:p>3.3333333333</text:p>
          </table:table-cell>
          <table:table-cell office:value-type="float" office:value="7.16666666666667" calcext:value-type="float">
            <text:p>7.1666666667</text:p>
          </table:table-cell>
          <table:table-cell table:formula="of:=VLOOKUP([.A656];[loc.A$1:.C$1048576];2;1)" office:value-type="float" office:value="40.567827" calcext:value-type="float">
            <text:p>40.567827</text:p>
          </table:table-cell>
          <table:table-cell table:formula="of:=VLOOKUP([.A656];[loc.A$1:.C$1048576];3;1)" office:value-type="float" office:value="-84.193559" calcext:value-type="float">
            <text:p>-84.193559</text:p>
          </table:table-cell>
        </table:table-row>
        <table:table-row table:style-name="ro1">
          <table:table-cell office:value-type="string" calcext:value-type="string">
            <text:p>Warner Robins GA (CBSA)</text:p>
          </table:table-cell>
          <table:table-cell office:value-type="float" office:value="9.88888888888889" calcext:value-type="float">
            <text:p>9.8888888889</text:p>
          </table:table-cell>
          <table:table-cell office:value-type="float" office:value="5.77777777777778" calcext:value-type="float">
            <text:p>5.7777777778</text:p>
          </table:table-cell>
          <table:table-cell table:formula="of:=VLOOKUP([.A657];[loc.A$1:.C$1048576];2;1)" office:value-type="float" office:value="32.613001" calcext:value-type="float">
            <text:p>32.613001</text:p>
          </table:table-cell>
          <table:table-cell table:formula="of:=VLOOKUP([.A657];[loc.A$1:.C$1048576];3;1)" office:value-type="float" office:value="-83.624201" calcext:value-type="float">
            <text:p>-83.624201</text:p>
          </table:table-cell>
        </table:table-row>
        <table:table-row table:style-name="ro1">
          <table:table-cell office:value-type="string" calcext:value-type="string">
            <text:p>Warren PA (CBSA)</text:p>
          </table:table-cell>
          <table:table-cell office:value-type="float" office:value="6" calcext:value-type="float">
            <text:p>6</text:p>
          </table:table-cell>
          <table:table-cell office:value-type="float" office:value="17.3333333333333" calcext:value-type="float">
            <text:p>17.3333333333</text:p>
          </table:table-cell>
          <table:table-cell table:formula="of:=VLOOKUP([.A658];[loc.A$1:.C$1048576];2;1)" office:value-type="float" office:value="41.843949" calcext:value-type="float">
            <text:p>41.843949</text:p>
          </table:table-cell>
          <table:table-cell table:formula="of:=VLOOKUP([.A658];[loc.A$1:.C$1048576];3;1)" office:value-type="float" office:value="-79.145044" calcext:value-type="float">
            <text:p>-79.145044</text:p>
          </table:table-cell>
        </table:table-row>
        <table:table-row table:style-name="ro1">
          <table:table-cell office:value-type="string" calcext:value-type="string">
            <text:p>Warrensburg MO (CBSA)</text:p>
          </table:table-cell>
          <table:table-cell office:value-type="float" office:value="4.125" calcext:value-type="float">
            <text:p>4.125</text:p>
          </table:table-cell>
          <table:table-cell office:value-type="float" office:value="7.375" calcext:value-type="float">
            <text:p>7.375</text:p>
          </table:table-cell>
          <table:table-cell table:formula="of:=VLOOKUP([.A659];[loc.A$1:.C$1048576];2;1)" office:value-type="float" office:value="38.762789" calcext:value-type="float">
            <text:p>38.762789</text:p>
          </table:table-cell>
          <table:table-cell table:formula="of:=VLOOKUP([.A659];[loc.A$1:.C$1048576];3;1)" office:value-type="float" office:value="-93.73605" calcext:value-type="float">
            <text:p>-93.73605</text:p>
          </table:table-cell>
        </table:table-row>
        <table:table-row table:style-name="ro1">
          <table:table-cell office:value-type="string" calcext:value-type="string">
            <text:p>Warsaw IN (CBSA)</text:p>
          </table:table-cell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.5</text:p>
          </table:table-cell>
          <table:table-cell table:formula="of:=VLOOKUP([.A660];[loc.A$1:.C$1048576];2;1)" office:value-type="float" office:value="41.2381" calcext:value-type="float">
            <text:p>41.2381</text:p>
          </table:table-cell>
          <table:table-cell table:formula="of:=VLOOKUP([.A660];[loc.A$1:.C$1048576];3;1)" office:value-type="float" office:value="-85.853047" calcext:value-type="float">
            <text:p>-85.853047</text:p>
          </table:table-cell>
        </table:table-row>
        <table:table-row table:style-name="ro1">
          <table:table-cell office:value-type="string" calcext:value-type="string">
            <text:p>Washington Court House OH Micro (CBSA)</text:p>
          </table:table-cell>
          <table:table-cell office:value-type="float" office:value="2.72727272727273" calcext:value-type="float">
            <text:p>2.7272727273</text:p>
          </table:table-cell>
          <table:table-cell office:value-type="float" office:value="10.0909090909091" calcext:value-type="float">
            <text:p>10.0909090909</text:p>
          </table:table-cell>
          <table:table-cell table:formula="of:=VLOOKUP([.A661];[loc.A$1:.C$1048576];2;1)" office:value-type="float" office:value="39.536451" calcext:value-type="float">
            <text:p>39.536451</text:p>
          </table:table-cell>
          <table:table-cell table:formula="of:=VLOOKUP([.A661];[loc.A$1:.C$1048576];3;1)" office:value-type="float" office:value="-83.439084" calcext:value-type="float">
            <text:p>-83.439084</text:p>
          </table:table-cell>
        </table:table-row>
        <table:table-row table:style-name="ro1">
          <table:table-cell office:value-type="string" calcext:value-type="string">
            <text:p>Washington D.C.</text:p>
          </table:table-cell>
          <table:table-cell office:value-type="float" office:value="556.565217391304" calcext:value-type="float">
            <text:p>556.5652173913</text:p>
          </table:table-cell>
          <table:table-cell office:value-type="float" office:value="11.0141666666667" calcext:value-type="float">
            <text:p>11.0141666667</text:p>
          </table:table-cell>
          <table:table-cell table:formula="of:=VLOOKUP([.A662];[loc.A$1:.C$1048576];2;1)" office:value-type="float" office:value="38.907192" calcext:value-type="float">
            <text:p>38.907192</text:p>
          </table:table-cell>
          <table:table-cell table:formula="of:=VLOOKUP([.A662];[loc.A$1:.C$1048576];3;1)" office:value-type="float" office:value="-77.036871" calcext:value-type="float">
            <text:p>-77.036871</text:p>
          </table:table-cell>
        </table:table-row>
        <table:table-row table:style-name="ro1">
          <table:table-cell office:value-type="string" calcext:value-type="string">
            <text:p>Washington IN (CBSA)</text:p>
          </table:table-cell>
          <table:table-cell office:value-type="float" office:value="2.83333333333333" calcext:value-type="float">
            <text:p>2.8333333333</text:p>
          </table:table-cell>
          <table:table-cell office:value-type="float" office:value="8.33333333333333" calcext:value-type="float">
            <text:p>8.3333333333</text:p>
          </table:table-cell>
          <table:table-cell table:formula="of:=VLOOKUP([.A663];[loc.A$1:.C$1048576];2;1)" office:value-type="float" office:value="38.659215" calcext:value-type="float">
            <text:p>38.659215</text:p>
          </table:table-cell>
          <table:table-cell table:formula="of:=VLOOKUP([.A663];[loc.A$1:.C$1048576];3;1)" office:value-type="float" office:value="-87.172789" calcext:value-type="float">
            <text:p>-87.172789</text:p>
          </table:table-cell>
        </table:table-row>
        <table:table-row table:style-name="ro1">
          <table:table-cell office:value-type="string" calcext:value-type="string">
            <text:p>Washington NC (CBSA)</text:p>
          </table:table-cell>
          <table:table-cell office:value-type="float" office:value="3.625" calcext:value-type="float">
            <text:p>3.625</text:p>
          </table:table-cell>
          <table:table-cell office:value-type="float" office:value="8.625" calcext:value-type="float">
            <text:p>8.625</text:p>
          </table:table-cell>
          <table:table-cell table:formula="of:=VLOOKUP([.A664];[loc.A$1:.C$1048576];2;1)" office:value-type="float" office:value="35.546552" calcext:value-type="float">
            <text:p>35.546552</text:p>
          </table:table-cell>
          <table:table-cell table:formula="of:=VLOOKUP([.A664];[loc.A$1:.C$1048576];3;1)" office:value-type="float" office:value="-77.052174" calcext:value-type="float">
            <text:p>-77.052174</text:p>
          </table:table-cell>
        </table:table-row>
        <table:table-row table:style-name="ro1">
          <table:table-cell office:value-type="string" calcext:value-type="string">
            <text:p>Waterloo-Cedar Falls IA <text:s/>(CBSA)</text:p>
          </table:table-cell>
          <table:table-cell office:value-type="float" office:value="10.0833333333333" calcext:value-type="float">
            <text:p>10.0833333333</text:p>
          </table:table-cell>
          <table:table-cell office:value-type="float" office:value="6.41666666666667" calcext:value-type="float">
            <text:p>6.4166666667</text:p>
          </table:table-cell>
          <table:table-cell table:formula="of:=VLOOKUP([.A665];[loc.A$1:.C$1048576];2;1)" office:value-type="float" office:value="48.198712" calcext:value-type="float">
            <text:p>48.198712</text:p>
          </table:table-cell>
          <table:table-cell table:formula="of:=VLOOKUP([.A665];[loc.A$1:.C$1048576];3;1)" office:value-type="float" office:value="-122.125142" calcext:value-type="float">
            <text:p>-122.125142</text:p>
          </table:table-cell>
        </table:table-row>
        <table:table-row table:style-name="ro1">
          <table:table-cell office:value-type="string" calcext:value-type="string">
            <text:p>Watertown (DMA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VLOOKUP([.A666];[loc.A$1:.C$1048576];2;1)" office:value-type="float" office:value="42.37093" calcext:value-type="float">
            <text:p>42.37093</text:p>
          </table:table-cell>
          <table:table-cell table:formula="of:=VLOOKUP([.A666];[loc.A$1:.C$1048576];3;1)" office:value-type="float" office:value="-71.182832" calcext:value-type="float">
            <text:p>-71.182832</text:p>
          </table:table-cell>
        </table:table-row>
        <table:table-row table:style-name="ro1">
          <table:table-cell office:value-type="string" calcext:value-type="string">
            <text:p>Watertown SD (CBSA)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VLOOKUP([.A667];[loc.A$1:.C$1048576];2;1)" office:value-type="float" office:value="44.899409" calcext:value-type="float">
            <text:p>44.899409</text:p>
          </table:table-cell>
          <table:table-cell table:formula="of:=VLOOKUP([.A667];[loc.A$1:.C$1048576];3;1)" office:value-type="float" office:value="-97.115073" calcext:value-type="float">
            <text:p>-97.115073</text:p>
          </table:table-cell>
        </table:table-row>
        <table:table-row table:style-name="ro1">
          <table:table-cell office:value-type="string" calcext:value-type="string">
            <text:p>Watertown-Fort Atkinson WI (CBSA)</text:p>
          </table:table-cell>
          <table:table-cell office:value-type="float" office:value="6" calcext:value-type="float">
            <text:p>6</text:p>
          </table:table-cell>
          <table:table-cell office:value-type="float" office:value="6.83333333333333" calcext:value-type="float">
            <text:p>6.8333333333</text:p>
          </table:table-cell>
          <table:table-cell table:formula="of:=VLOOKUP([.A668];[loc.A$1:.C$1048576];2;1)" office:value-type="float" office:value="42.928894" calcext:value-type="float">
            <text:p>42.928894</text:p>
          </table:table-cell>
          <table:table-cell table:formula="of:=VLOOKUP([.A668];[loc.A$1:.C$1048576];3;1)" office:value-type="float" office:value="-88.837051" calcext:value-type="float">
            <text:p>-88.837051</text:p>
          </table:table-cell>
        </table:table-row>
        <table:table-row table:style-name="ro1">
          <table:table-cell office:value-type="string" calcext:value-type="string">
            <text:p>Watertown-Fort Drum NY (CBSA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VLOOKUP([.A669];[loc.A$1:.C$1048576];2;1)" office:value-type="float" office:value="44.055837" calcext:value-type="float">
            <text:p>44.055837</text:p>
          </table:table-cell>
          <table:table-cell table:formula="of:=VLOOKUP([.A669];[loc.A$1:.C$1048576];3;1)" office:value-type="float" office:value="-75.759545" calcext:value-type="float">
            <text:p>-75.759545</text:p>
          </table:table-cell>
        </table:table-row>
        <table:table-row table:style-name="ro1">
          <table:table-cell office:value-type="string" calcext:value-type="string">
            <text:p>Wauchula FL (CBSA)</text:p>
          </table:table-cell>
          <table:table-cell office:value-type="float" office:value="3" calcext:value-type="float">
            <text:p>3</text:p>
          </table:table-cell>
          <table:table-cell office:value-type="float" office:value="9.8" calcext:value-type="float">
            <text:p>9.8</text:p>
          </table:table-cell>
          <table:table-cell table:formula="of:=VLOOKUP([.A670];[loc.A$1:.C$1048576];2;1)" office:value-type="float" office:value="27.547259" calcext:value-type="float">
            <text:p>27.547259</text:p>
          </table:table-cell>
          <table:table-cell table:formula="of:=VLOOKUP([.A670];[loc.A$1:.C$1048576];3;1)" office:value-type="float" office:value="-81.811471" calcext:value-type="float">
            <text:p>-81.811471</text:p>
          </table:table-cell>
        </table:table-row>
        <table:table-row table:style-name="ro1">
          <table:table-cell office:value-type="string" calcext:value-type="string">
            <text:p>Wausau WI (CBSA)</text:p>
          </table:table-cell>
          <table:table-cell office:value-type="float" office:value="5.38461538461539" calcext:value-type="float">
            <text:p>5.3846153846</text:p>
          </table:table-cell>
          <table:table-cell office:value-type="float" office:value="4.92307692307692" calcext:value-type="float">
            <text:p>4.9230769231</text:p>
          </table:table-cell>
          <table:table-cell table:formula="of:=VLOOKUP([.A671];[loc.A$1:.C$1048576];2;1)" office:value-type="float" office:value="44.959135" calcext:value-type="float">
            <text:p>44.959135</text:p>
          </table:table-cell>
          <table:table-cell table:formula="of:=VLOOKUP([.A671];[loc.A$1:.C$1048576];3;1)" office:value-type="float" office:value="-89.630122" calcext:value-type="float">
            <text:p>-89.630122</text:p>
          </table:table-cell>
        </table:table-row>
        <table:table-row table:style-name="ro1">
          <table:table-cell office:value-type="string" calcext:value-type="string">
            <text:p>Wausau-Rhinelander (DMA)</text:p>
          </table:table-cell>
          <table:table-cell office:value-type="float" office:value="23.5625" calcext:value-type="float">
            <text:p>23.5625</text:p>
          </table:table-cell>
          <table:table-cell office:value-type="float" office:value="6.4375" calcext:value-type="float">
            <text:p>6.4375</text:p>
          </table:table-cell>
          <table:table-cell table:formula="of:=VLOOKUP([.A672];[loc.A$1:.C$1048576];2;1)" office:value-type="float" office:value="45.610836" calcext:value-type="float">
            <text:p>45.610836</text:p>
          </table:table-cell>
          <table:table-cell table:formula="of:=VLOOKUP([.A672];[loc.A$1:.C$1048576];3;1)" office:value-type="float" office:value="-89.526737" calcext:value-type="float">
            <text:p>-89.526737</text:p>
          </table:table-cell>
        </table:table-row>
        <table:table-row table:style-name="ro1">
          <table:table-cell office:value-type="string" calcext:value-type="string">
            <text:p>Weirton-Steubenville WV-OH (CBSA)</text:p>
          </table:table-cell>
          <table:table-cell office:value-type="float" office:value="6.8" calcext:value-type="float">
            <text:p>6.8</text:p>
          </table:table-cell>
          <table:table-cell office:value-type="float" office:value="6.2" calcext:value-type="float">
            <text:p>6.2</text:p>
          </table:table-cell>
          <table:table-cell table:formula="of:=VLOOKUP([.A673];[loc.A$1:.C$1048576];2;1)" office:value-type="float" office:value="40.417287" calcext:value-type="float">
            <text:p>40.417287</text:p>
          </table:table-cell>
          <table:table-cell table:formula="of:=VLOOKUP([.A673];[loc.A$1:.C$1048576];3;1)" office:value-type="float" office:value="-82.907123" calcext:value-type="float">
            <text:p>-82.907123</text:p>
          </table:table-cell>
        </table:table-row>
        <table:table-row table:style-name="ro1">
          <table:table-cell office:value-type="string" calcext:value-type="string">
            <text:p>Wenatchee WA (CBSA)</text:p>
          </table:table-cell>
          <table:table-cell office:value-type="float" office:value="3" calcext:value-type="float">
            <text:p>3</text:p>
          </table:table-cell>
          <table:table-cell office:value-type="float" office:value="3.375" calcext:value-type="float">
            <text:p>3.375</text:p>
          </table:table-cell>
          <table:table-cell table:formula="of:=VLOOKUP([.A674];[loc.A$1:.C$1048576];2;1)" office:value-type="float" office:value="47.42346" calcext:value-type="float">
            <text:p>47.42346</text:p>
          </table:table-cell>
          <table:table-cell table:formula="of:=VLOOKUP([.A674];[loc.A$1:.C$1048576];3;1)" office:value-type="float" office:value="-120.310349" calcext:value-type="float">
            <text:p>-120.310349</text:p>
          </table:table-cell>
        </table:table-row>
        <table:table-row table:style-name="ro1">
          <table:table-cell office:value-type="string" calcext:value-type="string">
            <text:p>West Palm Beach</text:p>
          </table:table-cell>
          <table:table-cell office:value-type="float" office:value="140.375" calcext:value-type="float">
            <text:p>140.375</text:p>
          </table:table-cell>
          <table:table-cell office:value-type="float" office:value="8.7425" calcext:value-type="float">
            <text:p>8.7425</text:p>
          </table:table-cell>
          <table:table-cell table:formula="of:=VLOOKUP([.A675];[loc.A$1:.C$1048576];2;1)" office:value-type="float" office:value="26.715342" calcext:value-type="float">
            <text:p>26.715342</text:p>
          </table:table-cell>
          <table:table-cell table:formula="of:=VLOOKUP([.A675];[loc.A$1:.C$1048576];3;1)" office:value-type="float" office:value="-80.053375" calcext:value-type="float">
            <text:p>-80.053375</text:p>
          </table:table-cell>
        </table:table-row>
        <table:table-row table:style-name="ro1">
          <table:table-cell office:value-type="string" calcext:value-type="string">
            <text:p>West Palm Beach-Fort Pierce (DMA)</text:p>
          </table:table-cell>
          <table:table-cell office:value-type="float" office:value="82" calcext:value-type="float">
            <text:p>82</text:p>
          </table:table-cell>
          <table:table-cell office:value-type="float" office:value="5.33333333333333" calcext:value-type="float">
            <text:p>5.3333333333</text:p>
          </table:table-cell>
          <table:table-cell table:formula="of:=VLOOKUP([.A676];[loc.A$1:.C$1048576];2;1)" office:value-type="float" office:value="27.529312" calcext:value-type="float">
            <text:p>27.529312</text:p>
          </table:table-cell>
          <table:table-cell table:formula="of:=VLOOKUP([.A676];[loc.A$1:.C$1048576];3;1)" office:value-type="float" office:value="-80.359057" calcext:value-type="float">
            <text:p>-80.359057</text:p>
          </table:table-cell>
        </table:table-row>
        <table:table-row table:style-name="ro1">
          <table:table-cell office:value-type="string" calcext:value-type="string">
            <text:p>West Plains MO (CBSA)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table:formula="of:=VLOOKUP([.A677];[loc.A$1:.C$1048576];2;1)" office:value-type="float" office:value="36.728115" calcext:value-type="float">
            <text:p>36.728115</text:p>
          </table:table-cell>
          <table:table-cell table:formula="of:=VLOOKUP([.A677];[loc.A$1:.C$1048576];3;1)" office:value-type="float" office:value="-91.852371" calcext:value-type="float">
            <text:p>-91.852371</text:p>
          </table:table-cell>
        </table:table-row>
        <table:table-row table:style-name="ro1">
          <table:table-cell office:value-type="string" calcext:value-type="string">
            <text:p>Wheeling WV-OH (CBSA)</text:p>
          </table:table-cell>
          <table:table-cell office:value-type="float" office:value="6.5" calcext:value-type="float">
            <text:p>6.5</text:p>
          </table:table-cell>
          <table:table-cell office:value-type="float" office:value="4.5" calcext:value-type="float">
            <text:p>4.5</text:p>
          </table:table-cell>
          <table:table-cell table:formula="of:=VLOOKUP([.A678];[loc.A$1:.C$1048576];2;1)" office:value-type="float" office:value="40.063962" calcext:value-type="float">
            <text:p>40.063962</text:p>
          </table:table-cell>
          <table:table-cell table:formula="of:=VLOOKUP([.A678];[loc.A$1:.C$1048576];3;1)" office:value-type="float" office:value="-80.720915" calcext:value-type="float">
            <text:p>-80.720915</text:p>
          </table:table-cell>
        </table:table-row>
        <table:table-row table:style-name="ro1">
          <table:table-cell office:value-type="string" calcext:value-type="string">
            <text:p>Wheeling-Steubenville (DMA)</text:p>
          </table:table-cell>
          <table:table-cell office:value-type="float" office:value="11.75" calcext:value-type="float">
            <text:p>11.75</text:p>
          </table:table-cell>
          <table:table-cell office:value-type="float" office:value="3.9" calcext:value-type="float">
            <text:p>3.9</text:p>
          </table:table-cell>
          <table:table-cell table:formula="of:=VLOOKUP([.A679];[loc.A$1:.C$1048576];2;1)" office:value-type="float" office:value="40.317407" calcext:value-type="float">
            <text:p>40.317407</text:p>
          </table:table-cell>
          <table:table-cell table:formula="of:=VLOOKUP([.A679];[loc.A$1:.C$1048576];3;1)" office:value-type="float" office:value="-80.603549" calcext:value-type="float">
            <text:p>-80.603549</text:p>
          </table:table-cell>
        </table:table-row>
        <table:table-row table:style-name="ro1">
          <table:table-cell office:value-type="string" calcext:value-type="string">
            <text:p>Whitewater WI (CBSA)</text:p>
          </table:table-cell>
          <table:table-cell table:number-columns-repeated="2" office:value-type="float" office:value="8.4" calcext:value-type="float">
            <text:p>8.4</text:p>
          </table:table-cell>
          <table:table-cell table:formula="of:=VLOOKUP([.A680];[loc.A$1:.C$1048576];2;1)" office:value-type="float" office:value="42.83362" calcext:value-type="float">
            <text:p>42.83362</text:p>
          </table:table-cell>
          <table:table-cell table:formula="of:=VLOOKUP([.A680];[loc.A$1:.C$1048576];3;1)" office:value-type="float" office:value="-88.732327" calcext:value-type="float">
            <text:p>-88.732327</text:p>
          </table:table-cell>
        </table:table-row>
        <table:table-row table:style-name="ro1">
          <table:table-cell office:value-type="string" calcext:value-type="string">
            <text:p>Wichita</text:p>
          </table:table-cell>
          <table:table-cell office:value-type="float" office:value="33.5" calcext:value-type="float">
            <text:p>33.5</text:p>
          </table:table-cell>
          <table:table-cell office:value-type="float" office:value="3.68875" calcext:value-type="float">
            <text:p>3.68875</text:p>
          </table:table-cell>
          <table:table-cell table:formula="of:=VLOOKUP([.A681];[loc.A$1:.C$1048576];2;1)" office:value-type="float" office:value="37.688889" calcext:value-type="float">
            <text:p>37.688889</text:p>
          </table:table-cell>
          <table:table-cell table:formula="of:=VLOOKUP([.A681];[loc.A$1:.C$1048576];3;1)" office:value-type="float" office:value="-97.336111" calcext:value-type="float">
            <text:p>-97.336111</text:p>
          </table:table-cell>
        </table:table-row>
        <table:table-row table:style-name="ro1">
          <table:table-cell office:value-type="string" calcext:value-type="string">
            <text:p>Wichita KS (CBSA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formula="of:=VLOOKUP([.A682];[loc.A$1:.C$1048576];2;1)" office:value-type="float" office:value="37.688889" calcext:value-type="float">
            <text:p>37.688889</text:p>
          </table:table-cell>
          <table:table-cell table:formula="of:=VLOOKUP([.A682];[loc.A$1:.C$1048576];3;1)" office:value-type="float" office:value="-97.336111" calcext:value-type="float">
            <text:p>-97.336111</text:p>
          </table:table-cell>
        </table:table-row>
        <table:table-row table:style-name="ro1">
          <table:table-cell office:value-type="string" calcext:value-type="string">
            <text:p>Wilkes Barre-Scranton (DMA)</text:p>
          </table:table-cell>
          <table:table-cell office:value-type="float" office:value="62.8333333333333" calcext:value-type="float">
            <text:p>62.8333333333</text:p>
          </table:table-cell>
          <table:table-cell office:value-type="float" office:value="4.83333333333333" calcext:value-type="float">
            <text:p>4.8333333333</text:p>
          </table:table-cell>
          <table:table-cell table:formula="of:=VLOOKUP([.A683];[loc.A$1:.C$1048576];2;1)" office:value-type="float" office:value="41.336246" calcext:value-type="float">
            <text:p>41.336246</text:p>
          </table:table-cell>
          <table:table-cell table:formula="of:=VLOOKUP([.A683];[loc.A$1:.C$1048576];3;1)" office:value-type="float" office:value="-75.731149" calcext:value-type="float">
            <text:p>-75.731149</text:p>
          </table:table-cell>
        </table:table-row>
        <table:table-row table:style-name="ro1">
          <table:table-cell office:value-type="string" calcext:value-type="string">
            <text:p>Williamsport PA (CBSA)</text:p>
          </table:table-cell>
          <table:table-cell office:value-type="float" office:value="8.83333333333333" calcext:value-type="float">
            <text:p>8.8333333333</text:p>
          </table:table-cell>
          <table:table-cell office:value-type="float" office:value="8" calcext:value-type="float">
            <text:p>8</text:p>
          </table:table-cell>
          <table:table-cell table:formula="of:=VLOOKUP([.A684];[loc.A$1:.C$1048576];2;1)" office:value-type="float" office:value="41.24119" calcext:value-type="float">
            <text:p>41.24119</text:p>
          </table:table-cell>
          <table:table-cell table:formula="of:=VLOOKUP([.A684];[loc.A$1:.C$1048576];3;1)" office:value-type="float" office:value="-77.001079" calcext:value-type="float">
            <text:p>-77.001079</text:p>
          </table:table-cell>
        </table:table-row>
        <table:table-row table:style-name="ro1">
          <table:table-cell office:value-type="string" calcext:value-type="string">
            <text:p>Willmar MN (CBSA)</text:p>
          </table:table-cell>
          <table:table-cell office:value-type="float" office:value="4.4" calcext:value-type="float">
            <text:p>4.4</text:p>
          </table:table-cell>
          <table:table-cell office:value-type="float" office:value="11" calcext:value-type="float">
            <text:p>11</text:p>
          </table:table-cell>
          <table:table-cell table:formula="of:=VLOOKUP([.A685];[loc.A$1:.C$1048576];2;1)" office:value-type="float" office:value="45.122371" calcext:value-type="float">
            <text:p>45.122371</text:p>
          </table:table-cell>
          <table:table-cell table:formula="of:=VLOOKUP([.A685];[loc.A$1:.C$1048576];3;1)" office:value-type="float" office:value="-95.048659" calcext:value-type="float">
            <text:p>-95.048659</text:p>
          </table:table-cell>
        </table:table-row>
        <table:table-row table:style-name="ro1">
          <table:table-cell office:value-type="string" calcext:value-type="string">
            <text:p>Wilmington (DMA)</text:p>
          </table:table-cell>
          <table:table-cell office:value-type="float" office:value="22.8" calcext:value-type="float">
            <text:p>22.8</text:p>
          </table:table-cell>
          <table:table-cell office:value-type="float" office:value="5.4" calcext:value-type="float">
            <text:p>5.4</text:p>
          </table:table-cell>
          <table:table-cell table:formula="of:=VLOOKUP([.A686];[loc.A$1:.C$1048576];2;1)" office:value-type="float" office:value="39.739072" calcext:value-type="float">
            <text:p>39.739072</text:p>
          </table:table-cell>
          <table:table-cell table:formula="of:=VLOOKUP([.A686];[loc.A$1:.C$1048576];3;1)" office:value-type="float" office:value="-75.539788" calcext:value-type="float">
            <text:p>-75.539788</text:p>
          </table:table-cell>
        </table:table-row>
        <table:table-row table:style-name="ro1">
          <table:table-cell office:value-type="string" calcext:value-type="string">
            <text:p>Wilmington NC (CBSA)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VLOOKUP([.A687];[loc.A$1:.C$1048576];2;1)" office:value-type="float" office:value="34.225726" calcext:value-type="float">
            <text:p>34.225726</text:p>
          </table:table-cell>
          <table:table-cell table:formula="of:=VLOOKUP([.A687];[loc.A$1:.C$1048576];3;1)" office:value-type="float" office:value="-77.94471" calcext:value-type="float">
            <text:p>-77.94471</text:p>
          </table:table-cell>
        </table:table-row>
        <table:table-row table:style-name="ro1">
          <table:table-cell office:value-type="string" calcext:value-type="string">
            <text:p>Wilson NC (CBSA)</text:p>
          </table:table-cell>
          <table:table-cell office:value-type="float" office:value="5.375" calcext:value-type="float">
            <text:p>5.375</text:p>
          </table:table-cell>
          <table:table-cell office:value-type="float" office:value="7.625" calcext:value-type="float">
            <text:p>7.625</text:p>
          </table:table-cell>
          <table:table-cell table:formula="of:=VLOOKUP([.A688];[loc.A$1:.C$1048576];2;1)" office:value-type="float" office:value="35.721269" calcext:value-type="float">
            <text:p>35.721269</text:p>
          </table:table-cell>
          <table:table-cell table:formula="of:=VLOOKUP([.A688];[loc.A$1:.C$1048576];3;1)" office:value-type="float" office:value="-77.91554" calcext:value-type="float">
            <text:p>-77.91554</text:p>
          </table:table-cell>
        </table:table-row>
        <table:table-row table:style-name="ro1">
          <table:table-cell office:value-type="string" calcext:value-type="string">
            <text:p>Winchester VA-WV (CBSA)</text:p>
          </table:table-cell>
          <table:table-cell office:value-type="float" office:value="12.5" calcext:value-type="float">
            <text:p>12.5</text:p>
          </table:table-cell>
          <table:table-cell office:value-type="float" office:value="9" calcext:value-type="float">
            <text:p>9</text:p>
          </table:table-cell>
          <table:table-cell table:formula="of:=VLOOKUP([.A689];[loc.A$1:.C$1048576];2;1)" office:value-type="float" office:value="39.18566" calcext:value-type="float">
            <text:p>39.18566</text:p>
          </table:table-cell>
          <table:table-cell table:formula="of:=VLOOKUP([.A689];[loc.A$1:.C$1048576];3;1)" office:value-type="float" office:value="-78.163334" calcext:value-type="float">
            <text:p>-78.163334</text:p>
          </table:table-cell>
        </table:table-row>
        <table:table-row table:style-name="ro1">
          <table:table-cell office:value-type="string" calcext:value-type="string">
            <text:p>Wisconsin Rapids-Marshfield WI Micro (CBSA)</text:p>
          </table:table-cell>
          <table:table-cell office:value-type="float" office:value="5.125" calcext:value-type="float">
            <text:p>5.125</text:p>
          </table:table-cell>
          <table:table-cell office:value-type="float" office:value="8.125" calcext:value-type="float">
            <text:p>8.125</text:p>
          </table:table-cell>
          <table:table-cell table:formula="of:=VLOOKUP([.A690];[loc.A$1:.C$1048576];2;1)" office:value-type="float" office:value="44.383576" calcext:value-type="float">
            <text:p>44.383576</text:p>
          </table:table-cell>
          <table:table-cell table:formula="of:=VLOOKUP([.A690];[loc.A$1:.C$1048576];3;1)" office:value-type="float" office:value="-89.817346" calcext:value-type="float">
            <text:p>-89.817346</text:p>
          </table:table-cell>
        </table:table-row>
        <table:table-row table:style-name="ro1">
          <table:table-cell office:value-type="string" calcext:value-type="string">
            <text:p>Worthington MN (CBSA)</text:p>
          </table:table-cell>
          <table:table-cell office:value-type="float" office:value="4.5" calcext:value-type="float">
            <text:p>4.5</text:p>
          </table:table-cell>
          <table:table-cell office:value-type="float" office:value="18.75" calcext:value-type="float">
            <text:p>18.75</text:p>
          </table:table-cell>
          <table:table-cell table:formula="of:=VLOOKUP([.A691];[loc.A$1:.C$1048576];2;1)" office:value-type="float" office:value="43.621099" calcext:value-type="float">
            <text:p>43.621099</text:p>
          </table:table-cell>
          <table:table-cell table:formula="of:=VLOOKUP([.A691];[loc.A$1:.C$1048576];3;1)" office:value-type="float" office:value="-95.594144" calcext:value-type="float">
            <text:p>-95.594144</text:p>
          </table:table-cell>
        </table:table-row>
        <table:table-row table:style-name="ro1">
          <table:table-cell office:value-type="string" calcext:value-type="string">
            <text:p>Yakima WA (CBSA)</text:p>
          </table:table-cell>
          <table:table-cell office:value-type="float" office:value="14.6666666666667" calcext:value-type="float">
            <text:p>14.6666666667</text:p>
          </table:table-cell>
          <table:table-cell office:value-type="float" office:value="7.83333333333333" calcext:value-type="float">
            <text:p>7.8333333333</text:p>
          </table:table-cell>
          <table:table-cell table:formula="of:=VLOOKUP([.A692];[loc.A$1:.C$1048576];2;1)" office:value-type="float" office:value="46.602071" calcext:value-type="float">
            <text:p>46.602071</text:p>
          </table:table-cell>
          <table:table-cell table:formula="of:=VLOOKUP([.A692];[loc.A$1:.C$1048576];3;1)" office:value-type="float" office:value="-120.505899" calcext:value-type="float">
            <text:p>-120.505899</text:p>
          </table:table-cell>
        </table:table-row>
        <table:table-row table:style-name="ro1">
          <table:table-cell office:value-type="string" calcext:value-type="string">
            <text:p>Yakima-Pasco-Richland-Kennewick (DMA)</text:p>
          </table:table-cell>
          <table:table-cell office:value-type="float" office:value="38.5" calcext:value-type="float">
            <text:p>38.5</text:p>
          </table:table-cell>
          <table:table-cell office:value-type="float" office:value="7" calcext:value-type="float">
            <text:p>7</text:p>
          </table:table-cell>
          <table:table-cell table:formula="of:=VLOOKUP([.A693];[loc.A$1:.C$1048576];2;1)" office:value-type="float" office:value="46.45679" calcext:value-type="float">
            <text:p>46.45679</text:p>
          </table:table-cell>
          <table:table-cell table:formula="of:=VLOOKUP([.A693];[loc.A$1:.C$1048576];3;1)" office:value-type="float" office:value="-119.451483" calcext:value-type="float">
            <text:p>-119.451483</text:p>
          </table:table-cell>
        </table:table-row>
        <table:table-row table:style-name="ro1">
          <table:table-cell office:value-type="string" calcext:value-type="string">
            <text:p>Yankton SD (CBSA)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VLOOKUP([.A694];[loc.A$1:.C$1048576];2;1)" office:value-type="float" office:value="42.871109" calcext:value-type="float">
            <text:p>42.871109</text:p>
          </table:table-cell>
          <table:table-cell table:formula="of:=VLOOKUP([.A694];[loc.A$1:.C$1048576];3;1)" office:value-type="float" office:value="-97.397281" calcext:value-type="float">
            <text:p>-97.397281</text:p>
          </table:table-cell>
        </table:table-row>
        <table:table-row table:style-name="ro1">
          <table:table-cell office:value-type="string" calcext:value-type="string">
            <text:p>York-Hanover PA (CBSA)</text:p>
          </table:table-cell>
          <table:table-cell office:value-type="float" office:value="35.1538461538462" calcext:value-type="float">
            <text:p>35.1538461538</text:p>
          </table:table-cell>
          <table:table-cell office:value-type="float" office:value="9.07692307692308" calcext:value-type="float">
            <text:p>9.0769230769</text:p>
          </table:table-cell>
          <table:table-cell table:formula="of:=VLOOKUP([.A695];[loc.A$1:.C$1048576];2;1)" office:value-type="float" office:value="39.800655" calcext:value-type="float">
            <text:p>39.800655</text:p>
          </table:table-cell>
          <table:table-cell table:formula="of:=VLOOKUP([.A695];[loc.A$1:.C$1048576];3;1)" office:value-type="float" office:value="-76.983036" calcext:value-type="float">
            <text:p>-76.983036</text:p>
          </table:table-cell>
        </table:table-row>
        <table:table-row table:style-name="ro1">
          <table:table-cell office:value-type="string" calcext:value-type="string">
            <text:p>Youngstown-Warren-Boardman OH-PA (CBSA)</text:p>
          </table:table-cell>
          <table:table-cell office:value-type="float" office:value="24.1538461538462" calcext:value-type="float">
            <text:p>24.1538461538</text:p>
          </table:table-cell>
          <table:table-cell office:value-type="float" office:value="5.23076923076923" calcext:value-type="float">
            <text:p>5.2307692308</text:p>
          </table:table-cell>
          <table:table-cell table:formula="of:=VLOOKUP([.A696];[loc.A$1:.C$1048576];2;1)" office:value-type="float" office:value="41.079933" calcext:value-type="float">
            <text:p>41.079933</text:p>
          </table:table-cell>
          <table:table-cell table:formula="of:=VLOOKUP([.A696];[loc.A$1:.C$1048576];3;1)" office:value-type="float" office:value="-80.66321" calcext:value-type="float">
            <text:p>-80.66321</text:p>
          </table:table-cell>
        </table:table-row>
        <table:table-row table:style-name="ro1">
          <table:table-cell office:value-type="string" calcext:value-type="string">
            <text:p>Yuma AZ (CBSA)</text:p>
          </table:table-cell>
          <table:table-cell office:value-type="float" office:value="13.3333333333333" calcext:value-type="float">
            <text:p>13.3333333333</text:p>
          </table:table-cell>
          <table:table-cell office:value-type="float" office:value="7.33333333333333" calcext:value-type="float">
            <text:p>7.3333333333</text:p>
          </table:table-cell>
          <table:table-cell table:formula="of:=VLOOKUP([.A697];[loc.A$1:.C$1048576];2;1)" office:value-type="float" office:value="32.692651" calcext:value-type="float">
            <text:p>32.692651</text:p>
          </table:table-cell>
          <table:table-cell table:formula="of:=VLOOKUP([.A697];[loc.A$1:.C$1048576];3;1)" office:value-type="float" office:value="-114.627692" calcext:value-type="float">
            <text:p>-114.627692</text:p>
          </table:table-cell>
        </table:table-row>
        <table:table-row table:style-name="ro1">
          <table:table-cell office:value-type="string" calcext:value-type="string">
            <text:p>Yuma-El Centro (DMA)</text:p>
          </table:table-cell>
          <table:table-cell office:value-type="float" office:value="22.8461538461538" calcext:value-type="float">
            <text:p>22.8461538462</text:p>
          </table:table-cell>
          <table:table-cell office:value-type="float" office:value="7.76923076923077" calcext:value-type="float">
            <text:p>7.7692307692</text:p>
          </table:table-cell>
          <table:table-cell table:formula="of:=VLOOKUP([.A698];[loc.A$1:.C$1048576];2;1)" office:value-type="float" office:value="32.700749" calcext:value-type="float">
            <text:p>32.700749</text:p>
          </table:table-cell>
          <table:table-cell table:formula="of:=VLOOKUP([.A698];[loc.A$1:.C$1048576];3;1)" office:value-type="float" office:value="-114.526076" calcext:value-type="float">
            <text:p>-114.526076</text:p>
          </table:table-cell>
        </table:table-row>
        <table:table-row table:style-name="ro1">
          <table:table-cell office:value-type="string" calcext:value-type="string">
            <text:p>Zanesville (DMA)</text:p>
          </table:table-cell>
          <table:table-cell office:value-type="float" office:value="15.5" calcext:value-type="float">
            <text:p>15.5</text:p>
          </table:table-cell>
          <table:table-cell office:value-type="float" office:value="10.5" calcext:value-type="float">
            <text:p>10.5</text:p>
          </table:table-cell>
          <table:table-cell table:formula="of:=VLOOKUP([.A699];[loc.A$1:.C$1048576];2;1)" office:value-type="float" office:value="39.940345" calcext:value-type="float">
            <text:p>39.940345</text:p>
          </table:table-cell>
          <table:table-cell table:formula="of:=VLOOKUP([.A699];[loc.A$1:.C$1048576];3;1)" office:value-type="float" office:value="-82.013192" calcext:value-type="float">
            <text:p>-82.013192</text:p>
          </table:table-cell>
        </table:table-row>
        <table:table-row table:style-name="ro1">
          <table:table-cell office:value-type="string" calcext:value-type="string">
            <text:p>Zanesville OH (CBSA)</text:p>
          </table:table-cell>
          <table:table-cell office:value-type="float" office:value="13.3333333333333" calcext:value-type="float">
            <text:p>13.3333333333</text:p>
          </table:table-cell>
          <table:table-cell office:value-type="float" office:value="10.3333333333333" calcext:value-type="float">
            <text:p>10.3333333333</text:p>
          </table:table-cell>
          <table:table-cell table:formula="of:=VLOOKUP([.A700];[loc.A$1:.C$1048576];2;1)" office:value-type="float" office:value="39.940345" calcext:value-type="float">
            <text:p>39.940345</text:p>
          </table:table-cell>
          <table:table-cell table:formula="of:=VLOOKUP([.A700];[loc.A$1:.C$1048576];3;1)" office:value-type="float" office:value="-82.013192" calcext:value-type="float">
            <text:p>-82.013192</text:p>
          </table:table-cell>
        </table:table-row>
      </table:table>
      <table:named-expressions/>
      <table:database-ranges>
        <table:database-range table:name="__Anonymous_Sheet_DB__0" table:target-range-address="rates.A2:rates.C700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loc.A2:loc.C78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digit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digit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hil </meta:initial-creator>
    <meta:creation-date>2015-08-05T18:33:08.843072920</meta:creation-date>
    <dc:date>2015-08-05T18:37:10.436360805</dc:date>
    <dc:creator>Nikhil </dc:creator>
    <meta:editing-duration>PT4M</meta:editing-duration>
    <meta:editing-cycles>4</meta:editing-cycles>
    <meta:generator>LibreOffice/5.0.0.3$Linux_X86_64 LibreOffice_project/f79b5ba13f5e6cbad23f8038060e556217e66632</meta:generator>
    <meta:document-statistic meta:table-count="3" meta:cell-count="7949" meta:object-count="0"/>
  </office:meta>
</office:document-meta>
</file>